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Lucida Grande" svg:font-family="Lucida Grande" style:font-family-generic="system" style:font-pitch="variable"/>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office:font-face-decl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4923in" text:min-label-width="0.25in"/>
        <style:text-properties style:font-name="Times New Roman"/>
      </text:list-level-style-bullet>
      <text:list-level-style-bullet text:level="2" text:style-name="WW_CharLFO3LVL2" text:bullet-char="o">
        <style:list-level-properties text:space-before="0.9923in" text:min-label-width="0.25in"/>
        <style:text-properties style:font-name="Courier New"/>
      </text:list-level-style-bullet>
      <text:list-level-style-bullet text:level="3" text:style-name="WW_CharLFO3LVL3" text:bullet-char="">
        <style:list-level-properties text:space-before="1.4923in" text:min-label-width="0.25in"/>
        <style:text-properties style:font-name="Wingdings"/>
      </text:list-level-style-bullet>
      <text:list-level-style-bullet text:level="4" text:style-name="WW_CharLFO3LVL4" text:bullet-char="">
        <style:list-level-properties text:space-before="1.9923in" text:min-label-width="0.25in"/>
        <style:text-properties style:font-name="Symbol"/>
      </text:list-level-style-bullet>
      <text:list-level-style-bullet text:level="5" text:style-name="WW_CharLFO3LVL5" text:bullet-char="o">
        <style:list-level-properties text:space-before="2.4923in" text:min-label-width="0.25in"/>
        <style:text-properties style:font-name="Courier New"/>
      </text:list-level-style-bullet>
      <text:list-level-style-bullet text:level="6" text:style-name="WW_CharLFO3LVL6" text:bullet-char="">
        <style:list-level-properties text:space-before="2.9923in" text:min-label-width="0.25in"/>
        <style:text-properties style:font-name="Wingdings"/>
      </text:list-level-style-bullet>
      <text:list-level-style-bullet text:level="7" text:style-name="WW_CharLFO3LVL7" text:bullet-char="">
        <style:list-level-properties text:space-before="3.4923in" text:min-label-width="0.25in"/>
        <style:text-properties style:font-name="Symbol"/>
      </text:list-level-style-bullet>
      <text:list-level-style-bullet text:level="8" text:style-name="WW_CharLFO3LVL8" text:bullet-char="o">
        <style:list-level-properties text:space-before="3.9923in" text:min-label-width="0.25in"/>
        <style:text-properties style:font-name="Courier New"/>
      </text:list-level-style-bullet>
      <text:list-level-style-bullet text:level="9" text:style-name="WW_CharLFO3LVL9" text:bullet-char="">
        <style:list-level-properties text:space-before="4.4923in" text:min-label-width="0.25in"/>
        <style:text-properties style:font-name="Wingdings"/>
      </text:list-level-style-bullet>
    </text:list-style>
    <style:style style:name="P1" style:parent-style-name="term" style:master-page-name="MP0" style:family="paragraph">
      <style:paragraph-properties fo:break-before="page"/>
    </style:style>
    <style:style style:name="T4" style:parent-style-name="Policepardéfaut" style:family="text">
      <style:text-properties fo:text-transform="uppercase"/>
    </style:style>
    <style:style style:name="T5" style:parent-style-name="Policepardéfaut" style:family="text">
      <style:text-properties fo:font-style="italic" style:font-style-asian="italic"/>
    </style:style>
    <style:style style:name="TableColumn7" style:family="table-column">
      <style:table-column-properties style:column-width="2.9298in"/>
    </style:style>
    <style:style style:name="TableColumn8" style:family="table-column">
      <style:table-column-properties style:column-width="2.9298in"/>
    </style:style>
    <style:style style:name="Table6" style:family="table">
      <style:table-properties style:width="5.8597in" fo:margin-left="0in" table:align="left"/>
    </style:style>
    <style:style style:name="TableRow9" style:family="table-row">
      <style:table-row-properties/>
    </style:style>
    <style:style style:name="TableCell10" style:family="table-cell">
      <style:table-cell-properties fo:border="0.0069in solid #000000" fo:padding-top="0in" fo:padding-left="0.075in" fo:padding-bottom="0in" fo:padding-right="0.075in"/>
    </style:style>
    <style:style style:name="P11" style:parent-style-name="Normal" style:family="paragraph">
      <style:paragraph-properties fo:text-indent="0in"/>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paragraph-properties fo:text-indent="0in"/>
    </style:style>
    <style:style style:name="TableRow14" style:family="table-row">
      <style:table-row-properties/>
    </style:style>
    <style:style style:name="TableCell15" style:family="table-cell">
      <style:table-cell-properties fo:border="0.0069in solid #000000" fo:padding-top="0in" fo:padding-left="0.075in" fo:padding-bottom="0in" fo:padding-right="0.075in"/>
    </style:style>
    <style:style style:name="P16" style:parent-style-name="Normal" style:family="paragraph">
      <style:paragraph-properties fo:text-indent="0in"/>
    </style:style>
    <style:style style:name="TableCell17" style:family="table-cell">
      <style:table-cell-properties fo:border="0.0069in solid #000000" fo:padding-top="0in" fo:padding-left="0.075in" fo:padding-bottom="0in" fo:padding-right="0.075in"/>
    </style:style>
    <style:style style:name="P18" style:parent-style-name="Normal" style:family="paragraph">
      <style:paragraph-properties fo:text-indent="0in"/>
    </style:style>
    <style:style style:name="T19" style:parent-style-name="Policepardéfaut" style:family="text">
      <style:text-properties fo:text-transform="uppercase"/>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paragraph-properties fo:text-indent="0in"/>
    </style:style>
    <style:style style:name="T23" style:parent-style-name="Lienhypertexte" style:family="text">
      <style:text-properties style:use-window-font-color="true" style:text-underline-type="none"/>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text-indent="0in"/>
    </style:style>
    <style:style style:name="T26" style:parent-style-name="Policepardéfaut" style:family="text">
      <style:text-properties fo:text-transform="uppercase"/>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text-indent="0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indent="0in"/>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indent="0i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text-indent="0in"/>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text-indent="0in"/>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indent="0in"/>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indent="0in"/>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text-indent="0in"/>
    </style:style>
    <style:style style:name="P49" style:parent-style-name="Normal" style:family="paragraph">
      <style:paragraph-properties fo:text-indent="0in"/>
    </style:style>
    <style:style style:name="P50" style:parent-style-name="Normal" style:family="paragraph">
      <style:paragraph-properties fo:text-indent="0in"/>
    </style:style>
    <style:style style:name="P51" style:parent-style-name="Normal" style:family="paragraph">
      <style:paragraph-properties fo:text-indent="0in"/>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text-indent="0in"/>
    </style:style>
    <style:style style:name="T55" style:parent-style-name="Lienhypertexte" style:family="text">
      <style:text-properties style:use-window-font-color="true" style:text-underline-type="none"/>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start" fo:text-indent="0in"/>
    </style:style>
    <style:style style:name="T58" style:parent-style-name="Policepardéfaut" style:family="text">
      <style:text-properties style:font-name-asian="Times New Roman"/>
    </style:style>
    <style:style style:name="T59" style:parent-style-name="Policepardéfaut" style:family="text">
      <style:text-properties style:font-name="Wingdings" style:font-name-asian="Wingdings" style:font-name-complex="Wingdings"/>
    </style:style>
    <style:style style:name="T60" style:parent-style-name="Policepardéfaut" style:family="text">
      <style:text-properties style:font-name-asian="Times New Roman"/>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text-indent="0in">
        <style:tab-stops>
          <style:tab-stop style:type="left" style:position="1.8756in"/>
        </style:tab-stops>
      </style:paragraph-properties>
    </style:style>
    <style:style style:name="T64" style:parent-style-name="Lienhypertexte" style:family="text">
      <style:text-properties style:use-window-font-color="true" style:text-underline-type="none"/>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text-align="start" fo:line-height="100%" fo:text-indent="0in"/>
    </style:style>
    <style:style style:name="P67" style:parent-style-name="Titre2" style:family="paragraph"/>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style:font-size-complex="12pt"/>
    </style:style>
    <style:style style:name="T72" style:parent-style-name="Appelnotedebasdep." style:family="text">
      <style:text-properties style:font-size-complex="12pt"/>
    </style:style>
    <style:style style:name="T73" style:parent-style-name="Policepardéfaut" style:family="text">
      <style:text-properties style:font-size-complex="12pt"/>
    </style:style>
    <style:style style:name="T74" style:parent-style-name="Policepardéfaut" style:family="text">
      <style:text-properties fo:font-style="italic" style:font-style-asian="italic" style:font-size-complex="12pt"/>
    </style:style>
    <style:style style:name="T75" style:parent-style-name="Policepardéfaut" style:family="text">
      <style:text-properties style:font-size-complex="12pt"/>
    </style:style>
    <style:style style:name="T76" style:parent-style-name="Appelnotedebasdep." style:family="text">
      <style:text-properties style:font-size-complex="12pt"/>
    </style:style>
    <style:style style:name="T77" style:parent-style-name="Policepardéfaut" style:family="text">
      <style:text-properties fo:font-style="italic" style:font-style-asian="italic"/>
    </style:style>
    <style:style style:name="T78" style:parent-style-name="Policepardéfaut" style:family="text">
      <style:text-properties style:font-size-complex="12pt"/>
    </style:style>
    <style:style style:name="T79" style:parent-style-name="Policepardéfaut" style:family="text">
      <style:text-properties fo:font-style="italic" style:font-style-asian="italic"/>
    </style:style>
    <style:style style:name="T80" style:parent-style-name="Policepardéfaut" style:family="text">
      <style:text-properties style:font-size-complex="12pt"/>
    </style:style>
    <style:style style:name="T81" style:parent-style-name="Appelnotedebasdep." style:family="text">
      <style:text-properties style:font-size-complex="12pt"/>
    </style:style>
    <style:style style:name="T82" style:parent-style-name="Policepardéfaut" style:family="text">
      <style:text-properties fo:text-transform="uppercase"/>
    </style:style>
    <style:style style:name="T83" style:parent-style-name="Policepardéfaut" style:family="text">
      <style:text-properties style:font-size-complex="12pt"/>
    </style:style>
    <style:style style:name="T84" style:parent-style-name="Appelnotedebasdep." style:family="text">
      <style:text-properties style:font-size-complex="12pt"/>
    </style:style>
    <style:style style:name="T85" style:parent-style-name="Policepardéfaut" style:family="text">
      <style:text-properties style:text-position="super 65%"/>
    </style:style>
    <style:style style:name="T86" style:parent-style-name="Policepardéfaut" style:family="text">
      <style:text-properties fo:text-transform="uppercase"/>
    </style:style>
    <style:style style:name="T87" style:parent-style-name="Policepardéfaut" style:family="text">
      <style:text-properties fo:text-transform="uppercase"/>
    </style:style>
    <style:style style:name="T88" style:parent-style-name="Policepardéfaut" style:family="text">
      <style:text-properties style:font-size-complex="12pt"/>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text-transform="uppercase"/>
    </style:style>
    <style:style style:name="T98" style:parent-style-name="Policepardéfaut" style:family="text">
      <style:text-properties fo:font-style="italic" style:font-style-asian="italic"/>
    </style:style>
    <style:style style:name="P99" style:parent-style-name="Titre2" style:family="paragraph"/>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variant="small-caps"/>
    </style:style>
    <style:style style:name="T113" style:parent-style-name="Policepardéfaut" style:family="text">
      <style:text-properties style:font-name-asian="Cambria" style:font-size-complex="12pt"/>
    </style:style>
    <style:style style:name="T114" style:parent-style-name="Appelnotedebasdep." style:family="text">
      <style:text-properties style:font-name-asian="Cambria" style:font-size-complex="12pt"/>
    </style:style>
    <style:style style:name="T115" style:parent-style-name="Policepardéfaut" style:family="text">
      <style:text-properties style:font-name-asian="Cambria" style:font-size-complex="12pt"/>
    </style:style>
    <style:style style:name="P116" style:parent-style-name="Normal" style:family="paragraph">
      <style:paragraph-properties fo:text-indent="0.4916in"/>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style:font-name-asian="Cambria"/>
    </style:style>
    <style:style style:name="T120" style:parent-style-name="Policepardéfaut" style:family="text">
      <style:text-properties style:font-name-asian="Cambria" style:font-style-complex="italic"/>
    </style:style>
    <style:style style:name="T121" style:parent-style-name="Policepardéfaut" style:family="text">
      <style:text-properties style:font-name-asian="Cambria"/>
    </style:style>
    <style:style style:name="T122" style:parent-style-name="Policepardéfaut" style:family="text">
      <style:text-properties style:font-name-asian="Cambria" style:font-style-complex="italic"/>
    </style:style>
    <style:style style:name="T123" style:parent-style-name="Policepardéfaut" style:family="text">
      <style:text-properties style:font-name-asian="Cambria" fo:font-style="italic" style:font-style-asian="italic" style:font-style-complex="italic"/>
    </style:style>
    <style:style style:name="T124" style:parent-style-name="Policepardéfaut" style:family="text">
      <style:text-properties style:font-name-asian="Cambria"/>
    </style:style>
    <style:style style:name="T125" style:parent-style-name="Policepardéfaut" style:family="text">
      <style:text-properties style:font-name-asian="Cambria" fo:font-style="italic" style:font-style-asian="italic"/>
    </style:style>
    <style:style style:name="T126" style:parent-style-name="Policepardéfaut" style:family="text">
      <style:text-properties style:font-name-asian="Cambria"/>
    </style:style>
    <style:style style:name="T127" style:parent-style-name="Policepardéfaut" style:family="text">
      <style:text-properties style:font-name-asian="Cambria"/>
    </style:style>
    <style:style style:name="T128" style:parent-style-name="Policepardéfaut" style:family="text">
      <style:text-properties style:font-name-asian="Cambria"/>
    </style:style>
    <style:style style:name="T129" style:parent-style-name="Policepardéfaut" style:family="text">
      <style:text-properties style:font-style-complex="italic"/>
    </style:style>
    <style:style style:name="T130" style:parent-style-name="Policepardéfaut" style:family="text">
      <style:text-properties fo:font-style="italic" style:font-style-asian="italic" style:font-style-complex="italic"/>
    </style:style>
    <style:style style:name="T131" style:parent-style-name="Policepardéfaut" style:family="text">
      <style:text-properties style:font-name-asian="Cambria"/>
    </style:style>
    <style:style style:name="T132" style:parent-style-name="Policepardéfaut" style:family="text">
      <style:text-properties style:font-name-asian="Cambria" fo:font-style="italic" style:font-style-asian="italic"/>
    </style:style>
    <style:style style:name="T133" style:parent-style-name="Policepardéfaut" style:family="text">
      <style:text-properties style:font-name-asian="Cambria"/>
    </style:style>
    <style:style style:name="T134" style:parent-style-name="Policepardéfaut" style:family="text">
      <style:text-properties style:font-name-asian="Cambria"/>
    </style:style>
    <style:style style:name="T135" style:parent-style-name="Policepardéfaut" style:family="text">
      <style:text-properties style:font-name-asian="Cambria"/>
    </style:style>
    <style:style style:name="T136" style:parent-style-name="Policepardéfaut" style:family="text">
      <style:text-properties style:font-name-asian="Cambria" fo:font-style="italic" style:font-style-asian="italic"/>
    </style:style>
    <style:style style:name="T137" style:parent-style-name="Policepardéfaut" style:family="text">
      <style:text-properties style:font-name-asian="Cambria"/>
    </style:style>
    <style:style style:name="T138" style:parent-style-name="Policepardéfaut" style:family="text">
      <style:text-properties fo:font-style="italic" style:font-style-asian="italic"/>
    </style:style>
    <style:style style:name="T139" style:parent-style-name="Policepardéfaut" style:family="text">
      <style:text-properties style:font-weight-complex="bold"/>
    </style:style>
    <style:style style:name="T140" style:parent-style-name="Policepardéfaut" style:family="text">
      <style:text-properties style:font-name-asian="Cambria"/>
    </style:style>
    <style:style style:name="T141" style:parent-style-name="Policepardéfaut" style:family="text">
      <style:text-properties style:font-name-asian="Cambria" fo:font-style="italic" style:font-style-asian="italic"/>
    </style:style>
    <style:style style:name="T142" style:parent-style-name="Policepardéfaut" style:family="text">
      <style:text-properties style:font-name-asian="Cambria"/>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style:font-name-asian="Cambria"/>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style:text-position="super 63.6%" fo:language="fr" fo:country="FR"/>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language="es"/>
    </style:style>
    <style:style style:name="T169" style:parent-style-name="Policepardéfaut" style:family="text">
      <style:text-properties fo:font-style="italic" style:font-style-asian="italic" fo:language="es"/>
    </style:style>
    <style:style style:name="T170" style:parent-style-name="Policepardéfaut" style:family="text">
      <style:text-properties fo:language="es"/>
    </style:style>
    <style:style style:name="T171" style:parent-style-name="Policepardéfaut" style:family="text">
      <style:text-properties fo:font-style="italic" style:font-style-asian="italic" fo:language="es"/>
    </style:style>
    <style:style style:name="T172" style:parent-style-name="Policepardéfaut" style:family="text">
      <style:text-properties fo:language="es"/>
    </style:style>
    <style:style style:name="T173" style:parent-style-name="Policepardéfaut" style:family="text">
      <style:text-properties fo:font-style="italic" style:font-style-asian="italic" fo:language="es"/>
    </style:style>
    <style:style style:name="T174" style:parent-style-name="Policepardéfaut" style:family="text">
      <style:text-properties fo:language="es"/>
    </style:style>
    <style:style style:name="T175" style:parent-style-name="Policepardéfaut" style:family="text">
      <style:text-properties fo:font-style="italic" style:font-style-asian="italic" fo:language="es"/>
    </style:style>
    <style:style style:name="T176" style:parent-style-name="Policepardéfaut" style:family="text">
      <style:text-properties fo:language="es"/>
    </style:style>
    <style:style style:name="T177" style:parent-style-name="Appelnotedebasdep." style:family="text">
      <style:text-properties fo:language="es"/>
    </style:style>
    <style:style style:name="T178" style:parent-style-name="Policepardéfaut" style:family="text">
      <style:text-properties fo:language="es"/>
    </style:style>
    <style:style style:name="T179" style:parent-style-name="Policepardéfaut" style:family="text">
      <style:text-properties fo:font-style="italic" style:font-style-asian="italic" fo:language="es"/>
    </style:style>
    <style:style style:name="T180" style:parent-style-name="Policepardéfaut" style:family="text">
      <style:text-properties fo:language="es"/>
    </style:style>
    <style:style style:name="T181" style:parent-style-name="Policepardéfaut" style:family="text">
      <style:text-properties fo:language="es"/>
    </style:style>
    <style:style style:name="T182" style:parent-style-name="Policepardéfaut" style:family="text">
      <style:text-properties fo:font-style="italic" style:font-style-asian="italic" fo:language="es"/>
    </style:style>
    <style:style style:name="T183" style:parent-style-name="Policepardéfaut" style:family="text">
      <style:text-properties fo:language="es"/>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P193" style:parent-style-name="quote" style:family="paragraph">
      <style:paragraph-properties fo:margin-bottom="0.1388in" fo:margin-left="0in" fo:margin-right="0in">
        <style:tab-stops>
          <style:tab-stop style:type="left" style:position="0.0986in"/>
        </style:tab-stops>
      </style:paragraph-properties>
    </style:style>
    <style:style style:name="T194" style:parent-style-name="Policepardéfaut" style:family="text">
      <style:text-properties fo:font-size="10pt" style:font-size-asian="10pt" style:font-size-complex="10pt"/>
    </style:style>
    <style:style style:name="T195" style:parent-style-name="Policepardéfaut" style:family="text">
      <style:text-properties fo:font-style="italic" style:font-style-asian="italic" fo:font-size="10pt" style:font-size-asian="10pt" style:font-size-complex="10pt"/>
    </style:style>
    <style:style style:name="T196" style:parent-style-name="Policepardéfaut" style:family="text">
      <style:text-properties fo:font-size="10pt" style:font-size-asian="10pt" style:font-size-complex="10pt"/>
    </style:style>
    <style:style style:name="T197" style:parent-style-name="Policepardéfaut" style:family="text">
      <style:text-properties fo:font-style="italic" style:font-style-asian="italic" fo:font-size="10pt" style:font-size-asian="10pt" style:font-size-complex="10pt"/>
    </style:style>
    <style:style style:name="T198" style:parent-style-name="Policepardéfaut" style:family="text">
      <style:text-properties fo:font-size="10pt" style:font-size-asian="10pt" style:font-size-complex="10pt"/>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P202" style:parent-style-name="Normal" style:family="paragraph">
      <style:paragraph-properties fo:text-indent="0.4916in"/>
    </style:style>
    <style:style style:name="P203" style:parent-style-name="Titre2" style:family="paragraph">
      <style:paragraph-properties fo:text-indent="0in"/>
    </style:style>
    <style:style style:name="T204" style:parent-style-name="Policepardéfaut" style:family="text">
      <style:text-properties style:font-size-complex="12pt"/>
    </style:style>
    <style:style style:name="T205" style:parent-style-name="Policepardéfaut" style:family="text">
      <style:text-properties fo:font-style="italic" style:font-style-asian="italic" style:font-size-complex="12pt"/>
    </style:style>
    <style:style style:name="T206" style:parent-style-name="Policepardéfaut" style:family="text">
      <style:text-properties style:font-size-complex="12pt"/>
    </style:style>
    <style:style style:name="P207" style:parent-style-name="Normal" style:family="paragraph">
      <style:paragraph-properties fo:line-height="100%" fo:margin-left="0.5909in" fo:text-indent="0in">
        <style:tab-stops/>
      </style:paragraph-properties>
    </style:style>
    <style:style style:name="T208" style:parent-style-name="Policepardéfaut" style:family="text">
      <style:text-properties fo:font-style="italic" style:font-style-asian="italic"/>
    </style:style>
    <style:style style:name="T209" style:parent-style-name="Policepardéfaut" style:family="text">
      <style:text-properties style:font-size-complex="12pt"/>
    </style:style>
    <style:style style:name="T210" style:parent-style-name="Policepardéfaut" style:family="text">
      <style:text-properties style:font-size-complex="12pt"/>
    </style:style>
    <style:style style:name="T211" style:parent-style-name="Policepardéfaut" style:family="text">
      <style:text-properties style:font-size-complex="12pt"/>
    </style:style>
    <style:style style:name="T212" style:parent-style-name="Policepardéfaut" style:family="text">
      <style:text-properties fo:text-transform="uppercase" style:text-position="super 63.6%"/>
    </style:style>
    <style:style style:name="T213" style:parent-style-name="Policepardéfaut" style:family="text">
      <style:text-properties style:font-size-complex="12pt"/>
    </style:style>
    <style:style style:name="T214" style:parent-style-name="Appelnotedebasdep." style:family="text">
      <style:text-properties style:font-size-complex="12pt"/>
    </style:style>
    <style:style style:name="T215" style:parent-style-name="Policepardéfaut" style:family="text">
      <style:text-properties fo:font-style="italic" style:font-style-asian="italic"/>
    </style:style>
    <style:style style:name="T216" style:parent-style-name="Policepardéfaut" style:family="text">
      <style:text-properties style:font-size-complex="12pt"/>
    </style:style>
    <style:style style:name="T217" style:parent-style-name="Policepardéfaut" style:family="text">
      <style:text-properties style:font-size-complex="12pt"/>
    </style:style>
    <style:style style:name="T218" style:parent-style-name="Policepardéfaut" style:family="text">
      <style:text-properties fo:font-style="italic" style:font-style-asian="italic" style:font-size-complex="12pt"/>
    </style:style>
    <style:style style:name="T219" style:parent-style-name="Policepardéfaut" style:family="text">
      <style:text-properties style:font-size-complex="12pt"/>
    </style:style>
    <style:style style:name="T220" style:parent-style-name="Policepardéfaut" style:family="text">
      <style:text-properties fo:font-style="italic" style:font-style-asian="italic" style:font-size-complex="12pt"/>
    </style:style>
    <style:style style:name="T221" style:parent-style-name="Appelnotedebasdep." style:family="text">
      <style:text-properties style:font-size-complex="12pt"/>
    </style:style>
    <style:style style:name="P222" style:parent-style-name="Normal" style:family="paragraph">
      <style:paragraph-properties fo:line-height="100%" fo:text-indent="0in"/>
    </style:style>
    <style:style style:name="T223" style:parent-style-name="Policepardéfaut" style:family="text">
      <style:text-properties fo:font-size="10pt" style:font-size-asian="10pt" style:font-size-complex="10pt"/>
    </style:style>
    <style:style style:name="T224" style:parent-style-name="Policepardéfaut" style:family="text">
      <style:text-properties fo:font-style="italic" style:font-style-asian="italic" fo:font-size="10pt" style:font-size-asian="10pt" style:font-size-complex="10pt"/>
    </style:style>
    <style:style style:name="T225" style:parent-style-name="Policepardéfaut" style:family="text">
      <style:text-properties fo:font-size="10pt" style:font-size-asian="10pt" style:font-size-complex="10pt"/>
    </style:style>
    <style:style style:name="T226" style:parent-style-name="Policepardéfaut" style:family="text">
      <style:text-properties fo:text-transform="uppercase" fo:font-size="10pt" style:font-size-asian="10pt" style:font-size-complex="10pt"/>
    </style:style>
    <style:style style:name="T227" style:parent-style-name="Policepardéfaut" style:family="text">
      <style:text-properties fo:font-size="10pt" style:font-size-asian="10pt" style:font-size-complex="10pt"/>
    </style:style>
    <style:style style:name="T228" style:parent-style-name="Policepardéfaut" style:family="text">
      <style:text-properties style:font-size-complex="12pt"/>
    </style:style>
    <style:style style:name="T229" style:parent-style-name="Policepardéfaut" style:family="text">
      <style:text-properties style:font-size-complex="12pt"/>
    </style:style>
    <style:style style:name="T230" style:parent-style-name="Policepardéfaut" style:family="text">
      <style:text-properties fo:font-style="italic" style:font-style-asian="italic" style:font-size-complex="12pt"/>
    </style:style>
    <style:style style:name="T231" style:parent-style-name="Policepardéfaut" style:family="text">
      <style:text-properties style:font-size-complex="12pt"/>
    </style:style>
    <style:style style:name="T232" style:parent-style-name="Policepardéfaut" style:family="text">
      <style:text-properties style:font-size-complex="12pt"/>
    </style:style>
    <style:style style:name="T233" style:parent-style-name="Policepardéfaut" style:family="text">
      <style:text-properties fo:font-style="italic" style:font-style-asian="italic" style:font-size-complex="12pt"/>
    </style:style>
    <style:style style:name="T234" style:parent-style-name="Policepardéfaut" style:family="text">
      <style:text-properties style:font-size-complex="12pt"/>
    </style:style>
    <style:style style:name="T235" style:parent-style-name="Policepardéfaut" style:family="text">
      <style:text-properties fo:font-style="italic" style:font-style-asian="italic" style:font-size-complex="12pt"/>
    </style:style>
    <style:style style:name="T236" style:parent-style-name="Policepardéfaut" style:family="text">
      <style:text-properties style:font-size-complex="12pt"/>
    </style:style>
    <style:style style:name="T237" style:parent-style-name="Policepardéfaut" style:family="text">
      <style:text-properties style:font-size-complex="12pt"/>
    </style:style>
    <style:style style:name="T238" style:parent-style-name="Policepardéfaut" style:family="text">
      <style:text-properties style:font-size-complex="12pt"/>
    </style:style>
    <style:style style:name="T239" style:parent-style-name="Policepardéfaut" style:family="text">
      <style:text-properties style:font-size-complex="12pt"/>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P244" style:parent-style-name="Normal" style:family="paragraph">
      <style:paragraph-properties fo:line-height="100%" fo:margin-left="0.7875in" fo:text-indent="0in">
        <style:tab-stops/>
      </style:paragraph-properties>
    </style:style>
    <style:style style:name="P245" style:parent-style-name="Normal" style:family="paragraph">
      <style:paragraph-properties fo:text-indent="0in"/>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style:font-size-complex="12pt"/>
    </style:style>
    <style:style style:name="T255" style:parent-style-name="Policepardéfaut" style:family="text">
      <style:text-properties fo:font-style="italic" style:font-style-asian="italic" style:font-size-complex="12pt"/>
    </style:style>
    <style:style style:name="T256" style:parent-style-name="Policepardéfaut" style:family="text">
      <style:text-properties style:font-size-complex="12pt"/>
    </style:style>
    <style:style style:name="T257" style:parent-style-name="Policepardéfaut" style:family="text">
      <style:text-properties fo:font-style="italic" style:font-style-asian="italic" style:font-size-complex="12pt"/>
    </style:style>
    <style:style style:name="T258" style:parent-style-name="Policepardéfaut" style:family="text">
      <style:text-properties style:font-size-complex="12pt"/>
    </style:style>
    <style:style style:name="T259" style:parent-style-name="Policepardéfaut" style:family="text">
      <style:text-properties fo:font-style="italic" style:font-style-asian="italic" style:font-size-complex="12pt"/>
    </style:style>
    <style:style style:name="T260" style:parent-style-name="Policepardéfaut" style:family="text">
      <style:text-properties style:font-size-complex="12pt"/>
    </style:style>
    <style:style style:name="T261" style:parent-style-name="Policepardéfaut" style:family="text">
      <style:text-properties fo:font-style="italic" style:font-style-asian="italic" style:font-size-complex="12pt"/>
    </style:style>
    <style:style style:name="T262" style:parent-style-name="Policepardéfaut" style:family="text">
      <style:text-properties style:font-size-complex="12pt"/>
    </style:style>
    <style:style style:name="T263" style:parent-style-name="Policepardéfaut" style:family="text">
      <style:text-properties style:font-size-complex="12pt"/>
    </style:style>
    <style:style style:name="T264" style:parent-style-name="Policepardéfaut" style:family="text">
      <style:text-properties fo:font-style="italic" style:font-style-asian="italic" style:font-size-complex="12pt"/>
    </style:style>
    <style:style style:name="T265" style:parent-style-name="Policepardéfaut" style:family="text">
      <style:text-properties style:font-size-complex="12pt"/>
    </style:style>
    <style:style style:name="T266" style:parent-style-name="Appelnotedebasdep." style:family="text">
      <style:text-properties style:font-size-complex="12pt"/>
    </style:style>
    <style:style style:name="T267" style:parent-style-name="Policepardéfaut" style:family="text">
      <style:text-properties fo:font-style="italic" style:font-style-asian="italic"/>
    </style:style>
    <style:style style:name="T268" style:parent-style-name="Policepardéfaut" style:family="text">
      <style:text-properties style:font-size-complex="12pt"/>
    </style:style>
    <style:style style:name="T269" style:parent-style-name="Appelnotedebasdep." style:family="text">
      <style:text-properties style:font-size-complex="12pt"/>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style:style>
    <style:style style:name="T272" style:parent-style-name="Policepardéfaut" style:family="text">
      <style:text-properties style:font-size-complex="12pt"/>
    </style:style>
    <style:style style:name="T273" style:parent-style-name="Policepardéfaut" style:family="text">
      <style:text-properties fo:font-style="italic" style:font-style-asian="italic" style:font-size-complex="12pt"/>
    </style:style>
    <style:style style:name="T274" style:parent-style-name="Policepardéfaut" style:family="text">
      <style:text-properties style:font-size-complex="12pt"/>
    </style:style>
    <style:style style:name="T275" style:parent-style-name="Policepardéfaut" style:family="text">
      <style:text-properties fo:font-style="italic" style:font-style-asian="italic" style:font-size-complex="12pt"/>
    </style:style>
    <style:style style:name="T276" style:parent-style-name="Policepardéfaut" style:family="text">
      <style:text-properties style:font-size-complex="12pt"/>
    </style:style>
    <style:style style:name="P277" style:parent-style-name="Normal" style:family="paragraph">
      <style:paragraph-properties fo:line-height="100%" fo:margin-left="0.7875in" fo:text-indent="0in">
        <style:tab-stops/>
      </style:paragraph-properties>
    </style:style>
    <style:style style:name="P278" style:parent-style-name="Normal" style:family="paragraph">
      <style:paragraph-properties fo:text-indent="0in"/>
    </style:style>
    <style:style style:name="T279" style:parent-style-name="Policepardéfaut" style:family="text">
      <style:text-properties style:font-size-complex="12pt"/>
    </style:style>
    <style:style style:name="T280" style:parent-style-name="Policepardéfaut" style:family="text">
      <style:text-properties fo:font-style="italic" style:font-style-asian="italic" style:font-size-complex="12pt"/>
    </style:style>
    <style:style style:name="T281" style:parent-style-name="Policepardéfaut" style:family="text">
      <style:text-properties style:font-size-complex="12pt"/>
    </style:style>
    <style:style style:name="T282" style:parent-style-name="Policepardéfaut" style:family="text">
      <style:text-properties style:font-size-complex="12pt"/>
    </style:style>
    <style:style style:name="T283" style:parent-style-name="Policepardéfaut" style:family="text">
      <style:text-properties fo:font-style="italic" style:font-style-asian="italic" style:font-size-complex="12pt"/>
    </style:style>
    <style:style style:name="T284" style:parent-style-name="Policepardéfaut" style:family="text">
      <style:text-properties style:font-size-complex="12pt"/>
    </style:style>
    <style:style style:name="T285" style:parent-style-name="Policepardéfaut" style:family="text">
      <style:text-properties style:font-size-complex="12pt"/>
    </style:style>
    <style:style style:name="T286" style:parent-style-name="Policepardéfaut" style:family="text">
      <style:text-properties fo:font-style="italic" style:font-style-asian="italic" style:font-size-complex="12pt"/>
    </style:style>
    <style:style style:name="T287" style:parent-style-name="Policepardéfaut" style:family="text">
      <style:text-properties style:font-size-complex="12pt"/>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weight="bold" style:font-weight-asian="bold"/>
    </style:style>
    <style:style style:name="T297" style:parent-style-name="Policepardéfaut" style:family="text">
      <style:text-properties style:font-weight-complex="bold"/>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P300" style:parent-style-name="Normal" style:family="paragraph">
      <style:paragraph-properties fo:text-indent="0.4916in"/>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P304" style:parent-style-name="Normal" style:family="paragraph">
      <style:paragraph-properties fo:text-indent="0.4916in"/>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P307" style:parent-style-name="Titre2" style:family="paragraph"/>
    <style:style style:name="T308" style:parent-style-name="Policepardéfaut" style:family="text">
      <style:text-properties fo:font-style="normal" style:font-style-asian="normal"/>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language="fr" fo:country="FR"/>
    </style:style>
    <style:style style:name="T315" style:parent-style-name="Accentuation" style:family="text">
      <style:text-properties fo:language="fr" fo:country="FR"/>
    </style:style>
    <style:style style:name="T316" style:parent-style-name="Policepardéfaut" style:family="text">
      <style:text-properties fo:language="fr" fo:country="FR"/>
    </style:style>
    <style:style style:name="T317" style:parent-style-name="Accentuation" style:family="text">
      <style:text-properties fo:language="fr" fo:country="FR"/>
    </style:style>
    <style:style style:name="T318" style:parent-style-name="Policepardéfaut" style:family="text">
      <style:text-properties fo:language="fr" fo:country="FR"/>
    </style:style>
    <style:style style:name="T319" style:parent-style-name="Accentuation" style:family="text">
      <style:text-properties fo:language="fr" fo:country="FR"/>
    </style:style>
    <style:style style:name="T320" style:parent-style-name="Policepardéfaut" style:family="text">
      <style:text-properties fo:language="fr" fo:country="FR"/>
    </style:style>
    <style:style style:name="T321" style:parent-style-name="Accentuation" style:family="text">
      <style:text-properties fo:language="fr" fo:country="FR"/>
    </style:style>
    <style:style style:name="T322" style:parent-style-name="Policepardéfaut" style:family="text">
      <style:text-properties fo:language="fr" fo:country="FR"/>
    </style:style>
    <style:style style:name="T323" style:parent-style-name="Accentuation" style:family="text">
      <style:text-properties fo:language="fr" fo:country="FR"/>
    </style:style>
    <style:style style:name="T324" style:parent-style-name="Policepardéfaut" style:family="text">
      <style:text-properties fo:language="fr" fo:country="FR"/>
    </style:style>
    <style:style style:name="T325" style:parent-style-name="Policepardéfaut" style:family="text">
      <style:text-properties fo:font-style="italic" style:font-style-asian="italic"/>
    </style:style>
    <style:style style:name="T326" style:parent-style-name="quote.c" style:family="text">
      <style:text-properties style:use-window-font-color="true"/>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language="es"/>
    </style:style>
    <style:style style:name="T339" style:parent-style-name="Policepardéfaut" style:family="text">
      <style:text-properties fo:language="es"/>
    </style:style>
    <style:style style:name="T340" style:parent-style-name="Policepardéfaut" style:family="text">
      <style:text-properties fo:font-style="italic" style:font-style-asian="italic" fo:language="es"/>
    </style:style>
    <style:style style:name="T341" style:parent-style-name="Policepardéfaut" style:family="text">
      <style:text-properties fo:language="es"/>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P354" style:parent-style-name="Paragraphedeliste" style:family="paragraph">
      <style:paragraph-properties fo:margin-left="0.3937in" fo:text-indent="-0.3937in">
        <style:tab-stops/>
      </style:paragraph-properties>
    </style:style>
    <style:style style:name="T355" style:parent-style-name="Policepardéfaut" style:family="text">
      <style:text-properties fo:text-transform="uppercase"/>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P359" style:parent-style-name="Paragraphedeliste" style:family="paragraph">
      <style:paragraph-properties fo:margin-left="0.3937in" fo:text-indent="-0.3937in">
        <style:tab-stops/>
      </style:paragraph-properties>
    </style:style>
    <style:style style:name="T360" style:parent-style-name="Policepardéfaut" style:family="text">
      <style:text-properties fo:text-transform="uppercase"/>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fo:language="es"/>
    </style:style>
    <style:style style:name="T364" style:parent-style-name="Policepardéfaut" style:family="text">
      <style:text-properties fo:font-style="italic" style:font-style-asian="italic"/>
    </style:style>
    <style:style style:name="T365" style:parent-style-name="Policepardéfaut" style:family="text">
      <style:text-properties fo:language="es"/>
    </style:style>
    <style:style style:name="P366" style:parent-style-name="Paragraphedeliste" style:family="paragraph">
      <style:paragraph-properties fo:margin-left="0.3937in" fo:text-indent="-0.3937in">
        <style:tab-stops/>
      </style:paragraph-properties>
    </style:style>
    <style:style style:name="T367" style:parent-style-name="Policepardéfaut" style:family="text">
      <style:text-properties fo:text-transform="uppercase"/>
    </style:style>
    <style:style style:name="T368" style:parent-style-name="Policepardéfaut" style:family="text">
      <style:text-properties fo:text-transform="uppercase"/>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style:language-asian="es" style:country-asian="ES"/>
    </style:style>
    <style:style style:name="T372" style:parent-style-name="Policepardéfaut" style:family="text">
      <style:text-properties style:language-asian="es" style:country-asian="ES"/>
    </style:style>
    <style:style style:name="T373" style:parent-style-name="Policepardéfaut" style:family="text">
      <style:text-properties fo:font-style="italic" style:font-style-asian="italic"/>
    </style:style>
    <style:style style:name="T374" style:parent-style-name="Appelnotedebasdep." style:family="text">
      <style:text-properties style:language-asian="es" style:country-asian="ES"/>
    </style:style>
    <style:style style:name="T375" style:parent-style-name="Policepardéfaut" style:family="text">
      <style:text-properties fo:text-transform="uppercase"/>
    </style:style>
    <style:style style:name="T376" style:parent-style-name="Policepardéfaut" style:family="text">
      <style:text-properties style:language-asian="es" style:country-asian="ES"/>
    </style:style>
    <style:style style:name="P377" style:parent-style-name="Paragraphedeliste" style:family="paragraph">
      <style:paragraph-properties fo:margin-left="0.3937in" fo:text-indent="-0.3937in">
        <style:tab-stops/>
      </style:paragraph-properties>
    </style:style>
    <style:style style:name="T378" style:parent-style-name="Policepardéfaut" style:family="text">
      <style:text-properties fo:text-transform="uppercase"/>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P382" style:parent-style-name="Paragraphedeliste" style:family="paragraph">
      <style:paragraph-properties fo:margin-left="0.3937in" fo:text-indent="-0.3937in">
        <style:tab-stops/>
      </style:paragraph-properties>
    </style:style>
    <style:style style:name="T383" style:parent-style-name="Policepardéfaut" style:family="text">
      <style:text-properties fo:text-transform="uppercase"/>
    </style:style>
    <style:style style:name="T384" style:parent-style-name="Policepardéfaut" style:family="text">
      <style:text-properties style:font-name-asian="Times New Roman" fo:font-style="italic" style:font-style-asian="italic"/>
    </style:style>
    <style:style style:name="T385" style:parent-style-name="Policepardéfaut" style:family="text">
      <style:text-properties style:language-asian="es" style:country-asian="ES"/>
    </style:style>
    <style:style style:name="T386" style:parent-style-name="Policepardéfaut" style:family="text">
      <style:text-properties style:font-name-asian="Times New Roman" fo:font-style="italic" style:font-style-asian="italic"/>
    </style:style>
    <style:style style:name="T387" style:parent-style-name="Policepardéfaut" style:family="text">
      <style:text-properties style:font-name-asian="Times New Roman"/>
    </style:style>
    <style:style style:name="T388" style:parent-style-name="Policepardéfaut" style:family="text">
      <style:text-properties style:font-name-asian="Times New Roman" fo:font-style="italic" style:font-style-asian="italic"/>
    </style:style>
    <style:style style:name="T389" style:parent-style-name="Policepardéfaut" style:family="text">
      <style:text-properties style:font-name-asian="Times New Roman"/>
    </style:style>
    <style:style style:name="T390" style:parent-style-name="Policepardéfaut" style:family="text">
      <style:text-properties fo:font-style="italic" style:font-style-asian="italic"/>
    </style:style>
    <style:style style:name="P391" style:parent-style-name="Paragraphedeliste" style:family="paragraph">
      <style:paragraph-properties fo:margin-left="0.3937in" fo:text-indent="-0.3937in">
        <style:tab-stops/>
      </style:paragraph-properties>
    </style:style>
    <style:style style:name="T392" style:parent-style-name="Policepardéfaut" style:family="text">
      <style:text-properties fo:text-transform="uppercase"/>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P395" style:parent-style-name="Paragraphedeliste" style:family="paragraph">
      <style:paragraph-properties fo:margin-left="0.3937in" fo:text-indent="-0.3937in">
        <style:tab-stops/>
      </style:paragraph-properties>
    </style:style>
    <style:style style:name="T396" style:parent-style-name="Policepardéfaut" style:family="text">
      <style:text-properties fo:text-transform="uppercase"/>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P403" style:parent-style-name="Normal" style:family="paragraph">
      <style:paragraph-properties fo:text-indent="0.4916in"/>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P417" style:parent-style-name="Normal" style:family="paragraph">
      <style:paragraph-properties fo:text-indent="0.4916in"/>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fo:font-style="italic" style:font-style-asian="italic"/>
    </style:style>
    <style:style style:name="P424" style:parent-style-name="Normal" style:family="paragraph">
      <style:paragraph-properties fo:text-indent="0.4916in"/>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T429" style:parent-style-name="Policepardéfaut" style:family="text">
      <style:text-properties fo:font-style="italic" style:font-style-asian="italic"/>
    </style:style>
    <style:style style:name="T430" style:parent-style-name="Policepardéfaut" style:family="text">
      <style:text-properties fo:font-style="italic" style:font-style-asian="italic"/>
    </style:style>
    <style:style style:name="T431" style:parent-style-name="Policepardéfaut" style:family="text">
      <style:text-properties fo:font-style="italic" style:font-style-asian="italic"/>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language="es"/>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P491" style:parent-style-name="Normal" style:family="paragraph">
      <style:paragraph-properties fo:text-indent="0.4916in"/>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Titre2Car" style:family="text">
      <style:text-properties fo:font-weight="bold" style:font-weight-asian="bold" style:font-weight-complex="bold" fo:font-style="italic" style:font-style-asian="italic" style:font-style-complex="italic"/>
    </style:style>
    <style:style style:name="T529" style:parent-style-name="Titre2Car" style:family="text">
      <style:text-properties fo:font-weight="bold" style:font-weight-asian="bold" style:font-weight-complex="bold" fo:font-style="italic" style:font-style-asian="italic" style:font-style-complex="italic"/>
    </style:style>
    <style:style style:name="T530" style:parent-style-name="Policepardéfaut" style:family="text">
      <style:text-properties fo:font-style="italic" style:font-style-asian="italic"/>
    </style:style>
    <style:style style:name="T531" style:parent-style-name="Policepardéfaut" style:family="text">
      <style:text-properties fo:language="en" fo:country="US"/>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Policepardéfaut" style:family="text">
      <style:text-properties fo:language="en" fo:country="US"/>
    </style:style>
    <style:style style:name="T535" style:parent-style-name="Policepardéfaut" style:family="text">
      <style:text-properties fo:font-style="italic" style:font-style-asian="italic" fo:language="en" fo:country="US"/>
    </style:style>
    <style:style style:name="T536" style:parent-style-name="Policepardéfaut" style:family="text">
      <style:text-properties fo:language="en" fo:country="US"/>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P546" style:parent-style-name="Normal" style:family="paragraph">
      <style:paragraph-properties fo:line-height="100%" fo:text-indent="0in"/>
    </style:style>
    <style:style style:name="T547" style:parent-style-name="Policepardéfaut" style:family="text">
      <style:text-properties fo:font-size="10pt" style:font-size-asian="10pt" style:font-size-complex="10pt"/>
    </style:style>
    <style:style style:name="T548" style:parent-style-name="Policepardéfaut" style:family="text">
      <style:text-properties fo:font-style="italic" style:font-style-asian="italic" fo:font-size="10pt" style:font-size-asian="10pt" style:font-size-complex="10pt"/>
    </style:style>
    <style:style style:name="T549" style:parent-style-name="Policepardéfaut" style:family="text">
      <style:text-properties fo:font-size="10pt" style:font-size-asian="10pt" style:font-size-complex="10pt"/>
    </style:style>
    <style:style style:name="T550" style:parent-style-name="Policepardéfaut" style:family="text">
      <style:text-properties fo:font-style="italic" style:font-style-asian="italic" fo:font-size="10pt" style:font-size-asian="10pt" style:font-size-complex="10pt"/>
    </style:style>
    <style:style style:name="T551" style:parent-style-name="Policepardéfaut" style:family="text">
      <style:text-properties fo:font-size="10pt" style:font-size-asian="10pt" style:font-size-complex="10pt"/>
    </style:style>
    <style:style style:name="P552" style:parent-style-name="Normal" style:family="paragraph">
      <style:paragraph-properties fo:line-height="100%" fo:margin-left="0.4923in" fo:text-indent="0in">
        <style:tab-stops/>
      </style:paragraph-properties>
    </style:style>
    <style:style style:name="T553" style:parent-style-name="Policepardéfaut" style:family="text">
      <style:text-properties fo:font-style="italic" style:font-style-asian="italic" fo:font-size="10pt" style:font-size-asian="10pt" style:font-size-complex="10pt"/>
    </style:style>
    <style:style style:name="T554" style:parent-style-name="Policepardéfaut" style:family="text">
      <style:text-properties fo:font-size="10pt" style:font-size-asian="10pt" style:font-size-complex="10pt"/>
    </style:style>
    <style:style style:name="T555" style:parent-style-name="Policepardéfaut" style:family="text">
      <style:text-properties fo:font-style="italic" style:font-style-asian="italic" fo:font-size="10pt" style:font-size-asian="10pt" style:font-size-complex="10pt"/>
    </style:style>
    <style:style style:name="T556" style:parent-style-name="Policepardéfaut" style:family="text">
      <style:text-properties fo:font-size="10pt" style:font-size-asian="10pt" style:font-size-complex="10pt"/>
    </style:style>
    <style:style style:name="T557" style:parent-style-name="Policepardéfaut" style:family="text">
      <style:text-properties fo:font-style="italic" style:font-style-asian="italic" fo:font-size="10pt" style:font-size-asian="10pt" style:font-size-complex="10pt"/>
    </style:style>
    <style:style style:name="T558" style:parent-style-name="Policepardéfaut" style:family="text">
      <style:text-properties fo:font-size="10pt" style:font-size-asian="10pt" style:font-size-complex="10pt"/>
    </style:style>
    <style:style style:name="T559" style:parent-style-name="Policepardéfaut" style:family="text">
      <style:text-properties fo:font-style="italic" style:font-style-asian="italic" fo:font-size="10pt" style:font-size-asian="10pt" style:font-size-complex="10pt"/>
    </style:style>
    <style:style style:name="T560" style:parent-style-name="Policepardéfaut" style:family="text">
      <style:text-properties fo:font-size="10pt" style:font-size-asian="10pt" style:font-size-complex="10pt"/>
    </style:style>
    <style:style style:name="T561" style:parent-style-name="Policepardéfaut" style:family="text">
      <style:text-properties fo:font-style="italic" style:font-style-asian="italic" fo:color="#FF0000" fo:font-size="10pt" style:font-size-asian="10pt" style:font-size-complex="10pt"/>
    </style:style>
    <style:style style:name="T562" style:parent-style-name="Policepardéfaut" style:family="text">
      <style:text-properties fo:font-style="italic" style:font-style-asian="italic" fo:font-size="10pt" style:font-size-asian="10pt" style:font-size-complex="10pt"/>
    </style:style>
    <style:style style:name="P563" style:parent-style-name="Normal" style:family="paragraph">
      <style:paragraph-properties fo:line-height="100%" fo:text-indent="0in"/>
      <style:text-properties fo:font-size="10pt" style:font-size-asian="10pt" style:font-size-complex="10pt"/>
    </style:style>
    <style:style style:name="P564" style:parent-style-name="Normal" style:family="paragraph">
      <style:paragraph-properties fo:line-height="100%" fo:margin-left="0.4923in" fo:text-indent="0in">
        <style:tab-stops/>
      </style:paragraph-properties>
    </style:style>
    <style:style style:name="T565" style:parent-style-name="Policepardéfaut" style:family="text">
      <style:text-properties fo:font-style="italic" style:font-style-asian="italic" fo:font-size="10pt" style:font-size-asian="10pt" style:font-size-complex="10pt" fo:language="fr" fo:country="FR"/>
    </style:style>
    <style:style style:name="T566" style:parent-style-name="Policepardéfaut" style:family="text">
      <style:text-properties fo:font-size="10pt" style:font-size-asian="10pt" style:font-size-complex="10pt" fo:language="fr" fo:country="FR"/>
    </style:style>
    <style:style style:name="T567" style:parent-style-name="Policepardéfaut" style:family="text">
      <style:text-properties fo:font-style="italic" style:font-style-asian="italic" fo:font-size="10pt" style:font-size-asian="10pt" style:font-size-complex="10pt" fo:language="fr" fo:country="FR"/>
    </style:style>
    <style:style style:name="T568" style:parent-style-name="Policepardéfaut" style:family="text">
      <style:text-properties fo:font-size="10pt" style:font-size-asian="10pt" style:font-size-complex="10pt" fo:language="fr" fo:country="FR"/>
    </style:style>
    <style:style style:name="T569" style:parent-style-name="Policepardéfaut" style:family="text">
      <style:text-properties fo:font-style="italic" style:font-style-asian="italic" fo:font-size="10pt" style:font-size-asian="10pt" style:font-size-complex="10pt" fo:language="fr" fo:country="FR"/>
    </style:style>
    <style:style style:name="T570" style:parent-style-name="Policepardéfaut" style:family="text">
      <style:text-properties fo:font-size="10pt" style:font-size-asian="10pt" style:font-size-complex="10pt" fo:language="fr" fo:country="FR"/>
    </style:style>
    <style:style style:name="T571" style:parent-style-name="Policepardéfaut" style:family="text">
      <style:text-properties fo:font-style="italic" style:font-style-asian="italic" fo:font-size="10pt" style:font-size-asian="10pt" style:font-size-complex="10pt" fo:language="fr" fo:country="FR"/>
    </style:style>
    <style:style style:name="T572" style:parent-style-name="Policepardéfaut" style:family="text">
      <style:text-properties fo:font-size="10pt" style:font-size-asian="10pt" style:font-size-complex="10pt" fo:language="fr" fo:country="FR"/>
    </style:style>
    <style:style style:name="T573" style:parent-style-name="Policepardéfaut" style:family="text">
      <style:text-properties fo:font-style="italic" style:font-style-asian="italic" fo:font-size="10pt" style:font-size-asian="10pt" style:font-size-complex="10pt" fo:language="fr" fo:country="FR"/>
    </style:style>
    <style:style style:name="T574" style:parent-style-name="Policepardéfaut" style:family="text">
      <style:text-properties fo:font-size="10pt" style:font-size-asian="10pt" style:font-size-complex="10pt" fo:language="fr" fo:country="FR"/>
    </style:style>
    <style:style style:name="T575" style:parent-style-name="Policepardéfaut" style:family="text">
      <style:text-properties fo:font-style="italic" style:font-style-asian="italic" fo:font-size="10pt" style:font-size-asian="10pt" style:font-size-complex="10pt" fo:language="fr" fo:country="FR"/>
    </style:style>
    <style:style style:name="P576" style:parent-style-name="Normal" style:family="paragraph">
      <style:paragraph-properties fo:line-height="100%" fo:text-indent="0in"/>
    </style:style>
    <style:style style:name="T577" style:parent-style-name="Policepardéfaut" style:family="text">
      <style:text-properties fo:font-size="10pt" style:font-size-asian="10pt" style:font-size-complex="10pt"/>
    </style:style>
    <style:style style:name="T578" style:parent-style-name="Policepardéfaut" style:family="text">
      <style:text-properties fo:font-style="italic" style:font-style-asian="italic" fo:font-size="10pt" style:font-size-asian="10pt" style:font-size-complex="10pt"/>
    </style:style>
    <style:style style:name="T579" style:parent-style-name="Policepardéfaut" style:family="text">
      <style:text-properties fo:font-size="10pt" style:font-size-asian="10pt" style:font-size-complex="10pt"/>
    </style:style>
    <style:style style:name="T580" style:parent-style-name="Policepardéfaut" style:family="text">
      <style:text-properties fo:font-style="italic" style:font-style-asian="italic" fo:font-size="10pt" style:font-size-asian="10pt" style:font-size-complex="10pt"/>
    </style:style>
    <style:style style:name="T581" style:parent-style-name="Policepardéfaut" style:family="text">
      <style:text-properties fo:font-size="10pt" style:font-size-asian="10pt" style:font-size-complex="10pt"/>
    </style:style>
    <style:style style:name="T582" style:parent-style-name="Policepardéfaut" style:family="text">
      <style:text-properties fo:font-style="italic" style:font-style-asian="italic" fo:font-size="10pt" style:font-size-asian="10pt" style:font-size-complex="10pt"/>
    </style:style>
    <style:style style:name="T583" style:parent-style-name="Policepardéfaut" style:family="text">
      <style:text-properties fo:font-size="10pt" style:font-size-asian="10pt" style:font-size-complex="10pt"/>
    </style:style>
    <style:style style:name="T584" style:parent-style-name="Policepardéfaut" style:family="text">
      <style:text-properties fo:font-style="italic" style:font-style-asian="italic" fo:font-size="10pt" style:font-size-asian="10pt" style:font-size-complex="10pt"/>
    </style:style>
    <style:style style:name="T585" style:parent-style-name="Policepardéfaut" style:family="text">
      <style:text-properties fo:font-size="10pt" style:font-size-asian="10pt" style:font-size-complex="10pt"/>
    </style:style>
    <style:style style:name="T586" style:parent-style-name="Policepardéfaut" style:family="text">
      <style:text-properties fo:font-style="italic" style:font-style-asian="italic" fo:font-size="10pt" style:font-size-asian="10pt" style:font-size-complex="10pt"/>
    </style:style>
    <style:style style:name="T587" style:parent-style-name="Policepardéfaut" style:family="text">
      <style:text-properties fo:font-size="10pt" style:font-size-asian="10pt" style:font-size-complex="10pt"/>
    </style:style>
    <style:style style:name="T588" style:parent-style-name="Policepardéfaut" style:family="text">
      <style:text-properties fo:font-style="italic" style:font-style-asian="italic" fo:font-size="10pt" style:font-size-asian="10pt" style:font-size-complex="10pt"/>
    </style:style>
    <style:style style:name="T589" style:parent-style-name="Policepardéfaut" style:family="text">
      <style:text-properties fo:font-size="10pt" style:font-size-asian="10pt" style:font-size-complex="10pt"/>
    </style:style>
    <style:style style:name="T590" style:parent-style-name="Policepardéfaut" style:family="text">
      <style:text-properties fo:font-style="italic" style:font-style-asian="italic" fo:font-size="10pt" style:font-size-asian="10pt" style:font-size-complex="10pt"/>
    </style:style>
    <style:style style:name="T591" style:parent-style-name="Policepardéfaut" style:family="text">
      <style:text-properties fo:font-size="10pt" style:font-size-asian="10pt" style:font-size-complex="10pt"/>
    </style:style>
    <style:style style:name="T592" style:parent-style-name="Policepardéfaut" style:family="text">
      <style:text-properties fo:font-style="italic" style:font-style-asian="italic"/>
    </style:style>
    <style:style style:name="T593" style:parent-style-name="Policepardéfaut" style:family="text">
      <style:text-properties fo:font-style="italic" style:font-style-asian="italic"/>
    </style:style>
    <style:style style:name="T594" style:parent-style-name="Policepardéfaut" style:family="text">
      <style:text-properties fo:font-style="italic" style:font-style-asian="italic"/>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T600" style:parent-style-name="Policepardéfaut" style:family="text">
      <style:text-properties fo:font-style="italic" style:font-style-asian="italic"/>
    </style:style>
    <style:style style:name="T601" style:parent-style-name="Policepardéfaut" style:family="text">
      <style:text-properties fo:font-style="italic" style:font-style-asian="italic"/>
    </style:style>
    <style:style style:name="T602" style:parent-style-name="Titre2Car" style:family="text">
      <style:text-properties style:font-name="Times New Roman" style:font-name-asian="Calibri" fo:font-weight="normal" style:font-weight-asian="normal" style:font-weight-complex="normal" fo:font-style="normal" style:font-style-asian="normal" style:font-style-complex="normal" fo:font-size="11pt" style:font-size-asian="11pt" style:font-size-complex="11pt"/>
    </style:style>
    <style:style style:name="P603" style:parent-style-name="Normal" style:family="paragraph">
      <style:paragraph-properties fo:line-height="100%" fo:text-indent="0in"/>
    </style:style>
    <style:style style:name="T604" style:parent-style-name="Policepardéfaut" style:family="text">
      <style:text-properties fo:text-transform="uppercase"/>
    </style:style>
    <style:style style:name="P605" style:parent-style-name="Normal" style:family="paragraph">
      <style:paragraph-properties fo:line-height="100%" fo:text-indent="0in"/>
    </style:style>
    <style:style style:name="T606" style:parent-style-name="Policepardéfaut" style:family="text">
      <style:text-properties fo:font-style="italic" style:font-style-asian="italic" style:font-style-complex="italic"/>
    </style:style>
    <style:style style:name="T607" style:parent-style-name="Policepardéfaut" style:family="text">
      <style:text-properties fo:font-style="italic" style:font-style-asian="italic"/>
    </style:style>
    <style:style style:name="P608" style:parent-style-name="Normal" style:family="paragraph">
      <style:paragraph-properties fo:line-height="100%" fo:text-indent="0in"/>
    </style:style>
    <style:style style:name="P609" style:parent-style-name="Normal" style:family="paragraph">
      <style:paragraph-properties fo:line-height="100%" fo:text-indent="0in"/>
    </style:style>
    <style:style style:name="T610" style:parent-style-name="Policepardéfaut" style:family="text">
      <style:text-properties fo:font-style="italic" style:font-style-asian="italic"/>
    </style:style>
    <style:style style:name="P611" style:parent-style-name="Normal" style:family="paragraph">
      <style:paragraph-properties fo:line-height="100%" fo:text-indent="0in"/>
    </style:style>
    <style:style style:name="T612" style:parent-style-name="Policepardéfaut" style:family="text">
      <style:text-properties fo:font-style="italic" style:font-style-asian="italic"/>
    </style:style>
    <style:style style:name="P613" style:parent-style-name="Normal" style:family="paragraph">
      <style:paragraph-properties fo:line-height="100%" fo:text-indent="0in"/>
    </style:style>
    <style:style style:name="P614" style:parent-style-name="Normal" style:family="paragraph">
      <style:paragraph-properties fo:line-height="100%" fo:text-indent="0in"/>
    </style:style>
    <style:style style:name="T615" style:parent-style-name="Policepardéfaut" style:family="text">
      <style:text-properties fo:font-style="italic" style:font-style-asian="italic"/>
    </style:style>
    <style:style style:name="P616" style:parent-style-name="Normal" style:family="paragraph">
      <style:paragraph-properties fo:line-height="100%" fo:text-indent="0in"/>
    </style:style>
    <style:style style:name="T617" style:parent-style-name="Policepardéfaut" style:family="text">
      <style:text-properties fo:text-transform="uppercase"/>
    </style:style>
    <style:style style:name="P618" style:parent-style-name="Normal" style:family="paragraph">
      <style:paragraph-properties fo:line-height="100%" fo:text-indent="0in"/>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P622" style:parent-style-name="Normal" style:family="paragraph">
      <style:paragraph-properties fo:line-height="100%" fo:text-indent="0in"/>
    </style:style>
    <style:style style:name="T623" style:parent-style-name="Policepardéfaut" style:family="text">
      <style:text-properties fo:text-transform="uppercase"/>
    </style:style>
    <style:style style:name="P624" style:parent-style-name="Normal" style:family="paragraph">
      <style:paragraph-properties fo:line-height="100%" fo:text-indent="0in"/>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P627" style:parent-style-name="Normal" style:family="paragraph">
      <style:paragraph-properties fo:line-height="100%" fo:text-indent="0in"/>
    </style:style>
    <style:style style:name="T628" style:parent-style-name="Policepardéfaut" style:family="text">
      <style:text-properties fo:language="fr" fo:country="FR"/>
    </style:style>
    <style:style style:name="T629" style:parent-style-name="Policepardéfaut" style:family="text">
      <style:text-properties fo:font-style="italic" style:font-style-asian="italic" fo:language="fr" fo:country="FR"/>
    </style:style>
    <style:style style:name="T630" style:parent-style-name="Policepardéfaut" style:family="text">
      <style:text-properties fo:language="fr" fo:country="FR"/>
    </style:style>
    <style:style style:name="P631" style:parent-style-name="Normal" style:family="paragraph">
      <style:paragraph-properties fo:line-height="100%" fo:text-indent="0in"/>
    </style:style>
    <style:style style:name="T632" style:parent-style-name="Policepardéfaut" style:family="text">
      <style:text-properties fo:language="fr" fo:country="FR"/>
    </style:style>
    <style:style style:name="T633" style:parent-style-name="Policepardéfaut" style:family="text">
      <style:text-properties fo:font-style="italic" style:font-style-asian="italic" fo:language="fr" fo:country="FR"/>
    </style:style>
    <style:style style:name="T634" style:parent-style-name="Policepardéfaut" style:family="text">
      <style:text-properties fo:language="fr" fo:country="FR"/>
    </style:style>
    <style:style style:name="P635" style:parent-style-name="Normal" style:family="paragraph">
      <style:paragraph-properties fo:line-height="100%" fo:text-indent="0in"/>
    </style:style>
    <style:style style:name="T636" style:parent-style-name="Policepardéfaut" style:family="text">
      <style:text-properties fo:language="fr" fo:country="FR"/>
    </style:style>
    <style:style style:name="T637" style:parent-style-name="Policepardéfaut" style:family="text">
      <style:text-properties fo:text-transform="uppercase" fo:language="fr" fo:country="FR"/>
    </style:style>
    <style:style style:name="T638" style:parent-style-name="Policepardéfaut" style:family="text">
      <style:text-properties fo:language="fr" fo:country="FR"/>
    </style:style>
    <style:style style:name="P639" style:parent-style-name="Normal" style:family="paragraph">
      <style:paragraph-properties fo:line-height="100%" fo:text-indent="0in"/>
    </style:style>
    <style:style style:name="T640" style:parent-style-name="Policepardéfaut" style:family="text">
      <style:text-properties fo:language="fr" fo:country="FR"/>
    </style:style>
    <style:style style:name="T641" style:parent-style-name="Policepardéfaut" style:family="text">
      <style:text-properties fo:font-style="italic" style:font-style-asian="italic" fo:language="fr" fo:country="FR"/>
    </style:style>
    <style:style style:name="T642" style:parent-style-name="Policepardéfaut" style:family="text">
      <style:text-properties fo:language="fr" fo:country="FR"/>
    </style:style>
    <style:style style:name="T643" style:parent-style-name="Accentuation" style:family="text">
      <style:text-properties fo:language="fr" fo:country="FR"/>
    </style:style>
    <style:style style:name="T644" style:parent-style-name="Policepardéfaut" style:family="text">
      <style:text-properties fo:language="fr" fo:country="FR"/>
    </style:style>
    <style:style style:name="T645" style:parent-style-name="Policepardéfaut" style:family="text">
      <style:text-properties fo:font-style="italic" style:font-style-asian="italic" fo:language="fr" fo:country="FR"/>
    </style:style>
    <style:style style:name="T646" style:parent-style-name="Policepardéfaut" style:family="text">
      <style:text-properties fo:language="fr" fo:country="FR"/>
    </style:style>
    <style:style style:name="P647" style:parent-style-name="Normal" style:family="paragraph">
      <style:paragraph-properties fo:line-height="100%" fo:text-indent="0in"/>
      <style:text-properties fo:language="fr" fo:country="FR"/>
    </style:style>
    <style:style style:name="P648" style:parent-style-name="Normal" style:family="paragraph">
      <style:paragraph-properties fo:line-height="100%" fo:text-indent="0in"/>
    </style:style>
    <style:style style:name="T649" style:parent-style-name="Policepardéfaut" style:family="text">
      <style:text-properties fo:language="fr" fo:country="FR"/>
    </style:style>
    <style:style style:name="T650" style:parent-style-name="Policepardéfaut" style:family="text">
      <style:text-properties fo:font-style="italic" style:font-style-asian="italic" fo:language="fr" fo:country="FR"/>
    </style:style>
    <style:style style:name="T651" style:parent-style-name="Policepardéfaut" style:family="text">
      <style:text-properties fo:language="fr" fo:country="FR"/>
    </style:style>
    <style:style style:name="P652" style:parent-style-name="Normal" style:family="paragraph">
      <style:paragraph-properties fo:line-height="100%" fo:text-indent="0in"/>
    </style:style>
    <style:style style:name="T653" style:parent-style-name="Policepardéfaut" style:family="text">
      <style:text-properties fo:font-style="italic" style:font-style-asian="italic"/>
    </style:style>
    <style:style style:name="P654" style:parent-style-name="Normal" style:family="paragraph">
      <style:paragraph-properties fo:line-height="100%" fo:text-indent="0in"/>
    </style:style>
    <style:style style:name="T655" style:parent-style-name="Policepardéfaut" style:family="text">
      <style:text-properties fo:text-transform="uppercase"/>
    </style:style>
    <style:style style:name="P656" style:parent-style-name="Normal" style:family="paragraph">
      <style:paragraph-properties fo:line-height="100%" fo:text-indent="0in"/>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P661" style:parent-style-name="Normal" style:family="paragraph">
      <style:paragraph-properties fo:line-height="100%" fo:text-indent="0in"/>
    </style:style>
    <style:style style:name="P662" style:parent-style-name="Normal" style:family="paragraph">
      <style:paragraph-properties fo:line-height="100%" fo:text-indent="0in"/>
    </style:style>
    <style:style style:name="T663" style:parent-style-name="Policepardéfaut" style:family="text">
      <style:text-properties fo:font-style="italic" style:font-style-asian="italic"/>
    </style:style>
    <style:style style:name="P664" style:parent-style-name="Normal" style:family="paragraph">
      <style:paragraph-properties fo:line-height="100%" fo:text-indent="0in"/>
    </style:style>
    <style:style style:name="T665" style:parent-style-name="Policepardéfaut" style:family="text">
      <style:text-properties fo:text-transform="uppercase"/>
    </style:style>
    <style:style style:name="T666" style:parent-style-name="Policepardéfaut" style:family="text">
      <style:text-properties fo:text-transform="uppercase"/>
    </style:style>
    <style:style style:name="P667" style:parent-style-name="Normal" style:family="paragraph">
      <style:paragraph-properties fo:line-height="100%" fo:text-indent="0in"/>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P670" style:parent-style-name="Normal" style:family="paragraph">
      <style:paragraph-properties fo:line-height="100%" fo:text-indent="0in"/>
    </style:style>
    <style:style style:name="T671" style:parent-style-name="Policepardéfaut" style:family="text">
      <style:text-properties fo:font-style="italic" style:font-style-asian="italic"/>
    </style:style>
    <style:style style:name="P672" style:parent-style-name="Normal" style:family="paragraph">
      <style:paragraph-properties fo:line-height="100%" fo:text-indent="0in"/>
    </style:style>
    <style:style style:name="P673" style:parent-style-name="Normal" style:family="paragraph">
      <style:paragraph-properties fo:line-height="100%" fo:text-indent="0in"/>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P676" style:parent-style-name="Normal" style:family="paragraph">
      <style:paragraph-properties fo:line-height="100%" fo:text-indent="0in"/>
    </style:style>
    <style:style style:name="P677" style:parent-style-name="Normal" style:family="paragraph">
      <style:paragraph-properties fo:line-height="100%" fo:text-indent="0in"/>
    </style:style>
    <style:style style:name="T678" style:parent-style-name="Policepardéfaut" style:family="text">
      <style:text-properties fo:font-style="italic" style:font-style-asian="italic"/>
    </style:style>
    <style:style style:name="P679" style:parent-style-name="Normal" style:family="paragraph">
      <style:paragraph-properties fo:line-height="100%" fo:text-indent="0in"/>
    </style:style>
    <style:style style:name="P680" style:parent-style-name="Normal" style:family="paragraph">
      <style:paragraph-properties fo:line-height="100%" fo:text-indent="0in"/>
    </style:style>
    <style:style style:name="T681" style:parent-style-name="Policepardéfaut" style:family="text">
      <style:text-properties fo:font-style="italic" style:font-style-asian="italic" fo:language="es"/>
    </style:style>
    <style:style style:name="T682" style:parent-style-name="Policepardéfaut" style:family="text">
      <style:text-properties fo:font-style="italic" style:font-style-asian="italic"/>
    </style:style>
    <style:style style:name="P683" style:parent-style-name="Normal" style:family="paragraph">
      <style:paragraph-properties fo:line-height="100%" fo:text-indent="0in"/>
    </style:style>
    <style:style style:name="T684" style:parent-style-name="Policepardéfaut" style:family="text">
      <style:text-properties fo:text-transform="uppercase"/>
    </style:style>
    <style:style style:name="P685" style:parent-style-name="Normal" style:family="paragraph">
      <style:paragraph-properties fo:line-height="100%" fo:text-indent="0in"/>
    </style:style>
    <style:style style:name="T686" style:parent-style-name="Policepardéfaut" style:family="text">
      <style:text-properties fo:font-style="italic" style:font-style-asian="italic" style:font-style-complex="italic" style:language-asian="es" style:country-asian="ES"/>
    </style:style>
    <style:style style:name="T687" style:parent-style-name="Policepardéfaut" style:family="text">
      <style:text-properties fo:font-style="italic" style:font-style-asian="italic"/>
    </style:style>
    <style:style style:name="T688" style:parent-style-name="Policepardéfaut" style:family="text">
      <style:text-properties style:language-asian="es" style:country-asian="ES"/>
    </style:style>
    <style:style style:name="T689" style:parent-style-name="Policepardéfaut" style:family="text">
      <style:text-properties style:language-asian="es" style:country-asian="ES"/>
    </style:style>
    <style:style style:name="P690" style:parent-style-name="Normal" style:family="paragraph">
      <style:paragraph-properties fo:line-height="100%" fo:text-indent="0in"/>
    </style:style>
    <style:style style:name="P691" style:parent-style-name="Normal" style:family="paragraph">
      <style:paragraph-properties fo:line-height="100%" fo:text-indent="0in"/>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P695" style:parent-style-name="Normal" style:family="paragraph">
      <style:paragraph-properties fo:line-height="100%" fo:text-indent="0in"/>
    </style:style>
    <style:style style:name="T696" style:parent-style-name="Policepardéfaut" style:family="text">
      <style:text-properties fo:font-style="italic" style:font-style-asian="italic"/>
    </style:style>
    <style:style style:name="P697" style:parent-style-name="Normal" style:family="paragraph">
      <style:paragraph-properties fo:line-height="100%" fo:text-indent="0in"/>
    </style:style>
    <style:style style:name="T698" style:parent-style-name="Policepardéfaut" style:family="text">
      <style:text-properties fo:font-style="italic" style:font-style-asian="italic"/>
    </style:style>
    <style:style style:name="P699" style:parent-style-name="Normal" style:family="paragraph">
      <style:paragraph-properties fo:line-height="100%" fo:text-indent="0in"/>
    </style:style>
    <style:style style:name="P700" style:parent-style-name="Normal" style:family="paragraph">
      <style:paragraph-properties fo:line-height="100%" fo:text-indent="0in"/>
    </style:style>
    <style:style style:name="T701" style:parent-style-name="Policepardéfaut" style:family="text">
      <style:text-properties fo:font-style="italic" style:font-style-asian="italic"/>
    </style:style>
    <style:style style:name="P702" style:parent-style-name="Normal" style:family="paragraph">
      <style:paragraph-properties fo:line-height="100%" fo:text-indent="0in"/>
    </style:style>
    <style:style style:name="T703" style:parent-style-name="Policepardéfaut" style:family="text">
      <style:text-properties fo:text-transform="uppercase"/>
    </style:style>
    <style:style style:name="P704" style:parent-style-name="Normal" style:family="paragraph">
      <style:paragraph-properties fo:line-height="100%" fo:text-indent="0in"/>
    </style:style>
    <style:style style:name="T705" style:parent-style-name="Policepardéfaut" style:family="text">
      <style:text-properties fo:font-style="italic" style:font-style-asian="italic"/>
    </style:style>
    <style:style style:name="P706" style:parent-style-name="Normal" style:family="paragraph">
      <style:paragraph-properties fo:line-height="100%" fo:text-indent="0in"/>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P709" style:parent-style-name="Normal" style:family="paragraph">
      <style:paragraph-properties fo:line-height="100%" fo:text-indent="0in"/>
    </style:style>
    <style:style style:name="T710" style:parent-style-name="Policepardéfaut" style:family="text">
      <style:text-properties fo:font-style="italic" style:font-style-asian="italic"/>
    </style:style>
    <style:style style:name="P711" style:parent-style-name="Normal" style:family="paragraph">
      <style:paragraph-properties fo:line-height="100%" fo:text-indent="0in"/>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fo:language="fr" fo:country="FR"/>
    </style:style>
    <style:style style:name="T714" style:parent-style-name="Policepardéfaut" style:family="text">
      <style:text-properties fo:language="fr" fo:country="FR"/>
    </style:style>
    <style:style style:name="T715" style:parent-style-name="Policepardéfaut" style:family="text">
      <style:text-properties fo:font-style="italic" style:font-style-asian="italic" fo:language="fr" fo:country="FR"/>
    </style:style>
    <style:style style:name="T716" style:parent-style-name="Policepardéfaut" style:family="text">
      <style:text-properties fo:language="fr" fo:country="FR"/>
    </style:style>
    <style:style style:name="P717" style:parent-style-name="Normal" style:family="paragraph">
      <style:paragraph-properties fo:line-height="100%" fo:text-indent="0in"/>
    </style:style>
    <style:style style:name="T718" style:parent-style-name="Policepardéfaut" style:family="text">
      <style:text-properties fo:text-transform="uppercase"/>
    </style:style>
    <style:style style:name="T719" style:parent-style-name="Policepardéfaut" style:family="text">
      <style:text-properties fo:text-transform="uppercase"/>
    </style:style>
    <style:style style:name="T720" style:parent-style-name="Policepardéfaut" style:family="text">
      <style:text-properties fo:text-transform="uppercase"/>
    </style:style>
    <style:style style:name="P721" style:parent-style-name="Normal" style:family="paragraph">
      <style:paragraph-properties fo:line-height="100%" fo:text-indent="0in"/>
    </style:style>
    <style:style style:name="T722" style:parent-style-name="Policepardéfaut" style:family="text">
      <style:text-properties style:font-name-asian="Times New Roman"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fo:language="fr" fo:country="FR"/>
    </style:style>
    <style:style style:name="T725" style:parent-style-name="Policepardéfaut" style:family="text">
      <style:text-properties fo:language="fr" fo:country="FR"/>
    </style:style>
    <style:style style:name="P726" style:parent-style-name="Normal" style:family="paragraph">
      <style:paragraph-properties fo:line-height="100%" fo:text-indent="0in"/>
    </style:style>
    <style:style style:name="P727" style:parent-style-name="Normal" style:family="paragraph">
      <style:paragraph-properties fo:line-height="100%" fo:text-indent="0in"/>
    </style:style>
    <style:style style:name="T728" style:parent-style-name="Policepardéfaut" style:family="text">
      <style:text-properties fo:font-style="italic" style:font-style-asian="italic"/>
    </style:style>
    <style:style style:name="T729" style:parent-style-name="Policepardéfaut" style:family="text">
      <style:text-properties fo:font-style="italic" style:font-style-asian="italic"/>
    </style:style>
    <style:style style:name="P730" style:parent-style-name="Normal" style:family="paragraph">
      <style:paragraph-properties fo:line-height="100%" fo:text-indent="0in"/>
      <style:text-properties fo:language="en" fo:country="US"/>
    </style:style>
    <style:style style:name="P731" style:parent-style-name="Normal" style:family="paragraph">
      <style:paragraph-properties fo:line-height="100%" fo:text-indent="0in"/>
    </style:style>
    <style:style style:name="T732" style:parent-style-name="Policepardéfaut" style:family="text">
      <style:text-properties fo:language="en" fo:country="US"/>
    </style:style>
    <style:style style:name="T733" style:parent-style-name="Policepardéfaut" style:family="text">
      <style:text-properties fo:font-style="italic" style:font-style-asian="italic" fo:language="en" fo:country="US"/>
    </style:style>
    <style:style style:name="T734" style:parent-style-name="Policepardéfaut" style:family="text">
      <style:text-properties fo:language="en" fo:country="US"/>
    </style:style>
    <style:style style:name="P735" style:parent-style-name="Normal" style:family="paragraph">
      <style:paragraph-properties fo:line-height="100%" fo:text-indent="0in"/>
    </style:style>
    <style:style style:name="P736" style:parent-style-name="Normal" style:family="paragraph">
      <style:paragraph-properties fo:line-height="100%" fo:text-indent="0in"/>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P739" style:parent-style-name="Normal" style:family="paragraph">
      <style:paragraph-properties fo:line-height="100%" fo:text-indent="0in"/>
    </style:style>
    <style:style style:name="P740" style:parent-style-name="Normal" style:family="paragraph">
      <style:paragraph-properties fo:line-height="100%" fo:text-indent="0in"/>
    </style:style>
    <style:style style:name="T741" style:parent-style-name="Policepardéfaut" style:family="text">
      <style:text-properties fo:font-style="italic" style:font-style-asian="italic"/>
    </style:style>
    <style:style style:name="P742" style:parent-style-name="Normal" style:family="paragraph">
      <style:paragraph-properties fo:line-height="100%" fo:text-indent="0in"/>
    </style:style>
    <style:style style:name="P743" style:parent-style-name="Normal" style:family="paragraph">
      <style:paragraph-properties fo:line-height="100%" fo:text-indent="0in"/>
    </style:style>
    <style:style style:name="T744" style:parent-style-name="Policepardéfaut" style:family="text">
      <style:text-properties fo:font-style="italic" style:font-style-asian="italic" style:font-style-complex="italic"/>
    </style:style>
    <style:style style:name="P745" style:parent-style-name="Normal" style:family="paragraph">
      <style:paragraph-properties fo:line-height="100%" fo:text-indent="0in"/>
    </style:style>
    <style:style style:name="P746" style:parent-style-name="Normal" style:family="paragraph">
      <style:paragraph-properties fo:line-height="100%" fo:text-indent="0in"/>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P749" style:parent-style-name="Normal" style:family="paragraph">
      <style:paragraph-properties fo:line-height="100%" fo:text-indent="0in"/>
    </style:style>
    <style:style style:name="T750" style:parent-style-name="Policepardéfaut" style:family="text">
      <style:text-properties fo:text-transform="uppercase"/>
    </style:style>
    <style:style style:name="P751" style:parent-style-name="Normal" style:family="paragraph">
      <style:paragraph-properties fo:line-height="100%" fo:text-indent="0in"/>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P754" style:parent-style-name="Normal" style:family="paragraph">
      <style:paragraph-properties fo:line-height="100%" fo:text-indent="0in"/>
    </style:style>
    <style:style style:name="P755" style:parent-style-name="Normal" style:family="paragraph">
      <style:paragraph-properties fo:line-height="100%" fo:text-indent="0in"/>
    </style:style>
    <style:style style:name="T756" style:parent-style-name="Policepardéfaut" style:family="text">
      <style:text-properties fo:font-style="italic" style:font-style-asian="italic"/>
    </style:style>
    <style:style style:name="P757" style:parent-style-name="Normal" style:family="paragraph">
      <style:paragraph-properties fo:line-height="100%" fo:text-indent="0in"/>
    </style:style>
    <style:style style:name="P758" style:parent-style-name="Normal" style:family="paragraph">
      <style:paragraph-properties fo:line-height="100%" fo:text-indent="0in"/>
    </style:style>
    <style:style style:name="T759" style:parent-style-name="Policepardéfaut" style:family="text">
      <style:text-properties fo:font-style="italic" style:font-style-asian="italic"/>
    </style:style>
    <style:style style:name="P760" style:parent-style-name="Normal" style:family="paragraph">
      <style:paragraph-properties fo:line-height="100%" fo:text-indent="0in"/>
    </style:style>
    <style:style style:name="P761" style:parent-style-name="Normal" style:family="paragraph">
      <style:paragraph-properties fo:line-height="100%" fo:text-indent="0in"/>
    </style:style>
    <style:style style:name="T762" style:parent-style-name="Policepardéfaut" style:family="text">
      <style:text-properties fo:font-style="italic" style:font-style-asian="italic"/>
    </style:style>
    <style:style style:name="P763" style:parent-style-name="Normal" style:family="paragraph">
      <style:paragraph-properties fo:line-height="100%" fo:text-indent="0in"/>
    </style:style>
    <style:style style:name="P764" style:parent-style-name="Normal" style:family="paragraph">
      <style:paragraph-properties fo:line-height="100%" fo:text-indent="0in"/>
    </style:style>
    <style:style style:name="T765" style:parent-style-name="Policepardéfaut" style:family="text">
      <style:text-properties fo:font-style="italic" style:font-style-asian="italic"/>
    </style:style>
    <style:style style:name="P766" style:parent-style-name="Normal" style:family="paragraph">
      <style:paragraph-properties fo:line-height="100%" fo:text-indent="0in"/>
    </style:style>
    <style:style style:name="P767" style:parent-style-name="Normal" style:family="paragraph">
      <style:paragraph-properties fo:line-height="100%" fo:text-indent="0in"/>
    </style:style>
    <style:style style:name="T768" style:parent-style-name="Policepardéfaut" style:family="text">
      <style:text-properties fo:font-style="italic" style:font-style-asian="italic"/>
    </style:style>
    <style:style style:name="P769" style:parent-style-name="Normal" style:family="paragraph">
      <style:paragraph-properties fo:line-height="100%" fo:text-indent="0in"/>
    </style:style>
    <style:style style:name="P770" style:parent-style-name="Normal" style:family="paragraph">
      <style:paragraph-properties fo:line-height="100%" fo:text-indent="0in"/>
    </style:style>
    <style:style style:name="T771" style:parent-style-name="Policepardéfaut" style:family="text">
      <style:text-properties fo:font-style="italic" style:font-style-asian="italic"/>
    </style:style>
    <style:style style:name="P772" style:parent-style-name="Normal" style:family="paragraph">
      <style:paragraph-properties fo:line-height="100%" fo:text-indent="0in"/>
    </style:style>
    <style:style style:name="T773" style:parent-style-name="Policepardéfaut" style:family="text">
      <style:text-properties fo:text-transform="uppercase"/>
    </style:style>
    <style:style style:name="T774" style:parent-style-name="Policepardéfaut" style:family="text">
      <style:text-properties fo:font-style="italic" style:font-style-asian="italic"/>
    </style:style>
    <style:style style:name="P775" style:parent-style-name="Normal" style:family="paragraph">
      <style:paragraph-properties style:text-autospace="none" fo:line-height="100%" fo:text-indent="0in"/>
    </style:style>
    <style:style style:name="T776" style:parent-style-name="Policepardéfaut" style:family="text">
      <style:text-properties fo:font-style="italic" style:font-style-asian="italic"/>
    </style:style>
    <style:style style:name="P777" style:parent-style-name="Normal" style:family="paragraph">
      <style:paragraph-properties fo:line-height="100%" fo:text-indent="0in"/>
    </style:style>
    <style:style style:name="P778" style:parent-style-name="Normal" style:family="paragraph">
      <style:paragraph-properties fo:line-height="100%" fo:text-indent="0in"/>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P782" style:parent-style-name="Normal" style:family="paragraph">
      <style:paragraph-properties fo:line-height="100%" fo:text-indent="0in"/>
    </style:style>
    <style:style style:name="T783" style:parent-style-name="Policepardéfaut" style:family="text">
      <style:text-properties fo:text-transform="uppercase" fo:language="es"/>
    </style:style>
    <style:style style:name="T784" style:parent-style-name="Policepardéfaut" style:family="text">
      <style:text-properties fo:language="es"/>
    </style:style>
    <style:style style:name="P785" style:parent-style-name="Normal" style:family="paragraph">
      <style:paragraph-properties fo:line-height="100%" fo:text-indent="0in"/>
    </style:style>
    <style:style style:name="T786" style:parent-style-name="Policepardéfaut" style:family="text">
      <style:text-properties fo:language="es"/>
    </style:style>
    <style:style style:name="T787" style:parent-style-name="Policepardéfaut" style:family="text">
      <style:text-properties fo:font-style="italic" style:font-style-asian="italic" fo:language="es"/>
    </style:style>
    <style:style style:name="T788" style:parent-style-name="Policepardéfaut" style:family="text">
      <style:text-properties fo:language="es"/>
    </style:style>
    <style:style style:name="P789" style:parent-style-name="Normal" style:family="paragraph">
      <style:paragraph-properties fo:line-height="100%" fo:text-indent="0in"/>
    </style:style>
    <style:style style:name="P790" style:parent-style-name="Normal" style:family="paragraph">
      <style:paragraph-properties fo:line-height="100%" fo:text-indent="0in"/>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P795" style:parent-style-name="Normal" style:family="paragraph">
      <style:paragraph-properties fo:line-height="100%" fo:text-indent="0in"/>
    </style:style>
    <style:style style:name="P796" style:parent-style-name="Normal" style:family="paragraph">
      <style:paragraph-properties fo:line-height="100%" fo:text-indent="0in"/>
    </style:style>
    <style:style style:name="T797" style:parent-style-name="Policepardéfaut" style:family="text">
      <style:text-properties fo:font-style="italic" style:font-style-asian="italic"/>
    </style:style>
    <style:style style:name="T798" style:parent-style-name="Policepardéfaut" style:family="text">
      <style:text-properties fo:font-style="italic" style:font-style-asian="italic"/>
    </style:style>
    <style:style style:name="P799" style:parent-style-name="Normal" style:family="paragraph">
      <style:paragraph-properties fo:line-height="100%" fo:text-indent="0in"/>
    </style:style>
    <style:style style:name="P800" style:parent-style-name="Normal" style:family="paragraph">
      <style:paragraph-properties fo:line-height="100%" fo:text-indent="0in"/>
    </style:style>
    <style:style style:name="T801" style:parent-style-name="Policepardéfaut" style:family="text">
      <style:text-properties fo:font-style="italic" style:font-style-asian="italic"/>
    </style:style>
    <style:style style:name="T802" style:parent-style-name="Policepardéfaut" style:family="text">
      <style:text-properties fo:font-style="italic" style:font-style-asian="italic"/>
    </style:style>
    <style:style style:name="P803" style:parent-style-name="Normal" style:family="paragraph">
      <style:paragraph-properties fo:line-height="100%" fo:text-indent="0in"/>
    </style:style>
    <style:style style:name="T804" style:parent-style-name="Policepardéfaut" style:family="text">
      <style:text-properties fo:font-style="italic" style:font-style-asian="italic"/>
    </style:style>
    <style:style style:name="P805" style:parent-style-name="Normal" style:family="paragraph">
      <style:paragraph-properties fo:line-height="100%" fo:text-indent="0in"/>
    </style:style>
    <style:style style:name="P806" style:parent-style-name="Normal" style:family="paragraph">
      <style:paragraph-properties fo:line-height="100%" fo:text-indent="0in"/>
    </style:style>
    <style:style style:name="T807" style:parent-style-name="Policepardéfaut" style:family="text">
      <style:text-properties fo:font-style="italic" style:font-style-asian="italic" fo:language="es"/>
    </style:style>
    <style:style style:name="T808" style:parent-style-name="Policepardéfaut" style:family="text">
      <style:text-properties fo:language="es"/>
    </style:style>
    <style:style style:name="T809" style:parent-style-name="Policepardéfaut" style:family="text">
      <style:text-properties fo:font-style="italic" style:font-style-asian="italic" fo:language="es"/>
    </style:style>
    <style:style style:name="T810" style:parent-style-name="Policepardéfaut" style:family="text">
      <style:text-properties fo:language="es"/>
    </style:style>
    <style:style style:name="T811" style:parent-style-name="Policepardéfaut" style:family="text">
      <style:text-properties fo:language="es"/>
    </style:style>
    <style:style style:name="P812" style:parent-style-name="Normal" style:family="paragraph">
      <style:paragraph-properties fo:line-height="100%" fo:text-indent="0in"/>
    </style:style>
    <style:style style:name="T813" style:parent-style-name="Policepardéfaut" style:family="text">
      <style:text-properties fo:font-style="italic" style:font-style-asian="italic" fo:language="es"/>
    </style:style>
    <style:style style:name="T814" style:parent-style-name="Policepardéfaut" style:family="text">
      <style:text-properties fo:language="es"/>
    </style:style>
    <style:style style:name="T815" style:parent-style-name="Policepardéfaut" style:family="text">
      <style:text-properties fo:font-style="italic" style:font-style-asian="italic" fo:language="es"/>
    </style:style>
    <style:style style:name="T816" style:parent-style-name="Policepardéfaut" style:family="text">
      <style:text-properties fo:language="es"/>
    </style:style>
    <style:style style:name="P817" style:parent-style-name="Normal" style:family="paragraph">
      <style:paragraph-properties fo:line-height="100%" fo:text-indent="0in"/>
    </style:style>
    <style:style style:name="T818" style:parent-style-name="Policepardéfaut" style:family="text">
      <style:text-properties fo:font-style="italic" style:font-style-asian="italic"/>
    </style:style>
    <style:style style:name="P819" style:parent-style-name="Normal" style:family="paragraph">
      <style:paragraph-properties fo:line-height="100%" fo:text-indent="0in"/>
    </style:style>
    <style:style style:name="T820" style:parent-style-name="Policepardéfaut" style:family="text">
      <style:text-properties fo:font-style="italic" style:font-style-asian="italic"/>
    </style:style>
    <style:style style:name="P821" style:parent-style-name="Normal" style:family="paragraph">
      <style:paragraph-properties fo:line-height="100%" fo:text-indent="0in"/>
    </style:style>
    <style:style style:name="P822" style:parent-style-name="Normal" style:family="paragraph">
      <style:paragraph-properties fo:line-height="100%" fo:text-indent="0in"/>
    </style:style>
    <style:style style:name="T823" style:parent-style-name="Policepardéfaut" style:family="text">
      <style:text-properties fo:font-style="italic" style:font-style-asian="italic"/>
    </style:style>
    <style:style style:name="P824" style:parent-style-name="Normal" style:family="paragraph">
      <style:paragraph-properties fo:line-height="100%" fo:text-indent="0in"/>
    </style:style>
    <style:style style:name="T825" style:parent-style-name="Policepardéfaut" style:family="text">
      <style:text-properties fo:font-style="italic" style:font-style-asian="italic"/>
    </style:style>
    <style:style style:name="P826" style:parent-style-name="Normal" style:family="paragraph">
      <style:paragraph-properties fo:line-height="100%" fo:text-indent="0in"/>
    </style:style>
    <style:style style:name="P827" style:parent-style-name="Normal" style:family="paragraph">
      <style:paragraph-properties fo:line-height="100%" fo:text-indent="0in"/>
    </style:style>
    <style:style style:name="T828" style:parent-style-name="Policepardéfaut" style:family="text">
      <style:text-properties fo:font-style="italic" style:font-style-asian="italic"/>
    </style:style>
    <style:style style:name="P829" style:parent-style-name="Normal" style:family="paragraph">
      <style:paragraph-properties fo:line-height="100%" fo:text-indent="0in"/>
    </style:style>
    <style:style style:name="P830" style:parent-style-name="Normal" style:family="paragraph">
      <style:paragraph-properties fo:line-height="100%" fo:text-indent="0in"/>
    </style:style>
    <style:style style:name="T831" style:parent-style-name="Policepardéfaut" style:family="text">
      <style:text-properties fo:font-style="italic" style:font-style-asian="italic"/>
    </style:style>
    <style:style style:name="P832" style:parent-style-name="Normal" style:family="paragraph">
      <style:paragraph-properties fo:line-height="100%" fo:text-indent="0in"/>
    </style:style>
    <style:style style:name="P833" style:parent-style-name="Normal" style:family="paragraph">
      <style:paragraph-properties fo:line-height="100%" fo:text-indent="0in"/>
    </style:style>
    <style:style style:name="T834" style:parent-style-name="Policepardéfaut" style:family="text">
      <style:text-properties fo:font-style="italic" style:font-style-asian="italic"/>
    </style:style>
    <style:style style:name="P835" style:parent-style-name="Normal" style:family="paragraph">
      <style:paragraph-properties fo:line-height="100%" fo:text-indent="0in"/>
    </style:style>
    <style:style style:name="P836" style:parent-style-name="Normal" style:family="paragraph">
      <style:paragraph-properties fo:line-height="100%" fo:text-indent="0in"/>
    </style:style>
    <style:style style:name="T837" style:parent-style-name="Policepardéfaut" style:family="text">
      <style:text-properties fo:font-style="italic" style:font-style-asian="italic"/>
    </style:style>
    <style:style style:name="P838" style:parent-style-name="Normal" style:family="paragraph">
      <style:paragraph-properties fo:line-height="100%" fo:text-indent="0in"/>
    </style:style>
    <style:style style:name="T839" style:parent-style-name="Policepardéfaut" style:family="text">
      <style:text-properties fo:text-transform="uppercase"/>
    </style:style>
    <style:style style:name="P840" style:parent-style-name="Normal" style:family="paragraph">
      <style:paragraph-properties fo:line-height="100%" fo:text-indent="0in"/>
    </style:style>
    <style:style style:name="T841" style:parent-style-name="Policepardéfaut" style:family="text">
      <style:text-properties fo:font-style="italic" style:font-style-asian="italic"/>
    </style:style>
    <style:style style:name="P842" style:parent-style-name="Normal" style:family="paragraph">
      <style:paragraph-properties fo:line-height="100%" fo:text-indent="0in"/>
    </style:style>
    <style:style style:name="P843" style:parent-style-name="Normal" style:family="paragraph">
      <style:paragraph-properties fo:line-height="100%" fo:text-indent="0in"/>
    </style:style>
    <style:style style:name="T844" style:parent-style-name="Policepardéfaut" style:family="text">
      <style:text-properties fo:font-style="italic" style:font-style-asian="italic"/>
    </style:style>
    <style:style style:name="P845" style:parent-style-name="Normal" style:family="paragraph">
      <style:paragraph-properties fo:line-height="100%" fo:text-indent="0in"/>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P849" style:parent-style-name="Normal" style:family="paragraph">
      <style:paragraph-properties fo:line-height="100%" fo:text-indent="0in"/>
    </style:style>
    <style:style style:name="T850" style:parent-style-name="Policepardéfaut" style:family="text">
      <style:text-properties fo:font-style="italic" style:font-style-asian="italic"/>
    </style:style>
    <style:style style:name="P851" style:parent-style-name="Normal" style:family="paragraph">
      <style:paragraph-properties fo:line-height="100%" fo:text-indent="0in"/>
    </style:style>
    <style:style style:name="T852" style:parent-style-name="Policepardéfaut" style:family="text">
      <style:text-properties fo:font-style="italic" style:font-style-asian="italic"/>
    </style:style>
    <style:style style:name="P853" style:parent-style-name="Normal" style:family="paragraph">
      <style:paragraph-properties fo:line-height="100%" fo:text-indent="0in"/>
    </style:style>
    <style:style style:name="P854" style:parent-style-name="Normal" style:family="paragraph">
      <style:paragraph-properties fo:line-height="100%" fo:text-indent="0in"/>
    </style:style>
    <style:style style:name="T855" style:parent-style-name="Policepardéfaut" style:family="text">
      <style:text-properties fo:font-style="italic" style:font-style-asian="italic"/>
    </style:style>
    <style:style style:name="P856" style:parent-style-name="Normal" style:family="paragraph">
      <style:paragraph-properties fo:line-height="100%" fo:text-indent="0in"/>
    </style:style>
    <style:style style:name="P857" style:parent-style-name="Normal" style:family="paragraph">
      <style:paragraph-properties fo:line-height="100%" fo:text-indent="0in"/>
    </style:style>
    <style:style style:name="T858" style:parent-style-name="Policepardéfaut" style:family="text">
      <style:text-properties fo:font-style="italic" style:font-style-asian="italic"/>
    </style:style>
    <style:style style:name="P859" style:parent-style-name="Normal" style:family="paragraph">
      <style:paragraph-properties fo:line-height="100%" fo:text-indent="0in"/>
    </style:style>
    <style:style style:name="T860" style:parent-style-name="Policepardéfaut" style:family="text">
      <style:text-properties fo:text-transform="uppercase"/>
    </style:style>
    <style:style style:name="P861" style:parent-style-name="Normal" style:family="paragraph">
      <style:paragraph-properties fo:line-height="100%" fo:text-indent="0in"/>
    </style:style>
    <style:style style:name="T862" style:parent-style-name="Policepardéfaut" style:family="text">
      <style:text-properties fo:font-style="italic" style:font-style-asian="italic"/>
    </style:style>
    <style:style style:name="P863" style:parent-style-name="Normal" style:family="paragraph">
      <style:paragraph-properties fo:line-height="100%" fo:text-indent="0in"/>
    </style:style>
    <style:style style:name="P864" style:parent-style-name="Normal" style:family="paragraph">
      <style:paragraph-properties style:text-autospace="none" fo:line-height="100%" fo:text-indent="0in"/>
    </style:style>
    <style:style style:name="T865" style:parent-style-name="Policepardéfaut" style:family="text">
      <style:text-properties fo:text-transform="uppercase"/>
    </style:style>
    <style:style style:name="P866" style:parent-style-name="Normal" style:family="paragraph">
      <style:paragraph-properties style:text-autospace="none" fo:line-height="100%" fo:text-indent="0in"/>
    </style:style>
    <style:style style:name="T867" style:parent-style-name="Policepardéfaut" style:family="text">
      <style:text-properties fo:font-style="italic" style:font-style-asian="italic"/>
    </style:style>
    <style:style style:name="T868" style:parent-style-name="Policepardéfaut" style:family="text">
      <style:text-properties fo:font-style="italic" style:font-style-asian="italic"/>
    </style:style>
    <style:style style:name="P869" style:parent-style-name="Normal" style:family="paragraph">
      <style:paragraph-properties fo:line-height="100%" fo:text-indent="0in"/>
    </style:style>
    <style:style style:name="T870" style:parent-style-name="Policepardéfaut" style:family="text">
      <style:text-properties fo:text-transform="uppercase"/>
    </style:style>
    <style:style style:name="P871" style:parent-style-name="Normal" style:family="paragraph">
      <style:paragraph-properties style:text-autospace="none" fo:line-height="100%" fo:text-indent="0in"/>
    </style:style>
    <style:style style:name="T872" style:parent-style-name="Policepardéfaut" style:family="text">
      <style:text-properties fo:font-style="italic" style:font-style-asian="italic"/>
    </style:style>
    <style:style style:name="P873" style:parent-style-name="Normal" style:family="paragraph">
      <style:paragraph-properties style:text-autospace="none" fo:line-height="100%" fo:text-indent="0in"/>
    </style:style>
    <style:style style:name="T874" style:parent-style-name="Policepardéfaut" style:family="text">
      <style:text-properties fo:font-style="italic" style:font-style-asian="italic"/>
    </style:style>
    <style:style style:name="P875" style:parent-style-name="Normal" style:family="paragraph">
      <style:paragraph-properties style:text-autospace="none" fo:line-height="100%" fo:text-indent="0in"/>
    </style:style>
    <style:style style:name="T876" style:parent-style-name="Policepardéfaut" style:family="text">
      <style:text-properties fo:font-style="italic" style:font-style-asian="italic"/>
    </style:style>
    <style:style style:name="P877" style:parent-style-name="Normal" style:family="paragraph">
      <style:paragraph-properties style:text-autospace="none" fo:line-height="100%" fo:text-indent="0in"/>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P880" style:parent-style-name="Normal" style:family="paragraph">
      <style:paragraph-properties style:text-autospace="none" fo:line-height="100%" fo:text-indent="0in"/>
    </style:style>
    <style:style style:name="T881" style:parent-style-name="Policepardéfaut" style:family="text">
      <style:text-properties style:font-style-complex="italic"/>
    </style:style>
    <style:style style:name="T882" style:parent-style-name="Policepardéfaut" style:family="text">
      <style:text-properties fo:font-style="italic" style:font-style-asian="italic" style:font-style-complex="italic"/>
    </style:style>
    <style:style style:name="T883" style:parent-style-name="Policepardéfaut" style:family="text">
      <style:text-properties style:font-style-complex="italic"/>
    </style:style>
    <style:style style:name="T884" style:parent-style-name="Policepardéfaut" style:family="text">
      <style:text-properties fo:font-style="italic" style:font-style-asian="italic" style:font-style-complex="italic"/>
    </style:style>
    <style:style style:name="T885" style:parent-style-name="Policepardéfaut" style:family="text">
      <style:text-properties style:font-style-complex="italic"/>
    </style:style>
    <style:style style:name="T886" style:parent-style-name="Policepardéfaut" style:family="text">
      <style:text-properties fo:font-style="italic" style:font-style-asian="italic" style:font-style-complex="italic"/>
    </style:style>
    <style:style style:name="P887" style:parent-style-name="Normal" style:family="paragraph">
      <style:paragraph-properties style:text-autospace="none" fo:line-height="100%" fo:text-indent="0in"/>
    </style:style>
    <style:style style:name="T888" style:parent-style-name="Policepardéfaut" style:family="text">
      <style:text-properties fo:font-style="italic" style:font-style-asian="italic"/>
    </style:style>
    <style:style style:name="P889" style:parent-style-name="Normal" style:family="paragraph">
      <style:paragraph-properties fo:line-height="100%" fo:text-indent="0in"/>
    </style:style>
    <style:style style:name="T890" style:parent-style-name="Policepardéfaut" style:family="text">
      <style:text-properties fo:text-transform="uppercase"/>
    </style:style>
    <style:style style:name="P891" style:parent-style-name="Normal" style:family="paragraph">
      <style:paragraph-properties style:text-autospace="none" fo:line-height="100%" fo:text-indent="0in"/>
    </style:style>
    <style:style style:name="T892" style:parent-style-name="Policepardéfaut" style:family="text">
      <style:text-properties fo:font-style="italic" style:font-style-asian="italic"/>
    </style:style>
    <style:style style:name="P893" style:parent-style-name="Normal" style:family="paragraph">
      <style:paragraph-properties fo:line-height="100%" fo:text-indent="0in"/>
    </style:style>
    <style:style style:name="P894" style:parent-style-name="Normal" style:family="paragraph">
      <style:paragraph-properties fo:line-height="100%" fo:text-indent="0in"/>
    </style:style>
    <style:style style:name="T895" style:parent-style-name="Policepardéfaut" style:family="text">
      <style:text-properties fo:font-style="italic" style:font-style-asian="italic"/>
    </style:style>
    <style:style style:name="P896" style:parent-style-name="Normal" style:family="paragraph">
      <style:paragraph-properties fo:line-height="100%" fo:text-indent="0in"/>
    </style:style>
    <style:style style:name="T897" style:parent-style-name="Policepardéfaut" style:family="text">
      <style:text-properties fo:language="fr" fo:country="FR"/>
    </style:style>
    <style:style style:name="T898" style:parent-style-name="Policepardéfaut" style:family="text">
      <style:text-properties fo:font-style="italic" style:font-style-asian="italic" fo:language="fr" fo:country="FR"/>
    </style:style>
    <style:style style:name="T899" style:parent-style-name="Policepardéfaut" style:family="text">
      <style:text-properties fo:language="fr" fo:country="FR"/>
    </style:style>
    <style:style style:name="P900" style:parent-style-name="Normal" style:family="paragraph">
      <style:paragraph-properties fo:line-height="100%" fo:text-indent="0in"/>
    </style:style>
    <style:style style:name="T901" style:parent-style-name="Policepardéfaut" style:family="text">
      <style:text-properties fo:font-style="italic" style:font-style-asian="italic"/>
    </style:style>
    <style:style style:name="P902" style:parent-style-name="Normal" style:family="paragraph">
      <style:paragraph-properties fo:line-height="100%" fo:text-indent="0in"/>
    </style:style>
    <style:style style:name="P903" style:parent-style-name="Normal" style:family="paragraph">
      <style:paragraph-properties style:text-autospace="none" fo:line-height="100%" fo:text-indent="0in"/>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P906" style:parent-style-name="Normal" style:family="paragraph">
      <style:paragraph-properties fo:line-height="100%" fo:text-indent="0in"/>
    </style:style>
    <style:style style:name="P907" style:parent-style-name="Normal" style:family="paragraph">
      <style:paragraph-properties fo:line-height="100%" fo:text-indent="0in"/>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P910" style:parent-style-name="Normal" style:family="paragraph">
      <style:paragraph-properties fo:line-height="100%" fo:text-indent="0in"/>
    </style:style>
    <style:style style:name="T911" style:parent-style-name="Policepardéfaut" style:family="text">
      <style:text-properties fo:text-transform="uppercase"/>
    </style:style>
    <style:style style:name="P912" style:parent-style-name="Normal" style:family="paragraph">
      <style:paragraph-properties style:text-autospace="none" fo:line-height="100%" fo:text-indent="0in"/>
    </style:style>
    <style:style style:name="T913" style:parent-style-name="Policepardéfaut" style:family="text">
      <style:text-properties fo:text-transform="uppercase"/>
    </style:style>
    <style:style style:name="T914" style:parent-style-name="Policepardéfaut" style:family="text">
      <style:text-properties fo:font-style="italic" style:font-style-asian="italic"/>
    </style:style>
    <style:style style:name="P915" style:parent-style-name="Normal" style:family="paragraph">
      <style:paragraph-properties fo:line-height="100%" fo:text-indent="0in"/>
    </style:style>
    <style:style style:name="T916" style:parent-style-name="Policepardéfaut" style:family="text">
      <style:text-properties fo:language="fr" fo:country="FR"/>
    </style:style>
    <style:style style:name="T917" style:parent-style-name="Policepardéfaut" style:family="text">
      <style:text-properties fo:text-transform="uppercase" fo:language="fr" fo:country="FR"/>
    </style:style>
    <style:style style:name="T918" style:parent-style-name="Policepardéfaut" style:family="text">
      <style:text-properties fo:language="fr" fo:country="FR"/>
    </style:style>
    <style:style style:name="P919" style:parent-style-name="Normal" style:family="paragraph">
      <style:paragraph-properties style:text-autospace="none" fo:line-height="100%" fo:text-indent="0in"/>
    </style:style>
    <style:style style:name="T920" style:parent-style-name="Policepardéfaut" style:family="text">
      <style:text-properties fo:language="fr" fo:country="FR"/>
    </style:style>
    <style:style style:name="T921" style:parent-style-name="Policepardéfaut" style:family="text">
      <style:text-properties fo:font-style="italic" style:font-style-asian="italic" fo:language="fr" fo:country="FR"/>
    </style:style>
    <style:style style:name="T922" style:parent-style-name="Policepardéfaut" style:family="text">
      <style:text-properties fo:language="fr" fo:country="FR"/>
    </style:style>
    <style:style style:name="T923" style:parent-style-name="Policepardéfaut" style:family="text">
      <style:text-properties fo:font-style="italic" style:font-style-asian="italic" fo:language="fr" fo:country="FR"/>
    </style:style>
    <style:style style:name="T924" style:parent-style-name="Policepardéfaut" style:family="text">
      <style:text-properties fo:language="fr" fo:country="FR"/>
    </style:style>
    <style:style style:name="T925" style:parent-style-name="Policepardéfaut" style:family="text">
      <style:text-properties fo:font-style="italic" style:font-style-asian="italic" fo:language="fr" fo:country="FR"/>
    </style:style>
    <style:style style:name="T926" style:parent-style-name="Policepardéfaut" style:family="text">
      <style:text-properties fo:language="fr" fo:country="FR"/>
    </style:style>
    <style:style style:name="P927" style:parent-style-name="Normal" style:family="paragraph">
      <style:paragraph-properties fo:line-height="100%" fo:text-indent="0in"/>
    </style:style>
    <style:style style:name="T928" style:parent-style-name="Policepardéfaut" style:family="text">
      <style:text-properties fo:text-transform="uppercase" fo:language="fr" fo:country="FR"/>
    </style:style>
    <style:style style:name="T929" style:parent-style-name="Policepardéfaut" style:family="text">
      <style:text-properties fo:language="fr" fo:country="FR"/>
    </style:style>
    <style:style style:name="P930" style:parent-style-name="Normal" style:family="paragraph">
      <style:paragraph-properties style:text-autospace="none" fo:line-height="100%" fo:text-indent="0in"/>
    </style:style>
    <style:style style:name="T931" style:parent-style-name="Policepardéfaut" style:family="text">
      <style:text-properties fo:language="fr" fo:country="FR"/>
    </style:style>
    <style:style style:name="T932" style:parent-style-name="Policepardéfaut" style:family="text">
      <style:text-properties fo:font-style="italic" style:font-style-asian="italic" fo:language="fr" fo:country="FR"/>
    </style:style>
    <style:style style:name="T933" style:parent-style-name="Policepardéfaut" style:family="text">
      <style:text-properties fo:language="fr" fo:country="FR"/>
    </style:style>
    <style:style style:name="P934" style:parent-style-name="Normal" style:family="paragraph">
      <style:paragraph-properties fo:line-height="100%" fo:text-indent="0in"/>
    </style:style>
    <style:style style:name="T935" style:parent-style-name="Policepardéfaut" style:family="text">
      <style:text-properties fo:language="fr" fo:country="FR"/>
    </style:style>
    <style:style style:name="T936" style:parent-style-name="Policepardéfaut" style:family="text">
      <style:text-properties fo:text-transform="uppercase" fo:language="fr" fo:country="FR"/>
    </style:style>
    <style:style style:name="T937" style:parent-style-name="Policepardéfaut" style:family="text">
      <style:text-properties fo:language="fr" fo:country="FR"/>
    </style:style>
    <style:style style:name="T938" style:parent-style-name="Policepardéfaut" style:family="text">
      <style:text-properties fo:text-transform="uppercase" fo:language="fr" fo:country="FR"/>
    </style:style>
    <style:style style:name="T939" style:parent-style-name="Policepardéfaut" style:family="text">
      <style:text-properties fo:language="fr" fo:country="FR"/>
    </style:style>
    <style:style style:name="T940" style:parent-style-name="Policepardéfaut" style:family="text">
      <style:text-properties fo:text-transform="uppercase" fo:language="fr" fo:country="FR"/>
    </style:style>
    <style:style style:name="T941" style:parent-style-name="Policepardéfaut" style:family="text">
      <style:text-properties fo:language="fr" fo:country="FR"/>
    </style:style>
    <style:style style:name="P942" style:parent-style-name="Normal" style:family="paragraph">
      <style:paragraph-properties style:text-autospace="none" fo:line-height="100%" fo:text-indent="0in"/>
    </style:style>
    <style:style style:name="T943" style:parent-style-name="Policepardéfaut" style:family="text">
      <style:text-properties fo:language="fr" fo:country="FR"/>
    </style:style>
    <style:style style:name="T944" style:parent-style-name="Policepardéfaut" style:family="text">
      <style:text-properties fo:font-style="italic" style:font-style-asian="italic" fo:language="fr" fo:country="FR"/>
    </style:style>
    <style:style style:name="T945" style:parent-style-name="Policepardéfaut" style:family="text">
      <style:text-properties fo:language="fr" fo:country="FR"/>
    </style:style>
    <style:style style:name="P946" style:parent-style-name="Normal" style:family="paragraph">
      <style:paragraph-properties fo:line-height="100%" fo:text-indent="0in"/>
    </style:style>
    <style:style style:name="T947" style:parent-style-name="Policepardéfaut" style:family="text">
      <style:text-properties fo:text-transform="uppercase"/>
    </style:style>
    <style:style style:name="P948" style:parent-style-name="Normal" style:family="paragraph">
      <style:paragraph-properties style:text-autospace="none" fo:line-height="100%" fo:text-indent="0in"/>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P951" style:parent-style-name="Normal" style:family="paragraph">
      <style:paragraph-properties style:text-autospace="none" fo:line-height="100%" fo:text-indent="0in"/>
    </style:style>
    <style:style style:name="T952" style:parent-style-name="Policepardéfaut" style:family="text">
      <style:text-properties fo:font-style="italic" style:font-style-asian="italic"/>
    </style:style>
    <style:style style:name="T953" style:parent-style-name="Policepardéfaut" style:family="text">
      <style:text-properties style:font-weight-complex="bold" style:font-size-complex="12pt" fo:language="es"/>
    </style:style>
    <style:style style:name="P954" style:parent-style-name="Normal" style:family="paragraph">
      <style:paragraph-properties style:text-autospace="none" fo:line-height="100%" fo:text-indent="0in"/>
    </style:style>
    <style:style style:name="T955" style:parent-style-name="Policepardéfaut" style:family="text">
      <style:text-properties fo:font-style="italic" style:font-style-asian="italic"/>
    </style:style>
    <style:style style:name="P956" style:parent-style-name="Normal" style:family="paragraph">
      <style:paragraph-properties style:text-autospace="none" fo:line-height="100%" fo:text-indent="0in"/>
    </style:style>
    <style:style style:name="T957" style:parent-style-name="Policepardéfaut" style:family="text">
      <style:text-properties style:font-weight-complex="bold" fo:font-style="italic" style:font-style-asian="italic" style:font-size-complex="12pt" fo:language="es"/>
    </style:style>
    <style:style style:name="T958" style:parent-style-name="Policepardéfaut" style:family="text">
      <style:text-properties style:font-weight-complex="bold" style:font-size-complex="12pt" fo:language="es"/>
    </style:style>
    <style:style style:name="P959" style:parent-style-name="Normal" style:family="paragraph">
      <style:paragraph-properties style:text-autospace="none" fo:line-height="100%" fo:text-indent="0in"/>
    </style:style>
    <style:style style:name="T960" style:parent-style-name="Policepardéfaut" style:family="text">
      <style:text-properties style:font-weight-complex="bold" fo:font-style="italic" style:font-style-asian="italic" style:font-size-complex="12pt" fo:language="es"/>
    </style:style>
    <style:style style:name="T961" style:parent-style-name="Policepardéfaut" style:family="text">
      <style:text-properties style:font-weight-complex="bold" style:font-size-complex="12pt" fo:language="es"/>
    </style:style>
    <style:style style:name="T962" style:parent-style-name="Policepardéfaut" style:family="text">
      <style:text-properties style:font-weight-complex="bold" fo:font-style="italic" style:font-style-asian="italic" style:font-size-complex="12pt" fo:language="es"/>
    </style:style>
    <style:style style:name="T963" style:parent-style-name="Policepardéfaut" style:family="text">
      <style:text-properties style:font-weight-complex="bold" style:font-size-complex="12pt" fo:language="es"/>
    </style:style>
    <style:style style:name="P964" style:parent-style-name="Normal" style:family="paragraph">
      <style:paragraph-properties fo:line-height="100%" fo:text-indent="0in"/>
    </style:style>
    <style:style style:name="T965" style:parent-style-name="Policepardéfaut" style:family="text">
      <style:text-properties fo:font-style="italic" style:font-style-asian="italic"/>
    </style:style>
    <style:style style:name="T966" style:parent-style-name="Policepardéfaut" style:family="text">
      <style:text-properties fo:text-transform="uppercase"/>
    </style:style>
    <style:style style:name="T967" style:parent-style-name="Policepardéfaut" style:family="text">
      <style:text-properties fo:text-transform="uppercase"/>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P970" style:parent-style-name="Normal" style:family="paragraph">
      <style:paragraph-properties fo:line-height="100%" fo:text-indent="0in"/>
    </style:style>
    <style:style style:name="P971" style:parent-style-name="Normal" style:family="paragraph">
      <style:paragraph-properties fo:line-height="100%" fo:text-indent="0in"/>
    </style:style>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P974" style:parent-style-name="Normal" style:family="paragraph">
      <style:paragraph-properties fo:line-height="100%" fo:text-indent="0in"/>
    </style:style>
    <style:style style:name="T975" style:parent-style-name="Policepardéfaut" style:family="text">
      <style:text-properties fo:text-transform="uppercase"/>
    </style:style>
    <style:style style:name="P976" style:parent-style-name="Normal" style:family="paragraph">
      <style:paragraph-properties style:text-autospace="none" fo:line-height="100%" fo:text-indent="0in"/>
    </style:style>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fo:language="fr" fo:country="FR"/>
    </style:style>
    <style:style style:name="T980" style:parent-style-name="Policepardéfaut" style:family="text">
      <style:text-properties style:text-position="super 63.6%" fo:language="fr" fo:country="FR"/>
    </style:style>
    <style:style style:name="T981" style:parent-style-name="Policepardéfaut" style:family="text">
      <style:text-properties fo:language="fr" fo:country="FR"/>
    </style:style>
    <style:style style:name="T982" style:parent-style-name="Policepardéfaut" style:family="text">
      <style:text-properties fo:font-style="italic" style:font-style-asian="italic" fo:language="fr" fo:country="FR"/>
    </style:style>
    <style:style style:name="T983" style:parent-style-name="Policepardéfaut" style:family="text">
      <style:text-properties fo:language="fr" fo:country="FR"/>
    </style:style>
    <style:style style:name="T984" style:parent-style-name="Policepardéfaut" style:family="text">
      <style:text-properties fo:font-style="italic" style:font-style-asian="italic" fo:language="fr" fo:country="FR"/>
    </style:style>
    <style:style style:name="T985" style:parent-style-name="Policepardéfaut" style:family="text">
      <style:text-properties fo:language="fr" fo:country="FR"/>
    </style:style>
    <style:style style:name="P986" style:parent-style-name="Normal" style:family="paragraph">
      <style:paragraph-properties style:text-autospace="none" fo:line-height="100%" fo:text-indent="0in"/>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P989" style:parent-style-name="Normal" style:family="paragraph">
      <style:paragraph-properties style:text-autospace="none" fo:line-height="100%" fo:text-indent="0in"/>
    </style:style>
    <style:style style:name="T990" style:parent-style-name="Policepardéfaut" style:family="text">
      <style:text-properties fo:font-style="italic" style:font-style-asian="italic"/>
    </style:style>
    <style:style style:name="P991" style:parent-style-name="Normal" style:family="paragraph">
      <style:paragraph-properties fo:line-height="100%" fo:text-indent="0in"/>
      <style:text-properties fo:language="fr" fo:country="FR"/>
    </style:style>
    <style:style style:name="P992" style:parent-style-name="Normal" style:family="paragraph">
      <style:paragraph-properties fo:line-height="100%" fo:text-indent="0in"/>
    </style:style>
    <style:style style:name="T993" style:parent-style-name="Policepardéfaut" style:family="text">
      <style:text-properties fo:language="fr" fo:country="FR"/>
    </style:style>
    <style:style style:name="T994" style:parent-style-name="Policepardéfaut" style:family="text">
      <style:text-properties fo:font-style="italic" style:font-style-asian="italic" fo:language="fr" fo:country="FR"/>
    </style:style>
    <style:style style:name="T995" style:parent-style-name="Policepardéfaut" style:family="text">
      <style:text-properties fo:language="fr" fo:country="FR"/>
    </style:style>
    <style:style style:name="P996" style:parent-style-name="Normal" style:family="paragraph">
      <style:paragraph-properties fo:line-height="100%" fo:text-indent="0in"/>
    </style:style>
    <style:style style:name="P997" style:parent-style-name="Normal" style:family="paragraph">
      <style:paragraph-properties fo:line-height="100%" fo:text-indent="0in"/>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P1000" style:parent-style-name="Normal" style:family="paragraph">
      <style:paragraph-properties fo:line-height="100%" fo:text-indent="0in"/>
      <style:text-properties fo:language="fr" fo:country="FR"/>
    </style:style>
    <style:style style:name="P1001" style:parent-style-name="Normal" style:family="paragraph">
      <style:paragraph-properties style:text-autospace="none" fo:line-height="100%" fo:text-indent="0in"/>
    </style:style>
    <style:style style:name="T1002" style:parent-style-name="Policepardéfaut" style:family="text">
      <style:text-properties fo:language="fr" fo:country="FR"/>
    </style:style>
    <style:style style:name="T1003" style:parent-style-name="Policepardéfaut" style:family="text">
      <style:text-properties fo:font-style="italic" style:font-style-asian="italic" fo:language="fr" fo:country="FR"/>
    </style:style>
    <style:style style:name="T1004" style:parent-style-name="Policepardéfaut" style:family="text">
      <style:text-properties fo:language="fr" fo:country="FR"/>
    </style:style>
    <style:style style:name="P1005" style:parent-style-name="Normal" style:family="paragraph">
      <style:paragraph-properties fo:line-height="100%" fo:text-indent="0in"/>
    </style:style>
    <style:style style:name="P1006" style:parent-style-name="Normal" style:family="paragraph">
      <style:paragraph-properties fo:line-height="100%" fo:text-indent="0in"/>
    </style:style>
    <style:style style:name="T1007" style:parent-style-name="Policepardéfaut" style:family="text">
      <style:text-properties fo:font-style="italic" style:font-style-asian="italic"/>
    </style:style>
    <style:style style:name="T1008" style:parent-style-name="Policepardéfaut" style:family="text">
      <style:text-properties fo:font-style="italic" style:font-style-asian="italic"/>
    </style:style>
    <style:style style:name="P1009" style:parent-style-name="Normal" style:family="paragraph">
      <style:paragraph-properties fo:line-height="100%" fo:text-indent="0in"/>
    </style:style>
    <style:style style:name="T1010" style:parent-style-name="Policepardéfaut" style:family="text">
      <style:text-properties fo:font-style="italic" style:font-style-asian="italic"/>
    </style:style>
    <style:style style:name="T1011" style:parent-style-name="Policepardéfaut" style:family="text">
      <style:text-properties fo:font-style="italic" style:font-style-asian="italic"/>
    </style:style>
    <style:style style:name="P1012" style:parent-style-name="Normal" style:family="paragraph">
      <style:paragraph-properties fo:line-height="100%" fo:text-indent="0in"/>
    </style:style>
    <style:style style:name="T1013" style:parent-style-name="Policepardéfaut" style:family="text">
      <style:text-properties fo:font-style="italic" style:font-style-asian="italic"/>
    </style:style>
    <style:style style:name="T1014" style:parent-style-name="Policepardéfaut" style:family="text">
      <style:text-properties fo:font-style="italic" style:font-style-asian="italic"/>
    </style:style>
    <style:style style:name="P1015" style:parent-style-name="Normal" style:family="paragraph">
      <style:paragraph-properties fo:line-height="100%" fo:text-indent="0in"/>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style>
    <style:style style:name="P1018" style:parent-style-name="Normal" style:family="paragraph">
      <style:paragraph-properties fo:line-height="100%" fo:text-indent="0in"/>
    </style:style>
    <style:style style:name="P1019" style:parent-style-name="Normal" style:family="paragraph">
      <style:paragraph-properties fo:line-height="100%" fo:text-indent="0in"/>
    </style:style>
    <style:style style:name="T1020" style:parent-style-name="Policepardéfaut" style:family="text">
      <style:text-properties fo:font-style="italic" style:font-style-asian="italic"/>
    </style:style>
    <style:style style:name="T1021" style:parent-style-name="Policepardéfaut" style:family="text">
      <style:text-properties fo:language="es"/>
    </style:style>
    <style:style style:name="T1022" style:parent-style-name="Policepardéfaut" style:family="text">
      <style:text-properties fo:language="es"/>
    </style:style>
    <style:style style:name="P1023" style:parent-style-name="Normal" style:family="paragraph">
      <style:paragraph-properties fo:line-height="100%" fo:text-indent="0in"/>
    </style:style>
    <style:style style:name="P1024" style:parent-style-name="Normal" style:family="paragraph">
      <style:paragraph-properties style:text-autospace="none" fo:line-height="100%" fo:text-indent="0in"/>
    </style:style>
    <style:style style:name="T1025" style:parent-style-name="Policepardéfaut" style:family="text">
      <style:text-properties fo:font-style="italic" style:font-style-asian="italic"/>
    </style:style>
    <style:style style:name="T1026" style:parent-style-name="Policepardéfaut" style:family="text">
      <style:text-properties style:font-name="Garamond"/>
    </style:style>
    <style:style style:name="T1027" style:parent-style-name="Policepardéfaut" style:family="text">
      <style:text-properties style:font-name="Garamond"/>
    </style:style>
    <style:style style:name="P1028" style:parent-style-name="Normal" style:family="paragraph">
      <style:paragraph-properties fo:line-height="100%" fo:text-indent="0in"/>
    </style:style>
    <style:style style:name="T1029" style:parent-style-name="Policepardéfaut" style:family="text">
      <style:text-properties fo:text-transform="uppercase"/>
    </style:style>
    <style:style style:name="P1030" style:parent-style-name="Normal" style:family="paragraph">
      <style:paragraph-properties style:text-autospace="none" fo:line-height="100%" fo:text-indent="0in"/>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P1033" style:parent-style-name="Normal" style:family="paragraph">
      <style:paragraph-properties fo:line-height="100%" fo:text-indent="0in"/>
    </style:style>
    <style:style style:name="T1034" style:parent-style-name="Policepardéfaut" style:family="text">
      <style:text-properties fo:text-transform="uppercase"/>
    </style:style>
    <style:style style:name="P1035" style:parent-style-name="Normal" style:family="paragraph">
      <style:paragraph-properties style:text-autospace="none" fo:line-height="100%" fo:text-indent="0in"/>
    </style:style>
    <style:style style:name="T1036" style:parent-style-name="Policepardéfaut" style:family="text">
      <style:text-properties fo:font-style="italic" style:font-style-asian="italic"/>
    </style:style>
    <style:style style:name="T1037" style:parent-style-name="Policepardéfaut" style:family="text">
      <style:text-properties fo:font-style="italic" style:font-style-asian="italic"/>
    </style:style>
    <style:style style:name="P1038" style:parent-style-name="Normal" style:family="paragraph">
      <style:paragraph-properties style:text-autospace="none" fo:line-height="100%" fo:text-indent="0in"/>
    </style:style>
    <style:style style:name="T1039" style:parent-style-name="Policepardéfaut" style:family="text">
      <style:text-properties fo:font-style="italic" style:font-style-asian="italic"/>
    </style:style>
    <style:style style:name="P1040" style:parent-style-name="Normal" style:family="paragraph">
      <style:paragraph-properties fo:line-height="100%" fo:text-indent="0in"/>
    </style:style>
    <style:style style:name="T1041" style:parent-style-name="Policepardéfaut" style:family="text">
      <style:text-properties fo:text-transform="uppercase"/>
    </style:style>
    <style:style style:name="P1042" style:parent-style-name="Normal" style:family="paragraph">
      <style:paragraph-properties style:text-autospace="none" fo:line-height="100%" fo:text-indent="0in"/>
    </style:style>
    <style:style style:name="T1043" style:parent-style-name="Policepardéfaut" style:family="text">
      <style:text-properties fo:font-style="italic" style:font-style-asian="italic"/>
    </style:style>
    <style:style style:name="P1044" style:parent-style-name="Normal" style:family="paragraph">
      <style:paragraph-properties fo:line-height="100%" fo:text-indent="0in"/>
    </style:style>
    <style:style style:name="P1045" style:parent-style-name="Normal" style:family="paragraph">
      <style:paragraph-properties fo:line-height="100%" fo:text-indent="0in"/>
    </style:style>
    <style:style style:name="T1046" style:parent-style-name="Policepardéfaut" style:family="text">
      <style:text-properties fo:font-style="italic" style:font-style-asian="italic"/>
    </style:style>
    <style:style style:name="P1047" style:parent-style-name="Normal" style:family="paragraph">
      <style:paragraph-properties fo:line-height="100%" fo:text-indent="0in"/>
    </style:style>
    <style:style style:name="T1048" style:parent-style-name="Policepardéfaut" style:family="text">
      <style:text-properties fo:text-transform="uppercase" fo:language="fr" fo:country="FR"/>
    </style:style>
    <style:style style:name="T1049" style:parent-style-name="Policepardéfaut" style:family="text">
      <style:text-properties fo:language="fr" fo:country="FR"/>
    </style:style>
    <style:style style:name="P1050" style:parent-style-name="Normal" style:family="paragraph">
      <style:paragraph-properties fo:line-height="100%" fo:text-indent="0in"/>
    </style:style>
    <style:style style:name="T1051" style:parent-style-name="Policepardéfaut" style:family="text">
      <style:text-properties fo:language="fr" fo:country="FR"/>
    </style:style>
    <style:style style:name="T1052" style:parent-style-name="Policepardéfaut" style:family="text">
      <style:text-properties fo:font-style="italic" style:font-style-asian="italic" fo:language="fr" fo:country="FR"/>
    </style:style>
    <style:style style:name="T1053" style:parent-style-name="Policepardéfaut" style:family="text">
      <style:text-properties fo:language="fr" fo:country="FR"/>
    </style:style>
    <style:style style:name="T1054" style:parent-style-name="Policepardéfaut" style:family="text">
      <style:text-properties fo:text-transform="uppercase" fo:language="fr" fo:country="FR"/>
    </style:style>
    <style:style style:name="T1055" style:parent-style-name="Policepardéfaut" style:family="text">
      <style:text-properties fo:font-style="italic" style:font-style-asian="italic" fo:language="fr" fo:country="FR"/>
    </style:style>
    <style:style style:name="T1056" style:parent-style-name="Policepardéfaut" style:family="text">
      <style:text-properties fo:language="fr" fo:country="FR"/>
    </style:style>
    <style:style style:name="P1057" style:parent-style-name="Normal" style:family="paragraph">
      <style:paragraph-properties fo:line-height="100%" fo:text-indent="0in"/>
    </style:style>
    <style:style style:name="P1058" style:parent-style-name="Normal" style:family="paragraph">
      <style:paragraph-properties fo:line-height="100%" fo:text-indent="0in"/>
    </style:style>
    <style:style style:name="T1059" style:parent-style-name="Policepardéfaut" style:family="text">
      <style:text-properties fo:font-style="italic" style:font-style-asian="italic"/>
    </style:style>
    <style:style style:name="T1060" style:parent-style-name="Policepardéfaut" style:family="text">
      <style:text-properties fo:font-size="10pt" style:font-size-asian="10pt" style:font-size-complex="10pt"/>
    </style:style>
    <style:style style:name="P1061" style:parent-style-name="Normal" style:family="paragraph">
      <style:paragraph-properties fo:line-height="100%" fo:text-indent="0in"/>
    </style:style>
    <style:style style:name="P1062" style:parent-style-name="Normal" style:family="paragraph">
      <style:paragraph-properties fo:line-height="100%" fo:text-indent="0in"/>
    </style:style>
    <style:style style:name="T1063" style:parent-style-name="Policepardéfaut" style:family="text">
      <style:text-properties fo:font-style="italic" style:font-style-asian="italic"/>
    </style:style>
    <style:style style:name="P1064" style:parent-style-name="Normal" style:family="paragraph">
      <style:paragraph-properties fo:line-height="100%" fo:text-indent="0in"/>
    </style:style>
    <style:style style:name="T1065" style:parent-style-name="Policepardéfaut" style:family="text">
      <style:text-properties fo:text-transform="uppercase"/>
    </style:style>
    <style:style style:name="P1066" style:parent-style-name="Normal" style:family="paragraph">
      <style:paragraph-properties style:text-autospace="none" fo:line-height="100%" fo:text-indent="0in"/>
    </style:style>
    <style:style style:name="T1067" style:parent-style-name="Policepardéfaut" style:family="text">
      <style:text-properties fo:font-style="italic" style:font-style-asian="italic"/>
    </style:style>
    <style:style style:name="T1068" style:parent-style-name="Policepardéfaut" style:family="text">
      <style:text-properties fo:font-style="italic" style:font-style-asian="italic"/>
    </style:style>
    <style:style style:name="T1069" style:parent-style-name="Policepardéfaut" style:family="text">
      <style:text-properties fo:font-style="italic" style:font-style-asian="italic"/>
    </style:style>
    <style:style style:name="P1070" style:parent-style-name="Normal" style:family="paragraph">
      <style:paragraph-properties style:text-autospace="none" fo:line-height="100%" fo:text-indent="0in"/>
    </style:style>
    <style:style style:name="P1071" style:parent-style-name="Normal" style:family="paragraph">
      <style:paragraph-properties style:text-autospace="none" fo:line-height="100%" fo:text-indent="0in"/>
    </style:style>
    <style:style style:name="T1072" style:parent-style-name="Policepardéfaut" style:family="text">
      <style:text-properties fo:font-style="italic" style:font-style-asian="italic"/>
    </style:style>
    <style:style style:name="T1073" style:parent-style-name="Policepardéfaut" style:family="text">
      <style:text-properties fo:font-style="italic" style:font-style-asian="italic"/>
    </style:style>
    <style:style style:name="P1074" style:parent-style-name="Normal" style:family="paragraph">
      <style:paragraph-properties style:text-autospace="none" fo:line-height="100%" fo:text-indent="0in"/>
    </style:style>
    <style:style style:name="T1075" style:parent-style-name="Policepardéfaut" style:family="text">
      <style:text-properties fo:language="fr" fo:country="FR"/>
    </style:style>
    <style:style style:name="T1076" style:parent-style-name="Accentuation" style:family="text">
      <style:text-properties fo:language="fr" fo:country="FR"/>
    </style:style>
    <style:style style:name="T1077" style:parent-style-name="Accentuation" style:family="text">
      <style:text-properties style:text-position="super 63.6%" fo:language="fr" fo:country="FR"/>
    </style:style>
    <style:style style:name="T1078" style:parent-style-name="Accentuation" style:family="text">
      <style:text-properties fo:language="fr" fo:country="FR"/>
    </style:style>
    <style:style style:name="T1079" style:parent-style-name="Accentuation" style:family="text">
      <style:text-properties style:text-position="super 63.6%" fo:language="fr" fo:country="FR"/>
    </style:style>
    <style:style style:name="T1080" style:parent-style-name="Accentuation" style:family="text">
      <style:text-properties fo:language="fr" fo:country="FR"/>
    </style:style>
    <style:style style:name="T1081" style:parent-style-name="Policepardéfaut" style:family="text">
      <style:text-properties fo:language="fr" fo:country="FR"/>
    </style:style>
    <style:style style:name="P1082" style:parent-style-name="Normal" style:family="paragraph">
      <style:paragraph-properties fo:line-height="100%" fo:text-indent="0in"/>
    </style:style>
    <style:style style:name="P1083" style:parent-style-name="Normal" style:family="paragraph">
      <style:paragraph-properties fo:line-height="100%" fo:text-indent="0in"/>
    </style:style>
    <style:style style:name="T1084" style:parent-style-name="Policepardéfaut" style:family="text">
      <style:text-properties fo:font-style="italic" style:font-style-asian="italic"/>
    </style:style>
    <style:style style:name="P1085" style:parent-style-name="Normal" style:family="paragraph">
      <style:paragraph-properties fo:line-height="100%" fo:text-indent="0in"/>
    </style:style>
    <style:style style:name="P1086" style:parent-style-name="Normal" style:family="paragraph">
      <style:paragraph-properties style:text-autospace="none" fo:line-height="100%" fo:text-indent="0in"/>
    </style:style>
    <style:style style:name="T1087" style:parent-style-name="Policepardéfaut" style:family="text">
      <style:text-properties fo:font-style="italic" style:font-style-asian="italic"/>
    </style:style>
    <style:style style:name="T1088" style:parent-style-name="Policepardéfaut" style:family="text">
      <style:text-properties fo:font-style="italic" style:font-style-asian="italic"/>
    </style:style>
    <style:style style:name="P1089" style:parent-style-name="Normal" style:family="paragraph">
      <style:paragraph-properties fo:line-height="100%" fo:text-indent="0in"/>
      <style:text-properties fo:language="fr" fo:country="FR"/>
    </style:style>
    <style:style style:name="P1090" style:parent-style-name="Normal" style:family="paragraph">
      <style:paragraph-properties fo:line-height="100%" fo:text-indent="0in"/>
    </style:style>
    <style:style style:name="T1091" style:parent-style-name="Policepardéfaut" style:family="text">
      <style:text-properties fo:language="fr" fo:country="FR"/>
    </style:style>
    <style:style style:name="T1092" style:parent-style-name="Policepardéfaut" style:family="text">
      <style:text-properties fo:font-style="italic" style:font-style-asian="italic" fo:language="fr" fo:country="FR"/>
    </style:style>
    <style:style style:name="T1093" style:parent-style-name="Policepardéfaut" style:family="text">
      <style:text-properties fo:language="fr" fo:country="FR"/>
    </style:style>
    <style:style style:name="P1094" style:parent-style-name="Normal" style:family="paragraph">
      <style:paragraph-properties fo:line-height="100%" fo:text-indent="0in"/>
    </style:style>
    <style:style style:name="P1095" style:parent-style-name="Normal" style:family="paragraph">
      <style:paragraph-properties fo:line-height="100%" fo:text-indent="0in"/>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P1098" style:parent-style-name="Normal" style:family="paragraph">
      <style:paragraph-properties fo:line-height="100%" fo:text-indent="0in"/>
    </style:style>
    <style:style style:name="P1099" style:parent-style-name="Normal" style:family="paragraph">
      <style:paragraph-properties fo:line-height="100%" fo:text-indent="0in"/>
    </style:style>
    <style:style style:name="T1100" style:parent-style-name="Policepardéfaut" style:family="text">
      <style:text-properties fo:font-style="italic" style:font-style-asian="italic"/>
    </style:style>
    <style:style style:name="P1101" style:parent-style-name="Normal" style:family="paragraph">
      <style:paragraph-properties fo:line-height="100%" fo:text-indent="0in"/>
    </style:style>
    <style:style style:name="T1102" style:parent-style-name="Policepardéfaut" style:family="text">
      <style:text-properties fo:font-style="italic" style:font-style-asian="italic"/>
    </style:style>
    <style:style style:name="P1103" style:parent-style-name="Normal" style:family="paragraph">
      <style:paragraph-properties fo:line-height="100%" fo:text-indent="0in"/>
    </style:style>
    <style:style style:name="T1104" style:parent-style-name="Policepardéfaut" style:family="text">
      <style:text-properties fo:text-transform="uppercase"/>
    </style:style>
    <style:style style:name="P1105" style:parent-style-name="Normal" style:family="paragraph">
      <style:paragraph-properties fo:line-height="100%" fo:text-indent="0in"/>
    </style:style>
    <style:style style:name="T1106" style:parent-style-name="Policepardéfaut" style:family="text">
      <style:text-properties fo:font-style="italic" style:font-style-asian="italic"/>
    </style:style>
    <style:style style:name="P1107" style:parent-style-name="Normal" style:family="paragraph">
      <style:paragraph-properties fo:line-height="100%" fo:text-indent="0in"/>
    </style:style>
    <style:style style:name="P1108" style:parent-style-name="Normal" style:family="paragraph">
      <style:paragraph-properties fo:line-height="100%" fo:text-indent="0in"/>
    </style:style>
    <style:style style:name="T1109" style:parent-style-name="Policepardéfaut" style:family="text">
      <style:text-properties fo:font-style="italic" style:font-style-asian="italic"/>
    </style:style>
    <style:style style:name="P1110" style:parent-style-name="Normal" style:family="paragraph">
      <style:paragraph-properties fo:line-height="100%" fo:text-indent="0in"/>
    </style:style>
    <style:style style:name="P1111" style:parent-style-name="Normal" style:family="paragraph">
      <style:paragraph-properties style:text-autospace="none" fo:line-height="100%" fo:text-indent="0in"/>
    </style:style>
    <style:style style:name="T1112" style:parent-style-name="Policepardéfaut" style:family="text">
      <style:text-properties style:font-name="Garamond"/>
    </style:style>
    <style:style style:name="T1113" style:parent-style-name="Policepardéfaut" style:family="text">
      <style:text-properties style:font-name="Garamond"/>
    </style:style>
    <style:style style:name="T1114" style:parent-style-name="Policepardéfaut" style:family="text">
      <style:text-properties fo:font-style="italic" style:font-style-asian="italic"/>
    </style:style>
    <style:style style:name="P1115" style:parent-style-name="Normal" style:family="paragraph">
      <style:paragraph-properties fo:line-height="100%" fo:text-indent="0in"/>
    </style:style>
    <style:style style:name="P1116" style:parent-style-name="Normal" style:family="paragraph">
      <style:paragraph-properties fo:line-height="100%" fo:text-indent="0in"/>
    </style:style>
    <style:style style:name="T1117" style:parent-style-name="Policepardéfaut" style:family="text">
      <style:text-properties fo:font-style="italic" style:font-style-asian="italic"/>
    </style:style>
    <style:style style:name="T1118" style:parent-style-name="Policepardéfaut" style:family="text">
      <style:text-properties fo:language="es"/>
    </style:style>
    <style:style style:name="T1119" style:parent-style-name="Policepardéfaut" style:family="text">
      <style:text-properties fo:font-style="italic" style:font-style-asian="italic"/>
    </style:style>
    <style:style style:name="P1120" style:parent-style-name="Normal" style:family="paragraph">
      <style:paragraph-properties fo:line-height="100%" fo:text-indent="0in"/>
    </style:style>
    <style:style style:name="T1121" style:parent-style-name="Policepardéfaut" style:family="text">
      <style:text-properties fo:font-style="italic" style:font-style-asian="italic"/>
    </style:style>
    <style:style style:name="P1122" style:parent-style-name="Normal" style:family="paragraph">
      <style:paragraph-properties fo:line-height="100%" fo:text-indent="0in"/>
    </style:style>
    <style:style style:name="P1123" style:parent-style-name="Normal" style:family="paragraph">
      <style:paragraph-properties style:text-autospace="none" fo:line-height="100%" fo:text-indent="0in"/>
    </style:style>
    <style:style style:name="T1124" style:parent-style-name="Policepardéfaut" style:family="text">
      <style:text-properties fo:language="fr" fo:country="FR"/>
    </style:style>
    <style:style style:name="T1125" style:parent-style-name="Policepardéfaut" style:family="text">
      <style:text-properties fo:font-style="italic" style:font-style-asian="italic" fo:language="fr" fo:country="FR"/>
    </style:style>
    <style:style style:name="T1126" style:parent-style-name="Policepardéfaut" style:family="text">
      <style:text-properties fo:language="fr" fo:country="FR"/>
    </style:style>
    <style:style style:name="P1127" style:parent-style-name="Normal" style:family="paragraph">
      <style:paragraph-properties fo:line-height="100%" fo:text-indent="0in"/>
    </style:style>
    <style:style style:name="T1128" style:parent-style-name="Policepardéfaut" style:family="text">
      <style:text-properties fo:text-transform="uppercase" fo:language="en" fo:country="US"/>
    </style:style>
    <style:style style:name="T1129" style:parent-style-name="Policepardéfaut" style:family="text">
      <style:text-properties fo:language="en" fo:country="US"/>
    </style:style>
    <style:style style:name="P1130" style:parent-style-name="Normal" style:family="paragraph">
      <style:paragraph-properties style:text-autospace="none" fo:line-height="100%" fo:text-indent="0in"/>
    </style:style>
    <style:style style:name="T1131" style:parent-style-name="Policepardéfaut" style:family="text">
      <style:text-properties fo:language="en" fo:country="US"/>
    </style:style>
    <style:style style:name="T1132" style:parent-style-name="Policepardéfaut" style:family="text">
      <style:text-properties fo:font-style="italic" style:font-style-asian="italic" fo:language="en" fo:country="US"/>
    </style:style>
    <style:style style:name="T1133" style:parent-style-name="Policepardéfaut" style:family="text">
      <style:text-properties fo:language="en" fo:country="US"/>
    </style:style>
    <style:style style:name="P1134" style:parent-style-name="Normal" style:family="paragraph">
      <style:paragraph-properties style:text-autospace="none" fo:line-height="100%" fo:text-indent="0in"/>
    </style:style>
    <style:style style:name="T1135" style:parent-style-name="Policepardéfaut" style:family="text">
      <style:text-properties fo:font-style="italic" style:font-style-asian="italic"/>
    </style:style>
    <style:style style:name="T1136" style:parent-style-name="Policepardéfaut" style:family="text">
      <style:text-properties fo:font-style="italic" style:font-style-asian="italic"/>
    </style:style>
    <style:style style:name="P1137" style:parent-style-name="Normal" style:family="paragraph">
      <style:paragraph-properties style:text-autospace="none" fo:line-height="100%" fo:text-indent="0in"/>
    </style:style>
    <style:style style:name="T1138" style:parent-style-name="Policepardéfaut" style:family="text">
      <style:text-properties fo:text-transform="uppercase"/>
    </style:style>
    <style:style style:name="T1139" style:parent-style-name="Policepardéfaut" style:family="text">
      <style:text-properties fo:font-style="italic" style:font-style-asian="italic"/>
    </style:style>
    <style:style style:name="P1140" style:parent-style-name="Normal" style:family="paragraph">
      <style:paragraph-properties style:text-autospace="none" fo:line-height="100%" fo:text-indent="0in"/>
    </style:style>
    <style:style style:name="T1141" style:parent-style-name="Policepardéfaut" style:family="text">
      <style:text-properties fo:font-style="italic" style:font-style-asian="italic"/>
    </style:style>
    <style:style style:name="P1142" style:parent-style-name="Normal" style:family="paragraph">
      <style:paragraph-properties fo:line-height="100%" fo:text-indent="0in"/>
    </style:style>
    <style:style style:name="T1143" style:parent-style-name="Policepardéfaut" style:family="text">
      <style:text-properties fo:text-transform="uppercase"/>
    </style:style>
    <style:style style:name="P1144" style:parent-style-name="Normal" style:family="paragraph">
      <style:paragraph-properties style:text-autospace="none" fo:line-height="100%" fo:text-indent="0in"/>
    </style:style>
    <style:style style:name="T1145" style:parent-style-name="Policepardéfaut" style:family="text">
      <style:text-properties fo:font-style="italic" style:font-style-asian="italic"/>
    </style:style>
    <style:style style:name="P1146" style:parent-style-name="Normal" style:family="paragraph">
      <style:paragraph-properties fo:line-height="100%" fo:text-indent="0in"/>
    </style:style>
    <style:style style:name="P1147" style:parent-style-name="Normal" style:family="paragraph">
      <style:paragraph-properties style:text-autospace="none" fo:line-height="100%" fo:text-indent="0in"/>
    </style:style>
    <style:style style:name="T1148" style:parent-style-name="Policepardéfaut" style:family="text">
      <style:text-properties fo:font-style="italic" style:font-style-asian="italic"/>
    </style:style>
    <style:style style:name="P1149" style:parent-style-name="Normal" style:family="paragraph">
      <style:paragraph-properties fo:line-height="100%" fo:text-indent="0in"/>
    </style:style>
    <style:style style:name="P1150" style:parent-style-name="Normal" style:family="paragraph">
      <style:paragraph-properties fo:line-height="100%" fo:text-indent="0in"/>
    </style:style>
    <style:style style:name="T1151" style:parent-style-name="Policepardéfaut" style:family="text">
      <style:text-properties fo:font-style="italic" style:font-style-asian="italic"/>
    </style:style>
    <style:style style:name="T1152" style:parent-style-name="Policepardéfaut" style:family="text">
      <style:text-properties fo:font-style="italic" style:font-style-asian="italic"/>
    </style:style>
    <style:style style:name="P1153" style:parent-style-name="Normal" style:family="paragraph">
      <style:paragraph-properties fo:line-height="100%" fo:text-indent="0in"/>
    </style:style>
    <style:style style:name="T1154" style:parent-style-name="Policepardéfaut" style:family="text">
      <style:text-properties fo:text-transform="uppercase"/>
    </style:style>
    <style:style style:name="P1155" style:parent-style-name="Normal" style:family="paragraph">
      <style:paragraph-properties style:text-autospace="none" fo:line-height="100%" fo:text-indent="0in"/>
    </style:style>
    <style:style style:name="T1156" style:parent-style-name="Policepardéfaut" style:family="text">
      <style:text-properties fo:font-style="italic" style:font-style-asian="italic"/>
    </style:style>
    <style:style style:name="P1157" style:parent-style-name="Normal" style:family="paragraph">
      <style:paragraph-properties style:text-autospace="none" fo:line-height="100%" fo:text-indent="0in"/>
    </style:style>
    <style:style style:name="T1158" style:parent-style-name="Policepardéfaut" style:family="text">
      <style:text-properties fo:text-transform="uppercase"/>
    </style:style>
    <style:style style:name="T1159" style:parent-style-name="Policepardéfaut" style:family="text">
      <style:text-properties fo:font-style="italic" style:font-style-asian="italic"/>
    </style:style>
    <style:style style:name="T1160" style:parent-style-name="Policepardéfaut" style:family="text">
      <style:text-properties fo:font-style="italic" style:font-style-asian="italic"/>
    </style:style>
    <style:style style:name="P1161" style:parent-style-name="Normal" style:family="paragraph">
      <style:paragraph-properties fo:line-height="100%" fo:text-indent="0in"/>
    </style:style>
    <style:style style:name="T1162" style:parent-style-name="Policepardéfaut" style:family="text">
      <style:text-properties style:font-style-complex="italic"/>
    </style:style>
    <style:style style:name="T1163" style:parent-style-name="Policepardéfaut" style:family="text">
      <style:text-properties style:font-style-complex="italic" fo:text-transform="uppercase"/>
    </style:style>
    <style:style style:name="T1164" style:parent-style-name="Policepardéfaut" style:family="text">
      <style:text-properties style:font-style-complex="italic"/>
    </style:style>
    <style:style style:name="P1165" style:parent-style-name="Normal" style:family="paragraph">
      <style:paragraph-properties style:text-autospace="none" fo:line-height="100%" fo:text-indent="0in"/>
    </style:style>
    <style:style style:name="T1166" style:parent-style-name="Policepardéfaut" style:family="text">
      <style:text-properties style:font-style-complex="italic"/>
    </style:style>
    <style:style style:name="T1167" style:parent-style-name="Policepardéfaut" style:family="text">
      <style:text-properties fo:font-style="italic" style:font-style-asian="italic" style:font-style-complex="italic"/>
    </style:style>
    <style:style style:name="T1168" style:parent-style-name="Policepardéfaut" style:family="text">
      <style:text-properties style:font-style-complex="italic"/>
    </style:style>
    <style:style style:name="P1169" style:parent-style-name="Normal" style:family="paragraph">
      <style:paragraph-properties fo:line-height="100%" fo:text-indent="0in"/>
    </style:style>
    <style:style style:name="T1170" style:parent-style-name="Policepardéfaut" style:family="text">
      <style:text-properties fo:text-transform="uppercase" fo:language="fr" fo:country="FR"/>
    </style:style>
    <style:style style:name="T1171" style:parent-style-name="Policepardéfaut" style:family="text">
      <style:text-properties fo:language="fr" fo:country="FR"/>
    </style:style>
    <style:style style:name="P1172" style:parent-style-name="Normal" style:family="paragraph">
      <style:paragraph-properties fo:line-height="100%" fo:text-indent="0in"/>
    </style:style>
    <style:style style:name="T1173" style:parent-style-name="Policepardéfaut" style:family="text">
      <style:text-properties fo:language="fr" fo:country="FR"/>
    </style:style>
    <style:style style:name="T1174" style:parent-style-name="Policepardéfaut" style:family="text">
      <style:text-properties fo:text-transform="uppercase" fo:language="fr" fo:country="FR"/>
    </style:style>
    <style:style style:name="T1175" style:parent-style-name="Policepardéfaut" style:family="text">
      <style:text-properties fo:font-style="italic" style:font-style-asian="italic" fo:language="fr" fo:country="FR"/>
    </style:style>
    <style:style style:name="T1176" style:parent-style-name="Policepardéfaut" style:family="text">
      <style:text-properties fo:language="fr" fo:country="FR"/>
    </style:style>
    <style:style style:name="T1177" style:parent-style-name="Policepardéfaut" style:family="text">
      <style:text-properties fo:text-transform="uppercase" fo:language="fr" fo:country="FR"/>
    </style:style>
    <style:style style:name="P1178" style:parent-style-name="Normal" style:family="paragraph">
      <style:paragraph-properties fo:line-height="100%" fo:text-indent="0in"/>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style>
    <style:style style:name="T1181" style:parent-style-name="Policepardéfaut" style:family="text">
      <style:text-properties fo:text-transform="uppercase"/>
    </style:style>
    <style:style style:name="P1182" style:parent-style-name="Normal" style:family="paragraph">
      <style:paragraph-properties fo:line-height="100%" fo:text-indent="0in"/>
    </style:style>
    <style:style style:name="P1183" style:parent-style-name="Normal" style:family="paragraph">
      <style:paragraph-properties style:text-autospace="none" fo:line-height="100%" fo:text-indent="0in"/>
    </style:style>
    <style:style style:name="T1184" style:parent-style-name="Policepardéfaut" style:family="text">
      <style:text-properties fo:font-style="italic" style:font-style-asian="italic"/>
    </style:style>
    <style:style style:name="P1185" style:parent-style-name="Normal" style:family="paragraph">
      <style:paragraph-properties fo:line-height="100%" fo:text-indent="0in"/>
    </style:style>
    <style:style style:name="P1186" style:parent-style-name="Normal" style:family="paragraph">
      <style:paragraph-properties style:text-autospace="none" fo:line-height="100%" fo:text-indent="0in"/>
    </style:style>
    <style:style style:name="T1187" style:parent-style-name="Policepardéfaut" style:family="text">
      <style:text-properties fo:font-style="italic" style:font-style-asian="italic"/>
    </style:style>
    <style:style style:name="P1188" style:parent-style-name="Normal" style:family="paragraph">
      <style:paragraph-properties fo:line-height="100%" fo:text-indent="0in"/>
    </style:style>
    <style:style style:name="T1189" style:parent-style-name="Policepardéfaut" style:family="text">
      <style:text-properties fo:text-transform="uppercase"/>
    </style:style>
    <style:style style:name="P1190" style:parent-style-name="Normal" style:family="paragraph">
      <style:paragraph-properties style:text-autospace="none" fo:line-height="100%" fo:text-indent="0in"/>
    </style:style>
    <style:style style:name="T1191" style:parent-style-name="Policepardéfaut" style:family="text">
      <style:text-properties fo:font-style="italic" style:font-style-asian="italic"/>
    </style:style>
    <style:style style:name="T1192" style:parent-style-name="Policepardéfaut" style:family="text">
      <style:text-properties fo:font-style="italic" style:font-style-asian="italic"/>
    </style:style>
    <style:style style:name="P1193" style:parent-style-name="Normal" style:family="paragraph">
      <style:paragraph-properties style:text-autospace="none" fo:line-height="100%" fo:text-indent="0in"/>
    </style:style>
    <style:style style:name="T1194" style:parent-style-name="Policepardéfaut" style:family="text">
      <style:text-properties fo:font-style="italic" style:font-style-asian="italic"/>
    </style:style>
    <style:style style:name="T1195" style:parent-style-name="Policepardéfaut" style:family="text">
      <style:text-properties fo:text-transform="uppercase"/>
    </style:style>
    <style:style style:name="T1196" style:parent-style-name="Policepardéfaut" style:family="text">
      <style:text-properties fo:font-style="italic" style:font-style-asian="italic"/>
    </style:style>
    <style:style style:name="P1197" style:parent-style-name="Normal" style:family="paragraph">
      <style:paragraph-properties style:text-autospace="none" fo:line-height="100%" fo:text-indent="0in"/>
    </style:style>
    <style:style style:name="T1198" style:parent-style-name="Policepardéfaut" style:family="text">
      <style:text-properties fo:text-transform="uppercase"/>
    </style:style>
    <style:style style:name="T1199" style:parent-style-name="Policepardéfaut" style:family="text">
      <style:text-properties fo:font-style="italic" style:font-style-asian="italic"/>
    </style:style>
    <style:style style:name="T1200" style:parent-style-name="Policepardéfaut" style:family="text">
      <style:text-properties style:font-size-complex="12pt"/>
    </style:style>
    <style:style style:name="T1201" style:parent-style-name="Policepardéfaut" style:family="text">
      <style:text-properties style:font-size-complex="12pt"/>
    </style:style>
    <style:style style:name="P1202" style:parent-style-name="Normal" style:family="paragraph">
      <style:paragraph-properties fo:line-height="100%" fo:text-indent="0in"/>
    </style:style>
    <style:style style:name="T1203" style:parent-style-name="Policepardéfaut" style:family="text">
      <style:text-properties fo:text-transform="uppercase"/>
    </style:style>
    <style:style style:name="P1204" style:parent-style-name="Normal" style:family="paragraph">
      <style:paragraph-properties fo:line-height="100%" fo:text-indent="0in"/>
    </style:style>
    <style:style style:name="T1205" style:parent-style-name="Policepardéfaut" style:family="text">
      <style:text-properties fo:font-style="italic" style:font-style-asian="italic"/>
    </style:style>
    <style:style style:name="T1206" style:parent-style-name="Policepardéfaut" style:family="text">
      <style:text-properties fo:font-style="italic" style:font-style-asian="italic"/>
    </style:style>
    <style:style style:name="P1207" style:parent-style-name="Normal" style:family="paragraph">
      <style:paragraph-properties fo:line-height="100%" fo:text-indent="0in"/>
    </style:style>
    <style:style style:name="T1208" style:parent-style-name="Policepardéfaut" style:family="text">
      <style:text-properties fo:font-style="italic" style:font-style-asian="italic"/>
    </style:style>
    <style:style style:name="P1209" style:parent-style-name="Normal" style:family="paragraph">
      <style:paragraph-properties fo:line-height="100%" fo:text-indent="0in"/>
    </style:style>
    <style:style style:name="P1210" style:parent-style-name="Normal" style:family="paragraph">
      <style:paragraph-properties style:text-autospace="none" fo:line-height="100%" fo:text-indent="0in"/>
    </style:style>
    <style:style style:name="T1211" style:parent-style-name="Policepardéfaut" style:family="text">
      <style:text-properties fo:font-style="italic" style:font-style-asian="italic"/>
    </style:style>
    <style:style style:name="P1212" style:parent-style-name="Normal" style:family="paragraph">
      <style:paragraph-properties fo:line-height="100%" fo:text-indent="0in"/>
    </style:style>
    <style:style style:name="T1213" style:parent-style-name="Policepardéfaut" style:family="text">
      <style:text-properties fo:text-transform="uppercase"/>
    </style:style>
    <style:style style:name="P1214" style:parent-style-name="Normal" style:family="paragraph">
      <style:paragraph-properties style:text-autospace="none" fo:line-height="100%" fo:text-indent="0in"/>
    </style:style>
    <style:style style:name="T1215" style:parent-style-name="Policepardéfaut" style:family="text">
      <style:text-properties fo:font-style="italic" style:font-style-asian="italic"/>
    </style:style>
    <style:style style:name="P1216" style:parent-style-name="Normal" style:family="paragraph">
      <style:paragraph-properties style:text-autospace="none" fo:line-height="100%" fo:text-indent="0in"/>
    </style:style>
    <style:style style:name="T1217" style:parent-style-name="Policepardéfaut" style:family="text">
      <style:text-properties fo:font-style="italic" style:font-style-asian="italic"/>
    </style:style>
    <style:style style:name="P1218" style:parent-style-name="Normal" style:family="paragraph">
      <style:paragraph-properties style:text-autospace="none" fo:line-height="100%" fo:text-indent="0in"/>
    </style:style>
    <style:style style:name="T1219" style:parent-style-name="Policepardéfaut" style:family="text">
      <style:text-properties fo:text-transform="uppercase"/>
    </style:style>
    <style:style style:name="T1220" style:parent-style-name="Policepardéfaut" style:family="text">
      <style:text-properties fo:font-style="italic" style:font-style-asian="italic"/>
    </style:style>
    <style:style style:name="P1221" style:parent-style-name="Normal" style:family="paragraph">
      <style:paragraph-properties fo:line-height="100%" fo:text-indent="0in"/>
    </style:style>
    <style:style style:name="T1222" style:parent-style-name="Policepardéfaut" style:family="text">
      <style:text-properties fo:text-transform="uppercase"/>
    </style:style>
    <style:style style:name="P1223" style:parent-style-name="Normal" style:family="paragraph">
      <style:paragraph-properties fo:line-height="100%" fo:text-indent="0in"/>
    </style:style>
    <style:style style:name="T1224" style:parent-style-name="Policepardéfaut" style:family="text">
      <style:text-properties fo:text-transform="uppercase"/>
    </style:style>
    <style:style style:name="T1225" style:parent-style-name="Policepardéfaut" style:family="text">
      <style:text-properties fo:font-style="italic" style:font-style-asian="italic"/>
    </style:style>
    <style:style style:name="P1226" style:parent-style-name="Normal" style:family="paragraph">
      <style:paragraph-properties fo:line-height="100%" fo:text-indent="0in"/>
    </style:style>
    <style:style style:name="P1227" style:parent-style-name="Normal" style:family="paragraph">
      <style:paragraph-properties fo:line-height="100%" fo:text-indent="0in"/>
    </style:style>
    <style:style style:name="T1228" style:parent-style-name="Policepardéfaut" style:family="text">
      <style:text-properties fo:font-style="italic" style:font-style-asian="italic"/>
    </style:style>
    <style:style style:name="P1229" style:parent-style-name="Normal" style:family="paragraph">
      <style:paragraph-properties fo:line-height="100%" fo:text-indent="0in"/>
    </style:style>
    <style:style style:name="T1230" style:parent-style-name="Policepardéfaut" style:family="text">
      <style:text-properties fo:language="fr" fo:country="FR"/>
    </style:style>
    <style:style style:name="T1231" style:parent-style-name="Policepardéfaut" style:family="text">
      <style:text-properties fo:font-style="italic" style:font-style-asian="italic" fo:language="fr" fo:country="FR"/>
    </style:style>
    <style:style style:name="T1232" style:parent-style-name="Policepardéfaut" style:family="text">
      <style:text-properties fo:language="fr" fo:country="FR"/>
    </style:style>
    <style:style style:name="P1233" style:parent-style-name="Normal" style:family="paragraph">
      <style:paragraph-properties fo:line-height="100%" fo:text-indent="0in"/>
      <style:text-properties fo:language="fr" fo:country="FR"/>
    </style:style>
    <style:style style:name="P1234" style:parent-style-name="Normal" style:family="paragraph">
      <style:paragraph-properties style:text-autospace="none" fo:line-height="100%" fo:text-indent="0in"/>
    </style:style>
    <style:style style:name="T1235" style:parent-style-name="Policepardéfaut" style:family="text">
      <style:text-properties fo:language="fr" fo:country="FR"/>
    </style:style>
    <style:style style:name="T1236" style:parent-style-name="Policepardéfaut" style:family="text">
      <style:text-properties fo:font-style="italic" style:font-style-asian="italic" fo:language="fr" fo:country="FR"/>
    </style:style>
    <style:style style:name="T1237" style:parent-style-name="Policepardéfaut" style:family="text">
      <style:text-properties fo:language="fr" fo:country="FR"/>
    </style:style>
    <style:style style:name="P1238" style:parent-style-name="Normal" style:family="paragraph">
      <style:paragraph-properties fo:line-height="100%" fo:text-indent="0in"/>
    </style:style>
    <style:style style:name="T1239" style:parent-style-name="Policepardéfaut" style:family="text">
      <style:text-properties fo:text-transform="uppercase" fo:language="es"/>
    </style:style>
    <style:style style:name="P1240" style:parent-style-name="Normal" style:family="paragraph">
      <style:paragraph-properties fo:line-height="100%" fo:text-indent="0in"/>
    </style:style>
    <style:style style:name="T1241" style:parent-style-name="Policepardéfaut" style:family="text">
      <style:text-properties fo:text-transform="uppercase" fo:language="es"/>
    </style:style>
    <style:style style:name="T1242" style:parent-style-name="Policepardéfaut" style:family="text">
      <style:text-properties fo:font-style="italic" style:font-style-asian="italic" fo:language="es"/>
    </style:style>
    <style:style style:name="T1243" style:parent-style-name="Policepardéfaut" style:family="text">
      <style:text-properties fo:language="es"/>
    </style:style>
    <style:style style:name="P1244" style:parent-style-name="Normal" style:family="paragraph">
      <style:paragraph-properties fo:line-height="100%" fo:text-indent="0in"/>
    </style:style>
    <style:style style:name="T1245" style:parent-style-name="Policepardéfaut" style:family="text">
      <style:text-properties fo:text-transform="uppercase"/>
    </style:style>
    <style:style style:name="P1246" style:parent-style-name="Normal" style:family="paragraph">
      <style:paragraph-properties style:text-autospace="none" fo:line-height="100%" fo:text-indent="0in"/>
    </style:style>
    <style:style style:name="T1247" style:parent-style-name="Policepardéfaut" style:family="text">
      <style:text-properties fo:font-style="italic" style:font-style-asian="italic"/>
    </style:style>
    <style:style style:name="P1248" style:parent-style-name="Normal" style:family="paragraph">
      <style:paragraph-properties style:text-autospace="none" fo:line-height="100%" fo:text-indent="0in"/>
    </style:style>
    <style:style style:name="T1249" style:parent-style-name="Policepardéfaut" style:family="text">
      <style:text-properties fo:font-style="italic" style:font-style-asian="italic"/>
    </style:style>
    <style:style style:name="T1250" style:parent-style-name="Policepardéfaut" style:family="text">
      <style:text-properties style:text-position="super 63.6%"/>
    </style:style>
    <style:style style:name="P1251" style:parent-style-name="Normal" style:family="paragraph">
      <style:paragraph-properties style:text-autospace="none" fo:line-height="100%" fo:text-indent="0in"/>
    </style:style>
    <style:style style:name="T1252" style:parent-style-name="Policepardéfaut" style:family="text">
      <style:text-properties fo:font-style="italic" style:font-style-asian="italic"/>
    </style:style>
    <style:style style:name="P1253" style:parent-style-name="Normal" style:family="paragraph">
      <style:paragraph-properties style:text-autospace="none" fo:line-height="100%" fo:text-indent="0in"/>
    </style:style>
    <style:style style:name="T1254" style:parent-style-name="Policepardéfaut" style:family="text">
      <style:text-properties fo:font-style="italic" style:font-style-asian="italic"/>
    </style:style>
    <style:style style:name="P1255" style:parent-style-name="Normal" style:family="paragraph">
      <style:paragraph-properties fo:line-height="100%" fo:text-indent="0in"/>
    </style:style>
    <style:style style:name="T1256" style:parent-style-name="Policepardéfaut" style:family="text">
      <style:text-properties fo:text-transform="uppercase"/>
    </style:style>
    <style:style style:name="P1257" style:parent-style-name="Normal" style:family="paragraph">
      <style:paragraph-properties style:text-autospace="none" fo:line-height="100%" fo:text-indent="0in"/>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P1260" style:parent-style-name="Normal" style:family="paragraph">
      <style:paragraph-properties fo:line-height="100%" fo:text-indent="0in"/>
    </style:style>
    <style:style style:name="P1261" style:parent-style-name="Normal" style:family="paragraph">
      <style:paragraph-properties style:text-autospace="none" fo:line-height="100%" fo:text-indent="0in"/>
    </style:style>
    <style:style style:name="T1262" style:parent-style-name="Policepardéfaut" style:family="text">
      <style:text-properties fo:font-style="italic" style:font-style-asian="italic"/>
    </style:style>
    <style:style style:name="P1263" style:parent-style-name="Normal" style:family="paragraph">
      <style:paragraph-properties fo:line-height="100%" fo:text-indent="0in"/>
    </style:style>
    <style:style style:name="P1264" style:parent-style-name="Normal" style:family="paragraph">
      <style:paragraph-properties fo:line-height="100%" fo:text-indent="0in"/>
    </style:style>
    <style:style style:name="T1265" style:parent-style-name="Policepardéfaut" style:family="text">
      <style:text-properties fo:font-style="italic" style:font-style-asian="italic"/>
    </style:style>
    <style:style style:name="P1266" style:parent-style-name="Normal" style:family="paragraph">
      <style:paragraph-properties fo:line-height="100%" fo:text-indent="0in"/>
    </style:style>
    <style:style style:name="P1267" style:parent-style-name="Normal" style:family="paragraph">
      <style:paragraph-properties style:text-autospace="none" fo:line-height="100%" fo:text-indent="0in"/>
    </style:style>
    <style:style style:name="T1268" style:parent-style-name="Policepardéfaut" style:family="text">
      <style:text-properties fo:font-style="italic" style:font-style-asian="italic"/>
    </style:style>
    <style:style style:name="T1269" style:parent-style-name="Policepardéfaut" style:family="text">
      <style:text-properties fo:font-style="italic" style:font-style-asian="italic"/>
    </style:style>
    <style:style style:name="P1270" style:parent-style-name="Normal" style:family="paragraph">
      <style:paragraph-properties style:text-autospace="none" fo:line-height="100%" fo:text-indent="0in"/>
    </style:style>
    <style:style style:name="T1271" style:parent-style-name="Policepardéfaut" style:family="text">
      <style:text-properties fo:font-style="italic" style:font-style-asian="italic"/>
    </style:style>
    <style:style style:name="T1272" style:parent-style-name="Policepardéfaut" style:family="text">
      <style:text-properties fo:font-style="italic" style:font-style-asian="italic"/>
    </style:style>
    <style:style style:name="T1273" style:parent-style-name="Policepardéfaut" style:family="text">
      <style:text-properties fo:font-style="italic" style:font-style-asian="italic"/>
    </style:style>
    <style:style style:name="P1274" style:parent-style-name="Normal" style:family="paragraph">
      <style:paragraph-properties fo:line-height="100%" fo:text-indent="0in"/>
    </style:style>
    <style:style style:name="P1275" style:parent-style-name="Normal" style:family="paragraph">
      <style:paragraph-properties fo:line-height="100%" fo:text-indent="0in"/>
    </style:style>
    <style:style style:name="T1276" style:parent-style-name="Policepardéfaut" style:family="text">
      <style:text-properties fo:font-style="italic" style:font-style-asian="italic"/>
    </style:style>
    <style:style style:name="T1277" style:parent-style-name="Policepardéfaut" style:family="text">
      <style:text-properties fo:font-style="italic" style:font-style-asian="italic"/>
    </style:style>
    <style:style style:name="P1278" style:parent-style-name="Normal" style:family="paragraph">
      <style:paragraph-properties fo:line-height="100%" fo:text-indent="0in"/>
    </style:style>
    <style:style style:name="T1279" style:parent-style-name="Policepardéfaut" style:family="text">
      <style:text-properties fo:font-style="italic" style:font-style-asian="italic"/>
    </style:style>
    <style:style style:name="P1280" style:parent-style-name="Normal" style:family="paragraph">
      <style:paragraph-properties fo:line-height="100%" fo:text-indent="0in"/>
    </style:style>
    <style:style style:name="P1281" style:parent-style-name="Normal" style:family="paragraph">
      <style:paragraph-properties style:text-autospace="none" fo:line-height="100%" fo:text-indent="0in"/>
    </style:style>
    <style:style style:name="T1282" style:parent-style-name="Policepardéfaut" style:family="text">
      <style:text-properties fo:font-style="italic" style:font-style-asian="italic"/>
    </style:style>
    <style:style style:name="P1283" style:parent-style-name="Normal" style:family="paragraph">
      <style:paragraph-properties fo:line-height="100%" fo:text-indent="0in"/>
    </style:style>
    <style:style style:name="T1284" style:parent-style-name="Policepardéfaut" style:family="text">
      <style:text-properties fo:text-transform="uppercase"/>
    </style:style>
    <style:style style:name="P1285" style:parent-style-name="Normal" style:family="paragraph">
      <style:paragraph-properties style:text-autospace="none" fo:line-height="100%" fo:text-indent="0in"/>
    </style:style>
    <style:style style:name="T1286" style:parent-style-name="Policepardéfaut" style:family="text">
      <style:text-properties fo:font-style="italic" style:font-style-asian="italic"/>
    </style:style>
    <style:style style:name="T1287" style:parent-style-name="Policepardéfaut" style:family="text">
      <style:text-properties fo:font-style="italic" style:font-style-asian="italic"/>
    </style:style>
    <style:style style:name="P1288" style:parent-style-name="Normal" style:family="paragraph">
      <style:paragraph-properties fo:line-height="100%" fo:text-indent="0in"/>
    </style:style>
    <style:style style:name="T1289" style:parent-style-name="Policepardéfaut" style:family="text">
      <style:text-properties fo:text-transform="uppercase"/>
    </style:style>
    <style:style style:name="P1290" style:parent-style-name="Normal" style:family="paragraph">
      <style:paragraph-properties style:text-autospace="none" fo:line-height="100%" fo:text-indent="0in"/>
    </style:style>
    <style:style style:name="T1291" style:parent-style-name="Policepardéfaut" style:family="text">
      <style:text-properties style:font-style-complex="italic"/>
    </style:style>
    <style:style style:name="T1292" style:parent-style-name="Policepardéfaut" style:family="text">
      <style:text-properties fo:font-style="italic" style:font-style-asian="italic"/>
    </style:style>
    <style:style style:name="T1293" style:parent-style-name="Policepardéfaut" style:family="text">
      <style:text-properties fo:font-style="italic" style:font-style-asian="italic" style:font-style-complex="italic"/>
    </style:style>
    <style:style style:name="T1294" style:parent-style-name="Policepardéfaut" style:family="text">
      <style:text-properties style:font-style-complex="italic"/>
    </style:style>
    <style:style style:name="P1295" style:parent-style-name="Normal" style:family="paragraph">
      <style:paragraph-properties style:text-autospace="none" fo:line-height="100%" fo:text-indent="0in"/>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font-style-complex="italic"/>
    </style:style>
    <style:style style:name="T1298" style:parent-style-name="Policepardéfaut" style:family="text">
      <style:text-properties style:font-style-complex="italic"/>
    </style:style>
    <style:style style:name="T1299" style:parent-style-name="Policepardéfaut" style:family="text">
      <style:text-properties fo:font-style="italic" style:font-style-asian="italic" style:font-style-complex="italic"/>
    </style:style>
    <style:style style:name="T1300" style:parent-style-name="Policepardéfaut" style:family="text">
      <style:text-properties style:font-style-complex="italic"/>
    </style:style>
    <style:style style:name="T1301" style:parent-style-name="Policepardéfaut" style:family="text">
      <style:text-properties style:font-style-complex="italic"/>
    </style:style>
    <style:style style:name="P1302" style:parent-style-name="Normal" style:family="paragraph">
      <style:paragraph-properties style:text-autospace="none" fo:line-height="100%" fo:text-indent="0in"/>
    </style:style>
    <style:style style:name="T1303" style:parent-style-name="Policepardéfaut" style:family="text">
      <style:text-properties fo:font-style="italic" style:font-style-asian="italic"/>
    </style:style>
    <style:style style:name="T1304" style:parent-style-name="Policepardéfaut" style:family="text">
      <style:text-properties fo:font-style="italic" style:font-style-asian="italic"/>
    </style:style>
    <style:style style:name="T1305" style:parent-style-name="Policepardéfaut" style:family="text">
      <style:text-properties fo:font-style="italic" style:font-style-asian="italic" style:font-style-complex="italic"/>
    </style:style>
    <style:style style:name="T1306" style:parent-style-name="Policepardéfaut" style:family="text">
      <style:text-properties style:font-style-complex="italic"/>
    </style:style>
    <style:style style:name="T1307" style:parent-style-name="Policepardéfaut" style:family="text">
      <style:text-properties fo:font-style="italic" style:font-style-asian="italic" style:font-style-complex="italic"/>
    </style:style>
    <style:style style:name="T1308" style:parent-style-name="Policepardéfaut" style:family="text">
      <style:text-properties style:font-style-complex="italic"/>
    </style:style>
    <style:style style:name="T1309" style:parent-style-name="Policepardéfaut" style:family="text">
      <style:text-properties style:font-style-complex="italic"/>
    </style:style>
    <style:style style:name="P1310" style:parent-style-name="Normal" style:family="paragraph">
      <style:paragraph-properties style:text-autospace="none" fo:line-height="100%" fo:text-indent="0in"/>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font-style-complex="italic"/>
    </style:style>
    <style:style style:name="T1313" style:parent-style-name="Policepardéfaut" style:family="text">
      <style:text-properties style:font-style-complex="italic"/>
    </style:style>
    <style:style style:name="T1314" style:parent-style-name="Policepardéfaut" style:family="text">
      <style:text-properties style:font-style-complex="italic"/>
    </style:style>
    <style:style style:name="P1315" style:parent-style-name="Normal" style:family="paragraph">
      <style:paragraph-properties style:text-autospace="none" fo:line-height="100%" fo:text-indent="0in"/>
    </style:style>
    <style:style style:name="T1316" style:parent-style-name="Policepardéfaut" style:family="text">
      <style:text-properties fo:font-style="italic" style:font-style-asian="italic" style:font-style-complex="italic"/>
    </style:style>
    <style:style style:name="T1317" style:parent-style-name="Policepardéfaut" style:family="text">
      <style:text-properties style:font-style-complex="italic"/>
    </style:style>
    <style:style style:name="P1318" style:parent-style-name="Normal" style:family="paragraph">
      <style:paragraph-properties style:text-autospace="none" fo:line-height="100%" fo:text-indent="0in"/>
    </style:style>
    <style:style style:name="T1319" style:parent-style-name="Policepardéfaut" style:family="text">
      <style:text-properties style:font-style-complex="italic"/>
    </style:style>
    <style:style style:name="T1320" style:parent-style-name="Policepardéfaut" style:family="text">
      <style:text-properties fo:font-style="italic" style:font-style-asian="italic"/>
    </style:style>
    <style:style style:name="T1321" style:parent-style-name="Policepardéfaut" style:family="text">
      <style:text-properties fo:font-style="italic" style:font-style-asian="italic" style:font-style-complex="italic"/>
    </style:style>
    <style:style style:name="T1322" style:parent-style-name="Policepardéfaut" style:family="text">
      <style:text-properties style:font-style-complex="italic"/>
    </style:style>
    <style:style style:name="T1323" style:parent-style-name="Policepardéfaut" style:family="text">
      <style:text-properties fo:font-style="italic" style:font-style-asian="italic" style:font-style-complex="italic"/>
    </style:style>
    <style:style style:name="T1324" style:parent-style-name="Policepardéfaut" style:family="text">
      <style:text-properties style:font-style-complex="italic"/>
    </style:style>
    <style:style style:name="P1325" style:parent-style-name="Normal" style:family="paragraph">
      <style:paragraph-properties fo:line-height="100%" fo:text-indent="0in"/>
    </style:style>
    <style:style style:name="P1326" style:parent-style-name="Normal" style:family="paragraph">
      <style:paragraph-properties style:text-autospace="none" fo:line-height="100%" fo:text-indent="0in"/>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P1329" style:parent-style-name="Normal" style:family="paragraph">
      <style:paragraph-properties style:text-autospace="none" fo:line-height="100%" fo:text-indent="0in"/>
    </style:style>
    <style:style style:name="T1330" style:parent-style-name="Policepardéfaut" style:family="text">
      <style:text-properties fo:font-style="italic" style:font-style-asian="italic"/>
    </style:style>
    <style:style style:name="P1331" style:parent-style-name="Normal" style:family="paragraph">
      <style:paragraph-properties fo:line-height="100%" fo:text-indent="0in"/>
      <style:text-properties fo:text-transform="uppercase" fo:language="fr" fo:country="FR"/>
    </style:style>
    <style:style style:name="P1332" style:parent-style-name="Normal" style:family="paragraph">
      <style:paragraph-properties fo:line-height="100%" fo:text-indent="0in"/>
    </style:style>
    <style:style style:name="T1333" style:parent-style-name="Policepardéfaut" style:family="text">
      <style:text-properties fo:language="fr" fo:country="FR"/>
    </style:style>
    <style:style style:name="T1334" style:parent-style-name="Policepardéfaut" style:family="text">
      <style:text-properties fo:font-style="italic" style:font-style-asian="italic" fo:language="fr" fo:country="FR"/>
    </style:style>
    <style:style style:name="T1335" style:parent-style-name="Policepardéfaut" style:family="text">
      <style:text-properties fo:language="fr" fo:country="FR"/>
    </style:style>
    <style:style style:name="P1336" style:parent-style-name="Normal" style:family="paragraph">
      <style:paragraph-properties fo:line-height="100%" fo:text-indent="0in"/>
    </style:style>
    <style:style style:name="T1337" style:parent-style-name="Policepardéfaut" style:family="text">
      <style:text-properties fo:font-style="italic" style:font-style-asian="italic"/>
    </style:style>
    <style:style style:name="P1338" style:parent-style-name="Normal" style:family="paragraph">
      <style:paragraph-properties fo:line-height="100%" fo:text-indent="0in"/>
    </style:style>
    <style:style style:name="T1339" style:parent-style-name="Policepardéfaut" style:family="text">
      <style:text-properties fo:font-style="italic" style:font-style-asian="italic"/>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P1342" style:parent-style-name="Normal" style:family="paragraph">
      <style:paragraph-properties fo:line-height="100%" fo:text-indent="0in"/>
    </style:style>
    <style:style style:name="T1343" style:parent-style-name="Policepardéfaut" style:family="text">
      <style:text-properties fo:font-style="italic" style:font-style-asian="italic"/>
    </style:style>
    <style:style style:name="P1344" style:parent-style-name="Normal" style:family="paragraph">
      <style:paragraph-properties fo:line-height="100%" fo:text-indent="0in"/>
    </style:style>
    <style:style style:name="T1345" style:parent-style-name="Policepardéfaut" style:family="text">
      <style:text-properties fo:font-style="italic" style:font-style-asian="italic"/>
    </style:style>
    <style:style style:name="P1346" style:parent-style-name="Normal" style:family="paragraph">
      <style:paragraph-properties fo:line-height="100%" fo:text-indent="0in"/>
    </style:style>
    <style:style style:name="T1347" style:parent-style-name="Policepardéfaut" style:family="text">
      <style:text-properties fo:font-style="italic" style:font-style-asian="italic"/>
    </style:style>
    <style:style style:name="P1348" style:parent-style-name="Normal" style:family="paragraph">
      <style:paragraph-properties fo:line-height="100%" fo:text-indent="0in"/>
    </style:style>
    <style:style style:name="T1349" style:parent-style-name="Policepardéfaut" style:family="text">
      <style:text-properties fo:text-transform="uppercase"/>
    </style:style>
    <style:style style:name="P1350" style:parent-style-name="Normal" style:family="paragraph">
      <style:paragraph-properties style:text-autospace="none" fo:line-height="100%" fo:text-indent="0in"/>
    </style:style>
    <style:style style:name="T1351" style:parent-style-name="Policepardéfaut" style:family="text">
      <style:text-properties fo:font-style="italic" style:font-style-asian="italic"/>
    </style:style>
    <style:style style:name="T1352" style:parent-style-name="Policepardéfaut" style:family="text">
      <style:text-properties style:text-position="super 63.6%"/>
    </style:style>
    <style:style style:name="T1353" style:parent-style-name="Policepardéfaut" style:family="text">
      <style:text-properties fo:font-style="italic" style:font-style-asian="italic"/>
    </style:style>
    <style:style style:name="P1354" style:parent-style-name="Normal" style:family="paragraph">
      <style:paragraph-properties style:text-autospace="none" fo:line-height="100%" fo:text-indent="0in"/>
    </style:style>
    <style:style style:name="T1355" style:parent-style-name="Policepardéfaut" style:family="text">
      <style:text-properties fo:font-style="italic" style:font-style-asian="italic"/>
    </style:style>
    <style:style style:name="P1356" style:parent-style-name="Normal" style:family="paragraph">
      <style:paragraph-properties fo:line-height="100%" fo:text-indent="0in"/>
    </style:style>
    <style:style style:name="P1357" style:parent-style-name="Normal" style:family="paragraph">
      <style:paragraph-properties style:text-autospace="none" fo:line-height="100%" fo:text-indent="0in"/>
    </style:style>
    <style:style style:name="T1358" style:parent-style-name="Policepardéfaut" style:family="text">
      <style:text-properties fo:font-style="italic" style:font-style-asian="italic"/>
    </style:style>
    <style:style style:name="P1359" style:parent-style-name="Normal" style:family="paragraph">
      <style:paragraph-properties fo:line-height="100%" fo:text-indent="0in"/>
    </style:style>
    <style:style style:name="T1360" style:parent-style-name="Policepardéfaut" style:family="text">
      <style:text-properties fo:text-transform="uppercase"/>
    </style:style>
    <style:style style:name="P1361" style:parent-style-name="Normal" style:family="paragraph">
      <style:paragraph-properties style:text-autospace="none" fo:line-height="100%" fo:text-indent="0in"/>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P1364" style:parent-style-name="Normal" style:family="paragraph">
      <style:paragraph-properties fo:line-height="100%" fo:text-indent="0in"/>
      <style:text-properties fo:language="fr" fo:country="FR"/>
    </style:style>
    <style:style style:name="P1365" style:parent-style-name="Normal" style:family="paragraph">
      <style:paragraph-properties style:text-autospace="none" fo:line-height="100%" fo:text-indent="0in"/>
    </style:style>
    <style:style style:name="T1366" style:parent-style-name="Policepardéfaut" style:family="text">
      <style:text-properties fo:language="fr" fo:country="FR"/>
    </style:style>
    <style:style style:name="T1367" style:parent-style-name="Accentuation" style:family="text">
      <style:text-properties fo:language="fr" fo:country="FR"/>
    </style:style>
    <style:style style:name="T1368" style:parent-style-name="Policepardéfaut" style:family="text">
      <style:text-properties fo:language="fr" fo:country="FR"/>
    </style:style>
    <style:style style:name="T1369" style:parent-style-name="Accentuation" style:family="text">
      <style:text-properties fo:language="fr" fo:country="FR"/>
    </style:style>
    <style:style style:name="T1370" style:parent-style-name="Policepardéfaut" style:family="text">
      <style:text-properties fo:language="fr" fo:country="FR"/>
    </style:style>
    <style:style style:name="P1371" style:parent-style-name="Normal" style:family="paragraph">
      <style:paragraph-properties fo:line-height="100%" fo:text-indent="0in"/>
    </style:style>
    <style:style style:name="P1372" style:parent-style-name="Normal" style:family="paragraph">
      <style:paragraph-properties fo:line-height="100%" fo:text-indent="0in"/>
    </style:style>
    <style:style style:name="T1373" style:parent-style-name="Policepardéfaut" style:family="text">
      <style:text-properties fo:font-style="italic" style:font-style-asian="italic"/>
    </style:style>
    <style:style style:name="P1374" style:parent-style-name="Normal" style:family="paragraph">
      <style:paragraph-properties fo:line-height="100%" fo:text-indent="0in"/>
    </style:style>
    <style:style style:name="T1375" style:parent-style-name="Policepardéfaut" style:family="text">
      <style:text-properties fo:font-style="italic" style:font-style-asian="italic"/>
    </style:style>
    <style:style style:name="P1376" style:parent-style-name="Normal" style:family="paragraph">
      <style:paragraph-properties fo:line-height="100%" fo:text-indent="0in"/>
    </style:style>
    <style:style style:name="T1377" style:parent-style-name="Policepardéfaut" style:family="text">
      <style:text-properties fo:text-transform="uppercase" fo:language="fr" fo:country="FR"/>
    </style:style>
    <style:style style:name="T1378" style:parent-style-name="Policepardéfaut" style:family="text">
      <style:text-properties fo:language="fr" fo:country="FR"/>
    </style:style>
    <style:style style:name="P1379" style:parent-style-name="Normal" style:family="paragraph">
      <style:paragraph-properties fo:line-height="100%" fo:text-indent="0in">
        <style:tab-stops>
          <style:tab-stop style:type="left" style:position="4.2333in"/>
        </style:tab-stops>
      </style:paragraph-properties>
    </style:style>
    <style:style style:name="T1380" style:parent-style-name="Policepardéfaut" style:family="text">
      <style:text-properties fo:language="fr" fo:country="FR"/>
    </style:style>
    <style:style style:name="T1381" style:parent-style-name="Policepardéfaut" style:family="text">
      <style:text-properties fo:text-transform="uppercase" fo:language="fr" fo:country="FR"/>
    </style:style>
    <style:style style:name="T1382" style:parent-style-name="Policepardéfaut" style:family="text">
      <style:text-properties fo:language="fr" fo:country="FR"/>
    </style:style>
    <style:style style:name="T1383" style:parent-style-name="Policepardéfaut" style:family="text">
      <style:text-properties fo:text-transform="uppercase" fo:language="fr" fo:country="FR"/>
    </style:style>
    <style:style style:name="T1384" style:parent-style-name="Policepardéfaut" style:family="text">
      <style:text-properties fo:language="fr" fo:country="FR"/>
    </style:style>
    <style:style style:name="T1385" style:parent-style-name="Policepardéfaut" style:family="text">
      <style:text-properties fo:font-style="italic" style:font-style-asian="italic" fo:language="fr" fo:country="FR"/>
    </style:style>
    <style:style style:name="T1386" style:parent-style-name="Policepardéfaut" style:family="text">
      <style:text-properties fo:language="fr" fo:country="FR"/>
    </style:style>
    <style:style style:name="T1387" style:parent-style-name="Policepardéfaut" style:family="text">
      <style:text-properties fo:font-style="italic" style:font-style-asian="italic" fo:language="fr" fo:country="FR"/>
    </style:style>
    <style:style style:name="T1388" style:parent-style-name="Policepardéfaut" style:family="text">
      <style:text-properties fo:language="fr" fo:country="FR"/>
    </style:style>
    <style:style style:name="P1389" style:parent-style-name="Normal" style:family="paragraph">
      <style:paragraph-properties fo:line-height="100%" fo:text-indent="0in"/>
      <style:text-properties fo:language="fr" fo:country="FR"/>
    </style:style>
    <style:style style:name="P1390" style:parent-style-name="Normal" style:family="paragraph">
      <style:paragraph-properties fo:line-height="100%" fo:text-indent="0in"/>
    </style:style>
    <style:style style:name="T1391" style:parent-style-name="Policepardéfaut" style:family="text">
      <style:text-properties fo:language="fr" fo:country="FR"/>
    </style:style>
    <style:style style:name="T1392" style:parent-style-name="Policepardéfaut" style:family="text">
      <style:text-properties fo:text-transform="uppercase" fo:language="fr" fo:country="FR"/>
    </style:style>
    <style:style style:name="T1393" style:parent-style-name="Policepardéfaut" style:family="text">
      <style:text-properties fo:language="fr" fo:country="FR"/>
    </style:style>
    <style:style style:name="T1394" style:parent-style-name="Policepardéfaut" style:family="text">
      <style:text-properties fo:font-style="italic" style:font-style-asian="italic" fo:language="fr" fo:country="FR"/>
    </style:style>
    <style:style style:name="T1395" style:parent-style-name="Policepardéfaut" style:family="text">
      <style:text-properties fo:language="fr" fo:country="FR"/>
    </style:style>
    <style:style style:name="P1396" style:parent-style-name="Normal" style:family="paragraph">
      <style:paragraph-properties fo:line-height="100%" fo:text-indent="0in"/>
      <style:text-properties fo:language="fr" fo:country="FR"/>
    </style:style>
    <style:style style:name="P1397" style:parent-style-name="Normal" style:family="paragraph">
      <style:paragraph-properties fo:line-height="100%" fo:text-indent="0in"/>
    </style:style>
    <style:style style:name="T1398" style:parent-style-name="Policepardéfaut" style:family="text">
      <style:text-properties fo:language="fr" fo:country="FR"/>
    </style:style>
    <style:style style:name="T1399" style:parent-style-name="Policepardéfaut" style:family="text">
      <style:text-properties fo:font-style="italic" style:font-style-asian="italic" fo:language="fr" fo:country="FR"/>
    </style:style>
    <style:style style:name="T1400" style:parent-style-name="Policepardéfaut" style:family="text">
      <style:text-properties fo:language="fr" fo:country="FR"/>
    </style:style>
    <style:style style:name="P1401" style:parent-style-name="Normal" style:family="paragraph">
      <style:paragraph-properties fo:line-height="100%" fo:text-indent="0in"/>
    </style:style>
    <style:style style:name="T1402" style:parent-style-name="Policepardéfaut" style:family="text">
      <style:text-properties fo:text-transform="uppercase"/>
    </style:style>
    <style:style style:name="P1403" style:parent-style-name="Normal" style:family="paragraph">
      <style:paragraph-properties fo:line-height="100%" fo:text-indent="0in"/>
    </style:style>
    <style:style style:name="T1404" style:parent-style-name="Policepardéfaut" style:family="text">
      <style:text-properties fo:text-transform="uppercase"/>
    </style:style>
    <style:style style:name="T1405" style:parent-style-name="Policepardéfaut" style:family="text">
      <style:text-properties fo:font-style="italic" style:font-style-asian="italic"/>
    </style:style>
    <style:style style:name="T1406" style:parent-style-name="Policepardéfaut" style:family="text">
      <style:text-properties fo:language="es"/>
    </style:style>
    <style:style style:name="T1407" style:parent-style-name="Policepardéfaut" style:family="text">
      <style:text-properties fo:text-transform="uppercase"/>
    </style:style>
    <style:style style:name="P1408" style:parent-style-name="Normal" style:family="paragraph">
      <style:paragraph-properties fo:line-height="100%" fo:text-indent="0in"/>
    </style:style>
    <style:style style:name="T1409" style:parent-style-name="Policepardéfaut" style:family="text">
      <style:text-properties fo:language="fr" fo:country="FR"/>
    </style:style>
    <style:style style:name="T1410" style:parent-style-name="Policepardéfaut" style:family="text">
      <style:text-properties fo:text-transform="uppercase" fo:language="fr" fo:country="FR"/>
    </style:style>
    <style:style style:name="T1411" style:parent-style-name="Policepardéfaut" style:family="text">
      <style:text-properties fo:language="fr" fo:country="FR"/>
    </style:style>
    <style:style style:name="T1412" style:parent-style-name="Policepardéfaut" style:family="text">
      <style:text-properties fo:font-style="italic" style:font-style-asian="italic" fo:language="fr" fo:country="FR"/>
    </style:style>
    <style:style style:name="T1413" style:parent-style-name="Policepardéfaut" style:family="text">
      <style:text-properties fo:language="fr" fo:country="FR"/>
    </style:style>
    <style:style style:name="P1414" style:parent-style-name="Normal" style:family="paragraph">
      <style:paragraph-properties fo:line-height="100%" fo:text-indent="0in"/>
    </style:style>
    <style:style style:name="P1415" style:parent-style-name="Normal" style:family="paragraph">
      <style:paragraph-properties fo:line-height="100%" fo:text-indent="0in"/>
    </style:style>
    <style:style style:name="T1416" style:parent-style-name="Policepardéfaut" style:family="text">
      <style:text-properties fo:font-style="italic" style:font-style-asian="italic" style:font-style-complex="italic"/>
    </style:style>
    <style:style style:name="P1417" style:parent-style-name="Normal" style:family="paragraph">
      <style:paragraph-properties fo:line-height="100%" fo:text-indent="0in"/>
    </style:style>
    <style:style style:name="P1418" style:parent-style-name="Normal" style:family="paragraph">
      <style:paragraph-properties fo:line-height="100%" fo:text-indent="0in"/>
    </style:style>
    <style:style style:name="T1419" style:parent-style-name="Policepardéfaut" style:family="text">
      <style:text-properties fo:font-style="italic" style:font-style-asian="italic"/>
    </style:style>
    <style:style style:name="T1420" style:parent-style-name="Policepardéfaut" style:family="text">
      <style:text-properties fo:font-style="italic" style:font-style-asian="italic"/>
    </style:style>
    <style:style style:name="T1421" style:parent-style-name="Policepardéfaut" style:family="text">
      <style:text-properties fo:language="fr" fo:country="FR"/>
    </style:style>
    <style:style style:name="P1422" style:parent-style-name="Normal" style:family="paragraph">
      <style:paragraph-properties fo:line-height="100%" fo:text-indent="0in"/>
    </style:style>
    <style:style style:name="T1423" style:parent-style-name="Policepardéfaut" style:family="text">
      <style:text-properties fo:language="fr" fo:country="FR"/>
    </style:style>
    <style:style style:name="T1424" style:parent-style-name="Policepardéfaut" style:family="text">
      <style:text-properties fo:text-transform="uppercase" fo:language="fr" fo:country="FR"/>
    </style:style>
    <style:style style:name="T1425" style:parent-style-name="Policepardéfaut" style:family="text">
      <style:text-properties fo:language="fr" fo:country="FR"/>
    </style:style>
    <style:style style:name="T1426" style:parent-style-name="Policepardéfaut" style:family="text">
      <style:text-properties fo:font-style="italic" style:font-style-asian="italic" fo:language="fr" fo:country="FR"/>
    </style:style>
    <style:style style:name="T1427" style:parent-style-name="Policepardéfaut" style:family="text">
      <style:text-properties fo:language="fr" fo:country="FR"/>
    </style:style>
    <style:style style:name="P1428" style:parent-style-name="Normal" style:family="paragraph">
      <style:paragraph-properties fo:line-height="100%" fo:text-indent="0in"/>
    </style:style>
    <style:style style:name="T1429" style:parent-style-name="Policepardéfaut" style:family="text">
      <style:text-properties fo:font-style="italic" style:font-style-asian="italic"/>
    </style:style>
    <style:style style:name="P1430" style:parent-style-name="Normal" style:family="paragraph">
      <style:paragraph-properties fo:line-height="100%" fo:text-indent="0in"/>
    </style:style>
    <style:style style:name="T1431" style:parent-style-name="Policepardéfaut" style:family="text">
      <style:text-properties fo:text-transform="uppercase"/>
    </style:style>
    <style:style style:name="P1432" style:parent-style-name="Normal" style:family="paragraph">
      <style:paragraph-properties style:text-autospace="none" fo:line-height="100%" fo:text-indent="0in"/>
    </style:style>
    <style:style style:name="T1433" style:parent-style-name="Policepardéfaut" style:family="text">
      <style:text-properties fo:font-style="italic" style:font-style-asian="italic"/>
    </style:style>
    <style:style style:name="T1434" style:parent-style-name="Policepardéfaut" style:family="text">
      <style:text-properties fo:font-style="italic" style:font-style-asian="italic"/>
    </style:style>
    <style:style style:name="P1435" style:parent-style-name="Normal" style:family="paragraph">
      <style:paragraph-properties fo:line-height="100%" fo:text-indent="0in"/>
    </style:style>
    <style:style style:name="T1436" style:parent-style-name="Policepardéfaut" style:family="text">
      <style:text-properties fo:text-transform="uppercase"/>
    </style:style>
    <style:style style:name="P1437" style:parent-style-name="Normal" style:family="paragraph">
      <style:paragraph-properties style:text-autospace="none" fo:line-height="100%" fo:text-indent="0in"/>
    </style:style>
    <style:style style:name="T1438" style:parent-style-name="Policepardéfaut" style:family="text">
      <style:text-properties fo:font-style="italic" style:font-style-asian="italic"/>
    </style:style>
    <style:style style:name="P1439" style:parent-style-name="Normal" style:family="paragraph">
      <style:paragraph-properties style:text-autospace="none" fo:line-height="100%" fo:text-indent="0in"/>
    </style:style>
    <style:style style:name="T1440" style:parent-style-name="Policepardéfaut" style:family="text">
      <style:text-properties fo:font-style="italic" style:font-style-asian="italic"/>
    </style:style>
    <style:style style:name="P1441" style:parent-style-name="Normal" style:family="paragraph">
      <style:paragraph-properties fo:line-height="100%" fo:text-indent="0in"/>
    </style:style>
    <style:style style:name="P1442" style:parent-style-name="Normal" style:family="paragraph">
      <style:paragraph-properties style:text-autospace="none" fo:line-height="100%" fo:text-indent="0in"/>
    </style:style>
    <style:style style:name="T1443" style:parent-style-name="Policepardéfaut" style:family="text">
      <style:text-properties fo:font-style="italic" style:font-style-asian="italic"/>
    </style:style>
    <style:style style:name="P1444" style:parent-style-name="Normal" style:family="paragraph">
      <style:paragraph-properties fo:line-height="100%" fo:text-indent="0in"/>
    </style:style>
    <style:style style:name="P1445" style:parent-style-name="Normal" style:family="paragraph">
      <style:paragraph-properties fo:line-height="100%" fo:text-indent="0in"/>
    </style:style>
    <style:style style:name="P1446" style:parent-style-name="Normal" style:family="paragraph">
      <style:paragraph-properties style:text-autospace="none" fo:line-height="100%" fo:text-indent="0in"/>
    </style:style>
    <style:style style:name="T1447" style:parent-style-name="Policepardéfaut" style:family="text">
      <style:text-properties fo:text-transform="uppercase"/>
    </style:style>
    <style:style style:name="T1448" style:parent-style-name="Policepardéfaut" style:family="text">
      <style:text-properties fo:font-style="italic" style:font-style-asian="italic"/>
    </style:style>
    <style:style style:name="P1449" style:parent-style-name="Normal" style:family="paragraph">
      <style:paragraph-properties style:text-autospace="none" fo:line-height="100%" fo:text-indent="0in"/>
    </style:style>
    <style:style style:name="T1450" style:parent-style-name="Policepardéfaut" style:family="text">
      <style:text-properties fo:font-style="italic" style:font-style-asian="italic"/>
    </style:style>
    <style:style style:name="P1451" style:parent-style-name="Normal" style:family="paragraph">
      <style:paragraph-properties fo:line-height="100%" fo:text-indent="0in"/>
    </style:style>
    <style:style style:name="T1452" style:parent-style-name="Policepardéfaut" style:family="text">
      <style:text-properties fo:text-transform="uppercase"/>
    </style:style>
    <style:style style:name="P1453" style:parent-style-name="Normal" style:family="paragraph">
      <style:paragraph-properties style:text-autospace="none" fo:line-height="100%" fo:text-indent="0in"/>
    </style:style>
    <style:style style:name="T1454" style:parent-style-name="Policepardéfaut" style:family="text">
      <style:text-properties fo:font-style="italic" style:font-style-asian="italic" style:font-size-complex="12pt"/>
    </style:style>
    <style:style style:name="T1455" style:parent-style-name="Policepardéfaut" style:family="text">
      <style:text-properties style:font-size-complex="12pt"/>
    </style:style>
    <style:style style:name="T1456" style:parent-style-name="Policepardéfaut" style:family="text">
      <style:text-properties fo:font-style="italic" style:font-style-asian="italic" style:font-size-complex="12pt"/>
    </style:style>
    <style:style style:name="T1457" style:parent-style-name="Policepardéfaut" style:family="text">
      <style:text-properties style:font-size-complex="12pt"/>
    </style:style>
    <style:style style:name="T1458" style:parent-style-name="Policepardéfaut" style:family="text">
      <style:text-properties style:font-size-complex="12pt"/>
    </style:style>
    <style:style style:name="P1459" style:parent-style-name="Normal" style:family="paragraph">
      <style:paragraph-properties style:text-autospace="none" fo:line-height="100%" fo:text-indent="0in"/>
    </style:style>
    <style:style style:name="T1460" style:parent-style-name="Policepardéfaut" style:family="text">
      <style:text-properties fo:font-style="italic" style:font-style-asian="italic"/>
    </style:style>
    <style:style style:name="T1461" style:parent-style-name="Policepardéfaut" style:family="text">
      <style:text-properties fo:font-style="italic" style:font-style-asian="italic"/>
    </style:style>
    <style:style style:name="P1462" style:parent-style-name="Normal" style:family="paragraph">
      <style:paragraph-properties style:text-autospace="none" fo:line-height="100%" fo:text-indent="0in"/>
    </style:style>
    <style:style style:name="T1463" style:parent-style-name="Policepardéfaut" style:family="text">
      <style:text-properties fo:font-style="italic" style:font-style-asian="italic"/>
    </style:style>
    <style:style style:name="T1464" style:parent-style-name="Policepardéfaut" style:family="text">
      <style:text-properties fo:font-style="italic" style:font-style-asian="italic"/>
    </style:style>
    <style:style style:name="T1465" style:parent-style-name="Policepardéfaut" style:family="text">
      <style:text-properties fo:font-style="italic" style:font-style-asian="italic"/>
    </style:style>
    <style:style style:name="P1466" style:parent-style-name="Normal" style:family="paragraph">
      <style:paragraph-properties style:text-autospace="none" fo:line-height="100%" fo:text-indent="0in"/>
    </style:style>
    <style:style style:name="T1467" style:parent-style-name="Policepardéfaut" style:family="text">
      <style:text-properties fo:font-style="italic" style:font-style-asian="italic"/>
    </style:style>
    <style:style style:name="P1468" style:parent-style-name="Normal" style:family="paragraph">
      <style:paragraph-properties style:text-autospace="none" fo:line-height="100%" fo:text-indent="0in"/>
    </style:style>
    <style:style style:name="T1469" style:parent-style-name="Policepardéfaut" style:family="text">
      <style:text-properties fo:font-style="italic" style:font-style-asian="italic"/>
    </style:style>
    <style:style style:name="T1470" style:parent-style-name="Policepardéfaut" style:family="text">
      <style:text-properties fo:font-style="italic" style:font-style-asian="italic"/>
    </style:style>
    <style:style style:name="T1471" style:parent-style-name="Policepardéfaut" style:family="text">
      <style:text-properties fo:font-style="italic" style:font-style-asian="italic"/>
    </style:style>
    <style:style style:name="P1472" style:parent-style-name="Normal" style:family="paragraph">
      <style:paragraph-properties fo:line-height="100%" fo:text-indent="0in"/>
    </style:style>
    <style:style style:name="P1473" style:parent-style-name="Normal" style:family="paragraph">
      <style:paragraph-properties fo:line-height="100%" fo:text-indent="0in"/>
    </style:style>
    <style:style style:name="T1474" style:parent-style-name="Policepardéfaut" style:family="text">
      <style:text-properties fo:font-style="italic" style:font-style-asian="italic"/>
    </style:style>
    <style:style style:name="P1475" style:parent-style-name="Normal" style:family="paragraph">
      <style:paragraph-properties fo:line-height="100%" fo:text-indent="0in"/>
    </style:style>
    <style:style style:name="T1476" style:parent-style-name="Policepardéfaut" style:family="text">
      <style:text-properties fo:text-transform="uppercase"/>
    </style:style>
    <style:style style:name="P1477" style:parent-style-name="Normal" style:family="paragraph">
      <style:paragraph-properties fo:line-height="100%" fo:text-indent="0in"/>
    </style:style>
    <style:style style:name="T1478" style:parent-style-name="Policepardéfaut" style:family="text">
      <style:text-properties fo:font-style="italic" style:font-style-asian="italic"/>
    </style:style>
    <style:style style:name="P1479" style:parent-style-name="Normal" style:family="paragraph">
      <style:paragraph-properties fo:line-height="100%" fo:text-indent="0in"/>
    </style:style>
    <style:style style:name="T1480" style:parent-style-name="Policepardéfaut" style:family="text">
      <style:text-properties fo:text-transform="uppercase"/>
    </style:style>
    <style:style style:name="T1481" style:parent-style-name="Policepardéfaut" style:family="text">
      <style:text-properties fo:font-style="italic" style:font-style-asian="italic"/>
    </style:style>
    <style:style style:name="P1482" style:parent-style-name="Normal" style:family="paragraph">
      <style:paragraph-properties fo:line-height="100%" fo:text-indent="0in"/>
    </style:style>
    <style:style style:name="T1483" style:parent-style-name="Policepardéfaut" style:family="text">
      <style:text-properties fo:font-style="italic" style:font-style-asian="italic"/>
    </style:style>
    <style:style style:name="T1484" style:parent-style-name="Policepardéfaut" style:family="text">
      <style:text-properties fo:font-style="italic" style:font-style-asian="italic"/>
    </style:style>
    <style:style style:name="P1485" style:parent-style-name="Normal" style:family="paragraph">
      <style:paragraph-properties fo:line-height="100%" fo:text-indent="0in"/>
    </style:style>
    <style:style style:name="P1486" style:parent-style-name="Normal" style:family="paragraph">
      <style:paragraph-properties fo:line-height="100%" fo:text-indent="0in"/>
    </style:style>
    <style:style style:name="T1487" style:parent-style-name="Policepardéfaut" style:family="text">
      <style:text-properties fo:font-style="italic" style:font-style-asian="italic"/>
    </style:style>
    <style:style style:name="P1488" style:parent-style-name="Normal" style:family="paragraph">
      <style:paragraph-properties fo:line-height="100%" fo:text-indent="0in"/>
    </style:style>
    <style:style style:name="P1489" style:parent-style-name="Normal" style:family="paragraph">
      <style:paragraph-properties fo:line-height="100%" fo:text-indent="0in"/>
    </style:style>
    <style:style style:name="T1490" style:parent-style-name="Policepardéfaut" style:family="text">
      <style:text-properties fo:language="es"/>
    </style:style>
    <style:style style:name="T1491" style:parent-style-name="Policepardéfaut" style:family="text">
      <style:text-properties fo:font-style="italic" style:font-style-asian="italic" fo:language="es"/>
    </style:style>
    <style:style style:name="T1492" style:parent-style-name="Policepardéfaut" style:family="text">
      <style:text-properties fo:language="es"/>
    </style:style>
    <style:style style:name="T1493" style:parent-style-name="Policepardéfaut" style:family="text">
      <style:text-properties fo:language="es"/>
    </style:style>
    <style:style style:name="P1494" style:parent-style-name="Normal" style:family="paragraph">
      <style:paragraph-properties fo:line-height="100%" fo:text-indent="0in"/>
    </style:style>
    <style:style style:name="P1495" style:parent-style-name="Normal" style:family="paragraph">
      <style:paragraph-properties fo:line-height="100%" fo:text-indent="0in"/>
    </style:style>
    <style:style style:name="T1496" style:parent-style-name="Policepardéfaut" style:family="text">
      <style:text-properties fo:font-style="italic" style:font-style-asian="italic"/>
    </style:style>
    <style:style style:name="P1497" style:parent-style-name="Normal" style:family="paragraph">
      <style:paragraph-properties fo:line-height="100%" fo:text-indent="0in"/>
      <style:text-properties fo:language="fr" fo:country="FR"/>
    </style:style>
    <style:style style:name="P1498" style:parent-style-name="Normal" style:family="paragraph">
      <style:paragraph-properties fo:line-height="100%" fo:text-indent="0in"/>
    </style:style>
    <style:style style:name="T1499" style:parent-style-name="Policepardéfaut" style:family="text">
      <style:text-properties fo:language="fr" fo:country="FR"/>
    </style:style>
    <style:style style:name="T1500" style:parent-style-name="Policepardéfaut" style:family="text">
      <style:text-properties fo:font-style="italic" style:font-style-asian="italic" fo:language="fr" fo:country="FR"/>
    </style:style>
    <style:style style:name="T1501" style:parent-style-name="Policepardéfaut" style:family="text">
      <style:text-properties fo:language="fr" fo:country="FR"/>
    </style:style>
    <style:style style:name="P1502" style:parent-style-name="Normal" style:family="paragraph">
      <style:paragraph-properties fo:line-height="100%" fo:text-indent="0in"/>
    </style:style>
    <style:style style:name="T1503" style:parent-style-name="Policepardéfaut" style:family="text">
      <style:text-properties fo:font-style="italic" style:font-style-asian="italic"/>
    </style:style>
    <style:style style:name="P1504" style:parent-style-name="Normal" style:family="paragraph">
      <style:paragraph-properties fo:line-height="100%" fo:text-indent="0in"/>
    </style:style>
    <style:style style:name="P1505" style:parent-style-name="Normal" style:family="paragraph">
      <style:paragraph-properties fo:line-height="100%" fo:text-indent="0in"/>
    </style:style>
    <style:style style:name="T1506" style:parent-style-name="Policepardéfaut" style:family="text">
      <style:text-properties fo:font-style="italic" style:font-style-asian="italic"/>
    </style:style>
    <style:style style:name="P1507" style:parent-style-name="Normal" style:family="paragraph">
      <style:paragraph-properties fo:line-height="100%" fo:text-indent="0in"/>
    </style:style>
    <style:style style:name="P1508" style:parent-style-name="Normal" style:family="paragraph">
      <style:paragraph-properties fo:line-height="100%" fo:text-indent="0in"/>
    </style:style>
    <style:style style:name="T1509" style:parent-style-name="Policepardéfaut" style:family="text">
      <style:text-properties fo:font-style="italic" style:font-style-asian="italic"/>
    </style:style>
    <style:style style:name="P1510" style:parent-style-name="Normal" style:family="paragraph">
      <style:paragraph-properties fo:line-height="100%" fo:text-indent="0in"/>
    </style:style>
    <style:style style:name="P1511" style:parent-style-name="Normal" style:family="paragraph">
      <style:paragraph-properties style:text-autospace="none" fo:line-height="100%" fo:text-indent="0in"/>
    </style:style>
    <style:style style:name="T1512" style:parent-style-name="Policepardéfaut" style:family="text">
      <style:text-properties fo:font-style="italic" style:font-style-asian="italic"/>
    </style:style>
    <style:style style:name="P1513" style:parent-style-name="Normal" style:family="paragraph">
      <style:paragraph-properties fo:line-height="100%" fo:text-indent="0in"/>
      <style:text-properties fo:language="fr" fo:country="FR"/>
    </style:style>
    <style:style style:name="P1514" style:parent-style-name="Normal" style:family="paragraph">
      <style:paragraph-properties fo:line-height="100%" fo:text-indent="0in"/>
    </style:style>
    <style:style style:name="T1515" style:parent-style-name="Policepardéfaut" style:family="text">
      <style:text-properties fo:language="fr" fo:country="FR"/>
    </style:style>
    <style:style style:name="T1516" style:parent-style-name="Policepardéfaut" style:family="text">
      <style:text-properties fo:font-style="italic" style:font-style-asian="italic" fo:language="fr" fo:country="FR"/>
    </style:style>
    <style:style style:name="T1517" style:parent-style-name="Policepardéfaut" style:family="text">
      <style:text-properties fo:language="fr" fo:country="FR"/>
    </style:style>
    <style:style style:name="T1518" style:parent-style-name="Policepardéfaut" style:family="text">
      <style:text-properties fo:font-style="italic" style:font-style-asian="italic" fo:language="fr" fo:country="FR"/>
    </style:style>
    <style:style style:name="T1519" style:parent-style-name="Policepardéfaut" style:family="text">
      <style:text-properties fo:language="fr" fo:country="FR"/>
    </style:style>
    <style:style style:name="P1520" style:parent-style-name="Normal" style:family="paragraph">
      <style:paragraph-properties fo:line-height="100%" fo:text-indent="0in"/>
    </style:style>
    <style:style style:name="P1521" style:parent-style-name="Normal" style:family="paragraph">
      <style:paragraph-properties fo:line-height="100%" fo:text-indent="0in"/>
    </style:style>
    <style:style style:name="T1522" style:parent-style-name="Policepardéfaut" style:family="text">
      <style:text-properties fo:language="en" fo:country="US"/>
    </style:style>
    <style:style style:name="T1523" style:parent-style-name="Policepardéfaut" style:family="text">
      <style:text-properties fo:font-style="italic" style:font-style-asian="italic" fo:language="en" fo:country="US"/>
    </style:style>
    <style:style style:name="T1524" style:parent-style-name="Policepardéfaut" style:family="text">
      <style:text-properties fo:language="en" fo:country="US"/>
    </style:style>
    <style:style style:name="P1525" style:parent-style-name="Normal" style:family="paragraph">
      <style:paragraph-properties fo:line-height="100%" fo:text-indent="0in"/>
    </style:style>
    <style:style style:name="T1526" style:parent-style-name="Policepardéfaut" style:family="text">
      <style:text-properties fo:font-style="italic" style:font-style-asian="italic"/>
    </style:style>
    <style:style style:name="P1527" style:parent-style-name="Normal" style:family="paragraph">
      <style:paragraph-properties fo:line-height="100%" fo:text-indent="0in"/>
    </style:style>
    <style:style style:name="T1528" style:parent-style-name="Policepardéfaut" style:family="text">
      <style:text-properties fo:font-style="italic" style:font-style-asian="italic"/>
    </style:style>
    <style:style style:name="P1529" style:parent-style-name="Normal" style:family="paragraph">
      <style:paragraph-properties fo:line-height="100%" fo:text-indent="0in"/>
    </style:style>
    <style:style style:name="P1530" style:parent-style-name="Normal" style:family="paragraph">
      <style:paragraph-properties fo:line-height="100%" fo:text-indent="0in"/>
    </style:style>
    <style:style style:name="T1531" style:parent-style-name="Policepardéfaut" style:family="text">
      <style:text-properties fo:font-style="italic" style:font-style-asian="italic"/>
    </style:style>
    <style:style style:name="P1532" style:parent-style-name="Normal" style:family="paragraph">
      <style:paragraph-properties fo:line-height="100%" fo:text-indent="0in"/>
    </style:style>
    <style:style style:name="T1533" style:parent-style-name="Policepardéfaut" style:family="text">
      <style:text-properties fo:font-style="italic" style:font-style-asian="italic"/>
    </style:style>
    <style:style style:name="P1534" style:parent-style-name="Normal" style:family="paragraph">
      <style:paragraph-properties fo:line-height="100%" fo:text-indent="0in"/>
    </style:style>
    <style:style style:name="T1535" style:parent-style-name="Policepardéfaut" style:family="text">
      <style:text-properties fo:font-style="italic" style:font-style-asian="italic"/>
    </style:style>
    <style:style style:name="P1536" style:parent-style-name="Normal" style:family="paragraph">
      <style:paragraph-properties fo:line-height="100%" fo:text-indent="0in"/>
    </style:style>
    <style:style style:name="T1537" style:parent-style-name="Policepardéfaut" style:family="text">
      <style:text-properties fo:text-transform="uppercase"/>
    </style:style>
    <style:style style:name="T1538" style:parent-style-name="Policepardéfaut" style:family="text">
      <style:text-properties fo:language="en" fo:country="US"/>
    </style:style>
    <style:style style:name="T1539" style:parent-style-name="Policepardéfaut" style:family="text">
      <style:text-properties fo:font-size="11pt" style:font-size-asian="11pt" style:font-size-complex="11pt" fo:language="en" fo:country="US"/>
    </style:style>
    <style:style style:name="T1540" style:parent-style-name="Policepardéfaut" style:family="text">
      <style:text-properties fo:font-style="italic" style:font-style-asian="italic" fo:font-size="11pt" style:font-size-asian="11pt" style:font-size-complex="11pt" fo:language="en" fo:country="US"/>
    </style:style>
    <style:style style:name="T1541" style:parent-style-name="Policepardéfaut" style:family="text">
      <style:text-properties fo:font-size="11pt" style:font-size-asian="11pt" style:font-size-complex="11pt" fo:language="en" fo:country="US"/>
    </style:style>
    <style:style style:name="T1542" style:parent-style-name="Policepardéfaut" style:family="text">
      <style:text-properties fo:language="en" fo:country="US"/>
    </style:style>
    <style:style style:name="T1543" style:parent-style-name="Policepardéfaut" style:family="text">
      <style:text-properties fo:font-size="11pt" style:font-size-asian="11pt" style:font-size-complex="11pt" fo:language="en" fo:country="US"/>
    </style:style>
    <style:style style:name="T1544" style:parent-style-name="Policepardéfaut" style:family="text">
      <style:text-properties fo:font-style="italic" style:font-style-asian="italic" fo:font-size="11pt" style:font-size-asian="11pt" style:font-size-complex="11pt" fo:language="en" fo:country="US"/>
    </style:style>
    <style:style style:name="T1545" style:parent-style-name="Policepardéfaut" style:family="text">
      <style:text-properties fo:font-size="11pt" style:font-size-asian="11pt" style:font-size-complex="11pt" fo:language="en" fo:country="US"/>
    </style:style>
    <style:style style:name="P1546" style:parent-style-name="Normal" style:family="paragraph">
      <style:paragraph-properties fo:line-height="100%" fo:text-indent="0in"/>
    </style:style>
    <style:style style:name="T1547" style:parent-style-name="Policepardéfaut" style:family="text">
      <style:text-properties fo:text-transform="uppercase" fo:language="fr" fo:country="FR"/>
    </style:style>
    <style:style style:name="T1548" style:parent-style-name="Policepardéfaut" style:family="text">
      <style:text-properties fo:language="fr" fo:country="FR"/>
    </style:style>
    <style:style style:name="P1549" style:parent-style-name="Normal" style:family="paragraph">
      <style:paragraph-properties fo:line-height="100%" fo:text-indent="0in"/>
    </style:style>
    <style:style style:name="T1550" style:parent-style-name="Policepardéfaut" style:family="text">
      <style:text-properties fo:language="fr" fo:country="FR"/>
    </style:style>
    <style:style style:name="T1551" style:parent-style-name="Policepardéfaut" style:family="text">
      <style:text-properties fo:font-style="italic" style:font-style-asian="italic" fo:language="fr" fo:country="FR"/>
    </style:style>
    <style:style style:name="T1552" style:parent-style-name="Policepardéfaut" style:family="text">
      <style:text-properties fo:language="fr" fo:country="FR"/>
    </style:style>
    <style:style style:name="T1553" style:parent-style-name="Policepardéfaut" style:family="text">
      <style:text-properties fo:font-style="italic" style:font-style-asian="italic" fo:language="fr" fo:country="FR"/>
    </style:style>
    <style:style style:name="T1554" style:parent-style-name="Policepardéfaut" style:family="text">
      <style:text-properties fo:language="fr" fo:country="FR"/>
    </style:style>
    <style:style style:name="T1555" style:parent-style-name="Policepardéfaut" style:family="text">
      <style:text-properties fo:font-style="italic" style:font-style-asian="italic" fo:language="fr" fo:country="FR"/>
    </style:style>
    <style:style style:name="T1556" style:parent-style-name="Policepardéfaut" style:family="text">
      <style:text-properties fo:language="fr" fo:country="FR"/>
    </style:style>
    <style:style style:name="P1557" style:parent-style-name="Normal" style:family="paragraph">
      <style:paragraph-properties fo:line-height="100%" fo:text-indent="0in"/>
    </style:style>
    <style:style style:name="T1558" style:parent-style-name="Policepardéfaut" style:family="text">
      <style:text-properties fo:font-style="italic" style:font-style-asian="italic"/>
    </style:style>
    <style:style style:name="T1559" style:parent-style-name="Policepardéfaut" style:family="text">
      <style:text-properties fo:font-style="italic" style:font-style-asian="italic"/>
    </style:style>
    <style:style style:name="T1560" style:parent-style-name="Policepardéfaut" style:family="text">
      <style:text-properties fo:language="es"/>
    </style:style>
    <style:style style:name="P1561" style:parent-style-name="Titre1" style:family="paragraph">
      <style:paragraph-properties fo:break-before="page"/>
    </style:style>
    <style:style style:name="S1" style:family="section">
      <style:section-properties fo:margin-left="0in" fo:margin-right="0in" style:writing-mode="lr-tb"/>
    </style:style>
    <style:style style:name="T1562" style:parent-style-name="title" style:family="text">
      <style:text-properties fo:font-style="normal" style:font-style-asian="normal"/>
    </style:style>
    <style:style style:name="T1563" style:parent-style-name="Policepardéfaut" style:family="text">
      <style:text-properties fo:language="es"/>
    </style:style>
    <style:style style:name="T1564" style:parent-style-name="Policepardéfaut" style:family="text">
      <style:text-properties fo:font-style="italic" style:font-style-asian="italic" fo:language="es"/>
    </style:style>
    <style:style style:name="T1565" style:parent-style-name="Policepardéfaut" style:family="text">
      <style:text-properties fo:language="es"/>
    </style:style>
    <style:style style:name="T1566" style:parent-style-name="Policepardéfaut" style:family="text">
      <style:text-properties fo:language="es"/>
    </style:style>
    <style:style style:name="T1567" style:parent-style-name="Policepardéfaut" style:family="text">
      <style:text-properties fo:font-style="italic" style:font-style-asian="italic" fo:language="es"/>
    </style:style>
    <style:style style:name="T1568" style:parent-style-name="Policepardéfaut" style:family="text">
      <style:text-properties fo:language="es"/>
    </style:style>
    <style:style style:name="T1569" style:parent-style-name="Policepardéfaut" style:family="text">
      <style:text-properties fo:font-style="italic" style:font-style-asian="italic"/>
    </style:style>
    <style:style style:name="T1570" style:parent-style-name="Policepardéfaut" style:family="text">
      <style:text-properties fo:font-style="italic" style:font-style-asian="italic"/>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Policepardéfaut" style:family="text">
      <style:text-properties fo:font-style="italic" style:font-style-asian="italic"/>
    </style:style>
    <style:style style:name="T1574" style:parent-style-name="Policepardéfaut" style:family="text">
      <style:text-properties fo:font-style="italic" style:font-style-asian="italic"/>
    </style:style>
    <style:style style:name="T1575" style:parent-style-name="Policepardéfaut" style:family="text">
      <style:text-properties fo:font-style="italic" style:font-style-asian="italic"/>
    </style:style>
    <style:style style:name="T1576" style:parent-style-name="Policepardéfaut" style:family="text">
      <style:text-properties fo:font-style="italic" style:font-style-asian="italic" fo:color="#FF0000"/>
    </style:style>
    <style:style style:name="T1577" style:parent-style-name="Policepardéfaut" style:family="text">
      <style:text-properties fo:color="#FF0000"/>
    </style:style>
    <style:style style:name="T1578" style:parent-style-name="Policepardéfaut" style:family="text">
      <style:text-properties fo:font-style="italic" style:font-style-asian="italic"/>
    </style:style>
    <style:style style:name="T1579" style:parent-style-name="Policepardéfaut" style:family="text">
      <style:text-properties fo:language="es"/>
    </style:style>
    <style:style style:name="T1580" style:parent-style-name="Policepardéfaut" style:family="text">
      <style:text-properties fo:font-style="italic" style:font-style-asian="italic"/>
    </style:style>
    <style:style style:name="T1581" style:parent-style-name="author" style:family="text">
      <style:text-properties fo:font-size="10pt" style:font-size-asian="10pt"/>
    </style:style>
    <style:style style:name="T1582" style:parent-style-name="Policepardéfaut" style:family="text">
      <style:text-properties fo:language="es"/>
    </style:style>
    <style:style style:name="T1583" style:parent-style-name="Policepardéfaut" style:family="text">
      <style:text-properties fo:language="es"/>
    </style:style>
    <style:style style:name="T1584" style:parent-style-name="Policepardéfaut" style:family="text">
      <style:text-properties fo:font-style="italic" style:font-style-asian="italic"/>
    </style:style>
    <style:style style:name="T1585" style:parent-style-name="Policepardéfaut" style:family="text">
      <style:text-properties fo:language="es"/>
    </style:style>
    <style:style style:name="T1586" style:parent-style-name="Policepardéfaut" style:family="text">
      <style:text-properties fo:font-style="italic" style:font-style-asian="italic"/>
    </style:style>
    <style:style style:name="T1587" style:parent-style-name="Policepardéfaut" style:family="text">
      <style:text-properties fo:language="es"/>
    </style:style>
    <style:style style:name="T1588" style:parent-style-name="Policepardéfaut" style:family="text">
      <style:text-properties fo:font-style="italic" style:font-style-asian="italic" fo:language="es"/>
    </style:style>
    <style:style style:name="T1589" style:parent-style-name="Policepardéfaut" style:family="text">
      <style:text-properties fo:language="es"/>
    </style:style>
    <style:style style:name="T1590" style:parent-style-name="Policepardéfaut" style:family="text">
      <style:text-properties fo:font-style="italic" style:font-style-asian="italic" fo:language="es"/>
    </style:style>
    <style:style style:name="T1591" style:parent-style-name="Policepardéfaut" style:family="text">
      <style:text-properties fo:language="es"/>
    </style:style>
    <style:style style:name="T1592" style:parent-style-name="Policepardéfaut" style:family="text">
      <style:text-properties fo:font-style="italic" style:font-style-asian="italic" fo:language="es"/>
    </style:style>
    <style:style style:name="T1593" style:parent-style-name="Policepardéfaut" style:family="text">
      <style:text-properties fo:language="es"/>
    </style:style>
    <style:style style:name="T1594" style:parent-style-name="Policepardéfaut" style:family="text">
      <style:text-properties fo:font-style="italic" style:font-style-asian="italic" style:font-style-complex="italic"/>
    </style:style>
    <style:style style:name="T1595" style:parent-style-name="Policepardéfaut" style:family="text">
      <style:text-properties style:font-style-complex="italic"/>
    </style:style>
    <style:style style:name="P1596" style:parent-style-name="Normal" style:family="paragraph">
      <style:paragraph-properties fo:text-indent="0in"/>
    </style:style>
    <style:style style:name="T1597" style:parent-style-name="Policepardéfaut" style:family="text">
      <style:text-properties style:text-position="super 63.6%"/>
    </style:style>
    <style:style style:name="T1598" style:parent-style-name="Policepardéfaut" style:family="text">
      <style:text-properties fo:font-style="italic" style:font-style-asian="italic"/>
    </style:style>
    <style:style style:name="T1599" style:parent-style-name="Policepardéfaut" style:family="text">
      <style:text-properties fo:font-style="italic" style:font-style-asian="italic"/>
    </style:style>
    <style:style style:name="T1600" style:parent-style-name="Policepardéfaut" style:family="text">
      <style:text-properties fo:font-style="italic" style:font-style-asian="italic"/>
    </style:style>
    <style:style style:name="T1601" style:parent-style-name="Policepardéfaut" style:family="text">
      <style:text-properties fo:font-style="italic" style:font-style-asian="italic"/>
    </style:style>
    <style:style style:name="T1602" style:parent-style-name="Policepardéfaut" style:family="text">
      <style:text-properties fo:font-style="italic" style:font-style-asian="italic"/>
    </style:style>
    <style:style style:name="T1603" style:parent-style-name="Policepardéfaut" style:family="text">
      <style:text-properties fo:font-style="italic" style:font-style-asian="italic"/>
    </style:style>
    <style:style style:name="P1604" style:parent-style-name="Normal" style:family="paragraph">
      <style:paragraph-properties fo:text-indent="0in"/>
    </style:style>
    <style:style style:name="P1605" style:parent-style-name="Normal" style:family="paragraph">
      <style:paragraph-properties fo:text-indent="0.4916in"/>
    </style:style>
    <style:style style:name="T1606" style:parent-style-name="Policepardéfaut" style:family="text">
      <style:text-properties fo:font-style="italic" style:font-style-asian="italic"/>
    </style:style>
    <style:style style:name="T1607" style:parent-style-name="Policepardéfaut" style:family="text">
      <style:text-properties fo:language="es"/>
    </style:style>
    <style:style style:name="T1608" style:parent-style-name="Policepardéfaut" style:family="text">
      <style:text-properties fo:font-style="italic" style:font-style-asian="italic"/>
    </style:style>
    <style:style style:name="T1609" style:parent-style-name="Policepardéfaut" style:family="text">
      <style:text-properties fo:font-style="italic" style:font-style-asian="italic"/>
    </style:style>
    <style:style style:name="T1610" style:parent-style-name="author" style:family="text">
      <style:text-properties fo:font-size="10pt" style:font-size-asian="10pt"/>
    </style:style>
    <style:style style:name="T1611" style:parent-style-name="Policepardéfaut" style:family="text">
      <style:text-properties fo:font-style="italic" style:font-style-asian="italic"/>
    </style:style>
    <style:style style:name="P1612" style:parent-style-name="Normal" style:family="paragraph">
      <style:paragraph-properties fo:text-indent="0in"/>
    </style:style>
    <style:style style:name="T1613" style:parent-style-name="quote.c" style:family="text">
      <style:text-properties fo:font-style="italic" style:font-style-asian="italic"/>
    </style:style>
    <style:style style:name="T1614" style:parent-style-name="quote.c" style:family="text">
      <style:text-properties fo:font-style="italic" style:font-style-asian="italic"/>
    </style:style>
    <style:style style:name="T1615" style:parent-style-name="quote.c"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Policepardéfaut" style:family="text">
      <style:text-properties fo:font-style="italic" style:font-style-asian="italic"/>
    </style:style>
    <style:style style:name="T1618" style:parent-style-name="Policepardéfaut" style:family="text">
      <style:text-properties fo:language="es"/>
    </style:style>
    <style:style style:name="T1619" style:parent-style-name="Policepardéfaut" style:family="text">
      <style:text-properties fo:language="es"/>
    </style:style>
    <style:style style:name="T1620" style:parent-style-name="Policepardéfaut" style:family="text">
      <style:text-properties fo:font-style="italic" style:font-style-asian="italic"/>
    </style:style>
    <style:style style:name="P1621" style:parent-style-name="Normal" style:family="paragraph">
      <style:paragraph-properties fo:text-indent="0in"/>
    </style:style>
    <style:style style:name="T1622" style:parent-style-name="author" style:family="text">
      <style:text-properties fo:font-size="10pt" style:font-size-asian="10pt"/>
    </style:style>
    <style:style style:name="T1623" style:parent-style-name="Policepardéfaut" style:family="text">
      <style:text-properties fo:font-style="italic" style:font-style-asian="italic"/>
    </style:style>
    <style:style style:name="T1624" style:parent-style-name="Policepardéfaut" style:family="text">
      <style:text-properties style:font-style-complex="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P1627" style:parent-style-name="Normal" style:family="paragraph">
      <style:paragraph-properties fo:text-indent="0in"/>
    </style:style>
    <style:style style:name="T1628" style:parent-style-name="quote.c" style:family="text">
      <style:text-properties fo:font-style="italic" style:font-style-asian="italic"/>
    </style:style>
    <style:style style:name="T1629" style:parent-style-name="Policepardéfaut" style:family="text">
      <style:text-properties style:font-style-complex="italic"/>
    </style:style>
    <style:style style:name="T1630" style:parent-style-name="Policepardéfaut" style:family="text">
      <style:text-properties fo:font-style="italic" style:font-style-asian="italic" style:font-style-complex="italic"/>
    </style:style>
    <style:style style:name="T1631" style:parent-style-name="Policepardéfaut" style:family="text">
      <style:text-properties style:font-style-complex="italic"/>
    </style:style>
    <style:style style:name="T1632" style:parent-style-name="Policepardéfaut" style:family="text">
      <style:text-properties style:font-style-complex="italic"/>
    </style:style>
    <style:style style:name="T1633" style:parent-style-name="Policepardéfaut" style:family="text">
      <style:text-properties fo:font-style="italic" style:font-style-asian="italic"/>
    </style:style>
    <style:style style:name="T1634" style:parent-style-name="Policepardéfaut" style:family="text">
      <style:text-properties style:font-style-complex="italic"/>
    </style:style>
    <style:style style:name="T1635" style:parent-style-name="Policepardéfaut" style:family="text">
      <style:text-properties fo:font-style="italic" style:font-style-asian="italic" style:font-style-complex="italic"/>
    </style:style>
    <style:style style:name="T1636" style:parent-style-name="Policepardéfaut" style:family="text">
      <style:text-properties style:font-style-complex="italic"/>
    </style:style>
    <style:style style:name="T1637" style:parent-style-name="Policepardéfaut" style:family="text">
      <style:text-properties fo:font-style="italic" style:font-style-asian="italic"/>
    </style:style>
    <style:style style:name="P1638" style:parent-style-name="Normal" style:family="paragraph">
      <style:paragraph-properties fo:text-indent="0.4916in"/>
    </style:style>
    <style:style style:name="T1639" style:parent-style-name="Policepardéfaut" style:family="text">
      <style:text-properties fo:font-style="italic" style:font-style-asian="italic"/>
    </style:style>
    <style:style style:name="T1640" style:parent-style-name="Policepardéfaut" style:family="text">
      <style:text-properties fo:font-style="italic" style:font-style-asian="italic"/>
    </style:style>
    <style:style style:name="T1641" style:parent-style-name="Policepardéfaut" style:family="text">
      <style:text-properties style:font-style-complex="italic"/>
    </style:style>
    <style:style style:name="T1642" style:parent-style-name="Policepardéfaut" style:family="text">
      <style:text-properties fo:font-style="italic" style:font-style-asian="italic"/>
    </style:style>
    <style:style style:name="T1643" style:parent-style-name="Policepardéfaut" style:family="text">
      <style:text-properties fo:font-style="italic" style:font-style-asian="italic"/>
    </style:style>
    <style:style style:name="T1644" style:parent-style-name="Policepardéfaut" style:family="text">
      <style:text-properties fo:font-style="italic" style:font-style-asian="italic"/>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style:style>
    <style:style style:name="T1649" style:parent-style-name="quote.c" style:family="text">
      <style:text-properties fo:font-style="italic" style:font-style-asian="italic"/>
    </style:style>
    <style:style style:name="T1650" style:parent-style-name="Policepardéfaut" style:family="text">
      <style:text-properties fo:font-style="italic" style:font-style-asian="italic"/>
    </style:style>
    <style:style style:name="T1651" style:parent-style-name="author" style:family="text">
      <style:text-properties fo:font-size="10pt" style:font-size-asian="10pt"/>
    </style:style>
    <style:style style:name="T1652" style:parent-style-name="Policepardéfaut" style:family="text">
      <style:text-properties fo:font-style="italic" style:font-style-asian="italic"/>
    </style:style>
    <style:style style:name="P1653" style:parent-style-name="Normal" style:family="paragraph">
      <style:paragraph-properties fo:text-indent="0in"/>
    </style:style>
    <style:style style:name="T1654" style:parent-style-name="Policepardéfaut" style:family="text">
      <style:text-properties fo:font-style="italic" style:font-style-asian="italic"/>
    </style:style>
    <style:style style:name="T1655" style:parent-style-name="Policepardéfaut" style:family="text">
      <style:text-properties fo:font-style="italic" style:font-style-asian="italic"/>
    </style:style>
    <style:style style:name="T1656" style:parent-style-name="author" style:family="text">
      <style:text-properties fo:font-size="10pt" style:font-size-asian="10pt"/>
    </style:style>
    <style:style style:name="T1657" style:parent-style-name="Policepardéfaut" style:family="text">
      <style:text-properties fo:font-style="italic" style:font-style-asian="italic"/>
    </style:style>
    <style:style style:name="T1658" style:parent-style-name="Policepardéfaut" style:family="text">
      <style:text-properties fo:font-style="italic" style:font-style-asian="italic"/>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olicepardéfaut" style:family="text">
      <style:text-properties fo:font-style="italic" style:font-style-asian="italic"/>
    </style:style>
    <style:style style:name="T1663" style:parent-style-name="Policepardéfaut" style:family="text">
      <style:text-properties fo:font-style="italic" style:font-style-asian="italic"/>
    </style:style>
    <style:style style:name="T1664" style:parent-style-name="Policepardéfaut" style:family="text">
      <style:text-properties fo:font-style="italic" style:font-style-asian="italic"/>
    </style:style>
    <style:style style:name="T1665" style:parent-style-name="Policepardéfaut" style:family="text">
      <style:text-properties fo:font-style="italic" style:font-style-asian="italic"/>
    </style:style>
    <style:style style:name="T1666" style:parent-style-name="Policepardéfaut" style:family="text">
      <style:text-properties fo:font-style="italic" style:font-style-asian="italic"/>
    </style:style>
    <style:style style:name="T1667" style:parent-style-name="Policepardéfaut" style:family="text">
      <style:text-properties fo:font-style="italic" style:font-style-asian="italic"/>
    </style:style>
    <style:style style:name="T1668" style:parent-style-name="Policepardéfaut" style:family="text">
      <style:text-properties fo:font-style="italic" style:font-style-asian="italic"/>
    </style:style>
    <style:style style:name="T1669" style:parent-style-name="Policepardéfaut" style:family="text">
      <style:text-properties fo:font-style="italic" style:font-style-asian="italic"/>
    </style:style>
    <style:style style:name="T1670" style:parent-style-name="Policepardéfaut" style:family="text">
      <style:text-properties fo:font-style="italic" style:font-style-asian="italic" style:font-style-complex="italic"/>
    </style:style>
    <style:style style:name="T1671" style:parent-style-name="Policepardéfaut" style:family="text">
      <style:text-properties fo:font-style="italic" style:font-style-asian="italic" style:font-style-complex="italic"/>
    </style:style>
    <style:style style:name="T1672" style:parent-style-name="Policepardéfaut" style:family="text">
      <style:text-properties fo:font-style="italic" style:font-style-asian="italic" style:font-style-complex="italic"/>
    </style:style>
    <style:style style:name="T1673" style:parent-style-name="Policepardéfaut" style:family="text">
      <style:text-properties style:font-style-complex="italic"/>
    </style:style>
    <style:style style:name="T1674" style:parent-style-name="Policepardéfaut" style:family="text">
      <style:text-properties fo:font-style="italic" style:font-style-asian="italic"/>
    </style:style>
    <style:style style:name="T1675" style:parent-style-name="Policepardéfaut" style:family="text">
      <style:text-properties fo:font-style="italic" style:font-style-asian="italic"/>
    </style:style>
    <style:style style:name="T1676" style:parent-style-name="Policepardéfaut" style:family="text">
      <style:text-properties fo:font-style="italic" style:font-style-asian="italic"/>
    </style:style>
    <style:style style:name="T1677" style:parent-style-name="Policepardéfaut" style:family="text">
      <style:text-properties fo:font-style="italic" style:font-style-asian="italic"/>
    </style:style>
    <style:style style:name="T1678" style:parent-style-name="quote.c" style:family="text">
      <style:text-properties fo:font-style="italic" style:font-style-asian="italic"/>
    </style:style>
    <style:style style:name="T1679" style:parent-style-name="author" style:family="text">
      <style:text-properties fo:font-size="10pt" style:font-size-asian="10pt"/>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quote.c" style:family="text">
      <style:text-properties fo:font-style="italic" style:font-style-asian="italic"/>
    </style:style>
    <style:style style:name="T1683" style:parent-style-name="author" style:family="text">
      <style:text-properties fo:font-size="10pt" style:font-size-asian="10pt"/>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olicepardéfaut" style:family="text">
      <style:text-properties style:font-weight-complex="bold"/>
    </style:style>
    <style:style style:name="T1687" style:parent-style-name="Policepardéfaut" style:family="text">
      <style:text-properties style:font-weight-complex="bold" fo:font-style="italic" style:font-style-asian="italic"/>
    </style:style>
    <style:style style:name="T1688" style:parent-style-name="Policepardéfaut" style:family="text">
      <style:text-properties style:font-weight-complex="bold"/>
    </style:style>
    <style:style style:name="T1689" style:parent-style-name="Policepardéfaut" style:family="text">
      <style:text-properties style:font-weight-complex="bold" fo:font-style="italic" style:font-style-asian="italic"/>
    </style:style>
    <style:style style:name="T1690" style:parent-style-name="Policepardéfaut" style:family="text">
      <style:text-properties style:font-weight-complex="bold"/>
    </style:style>
    <style:style style:name="T1691" style:parent-style-name="Policepardéfaut" style:family="text">
      <style:text-properties style:font-weight-complex="bold" fo:font-style="italic" style:font-style-asian="italic"/>
    </style:style>
    <style:style style:name="T1692" style:parent-style-name="Policepardéfaut" style:family="text">
      <style:text-properties style:font-weight-complex="bold"/>
    </style:style>
    <style:style style:name="T1693" style:parent-style-name="Policepardéfaut" style:family="text">
      <style:text-properties style:font-weight-complex="bold" fo:font-style="italic" style:font-style-asian="italic"/>
    </style:style>
    <style:style style:name="T1694" style:parent-style-name="Policepardéfaut" style:family="text">
      <style:text-properties style:font-weight-complex="bold"/>
    </style:style>
    <style:style style:name="T1695" style:parent-style-name="Policepardéfaut" style:family="text">
      <style:text-properties fo:font-style="italic" style:font-style-asian="italic"/>
    </style:style>
    <style:style style:name="T1696" style:parent-style-name="Policepardéfaut" style:family="text">
      <style:text-properties fo:font-style="italic" style:font-style-asian="italic"/>
    </style:style>
    <style:style style:name="T1697" style:parent-style-name="Policepardéfaut" style:family="text">
      <style:text-properties fo:font-style="italic" style:font-style-asian="italic"/>
    </style:style>
    <style:style style:name="P1698" style:parent-style-name="Normal" style:family="paragraph">
      <style:paragraph-properties fo:text-indent="0in"/>
    </style:style>
    <style:style style:name="T1699" style:parent-style-name="Policepardéfaut" style:family="text">
      <style:text-properties fo:language="en" fo:country="US"/>
    </style:style>
    <style:style style:name="T1700" style:parent-style-name="Policepardéfaut" style:family="text">
      <style:text-properties fo:font-style="italic" style:font-style-asian="italic"/>
    </style:style>
    <style:style style:name="T1701" style:parent-style-name="Policepardéfaut" style:family="text">
      <style:text-properties fo:font-style="italic" style:font-style-asian="italic"/>
    </style:style>
    <style:style style:name="T1702" style:parent-style-name="Policepardéfaut" style:family="text">
      <style:text-properties fo:font-style="italic" style:font-style-asian="italic"/>
    </style:style>
    <style:style style:name="T1703" style:parent-style-name="Policepardéfaut" style:family="text">
      <style:text-properties fo:font-style="italic" style:font-style-asian="italic"/>
    </style:style>
    <style:style style:name="T1704" style:parent-style-name="Policepardéfaut" style:family="text">
      <style:text-properties fo:font-style="italic" style:font-style-asian="italic"/>
    </style:style>
    <style:style style:name="T1705" style:parent-style-name="quote.c" style:family="text">
      <style:text-properties fo:font-style="italic" style:font-style-asian="italic"/>
    </style:style>
    <style:style style:name="T1706" style:parent-style-name="Policepardéfaut" style:family="text">
      <style:text-properties fo:font-style="italic" style:font-style-asian="italic"/>
    </style:style>
    <style:style style:name="T1707" style:parent-style-name="quote.c" style:family="text">
      <style:text-properties fo:font-style="italic" style:font-style-asian="italic"/>
    </style:style>
    <style:style style:name="T1708" style:parent-style-name="Policepardéfaut" style:family="text">
      <style:text-properties fo:font-style="italic" style:font-style-asian="italic"/>
    </style:style>
    <style:style style:name="T1709" style:parent-style-name="Policepardéfaut" style:family="text">
      <style:text-properties fo:font-style="italic" style:font-style-asian="italic"/>
    </style:style>
    <style:style style:name="T1710" style:parent-style-name="Policepardéfaut" style:family="text">
      <style:text-properties fo:font-style="italic" style:font-style-asian="italic"/>
    </style:style>
    <style:style style:name="P1711" style:parent-style-name="Normal" style:family="paragraph">
      <style:paragraph-properties fo:text-indent="0.4916in"/>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P1714" style:parent-style-name="Normal" style:family="paragraph">
      <style:paragraph-properties fo:text-indent="0in"/>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T1718" style:parent-style-name="Policepardéfaut" style:family="text">
      <style:text-properties fo:font-style="italic" style:font-style-asian="italic"/>
    </style:style>
    <style:style style:name="T1719" style:parent-style-name="Policepardéfaut" style:family="text">
      <style:text-properties fo:font-style="italic" style:font-style-asian="italic" style:font-style-complex="italic"/>
    </style:style>
    <style:style style:name="T1720" style:parent-style-name="Policepardéfaut" style:family="text">
      <style:text-properties fo:font-style="italic" style:font-style-asian="italic"/>
    </style:style>
    <style:style style:name="P1721" style:parent-style-name="Normal" style:family="paragraph">
      <style:paragraph-properties fo:text-indent="0in"/>
    </style:style>
    <style:style style:name="T1722" style:parent-style-name="quote.c" style:family="text">
      <style:text-properties fo:font-style="italic" style:font-style-asian="italic"/>
    </style:style>
    <style:style style:name="T1723" style:parent-style-name="Policepardéfaut" style:family="text">
      <style:text-properties fo:font-style="italic" style:font-style-asian="italic"/>
    </style:style>
    <style:style style:name="T1724" style:parent-style-name="Policepardéfaut" style:family="text">
      <style:text-properties fo:font-style="italic" style:font-style-asian="italic"/>
    </style:style>
    <style:style style:name="T1725" style:parent-style-name="Policepardéfaut" style:family="text">
      <style:text-properties fo:font-style="italic" style:font-style-asian="italic"/>
    </style:style>
    <style:style style:name="P1726" style:parent-style-name="Normal" style:family="paragraph">
      <style:paragraph-properties fo:text-indent="0in"/>
    </style:style>
    <style:style style:name="T1727" style:parent-style-name="Policepardéfaut" style:family="text">
      <style:text-properties fo:font-style="italic" style:font-style-asian="italic"/>
    </style:style>
    <style:style style:name="T1728" style:parent-style-name="Policepardéfaut" style:family="text">
      <style:text-properties fo:font-style="italic" style:font-style-asian="italic"/>
    </style:style>
    <style:style style:name="T1729" style:parent-style-name="Policepardéfaut" style:family="text">
      <style:text-properties fo:font-style="italic" style:font-style-asian="italic"/>
    </style:style>
    <style:style style:name="T1730" style:parent-style-name="Policepardéfaut" style:family="text">
      <style:text-properties fo:font-style="italic" style:font-style-asian="italic"/>
    </style:style>
    <style:style style:name="T1731" style:parent-style-name="Policepardéfaut" style:family="text">
      <style:text-properties fo:font-style="italic" style:font-style-asian="italic"/>
    </style:style>
    <style:style style:name="T1732" style:parent-style-name="Policepardéfaut" style:family="text">
      <style:text-properties fo:text-transform="uppercase"/>
    </style:style>
    <style:style style:name="T1733" style:parent-style-name="Policepardéfaut" style:family="text">
      <style:text-properties fo:font-style="italic" style:font-style-asian="italic"/>
    </style:style>
    <style:style style:name="T1734" style:parent-style-name="Policepardéfaut" style:family="text">
      <style:text-properties fo:font-style="italic" style:font-style-asian="italic"/>
    </style:style>
    <style:style style:name="T1735" style:parent-style-name="Policepardéfaut" style:family="text">
      <style:text-properties fo:font-style="italic" style:font-style-asian="italic"/>
    </style:style>
    <style:style style:name="T1736" style:parent-style-name="Policepardéfaut" style:family="text">
      <style:text-properties fo:font-style="italic" style:font-style-asian="italic"/>
    </style:style>
    <style:style style:name="T1737" style:parent-style-name="quote.c" style:family="text">
      <style:text-properties fo:font-style="italic" style:font-style-asian="italic"/>
    </style:style>
    <style:style style:name="T1738" style:parent-style-name="Policepardéfaut" style:family="text">
      <style:text-properties fo:font-style="italic" style:font-style-asian="italic"/>
    </style:style>
    <style:style style:name="T1739" style:parent-style-name="Policepardéfaut" style:family="text">
      <style:text-properties fo:font-style="italic" style:font-style-asian="italic"/>
    </style:style>
    <style:style style:name="T1740" style:parent-style-name="quote.c" style:family="text">
      <style:text-properties fo:font-style="italic" style:font-style-asian="italic"/>
    </style:style>
    <style:style style:name="T1741" style:parent-style-name="quote.c" style:family="text">
      <style:text-properties fo:font-style="italic" style:font-style-asian="italic"/>
    </style:style>
    <style:style style:name="T1742" style:parent-style-name="quote.c" style:family="text">
      <style:text-properties fo:font-style="italic" style:font-style-asian="italic"/>
    </style:style>
    <style:style style:name="T1743" style:parent-style-name="Policepardéfaut" style:family="text">
      <style:text-properties fo:font-style="italic" style:font-style-asian="italic"/>
    </style:style>
    <style:style style:name="T1744" style:parent-style-name="quote.c" style:family="text">
      <style:text-properties fo:font-style="italic" style:font-style-asian="italic"/>
    </style:style>
    <style:style style:name="T1745" style:parent-style-name="Policepardéfaut" style:family="text">
      <style:text-properties fo:font-style="italic" style:font-style-asian="italic"/>
    </style:style>
    <style:style style:name="T1746" style:parent-style-name="Policepardéfaut" style:family="text">
      <style:text-properties fo:color="#FF0000"/>
    </style:style>
    <style:style style:name="T1747" style:parent-style-name="quote.c" style:family="text">
      <style:text-properties fo:font-style="italic" style:font-style-asian="italic"/>
    </style:style>
    <style:style style:name="T1748" style:parent-style-name="Policepardéfaut" style:family="text">
      <style:text-properties fo:font-style="italic" style:font-style-asian="italic"/>
    </style:style>
    <style:style style:name="T1749" style:parent-style-name="quote.c" style:family="text">
      <style:text-properties fo:font-style="italic" style:font-style-asian="italic"/>
    </style:style>
    <style:style style:name="T1750" style:parent-style-name="Policepardéfaut" style:family="text">
      <style:text-properties style:text-position="super 65%"/>
    </style:style>
    <style:style style:name="T1751" style:parent-style-name="author" style:family="text">
      <style:text-properties fo:font-size="10pt" style:font-size-asian="10pt"/>
    </style:style>
    <style:style style:name="T1752" style:parent-style-name="Policepardéfaut" style:family="text">
      <style:text-properties fo:font-style="italic" style:font-style-asian="italic"/>
    </style:style>
    <style:style style:name="T1753" style:parent-style-name="Policepardéfaut" style:family="text">
      <style:text-properties fo:font-style="italic" style:font-style-asian="italic"/>
    </style:style>
    <style:style style:name="T1754" style:parent-style-name="Policepardéfaut" style:family="text">
      <style:text-properties fo:font-style="italic" style:font-style-asian="italic"/>
    </style:style>
    <style:style style:name="T1755" style:parent-style-name="Policepardéfaut" style:family="text">
      <style:text-properties fo:font-style="italic" style:font-style-asian="italic"/>
    </style:style>
    <style:style style:name="T1756" style:parent-style-name="Policepardéfaut" style:family="text">
      <style:text-properties fo:font-style="italic" style:font-style-asian="italic"/>
    </style:style>
    <style:style style:name="T1757" style:parent-style-name="title" style:family="text">
      <style:text-properties fo:language="fr" fo:country="FR"/>
    </style:style>
    <style:style style:name="T1758" style:parent-style-name="Policepardéfaut" style:family="text">
      <style:text-properties fo:language="fr" fo:country="FR"/>
    </style:style>
    <style:style style:name="T1759" style:parent-style-name="quote.c" style:family="text">
      <style:text-properties fo:font-style="italic" style:font-style-asian="italic" fo:language="fr" fo:country="FR"/>
    </style:style>
    <style:style style:name="T1760" style:parent-style-name="Appelnotedebasdep." style:family="text">
      <style:text-properties fo:language="fr" fo:country="FR"/>
    </style:style>
    <style:style style:name="T1761" style:parent-style-name="Policepardéfaut" style:family="text">
      <style:text-properties fo:language="fr" fo:country="FR"/>
    </style:style>
    <style:style style:name="T1762" style:parent-style-name="Appelnotedebasdep." style:family="text">
      <style:text-properties fo:language="fr" fo:country="FR"/>
    </style:style>
    <style:style style:name="T1763" style:parent-style-name="Policepardéfaut" style:family="text">
      <style:text-properties fo:font-style="italic" style:font-style-asian="italic"/>
    </style:style>
    <style:style style:name="T1764" style:parent-style-name="Policepardéfaut" style:family="text">
      <style:text-properties fo:font-style="italic" style:font-style-asian="italic" fo:language="fr" fo:country="FR"/>
    </style:style>
    <style:style style:name="T1765" style:parent-style-name="Policepardéfaut" style:family="text">
      <style:text-properties fo:language="fr" fo:country="FR"/>
    </style:style>
    <style:style style:name="T1766" style:parent-style-name="quote.c"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quote.c" style:family="text">
      <style:text-properties fo:font-style="italic" style:font-style-asian="italic"/>
    </style:style>
    <style:style style:name="T1769" style:parent-style-name="quote.c" style:family="text">
      <style:text-properties fo:font-style="italic" style:font-style-asian="italic"/>
    </style:style>
    <style:style style:name="T1770" style:parent-style-name="Policepardéfaut" style:family="text">
      <style:text-properties fo:font-style="italic" style:font-style-asian="italic"/>
    </style:style>
    <style:style style:name="T1771" style:parent-style-name="quote.c" style:family="text">
      <style:text-properties fo:font-style="italic" style:font-style-asian="italic"/>
    </style:style>
    <style:style style:name="T1772" style:parent-style-name="Policepardéfaut" style:family="text">
      <style:text-properties style:text-position="super 65%"/>
    </style:style>
    <style:style style:name="T1773" style:parent-style-name="Policepardéfaut" style:family="text">
      <style:text-properties fo:font-style="italic" style:font-style-asian="italic"/>
    </style:style>
    <style:style style:name="T1774" style:parent-style-name="quote.c" style:family="text">
      <style:text-properties fo:font-style="italic" style:font-style-asian="italic"/>
    </style:style>
    <style:style style:name="T1775" style:parent-style-name="Policepardéfaut" style:family="text">
      <style:text-properties style:font-name-asian="Times New Roman" fo:font-style="italic" style:font-style-asian="italic"/>
    </style:style>
    <style:style style:name="T1776" style:parent-style-name="Policepardéfaut" style:family="text">
      <style:text-properties style:font-name-asian="Times New Roman"/>
    </style:style>
    <style:style style:name="T1777" style:parent-style-name="Policepardéfaut" style:family="text">
      <style:text-properties style:font-name-asian="Times New Roman" fo:font-style="italic" style:font-style-asian="italic"/>
    </style:style>
    <style:style style:name="T1778" style:parent-style-name="Policepardéfaut" style:family="text">
      <style:text-properties fo:font-style="italic" style:font-style-asian="italic"/>
    </style:style>
    <style:style style:name="T1779" style:parent-style-name="Policepardéfaut" style:family="text">
      <style:text-properties fo:font-style="italic" style:font-style-asian="italic"/>
    </style:style>
    <style:style style:name="T1780" style:parent-style-name="quote.c" style:family="text">
      <style:text-properties fo:font-style="italic" style:font-style-asian="italic"/>
    </style:style>
    <style:style style:name="T1781" style:parent-style-name="Policepardéfaut" style:family="text">
      <style:text-properties fo:font-style="italic" style:font-style-asian="italic"/>
    </style:style>
    <style:style style:name="T1782" style:parent-style-name="quote.c" style:family="text">
      <style:text-properties fo:font-style="italic" style:font-style-asian="italic"/>
    </style:style>
    <style:style style:name="T1783" style:parent-style-name="Policepardéfaut" style:family="text">
      <style:text-properties fo:font-style="italic" style:font-style-asian="italic"/>
    </style:style>
    <style:style style:name="T1784" style:parent-style-name="Policepardéfaut" style:family="text">
      <style:text-properties fo:font-style="italic" style:font-style-asian="italic"/>
    </style:style>
    <style:style style:name="T1785" style:parent-style-name="quote.c" style:family="text">
      <style:text-properties fo:font-style="italic" style:font-style-asian="italic"/>
    </style:style>
    <style:style style:name="T1786" style:parent-style-name="Policepardéfaut" style:family="text">
      <style:text-properties fo:language="en" fo:country="US"/>
    </style:style>
    <style:style style:name="T1787" style:parent-style-name="Policepardéfaut" style:family="text">
      <style:text-properties fo:font-style="italic" style:font-style-asian="italic" fo:language="en" fo:country="US"/>
    </style:style>
    <style:style style:name="T1788" style:parent-style-name="Policepardéfaut" style:family="text">
      <style:text-properties fo:language="en" fo:country="US"/>
    </style:style>
    <style:style style:name="T1789" style:parent-style-name="Policepardéfaut" style:family="text">
      <style:text-properties fo:font-style="italic" style:font-style-asian="italic" fo:language="en" fo:country="US"/>
    </style:style>
    <style:style style:name="T1790" style:parent-style-name="quote.c" style:family="text">
      <style:text-properties fo:font-style="italic" style:font-style-asian="italic"/>
    </style:style>
    <style:style style:name="T1791" style:parent-style-name="Policepardéfaut" style:family="text">
      <style:text-properties style:text-position="super 65%" fo:language="en" fo:country="US"/>
    </style:style>
    <style:style style:name="T1792" style:parent-style-name="Policepardéfaut" style:family="text">
      <style:text-properties fo:language="en" fo:country="US"/>
    </style:style>
    <style:style style:name="T1793" style:parent-style-name="Policepardéfaut" style:family="text">
      <style:text-properties fo:font-style="italic" style:font-style-asian="italic"/>
    </style:style>
    <style:style style:name="P1794" style:parent-style-name="Normal" style:family="paragraph">
      <style:paragraph-properties>
        <style:tab-stops>
          <style:tab-stop style:type="right" style:position="5.3159in"/>
        </style:tab-stops>
      </style:paragraph-properties>
    </style:style>
    <style:style style:name="T1795" style:parent-style-name="quote.c" style:family="text">
      <style:text-properties fo:font-style="italic" style:font-style-asian="italic"/>
    </style:style>
    <style:style style:name="T1796" style:parent-style-name="author" style:family="text">
      <style:text-properties fo:font-size="10pt" style:font-size-asian="10pt"/>
    </style:style>
    <style:style style:name="T1797" style:parent-style-name="Policepardéfaut" style:family="text">
      <style:text-properties fo:font-style="italic" style:font-style-asian="italic"/>
    </style:style>
    <style:style style:name="T1798" style:parent-style-name="Policepardéfaut" style:family="text">
      <style:text-properties fo:font-style="italic" style:font-style-asian="italic"/>
    </style:style>
    <style:style style:name="T1799" style:parent-style-name="Policepardéfaut" style:family="text">
      <style:text-properties fo:font-style="italic" style:font-style-asian="italic"/>
    </style:style>
    <style:style style:name="T1800" style:parent-style-name="Policepardéfaut" style:family="text">
      <style:text-properties fo:font-style="italic" style:font-style-asian="italic"/>
    </style:style>
    <style:style style:name="T1801" style:parent-style-name="Policepardéfaut" style:family="text">
      <style:text-properties fo:font-style="italic" style:font-style-asian="italic"/>
    </style:style>
    <style:style style:name="T1802" style:parent-style-name="Policepardéfaut" style:family="text">
      <style:text-properties fo:font-style="italic" style:font-style-asian="italic"/>
    </style:style>
    <style:style style:name="T1803" style:parent-style-name="Policepardéfaut" style:family="text">
      <style:text-properties fo:font-style="italic" style:font-style-asian="italic"/>
    </style:style>
    <style:style style:name="T1804" style:parent-style-name="Policepardéfaut" style:family="text">
      <style:text-properties fo:font-style="italic" style:font-style-asian="italic"/>
    </style:style>
    <style:style style:name="T1805" style:parent-style-name="Policepardéfaut" style:family="text">
      <style:text-properties fo:font-style="italic" style:font-style-asian="italic"/>
    </style:style>
    <style:style style:name="T1806" style:parent-style-name="author" style:family="text">
      <style:text-properties fo:font-size="10pt" style:font-size-asian="10pt"/>
    </style:style>
    <style:style style:name="P1807" style:parent-style-name="Normal" style:family="paragraph">
      <style:paragraph-properties fo:text-indent="0in"/>
    </style:style>
    <style:style style:name="T1808" style:parent-style-name="Policepardéfaut" style:family="text">
      <style:text-properties fo:font-style="italic" style:font-style-asian="italic"/>
    </style:style>
    <style:style style:name="T1809" style:parent-style-name="Policepardéfaut" style:family="text">
      <style:text-properties fo:font-style="italic" style:font-style-asian="italic"/>
    </style:style>
    <style:style style:name="P1810" style:parent-style-name="Normal" style:family="paragraph">
      <style:paragraph-properties fo:widows="0" fo:orphans="0" style:text-autospace="none" fo:line-height="100%" fo:text-indent="0in"/>
    </style:style>
    <style:style style:name="T1811" style:parent-style-name="Policepardéfaut" style:family="text">
      <style:text-properties fo:font-size="10pt" style:font-size-asian="10pt" style:font-size-complex="10pt"/>
    </style:style>
    <style:style style:name="T1812" style:parent-style-name="Policepardéfaut" style:family="text">
      <style:text-properties fo:font-style="italic" style:font-style-asian="italic"/>
    </style:style>
    <style:style style:name="T1813" style:parent-style-name="Policepardéfaut" style:family="text">
      <style:text-properties style:language-asian="es" style:country-asian="ES"/>
    </style:style>
    <style:style style:name="P1814" style:parent-style-name="Normal" style:family="paragraph">
      <style:paragraph-properties fo:text-indent="0in"/>
    </style:style>
    <style:style style:name="T1815" style:parent-style-name="quote.c" style:family="text">
      <style:text-properties fo:font-style="italic" style:font-style-asian="italic"/>
    </style:style>
    <style:style style:name="T1816" style:parent-style-name="Policepardéfaut" style:family="text">
      <style:text-properties fo:font-style="italic" style:font-style-asian="italic"/>
    </style:style>
    <style:style style:name="T1817" style:parent-style-name="Policepardéfaut" style:family="text">
      <style:text-properties fo:font-style="italic" style:font-style-asian="italic"/>
    </style:style>
    <style:style style:name="T1818" style:parent-style-name="Policepardéfaut" style:family="text">
      <style:text-properties fo:font-style="italic" style:font-style-asian="italic"/>
    </style:style>
    <style:style style:name="T1819" style:parent-style-name="Policepardéfaut" style:family="text">
      <style:text-properties fo:font-style="italic" style:font-style-asian="italic"/>
    </style:style>
    <style:style style:name="T1820" style:parent-style-name="quote.c" style:family="text">
      <style:text-properties fo:font-style="italic" style:font-style-asian="italic"/>
    </style:style>
    <style:style style:name="T1821" style:parent-style-name="quote.c" style:family="text">
      <style:text-properties fo:font-style="italic" style:font-style-asian="italic" fo:language="fr" fo:country="FR"/>
    </style:style>
    <style:style style:name="T1822" style:parent-style-name="Policepardéfaut" style:family="text">
      <style:text-properties fo:language="fr" fo:country="FR"/>
    </style:style>
    <style:style style:name="T1823" style:parent-style-name="quote.c" style:family="text">
      <style:text-properties fo:font-style="italic" style:font-style-asian="italic" fo:language="fr" fo:country="FR"/>
    </style:style>
    <style:style style:name="T1824" style:parent-style-name="Appelnotedebasdep." style:family="text">
      <style:text-properties fo:language="fr" fo:country="FR"/>
    </style:style>
    <style:style style:name="T1825" style:parent-style-name="quote.c" style:family="text">
      <style:text-properties fo:language="fr" fo:country="FR"/>
    </style:style>
    <style:style style:name="T1826" style:parent-style-name="Appelnotedebasdep." style:family="text">
      <style:text-properties fo:language="fr" fo:country="FR"/>
    </style:style>
    <style:style style:name="T1827" style:parent-style-name="Policepardéfaut" style:family="text">
      <style:text-properties fo:font-style="italic" style:font-style-asian="italic"/>
    </style:style>
    <style:style style:name="T1828" style:parent-style-name="Policepardéfaut" style:family="text">
      <style:text-properties fo:font-style="italic" style:font-style-asian="italic"/>
    </style:style>
    <style:style style:name="T1829" style:parent-style-name="Policepardéfaut" style:family="text">
      <style:text-properties fo:font-style="italic" style:font-style-asian="italic"/>
    </style:style>
    <style:style style:name="T1830" style:parent-style-name="Policepardéfaut" style:family="text">
      <style:text-properties fo:language="fr" fo:country="FR"/>
    </style:style>
    <style:style style:name="T1831" style:parent-style-name="quote.c" style:family="text">
      <style:text-properties fo:font-style="italic" style:font-style-asian="italic" fo:language="fr" fo:country="FR"/>
    </style:style>
    <style:style style:name="T1832" style:parent-style-name="Appelnotedebasdep." style:family="text">
      <style:text-properties fo:language="fr" fo:country="FR"/>
    </style:style>
    <style:style style:name="T1833" style:parent-style-name="Policepardéfaut" style:family="text">
      <style:text-properties fo:font-style="italic" style:font-style-asian="italic"/>
    </style:style>
    <style:style style:name="T1834" style:parent-style-name="Policepardéfaut" style:family="text">
      <style:text-properties fo:language="fr" fo:country="FR"/>
    </style:style>
    <style:style style:name="T1835" style:parent-style-name="quote.c" style:family="text">
      <style:text-properties fo:font-style="italic" style:font-style-asian="italic"/>
    </style:style>
    <style:style style:name="T1836" style:parent-style-name="Policepardéfaut" style:family="text">
      <style:text-properties fo:font-style="italic" style:font-style-asian="italic"/>
    </style:style>
    <style:style style:name="T1837" style:parent-style-name="Policepardéfaut" style:family="text">
      <style:text-properties fo:font-style="italic" style:font-style-asian="italic"/>
    </style:style>
    <style:style style:name="T1838" style:parent-style-name="Policepardéfaut" style:family="text">
      <style:text-properties fo:font-style="italic" style:font-style-asian="italic"/>
    </style:style>
    <style:style style:name="T1839" style:parent-style-name="quote.c" style:family="text">
      <style:text-properties fo:font-style="italic" style:font-style-asian="italic"/>
    </style:style>
    <style:style style:name="T1840" style:parent-style-name="Appelnotedebasdep." style:family="text">
      <style:text-properties fo:language="fr" fo:country="FR"/>
    </style:style>
    <style:style style:name="T1841" style:parent-style-name="Policepardéfaut" style:family="text">
      <style:text-properties fo:font-style="italic" style:font-style-asian="italic"/>
    </style:style>
    <style:style style:name="T1842" style:parent-style-name="quote.c" style:family="text">
      <style:text-properties fo:font-style="italic" style:font-style-asian="italic"/>
    </style:style>
    <style:style style:name="T1843" style:parent-style-name="Policepardéfaut" style:family="text">
      <style:text-properties fo:font-style="italic" style:font-style-asian="italic"/>
    </style:style>
    <style:style style:name="T1844" style:parent-style-name="Policepardéfaut" style:family="text">
      <style:text-properties fo:font-style="italic" style:font-style-asian="italic"/>
    </style:style>
    <style:style style:name="T1845" style:parent-style-name="quote.c" style:family="text">
      <style:text-properties fo:font-style="italic" style:font-style-asian="italic"/>
    </style:style>
    <style:style style:name="T1846" style:parent-style-name="Policepardéfaut" style:family="text">
      <style:text-properties fo:font-style="italic" style:font-style-asian="italic"/>
    </style:style>
    <style:style style:name="T1847" style:parent-style-name="Policepardéfaut" style:family="text">
      <style:text-properties fo:font-style="italic" style:font-style-asian="italic"/>
    </style:style>
    <style:style style:name="T1848" style:parent-style-name="quote.c" style:family="text">
      <style:text-properties fo:font-style="italic" style:font-style-asian="italic"/>
    </style:style>
    <style:style style:name="T1849" style:parent-style-name="quote.c" style:family="text">
      <style:text-properties fo:font-style="italic" style:font-style-asian="italic"/>
    </style:style>
    <style:style style:name="T1850" style:parent-style-name="Policepardéfaut" style:family="text">
      <style:text-properties fo:font-style="italic" style:font-style-asian="italic"/>
    </style:style>
    <style:style style:name="T1851" style:parent-style-name="Policepardéfaut" style:family="text">
      <style:text-properties fo:font-style="italic" style:font-style-asian="italic"/>
    </style:style>
    <style:style style:name="T1852" style:parent-style-name="quote.c" style:family="text">
      <style:text-properties fo:font-style="italic" style:font-style-asian="italic"/>
    </style:style>
    <style:style style:name="T1853" style:parent-style-name="Policepardéfaut" style:family="text">
      <style:text-properties fo:font-style="italic" style:font-style-asian="italic"/>
    </style:style>
    <style:style style:name="T1854" style:parent-style-name="Policepardéfaut" style:family="text">
      <style:text-properties fo:font-style="italic" style:font-style-asian="italic"/>
    </style:style>
    <style:style style:name="T1855" style:parent-style-name="Policepardéfaut" style:family="text">
      <style:text-properties fo:font-style="italic" style:font-style-asian="italic"/>
    </style:style>
    <style:style style:name="P1856" style:parent-style-name="Normal" style:family="paragraph">
      <style:paragraph-properties fo:text-indent="0in"/>
    </style:style>
    <style:style style:name="T1857" style:parent-style-name="Policepardéfaut" style:family="text">
      <style:text-properties fo:font-style="italic" style:font-style-asian="italic"/>
    </style:style>
    <style:style style:name="T1858" style:parent-style-name="Policepardéfaut" style:family="text">
      <style:text-properties fo:font-style="italic" style:font-style-asian="italic"/>
    </style:style>
    <style:style style:name="T1859" style:parent-style-name="Policepardéfaut" style:family="text">
      <style:text-properties fo:font-style="italic" style:font-style-asian="italic"/>
    </style:style>
    <style:style style:name="T1860" style:parent-style-name="Policepardéfaut" style:family="text">
      <style:text-properties fo:font-style="italic" style:font-style-asian="italic"/>
    </style:style>
    <style:style style:name="T1861" style:parent-style-name="Policepardéfaut" style:family="text">
      <style:text-properties fo:font-style="italic" style:font-style-asian="italic"/>
    </style:style>
    <style:style style:name="T1862" style:parent-style-name="Policepardéfaut" style:family="text">
      <style:text-properties fo:font-style="italic" style:font-style-asian="italic"/>
    </style:style>
    <style:style style:name="T1863" style:parent-style-name="Policepardéfaut" style:family="text">
      <style:text-properties fo:font-style="italic" style:font-style-asian="italic"/>
    </style:style>
    <style:style style:name="T1864" style:parent-style-name="quote.c" style:family="text">
      <style:text-properties fo:font-style="italic" style:font-style-asian="italic"/>
    </style:style>
    <style:style style:name="T1865" style:parent-style-name="quote.c" style:family="text">
      <style:text-properties fo:font-style="italic" style:font-style-asian="italic"/>
    </style:style>
    <style:style style:name="T1866" style:parent-style-name="Policepardéfaut" style:family="text">
      <style:text-properties fo:font-style="italic" style:font-style-asian="italic"/>
    </style:style>
    <style:style style:name="T1867" style:parent-style-name="Policepardéfaut" style:family="text">
      <style:text-properties fo:font-style="italic" style:font-style-asian="italic"/>
    </style:style>
    <style:style style:name="T1868" style:parent-style-name="Policepardéfaut" style:family="text">
      <style:text-properties fo:font-style="italic" style:font-style-asian="italic"/>
    </style:style>
    <style:style style:name="T1869" style:parent-style-name="quote.c" style:family="text">
      <style:text-properties fo:font-style="italic" style:font-style-asian="italic"/>
    </style:style>
    <style:style style:name="T1870" style:parent-style-name="quote.c" style:family="text">
      <style:text-properties fo:font-style="italic" style:font-style-asian="italic"/>
    </style:style>
    <style:style style:name="T1871" style:parent-style-name="Policepardéfaut" style:family="text">
      <style:text-properties fo:font-style="italic" style:font-style-asian="italic"/>
    </style:style>
    <style:style style:name="T1872" style:parent-style-name="Policepardéfaut" style:family="text">
      <style:text-properties fo:font-style="italic" style:font-style-asian="italic"/>
    </style:style>
    <style:style style:name="T1873" style:parent-style-name="quote.c" style:family="text">
      <style:text-properties fo:font-style="italic" style:font-style-asian="italic"/>
    </style:style>
    <style:style style:name="T1874" style:parent-style-name="quote.c" style:family="text">
      <style:text-properties fo:font-style="italic" style:font-style-asian="italic" fo:language="fr" fo:country="FR"/>
    </style:style>
    <style:style style:name="T1875" style:parent-style-name="Appelnotedebasdep." style:family="text">
      <style:text-properties fo:language="fr" fo:country="FR"/>
    </style:style>
    <style:style style:name="T1876" style:parent-style-name="quote.c" style:family="text">
      <style:text-properties fo:language="fr" fo:country="FR"/>
    </style:style>
    <style:style style:name="T1877" style:parent-style-name="Appelnotedebasdep." style:family="text">
      <style:text-properties fo:language="fr" fo:country="FR"/>
    </style:style>
    <style:style style:name="T1878" style:parent-style-name="Policepardéfaut" style:family="text">
      <style:text-properties fo:font-style="italic" style:font-style-asian="italic"/>
    </style:style>
    <style:style style:name="T1879" style:parent-style-name="Policepardéfaut" style:family="text">
      <style:text-properties fo:language="fr" fo:country="FR"/>
    </style:style>
    <style:style style:name="T1880" style:parent-style-name="title" style:family="text">
      <style:text-properties fo:language="fr" fo:country="FR"/>
    </style:style>
    <style:style style:name="T1881" style:parent-style-name="Policepardéfaut" style:family="text">
      <style:text-properties fo:language="fr" fo:country="FR"/>
    </style:style>
    <style:style style:name="T1882" style:parent-style-name="quote.c" style:family="text">
      <style:text-properties fo:font-style="italic" style:font-style-asian="italic" fo:language="fr" fo:country="FR"/>
    </style:style>
    <style:style style:name="T1883" style:parent-style-name="Appelnotedebasdep." style:family="text">
      <style:text-properties fo:language="fr" fo:country="FR"/>
    </style:style>
    <style:style style:name="T1884" style:parent-style-name="Policepardéfaut" style:family="text">
      <style:text-properties fo:font-style="italic" style:font-style-asian="italic"/>
    </style:style>
    <style:style style:name="T1885" style:parent-style-name="Policepardéfaut" style:family="text">
      <style:text-properties fo:font-style="italic" style:font-style-asian="italic"/>
    </style:style>
    <style:style style:name="T1886" style:parent-style-name="quote.c" style:family="text">
      <style:text-properties fo:font-style="italic" style:font-style-asian="italic" fo:language="fr" fo:country="FR"/>
    </style:style>
    <style:style style:name="T1887" style:parent-style-name="Policepardéfaut" style:family="text">
      <style:text-properties fo:language="fr" fo:country="FR"/>
    </style:style>
    <style:style style:name="T1888" style:parent-style-name="quote.c" style:family="text">
      <style:text-properties fo:font-style="italic" style:font-style-asian="italic" fo:language="fr" fo:country="FR"/>
    </style:style>
    <style:style style:name="T1889" style:parent-style-name="Appelnotedebasdep." style:family="text">
      <style:text-properties fo:language="fr" fo:country="FR"/>
    </style:style>
    <style:style style:name="T1890" style:parent-style-name="quote.c" style:family="text">
      <style:text-properties fo:language="fr" fo:country="FR"/>
    </style:style>
    <style:style style:name="T1891" style:parent-style-name="Appelnotedebasdep." style:family="text">
      <style:text-properties fo:language="fr" fo:country="FR"/>
    </style:style>
    <style:style style:name="T1892" style:parent-style-name="Policepardéfaut" style:family="text">
      <style:text-properties fo:font-style="italic" style:font-style-asian="italic"/>
    </style:style>
    <style:style style:name="T1893" style:parent-style-name="Policepardéfaut" style:family="text">
      <style:text-properties fo:font-style="italic" style:font-style-asian="italic"/>
    </style:style>
    <style:style style:name="T1894" style:parent-style-name="Policepardéfaut" style:family="text">
      <style:text-properties fo:language="fr" fo:country="FR"/>
    </style:style>
    <style:style style:name="T1895" style:parent-style-name="author" style:family="text">
      <style:text-properties fo:font-size="10pt" style:font-size-asian="10pt"/>
    </style:style>
    <style:style style:name="P1896" style:parent-style-name="Normal" style:family="paragraph">
      <style:paragraph-properties fo:text-indent="0in"/>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P1900" style:parent-style-name="Normal" style:family="paragraph">
      <style:paragraph-properties fo:text-indent="0in"/>
    </style:style>
    <style:style style:name="T1901" style:parent-style-name="Policepardéfaut" style:family="text">
      <style:text-properties fo:font-style="italic" style:font-style-asian="italic"/>
    </style:style>
    <style:style style:name="T1902" style:parent-style-name="Policepardéfaut" style:family="text">
      <style:text-properties fo:font-style="italic" style:font-style-asian="italic"/>
    </style:style>
    <style:style style:name="T1903" style:parent-style-name="quote.c" style:family="text">
      <style:text-properties fo:font-style="italic" style:font-style-asian="italic"/>
    </style:style>
    <style:style style:name="T1904" style:parent-style-name="quote.c" style:family="text">
      <style:text-properties fo:font-style="italic" style:font-style-asian="italic"/>
    </style:style>
    <style:style style:name="T1905" style:parent-style-name="Policepardéfaut" style:family="text">
      <style:text-properties fo:font-style="italic" style:font-style-asian="italic"/>
    </style:style>
    <style:style style:name="T1906" style:parent-style-name="Policepardéfaut" style:family="text">
      <style:text-properties fo:font-style="italic" style:font-style-asian="italic"/>
    </style:style>
    <style:style style:name="T1907" style:parent-style-name="Policepardéfaut" style:family="text">
      <style:text-properties fo:font-style="italic" style:font-style-asian="italic"/>
    </style:style>
    <style:style style:name="T1908" style:parent-style-name="Policepardéfaut" style:family="text">
      <style:text-properties fo:font-style="italic" style:font-style-asian="italic"/>
    </style:style>
    <style:style style:name="T1909" style:parent-style-name="Policepardéfaut" style:family="text">
      <style:text-properties fo:font-style="italic" style:font-style-asian="italic"/>
    </style:style>
    <style:style style:name="T1910" style:parent-style-name="Policepardéfaut" style:family="text">
      <style:text-properties fo:language="en" fo:country="US"/>
    </style:style>
    <style:style style:name="T1911" style:parent-style-name="Policepardéfaut" style:family="text">
      <style:text-properties fo:font-style="italic" style:font-style-asian="italic" fo:language="en" fo:country="US"/>
    </style:style>
    <style:style style:name="T1912" style:parent-style-name="Policepardéfaut" style:family="text">
      <style:text-properties fo:language="en" fo:country="US"/>
    </style:style>
    <style:style style:name="T1913" style:parent-style-name="Policepardéfaut" style:family="text">
      <style:text-properties fo:font-style="italic" style:font-style-asian="italic" fo:language="en" fo:country="US"/>
    </style:style>
    <style:style style:name="T1914" style:parent-style-name="Policepardéfaut" style:family="text">
      <style:text-properties fo:language="en" fo:country="US"/>
    </style:style>
    <style:style style:name="T1915" style:parent-style-name="Policepardéfaut" style:family="text">
      <style:text-properties fo:font-style="italic" style:font-style-asian="italic"/>
    </style:style>
    <style:style style:name="P1916" style:parent-style-name="Normal" style:family="paragraph">
      <style:paragraph-properties fo:text-indent="0in"/>
    </style:style>
    <style:style style:name="T1917" style:parent-style-name="quote.c" style:family="text">
      <style:text-properties fo:font-style="italic" style:font-style-asian="italic"/>
    </style:style>
    <style:style style:name="T1918" style:parent-style-name="Policepardéfaut" style:family="text">
      <style:text-properties fo:font-style="italic" style:font-style-asian="italic"/>
    </style:style>
    <style:style style:name="T1919" style:parent-style-name="Policepardéfaut" style:family="text">
      <style:text-properties fo:font-style="italic" style:font-style-asian="italic"/>
    </style:style>
    <style:style style:name="T1920" style:parent-style-name="quote.c" style:family="text">
      <style:text-properties fo:font-style="italic" style:font-style-asian="italic"/>
    </style:style>
    <style:style style:name="P1921" style:parent-style-name="Normal" style:family="paragraph">
      <style:paragraph-properties fo:text-indent="0in"/>
    </style:style>
    <style:style style:name="T1922" style:parent-style-name="Policepardéfaut" style:family="text">
      <style:text-properties fo:font-style="italic" style:font-style-asian="italic"/>
    </style:style>
    <style:style style:name="T1923" style:parent-style-name="quote.c" style:family="text">
      <style:text-properties fo:font-style="italic" style:font-style-asian="italic"/>
    </style:style>
    <style:style style:name="T1924" style:parent-style-name="Appelnotedebasdep." style:family="text">
      <style:text-properties fo:font-style="italic" style:font-style-asian="italic" fo:color="#00B050"/>
    </style:style>
    <style:style style:name="T1925" style:parent-style-name="Policepardéfaut" style:family="text">
      <style:text-properties fo:language="fr" fo:country="FR"/>
    </style:style>
    <style:style style:name="T1926" style:parent-style-name="Policepardéfaut" style:family="text">
      <style:text-properties fo:font-style="italic" style:font-style-asian="italic" fo:language="fr" fo:country="FR"/>
    </style:style>
    <style:style style:name="T1927" style:parent-style-name="Policepardéfaut" style:family="text">
      <style:text-properties fo:language="fr" fo:country="FR"/>
    </style:style>
    <style:style style:name="T1928" style:parent-style-name="Policepardéfaut" style:family="text">
      <style:text-properties fo:font-style="italic" style:font-style-asian="italic" fo:language="fr" fo:country="FR"/>
    </style:style>
    <style:style style:name="T1929" style:parent-style-name="quote.c" style:family="text">
      <style:text-properties fo:font-style="italic" style:font-style-asian="italic"/>
    </style:style>
    <style:style style:name="T1930" style:parent-style-name="quote.c" style:family="text">
      <style:text-properties fo:font-style="italic" style:font-style-asian="italic"/>
    </style:style>
    <style:style style:name="T1931" style:parent-style-name="quote.c" style:family="text">
      <style:text-properties fo:font-style="italic" style:font-style-asian="italic" fo:language="fr" fo:country="FR"/>
    </style:style>
    <style:style style:name="T1932" style:parent-style-name="quote.c" style:family="text">
      <style:text-properties fo:language="fr" fo:country="FR"/>
    </style:style>
    <style:style style:name="T1933" style:parent-style-name="quote.c" style:family="text">
      <style:text-properties fo:font-style="italic" style:font-style-asian="italic" fo:language="fr" fo:country="FR"/>
    </style:style>
    <style:style style:name="T1934" style:parent-style-name="Appelnotedebasdep." style:family="text">
      <style:text-properties fo:language="fr" fo:country="FR"/>
    </style:style>
    <style:style style:name="T1935" style:parent-style-name="Policepardéfaut" style:family="text">
      <style:text-properties fo:language="fr" fo:country="FR"/>
    </style:style>
    <style:style style:name="T1936" style:parent-style-name="Policepardéfaut" style:family="text">
      <style:text-properties fo:font-style="italic" style:font-style-asian="italic" fo:language="fr" fo:country="FR"/>
    </style:style>
    <style:style style:name="T1937" style:parent-style-name="Policepardéfaut" style:family="text">
      <style:text-properties fo:language="fr" fo:country="FR"/>
    </style:style>
    <style:style style:name="T1938" style:parent-style-name="Policepardéfaut" style:family="text">
      <style:text-properties fo:language="fr" fo:country="FR"/>
    </style:style>
    <style:style style:name="T1939" style:parent-style-name="quote.c" style:family="text">
      <style:text-properties fo:font-style="italic" style:font-style-asian="italic"/>
    </style:style>
    <style:style style:name="T1940" style:parent-style-name="Policepardéfaut" style:family="text">
      <style:text-properties fo:language="en" fo:country="US"/>
    </style:style>
    <style:style style:name="T1941" style:parent-style-name="Policepardéfaut" style:family="text">
      <style:text-properties fo:font-style="italic" style:font-style-asian="italic" fo:language="en" fo:country="US"/>
    </style:style>
    <style:style style:name="T1942" style:parent-style-name="Policepardéfaut" style:family="text">
      <style:text-properties fo:language="en" fo:country="US"/>
    </style:style>
    <style:style style:name="T1943" style:parent-style-name="Policepardéfaut" style:family="text">
      <style:text-properties fo:font-style="italic" style:font-style-asian="italic" fo:language="en" fo:country="US"/>
    </style:style>
    <style:style style:name="T1944" style:parent-style-name="quote.c" style:family="text">
      <style:text-properties fo:font-style="italic" style:font-style-asian="italic"/>
    </style:style>
    <style:style style:name="P1945" style:parent-style-name="Normal" style:family="paragraph">
      <style:paragraph-properties fo:text-indent="0in"/>
    </style:style>
    <style:style style:name="T1946" style:parent-style-name="Policepardéfaut" style:family="text">
      <style:text-properties fo:font-style="italic" style:font-style-asian="italic"/>
    </style:style>
    <style:style style:name="T1947" style:parent-style-name="Policepardéfaut" style:family="text">
      <style:text-properties fo:font-style="italic" style:font-style-asian="italic"/>
    </style:style>
    <style:style style:name="T1948" style:parent-style-name="Policepardéfaut" style:family="text">
      <style:text-properties fo:font-style="italic" style:font-style-asian="italic"/>
    </style:style>
    <style:style style:name="T1949" style:parent-style-name="Policepardéfaut" style:family="text">
      <style:text-properties style:text-position="super 63.6%"/>
    </style:style>
    <style:style style:name="T1950" style:parent-style-name="Policepardéfaut" style:family="text">
      <style:text-properties fo:font-style="italic" style:font-style-asian="italic"/>
    </style:style>
    <style:style style:name="T1951" style:parent-style-name="Policepardéfaut" style:family="text">
      <style:text-properties fo:font-style="italic" style:font-style-asian="italic"/>
    </style:style>
    <style:style style:name="T1952" style:parent-style-name="Policepardéfaut" style:family="text">
      <style:text-properties fo:font-style="italic" style:font-style-asian="italic"/>
    </style:style>
    <style:style style:name="T1953" style:parent-style-name="Policepardéfaut" style:family="text">
      <style:text-properties fo:font-style="italic" style:font-style-asian="italic"/>
    </style:style>
    <style:style style:name="T1954" style:parent-style-name="Policepardéfaut" style:family="text">
      <style:text-properties fo:font-style="italic" style:font-style-asian="italic"/>
    </style:style>
    <style:style style:name="T1955" style:parent-style-name="Policepardéfaut" style:family="text">
      <style:text-properties fo:font-style="italic" style:font-style-asian="italic"/>
    </style:style>
    <style:style style:name="T1956" style:parent-style-name="Policepardéfaut" style:family="text">
      <style:text-properties fo:font-style="italic" style:font-style-asian="italic"/>
    </style:style>
    <style:style style:name="T1957" style:parent-style-name="Policepardéfaut" style:family="text">
      <style:text-properties fo:font-style="italic" style:font-style-asian="italic"/>
    </style:style>
    <style:style style:name="T1958" style:parent-style-name="Policepardéfaut" style:family="text">
      <style:text-properties fo:font-style="italic" style:font-style-asian="italic"/>
    </style:style>
    <style:style style:name="T1959" style:parent-style-name="Policepardéfaut" style:family="text">
      <style:text-properties fo:font-style="italic" style:font-style-asian="italic"/>
    </style:style>
    <style:style style:name="T1960" style:parent-style-name="Policepardéfaut" style:family="text">
      <style:text-properties fo:font-style="italic" style:font-style-asian="italic"/>
    </style:style>
    <style:style style:name="T1961" style:parent-style-name="Policepardéfaut" style:family="text">
      <style:text-properties fo:font-style="italic" style:font-style-asian="italic"/>
    </style:style>
    <style:style style:name="T1962" style:parent-style-name="Policepardéfaut" style:family="text">
      <style:text-properties fo:font-style="italic" style:font-style-asian="italic"/>
    </style:style>
    <style:style style:name="T1963" style:parent-style-name="quote.c" style:family="text">
      <style:text-properties fo:font-style="italic" style:font-style-asian="italic"/>
    </style:style>
    <style:style style:name="T1964" style:parent-style-name="quote.c" style:family="text">
      <style:text-properties fo:font-style="italic" style:font-style-asian="italic"/>
    </style:style>
    <style:style style:name="T1965" style:parent-style-name="Policepardéfaut" style:family="text">
      <style:text-properties fo:font-style="italic" style:font-style-asian="italic"/>
    </style:style>
    <style:style style:name="P1966" style:parent-style-name="Normal" style:family="paragraph">
      <style:paragraph-properties fo:text-indent="0.4916in"/>
    </style:style>
    <style:style style:name="T1967" style:parent-style-name="Policepardéfaut" style:family="text">
      <style:text-properties fo:font-style="italic" style:font-style-asian="italic"/>
    </style:style>
    <style:style style:name="T1968" style:parent-style-name="Policepardéfaut" style:family="text">
      <style:text-properties fo:font-style="italic" style:font-style-asian="italic"/>
    </style:style>
    <style:style style:name="T1969" style:parent-style-name="Policepardéfaut" style:family="text">
      <style:text-properties fo:font-style="italic" style:font-style-asian="italic"/>
    </style:style>
    <style:style style:name="T1970" style:parent-style-name="Policepardéfaut" style:family="text">
      <style:text-properties fo:font-style="italic" style:font-style-asian="italic"/>
    </style:style>
    <style:style style:name="T1971" style:parent-style-name="Policepardéfaut" style:family="text">
      <style:text-properties fo:font-style="italic" style:font-style-asian="italic"/>
    </style:style>
    <style:style style:name="T1972" style:parent-style-name="Policepardéfaut" style:family="text">
      <style:text-properties fo:font-style="italic" style:font-style-asian="italic"/>
    </style:style>
    <style:style style:name="T1973" style:parent-style-name="Policepardéfaut" style:family="text">
      <style:text-properties fo:font-style="italic" style:font-style-asian="italic"/>
    </style:style>
    <style:style style:name="T1974" style:parent-style-name="Policepardéfaut" style:family="text">
      <style:text-properties fo:font-style="italic" style:font-style-asian="italic"/>
    </style:style>
    <style:style style:name="T1975" style:parent-style-name="Policepardéfaut" style:family="text">
      <style:text-properties fo:font-style="italic" style:font-style-asian="italic"/>
    </style:style>
    <style:style style:name="T1976" style:parent-style-name="Policepardéfaut" style:family="text">
      <style:text-properties fo:font-style="italic" style:font-style-asian="italic"/>
    </style:style>
    <style:style style:name="T1977" style:parent-style-name="author" style:family="text">
      <style:text-properties fo:language="fr" fo:country="FR"/>
    </style:style>
    <style:style style:name="T1978" style:parent-style-name="Policepardéfaut" style:family="text">
      <style:text-properties fo:language="fr" fo:country="FR"/>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olicepardéfaut" style:family="text">
      <style:text-properties fo:font-style="italic" style:font-style-asian="italic"/>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P1984" style:parent-style-name="Normal" style:family="paragraph">
      <style:paragraph-properties fo:text-indent="0in"/>
    </style:style>
    <style:style style:name="T1985" style:parent-style-name="Policepardéfaut" style:family="text">
      <style:text-properties fo:font-style="italic" style:font-style-asian="italic"/>
    </style:style>
    <style:style style:name="T1986" style:parent-style-name="Policepardéfaut" style:family="text">
      <style:text-properties fo:font-style="italic" style:font-style-asian="italic"/>
    </style:style>
    <style:style style:name="T1987" style:parent-style-name="Policepardéfaut" style:family="text">
      <style:text-properties fo:font-style="italic" style:font-style-asian="italic"/>
    </style:style>
    <style:style style:name="T1988" style:parent-style-name="Policepardéfaut" style:family="text">
      <style:text-properties fo:font-style="italic" style:font-style-asian="italic" fo:language="es"/>
    </style:style>
    <style:style style:name="T1989" style:parent-style-name="Policepardéfaut" style:family="text">
      <style:text-properties fo:font-style="italic" style:font-style-asian="italic"/>
    </style:style>
    <style:style style:name="T1990" style:parent-style-name="Policepardéfaut" style:family="text">
      <style:text-properties fo:font-style="italic" style:font-style-asian="italic"/>
    </style:style>
    <style:style style:name="T1991" style:parent-style-name="Policepardéfaut" style:family="text">
      <style:text-properties fo:font-style="italic" style:font-style-asian="italic"/>
    </style:style>
    <style:style style:name="T1992" style:parent-style-name="quote.c"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quote.c" style:family="text">
      <style:text-properties fo:font-style="italic" style:font-style-asian="italic"/>
    </style:style>
    <style:style style:name="T1996" style:parent-style-name="quote.c" style:family="text">
      <style:text-properties fo:font-style="italic" style:font-style-asian="italic"/>
    </style:style>
    <style:style style:name="T1997" style:parent-style-name="Policepardéfaut" style:family="text">
      <style:text-properties fo:font-style="italic" style:font-style-asian="italic"/>
    </style:style>
    <style:style style:name="T1998" style:parent-style-name="Policepardéfaut" style:family="text">
      <style:text-properties fo:font-style="italic" style:font-style-asian="italic"/>
    </style:style>
    <style:style style:name="T1999" style:parent-style-name="quote.c" style:family="text">
      <style:text-properties fo:font-style="italic" style:font-style-asian="italic"/>
    </style:style>
    <style:style style:name="T2000" style:parent-style-name="quote.c" style:family="text">
      <style:text-properties fo:font-style="italic" style:font-style-asian="italic"/>
    </style:style>
    <style:style style:name="P2001" style:parent-style-name="Normal" style:family="paragraph">
      <style:paragraph-properties fo:line-height="100%" fo:text-indent="0in"/>
    </style:style>
    <style:style style:name="T2002" style:parent-style-name="Policepardéfaut" style:family="text">
      <style:text-properties fo:font-size="10pt" style:font-size-asian="10pt" style:font-size-complex="10pt" fo:language="es"/>
    </style:style>
    <style:style style:name="T2003" style:parent-style-name="Policepardéfaut" style:family="text">
      <style:text-properties fo:font-style="italic" style:font-style-asian="italic" fo:font-size="10pt" style:font-size-asian="10pt" style:font-size-complex="10pt" fo:language="es"/>
    </style:style>
    <style:style style:name="T2004" style:parent-style-name="Policepardéfaut" style:family="text">
      <style:text-properties fo:font-size="10pt" style:font-size-asian="10pt" style:font-size-complex="10pt" fo:language="es"/>
    </style:style>
    <style:style style:name="T2005" style:parent-style-name="Policepardéfaut" style:family="text">
      <style:text-properties fo:font-style="italic" style:font-style-asian="italic" fo:font-size="10pt" style:font-size-asian="10pt" style:font-size-complex="10pt" fo:language="es"/>
    </style:style>
    <style:style style:name="T2006" style:parent-style-name="Policepardéfaut" style:family="text">
      <style:text-properties fo:font-size="10pt" style:font-size-asian="10pt" style:font-size-complex="10pt" fo:language="es"/>
    </style:style>
    <style:style style:name="T2007" style:parent-style-name="Policepardéfaut" style:family="text">
      <style:text-properties fo:font-style="italic" style:font-style-asian="italic" fo:font-size="10pt" style:font-size-asian="10pt" style:font-size-complex="10pt" fo:language="es"/>
    </style:style>
    <style:style style:name="T2008" style:parent-style-name="Policepardéfaut" style:family="text">
      <style:text-properties fo:font-style="italic" style:font-style-asian="italic" fo:font-size="10pt" style:font-size-asian="10pt" style:font-size-complex="10pt"/>
    </style:style>
    <style:style style:name="T2009" style:parent-style-name="Policepardéfaut" style:family="text">
      <style:text-properties fo:font-size="10pt" style:font-size-asian="10pt" style:font-size-complex="10pt"/>
    </style:style>
    <style:style style:name="T2010" style:parent-style-name="Policepardéfaut" style:family="text">
      <style:text-properties fo:font-style="italic" style:font-style-asian="italic" fo:font-size="10pt" style:font-size-asian="10pt" style:font-size-complex="10pt" fo:language="es"/>
    </style:style>
    <style:style style:name="T2011" style:parent-style-name="Policepardéfaut" style:family="text">
      <style:text-properties fo:font-size="10pt" style:font-size-asian="10pt" style:font-size-complex="10pt" fo:language="es"/>
    </style:style>
    <style:style style:name="T2012" style:parent-style-name="Policepardéfaut" style:family="text">
      <style:text-properties fo:font-size="10pt" style:font-size-asian="10pt" style:font-size-complex="10pt"/>
    </style:style>
    <style:style style:name="T2013" style:parent-style-name="Policepardéfaut" style:family="text">
      <style:text-properties fo:font-style="italic" style:font-style-asian="italic"/>
    </style:style>
    <style:style style:name="T2014" style:parent-style-name="Policepardéfaut" style:family="text">
      <style:text-properties fo:font-style="italic" style:font-style-asian="italic"/>
    </style:style>
    <style:style style:name="T2015" style:parent-style-name="Policepardéfaut" style:family="text">
      <style:text-properties fo:font-style="italic" style:font-style-asian="italic"/>
    </style:style>
    <style:style style:name="T2016" style:parent-style-name="Policepardéfaut" style:family="text">
      <style:text-properties fo:font-style="italic" style:font-style-asian="italic"/>
    </style:style>
    <style:style style:name="T2017" style:parent-style-name="Policepardéfaut" style:family="text">
      <style:text-properties fo:font-style="italic" style:font-style-asian="italic"/>
    </style:style>
    <style:style style:name="T2018" style:parent-style-name="Policepardéfaut" style:family="text">
      <style:text-properties fo:font-style="italic" style:font-style-asian="italic"/>
    </style:style>
    <style:style style:name="T2019" style:parent-style-name="Policepardéfaut" style:family="text">
      <style:text-properties fo:font-style="italic" style:font-style-asian="italic"/>
    </style:style>
    <style:style style:name="T2020" style:parent-style-name="Policepardéfaut" style:family="text">
      <style:text-properties fo:font-style="italic" style:font-style-asian="italic"/>
    </style:style>
    <style:style style:name="T2021" style:parent-style-name="Policepardéfaut" style:family="text">
      <style:text-properties fo:font-style="italic" style:font-style-asian="italic"/>
    </style:style>
    <style:style style:name="T2022" style:parent-style-name="Policepardéfaut" style:family="text">
      <style:text-properties fo:font-style="italic" style:font-style-asian="italic"/>
    </style:style>
    <style:style style:name="T2023" style:parent-style-name="Policepardéfaut" style:family="text">
      <style:text-properties fo:font-style="italic" style:font-style-asian="italic"/>
    </style:style>
    <style:style style:name="T2024" style:parent-style-name="Policepardéfaut" style:family="text">
      <style:text-properties fo:font-style="italic" style:font-style-asian="italic"/>
    </style:style>
    <style:style style:name="T2025" style:parent-style-name="Policepardéfaut" style:family="text">
      <style:text-properties fo:font-style="italic" style:font-style-asian="italic"/>
    </style:style>
    <style:style style:name="T2026" style:parent-style-name="Policepardéfaut" style:family="text">
      <style:text-properties fo:font-style="italic" style:font-style-asian="italic"/>
    </style:style>
    <style:style style:name="T2027" style:parent-style-name="Policepardéfaut" style:family="text">
      <style:text-properties fo:font-style="italic" style:font-style-asian="italic"/>
    </style:style>
    <style:style style:name="T2028" style:parent-style-name="Policepardéfaut" style:family="text">
      <style:text-properties fo:font-style="italic" style:font-style-asian="italic"/>
    </style:style>
    <style:style style:name="T2029" style:parent-style-name="Policepardéfaut" style:family="text">
      <style:text-properties fo:font-style="italic" style:font-style-asian="italic"/>
    </style:style>
    <style:style style:name="T2030" style:parent-style-name="Policepardéfaut" style:family="text">
      <style:text-properti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style:text-scale="108%" fo:language="es"/>
    </style:style>
    <style:style style:name="T2033" style:parent-style-name="Policepardéfaut" style:family="text">
      <style:text-properties fo:font-style="italic" style:font-style-asian="italic" style:font-style-complex="italic"/>
    </style:style>
    <style:style style:name="P2034" style:parent-style-name="Normal" style:family="paragraph">
      <style:paragraph-properties fo:line-height="100%" fo:text-indent="0in"/>
    </style:style>
    <style:style style:name="T2035" style:parent-style-name="Policepardéfaut" style:family="text">
      <style:text-properties fo:font-size="10pt" style:font-size-asian="10pt" style:font-size-complex="10pt"/>
    </style:style>
    <style:style style:name="T2036" style:parent-style-name="Policepardéfaut" style:family="text">
      <style:text-properties fo:font-style="italic" style:font-style-asian="italic" fo:font-size="10pt" style:font-size-asian="10pt" style:font-size-complex="10pt"/>
    </style:style>
    <style:style style:name="T2037" style:parent-style-name="Policepardéfaut" style:family="text">
      <style:text-properties fo:font-size="10pt" style:font-size-asian="10pt" style:font-size-complex="10pt"/>
    </style:style>
    <style:style style:name="T2038" style:parent-style-name="Policepardéfaut" style:family="text">
      <style:text-properties fo:font-style="italic" style:font-style-asian="italic" fo:font-size="10pt" style:font-size-asian="10pt" style:font-size-complex="10pt"/>
    </style:style>
    <style:style style:name="T2039" style:parent-style-name="Policepardéfaut" style:family="text">
      <style:text-properties fo:font-size="10pt" style:font-size-asian="10pt" style:font-size-complex="10pt"/>
    </style:style>
    <style:style style:name="T2040" style:parent-style-name="Policepardéfaut" style:family="text">
      <style:text-properties fo:font-style="italic" style:font-style-asian="italic"/>
    </style:style>
    <style:style style:name="T2041" style:parent-style-name="Policepardéfaut" style:family="text">
      <style:text-properties fo:font-style="italic" style:font-style-asian="italic"/>
    </style:style>
    <style:style style:name="T2042" style:parent-style-name="Policepardéfaut" style:family="text">
      <style:text-properties fo:font-style="italic" style:font-style-asian="italic"/>
    </style:style>
    <style:style style:name="T2043" style:parent-style-name="Policepardéfaut" style:family="text">
      <style:text-properties fo:font-style="italic" style:font-style-asian="italic"/>
    </style:style>
    <style:style style:name="T2044" style:parent-style-name="Policepardéfaut" style:family="text">
      <style:text-properties fo:font-style="italic" style:font-style-asian="italic"/>
    </style:style>
    <style:style style:name="T2045" style:parent-style-name="Policepardéfaut" style:family="text">
      <style:text-properties fo:font-style="italic" style:font-style-asian="italic"/>
    </style:style>
    <style:style style:name="T2046" style:parent-style-name="Policepardéfaut" style:family="text">
      <style:text-properties fo:font-style="italic" style:font-style-asian="italic"/>
    </style:style>
    <style:style style:name="T2047" style:parent-style-name="Policepardéfaut" style:family="text">
      <style:text-properties fo:font-style="italic" style:font-style-asian="italic"/>
    </style:style>
    <style:style style:name="T2048" style:parent-style-name="Policepardéfaut" style:family="text">
      <style:text-properties fo:font-style="italic" style:font-style-asian="italic" style:font-style-complex="italic"/>
    </style:style>
    <style:style style:name="T2049" style:parent-style-name="Policepardéfaut" style:family="text">
      <style:text-properties fo:font-style="italic" style:font-style-asian="italic" style:font-style-complex="italic"/>
    </style:style>
    <style:style style:name="T2050" style:parent-style-name="Policepardéfaut" style:family="text">
      <style:text-properties fo:font-style="italic" style:font-style-asian="italic" style:font-style-complex="italic"/>
    </style:style>
    <style:style style:name="T2051" style:parent-style-name="Policepardéfaut" style:family="text">
      <style:text-properties fo:font-style="italic" style:font-style-asian="italic"/>
    </style:style>
    <style:style style:name="P2052" style:parent-style-name="Normal" style:family="paragraph">
      <style:paragraph-properties fo:text-indent="0.4916in"/>
    </style:style>
    <style:style style:name="T2053" style:parent-style-name="Policepardéfaut" style:family="text">
      <style:text-properties fo:font-style="italic" style:font-style-asian="italic"/>
    </style:style>
    <style:style style:name="T2054" style:parent-style-name="Policepardéfaut" style:family="text">
      <style:text-properties fo:font-style="italic" style:font-style-asian="italic"/>
    </style:style>
    <style:style style:name="T2055" style:parent-style-name="Policepardéfaut" style:family="text">
      <style:text-properties fo:font-style="italic" style:font-style-asian="italic"/>
    </style:style>
    <style:style style:name="T2056" style:parent-style-name="Policepardéfaut" style:family="text">
      <style:text-properties fo:font-style="italic" style:font-style-asian="italic"/>
    </style:style>
    <style:style style:name="T2057" style:parent-style-name="Policepardéfaut" style:family="text">
      <style:text-properties fo:font-style="italic" style:font-style-asian="italic"/>
    </style:style>
    <style:style style:name="T2058" style:parent-style-name="quote.c" style:family="text">
      <style:text-properties fo:font-style="italic" style:font-style-asian="italic"/>
    </style:style>
    <style:style style:name="T2059" style:parent-style-name="Policepardéfaut" style:family="text">
      <style:text-properties fo:font-style="italic" style:font-style-asian="italic"/>
    </style:style>
    <style:style style:name="T2060" style:parent-style-name="Policepardéfaut" style:family="text">
      <style:text-properties fo:font-style="italic" style:font-style-asian="italic"/>
    </style:style>
    <style:style style:name="T2061" style:parent-style-name="quote.c" style:family="text">
      <style:text-properties fo:font-style="italic" style:font-style-asian="italic"/>
    </style:style>
    <style:style style:name="T2062" style:parent-style-name="Policepardéfaut" style:family="text">
      <style:text-properties fo:language="es"/>
    </style:style>
    <style:style style:name="T2063" style:parent-style-name="Policepardéfaut" style:family="text">
      <style:text-properties fo:font-style="italic" style:font-style-asian="italic"/>
    </style:style>
    <style:style style:name="T2064" style:parent-style-name="Policepardéfaut" style:family="text">
      <style:text-properties fo:language="es"/>
    </style:style>
    <style:style style:name="T2065" style:parent-style-name="persName" style:family="text">
      <style:text-properties style:use-window-font-color="true"/>
    </style:style>
    <style:style style:name="T2066" style:parent-style-name="Policepardéfaut" style:family="text">
      <style:text-properties fo:font-style="italic" style:font-style-asian="italic"/>
    </style:style>
    <style:style style:name="T2067" style:parent-style-name="Policepardéfaut" style:family="text">
      <style:text-properties fo:font-style="italic" style:font-style-asian="italic"/>
    </style:style>
    <style:style style:name="T2068" style:parent-style-name="Policepardéfaut" style:family="text">
      <style:text-properties fo:font-style="italic" style:font-style-asian="italic"/>
    </style:style>
    <style:style style:name="T2069" style:parent-style-name="Policepardéfaut" style:family="text">
      <style:text-properties fo:font-style="italic" style:font-style-asian="italic" style:font-style-complex="italic" style:text-scale="92%" fo:language="es"/>
    </style:style>
    <style:style style:name="T2070" style:parent-style-name="Policepardéfaut" style:family="text">
      <style:text-properties style:font-style-complex="italic" style:text-scale="92%" fo:language="es"/>
    </style:style>
    <style:style style:name="T2071" style:parent-style-name="Policepardéfaut" style:family="text">
      <style:text-properties fo:font-style="italic" style:font-style-asian="italic"/>
    </style:style>
    <style:style style:name="T2072" style:parent-style-name="Policepardéfaut" style:family="text">
      <style:text-properties fo:font-style="italic" style:font-style-asian="italic"/>
    </style:style>
    <style:style style:name="T2073" style:parent-style-name="Policepardéfaut" style:family="text">
      <style:text-properties fo:font-style="italic" style:font-style-asian="italic"/>
    </style:style>
    <style:style style:name="T2074" style:parent-style-name="Policepardéfaut" style:family="text">
      <style:text-properties fo:font-style="italic" style:font-style-asian="italic"/>
    </style:style>
    <style:style style:name="T2075" style:parent-style-name="Policepardéfaut" style:family="text">
      <style:text-properties fo:font-style="italic" style:font-style-asian="italic"/>
    </style:style>
    <style:style style:name="T2076" style:parent-style-name="Policepardéfaut" style:family="text">
      <style:text-properties fo:font-style="italic" style:font-style-asian="italic"/>
    </style:style>
    <style:style style:name="T2077" style:parent-style-name="Policepardéfaut" style:family="text">
      <style:text-properties fo:font-style="italic" style:font-style-asian="italic"/>
    </style:style>
    <style:style style:name="P2078" style:parent-style-name="Normal" style:family="paragraph">
      <style:paragraph-properties style:text-autospace="none" fo:line-height="100%" fo:text-indent="0in"/>
    </style:style>
    <style:style style:name="T2079" style:parent-style-name="Policepardéfaut" style:family="text">
      <style:text-properties fo:font-size="10pt" style:font-size-asian="10pt" style:font-size-complex="10pt"/>
    </style:style>
    <style:style style:name="T2080" style:parent-style-name="author" style:family="text">
      <style:text-properties fo:font-size="10pt" style:font-size-asian="10pt" style:font-size-complex="10pt"/>
    </style:style>
    <style:style style:name="T2081" style:parent-style-name="Policepardéfaut" style:family="text">
      <style:text-properties fo:font-size="10pt" style:font-size-asian="10pt" style:font-size-complex="10pt" fo:language="es"/>
    </style:style>
    <style:style style:name="T2082" style:parent-style-name="title" style:family="text">
      <style:text-properties fo:font-size="10pt" style:font-size-asian="10pt" style:font-size-complex="10pt"/>
    </style:style>
    <style:style style:name="T2083" style:parent-style-name="Policepardéfaut" style:family="text">
      <style:text-properties fo:font-size="10pt" style:font-size-asian="10pt" style:font-size-complex="10pt" fo:language="es"/>
    </style:style>
    <style:style style:name="T2084" style:parent-style-name="Policepardéfaut" style:family="text">
      <style:text-properties fo:font-size="10pt" style:font-size-asian="10pt" style:font-size-complex="10pt"/>
    </style:style>
    <style:style style:name="T2085" style:parent-style-name="Policepardéfaut" style:family="text">
      <style:text-properties fo:font-size="10pt" style:font-size-asian="10pt" style:font-size-complex="10pt" fo:language="es"/>
    </style:style>
    <style:style style:name="T2086" style:parent-style-name="Policepardéfaut" style:family="text">
      <style:text-properties style:font-style-complex="italic" style:text-scale="92%" fo:font-size="10pt" style:font-size-asian="10pt" style:font-size-complex="10pt" fo:language="es"/>
    </style:style>
    <style:style style:name="T2087" style:parent-style-name="Policepardéfaut" style:family="text">
      <style:text-properties fo:font-size="10pt" style:font-size-asian="10pt" style:font-size-complex="10pt" fo:language="es"/>
    </style:style>
    <style:style style:name="T2088" style:parent-style-name="Policepardéfaut" style:family="text">
      <style:text-properties fo:font-size="10pt" style:font-size-asian="10pt" style:font-size-complex="10pt"/>
    </style:style>
    <style:style style:name="T2089" style:parent-style-name="Policepardéfaut" style:family="text">
      <style:text-properties fo:font-style="italic" style:font-style-asian="italic" fo:font-size="10pt" style:font-size-asian="10pt" style:font-size-complex="10pt" fo:language="es"/>
    </style:style>
    <style:style style:name="T2090" style:parent-style-name="Policepardéfaut" style:family="text">
      <style:text-properties style:font-style-complex="italic" style:text-scale="92%" fo:font-size="10pt" style:font-size-asian="10pt" style:font-size-complex="10pt" fo:language="es"/>
    </style:style>
    <style:style style:name="T2091" style:parent-style-name="Policepardéfaut" style:family="text">
      <style:text-properties fo:font-size="10pt" style:font-size-asian="10pt" style:font-size-complex="10pt" fo:language="es"/>
    </style:style>
    <style:style style:name="P2092" style:parent-style-name="Normal" style:family="paragraph">
      <style:paragraph-properties fo:text-indent="0in"/>
    </style:style>
    <style:style style:name="T2093" style:parent-style-name="Policepardéfaut" style:family="text">
      <style:text-properties fo:font-style="italic" style:font-style-asian="italic"/>
    </style:style>
    <style:style style:name="T2094" style:parent-style-name="Policepardéfaut" style:family="text">
      <style:text-properties fo:language="es"/>
    </style:style>
    <style:style style:name="T2095" style:parent-style-name="Policepardéfaut" style:family="text">
      <style:text-properties fo:font-style="italic" style:font-style-asian="italic" fo:language="es"/>
    </style:style>
    <style:style style:name="T2096" style:parent-style-name="Policepardéfaut" style:family="text">
      <style:text-properties fo:language="es"/>
    </style:style>
    <style:style style:name="T2097" style:parent-style-name="author" style:family="text">
      <style:text-properties fo:font-size="10pt" style:font-size-asian="10pt"/>
    </style:style>
    <style:style style:name="T2098" style:parent-style-name="Policepardéfaut" style:family="text">
      <style:text-properties fo:language="es"/>
    </style:style>
    <style:style style:name="T2099" style:parent-style-name="Policepardéfaut" style:family="text">
      <style:text-properties fo:language="es"/>
    </style:style>
    <style:style style:name="P2100" style:parent-style-name="Normal" style:family="paragraph">
      <style:paragraph-properties fo:text-indent="0in"/>
    </style:style>
    <style:style style:name="T2101" style:parent-style-name="Policepardéfaut" style:family="text">
      <style:text-properties fo:font-style="italic" style:font-style-asian="italic"/>
    </style:style>
    <style:style style:name="T2102" style:parent-style-name="Policepardéfaut" style:family="text">
      <style:text-properties fo:font-style="italic" style:font-style-asian="italic" style:font-style-complex="italic"/>
    </style:style>
    <style:style style:name="T2103" style:parent-style-name="Policepardéfaut" style:family="text">
      <style:text-properties fo:font-style="italic" style:font-style-asian="italic" style:font-style-complex="italic"/>
    </style:style>
    <style:style style:name="T2104" style:parent-style-name="Policepardéfaut" style:family="text">
      <style:text-properties style:font-style-complex="italic"/>
    </style:style>
    <style:style style:name="T2105" style:parent-style-name="Policepardéfaut" style:family="text">
      <style:text-properties fo:font-style="italic" style:font-style-asian="italic"/>
    </style:style>
    <style:style style:name="T2106" style:parent-style-name="Policepardéfaut" style:family="text">
      <style:text-properties fo:font-style="italic" style:font-style-asian="italic"/>
    </style:style>
    <style:style style:name="T2107" style:parent-style-name="Policepardéfaut" style:family="text">
      <style:text-properties fo:font-style="italic" style:font-style-asian="italic"/>
    </style:style>
    <style:style style:name="T2108" style:parent-style-name="Policepardéfaut" style:family="text">
      <style:text-properties fo:font-style="italic" style:font-style-asian="italic"/>
    </style:style>
    <style:style style:name="T2109" style:parent-style-name="Policepardéfaut" style:family="text">
      <style:text-properties fo:font-style="italic" style:font-style-asian="italic"/>
    </style:style>
    <style:style style:name="T2110" style:parent-style-name="Policepardéfaut" style:family="text">
      <style:text-properties fo:font-style="italic" style:font-style-asian="italic"/>
    </style:style>
    <style:style style:name="T2111" style:parent-style-name="Policepardéfaut" style:family="text">
      <style:text-properties fo:font-style="italic" style:font-style-asian="italic"/>
    </style:style>
    <style:style style:name="T2112" style:parent-style-name="Policepardéfaut" style:family="text">
      <style:text-properties fo:font-style="italic" style:font-style-asian="italic"/>
    </style:style>
    <style:style style:name="T2113" style:parent-style-name="Policepardéfaut" style:family="text">
      <style:text-properties fo:font-style="italic" style:font-style-asian="italic"/>
    </style:style>
    <style:style style:name="T2114" style:parent-style-name="Policepardéfaut" style:family="text">
      <style:text-properties fo:font-style="italic" style:font-style-asian="italic"/>
    </style:style>
    <style:style style:name="T2115" style:parent-style-name="Policepardéfaut" style:family="text">
      <style:text-properties fo:font-style="italic" style:font-style-asian="italic"/>
    </style:style>
    <style:style style:name="T2116" style:parent-style-name="Policepardéfaut" style:family="text">
      <style:text-properties fo:font-style="italic" style:font-style-asian="italic"/>
    </style:style>
    <style:style style:name="T2117" style:parent-style-name="Policepardéfaut" style:family="text">
      <style:text-properties fo:font-style="italic" style:font-style-asian="italic"/>
    </style:style>
    <style:style style:name="T2118" style:parent-style-name="Policepardéfaut" style:family="text">
      <style:text-properties fo:font-style="italic" style:font-style-asian="italic"/>
    </style:style>
    <style:style style:name="T2119" style:parent-style-name="quote.c" style:family="text">
      <style:text-properties fo:font-style="italic" style:font-style-asian="italic"/>
    </style:style>
    <style:style style:name="T2120" style:parent-style-name="Policepardéfaut" style:family="text">
      <style:text-properties fo:font-style="italic" style:font-style-asian="italic"/>
    </style:style>
    <style:style style:name="T2121" style:parent-style-name="Policepardéfaut" style:family="text">
      <style:text-properties fo:font-style="italic" style:font-style-asian="italic"/>
    </style:style>
    <style:style style:name="T2122" style:parent-style-name="Policepardéfaut" style:family="text">
      <style:text-properties fo:font-style="italic" style:font-style-asian="italic"/>
    </style:style>
    <style:style style:name="T2123" style:parent-style-name="Policepardéfaut" style:family="text">
      <style:text-properties fo:font-style="italic" style:font-style-asian="italic"/>
    </style:style>
    <style:style style:name="T2124" style:parent-style-name="Policepardéfaut" style:family="text">
      <style:text-properties fo:font-style="italic" style:font-style-asian="italic"/>
    </style:style>
    <style:style style:name="T2125" style:parent-style-name="Policepardéfaut" style:family="text">
      <style:text-properties fo:font-style="italic" style:font-style-asian="italic"/>
    </style:style>
    <style:style style:name="T2126" style:parent-style-name="Policepardéfaut" style:family="text">
      <style:text-properties fo:font-style="italic" style:font-style-asian="italic"/>
    </style:style>
    <style:style style:name="T2127" style:parent-style-name="Policepardéfaut" style:family="text">
      <style:text-properties fo:font-style="italic" style:font-style-asian="italic"/>
    </style:style>
    <style:style style:name="T2128" style:parent-style-name="Policepardéfaut" style:family="text">
      <style:text-properties fo:font-style="italic" style:font-style-asian="italic"/>
    </style:style>
    <style:style style:name="T2129" style:parent-style-name="Policepardéfaut" style:family="text">
      <style:text-properties fo:font-style="italic" style:font-style-asian="italic"/>
    </style:style>
    <style:style style:name="T2130" style:parent-style-name="Policepardéfaut" style:family="text">
      <style:text-properties fo:font-style="italic" style:font-style-asian="italic"/>
    </style:style>
    <style:style style:name="T2131" style:parent-style-name="Policepardéfaut" style:family="text">
      <style:text-properties fo:font-style="italic" style:font-style-asian="italic"/>
    </style:style>
    <style:style style:name="T2132" style:parent-style-name="Policepardéfaut" style:family="text">
      <style:text-properties fo:language="es"/>
    </style:style>
    <style:style style:name="T2133" style:parent-style-name="Policepardéfaut" style:family="text">
      <style:text-properties style:language-asian="es" style:country-asian="ES"/>
    </style:style>
    <style:style style:name="T2134" style:parent-style-name="Policepardéfaut" style:family="text">
      <style:text-properties fo:font-style="italic" style:font-style-asian="italic" style:language-asian="es" style:country-asian="ES"/>
    </style:style>
    <style:style style:name="T2135" style:parent-style-name="Policepardéfaut" style:family="text">
      <style:text-properties style:language-asian="es" style:country-asian="ES"/>
    </style:style>
    <style:style style:name="T2136" style:parent-style-name="Policepardéfaut" style:family="text">
      <style:text-properties fo:language="es"/>
    </style:style>
    <style:style style:name="T2137" style:parent-style-name="Policepardéfaut" style:family="text">
      <style:text-properties fo:language="es"/>
    </style:style>
    <style:style style:name="P2138" style:parent-style-name="Normal" style:family="paragraph">
      <style:paragraph-properties fo:text-indent="0in"/>
    </style:style>
    <style:style style:name="T2139" style:parent-style-name="Policepardéfaut" style:family="text">
      <style:text-properties fo:language="es"/>
    </style:style>
    <style:style style:name="T2140" style:parent-style-name="Policepardéfaut" style:family="text">
      <style:text-properties fo:font-style="italic" style:font-style-asian="italic"/>
    </style:style>
    <style:style style:name="T2141" style:parent-style-name="Policepardéfaut" style:family="text">
      <style:text-properties fo:font-style="italic" style:font-style-asian="italic"/>
    </style:style>
    <style:style style:name="T2142" style:parent-style-name="Policepardéfaut" style:family="text">
      <style:text-properties fo:font-style="italic" style:font-style-asian="italic"/>
    </style:style>
    <style:style style:name="T2143" style:parent-style-name="Policepardéfaut" style:family="text">
      <style:text-properties fo:language="es"/>
    </style:style>
    <style:style style:name="T2144" style:parent-style-name="Policepardéfaut" style:family="text">
      <style:text-properties fo:font-style="italic" style:font-style-asian="italic" fo:language="es"/>
    </style:style>
    <style:style style:name="T2145" style:parent-style-name="Policepardéfaut" style:family="text">
      <style:text-properties fo:language="es"/>
    </style:style>
    <style:style style:name="T2146" style:parent-style-name="Policepardéfaut" style:family="text">
      <style:text-properties fo:language="es"/>
    </style:style>
    <style:style style:name="T2147" style:parent-style-name="quote.c" style:family="text">
      <style:text-properties fo:font-style="italic" style:font-style-asian="italic"/>
    </style:style>
    <style:style style:name="T2148" style:parent-style-name="quote.c" style:family="text">
      <style:text-properties fo:font-style="italic" style:font-style-asian="italic"/>
    </style:style>
    <style:style style:name="T2149" style:parent-style-name="Policepardéfaut" style:family="text">
      <style:text-properties fo:language="es"/>
    </style:style>
    <style:style style:name="T2150" style:parent-style-name="Policepardéfaut" style:family="text">
      <style:text-properties fo:font-style="italic" style:font-style-asian="italic"/>
    </style:style>
    <style:style style:name="T2151" style:parent-style-name="Policepardéfaut" style:family="text">
      <style:text-properties fo:language="es"/>
    </style:style>
    <style:style style:name="T2152" style:parent-style-name="Policepardéfaut" style:family="text">
      <style:text-properties fo:font-style="italic" style:font-style-asian="italic" fo:language="es"/>
    </style:style>
    <style:style style:name="T2153" style:parent-style-name="Policepardéfaut" style:family="text">
      <style:text-properties fo:font-style="italic" style:font-style-asian="italic" fo:language="es"/>
    </style:style>
    <style:style style:name="T2154" style:parent-style-name="Policepardéfaut" style:family="text">
      <style:text-properties fo:font-style="italic" style:font-style-asian="italic" fo:language="es"/>
    </style:style>
    <style:style style:name="T2155" style:parent-style-name="Policepardéfaut" style:family="text">
      <style:text-properties fo:language="es"/>
    </style:style>
    <style:style style:name="T2156" style:parent-style-name="quote.c" style:family="text">
      <style:text-properties fo:font-style="italic" style:font-style-asian="italic"/>
    </style:style>
    <style:style style:name="T2157" style:parent-style-name="Policepardéfaut" style:family="text">
      <style:text-properties fo:language="es"/>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fo:language="es"/>
    </style:style>
    <style:style style:name="T2160" style:parent-style-name="Policepardéfaut" style:family="text">
      <style:text-properties fo:language="es"/>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T2163" style:parent-style-name="Policepardéfaut" style:family="text">
      <style:text-properties fo:font-style="italic" style:font-style-asian="italic" fo:language="es"/>
    </style:style>
    <style:style style:name="T2164" style:parent-style-name="Policepardéfaut" style:family="text">
      <style:text-properties fo:language="es"/>
    </style:style>
    <style:style style:name="T2165" style:parent-style-name="Policepardéfaut" style:family="text">
      <style:text-properties fo:language="es"/>
    </style:style>
    <style:style style:name="T2166" style:parent-style-name="Policepardéfaut" style:family="text">
      <style:text-properties fo:font-style="italic" style:font-style-asian="italic"/>
    </style:style>
    <style:style style:name="T2167" style:parent-style-name="Policepardéfaut" style:family="text">
      <style:text-properties fo:language="es"/>
    </style:style>
    <style:style style:name="T2168" style:parent-style-name="Policepardéfaut" style:family="text">
      <style:text-properties fo:font-style="italic" style:font-style-asian="italic" fo:language="es"/>
    </style:style>
    <style:style style:name="T2169" style:parent-style-name="Policepardéfaut" style:family="text">
      <style:text-properties fo:language="es"/>
    </style:style>
    <style:style style:name="T2170" style:parent-style-name="Policepardéfaut" style:family="text">
      <style:text-properties fo:font-style="italic" style:font-style-asian="italic" fo:language="es"/>
    </style:style>
    <style:style style:name="T2171" style:parent-style-name="Policepardéfaut" style:family="text">
      <style:text-properties fo:language="es"/>
    </style:style>
    <style:style style:name="T2172" style:parent-style-name="Policepardéfaut" style:family="text">
      <style:text-properties fo:language="es"/>
    </style:style>
    <style:style style:name="T2173" style:parent-style-name="Policepardéfaut" style:family="text">
      <style:text-properties fo:language="es"/>
    </style:style>
    <style:style style:name="T2174" style:parent-style-name="Policepardéfaut" style:family="text">
      <style:text-properties fo:font-style="italic" style:font-style-asian="italic" fo:language="es"/>
    </style:style>
    <style:style style:name="T2175" style:parent-style-name="Policepardéfaut" style:family="text">
      <style:text-properties fo:language="es"/>
    </style:style>
    <style:style style:name="T2176" style:parent-style-name="Policepardéfaut" style:family="text">
      <style:text-properties fo:font-style="italic" style:font-style-asian="italic" fo:language="es"/>
    </style:style>
    <style:style style:name="T2177" style:parent-style-name="Policepardéfaut" style:family="text">
      <style:text-properties fo:language="es"/>
    </style:style>
    <style:style style:name="P2178" style:parent-style-name="Normal" style:family="paragraph">
      <style:paragraph-properties fo:text-indent="0in"/>
    </style:style>
    <style:style style:name="T2179" style:parent-style-name="Policepardéfaut" style:family="text">
      <style:text-properties fo:language="es"/>
    </style:style>
    <style:style style:name="T2180" style:parent-style-name="Policepardéfaut" style:family="text">
      <style:text-properties fo:font-style="italic" style:font-style-asian="italic"/>
    </style:style>
    <style:style style:name="T2181" style:parent-style-name="Policepardéfaut" style:family="text">
      <style:text-properties fo:language="es"/>
    </style:style>
    <style:style style:name="T2182" style:parent-style-name="Policepardéfaut" style:family="text">
      <style:text-properties fo:font-style="italic" style:font-style-asian="italic"/>
    </style:style>
    <style:style style:name="T2183" style:parent-style-name="Policepardéfaut" style:family="text">
      <style:text-properties fo:font-style="italic" style:font-style-asian="italic"/>
    </style:style>
    <style:style style:name="T2184" style:parent-style-name="Policepardéfaut" style:family="text">
      <style:text-properties fo:font-style="italic" style:font-style-asian="italic"/>
    </style:style>
    <style:style style:name="T2185" style:parent-style-name="quote.c" style:family="text">
      <style:text-properties fo:font-style="italic" style:font-style-asian="italic"/>
    </style:style>
    <style:style style:name="T2186" style:parent-style-name="Policepardéfaut" style:family="text">
      <style:text-properties fo:language="fr" fo:country="FR"/>
    </style:style>
    <style:style style:name="T2187" style:parent-style-name="Policepardéfaut" style:family="text">
      <style:text-properties style:text-position="super 65%" fo:language="fr" fo:country="FR"/>
    </style:style>
    <style:style style:name="T2188" style:parent-style-name="Policepardéfaut" style:family="text">
      <style:text-properties fo:language="fr" fo:country="FR"/>
    </style:style>
    <style:style style:name="P2189" style:parent-style-name="Normal" style:family="paragraph">
      <style:paragraph-properties fo:line-height="100%" fo:text-indent="0in"/>
    </style:style>
    <style:style style:name="T2190" style:parent-style-name="Policepardéfaut" style:family="text">
      <style:text-properties fo:font-size="10pt" style:font-size-asian="10pt" style:font-size-complex="10pt" fo:language="fr" fo:country="FR"/>
    </style:style>
    <style:style style:name="T2191" style:parent-style-name="title" style:family="text">
      <style:text-properties fo:font-size="10pt" style:font-size-asian="10pt" style:font-size-complex="10pt" fo:language="fr" fo:country="FR"/>
    </style:style>
    <style:style style:name="T2192" style:parent-style-name="Policepardéfaut" style:family="text">
      <style:text-properties fo:font-size="10pt" style:font-size-asian="10pt" style:font-size-complex="10pt" fo:language="fr" fo:country="FR"/>
    </style:style>
    <style:style style:name="T2193" style:parent-style-name="Policepardéfaut" style:family="text">
      <style:text-properties fo:font-style="italic" style:font-style-asian="italic" fo:font-size="10pt" style:font-size-asian="10pt" style:font-size-complex="10pt" fo:language="fr" fo:country="FR"/>
    </style:style>
    <style:style style:name="T2194" style:parent-style-name="Policepardéfaut" style:family="text">
      <style:text-properties fo:font-size="10pt" style:font-size-asian="10pt" style:font-size-complex="10pt" fo:language="fr" fo:country="FR"/>
    </style:style>
    <style:style style:name="T2195" style:parent-style-name="Policepardéfaut" style:family="text">
      <style:text-properties fo:font-style="italic" style:font-style-asian="italic" fo:font-size="10pt" style:font-size-asian="10pt" style:font-size-complex="10pt" fo:language="fr" fo:country="FR"/>
    </style:style>
    <style:style style:name="T2196" style:parent-style-name="Policepardéfaut" style:family="text">
      <style:text-properties fo:font-size="10pt" style:font-size-asian="10pt" style:font-size-complex="10pt" fo:language="fr" fo:country="FR"/>
    </style:style>
    <style:style style:name="T2197" style:parent-style-name="Policepardéfaut" style:family="text">
      <style:text-properties fo:font-style="italic" style:font-style-asian="italic" fo:font-size="10pt" style:font-size-asian="10pt" style:font-size-complex="10pt" fo:language="fr" fo:country="FR"/>
    </style:style>
    <style:style style:name="T2198" style:parent-style-name="Policepardéfaut" style:family="text">
      <style:text-properties fo:font-size="10pt" style:font-size-asian="10pt" style:font-size-complex="10pt" fo:language="fr" fo:country="FR"/>
    </style:style>
    <style:style style:name="T2199" style:parent-style-name="Policepardéfaut" style:family="text">
      <style:text-properties fo:font-style="italic" style:font-style-asian="italic" fo:font-size="10pt" style:font-size-asian="10pt" style:font-size-complex="10pt" fo:language="fr" fo:country="FR"/>
    </style:style>
    <style:style style:name="T2200" style:parent-style-name="Policepardéfaut" style:family="text">
      <style:text-properties fo:font-size="10pt" style:font-size-asian="10pt" style:font-size-complex="10pt" fo:language="fr" fo:country="FR"/>
    </style:style>
    <style:style style:name="T2201" style:parent-style-name="Policepardéfaut" style:family="text">
      <style:text-properties fo:font-style="italic" style:font-style-asian="italic" fo:font-size="10pt" style:font-size-asian="10pt" style:font-size-complex="10pt" fo:language="fr" fo:country="FR"/>
    </style:style>
    <style:style style:name="T2202" style:parent-style-name="Policepardéfaut" style:family="text">
      <style:text-properties fo:font-size="10pt" style:font-size-asian="10pt" style:font-size-complex="10pt" fo:language="fr" fo:country="FR"/>
    </style:style>
    <style:style style:name="T2203" style:parent-style-name="Policepardéfaut" style:family="text">
      <style:text-properties fo:font-size="10pt" style:font-size-asian="10pt" style:font-size-complex="10pt"/>
    </style:style>
    <style:style style:name="T2204" style:parent-style-name="quote.c" style:family="text">
      <style:text-properties fo:font-style="italic" style:font-style-asian="italic"/>
    </style:style>
    <style:style style:name="T2205" style:parent-style-name="Policepardéfaut" style:family="text">
      <style:text-properties fo:font-style="italic" style:font-style-asian="italic"/>
    </style:style>
    <style:style style:name="T2206" style:parent-style-name="Policepardéfaut" style:family="text">
      <style:text-properties fo:font-style="italic" style:font-style-asian="italic"/>
    </style:style>
    <style:style style:name="T2207" style:parent-style-name="Policepardéfaut" style:family="text">
      <style:text-properties fo:font-style="italic" style:font-style-asian="italic"/>
    </style:style>
    <style:style style:name="T2208" style:parent-style-name="Policepardéfaut" style:family="text">
      <style:text-properties fo:font-style="italic" style:font-style-asian="italic"/>
    </style:style>
    <style:style style:name="T2209" style:parent-style-name="Policepardéfaut" style:family="text">
      <style:text-properties fo:font-style="italic" style:font-style-asian="italic"/>
    </style:style>
    <style:style style:name="T2210" style:parent-style-name="Policepardéfaut" style:family="text">
      <style:text-properties fo:font-style="italic" style:font-style-asian="italic"/>
    </style:style>
    <style:style style:name="T2211" style:parent-style-name="Policepardéfaut" style:family="text">
      <style:text-properties fo:language="es"/>
    </style:style>
    <style:style style:name="T2212" style:parent-style-name="Policepardéfaut" style:family="text">
      <style:text-properties fo:font-style="italic" style:font-style-asian="italic"/>
    </style:style>
    <style:style style:name="T2213" style:parent-style-name="Policepardéfaut" style:family="text">
      <style:text-properties fo:font-style="italic" style:font-style-asian="italic"/>
    </style:style>
    <style:style style:name="T2214" style:parent-style-name="Policepardéfaut" style:family="text">
      <style:text-properties fo:font-style="italic" style:font-style-asian="italic"/>
    </style:style>
    <style:style style:name="T2215" style:parent-style-name="Policepardéfaut" style:family="text">
      <style:text-properties fo:font-style="italic" style:font-style-asian="italic"/>
    </style:style>
    <style:style style:name="T2216" style:parent-style-name="quote.c" style:family="text">
      <style:text-properties fo:font-style="italic" style:font-style-asian="italic"/>
    </style:style>
    <style:style style:name="T2217" style:parent-style-name="Policepardéfaut" style:family="text">
      <style:text-properties style:text-position="super 63.6%"/>
    </style:style>
    <style:style style:name="T2218" style:parent-style-name="Policepardéfaut" style:family="text">
      <style:text-properties fo:font-style="italic" style:font-style-asian="italic"/>
    </style:style>
    <style:style style:name="T2219" style:parent-style-name="Policepardéfaut" style:family="text">
      <style:text-properties fo:font-style="italic" style:font-style-asian="italic"/>
    </style:style>
    <style:style style:name="T2220" style:parent-style-name="quote.c" style:family="text">
      <style:text-properties fo:font-style="italic" style:font-style-asian="italic"/>
    </style:style>
    <style:style style:name="T2221" style:parent-style-name="Policepardéfaut" style:family="text">
      <style:text-properties fo:language="fr" fo:country="FR"/>
    </style:style>
    <style:style style:name="T2222" style:parent-style-name="Policepardéfaut" style:family="text">
      <style:text-properties fo:font-style="italic" style:font-style-asian="italic" fo:language="fr" fo:country="FR"/>
    </style:style>
    <style:style style:name="T2223" style:parent-style-name="Policepardéfaut" style:family="text">
      <style:text-properties fo:language="fr" fo:country="FR"/>
    </style:style>
    <style:style style:name="T2224" style:parent-style-name="Policepardéfaut" style:family="text">
      <style:text-properties fo:font-style="italic" style:font-style-asian="italic" fo:language="fr" fo:country="FR"/>
    </style:style>
    <style:style style:name="T2225" style:parent-style-name="Policepardéfaut" style:family="text">
      <style:text-properties fo:language="fr" fo:country="FR"/>
    </style:style>
    <style:style style:name="T2226" style:parent-style-name="Policepardéfaut" style:family="text">
      <style:text-properties fo:font-style="italic" style:font-style-asian="italic" fo:language="fr" fo:country="FR"/>
    </style:style>
    <style:style style:name="T2227" style:parent-style-name="Policepardéfaut" style:family="text">
      <style:text-properties fo:language="fr" fo:country="FR"/>
    </style:style>
    <style:style style:name="T2228" style:parent-style-name="quote.c" style:family="text">
      <style:text-properties fo:font-style="italic" style:font-style-asian="italic"/>
    </style:style>
    <style:style style:name="T2229" style:parent-style-name="Policepardéfaut" style:family="text">
      <style:text-properties fo:language="es"/>
    </style:style>
    <style:style style:name="T2230" style:parent-style-name="Policepardéfaut" style:family="text">
      <style:text-properties fo:font-style="italic" style:font-style-asian="italic"/>
    </style:style>
    <style:style style:name="T2231" style:parent-style-name="Policepardéfaut" style:family="text">
      <style:text-properties fo:font-style="italic" style:font-style-asian="italic"/>
    </style:style>
    <style:style style:name="T2232" style:parent-style-name="Policepardéfaut" style:family="text">
      <style:text-properties fo:font-style="italic" style:font-style-asian="italic"/>
    </style:style>
    <style:style style:name="T2233" style:parent-style-name="Policepardéfaut" style:family="text">
      <style:text-properties fo:font-style="italic" style:font-style-asian="italic"/>
    </style:style>
    <style:style style:name="T2234" style:parent-style-name="Policepardéfaut" style:family="text">
      <style:text-properties fo:language="es"/>
    </style:style>
    <style:style style:name="T2235" style:parent-style-name="author" style:family="text">
      <style:text-properties fo:font-size="10pt" style:font-size-asian="10pt"/>
    </style:style>
    <style:style style:name="T2236" style:parent-style-name="Policepardéfaut" style:family="text">
      <style:text-properties fo:language="es"/>
    </style:style>
    <style:style style:name="T2237" style:parent-style-name="Policepardéfaut" style:family="text">
      <style:text-properties fo:font-style="italic" style:font-style-asian="italic"/>
    </style:style>
    <style:style style:name="T2238" style:parent-style-name="Policepardéfaut" style:family="text">
      <style:text-properties fo:language="es"/>
    </style:style>
    <style:style style:name="T2239" style:parent-style-name="Policepardéfaut" style:family="text">
      <style:text-properties fo:font-style="italic" style:font-style-asian="italic" fo:language="es"/>
    </style:style>
    <style:style style:name="T2240" style:parent-style-name="Policepardéfaut" style:family="text">
      <style:text-properties fo:font-style="italic" style:font-style-asian="italic"/>
    </style:style>
    <style:style style:name="T2241" style:parent-style-name="Policepardéfaut" style:family="text">
      <style:text-properties fo:font-style="italic" style:font-style-asian="italic" fo:language="es"/>
    </style:style>
    <style:style style:name="T2242" style:parent-style-name="Policepardéfaut" style:family="text">
      <style:text-properties fo:font-style="italic" style:font-style-asian="italic"/>
    </style:style>
    <style:style style:name="T2243" style:parent-style-name="Policepardéfaut" style:family="text">
      <style:text-properties fo:font-style="italic" style:font-style-asian="italic" fo:language="es"/>
    </style:style>
    <style:style style:name="T2244" style:parent-style-name="Policepardéfaut" style:family="text">
      <style:text-properties fo:language="es"/>
    </style:style>
    <style:style style:name="P2245" style:parent-style-name="Normal" style:family="paragraph">
      <style:paragraph-properties fo:text-indent="0in"/>
    </style:style>
    <style:style style:name="T2246" style:parent-style-name="Policepardéfaut" style:family="text">
      <style:text-properties fo:font-style="italic" style:font-style-asian="italic"/>
    </style:style>
    <style:style style:name="P2247" style:parent-style-name="Normal" style:family="paragraph">
      <style:paragraph-properties fo:text-indent="0in"/>
    </style:style>
    <style:style style:name="T2248" style:parent-style-name="quote.c" style:family="text">
      <style:text-properties fo:font-style="italic" style:font-style-asian="italic"/>
    </style:style>
    <style:style style:name="P2249" style:parent-style-name="Normal" style:family="paragraph">
      <style:paragraph-properties fo:line-height="100%" fo:text-indent="0in"/>
    </style:style>
    <style:style style:name="T2250" style:parent-style-name="Policepardéfaut" style:family="text">
      <style:text-properties fo:font-size="10pt" style:font-size-asian="10pt" style:font-size-complex="10pt"/>
    </style:style>
    <style:style style:name="T2251" style:parent-style-name="Policepardéfaut" style:family="text">
      <style:text-properties fo:font-size="10pt" style:font-size-asian="10pt" style:font-size-complex="10pt" fo:language="es"/>
    </style:style>
    <style:style style:name="T2252" style:parent-style-name="Policepardéfaut" style:family="text">
      <style:text-properties fo:language="es"/>
    </style:style>
    <style:style style:name="T2253" style:parent-style-name="Policepardéfaut" style:family="text">
      <style:text-properties fo:language="es"/>
    </style:style>
    <style:style style:name="T2254" style:parent-style-name="Policepardéfaut" style:family="text">
      <style:text-properties fo:font-style="italic" style:font-style-asian="italic" fo:language="es"/>
    </style:style>
    <style:style style:name="T2255" style:parent-style-name="Policepardéfaut" style:family="text">
      <style:text-properties fo:language="es"/>
    </style:style>
    <style:style style:name="T2256" style:parent-style-name="Policepardéfaut" style:family="text">
      <style:text-properties fo:font-style="italic" style:font-style-asian="italic" fo:language="es"/>
    </style:style>
    <style:style style:name="T2257" style:parent-style-name="Policepardéfaut" style:family="text">
      <style:text-properties fo:language="es"/>
    </style:style>
    <style:style style:name="T2258" style:parent-style-name="Policepardéfaut" style:family="text">
      <style:text-properties fo:font-style="italic" style:font-style-asian="italic" fo:language="es"/>
    </style:style>
    <style:style style:name="T2259" style:parent-style-name="Policepardéfaut" style:family="text">
      <style:text-properties fo:language="es"/>
    </style:style>
    <style:style style:name="T2260" style:parent-style-name="Policepardéfaut" style:family="text">
      <style:text-properties fo:language="es"/>
    </style:style>
    <style:style style:name="T2261" style:parent-style-name="Policepardéfaut" style:family="text">
      <style:text-properties fo:font-style="italic" style:font-style-asian="italic" fo:language="es"/>
    </style:style>
    <style:style style:name="T2262" style:parent-style-name="Policepardéfaut" style:family="text">
      <style:text-properties fo:language="es"/>
    </style:style>
    <style:style style:name="T2263" style:parent-style-name="Policepardéfaut" style:family="text">
      <style:text-properties fo:font-style="italic" style:font-style-asian="italic" fo:language="es"/>
    </style:style>
    <style:style style:name="T2264" style:parent-style-name="Policepardéfaut" style:family="text">
      <style:text-properties fo:language="es"/>
    </style:style>
    <style:style style:name="T2265" style:parent-style-name="Policepardéfaut" style:family="text">
      <style:text-properties fo:language="es"/>
    </style:style>
    <style:style style:name="T2266" style:parent-style-name="Policepardéfaut" style:family="text">
      <style:text-properties fo:font-style="italic" style:font-style-asian="italic" fo:language="es"/>
    </style:style>
    <style:style style:name="T2267" style:parent-style-name="Policepardéfaut" style:family="text">
      <style:text-properties fo:language="es"/>
    </style:style>
    <style:style style:name="T2268" style:parent-style-name="Policepardéfaut" style:family="text">
      <style:text-properties fo:language="es"/>
    </style:style>
    <style:style style:name="T2269" style:parent-style-name="Policepardéfaut" style:family="text">
      <style:text-properties fo:font-style="italic" style:font-style-asian="italic"/>
    </style:style>
    <style:style style:name="P2270" style:parent-style-name="Normal" style:family="paragraph">
      <style:paragraph-properties fo:text-indent="0in"/>
    </style:style>
    <style:style style:name="T2271" style:parent-style-name="Policepardéfaut" style:family="text">
      <style:text-properties fo:font-style="italic" style:font-style-asian="italic"/>
    </style:style>
    <style:style style:name="P2272" style:parent-style-name="Normal" style:family="paragraph">
      <style:paragraph-properties fo:text-indent="0in"/>
    </style:style>
    <style:style style:name="T2273" style:parent-style-name="Policepardéfaut" style:family="text">
      <style:text-properties fo:font-style="italic" style:font-style-asian="italic"/>
    </style:style>
    <style:style style:name="T2274" style:parent-style-name="quote.c" style:family="text">
      <style:text-properties fo:font-style="italic" style:font-style-asian="italic"/>
    </style:style>
    <style:style style:name="T2275" style:parent-style-name="quote.c" style:family="text">
      <style:text-properties fo:font-style="italic" style:font-style-asian="italic"/>
    </style:style>
    <style:style style:name="T2276" style:parent-style-name="Policepardéfaut" style:family="text">
      <style:text-properties fo:language="es"/>
    </style:style>
    <style:style style:name="T2277" style:parent-style-name="Policepardéfaut" style:family="text">
      <style:text-properties fo:language="es"/>
    </style:style>
    <style:style style:name="T2278" style:parent-style-name="quote.c" style:family="text">
      <style:text-properties fo:font-style="italic" style:font-style-asian="italic"/>
    </style:style>
    <style:style style:name="T2279" style:parent-style-name="quote.c" style:family="text">
      <style:text-properties fo:font-style="italic" style:font-style-asian="italic"/>
    </style:style>
    <style:style style:name="T2280" style:parent-style-name="Policepardéfaut" style:family="text">
      <style:text-properties fo:font-style="italic" style:font-style-asian="italic"/>
    </style:style>
    <style:style style:name="T2281" style:parent-style-name="Policepardéfaut" style:family="text">
      <style:text-properties fo:font-style="italic" style:font-style-asian="italic"/>
    </style:style>
    <style:style style:name="P2282" style:parent-style-name="Normal" style:family="paragraph">
      <style:paragraph-properties fo:text-indent="0in"/>
    </style:style>
    <style:style style:name="T2283" style:parent-style-name="Policepardéfaut" style:family="text">
      <style:text-properties fo:font-style="italic" style:font-style-asian="italic"/>
    </style:style>
    <style:style style:name="T2284" style:parent-style-name="Policepardéfaut" style:family="text">
      <style:text-properties fo:font-style="italic" style:font-style-asian="italic"/>
    </style:style>
    <style:style style:name="T2285" style:parent-style-name="Policepardéfaut" style:family="text">
      <style:text-properties fo:font-style="italic" style:font-style-asian="italic"/>
    </style:style>
    <style:style style:name="T2286" style:parent-style-name="Policepardéfaut" style:family="text">
      <style:text-properties fo:font-style="italic" style:font-style-asian="italic"/>
    </style:style>
    <style:style style:name="T2287" style:parent-style-name="quote.c" style:family="text">
      <style:text-properties fo:font-style="italic" style:font-style-asian="italic"/>
    </style:style>
    <style:style style:name="T2288" style:parent-style-name="quote.c" style:family="text">
      <style:text-properties fo:font-style="italic" style:font-style-asian="italic"/>
    </style:style>
    <style:style style:name="P2289" style:parent-style-name="Normal" style:family="paragraph">
      <style:paragraph-properties fo:widows="0" fo:orphans="0" style:text-autospace="none" fo:line-height="100%" fo:text-indent="0in"/>
    </style:style>
    <style:style style:name="T2290" style:parent-style-name="Policepardéfaut" style:family="text">
      <style:text-properties fo:font-size="10pt" style:font-size-asian="10pt" style:font-size-complex="10pt"/>
    </style:style>
    <style:style style:name="T2291" style:parent-style-name="Policepardéfaut" style:family="text">
      <style:text-properties fo:font-size="10pt" style:font-size-asian="10pt" style:font-size-complex="10pt" fo:language="es"/>
    </style:style>
    <style:style style:name="T2292" style:parent-style-name="Policepardéfaut" style:family="text">
      <style:text-properties fo:font-style="italic" style:font-style-asian="italic"/>
    </style:style>
    <style:style style:name="T2293" style:parent-style-name="Policepardéfaut" style:family="text">
      <style:text-properties style:language-asian="es" style:country-asian="ES"/>
    </style:style>
    <style:style style:name="T2294" style:parent-style-name="Policepardéfaut" style:family="text">
      <style:text-properties style:language-asian="es" style:country-asian="ES"/>
    </style:style>
    <style:style style:name="T2295" style:parent-style-name="author" style:family="text">
      <style:text-properties fo:font-size="10pt" style:font-size-asian="10pt"/>
    </style:style>
    <style:style style:name="T2296" style:parent-style-name="Policepardéfaut" style:family="text">
      <style:text-properties fo:font-style="italic" style:font-style-asian="italic"/>
    </style:style>
    <style:style style:name="T2297" style:parent-style-name="Policepardéfaut" style:family="text">
      <style:text-properties style:font-style-complex="italic" fo:language="es"/>
    </style:style>
    <style:style style:name="T2298" style:parent-style-name="author" style:family="text">
      <style:text-properties fo:font-size="10pt" style:font-size-asian="10pt"/>
    </style:style>
    <style:style style:name="T2299" style:parent-style-name="Policepardéfaut" style:family="text">
      <style:text-properties fo:font-style="italic" style:font-style-asian="italic"/>
    </style:style>
    <style:style style:name="T2300" style:parent-style-name="Policepardéfaut" style:family="text">
      <style:text-properties style:font-style-complex="italic" fo:language="es"/>
    </style:style>
    <style:style style:name="T2301" style:parent-style-name="author" style:family="text">
      <style:text-properties fo:font-size="10pt" style:font-size-asian="10pt"/>
    </style:style>
    <style:style style:name="T2302" style:parent-style-name="Policepardéfaut" style:family="text">
      <style:text-properties fo:font-style="italic" style:font-style-asian="italic"/>
    </style:style>
    <style:style style:name="T2303" style:parent-style-name="Policepardéfaut" style:family="text">
      <style:text-properties style:font-style-complex="italic" fo:language="es"/>
    </style:style>
    <style:style style:name="P2304" style:parent-style-name="Normal" style:family="paragraph">
      <style:paragraph-properties fo:text-indent="0in"/>
    </style:style>
    <style:style style:name="T2305" style:parent-style-name="Policepardéfaut" style:family="text">
      <style:text-properties fo:language="fr" fo:country="FR"/>
    </style:style>
    <style:style style:name="T2306" style:parent-style-name="Policepardéfaut" style:family="text">
      <style:text-properties fo:font-style="italic" style:font-style-asian="italic" fo:language="fr" fo:country="FR"/>
    </style:style>
    <style:style style:name="T2307" style:parent-style-name="Appelnotedebasdep." style:family="text">
      <style:text-properties fo:language="fr" fo:country="FR"/>
    </style:style>
    <style:style style:name="T2308" style:parent-style-name="Policepardéfaut" style:family="text">
      <style:text-properties fo:font-style="italic" style:font-style-asian="italic"/>
    </style:style>
    <style:style style:name="T2309" style:parent-style-name="Policepardéfaut" style:family="text">
      <style:text-properties fo:font-style="italic" style:font-style-asian="italic"/>
    </style:style>
    <style:style style:name="T2310" style:parent-style-name="Policepardéfaut" style:family="text">
      <style:text-properties fo:font-style="italic" style:font-style-asian="italic"/>
    </style:style>
    <style:style style:name="T2311" style:parent-style-name="Policepardéfaut" style:family="text">
      <style:text-properties fo:language="fr" fo:country="FR"/>
    </style:style>
    <style:style style:name="T2312" style:parent-style-name="Policepardéfaut" style:family="text">
      <style:text-properties style:language-asian="es" style:country-asian="ES"/>
    </style:style>
    <style:style style:name="T2313" style:parent-style-name="Policepardéfaut" style:family="text">
      <style:text-properties fo:language="es"/>
    </style:style>
    <style:style style:name="T2314" style:parent-style-name="Policepardéfaut" style:family="text">
      <style:text-properties style:language-asian="es" style:country-asian="ES"/>
    </style:style>
    <style:style style:name="T2315" style:parent-style-name="Policepardéfaut" style:family="text">
      <style:text-properties fo:font-style="italic" style:font-style-asian="italic" style:language-asian="es" style:country-asian="ES"/>
    </style:style>
    <style:style style:name="T2316" style:parent-style-name="Policepardéfaut" style:family="text">
      <style:text-properties style:language-asian="es" style:country-asian="ES"/>
    </style:style>
    <style:style style:name="T2317" style:parent-style-name="Policepardéfaut" style:family="text">
      <style:text-properties fo:language="es"/>
    </style:style>
    <style:style style:name="T2318" style:parent-style-name="Policepardéfaut" style:family="text">
      <style:text-properties fo:font-style="italic" style:font-style-asian="italic"/>
    </style:style>
    <style:style style:name="T2319" style:parent-style-name="Policepardéfaut" style:family="text">
      <style:text-properties fo:font-style="italic" style:font-style-asian="italic"/>
    </style:style>
    <style:style style:name="T2320" style:parent-style-name="Policepardéfaut" style:family="text">
      <style:text-properties fo:language="es"/>
    </style:style>
    <style:style style:name="T2321" style:parent-style-name="Policepardéfaut" style:family="text">
      <style:text-properties fo:font-style="italic" style:font-style-asian="italic" style:language-asian="es" style:country-asian="ES"/>
    </style:style>
    <style:style style:name="T2322" style:parent-style-name="Policepardéfaut" style:family="text">
      <style:text-properties style:language-asian="es" style:country-asian="ES"/>
    </style:style>
    <style:style style:name="T2323" style:parent-style-name="Policepardéfaut" style:family="text">
      <style:text-properties fo:font-style="italic" style:font-style-asian="italic" style:language-asian="es" style:country-asian="ES"/>
    </style:style>
    <style:style style:name="P2324" style:parent-style-name="Normal" style:family="paragraph">
      <style:paragraph-properties fo:text-indent="0in"/>
    </style:style>
    <style:style style:name="T2325" style:parent-style-name="Policepardéfaut" style:family="text">
      <style:text-properties fo:font-style="italic" style:font-style-asian="italic"/>
    </style:style>
    <style:style style:name="T2326" style:parent-style-name="Policepardéfaut" style:family="text">
      <style:text-properties fo:font-style="italic" style:font-style-asian="italic"/>
    </style:style>
    <style:style style:name="T2327" style:parent-style-name="Policepardéfaut" style:family="text">
      <style:text-properties fo:font-style="italic" style:font-style-asian="italic"/>
    </style:style>
    <style:style style:name="T2328" style:parent-style-name="Policepardéfaut" style:family="text">
      <style:text-properties fo:font-style="italic" style:font-style-asian="italic"/>
    </style:style>
    <style:style style:name="T2329" style:parent-style-name="Policepardéfaut" style:family="text">
      <style:text-properties fo:font-style="italic" style:font-style-asian="italic"/>
    </style:style>
    <style:style style:name="T2330" style:parent-style-name="quote.c" style:family="text">
      <style:text-properties style:use-window-font-color="true"/>
    </style:style>
    <style:style style:name="T2331" style:parent-style-name="quote.c" style:family="text">
      <style:text-properties style:use-window-font-color="true"/>
    </style:style>
    <style:style style:name="T2332" style:parent-style-name="Policepardéfaut" style:family="text">
      <style:text-properties style:text-position="super 63.6%"/>
    </style:style>
    <style:style style:name="T2333" style:parent-style-name="Policepardéfaut" style:family="text">
      <style:text-properties fo:font-style="italic" style:font-style-asian="italic"/>
    </style:style>
    <style:style style:name="T2334" style:parent-style-name="Policepardéfaut" style:family="text">
      <style:text-properties fo:font-style="italic" style:font-style-asian="italic"/>
    </style:style>
    <style:style style:name="P2335" style:parent-style-name="Normal" style:family="paragraph">
      <style:paragraph-properties fo:text-indent="0.4916in"/>
    </style:style>
    <style:style style:name="T2336" style:parent-style-name="Policepardéfaut" style:family="text">
      <style:text-properties fo:font-style="italic" style:font-style-asian="italic"/>
    </style:style>
    <style:style style:name="P2337" style:parent-style-name="Normal" style:family="paragraph">
      <style:paragraph-properties fo:text-indent="0in"/>
    </style:style>
    <style:style style:name="T2338" style:parent-style-name="Policepardéfaut" style:family="text">
      <style:text-properties fo:font-style="italic" style:font-style-asian="italic"/>
    </style:style>
    <style:style style:name="P2339" style:parent-style-name="Normal" style:family="paragraph">
      <style:paragraph-properties fo:text-indent="0in"/>
    </style:style>
    <style:style style:name="T2340" style:parent-style-name="Policepardéfaut" style:family="text">
      <style:text-properties style:language-asian="es" style:country-asian="ES"/>
    </style:style>
    <style:style style:name="T2341" style:parent-style-name="Policepardéfaut" style:family="text">
      <style:text-properties fo:font-style="italic" style:font-style-asian="italic"/>
    </style:style>
    <style:style style:name="T2342" style:parent-style-name="Policepardéfaut" style:family="text">
      <style:text-properties style:language-asian="es" style:country-asian="ES"/>
    </style:style>
    <style:style style:name="T2343" style:parent-style-name="Policepardéfaut" style:family="text">
      <style:text-properties fo:font-style="italic" style:font-style-asian="italic"/>
    </style:style>
    <style:style style:name="T2344" style:parent-style-name="Policepardéfaut" style:family="text">
      <style:text-properties fo:font-style="italic" style:font-style-asian="italic"/>
    </style:style>
    <style:style style:name="T2345" style:parent-style-name="Policepardéfaut" style:family="text">
      <style:text-properties fo:font-style="italic" style:font-style-asian="italic"/>
    </style:style>
    <style:style style:name="T2346" style:parent-style-name="quote.c" style:family="text">
      <style:text-properties fo:font-style="italic" style:font-style-asian="italic"/>
    </style:style>
    <style:style style:name="T2347" style:parent-style-name="Policepardéfaut" style:family="text">
      <style:text-properties fo:font-style="italic" style:font-style-asian="italic"/>
    </style:style>
    <style:style style:name="T2348" style:parent-style-name="Policepardéfaut" style:family="text">
      <style:text-properties fo:font-style="italic" style:font-style-asian="italic"/>
    </style:style>
    <style:style style:name="T2349" style:parent-style-name="Policepardéfaut" style:family="text">
      <style:text-properties fo:font-style="italic" style:font-style-asian="italic"/>
    </style:style>
    <style:style style:name="T2350" style:parent-style-name="Policepardéfaut" style:family="text">
      <style:text-properties fo:font-style="italic" style:font-style-asian="italic"/>
    </style:style>
    <style:style style:name="T2351" style:parent-style-name="Policepardéfaut" style:family="text">
      <style:text-properties fo:font-style="italic" style:font-style-asian="italic"/>
    </style:style>
    <style:style style:name="T2352" style:parent-style-name="Policepardéfaut" style:family="text">
      <style:text-properties fo:font-style="italic" style:font-style-asian="italic"/>
    </style:style>
    <style:style style:name="P2353" style:parent-style-name="Normal" style:family="paragraph">
      <style:paragraph-properties fo:text-indent="0in"/>
    </style:style>
    <style:style style:name="T2354" style:parent-style-name="Policepardéfaut" style:family="text">
      <style:text-properties fo:language="es"/>
    </style:style>
    <style:style style:name="T2355" style:parent-style-name="Policepardéfaut" style:family="text">
      <style:text-properties fo:font-style="italic" style:font-style-asian="italic" fo:language="es"/>
    </style:style>
    <style:style style:name="T2356" style:parent-style-name="Policepardéfaut" style:family="text">
      <style:text-properties fo:language="es"/>
    </style:style>
    <style:style style:name="T2357" style:parent-style-name="Policepardéfaut" style:family="text">
      <style:text-properties fo:language="es"/>
    </style:style>
    <style:style style:name="T2358" style:parent-style-name="Policepardéfaut" style:family="text">
      <style:text-properties fo:font-style="italic" style:font-style-asian="italic"/>
    </style:style>
    <style:style style:name="T2359" style:parent-style-name="Policepardéfaut" style:family="text">
      <style:text-properties fo:language="es"/>
    </style:style>
    <style:style style:name="T2360" style:parent-style-name="Policepardéfaut" style:family="text">
      <style:text-properties fo:font-style="italic" style:font-style-asian="italic" fo:language="es"/>
    </style:style>
    <style:style style:name="T2361" style:parent-style-name="Policepardéfaut" style:family="text">
      <style:text-properties fo:language="es"/>
    </style:style>
    <style:style style:name="T2362" style:parent-style-name="Policepardéfaut" style:family="text">
      <style:text-properties fo:font-style="italic" style:font-style-asian="italic"/>
    </style:style>
    <style:style style:name="T2363" style:parent-style-name="Policepardéfaut" style:family="text">
      <style:text-properties fo:font-style="italic" style:font-style-asian="italic"/>
    </style:style>
    <style:style style:name="T2364" style:parent-style-name="quote.c" style:family="text">
      <style:text-properties fo:font-style="italic" style:font-style-asian="italic"/>
    </style:style>
    <style:style style:name="T2365" style:parent-style-name="quote.c" style:family="text">
      <style:text-properties fo:font-style="italic" style:font-style-asian="italic"/>
    </style:style>
    <style:style style:name="T2366" style:parent-style-name="author" style:family="text">
      <style:text-properties fo:font-size="10pt" style:font-size-asian="10pt"/>
    </style:style>
    <style:style style:name="P2367" style:parent-style-name="Normal" style:family="paragraph">
      <style:paragraph-properties fo:text-indent="0in"/>
    </style:style>
  </office:automatic-styles>
  <office:body>
    <office:text text:use-soft-page-breaks="true">
      <text:p text:style-name="P1">editor: Muriel Elvira</text:p>
      <text:p text:style-name="term">creator:<text:s/><text:span text:style-name="T4">F</text:span>ernández de Córdoba, Francisco</text:p>
      <text:p text:style-name="term">title: Parecer de don Francisco de Córdoba acerca de las<text:s/><text:span text:style-name="T5">Soledades</text:span>, a instancia de su autor</text:p>
      <text:p text:style-name="term">date: 1614</text:p>
      <text:p text:style-name="term">source: BFBM, B106-V1-36, f. 131r-145v [antigua referencia cuando el manuscrito estaba en Madrid: Registro 6454, signatura: 18/10/11]</text:p>
      <text:p text:style-name="term">language: es</text:p>
      <text:h text:style-name="Titre1" text:outline-level="1">Datos bibliográficos</text:h>
      <table:table table:style-name="Table6">
        <table:table-columns>
          <table:table-column table:style-name="TableColumn7"/>
          <table:table-column table:style-name="TableColumn8"/>
        </table:table-columns>
        <table:table-row table:style-name="TableRow9">
          <table:table-cell table:style-name="TableCell10">
            <text:p text:style-name="P11">Editor científico</text:p>
          </table:table-cell>
          <table:table-cell table:style-name="TableCell12">
            <text:p text:style-name="P13">Muriel ELVIRA</text:p>
          </table:table-cell>
        </table:table-row>
        <table:table-row table:style-name="TableRow14">
          <table:table-cell table:style-name="TableCell15">
            <text:p text:style-name="P16">Autor</text:p>
          </table:table-cell>
          <table:table-cell table:style-name="TableCell17">
            <text:p text:style-name="P18">Francisco<text:s/><text:span text:style-name="T19">Fernández de Córdoba</text:span>, abad de Rute</text:p>
          </table:table-cell>
        </table:table-row>
        <table:table-row table:style-name="TableRow20">
          <table:table-cell table:style-name="TableCell21">
            <text:p text:style-name="P22"><text:a xlink:href="https://docs.google.com/spreadsheet/ccc?key=0AqYaH3rcIJYhdE9OVHhMRmdMcEJQVGdETzBTUUVuMXc#gid=0" office:target-frame-name="_top" xlink:show="replace"><text:span text:style-name="T23">Destinatario / dedicatario</text:span></text:a></text:p>
          </table:table-cell>
          <table:table-cell table:style-name="TableCell24">
            <text:p text:style-name="P25">Luis de<text:s/><text:span text:style-name="T26">Góngora y Argote</text:span></text:p>
          </table:table-cell>
        </table:table-row>
        <table:table-row table:style-name="TableRow27">
          <table:table-cell table:style-name="TableCell28">
            <text:p text:style-name="P29">Título</text:p>
          </table:table-cell>
          <table:table-cell table:style-name="TableCell30">
            <text:p text:style-name="P31"><text:span text:style-name="T32">Parecer de don Francisco de Córdoba acerca de las<text:s/></text:span>Soledades<text:span text:style-name="T33">, a instancia de su autor<text:s/></text:span></text:p>
          </table:table-cell>
        </table:table-row>
        <table:table-row table:style-name="TableRow34">
          <table:table-cell table:style-name="TableCell35">
            <text:p text:style-name="P36">Fecha</text:p>
          </table:table-cell>
          <table:table-cell table:style-name="TableCell37">
            <text:p text:style-name="P38">1614</text:p>
          </table:table-cell>
        </table:table-row>
        <table:table-row table:style-name="TableRow39">
          <table:table-cell table:style-name="TableCell40">
            <text:p text:style-name="P41">Fuentes</text:p>
          </table:table-cell>
          <table:table-cell table:style-name="TableCell42">
            <text:p text:style-name="P43">BFBM, B106-V1-36, f. 131r-145v [antigua referencia cuando el manuscrito estaba en Madrid: Registro 6454, signatura: 18/10/11]</text:p>
          </table:table-cell>
        </table:table-row>
        <table:table-row table:style-name="TableRow44">
          <table:table-cell table:style-name="TableCell45">
            <text:p text:style-name="P46">Ediciones modernas</text:p>
          </table:table-cell>
          <table:table-cell table:style-name="TableCell47">
            <text:p text:style-name="P48">Orozco (1969c: 130-145)</text:p>
            <text:p text:style-name="P49">Carreira (2008: II, 493-513)<text:s/></text:p>
            <text:p text:style-name="P50">Martínez Arancón (1978: 13-28)<text:s/></text:p>
            <text:p text:style-name="P51">Sliwa (2004: 572-587).</text:p>
          </table:table-cell>
        </table:table-row>
        <table:table-row table:style-name="TableRow52">
          <table:table-cell table:style-name="TableCell53">
            <text:p text:style-name="P54"><text:a xlink:href="https://docs.google.com/spreadsheet/ccc?key=0AjY-3NJyasEFdGFGZmY0U0paQzA3WHVId2UtUUVsQlE#gid=0" office:target-frame-name="_top" xlink:show="replace"><text:span text:style-name="T55">Responde a otro texto</text:span></text:a></text:p>
          </table:table-cell>
          <table:table-cell table:style-name="TableCell56">
            <text:p text:style-name="P57"><text:span text:style-name="T58">[Alguna carta perdida de Góngora de 1613]<text:s/></text:span><text:span text:style-name="T59"></text:span><text:span text:style-name="T60"><text:s/>1614_parecer<text:s/></text:span></text:p>
          </table:table-cell>
        </table:table-row>
        <table:table-row table:style-name="TableRow61">
          <table:table-cell table:style-name="TableCell62">
            <text:p text:style-name="P63"><text:a xlink:href="https://docs.google.com/spreadsheet/ccc?key=0AjY-3NJyasEFdGFGZmY0U0paQzA3WHVId2UtUUVsQlE#gid=0" office:target-frame-name="_top" xlink:show="replace"><text:span text:style-name="T64">Referencias a la polémica</text:span></text:a><text:s/></text:p>
          </table:table-cell>
          <table:table-cell table:style-name="TableCell65">
            <text:p text:style-name="P66">1613_carta-valencia</text:p>
          </table:table-cell>
        </table:table-row>
      </table:table>
      <text:h text:style-name="Titre1" text:outline-level="1">Introducción</text:h>
      <text:list text:style-name="LFO1" text:continue-numbering="true">
        <text:list-item>
          <text:p text:style-name="P67">[Título]<text:line-break/><text:s/>El parecer, un género de la literatura polémica</text:p>
        </text:list-item>
      </text:list>
      <text:p text:style-name="Normal">El<text:s/><text:span text:style-name="T68">Parecer</text:span><text:s/>es una carta escrita por Francisco Fernández de Córdoba, abad de Rute, a su amigo Góngora para darle su opinión sobre las e<text:span text:style-name="T69">Soledades</text:span>. Góngora, consciente de la novedad de su poema, quiso conocer la valoración de algunos de los mejores lectores de su tiempo, antes de difundirlo en la Corte. Mandó primero las<text:s/><text:span text:style-name="T70">Soledades</text:span><text:s/>al humanista Pedro de Valencia para solicitar su juicio y éste redactó dos cartas censorias para responderle:<text:s/><text:span text:style-name="T71">una que sirvió de borrador y que probablemente nunca envió, de junio de 1613, y la carta que debió de ser remitida a Góngora con fecha de 30 de junio de 1613</text:span><text:span text:style-name="T72"><text:note text:note-class="footnote" text:id="_ftn0"><text:note-citation>1</text:note-citation><text:note-body><text:p text:style-name="Notedebasdepage"><text:s/>Véase Pérez López (1988). Este libro contiene la edición de las dos cartas y un estudio preliminar.</text:p></text:note-body></text:note></text:span><text:span text:style-name="T73">. El segundo lector seleccionado del que nos queda constancia fue el abad de Rute. Góngora le hizo llegar las<text:s/></text:span><text:span text:style-name="T74">Soledades</text:span><text:span text:style-name="T75"><text:s/>entre finales de 1613 y principios de 1614</text:span><text:span text:style-name="T76"><text:note text:note-class="footnote" text:id="_ftn1"><text:note-citation>2</text:note-citation><text:note-body><text:p text:style-name="Notedebasdepage"><text:s/>Emilio Orozco, que descubrió y editó el texto, propuso la fecha de febrero de 1614 y, hasta donde me alcanza, nadie la puso en tela de juicio después. Lo único seguro en realidad es que el<text:s/><text:span text:style-name="T77">Parecer</text:span><text:s/>fue compuesto entre el invierno de 1613-1614 y el verano de 1614, pues el abad de Rute habla de la carta del Pedro de Valencia que vio «el verano pasado», es decir durante el verano de 1613, en casa de un amigo común (Orozco 1969b: 57, n. 4).</text:p></text:note-body></text:note></text:span><text:span text:style-name="T78">,<text:s/></text:span>a través de un amigo común, Francisco de Gálvez, nombrado al principio del<text:s/><text:span text:style-name="T79">Parecer</text:span>. El abad de Rute le contestó mediante la carta erudita que editamos a continuación.<text:s/></text:p>
      <text:p text:style-name="Normal">Estas son las más conocidas, aunque no las únicas contribuciones que conservamos de la primera etapa de la polémica gongorina, en la cual Góngora reunió opiniones autorizadas sobre su poema. También conservamos otro «<text:span text:style-name="T80">parecer» anónimo, editado por Antonio Carreira en fecha reciente</text:span><text:span text:style-name="T81"><text:note text:note-class="footnote" text:id="_ftn2"><text:note-citation>3</text:note-citation><text:note-body><text:p text:style-name="Notedebasdepage"><text:s/><text:span text:style-name="T82">C</text:span>arreira (1998).</text:p></text:note-body></text:note></text:span><text:span text:style-name="T83">, y tenemos constancia de la posible existencia de un tercero, hoy perdido, firmado por Tomás Tamayo de Vargas, así como de la promesa que Baltasar Elisio de Medinilla le hizo a Góngora de darle su opinión por escrito</text:span><text:span text:style-name="T84"><text:note text:note-class="footnote" text:id="_ftn3"><text:note-citation>4</text:note-citation><text:note-body><text:p text:style-name="Notedebasdepage"><text:span text:style-name="T85"><text:s/></text:span>Góngora escribe a Juan de Villegas el 4 de septiembre de 1614: «Baltasar de Medinilla, [1585-1620] grande amigo un tiempo de Lope de Vega, ingenio toledano que, si cumple lo que promete por su carta, será digno de toda estimación» (Alonso 1982c: 402 y 414). La posible existencia de un parecer escrito por Tomás Tamayo de Vargas se deduce de la carta del 18 de junio de 1614 que Góngora remitió al famoso historiado: «mas ya con lo que vuesa merced me ha escrito de lo que me ha favorecido y patrocinado, se ha hecho deuda el afecto; reconoceréla siempre y muy firmada de mi nombre, suplicándole a vuesa merced me tenga muy en su gracia, me honre, me enseñe y, enseñado, me defienda de tanto crítico, de tanto pedante, como ha dejado la inundación gramática en este Egipto moderno» (<text:span text:style-name="T86">G</text:span>óngora<text:span text:style-name="T87"><text:s/>2008:</text:span><text:s/>299). No está claro si Góngora se refiere a un parecer escrito por Tamayo de Vargas o a unas palabras pronunciadas por el historiador para favorecer a Góngora.</text:p></text:note-body></text:note></text:span><text:span text:style-name="T88">. Es posible que en los próximos años aparezcan más</text:span><text:s/>cartas censorias o pareceres, si se siguen explorando archivos y fondos antiguos de bibliotecas particulares.</text:p>
      <text:p text:style-name="Normal">El título de<text:s/><text:span text:style-name="T89">Parecer</text:span><text:s/>es pues una categoría genérica y no el nombre que dio voluntariamente el abad de Rute a su primera intervención en la polémica gongorina. Este título le fue dado por el compilador del llamado «manuscrito Gor», único testimonio que recoge la carta de Fernández de Córdoba, en el que se introduce el texto de la siguiente manera: «Parecer de don Francisco de Córdoba acerca de las<text:s/><text:span text:style-name="T90">Soledades</text:span><text:s/>a instancia de su autor». Nombre genérico, decimos, porque los pareceres son una categoría tradicional de la literatura polémica, como lo atestiguan por ejemplo el<text:s/><text:span text:style-name="T91">Parere in difesa dell’ Ariosto</text:span><text:s/>de Francesco Patrizi, de 1584, escrito a raíz de la polémica entre los partidarios de Tasso y los de Ariosto; o también, esta vez entre las piezas de la polémica de Dante, el<text:s/><text:span text:style-name="T92">Parere del Dubbioso intorno alla riposta del primer argomento del Castravilla</text:span>,<text:span text:style-name="T93"><text:s/></text:span>escrito por Francesco Bonciani, en una fecha desconocida<text:span text:style-name="Appelnotedebasdep."><text:note text:note-class="footnote" text:id="_ftn4"><text:note-citation>5</text:note-citation><text:note-body><text:p text:style-name="Notedebasdepage"><text:s/>Véase al respecto Weinberg (1961), especialmente los capítulos titulados «The quarrel over Ariosto and Tasso» (1961: 2, 954-1073) y «The quarrel over Dante» (1961: 2, 819-876).</text:p></text:note-body></text:note></text:span>.</text:p>
      <text:p text:style-name="Normal">Como su propio nombre indica, el<text:s/><text:span text:style-name="T94">Parecer</text:span><text:s/>es una opinión personal, una valoración de las obras de Góngora contenida en una carta íntima, aunque pensada para ser leída por un grupo de personas alrededor del poeta. Que el abad de Rute esperaba ser leído por un grupo de personas, y no sólo por Góngora, es evidente, porque la lectura pública de cartas de temas literarios era una práctica común en aquel entonces y, sobre todo, porque el autor del<text:s/><text:span text:style-name="T95">Parecer</text:span><text:s/>escribe que leyó la correspondencia semi-privada, semi-pública entre Pedro de Valencia y Góngora, lo cual indica que sabía que su propia epístola era susceptible de conocer la misma difusión. En efecto, un estudio atento de la documentación disponible demuestra que alguien como Juan de Villegas, alcalde de Luque, coleccionaba las cartas de Pedro de Valencia (y quizás de otros admiradores de Góngora), seguramente para organizar la defensa del poeta<text:span text:style-name="Appelnotedebasdep."><text:note text:note-class="footnote" text:id="_ftn5"><text:note-citation>6</text:note-citation><text:note-body><text:p text:style-name="Notedebasdepage"><text:s/>Juan de Villegas era un amigo de Góngora, como lo prueba el soneto que Góngora le dedicó («En villa humilde sí, no en vida ociosa») y el mensaje que Góngora le remitió el 4 de septiembre de 1614, para hablarle de cómo estaba organizando su propia defensa (Alonso1982c). En este documento, Góngora pide a Villegas que devuelva «la carta de Pedro de Valencia», para entregarla a Pedro Díaz de Rivas que la quiere ver. Lo más probable es que la carta aludida por Góngora sea diferente del parecer de Pedro de Valencia antes presentado. En efecto, Pedro Díaz de Rivas publicó un corto fragmento de otra epístola de Pedro de Valencia, fechada el 6 de mayo de 1614, al final de los<text:s/><text:span text:style-name="T96">Discursos apologéticos.<text:s/></text:span>Se puede leer en (<text:span text:style-name="T97">G</text:span>óngora 2008: II, 518). Sería lógico que Góngora hablara de la carta publicada por Díaz de Rivas, porque corresponde con la utilización que ese amigo de Góngora efectivamente hizo de ella. También coincide con la cronología que conocemos: la misiva publicada por Díaz de Rivas le llegó a Góngora en mayo, se la pasó a Juan de Villegas durante el verano y el 4 de septiembre el alcalde de Luque todavía la tenía. En cambio cuesta imaginar que Juan de Villegas haya podido conservar la carta censoria de Pedro de Valencia desde 1613 y que solo en septiembre de 1614 Góngora se la reclame. Coincidimos pues con Dámaso Alonso (1982c), pese a las objeciones de Joaquín Roses (1994: 13).</text:p></text:note-body></text:note></text:span>. El abad de Rute sabía que las cartas eruditas acerca de la poesía de Góngora se leían y discutían en casa del alcalde de Luque, pues a él acudió antes de redactar su parecer, y bien podía pensar que su carta también se difundiría y comentaría, ya fuera en esta tertulia, ya en otras, como de hecho se produjo<text:span text:style-name="Appelnotedebasdep."><text:note text:note-class="footnote" text:id="_ftn6"><text:note-citation>7</text:note-citation><text:note-body><text:p text:style-name="Notedebasdepage"><text:s/>Véase más adelante el estudio de la difusión del<text:s/><text:span text:style-name="T98">Parecer</text:span>.<text:s/></text:p></text:note-body></text:note></text:span>.</text:p>
      <text:list text:style-name="LFO1" text:continue-numbering="true">
        <text:list-item>
          <text:p text:style-name="P99"><text:s/>[Autor]<text:line-break/>Un erudito formado en Italia</text:p>
        </text:list-item>
      </text:list>
      <text:p text:style-name="Normal">La autoría del<text:s/><text:span text:style-name="T100">Parecer</text:span><text:s/>es segura: el título del manuscrito de Gor, por el cual conocemos este texto, atribuye explícitamente el<text:s/><text:span text:style-name="T101">Parecer</text:span><text:s/>al abad de Rute y todos los indicios biográficos diseminados en la carta lo confirman. Francisco Fernández de Córdoba habla de su antigua amistad con Góngora; se presenta como muy ocupado por las responsabilidades de la iglesia (era racionero de la catedral de Córdoba), que le dejan ya poco tiempo para la escritura poética; alude al proceso de corrección de la recién terminada<text:s/><text:span text:style-name="T102">Didascalia multiplex,</text:span><text:s/>que estaría a punto de imprimirse en Lyon por estas fechas de 1614<text:span text:style-name="Appelnotedebasdep."><text:note text:note-class="footnote" text:id="_ftn7"><text:note-citation>8</text:note-citation><text:note-body><text:p text:style-name="Notedebasdepage"><text:s/>Antonio Marín López ha aclarado la cronología de la escritura y edición de la<text:s/><text:span text:style-name="T103">Didascalia multiplex</text:span><text:s/>(Marín López 1972).</text:p></text:note-body></text:note></text:span>. Además, el estilo de este texto y la forma de componerlo no dejan la menor duda de que su autor es el mismo que el de la<text:s/><text:span text:style-name="T104">Didascalia multiplex</text:span>: el abad de Rute despliega, en ambos escritos, una erudición considerable, y reutiliza en el<text:s/><text:span text:style-name="T105">Parecer</text:span><text:s/>todo un utillaje conceptual elaborado en diferentes capítulos de la<text:s/><text:span text:style-name="T106">Didascalia</text:span><text:span text:style-name="Appelnotedebasdep."><text:note text:note-class="footnote" text:id="_ftn8"><text:note-citation>9</text:note-citation><text:note-body><text:p text:style-name="Notedebasdepage"><text:s/>Por ejemplo, el abad de Rute reutiliza, en el<text:s/><text:span text:style-name="T107">Parecer</text:span>, el capítulo XX de la<text:s/><text:span text:style-name="T108">Didascalia multiplex</text:span><text:s/>(«<text:span text:style-name="T109">Cual sea el fin de la poesía. Lugares de algunos autores concordados»</text:span>) y también recurre al capítulo I («<text:span text:style-name="T110">De mira Dæmonis impostura, qua nominum mentibus ante Christi servatoris adventum illusit; poëtarum loca aliquot explicata»</text:span>), donde Fernández de Córdoba estudió el origen del grito de las Bacantes, para convencer a Góngora de que las lascivas Bacantes no constituyen una metáfora idónea para evocar las castas zagalas de la primera<text:s/><text:span text:style-name="T111">Soledad</text:span>. Toda esta larga digresión está un poco lejos del poema de Góngora, pero muestra que el abad de Rute tenía el tema en mente.</text:p></text:note-body></text:note></text:span>. En ambos escritos se observa la misma meticulosidad en las referencias marginales de las citas y el mismo humorismo que irrumpe de manera bastante inesperada en medio de una reflexión muy seria<text:span text:style-name="Appelnotedebasdep."><text:note text:note-class="footnote" text:id="_ftn9"><text:note-citation>10</text:note-citation><text:note-body><text:p text:style-name="Notedebasdepage"><text:s/>Sobre el humor del abad de Rute, véase<text:s/><text:span text:style-name="T112">O</text:span>rozco (1969b).</text:p></text:note-body></text:note></text:span>. En uno y otro caso, el autor demuestra una perfecta asimilación de la cultura literaria italiana de su tiempo, fácilmente explicable por su estancia de diez años en Roma: cita numerosos poetas y tratadistas italianos y hace referencia a varias polémicas literarias que se desarrollaron hasta finales del siglo XVI.</text:p>
      <text:p text:style-name="Normal">Francisco Fernández de Córdoba nació alrededor de 1565 en Baena, pequeña ciudad cerca de Córdoba. Don Francisco era un vástago ilegítimo de la poderosa familia de los Fernández de Córdoba, que acumuló los títulos de nobleza. Entre sus antepasados se contaba el Gran Capitán, don Gonzalo Fernández de Córdoba (1453-1515), primer duque de Sessa, un destacado jefe militar de la Reconquista. La hija del Gran Capitán se casó con don Luis Fernández de Córdoba, IV conde de Cabra, tío abuelo de nuestro erudito. El hermano de éste, don Pedro de Córdoba, abuelo de nuestro abad de Rute, no heredó el título de conde de Cabra por ser segundón de la familia, aunque sí obtuvo el cargo de corregidor de la ciudad de Toledo y otras dignidades. Su hijo (padre de don Francisco), llamado don Luis Fernández de Córdoba, fue menino de Felipe II y<text:s/><text:span text:style-name="T113">desempeñó un papel militar activo en la rebelión de los moriscos de Granada y en la batalla naval de Lepanto</text:span><text:span text:style-name="T114"><text:note text:note-class="footnote" text:id="_ftn10"><text:note-citation>11</text:note-citation><text:note-body><text:p text:style-name="Notedebasdepage"><text:s/>Fernández de Córdoba (1962: vol. 83, 387-388).<text:s/></text:p></text:note-body></text:note></text:span><text:span text:style-name="T115">. El padre de nuestro abad de Rute tuvo dos hijos de un matrimonio con una señora principal; fuera de este matrimonio nació Francisco Fernández de Córdoba de unos amores ilegítimos con una</text:span><text:s/>tal María de la Cruz, mujer humilde que terminó sus días en un convento de Córdoba<text:span text:style-name="Appelnotedebasdep."><text:note text:note-class="footnote" text:id="_ftn11"><text:note-citation>12</text:note-citation><text:note-body><text:p text:style-name="Notedebasdepage"><text:s/>Alonso (1982a: 204-208).</text:p></text:note-body></text:note></text:span>.<text:s/></text:p>
      <text:p text:style-name="P116">El hecho de ser hijo ilegítimo llevó a don Francisco a abrazar la condición eclesiástica, como era habitual en esta familia<text:span text:style-name="Appelnotedebasdep."><text:note text:note-class="footnote" text:id="_ftn12"><text:note-citation>13</text:note-citation><text:note-body><text:p text:style-name="Notedebasdepage"><text:s/>De los tres hijos ilegítimos de don Luis Fernández de Córdoba dos fueron religiosos: el abad de Rute y su hermano «Fray Pedro, profeso en San Jerónimo de Granada». Una generación antes, ocurrió lo mismo con los hijos de Pedro de Córdoba, abuelo del abad de Rute, como éste lo explica en su<text:s/><text:span text:style-name="T117">Historia</text:span><text:s/><text:span text:style-name="T118">de la casa de Córdoba</text:span>: «<text:span text:style-name="T119">Hasta aquí son los hijos legítimos del Conde, además de los cuales tuvo algunos fuera de matrimonio cuyos nombres son: don Martín, don Bernardino, don Luis, don Diego de Cabra, y doña Leonor. Detrás de estos hijos hace mención el mismo Conde en su testamento, y aunque sin declarar los nombres:<text:s/></text:span><text:span text:style-name="T120">Mando<text:s/></text:span><text:span text:style-name="T121">(dice) a<text:s/></text:span><text:span text:style-name="T122">los muchachos que sabe Rodrigo de Valenzuela,<text:s/></text:span><text:span text:style-name="T123">que se procure con ellos que sean religiosos</text:span><text:span text:style-name="T124">» (Fernández de</text:span><text:span text:style-name="T125"><text:s/></text:span><text:span text:style-name="T126">Córdoba<text:s/></text:span>1962<text:span text:style-name="T127">:<text:s/></text:span>vol. 83,<text:span text:style-name="T128"> 395).</text:span></text:p></text:note-body></text:note></text:span>. Pese a la bastardía, obtuvo beneficios y rentas «de acuerdo con la mentalidad nobiliaria de amplia solidaridad familiar tan propia de esta época», según escribe Raúl Molina Recio<text:span text:style-name="Appelnotedebasdep."><text:note text:note-class="footnote" text:id="_ftn13"><text:note-citation>14</text:note-citation><text:note-body><text:p text:style-name="Notedebasdepage"><text:s/>Molina Recio (2011: 761).</text:p></text:note-body></text:note></text:span>. Francisco Fernández de Córdoba fue abad de Rute y racionero de la catedral de Córdoba, como lo dice explícitamente en sus obras<text:span text:style-name="Appelnotedebasdep."><text:note text:note-class="footnote" text:id="_ftn14"><text:note-citation>15</text:note-citation><text:note-body><text:p text:style-name="Notedebasdepage"><text:s/>En el capítulo que dedica a su padre, don Luis Fernández de Córdoba, el abad de Rute escribe acerca de sí mismo: «Dejó más por hijos aquel gran caballero don Luis Fernández de Córdoba, a<text:s/><text:span text:style-name="T129">don Francisco Fernández de Córdoba, abad de Rute,</text:span><text:span text:style-name="T130"><text:s/></text:span>racionero en la Santa Iglesia de Córdoba, autor de esta descripción de la casa de Córdoba, y a doña Mariana, […] y a Fray Pedro, […]». (<text:span text:style-name="T131">Fernández de</text:span><text:span text:style-name="T132"><text:s/></text:span><text:span text:style-name="T133">Córdoba<text:s/></text:span>1962<text:span text:style-name="T134">:<text:s/></text:span>vol. 83, 389).</text:p></text:note-body></text:note></text:span>. Sin embargo nunca llegó a gozar el título de abad de Rute en plenitud, porque lo recibió únicamente con derecho a la sucesión de un primo lejano suyo, Fernando de Córdoba y Cardona, (¿?-1642), hijo del V duque de Sessa, quien murió muchos años después de don Francisco.<text:s/></text:p>
      <text:p text:style-name="Normal">Don Francisco se crió y se educó en Granada<text:span text:style-name="Appelnotedebasdep."><text:note text:note-class="footnote" text:id="_ftn15"><text:note-citation>16</text:note-citation><text:note-body><text:p text:style-name="Notedebasdepage"><text:s/>En medio del relato de la vida del tercer conde de Cabra, intercala una larga descripción de Granada y la concluye con estas palabras: «Esta ha sido digresión demasiada para historia. Perdónesele a quien debe a esta ciudad crianza y estudio»<text:s/><text:span text:style-name="T135">(Fernández de</text:span><text:span text:style-name="T136"><text:s/></text:span><text:span text:style-name="T137">Córdoba 1962:<text:s/></text:span>vol. 83, 375).</text:p></text:note-body></text:note></text:span>, tal vez porque allí estaba la colegiata más adaptada a su futura condición. Es probable que haya estudiado en el colegio de los jesuitas de esta ciudad, porque en algún fragmento de su<text:s/><text:span text:style-name="T138">Historia</text:span>, evoca con cariño la antigua colegiata de los santos Justo y Pastor que sirvió de sede al colegio de la Compañía<text:span text:style-name="Appelnotedebasdep."><text:note text:note-class="footnote" text:id="_ftn16"><text:note-citation>17</text:note-citation><text:note-body><text:p text:style-name="Notedebasdepage"><text:s/>Escribe don Francisco:<text:s/><text:span text:style-name="T139">«don<text:s/></text:span>Pedro de Castro, arzobispo de Granada entonces y después de Sevilla, prelado de eterna y loable memoria, fundador de la insigne iglesia colegiata de aquel santo lugar, cuyos sujetos, abad y canónigos, con su colegio de clérigos, la hermosean con letras y doctrinas y virtud, no menos que con su bien entendida fábrica, suntuosidad y riqueza, el edificio, iglesia y sacristía»<text:s/><text:span text:style-name="T140">(Fernández de</text:span><text:span text:style-name="T141"><text:s/></text:span><text:span text:style-name="T142">Córdoba 1962:<text:s/></text:span>vol. 83, 381).</text:p></text:note-body></text:note></text:span>. Las numerosísimas menciones que hace de jesuitas en sus obras quizás puedan venir de las relaciones que trabó durante estos años con otros alumnos del mismo colegio<text:span text:style-name="Appelnotedebasdep."><text:note text:note-class="footnote" text:id="_ftn17"><text:note-citation>18</text:note-citation><text:note-body><text:p text:style-name="Notedebasdepage"><text:s/>En el<text:s/><text:span text:style-name="T143">Parecer</text:span>, el abad de Rute cita al padre Juan Luis de la Cerda, famoso jesuita, autor de comentarios a las obras de Virgilio y Tertuliano que, según dice, releyó la<text:s/><text:span text:style-name="T144">Didascalia multiplex</text:span><text:s/>y le corrigió pequeños errores. Los poemas preliminares de esta obra corren a cargo de los siguientes jesuitas: «<text:span text:style-name="T145">Petri Manjonij societatis Iesu Theologi<text:s/></text:span>[…]<text:span text:style-name="T146"><text:s/>epigrama», «P. Ioannis Baptistae Benitez Societatis Iesu Theologi<text:s/></text:span>[…]<text:s/><text:span text:style-name="T147">epigrama»; «P. Benedicti Sojo Societatis Iesu Theologi et in Cordubensi Collegio Eloquentiae Professoris<text:s/></text:span>[…]<text:s/><text:span text:style-name="T148">epigramma</text:span>» (ese Benito Sojó fue lector de teología en la universidad de Vina en la Provincia de Lituania). A continuación se lee una carta de alabanza del abad de Rute firmada por «<text:span text:style-name="T149">Petrus de Hojeda Societatis Iesu Theologus</text:span>» (Ese Pedro de Hojeda fue teólogo, catedrático de escritura del Colegio de la Compañía de Córdoba, autor de una<text:s/><text:span text:style-name="T150">Información en defensa de la Limpia Concepción de la Madre de Dios</text:span>, Sevilla, 1616). En cambio no me consta que los dos siguientes firmantes de poemas preliminares pertenecieran a la Compañía de Jesús: «Joannis Aquilarii humaniorum literarum antiquariae doctoris […] epigramma» y un tal Gonzalo de Córdoba, teólogo. Además, dentro de la obra, el autor aprovecha la explicación de un fragmento del<text:s/><text:span text:style-name="T151">Libro de Job</text:span><text:s/>(párrafo 31) para hacer la alabanza de dos jesuitas que explicaron el mismo lugar, aunque en esta circunstancia no está de acuerdo con ellos: Martín de la Roa (tío de su amigo Díaz de Rivas y autor de una<text:s/><text:span text:style-name="T152">Historia de los jesuitas en Andalucía</text:span>) y Juan de Pineda (Fernández de Córdoba,<text:s/><text:span text:style-name="T153">Didascalia multiplex</text:span>, Lugduni: Sumptibus Horatii Cardon, 1615, p. 21). A su vez, el abad de Rute participó en 1611 a los preliminares de otra obra publicada por un padre de la Compañía: el<text:s/><text:span text:style-name="T154">Arte Retórica</text:span><text:s/>de Francisco de Castro, catedrático de retórica en Córdoba.<text:s/></text:p></text:note-body></text:note></text:span>.</text:p>
      <text:p text:style-name="Normal">Francisco Fernández de Córdoba completó su formación en Roma, donde pasó por lo menos diez años de su vida, a la sombra del V duque de Sessa, don Antonio Fernández de Córdoba, su primo segundo, quien lo llevó consigo cuando fue nombrado embajador español en la Santa Sede, desde el 21 de junio de 1590<text:span text:style-name="Appelnotedebasdep."><text:note text:note-class="footnote" text:id="_ftn18"><text:note-citation>19</text:note-citation><text:note-body><text:p text:style-name="Notedebasdepage"><text:s/>Esta fecha la da el propio abad de Rute en la<text:s/><text:span text:style-name="T155">Historia de la casa de Córdoba</text:span><text:s/>(Fernández de Córdoba<text:s/><text:span text:style-name="T156">1958: vol. 77, 211).<text:s/></text:span></text:p></text:note-body></text:note></text:span><text:s/>y hasta una fecha situada entre 1600 y 1603<text:span text:style-name="Appelnotedebasdep."><text:note text:note-class="footnote" text:id="_ftn19"><text:note-citation>20</text:note-citation><text:note-body><text:p text:style-name="Notedebasdepage"><text:s/>El<text:s/><text:span text:style-name="NotedebasdepageCar">expediente de limpieza de sangre de Francisco Fernández de Córdoba, conservado en el archivo de la catedral de Córdoba, es de 1603, por lo que nuestro hombre ya estaba en Córdoba por esta fecha, quizás un poco antes. Agradezco a Antonio J. Díaz, que ha investigado acerca del cabildo de Córdoba, la información. La fecha hipotética de 1604, dada por Dámaso Alonso, para situar la vuelta a España de nuestro erudito queda pues invalidada (Alonso 1982). Nicolás Marín López ya había adelantado esta fecha a 1600, fundándose en el hecho de que la información bibliográfica de la que dispone el abad de Rute, y que demuestra un profundo conocimiento de las polémicas más candentes de la escena literaria italiana, se termina justo antes de 1600. Además, en 1599, el V duque de Sessa envió a su hijo a casarse en España y mandó con él una parte de la servidumbre que lo acompañaba en Roma. Es muy probable, conjeturaba<text:s/></text:span>Nicolás Marín López, que el futuro abad de Rute participara en el viaje (Marín López 1994c: 66, n. 3).</text:p></text:note-body></text:note></text:span>. A su protección debió las rentas y los beneficios que recibió. Tenemos pocos datos sobre sus actividades en Roma. Lo único seguro es que allí leyó mucho e hizo acopio de libros, bien para él, bien para el V duque de Sessa, porque muchos de los que cita fueron editados en Italia antes o durante su estancia.</text:p>
      <text:p text:style-name="Normal">De vuelta a España (como muy tarde en 1603), la vida de don Francisco transcurrió principalmente en Rute, donde residió de modo permanente, aunque con viajes frecuentes a Córdoba, Baena, Granada y Luque, como lo indican los fragmentos publicados de su correspondencia. En cambio, no vivió en Andújar, ni recibió allí las<text:s/><text:span text:style-name="T157">Soledades,<text:s/></text:span>como se puede leer a veces<text:span text:style-name="Appelnotedebasdep."><text:note text:note-class="footnote" text:id="_ftn20"><text:note-citation>21</text:note-citation><text:note-body><text:p text:style-name="Notedebasdepage"><text:s/>Creemos necesario rectificar la interpretación, quizá algo apresurada, que de un pasaje del<text:s/><text:span text:style-name="T158">Parecer</text:span><text:s/>daba Joaquín Roses (1994: 15). El fragmento es el siguiente: «Digo, pues, volviendo, como dicen los juristas,<text:s/><text:span text:style-name="T159">post liminio</text:span>, por no decir ‘a cabo de rato, a Andújar’, al recaudo que se me dio en nombre de V. m […]» Andújar no es la ciudad donde recibió las<text:s/><text:span text:style-name="T160">Soledades</text:span>, sino que forma parte de un refrán, utilizado para ponderar graciosamente la larga digresión que ha hecho. El error ha circulado, e incluso se hace eco de él Robert Jammes, justamente admirado por su escrupuloso rigor (Jammes 1996: 626).</text:p></text:note-body></text:note></text:span>. No se sabe con seguridad cómo y cuándo se conocieron Góngora y el abad de Rute. Emilio Orozco Díaz escribe que debieron de conocerse en Granada, en sus años mozos, cuando el abad de Rute ya residía en esta ciudad y Góngora se fue de visita a ésta (¿1585?), pero no justifica esta hipótesis con ninguna prueba documental<text:span text:style-name="T161"><text:note text:note-class="footnote" text:id="_ftn21"><text:note-citation>22</text:note-citation><text:note-body><text:p text:style-name="Notedebasdepage"><text:s/>Orozco Díaz 1968b: 68.</text:p></text:note-body></text:note></text:span>. El único dato seguro es que coincidieron en el cabildo de la catedral de Córdoba, a partir de 1603.</text:p>
      <text:p text:style-name="Normal">La amplia formación humanística y la erudición de don Francisco se pusieron de manifiesto, vuelto ya a España, en diferentes trabajos. Su libro más conocido, por el cual ha pasado a la posteridad, es la<text:s/><text:span text:style-name="T162">Didascalia multiplex</text:span>,<text:span text:style-name="T163"><text:s/></text:span>una miscelánea de erudición en latín, que pertenece al género de las<text:s/><text:span text:style-name="T164">variae lectiones</text:span>. La obra se publicó en 1615, pero estaba terminada en noviembre de 1611, como lo prueba la fecha de la aprobación de Bernardo Aldrete, canónigo de la catedral de Córdoba<text:span text:style-name="Appelnotedebasdep."><text:note text:note-class="footnote" text:id="_ftn22"><text:note-citation>23</text:note-citation><text:note-body><text:p text:style-name="Notedebasdepage"><text:s/>La obra tardó en publicarse por razones que desconocemos, puesto que los demás textos de los preliminares se extienden a lo largo de cuatro años: 1612 (aprobación de Juan de la Cerda), 1613 (texto de Pedro de Hojeda), noviembre de 1614 (aprobación de Meschatin la Faye y Horatio Cardon, el librero) y diciembre de 1614 (Claudius Deville). La obra lleva en portada la fecha de 1615.</text:p></text:note-body></text:note></text:span>. Cabe observar que el abad de Rute utiliza la expresión de «trabajos de juventud» para hablar de esta obra, en la dedicatoria que escribe al VI duque de Sessa<text:span text:style-name="Appelnotedebasdep."><text:note text:note-class="footnote" text:id="_ftn23"><text:note-citation>24</text:note-citation><text:note-body><text:p text:style-name="Notedebasdepage"><text:s/>Estas son las palabras de la dedicatoria: «<text:span text:style-name="T165">Primos laborum meorum fructus (vereor ne praecoces et insuaves) excellentissime Dux, cui potius quam tibi Cordubensis familiae in Vaënae domo principatum tenenti dicarem ego ex eadem ortus familia, ac in eodem oppido Vaëna (Baniana, ut credo Ptolemai) natus et altus?</text:span>». ¿A quién mejor que a ti, que tienes el principado de la familia de Córdoba en la Casa de Baena, podría dedicar yo los primeros frutos de mis trabajos, me temo que agrios por falta de madurez, siendo como soy salido de la misma familia, nacido y criado en la ciudad de Baena? (Fernández de Córdoba,<text:s/><text:span text:style-name="T166">Didascalia</text:span>…, 1615, f. *2rv).</text:p></text:note-body></text:note></text:span>. El calificativo procede de que ésta fue escrita bajo el estímulo del encuentro con el humanismo italiano y que en esta miscelánea retoma materias por las cuales debió de interesarse durante su periodo de formación (tanto en España como en Italia): cuestiones científicas, teológicas, literarias, ecdóticas, etc.</text:p>
      <text:p text:style-name="Normal">La obra contiene dos capítulos de teoría literaria, uno dedicado a las tragedias de final feliz y el otro a investigar las finalidades de la poesía<text:span text:style-name="Appelnotedebasdep."><text:note text:note-class="footnote" text:id="_ftn24"><text:note-citation>25</text:note-citation><text:note-body><text:p text:style-name="Notedebasdepage"><text:s/>Fernández de Córdoba,<text:s/><text:span text:style-name="T167">Didascalia</text:span>…, 1615, cap. XX, p. 2011 y cap. XXI, p. 222. Estos capítulos fueron traducidos al español y analizados por Nicolás Marín López (Marín López 1994b y 1994c).</text:p></text:note-body></text:note></text:span>. Este interés por la literatura debió de cimentar la amistad con don Luis de Góngora. Concurrió<text:span text:style-name="T168">, junto con el famoso poeta, a unas justas poéticas en 1610 en Córdoba, por la beatificación de San Ignacio, en las cuales compitió con dos composiciones. También se conocen de él un soneto en italiano publicado en el paratexto de</text:span><text:span text:style-name="T169"><text:s/>Antigüedad y excelencias de Granada</text:span><text:span text:style-name="T170"><text:s/>de Francisco Bermúdez de Pedraza, Madrid, 1608 y un epigrama en latín publicado en el<text:s/></text:span><text:span text:style-name="T171">De arte rhetorica</text:span><text:span text:style-name="T172"><text:s/>de Francisco de Castro, Córdoba, 1611. Además el abad de Rute habla en su correspondencia con Pedro Díaz de Rivas (1623) de un epigrama que compuso y le corrigió el licenciado Juan de Aguilar; y, en el<text:s/></text:span><text:span text:style-name="T173">Parecer,<text:s/></text:span><text:span text:style-name="T174">menciona haber escrito una silva titulada<text:s/></text:span><text:span text:style-name="T175">Prometeo</text:span><text:span text:style-name="T176"><text:s/>que nadie hasta ahora ha podido localizar</text:span><text:span text:style-name="T177"><text:note text:note-class="footnote" text:id="_ftn25"><text:note-citation>26</text:note-citation><text:note-body><text:p text:style-name="Notedebasdepage"><text:s/><text:span text:style-name="T178">Todos estos datos han sido ya señalados por Eunice Joiner Gates (Gates 1951). Los<text:s/></text:span><text:span text:style-name="T179">documentos gongorinos</text:span><text:span text:style-name="T180"><text:s/>de la misma autora no recogen estas informaciones (Gates 1960).</text:span></text:p></text:note-body></text:note></text:span><text:span text:style-name="T181">. Sin embargo, cuando el abad de Rute escribe el<text:s/></text:span><text:span text:style-name="T182">Parecer</text:span><text:span text:style-name="T183">, a principios de 1614, ya<text:s/></text:span>ha dejado de componer versos, según confiesa. Esto no le impidió participar activamente en la polémica gongorina entre los años 1614 y 1620 con tres contribuciones: el<text:s/><text:span text:style-name="T184">Parecer</text:span><text:s/>que editamos a continuación, la<text:s/><text:span text:style-name="T185">Apología</text:span><text:s/>y el<text:s/><text:span text:style-name="T186">Examen</text:span>.</text:p>
      <text:p text:style-name="Normal">Estos trabajos no eran por entonces lo principal de su actividad como escritor, puesto que desde la década de 1610 estaba trabajando en su<text:s/><text:span text:style-name="T187">Historia y descripción de la antigüedad y descendencia de la Casa de Córdoba</text:span>, la obra que le ocupó más años y permaneció inédita hasta el siglo XX<text:span text:style-name="Appelnotedebasdep."><text:note text:note-class="footnote" text:id="_ftn26"><text:note-citation>27</text:note-citation><text:note-body><text:p text:style-name="Notedebasdepage"><text:s/>Conservamos dos manuscritos en la BNE, ambos sin fecha. Uno de los dos parece ser autógrafo, por estar lleno de fragmentos tachados, añadiduras y correcciones en los márgenes (BNE, ms. 3271); el otro, una versión sacada en limpio, con un título diferente:<text:s/><text:span text:style-name="T188">Historia de la ciudad de Córdoba y origen de la Casa de Alcaudete</text:span>, que retoma únicamente fragmentos seleccionados del primero (BNE, ms. 2077). La Real Academia de Córdoba la editó por entregas entre 1954 y 1972 en su<text:s/><text:span text:style-name="T189">Boletín</text:span><text:s/>(es decir, entre los números 71 y 92) con paginación separata (Fernández de Córdoba 1954-1972).</text:p></text:note-body></text:note></text:span><text:span text:style-name="T190">.</text:span><text:s/>El propio don Francisco anunciaba en la dedicatoria de la<text:s/><text:span text:style-name="T191">Didascalia</text:span><text:s/>al duque de Sessa que publicaría alguna obra histórica sobre la casa de Córdoba (prueba de que ya la había empezado) y, cosa significativa, en el<text:s/><text:span text:style-name="T192">Carmen phaleuclium</text:span><text:s/>que abre el poema se le identificaba primero como historiador<text:span text:style-name="Appelnotedebasdep."><text:note text:note-class="footnote" text:id="_ftn27"><text:note-citation>28</text:note-citation><text:note-body><text:p text:style-name="P193"><text:span text:style-name="T194"><text:s/>«</text:span><text:span text:style-name="T195">In te nobilitas refulget ingens: / Qui, cum plurima signa plurimorum / Heroum referas, imaginesque, / Maioresque tuos Duces, Dynastas, / Multos adnumeresque Marchiones</text:span><text:span text:style-name="T196">» (Fernández de Córdoba,<text:s/></text:span><text:span text:style-name="T197">Didascalia</text:span><text:span text:style-name="T198">…, 1615, f. *4v).</text:span></text:p></text:note-body></text:note></text:span>. La lectura de la<text:s/><text:span text:style-name="T199">Historia de la casa de Córdoba</text:span><text:s/>revela el inmenso trabajo de investigación que realizó en los archivos de Baena, de la catedral de Córdoba, de los señores de Luque, de Lucena, etc. y las lecturas exhaustivas que realizó de los grandes historiadores locales o nacionales. Su correspondencia, que de momento sólo se conoce a partir de los fragmentos editados por Dámaso Alonso, nos muestra también a un hombre de letras que se apasiona ya no por la teoría literaria, sino por la historia antigua y las antigüedades, tomando partido a propósito del escándalo de los falsos cronicones que por aquellas fechas interesaba a los eruditos andaluces.</text:p>
      <text:p text:style-name="Normal">En estas cartas también se ve cómo toma sus distancias con respecto a Góngora, que deja de ser un tema de conversación con Díaz de Rivas. Critica incluso la adulación excesiva que mostró Góngora en el<text:s/><text:span text:style-name="T200">Panegírico<text:s/></text:span>hacia el duque de Lerma<text:span text:style-name="Appelnotedebasdep."><text:note text:note-class="footnote" text:id="_ftn28"><text:note-citation>29</text:note-citation><text:note-body><text:p text:style-name="Notedebasdepage"><text:s/>Alonso (1982a: 254).</text:p></text:note-body></text:note></text:span>. La poesía parece haber sido una pasión de juventud, que abandonó en su madurez por temas seguramente considerados por él más serios. Así, en 1620 escribe muy claramente a su amigo Pedro Díaz de Ribas: «digo que yo estoy muy remoto ya de estas cosas [las cuestiones literarias] y con poco gusto de tratar dellas por tener otras de más consideración entre manos»<text:span text:style-name="Appelnotedebasdep."><text:note text:note-class="footnote" text:id="_ftn29"><text:note-citation>30</text:note-citation><text:note-body><text:p text:style-name="Notedebasdepage"><text:s/>Alonso (1982b: 225). La carta está fechada en Rute, a 29 de junio de 1620.</text:p></text:note-body></text:note></text:span>. Tuvo tiempo de darle fin a la<text:s/><text:span text:style-name="T201">Casa de Córdoba</text:span><text:s/>(carta de abril de 1626) poco tiempo antes de morir, el 26 de julio de 1626.</text:p>
      <text:p text:style-name="P202">Así, el abad de Rute aparece con un erudito de gran curiosidad intelectual y un historiador escrupuloso. Compartió con otros historiadores el interés por la poesía y los debates teóricos acerca de poética. Por su cercanía con diferentes miembros de la alta nobleza (el VI duque de Sessa en particular) era un aliado de peso en las contiendas literarias.</text:p>
      <text:h text:style-name="P203" text:outline-level="2">3. [Cronología] En los albores de la polémica</text:h>
      <text:p text:style-name="Normal"><text:span text:style-name="T204">Las circunstancias de redacción del<text:s/></text:span><text:span text:style-name="T205">Parecer</text:span><text:span text:style-name="T206"><text:s/>se deducen de las primeras líneas de la carta. El carácter semi-público de la carta explica que Fernández de Córdoba se haya molestado en recordarlas, pues un lector exterior que descubriera la carta del abad de Rute, tenía que enterarse de qué tipo de texto estaba leyendo.</text:span></text:p>
      <text:p text:style-name="P207">Vino a mis manos, por las del señor Francisco de Gálvez, la primera parte de sus<text:s/><text:span text:style-name="T208">Soledades</text:span><text:s/>de vuestra merced, y lo que tiene hecho de la segunda, con que me intimó un mandato de vuestra merced preciso: que las viese y le dijese mi sentimiento.<text:s/></text:p>
      <text:p text:style-name="Normal"><text:span text:style-name="T209">El abad de Rute subraya que no tuvo la iniciativa del escrito que introduce en estas líneas, reforzando así el parentesco entre su carta y la de Pedro de Valencia, escrita también a petición de Góngora. Tanto Pedro de Valencia como Fernández de Córdoba alaban<text:s/></text:span>encarecidamente la<text:s/><text:span text:style-name="T210">obra,<text:s/></text:span>ennobleciendo sus expresiones elogiosas con versos latinos<text:span text:style-name="T211">. Ambos autores no solo se contentan con dar una opinión acerca de la obra en su conjunto, sino que señalan los fragmentos que, según ellos, merecen ser corregidos. Tienen el mismo deseo de «aprovechar» a Góngora, es decir, de serle útil, para que éste<text:s/></text:span>«dé partos propios y dignos de su ingenio»<text:span text:style-name="T212"><text:note text:note-class="footnote" text:id="_ftn30"><text:note-citation>31</text:note-citation><text:note-body><text:p text:style-name="Notedebasdepage"><text:s/>Pérez López (1988: 79).<text:s/></text:p></text:note-body></text:note></text:span><text:span text:style-name="T213">, como escribe Pedro de Valencia, «y que parezcan todas sus obras dignos partos (y no abortos) de su ingenio»</text:span><text:span text:style-name="T214"><text:note text:note-class="footnote" text:id="_ftn31"><text:note-citation>32</text:note-citation><text:note-body><text:p text:style-name="Notedebasdepage"><text:s/>Hay más fragmentos que demuestran la voluntad de que Góngora corrija sus obras: «Podrá ser que,<text:s/><text:span text:style-name="T215">multiplicatis intercessoribus</text:span>, restituya vuesa merced a su casa la claridad y venustidad antigua, con que han salido y sido tan justamente celebradas por el mundo sus obras». O también: «El primero [pecadillo] más grave, y en que (si hubiese lugar de penitencia) sería bien usar de enmienda, es…», etc.</text:p></text:note-body></text:note></text:span><text:span text:style-name="T216">, como escribe a su vez Fernández de Córdoba. La continuidad del proyecto es palpable en la combinación ingeniosa de las metáforas, los «partos no dignos» y «abortos», muy propia ésta del espíritu juguetón del abad de Rute. Además,<text:s/></text:span>los motivos de crítica coinciden en varios puntos:<text:s/><text:span text:style-name="T217">la oscuridad, el exceso de hipérbatos, las voces peregrinas, la repetición de algunas palabras o giros sintácticos, etc. Esto no quiere decir que el abad de Rute copie a Pedro de Valencia, porque por otra parte su respuesta tiene la coherencia y la viveza de una obra personal, pensada profundamente. Por lo demás, abundan las diferencias entre el<text:s/></text:span><text:span text:style-name="T218">Parecer</text:span><text:span text:style-name="T219"><text:s/>y la carta censoria del zafrense, como por ejemplo el diferente aprecio que les merecen los poetas italianos. Pedro de Valencia aconseja a Góngora que no los imite, mientras que Francisco Fernández de Córdoba coloca a los poetas italianos en un puesto de honor en su Parnaso. También discrepan los dos lectores en su apreciación de las alusiones burlescas diseminadas en las<text:s/></text:span><text:span text:style-name="T220">Soledades</text:span><text:span text:style-name="T221"><text:note text:note-class="footnote" text:id="_ftn32"><text:note-citation>33</text:note-citation><text:note-body><text:p text:style-name="P222"><text:span text:style-name="T223"><text:s/>Este último elemento quizás se deba exclusivamente, como pensó Robert Jammes, al hecho de que la versión de las<text:s/></text:span><text:span text:style-name="T224">Soledades</text:span><text:span text:style-name="T225"><text:s/>que llegó al abad de Rute ya había sido «depurada» de la mayoría de las alusiones burlescas tachadas por Pedro de Valencia. Es verdad, pero cabe añadir que quedaban algunas cuantas, más discretas eso sí, y que, si se juzga por la manera de escribir del abad de Rute, que se caracteriza por un desfase constante entre una materia seria, austera a veces, y la inserción de refranes, juegos de palabras, alusiones chistosas, palabras familiares, etc., bien podemos sospechar que este aspecto de la escritura gongorina no le debió de disgustar (</text:span><text:span text:style-name="T226">J</text:span><text:span text:style-name="T227">ammes 1995: 128).</text:span></text:p></text:note-body></text:note></text:span><text:span text:style-name="T228">.<text:s/></text:span></text:p>
      <text:p text:style-name="Normal"><text:span text:style-name="T229">Una lectura atenta del<text:s/></text:span><text:span text:style-name="T230">Parecer</text:span><text:span text:style-name="T231"><text:s/>demuestra que, si bien la carta censoria de Pedro de Valencia es el primer texto que conservamos de la polémica,<text:s/></text:span>no fue el primero de esta naturaleza en escribirse.<text:s/><text:span text:style-name="T232">Descubrimos, en efecto, que Góngora hizo llegar a Francisco Fernández de Córdoba la<text:s/></text:span><text:span text:style-name="T233">Canción a la toma de Larache</text:span><text:span text:style-name="T234"><text:s/>y el</text:span><text:span text:style-name="T235"><text:s/>Polifemo</text:span><text:span text:style-name="T236">, antes de<text:s/></text:span>consultar a Pedro de Valencia sobre sus poemas<text:span text:style-name="T237">. El abad de Rute le contestó por escrito, puesto que su opinión circuló y fue comentada y criticada por otras personas.</text:span><text:s/>Se perdió la correspondencia<text:s/><text:span text:style-name="T238">entre Góngora y el abad de Rute<text:s/></text:span>de fecha anterior<text:span text:style-name="T239"><text:s/>al documento que editamos, pero sabemos de su existencia por el propio Fernández de Córdoba:<text:s/></text:span></text:p>
      <text:p text:style-name="quote">A lo primero [ver las<text:s/><text:span text:style-name="T240">Soledades</text:span>] obedecí con muy buen gusto, pero no a lo segundo [dar mi parecer], porque tengo, y no sin fundamento, por tan sospechosas y mal acreditadas para con vuestra merced mis advertencias como mi silencio. De éste [el silencio] hice prueba en la<text:s/><text:span text:style-name="T241">Canción al Larache</text:span>, donde se juzgó por culpable en mí lo que otros advirtieron del «si, no» demasiadamente frecuentado. De aquéllas [las advertencias] en lo que, por mandado de vuestra merced, advertí acerca del<text:s/><text:span text:style-name="T242">Polifemo</text:span>, en que, diciendo (Dios me es testigo) sinceramente mi sentimiento, con notar lo que pudiera, a mi parecer (por ventura mal fundado) reformarse, vuestra merced, por algunas razones que debe tener,<text:s/><text:span text:style-name="T243">dimisso ablegatoque consilio,</text:span><text:s/>siguió su dictamen.</text:p>
      <text:p text:style-name="P244"/>
      <text:p text:style-name="P245">El abad de Rute expresa sin rodeos su decepción de que Góngora no aprovechara mejor su primera contribución al debate y tampoco disimula cierta contrariedad. En cambio, el detalle de lo que pasó en esta etapa anterior de la polémica no está muy claro. Hay una aparente contradicción entre el «silencio» que el abad de Rute dice haber mantenido en el caso de la<text:span text:style-name="T246"><text:s/>Canción a la toma de Larache<text:s/></text:span>y, por otra parte, la mención de unos reproches sobre el uso excesivo del giro sintáctico «si, no». Entonces, ¿guardó silencio o expresó reparos acerca de este poema? Se puede entender el fragmento de la forma siguiente: Francisco Fernández de Córdoba dice que guardó silencio acerca de la<text:s/><text:span text:style-name="T247">Canción a la toma de Larache</text:span><text:s/>y podemos creerlo, no dijo nada. Sin embargo Góngora pensaría que el abad de Rute era la fuente «de lo que otros advirtieron del “si, no” demasiado frecuentado» e imaginaría que Fernández de Córdoba le hacía llegar sus críticas por la mediación de otras personas, lo que crearía una pequeña tensión entre los dos<text:span text:style-name="Appelnotedebasdep."><text:note text:note-class="footnote" text:id="_ftn33"><text:note-citation>34</text:note-citation><text:note-body><text:p text:style-name="Notedebasdepage"><text:s/>Existe una segunda lectura del fragmento que tampoco se puede descartar: el abad de Rute censuraría en un primer tiempo un detalle –el uso excesivo del «si, no»– que otras personas ya habían advertido; pero que tuviera la audacia de decírselo a Góngora produciría una pequeña polémica entre los admiradores de Góngora; y los llamados «otros» se lo reprocharían al abad de Rute. Un crimen de lesa majestad, por así decirlo. Por eso decidió atenerse al silencio y no intervino más acerca de este poema. El silencio llegaría pues solo en una segunda etapa. Sea cual sea la lectura exacta (solo una de las dos cosas realmente pasó, eso es cierto, pero es difícil elegir por el carácter alusivo de la frase), el resultado es el mismo: la<text:s/><text:span text:style-name="T248">Canción a la toma de Larache</text:span><text:s/>fue la ocasión de una desavenencia entre los dos amigos.</text:p></text:note-body></text:note></text:span>. Posteriormente, en el caso del<text:s/><text:span text:style-name="T249">Polifemo</text:span>, el abad de Rute sí expresó directamente una serie de censuras, para que su amigo pudiera corregir el poema, pero fueron desaprovechadas por Góngora. No sabemos qué contenido exacto tuvieron estas advertencias<text:span text:style-name="T250">.<text:s/></text:span>Es probable que el abad de Rute criticara ya la oscuridad y el exceso de ornato que señala también acerca de las<text:s/><text:span text:style-name="T251">Soledades</text:span><text:s/>en el<text:s/><text:span text:style-name="T252">Parecer</text:span><text:s/>y es posible que recomendara a Góngora elegir una materia más grave y heroica, en vez de una simple fábula de amores y transformaciones, con la esperanza de que un ingenio tan eminente como el suyo diera a España el gran poema épico que le faltaba. En efecto, cuando alude a este mismo tema al principio del<text:s/><text:span text:style-name="T253">Parecer</text:span>, parece recordar sus antiguos consejos desatendidos por Góngora:</text:p>
      <text:p text:style-name="quote">[…] me corre obligación de saber la excelencia de los [poemas] de vuestra merced, la ventaja que hacen a los demás, sus agudezas peregrinas, la eminencia de su ingenio ya mejor aplicado que hasta aquí a cosa que participa de lo serio y continuado. Ojalá fuera la materia más grave, heroica, como algunas veces lo he procurado, si bien no he podido persuadir a vuestra merced, y no quedara nuestra España (como está hoy) sin alabanza alguna en ese género.</text:p>
      <text:p text:style-name="Normal"><text:span text:style-name="T254">Esta situación algo espinosa explica las precauciones que Fernández de Córdoba toma antes de dar su opinión a Góngora esta vez en el<text:s/></text:span><text:span text:style-name="T255">Parecer</text:span><text:span text:style-name="T256">. Primero, no escatima las alabanzas, para que quede bien clara su admiración por la obra de su amigo. Segundo, justifica la necesidad de hacer revisar sus obras: el amor propio puede cegar a uno; dos pares de ojos ven mejor que uno. Alega como ejemplo su propia actitud cuando supo aceptar la censura de otros en el momento en que publicó sus obras. Saca a relucir la calidad de su propio censor, el sapientísimo Juan Luis de la Cerda, autor de unos comentarios modélicos a la obra de Virgilio y dice que la censura que éste hizo de su<text:s/></text:span><text:span text:style-name="T257">Didascalia<text:s/></text:span><text:span text:style-name="T258">no le restó ni prestigio, ni autoridad. Esta pequeña puesta en escena tiene la ventaja de presentarle ahora en la posición del padre de la Cerda, comentando al nuevo Virgilio de las letras españolas: Góngora. Como tercer argumento, achaca la defensa a ultranza de la obra gongorina, pese a sus «evidentes» defectos, a dos vicios: la adulación o la pretensión (alardear de listo e ingenioso para demostrar que sí se pueden entender fácilmente los versos de Góngora). En cuarto lugar, presume de ser muy amigo de don Luis y, en nombre de esta amistad, le promete darle su parecer con mucha sinceridad, para que éste pueda corregir y mejorar sus obras. Tomadas todas estas precauciones, pasa a dar su opinión que consiste en una serie de reparos, entre los cuales el de la oscuridad es desarrollado con mayor énfasis y detalle. Detectamos orgullo herido en la respuesta del abad de Rute, por el poco caso que le hizo Góngora, al no responder a su censura del<text:s/></text:span><text:span text:style-name="T259">Polifemo<text:s/></text:span><text:span text:style-name="T260">y advertencias sobre la<text:s/></text:span><text:span text:style-name="T261">Canción a la toma de Larache</text:span><text:span text:style-name="T262">.</text:span></text:p>
      <text:p text:style-name="Normal"><text:span text:style-name="T263">Otro punto que pudo desagradar a Fernández de Córdoba fue la tardanza con que le llegaron oficialmente las<text:s/></text:span><text:span text:style-name="T264">Soledades</text:span><text:span text:style-name="T265">, casi un año después que a Pedro de Valencia</text:span><text:span text:style-name="T266"><text:note text:note-class="footnote" text:id="_ftn34"><text:note-citation>35</text:note-citation><text:note-body><text:p text:style-name="Notedebasdepage"><text:s/>Como me hace observar Jaime Galbarro, lo más probable es que el abad de Rute ya conociera las<text:s/><text:span text:style-name="T267">Soledades</text:span><text:s/>desde el verano de 1613, cuando vio la carta de Pedro de Valencia en Granada. Difícilmente se puede imaginar que leyera la censura del erudito zafrense sin tener a mano una copia del poema gongorino. Pero no cambia el hecho de que para un hombre como el abad de Rute, para quien la caballerosidad y los compromisos entre personas de calidad parecen tener tanta importancia, pudo ser un pequeño agravio que Góngora solicitara tan tarde su valoración de la obra.<text:s/></text:p></text:note-body></text:note></text:span><text:span text:style-name="T268">. De hecho es bastante sorprendente la «prudente salida», según la expresión de Begoña López Bueno</text:span><text:span text:style-name="T269"><text:note text:note-class="footnote" text:id="_ftn35"><text:note-citation>36</text:note-citation><text:note-body><text:p text:style-name="Notedebasdepage"><text:s/>López Bueno (2011).</text:p><text:p text:style-name="Notedebasdepage"><text:s/>Entre otras ventajas, esta cronología permite entender la reutilización que harán las<text:s/><text:span text:style-name="T270">Advertencias</text:span><text:s/>y las cartas de Lope y Góngora de fragmentos del<text:s/><text:span text:style-name="T271">Parecer.</text:span></text:p></text:note-body></text:note></text:span><text:span text:style-name="T272">, que hicieron las<text:s/></text:span><text:span text:style-name="T273">Soledades</text:span><text:span text:style-name="T274"><text:s/>fuera de Córdoba, seguida por este aparente retroceso. También extraña que Góngora esperara varios meses, después de obtener la respuesta de Pedro de Valencia, para pedir el juicio del abad de Rute. Lo cierto es que en el momento de redacción del<text:s/></text:span><text:span text:style-name="T275">Parecer</text:span><text:span text:style-name="T276"><text:s/>(entre finales de 1613 y principios de 1614), la polémica silva había circulado bastante, pues el abad de Rute menciona otras reacciones críticas a la obra gongorina:</text:span></text:p>
      <text:p text:style-name="quote">Bien sé, mi señor, que a vuestra merced le han advertido de esto [la oscuridad es mala] antes de ahora, y avisádole que sienten lo mismo en Córdoba, en Granada, en Sevilla, en Madrid, pues de allí un hombre de tanta erudición cuanto cualquiera otro de este siglo, y de juicio igual a la erudición, que es Pedro de Valencia, lo escribió y advirtió a vuestra merced.</text:p>
      <text:p text:style-name="P277"/>
      <text:p text:style-name="P278"><text:span text:style-name="T279">Cuando le llegaron oficialmente las<text:s/></text:span><text:span text:style-name="T280">Soledades</text:span><text:span text:style-name="T281"><text:s/>a Fernández de Córdoba, venían precedidas por un rumor de discusiones apasionadas y posiciones enfrentadas: «</text:span>Crea vuestra merced que muchos ven esto [la oscuridad es mala] aunque se lo digan pocos, parte de los cuales lo dejan por no confesarse menos agudos en el entender, parte por no atreverse, parte por mostrarse eruditos»<text:span text:style-name="T282">, escribió también el abad de Rute a Góngora en el<text:s/></text:span><text:span text:style-name="T283">Parecer</text:span><text:span text:style-name="T284">, haciendo eco a estas discusiones que estaban a punto de cuajar en verdadera polémica. Tal vez esta circunstancia explique en parte el tono de malhumor de las primeras líneas de la carta y que se sintiera injustamente relegado el fiel amigo de Góngora.<text:s/></text:span></text:p>
      <text:p text:style-name="Normal"><text:span text:style-name="T285">Aunque solo se conserve un testimonio manuscrito del<text:s/></text:span><text:span text:style-name="T286">Parecer</text:span><text:span text:style-name="T287">, este texto tuvo una amplia difusión, como lo muestra la reutilización de varios elementos (argumentos, citas, referencias, maneras de enfocar el debate) por otros polemistas.<text:s/></text:span>Lope de Vega lo aprovechó tanto en sus cartas «anónimas» contra Góngora –detalle que permitió rectificar la fecha de composición de las cartas en cuestión<text:span text:style-name="Appelnotedebasdep."><text:note text:note-class="footnote" text:id="_ftn36"><text:note-citation>37</text:note-citation><text:note-body><text:p text:style-name="Notedebasdepage"><text:s/>Como demostraron Begoña López Bueno (2007b) y Joaquín Roses (2011), la redacción del<text:s/><text:span text:style-name="T288">Parecer</text:span><text:s/>es inmediatamente anterior al cruce epistolar entre los círculos de Lope y Góngora, que hay que situar en los años 1615-1616.<text:s/></text:p></text:note-body></text:note></text:span>– como en el «Papel de la poesía nueva», contenido en<text:s/><text:span text:style-name="T289">La Filomena</text:span><text:span text:style-name="Appelnotedebasdep."><text:note text:note-class="footnote" text:id="_ftn37"><text:note-citation>38</text:note-citation><text:note-body><text:p text:style-name="Notedebasdepage"><text:s/>Véase Elvira (2014b).</text:p></text:note-body></text:note></text:span>. También las<text:s/><text:span text:style-name="T290">Advertencias</text:span><text:s/>de Almanza y Mendoza recogen ideas e imágenes del<text:s/><text:span text:style-name="T291">Parecer</text:span><text:s/>(«aborto de su ingenio»), lo que aboga en favor de la una anterioridad de este texto, con respecto al<text:s/><text:span text:style-name="T292">Parecer</text:span><text:span text:style-name="Appelnotedebasdep."><text:note text:note-class="footnote" text:id="_ftn38"><text:note-citation>39</text:note-citation><text:note-body><text:p text:style-name="Notedebasdepage"><text:s/>López Bueno (2011).</text:p></text:note-body></text:note></text:span>.<text:s/></text:p>
      <text:p text:style-name="Normal">De forma más sorprendente también lo aprovechó Juan de Jáuregui en el<text:s/><text:span text:style-name="T293">Antídoto contra la pestilente poesía</text:span>, como señalaron Saiko Yoshida y José Manuel Rico García<text:span text:style-name="Appelnotedebasdep."><text:note text:note-class="footnote" text:id="_ftn39"><text:note-citation>40</text:note-citation><text:note-body><text:p text:style-name="Notedebasdepage"><text:s/>Yoshida (1994) y Rico García (2002).</text:p></text:note-body></text:note></text:span>. En nuestro artículo «Del<text:s/><text:span text:style-name="T294">Parecer</text:span><text:s/>al<text:s/><text:span text:style-name="T295">Examen</text:span>» tratamos de recopilar y comentar las coincidencias entre ambos textos<text:span text:style-name="Appelnotedebasdep."><text:note text:note-class="footnote" text:id="_ftn40"><text:note-citation>41</text:note-citation><text:note-body><text:p text:style-name="Notedebasdepage"><text:span text:style-name="T296"><text:s/></text:span><text:span text:style-name="T297">Elvira</text:span><text:s/>(2014a).</text:p></text:note-body></text:note></text:span>. Que un amigo cercano de Góngora se atreviera a escribir el<text:s/><text:span text:style-name="T298">Parecer</text:span><text:s/>seguramente fue un factor desencadenante para que Jáuregui se lanzara a escribir su panfleto, y utilizó el<text:s/><text:span text:style-name="T299">Parecer</text:span><text:s/>como fuente de ideas, referencias, argumentos y citas.<text:s/></text:p>
      <text:p text:style-name="P300">Al final del<text:s/><text:span text:style-name="T301">Parecer</text:span><text:s/>el abad de Rute se comprometía a defender a Góngora, en el caso de que éste fuera atacado. Resulta irónico que su propio texto sirviera de cantera de argumentos para el peor adversario de las<text:s/><text:span text:style-name="T302">Soledades</text:span>. Por eso, la difusión del<text:s/><text:span text:style-name="Accentuation">Antídoto<text:s/></text:span>y el reconocimiento por Fernández de Córdoba de su contribución involuntaria a la génesis del texto de Jáuregui puso al abad de Rute en la obligación de cumplir su promesa. ¿Cómo podía Fernández de Córdoba reparar el involuntario traspié? Tratando de rebatir los argumentos que él mismo había contribuido a forjar en su<text:s/><text:span text:style-name="Accentuation">Parecer<text:s/></text:span>y tomando sus distancias con la «crítica turba<text:span text:style-name="Appelnotedebasdep."><text:note text:note-class="footnote" text:id="_ftn41"><text:note-citation>42</text:note-citation><text:note-body><text:p text:style-name="Notedebasdepage"><text:s/>Dicha expresión de «crítica turba» procede de un soneto de Góngora, escrito en 1615, contra los que censuraron su<text:s/><text:span text:style-name="Accentuation">Polifemo</text:span>. Empieza: «Pisó las calles de Madrid el fiero / monoculo galán de Galatea» y continúa así en los v. 5-8: «rígido un bachiller, otro severo, /<text:s/><text:span text:style-name="T303">crítica turba</text:span><text:s/>al fin, si no pigmea, / su diente afila…» (Góngora 2008: I, 449).</text:p></text:note-body></text:note></text:span>» de los enemigos de Góngora que, a partir de 1615, unían sus fuerzas contra el poeta cordobés: Lope de Vega, Francisco de Quevedo y Juan de Jáuregui.<text:s/></text:p>
      <text:p text:style-name="P304">En este contexto en que los enemigos de Góngora cerraban filas, el enemigo principal con el que Francisco Fernández de Córdoba se propuso lidiar fue Jáuregui, seguramente porque era el que más lo había comprometido ante los ojos de Góngora. A él tenía que contestar y, remontándose a la fuente de sus improperios, a los argumentos que había lanzado en su<text:s/><text:span text:style-name="Accentuation">Parecer</text:span>. Por eso, en muchas de sus partes, el<text:s/><text:span text:style-name="T305">Examen</text:span><text:s/>es un ejercicio de reescritura de la argumentación del<text:s/><text:span text:style-name="T306">Parecer</text:span><text:span text:style-name="Appelnotedebasdep."><text:note text:note-class="footnote" text:id="_ftn42"><text:note-citation>43</text:note-citation><text:note-body><text:p text:style-name="Notedebasdepage"><text:s/>Elvira (2014a: §. 28).</text:p></text:note-body></text:note></text:span>, escrito desde una perspectiva absolutamente favorable a Góngora. También el tiempo pudo haber obrado en la apreciación de Francisco Fernández de Córdoba y conducido a una mayor aceptación de las novedades de la obra gongorina.</text:p>
      <text:list text:style-name="LFO2" text:continue-numbering="true">
        <text:list-item>
          <text:p text:style-name="P307">[Estructura] Las<text:s/><text:span text:style-name="T308">Soledades</text:span>: una obra excelente… pero llena de defectos</text:p>
        </text:list-item>
      </text:list>
      <text:p text:style-name="Normal">La estructura del<text:s/><text:span text:style-name="T309">Parecer</text:span><text:s/>está muy clara y se puede describir de la siguiente forma. En el exordio, el autor recuerda en qué circunstancias le llegó el texto de las<text:s/><text:span text:style-name="T310">Soledades</text:span>, cómo Góngora le pidió su parecer y por qué accedió a darlo, pese a sus reticencias iniciales. También convence a Góngora de que tiene que aceptar los consejos ajenos para mejorar su obra y se cita como ejemplo de autor que supo aceptar las correcciones de los «reformadores», en el proceso de revisión de la<text:s/><text:span text:style-name="T311">Didascalia</text:span>.<text:s/></text:p>
      <text:p text:style-name="Normal">Luego viene la primera parte, de solamente un párrafo<text:span text:style-name="Appelnotedebasdep."><text:note text:note-class="footnote" text:id="_ftn43"><text:note-citation>44</text:note-citation><text:note-body><text:p text:style-name="Notedebasdepage"><text:s/>Empieza a partir de «Viniendo, pues, en particular…».</text:p></text:note-body></text:note></text:span><text:s/>donde elogia la obra y cita los mejores fragmentos de ella, superiores a los modelos de la Antigüedad. Justamente porque la obra es excelente, no debería oscurecerla ningún defecto.<text:s/></text:p>
      <text:p text:style-name="Normal">Así empieza la segunda parte, muy extensa, dedicada esencialmente a mostrar que la oscuridad, causada por una sobrecarga de tropos, es el mayor defecto que afea la obra. Después de los argumentos de autoridad, antiguos y modernos, el abad de Rute ataca la oscuridad poética desde diferentes frentes, acumulando<text:s/><text:span text:style-name="T312">rationes</text:span>, es decir, argumentos dialécticos<text:span text:style-name="Appelnotedebasdep."><text:note text:note-class="footnote" text:id="_ftn44"><text:note-citation>45</text:note-citation><text:note-body><text:p text:style-name="Notedebasdepage"><text:s/>Los escritos del abad de Rute llevan la marca de la<text:s/><text:span text:style-name="T313">disputatio</text:span><text:s/>medieval, codificada por la escolástica y así defininida por la profesora Béatrice Périgot (2007: §.<text:s/><text:span text:style-name="T314">7): «La dispute implique l’usage de la dialectique c’est-à-dire l’usage d’un raisonnement codifié par Aristote d’abord, puis par Boèce et par les traités de logique qui vont se succéder durant le moyen âge. La dialectique ne s’appelle presque jamais<text:s/></text:span><text:span text:style-name="T315">dialectique</text:span><text:span text:style-name="T316">, au moyen âge, mais<text:s/></text:span><text:span text:style-name="T317">logique</text:span><text:span text:style-name="T318">. Ce sont les humanistes qui vont privilégier le terme de<text:s/></text:span><text:span text:style-name="T319">dialectique</text:span><text:span text:style-name="T320">. Le raisonnement logique qu’on appellera scolastique fait appel à deux types d’arguments : les<text:s/></text:span><text:span text:style-name="T321">rationes</text:span><text:span text:style-name="T322">, les raisons, arguments dialectiques que l’on va s’employer au fil des traités de logique à rendre de plus en plus techniques, et les<text:s/></text:span><text:span text:style-name="T323">auctoritates</text:span><text:span text:style-name="T324">, les autorités, c’est-à-dire les citations d’auteurs anciens ou de Pères de l’Église ou d’auteurs du premier moyen âge comme Boèce».</text:span></text:p></text:note-body></text:note></text:span>. Esta segunda parte se clausura con una serie de reparos sobre la acumulación de voces «peregrinas» (extranjerismos y cultismos), de giros estilísticos, de conceptos, de palabras o de figuras de estilo que, o cansan al lector, o nivelan el poema, impidiendo que resalten los mejores fragmentos.<text:s/></text:p>
      <text:p text:style-name="Normal">En la tercera parte, el autor censura otros siete «pecadillos», es decir, una serie de detalles que también desmerecen del conjunto: versan sobre la propiedad de algunas metáforas, la corrección de algún giro gramatical o la licitud de utilizar determinados tropos en español, de uso tradicional en otros idiomas pero no en castellano.<text:s/></text:p>
      <text:p text:style-name="Normal">En la conclusión, el abad de Rute pondera que, a pesar de los defectos, la obra sigue siendo meritoria y se compromete a defenderla, si fuera necesario.</text:p>
      <text:p text:style-name="Normal">Esta organización rigurosa de la argumentación es completada por la seriedad y la exhaustividad con la que el abad de Rute quiso aportar a su amigo referencias precisas y agumentos de autoridad. Por eso acumula en su carta citas, sacadas principalmente de Aristóteles, Quintiliano y Horacio, y sus respectivos comentaristas modernos. Lo hace con los libros abiertos en la mesa de trabajo, de forma precisa, detallada: ha releído estas fuentes y ha seleccionado los fragmentos que mejor servirán para su demostración e indica en el margen la referencia exacta de los fragmentos. Por lo general, no comenta estas autoridades y a veces solo menciona el autor, seguido por la cita. Se trata de ofrecer un material explotable para que Góngora se deje convencer de que tiene que corregir sus obras.</text:p>
      <text:p text:style-name="Normal">Existe un contraste entre, por un lado, el rigor de la estructura general y la seriedad del contenido y, por otra parte, cierta libertad redaccional que deja espacio para digresiones, paréntesis, ocurrencias graciosas que dan mucha naturalidad al discurso y amenizan la lectura. La progresión de las ideas está muy controlada siempre, pero se desarrolla con una estética de la espontaneidad.</text:p>
      <text:p text:style-name="Normal">El hecho de que este parecer sea una carta deja una inconfundible huella en su diseño retórico: todo el exordio lleva la marca de este carácter epistolar con el recordatorio de cómo nació el<text:s/><text:span text:style-name="T325">Parecer</text:span><text:s/>y la alusión a los pareceres anteriores que seguramente tuvieron el mismo formato epistolar. Fernández de Córdoba se dirige continuamente a Góngora, al que trata de vuestra merced, y entabla un imaginario diálogo con él, prestándole posibles objeciones y descartándolas mediante nuevos argumentos. Así ocurre en el siguiente fragmento, en el que Fernández de Córdoba pone en boca de Góngora dos argumentos para defender la licitud de la oscuridad: «Diráme vuestra merced a esto dos cosas: la primera, que […]; la segunda, que […]. Respondo a lo primero que […]. A lo segundo respondo que […]».<text:span text:style-name="T326"><text:s/></text:span>Del mismo modo, toda la tercera parte del<text:s/><text:span text:style-name="T327">Parecer</text:span>, dedicada a censurar «pecadillos», se presenta retóricamente como una serie de respuestas del abad de Rute a cosas que<text:s/><text:span text:style-name="T328">dijo</text:span><text:s/>Góngora: «Dice luego vuestra merced de los muchos conejos que […] está bien dicho, pero […]. También en la primera parte dijo vuestra merced […] y extraño esto». Vemos, pues, cómo dentro de un largo monólogo, Fernández de Córdoba recupera algo que normalmente es característico del diálogo: el enfrentamiento de ideas y la rapidez de los intercambios. Se pone en escena la contienda entre dos posiciones enfrentadas, como en un diálogo socrático o una de sus imitaciones renacentistas. Que este modelo esté presente en la mente del abad de Rute es seguro, porque cita una obra que tiene este formato:<text:s/><text:span text:style-name="T329">Navagero. Della poética</text:span>, de Girolamo Fracastoro, 1555. Imaginar las posibles objeciones del interlocutor es lo que hace avanzar la discusión, según una mayéutica al final poco alejada de la que se construye en los diálogos renacentistas, donde un autor único (Girolamo Fracastoro en el ejemplo citado) se desdobla en dos personajes y crea artificialmente posiciones enfrentadas, una progresión de las ideas y, en el mejor caso, la emergencia de una verdad consensuada entre los dos dialogantes. Cabe observar que el abad de Rute volverá a utilizar y perfeccionar este diseño retórico en el<text:s/><text:span text:style-name="T330">Examen</text:span>. En esta obra también el monólogo avanza en forma de falso diálogo, aunque con tintes mucho más agresivos, gracias a las herramientas proporcionadas por la dialéctica aristotélica, a su vez desarrollada por la escolástica. En efecto la escritura del abad de Rute recibe también la influencia de la forma de pensar y escribir de Tomás de Aquino, por ejemplo, en la<text:s/><text:span text:style-name="T331">Summa theologiae</text:span>, que progresa a partir de preguntas (<text:span text:style-name="T332">quaestio</text:span>), de tesis, y refutaciones (<text:span text:style-name="T333">refutatio</text:span>) de las mismas tesis, que aparentemente se oponen a la tesis. Se trata de escrutar las posibles contradicciones del pensamiento y de resolverlas con el uso de la lógica. El formalismo lógico y la jerga utilizada («lo bueno de su naturaleza es comunicable a todos, según los filósofos») son caractéristicos de esta tradición intelectual.</text:p>
      <text:p text:style-name="Normal">La inscripción de las dos cartas (el<text:s/><text:span text:style-name="T334">Parecer</text:span><text:s/>y el<text:s/><text:span text:style-name="T335">Examen</text:span>) en esta doble tradición de los diálogos greco-renacentistas y de la escolástica favorece un tono un poco vivo, picante, irónico a veces, obviamente con diferencias de grado entre los dos textos, ya que Góngora es un amigo y Jáuregui un enemigo. Pero cabe reconocer que el peso de estos modelos, seguramente presentes inconscientemente en el momento de redacción del<text:s/><text:span text:style-name="T336">Parecer</text:span>, ha podido favorecer cierta agresividad involuntaria en este texto<text:span text:style-name="Appelnotedebasdep."><text:note text:note-class="footnote" text:id="_ftn45"><text:note-citation>46</text:note-citation><text:note-body><text:p text:style-name="Notedebasdepage"><text:s/>Como en el siguiente fragmento: «no debe vuestra merced procurar escribir para solos los doctos, porque de esta suerte le entenderán y gustarán de sus obras muy pocos; parte por no serlo en esta facultad, parte porque no querrán gastar el tiempo y sus juicios en adivinar qué quiso decir vuestra merced (que no profesó escribir enigmas, como en el Simposio), reduciendo a trabajo lo que había de ser meramente gusto, y matándose por entenderlo o no entenderlo:<text:s/><text:span text:style-name="T337">Ut quos, obscuri victos ambagibus oris, / legimus infandae Sphinga dedisse neci</text:span>».</text:p></text:note-body></text:note></text:span>. Algunos<text:s/><text:span text:style-name="T338">procedimientos habituales de la sátira</text:span>, como la ironía, los conceptos por<text:s/><text:span text:style-name="T339">acomodación de cita o incluso cierto gracejo en el tono, están utilizados para contestar a Góngora y serán movilizados de nuevo en el<text:s/></text:span><text:span text:style-name="T340">Examen</text:span><text:span text:style-name="T341">, esta vez para zaherir, sin tapujos ni remilgos, a Jáuregui.</text:span></text:p>
      <text:h text:style-name="Titre2" text:outline-level="2">5. [Fuentes] Un enfoque retoricista y erudito</text:h>
      <text:p text:style-name="Normal">Los autores que son la base de la reflexión del abad de Rute son Aristóteles (la<text:s/><text:span text:style-name="T342">Poética</text:span><text:s/>y la<text:s/><text:span text:style-name="T343">Retórica</text:span>), Horacio (el<text:s/><text:span text:style-name="T344">Arte poética</text:span>), Quintiliano (<text:span text:style-name="T345">Institución oratoria</text:span>) y, en menor medida, Cicerón (<text:span text:style-name="T346">Del supremo bien y del supremo mal, Cuestiones académicas, De la naturaleza de los dioses</text:span>). Fernández de Córdoba ha releído atentamente los capítulos claves de algunas de estas obras, con seguridad de las cuatro primeras, para construir una reflexión sólida sobre la claridad de la elocución<text:span text:style-name="Appelnotedebasdep."><text:note text:note-class="footnote" text:id="_ftn46"><text:note-citation>47</text:note-citation><text:note-body><text:p text:style-name="Notedebasdepage"><text:s/>El abad de Rute parece tener menos familiaridad con Cicerón.</text:p></text:note-body></text:note></text:span>. Que cite indiferentemente estos libros demuestra que para él las reglas de la retórica se aplican sin el menor problema a la creación poética. El buen poeta debe cuidar la elocución y para eso el dominio de la retórica es imprescindible. El enfoque «retoricista» de la reflexión aparece de forma nítida, si se observa que las dos citas de la<text:s/><text:span text:style-name="T347">Poética</text:span><text:s/>son sacadas del mismo capítulo 22 de dicho tratado –lleva el número 21 en la edición manejada por nuestro autor–, es decir, el consagrado a la calidad de la elocución, donde Aristóteles desarrolla ideas muy afines a las de la<text:s/><text:span text:style-name="T348">Retórica</text:span>. El abad de Rute deja de lado toda la esencia y novedad de este tratado: nunca habla de imitación, ni de fábula poética, etc. El Aristóteles del abad de Rute es esencialmente el autor de la<text:s/><text:span text:style-name="T349">Retórica</text:span>.<text:s/></text:p>
      <text:p text:style-name="Normal">La observación de las fuentes modernas confirma esta impresión. El siglo XVI corresponde en Italia al momento del redescubrimiento de la<text:s/><text:span text:style-name="T350">Poética</text:span><text:s/>a través de numerosas ediciones, traducciones y comentarios. Además, muchos autores italianos se dedicaron a escribir poéticas, desde los planteamientos de la<text:s/><text:span text:style-name="T351">Poética<text:s/></text:span>aristotélica, pero extendiendo las consideraciones a otros campos no abordados por el Estagirita en su obra. Pues, aunque el abad de Rute cite a muchas autoridades modernas italianas, no cita a ninguno de los grandes comentaristas de la<text:s/><text:span text:style-name="T352">Poética</text:span><text:s/>y a pocos autores de poéticas que escribieron desde esta perspectiva (con la salvedad de Escalígero, Minturno y Tasso, de los cuales volveremos a hablar). He aquí, en orden alfabético, la «biblioteca moderna» empleada en el<text:s/><text:span text:style-name="T353">Parecer<text:s/></text:span>tal y como pudimos reconstruirla:<text:s/></text:p>
      <text:list text:style-name="LFO3" text:continue-numbering="true">
        <text:list-item>
          <text:p text:style-name="P354">Julio César<text:s/><text:span text:style-name="T355">Escalígero</text:span>,<text:s/><text:span text:style-name="T356">Poetices libri</text:span><text:s/><text:span text:style-name="T357">VII</text:span>, Lugduni: apud Joannem Crispinum, 1561. Esta ambiciosa poética, de gran transcendencia en Europa, fue escrita durante la década de 1550, en los últimos años de vida de Escalígero y publicada después de que éste falleciera en 1558<text:span text:style-name="Appelnotedebasdep."><text:note text:note-class="footnote" text:id="_ftn47"><text:note-citation>48</text:note-citation><text:note-body><text:p text:style-name="Notedebasdepage"><text:s/>Uno de los mejores estudios sobre la<text:s/><text:span text:style-name="T358">Poética</text:span><text:s/>de Scalígero sigue siendo el canónico Weinberg (1942).</text:p></text:note-body></text:note></text:span>.</text:p>
        </text:list-item>
        <text:list-item>
          <text:p text:style-name="P359">Girolamo<text:s/><text:span text:style-name="T360">Fracastoro</text:span>,<text:s/><text:span text:style-name="T361">Navagero. Della poética</text:span>. Se trata de un diálogo compuesto entre los años 1548 y 1549, pero editado por primera vez en las<text:s/><text:span text:style-name="T362">Obras completas</text:span><text:s/>del autor, después de su muerte en 1555<text:span text:style-name="Appelnotedebasdep."><text:note text:note-class="footnote" text:id="_ftn48"><text:note-citation>49</text:note-citation><text:note-body><text:p text:style-name="Notedebasdepage"><text:s/>Girolamo Fracastoro,<text:s/><text:span text:style-name="T363">H</text:span><text:span text:style-name="T364">ieronymi Fracastorii veronensis opera omnia</text:span>, Venetiis: apud haeredes Lucaeantonii Juntae, 1555.</text:p></text:note-body></text:note></text:span>, en el cual los participantes tratan de definir la poesía y sus finalidades. Se caracteriza por su gran eclecticismo en el manejo de fuentes<text:span text:style-name="Appelnotedebasdep."><text:note text:note-class="footnote" text:id="_ftn49"><text:note-citation>50</text:note-citation><text:note-body><text:p text:style-name="Notedebasdepage"><text:s/>Véase el estudio introductorio de<text:s/><text:span text:style-name="T365">Murray W. Bundy en Fracastoro (1984) y el de Enrico Peruzzi en Fracastoro (2005). Sobre la vida y las obras de Fracastoro es también de utilidad la síntesis de Roccasalva (2008).<text:s/></text:span></text:p></text:note-body></text:note></text:span>.</text:p>
        </text:list-item>
        <text:list-item>
          <text:p text:style-name="P366">Giovanni Andrea<text:s/><text:span text:style-name="T367">Gilio da</text:span><text:s/><text:span text:style-name="T368">Fabriano</text:span>,<text:s/><text:span text:style-name="T369">Topica poetica<text:s/></text:span>[…],<text:span text:style-name="T370"><text:s/></text:span>in<text:s/><text:span text:style-name="T371">Venetia: appresso<text:s/></text:span>Oratio<text:s/><text:span text:style-name="T372">de’ Gobbi,<text:s/></text:span>1580.<text:span text:style-name="T373"><text:s/></text:span>La escritura de este tratado, que enumera figuras y tropos y los ilustra con poetas italianos, se remonta, según afirma el propio autor en el prefacio, a muchos años antes de su publicación –hasta donde me alcanza, la crítica moderna no le ha puesto fecha más precisa<text:span text:style-name="T374"><text:note text:note-class="footnote" text:id="_ftn50"><text:note-citation>51</text:note-citation><text:note-body><text:p text:style-name="Notedebasdepage"><text:s/>Hay poca bibliografía moderna sobre Gilio da Fabriano. La mejor síntesis que pude consultar ha sido de<text:s/><text:span text:style-name="T375">D</text:span>i Monti (2000).</text:p></text:note-body></text:note></text:span><text:span text:style-name="T376">.</text:span></text:p>
        </text:list-item>
        <text:list-item>
          <text:p text:style-name="P377">Marco Girolamo<text:span text:style-name="T378"><text:s/>Vida</text:span>,<text:s/><text:span text:style-name="T379">De arte poetica,<text:s/></text:span>Romae: apud Ludovicum Vicentinum, 1527<text:span text:style-name="T380">.<text:s/></text:span>Esta elegante poética versificada fue escrita en dos etapas: una primera versión, escrita entre 1516 et 1517, conoció una amplia difusión manuscrita. El texto fue retocado y publicado en 1527 – el abad de Rute cita la versión publicada<text:span text:style-name="Appelnotedebasdep."><text:note text:note-class="footnote" text:id="_ftn51"><text:note-citation>52</text:note-citation><text:note-body><text:p text:style-name="Notedebasdepage"><text:s/>Las dos versiones del<text:s/><text:span text:style-name="T381">De arte poetica</text:span><text:s/>han sido editadas por Ralph G. Williams en Vida (1976). El mejor estudio introductorio es el de la reciente edición de Jean Pappe (Vida 2013). También es de interés el capítulo 14 de Weinberg titulado «The new arts of poetry» (1961: 715-719).</text:p></text:note-body></text:note></text:span>.</text:p>
        </text:list-item>
        <text:list-item>
          <text:p text:style-name="P382">Francisco<text:s/><text:span text:style-name="T383">Luisio</text:span>,<text:s/><text:span text:style-name="T384">in librum Quinti Horatii Flacci de Arte poetica commentarius,<text:s/></text:span>Venecia:<text:s/><text:span text:style-name="T385">apud Aldi filios</text:span>, 1554<text:span text:style-name="T386">.<text:s/></text:span><text:span text:style-name="T387">Como su nombre lo indica, se trata de un comentario del<text:s/></text:span><text:span text:style-name="T388">Arte poética</text:span><text:span text:style-name="T389"><text:s/>de Horacio, cuya fecha de composición se desconoce</text:span><text:span text:style-name="Appelnotedebasdep."><text:note text:note-class="footnote" text:id="_ftn52"><text:note-citation>53</text:note-citation><text:note-body><text:p text:style-name="Notedebasdepage"><text:s/>Véase el capítulo titulado «The tradition of Horace’s<text:s/><text:span text:style-name="T390">Ars poetica</text:span>: II. The confusion with Aristotle», en Weinberg (1961: I, 111-155).</text:p></text:note-body></text:note></text:span>.<text:s/></text:p>
        </text:list-item>
        <text:list-item>
          <text:p text:style-name="P391">Antonio<text:s/><text:span text:style-name="T392">Minturno</text:span>,<text:s/><text:span text:style-name="T393">De poeta,<text:s/></text:span>Venetiis: [apud Franciscum Rampazetum], 1559. Se trata de una poética, escrita en forma dialogada, que ambiciona cubrir todos los ámbitos de la poesía, desde la poesía mélica, hasta todas las facetas de la poesía escénica. Se considera que fue escrita poco antes de su fecha de publicación<text:span text:style-name="Appelnotedebasdep."><text:note text:note-class="footnote" text:id="_ftn53"><text:note-citation>54</text:note-citation><text:note-body><text:p text:style-name="Notedebasdepage"><text:s/>Sobre el<text:s/><text:span text:style-name="T394">De poeta</text:span><text:s/>son interesantes los estudios siguientes: Miguel Mora (1997 y 2000).</text:p></text:note-body></text:note></text:span>.<text:s/></text:p>
        </text:list-item>
        <text:list-item>
          <text:p text:style-name="P395">Torcuato<text:s/><text:span text:style-name="T396">Tasso</text:span>,<text:s/><text:span text:style-name="T397">Discorsi del poema heroico del signor Torquato Tasso</text:span>, Napoli: nella Stamparia dello Stigliota, [1594?]. Estos discursos fueron escritos alrededor de 1565, muchos años antes de su primera publicación (1587)<text:span text:style-name="Appelnotedebasdep."><text:note text:note-class="footnote" text:id="_ftn54"><text:note-citation>55</text:note-citation><text:note-body><text:p text:style-name="Notedebasdepage"><text:s/><text:span text:style-name="T398">Discorsi del signor Torquato Tasso dell’ Arte poetica et in particolare del Poema heroico,<text:s/></text:span>in Venetia: ad instanza di GiulioVassalini libraro a Ferrara, 1587<text:span text:style-name="T399">.<text:s/></text:span></text:p></text:note-body></text:note></text:span><text:s/>y posterior modificación en 1594. El abad de Rute cita esta última edición, la única que contenga un libro IV, citado en el<text:s/><text:span text:style-name="T400">Parecer</text:span>. Constituyen un tratado de poética en el que se plantea, de modo metódico y ordenado, cuál es la mejor manera de componer un poema heroico, desde la elección de la materia para el argumento, hasta la expresión verbal. Se trata de definir un género apenas esbozado en la<text:s/><text:span text:style-name="T401">Poética</text:span><text:s/>del Estagirita, desde los planteamientos de éste<text:span text:style-name="Appelnotedebasdep."><text:note text:note-class="footnote" text:id="_ftn55"><text:note-citation>56</text:note-citation><text:note-body><text:p text:style-name="Notedebasdepage"><text:s/>Weinberg (1961: 646-653).</text:p></text:note-body></text:note></text:span>.</text:p>
        </text:list-item>
      </text:list>
      <text:p text:style-name="Normal">Es obvio que el abad de Rute leyó atentamente la mayoría de estos tratados (o por lo menos algunos capítulos claves que podía seleccionar a partir de la tabla de materias) y que escribió su<text:s/><text:span text:style-name="T402">Parecer</text:span><text:s/>después de un tiempo de lecturas o, mejor dicho, de relecturas. Prueba de ello es que se inspira a menudo de la argumentación de cada uno de estos autores y, antes o después, cita escrupulosamente una frase o dos para dejar un discreto testimonio del préstamo que hizo, cuando en realidad todo el fragmento lleva la huella de lo que precede o sigue la cita en su contexto original. En las notas de la edición señalamos estos préstamos<text:span text:style-name="Appelnotedebasdep."><text:note text:note-class="footnote" text:id="_ftn56"><text:note-citation>57</text:note-citation><text:note-body><text:p text:style-name="Notedebasdepage"><text:s/>Ocurre con Quintiliano, con Escalígero, con Juan Andrea Gilio, etc.</text:p></text:note-body></text:note></text:span>.</text:p>
      <text:p text:style-name="P403">Cabe observar en segundo lugar que estas obras son relativamente antiguas en cuanto a su concepción y, en menor medida, en cuanto a su difusión. Esto contribuye a que la mayoría de ellas mantengan un enfoque exclusivamente retoricista. El<text:s/><text:span text:style-name="T404">Arte poética</text:span><text:s/>de Vida, escrito en 1517, es claramente anterior a todo el movimiento de lectura, traducción y comentario de la<text:s/><text:span text:style-name="T405">Poética</text:span><text:span text:style-name="Appelnotedebasdep."><text:note text:note-class="footnote" text:id="_ftn57"><text:note-citation>58</text:note-citation><text:note-body><text:p text:style-name="Notedebasdepage"><text:s/>El pionero comentario de Robortello es de 1548 y será seguido por muchos otros entre los años 1570 y finales del XVI. Para una presentación eficaz de estos comentarios véase Magnien (1990).</text:p></text:note-body></text:note></text:span>. Como escribe Bernard Weinberg: «el<text:s/><text:span text:style-name="T406">De arte poetica</text:span><text:s/>[…] existe en un mundo pre-platónico y pre-aristotélico, en el cual no existe ninguna de las fructíferas ideas de estas dos tradiciones. Son casi únicamente Horacio y los grandes rétores [Quintiliano y Cicerón, se aclara a continuación] quienes constituyen el contexto de esta obra<text:span text:style-name="Appelnotedebasdep."><text:note text:note-class="footnote" text:id="_ftn58"><text:note-citation>59</text:note-citation><text:note-body><text:p text:style-name="Notedebasdepage"><text:s/>Weinberg (1961: 2, 715), traduzco la cita.</text:p></text:note-body></text:note></text:span>». Es verdad que el comentario por Luisini del<text:s/><text:span text:style-name="T407">Arte poética</text:span><text:s/>de Horacio compara la obra de Horacio con la de Aristóteles, pero se trata de un Aristóteles poco «aristotélico» todavía, y muy «horacianizado», si así se puede decir<text:span text:style-name="Appelnotedebasdep."><text:note text:note-class="footnote" text:id="_ftn59"><text:note-citation>60</text:note-citation><text:note-body><text:p text:style-name="Notedebasdepage"><text:s/>Michel Magnien (1990: 49) escribe: «[este tipo de comentario] intent[a] esclarecer a Horacio gracias a Aristóteles. Esto retrasa el descubrimiento del verdadero sentido de los análisis del Estagirita; cada fragmento seleccionado solo lo es desde una perspectiva horaciana, retórica, […] bastante alejada del proyecto aristotélico» (traducción propia).</text:p></text:note-body></text:note></text:span>. También es muy significativo que el abad de Rute cite el<text:s/><text:span text:style-name="T408">De poeta</text:span><text:s/>de Minturno, de 1559, todavía muy marcado por los preceptos de Cicerón, en vez de su<text:s/><text:span text:style-name="T409">Arte poetica</text:span>, de 1564, más claramente aristotélico<text:span text:style-name="Appelnotedebasdep."><text:note text:note-class="footnote" text:id="_ftn60"><text:note-citation>61</text:note-citation><text:note-body><text:p text:style-name="Notedebasdepage"><text:s/>María del Carmen Bobes Naves muestra que, entre la primera versión en latín de la poética minturniana (el<text:s/><text:span text:style-name="T410">De poeta<text:s/></text:span>de 1559, citado por el abad de Rute) y la segunda versión en italiano (el<text:s/><text:span text:style-name="T411">Arte poetica</text:span><text:s/>de 1564) se produce, además del paso de un idioma a otro, un cambio de orientación filosófica hacia un «aristotelismo moderado» (Minturno 2009: 13). En efecto, como Carlos de Miguel Mora explica, el<text:s/><text:span text:style-name="T412">De poeta<text:s/></text:span>tiene todavía una fuerte impronta retoricista, y de hecho Minturno se apoya en primerísimo lugar en el diálogo<text:s/><text:span text:style-name="T413">De oratore</text:span><text:s/>de Cicerón (Miguel Mora 2000). Lo confirma también Michel Magnien (1990: 56): en el<text:s/><text:span text:style-name="T414">De oratore</text:span>, dice, «los análisis aristotélicos se difuminan […] entre los de otros teóricos antiguos (Platón, Horacio, Quintiliano), porque el eclectismo de Minturno lo lleva a utilizar las informaciones de la<text:s/><text:span text:style-name="T415">Poética,</text:span><text:s/>antes que a seguir su estética o su método. La fuerte influencia de la retórica ciceroniana en la totalidad de sus teorías hace del público, de sus expectativas y exigencias, el propio fundamento de su reflexión poética» (traduzco la cita).</text:p></text:note-body></text:note></text:span>. Finalmente, un tratado como la<text:s/><text:span text:style-name="T416">Topica poetica</text:span><text:s/>de Gilio da Fabriano es la culminación de este enfoque retoricista de la reflexión sobre la poesía: «este tratado de “retórica poética”, que constituye una pervivencia tardía de los catálogos tópicos, propone un catálogo de lugares de la invención, ilustrados por citas de poetas exclusivamente italianos. En el fondo, el único elemento poético de este tratado son los ejemplos, sacados de poetas; si no fuera el caso, nada lo distinguiría de una retórica» explica Teresa Chevrolet<text:span text:style-name="Appelnotedebasdep."><text:note text:note-class="footnote" text:id="_ftn61"><text:note-citation>62</text:note-citation><text:note-body><text:p text:style-name="Notedebasdepage"><text:s/>Chevrolet (2007: 552).</text:p></text:note-body></text:note></text:span>.</text:p>
      <text:p text:style-name="P417">Obviamente no entran en esta categoría de «obras ajenas al redescubrimiento de la<text:s/><text:span text:style-name="T418">Poética</text:span><text:s/>aristotélica» el<text:s/><text:span text:style-name="T419">Poetices libri VII</text:span><text:s/>de Escalígero y los discursos de Tasso, dos autores que fueron justamente lectores atentos de la<text:s/><text:span text:style-name="T420">Poética</text:span><text:s/>y divulgadores de su contenido en Europa. Sin embargo, el abad de Rute hace una lectura muy selectiva de estas obras y cita exclusivamente fragmentos que tratan de la<text:s/><text:span text:style-name="T421">elocutio</text:span>. Del<text:s/><text:span text:style-name="T422">Discurso del poema heroico</text:span><text:s/>menciona un fragmento donde, significativamente, Tasso comenta al Aristóteles de la<text:s/><text:span text:style-name="T423">Retórica</text:span><text:s/>y concluye que la principal virtud de la elocución es su claridad. De la misma forma, utiliza del tratado de Escalígero (que ofrecía, sin embargo, una teoría sistemática del arte poética, cuya relación complicada con Aristóteles no podemos desarrollar aquí<text:span text:style-name="Appelnotedebasdep."><text:note text:note-class="footnote" text:id="_ftn62"><text:note-citation>63</text:note-citation><text:note-body><text:p text:style-name="Notedebasdepage"><text:s/>Véase al respecto Weinberg (1942), quien estableció la deuda y también la independencia de Escalígero con respecto a Aristóteles.</text:p></text:note-body></text:note></text:span>) un fragmento del libro IV, dedicado a estudiar la ornamentación del poema, gracias a la elección de un estilo conveniente y de las figuras adecuadas: de ahí saca una confirmación de que se debe evitar la oscuridad. A veces también utiliza a Escalígero de manera más anecdótica, para emitir juicios sobre el valor de algunos poetas, siempre enfocando el juicio desde la calidad de la elocución: Valerio Flacco y Persio son demasiado oscuros; Bembo y Pontano repiten demasiado algunas palabras.</text:p>
      <text:p text:style-name="P424">Vemos también que las obras modernas son utilizadas siempre para confirmar las autoridades antiguas: Vida expresa con mayor fuerza aún que Horacio, dice el abad de Rute, el ideal renacentista de una obra que dé una engañosa sensación de facilidad al lector; Vida y Fracastoro concuerdan con Horacio sobre la necesidad de utilizar para cada género un estilo adecuado; como ya vimos, Tasso confirma a Aristóteles, etc. Es posible que en algunos casos haya sido la autoridad moderna la que condujo al abad de Rute a la autoridad antigua<text:span text:style-name="Appelnotedebasdep."><text:note text:note-class="footnote" text:id="_ftn63"><text:note-citation>64</text:note-citation><text:note-body><text:p text:style-name="Notedebasdepage"><text:s/>Da esta sensación el fragmento en el que cita a Tasso explicando un fragmento de Aristóteles.</text:p></text:note-body></text:note></text:span>, aunque siempre empiece ofreciendo la fuente antigua de las ideas que presenta y después la confirme con la moderna. El efecto buscado por el abad de Rute es demostrar a Góngora que todas las autoridades, antiguas y modernas, coinciden en censurar la oscuridad y que, por lo tanto, tiene que renunciar a esta nueva forma de escritura. Eso lo lleva a cierta radicalización de las doctrinas presentadas, eliminando matices o ideas que no vayan en el sentido de lo que quiere presentar<text:span text:style-name="Appelnotedebasdep."><text:note text:note-class="footnote" text:id="_ftn64"><text:note-citation>65</text:note-citation><text:note-body><text:p text:style-name="Notedebasdepage"><text:s/>El abad de Rute fuerza los textos hacia una condena radical de la oscuridad, cuando en realidad presentan a veces posiciones más matizadas. Véase al respecto Azaustre Galiana (2005) y Elvira (2014a).</text:p></text:note-body></text:note></text:span>.</text:p>
      <text:p text:style-name="Normal">Otra fuente utilizada por Fernández de Córdoba es la literatura polémica publicada en Italia, al final del siglo XVI. En el<text:s/><text:span text:style-name="T425">Parecer</text:span><text:s/>cita explícitamente la polémica entre Tasso y la Academia de la Crusca, cuando aborda el tema de los neologismos:<text:s/></text:p>
      <text:p text:style-name="quote">[introducir neologismos] viene a ser lenguaje pedantesco fidentiano, de que le culpa a Torcuato Tasso, como a usurpador y frecuentador de palabras peregrinas, la Academia de la Crusca en la defensa del<text:s/><text:span text:style-name="T426">Furioso</text:span>, diciendo que Aristóteles concedió que cayese en los poemas agua de palabras forasteras, pero no que tempestase.</text:p>
      <text:p text:style-name="Normal">El abad de Rute se muestra atento a un detalle que ya fue objeto de polémicas en otra área lingüística y cultural. Reconoce en la poesía gongorina una característica común con la de Tasso, que también podría ser objeto de críticas; los ataques sufridos por el poeta italiano son un precedente que justifica las advertencias a Góngora.</text:p>
      <text:p text:style-name="Normal">Otras veces utiliza herramientas conceptuales o categorías lógicas que fueron empleadas con anterioridad en otras polémicas italianas. Así los términos de «fin arquitectónico» y «fin instrumental», utilizados para analizar las finalidades de la poesía, proceden de Aristóteles, pero fue Giambattista Guarini quien los introdujo en el debate literario para comparar y distinguir la tragedia, la comedia y la tragicomedia<text:span text:style-name="Appelnotedebasdep."><text:note text:note-class="footnote" text:id="_ftn65"><text:note-citation>66</text:note-citation><text:note-body><text:p text:style-name="Notedebasdepage"><text:s/>Primera intervención del autor del<text:s/><text:span text:style-name="T427">Pastor Fido</text:span><text:s/>en esta polémica: Guarini,<text:s/><text:span text:style-name="T428">Il Verrato, ovvero difesa di quanto ha scritto M. Giason Denores, contra le tragicomedie et le pastorali, in uno suo discorso di poesia,<text:s/></text:span>in<text:span text:style-name="T429"><text:s/></text:span>Ferrara: ad instanza di Alfonso Caraffa, 1588. Segunda intervención: Guarini,<text:s/><text:span text:style-name="T430">Il Verato secondo overo replica dell’ Attizzato accademico ferrarese in difesa del Pastor Fido</text:span>, in Firenze: per Filippo Giunti, 1593. Reunió los elementos teóricos de la discusión en: Guarini,<text:s/><text:span text:style-name="T431">Compendio della poesia tragicomica</text:span>, Venecia, appresso Gio. Battista Ciotti, 1601. Citaré siempre por Guarini (2008).</text:p></text:note-body></text:note></text:span>. Guarini, autor del<text:s/><text:span text:style-name="T432">Pastor Fido</text:span>, respondió a los ataques de Jasón Denores, que le echaba en cara el carácter supuestamente monstruoso de la tragicomedia, inconciliable con la<text:s/><text:span text:style-name="T433">Poética</text:span><text:s/>de Aristóteles. Guarini replicó haciendo un análisis detallado de las partes de la tragedia y de la comedia y de sus finalidades respectivas. Después de definir la tragicomedia como poema mixto, expone la finalidad instrumental de la tragicomedia (imitar cosas trágicas y cómicas mezcladas) y su finalidad arquitectónica (purgar la melancolía, como en el caso de la comedia)<text:span text:style-name="Appelnotedebasdep."><text:note text:note-class="footnote" text:id="_ftn66"><text:note-citation>67</text:note-citation><text:note-body><text:p text:style-name="Notedebasdepage"><text:s/>Guarini (2008: 231).</text:p></text:note-body></text:note></text:span>. El abad de Rute utiliza estas mismas herramientas lógicas, en un contexto totalmente diferente, para definir las finalidades de la poesía en general (¿sirve para aprovechar, para deleitar o para las dos cosas a la vez?) y así comprobar que la poesía gongorina no cumple con el fin instrumental (deleitar), ni con el fin arquitectónico (ser útil) de la poesía. En realidad, el injerto de estas categorías lógicas en el discurso literario del abad de Rute se realizó en el capítulo XX de la<text:s/><text:span text:style-name="T434">Didascalia multiplex</text:span><text:span text:style-name="Appelnotedebasdep."><text:note text:note-class="footnote" text:id="_ftn67"><text:note-citation>68</text:note-citation><text:note-body><text:p text:style-name="Notedebasdepage"><text:s/>Fernández de Córdoba,<text:span text:style-name="T435"><text:s/>Didascalia</text:span>…, 1615, cap. XX, p. 211: «quid sit poeticae finis, aliquot autorum conciliata loca».</text:p></text:note-body></text:note></text:span>. Quizás eso explique que, ni en el<text:s/><text:span text:style-name="T436">Parecer,</text:span><text:s/>ni en el<text:s/><text:span text:style-name="T437">Examen</text:span><text:s/>donde se volverán a utilizar estas categorías, Fernández de Córdoba mencione la fuente.<text:s/></text:p>
      <text:p text:style-name="Normal">Otra influencia que dejó el intercambio de discursos y panfletos entre Guarini y Jasón Denores en el<text:s/><text:span text:style-name="T438">Parecer</text:span><text:s/>es cierta definición del decoro, entendido como adaptación del estilo a un determinado género literario<text:span text:style-name="Appelnotedebasdep."><text:note text:note-class="footnote" text:id="_ftn68"><text:note-citation>69</text:note-citation><text:note-body><text:p text:style-name="Notedebasdepage"><text:s/>Ni Guarini, ni Denores fueron los únicos literatos de su tiempo en definir el decoro como la adaptación o conveniencia de un estilo para un género poético determinado. Jerónimo Vida (<text:span text:style-name="T439">De arte poetica</text:span>, III, v.170-176) y Girolamo Fracastoro (2005: 82-84<text:span text:style-name="T440">),</text:span><text:s/>citados por el abad de Rute, también desarrollan esta idea. Sin embargo, es muy probable que el hecho de utilizar la noción de decoro para criticar el estilo de las<text:s/><text:span text:style-name="T441">Soledades</text:span><text:s/>venga de Guarini y Denores, lectura de predilección de Fernández de Córdoba, pues ambos lo utilizan para atacar o defender una obra literaria.</text:p></text:note-body></text:note></text:span>. Denores criticó la tragicomedia, con el argumento de que el estilo bajo, característico de la comedia, y el estilo magnífico, característico de la tragedia, eran incompatibles en un mismo texto<text:span text:style-name="Appelnotedebasdep."><text:note text:note-class="footnote" text:id="_ftn69"><text:note-citation>70</text:note-citation><text:note-body><text:p text:style-name="Notedebasdepage"><text:s/>Denores,<text:s/><text:span text:style-name="T442">Discorso intorno a que' principii, cause et accrescimenti che la comedia, la tragedia et il poema eroico ricevono dalla filosofia morale e civile e da'governatori delle republiche,<text:s/></text:span>in Padova: appresso Paolo Meieto, 1586, f. 39 v.</text:p></text:note-body></text:note></text:span>. Y también criticó que la lengua utilizada en el<text:s/><text:span text:style-name="T443">Pastor Fido</text:span><text:s/>fuera demasiado figurada, con ornamentaciones más propias del estilo lírico que de una obra dramática<text:span text:style-name="Appelnotedebasdep."><text:note text:note-class="footnote" text:id="_ftn70"><text:note-citation>71</text:note-citation><text:note-body><text:p text:style-name="Notedebasdepage"><text:s/>Denores,<text:s/><text:span text:style-name="T444">Apologia di Jason<text:s/></text:span>[sic]<text:span text:style-name="T445"><text:s/>Denores contra l’autor del<text:s/></text:span>Verato en GUARINI,<text:s/><text:span text:style-name="T446">Delle opere del cavalier Battista Guarini</text:span>, in Verona: per Giovanni Alberto Tumermani, 1737, II, p. 323.</text:p></text:note-body></text:note></text:span>. La respuesta de Guarini se mantiene en perfecta continuidad con la noción de decoro propuesta por Denores. Tanto Guarini como Denores, acuden a la autoridad de Demetrio de Falero para explicar que a cada género literario corresponde un estilo literario propio. Lo que hace Guarini, después de haber demostrado la legitimidad del nuevo género literario que ha creado, es tratar de definir el estilo propio de la tragicomendia: un estilo «templado», es decir un estilo humilde realzado por elementos graves o un estilo grave moderado por los procedimientos habituales del estilo bajo<text:span text:style-name="Appelnotedebasdep."><text:note text:note-class="footnote" text:id="_ftn71"><text:note-citation>72</text:note-citation><text:note-body><text:p text:style-name="Notedebasdepage"><text:s/>Guarini (2008: 245).</text:p></text:note-body></text:note></text:span>. Es muy probable que esta manera de enfocar el problema del estilo, conveniente para una categoría genérica determinada, llevara al abad de Rute a preguntarse si el estilo sublime empleado por Góngora en las<text:s/><text:span text:style-name="T447">Soledades</text:span><text:s/>era adaptado al género bucólico, dentro del cual sitúa las<text:s/><text:span text:style-name="T448">Soledades<text:s/></text:span>en esta primera etapa de la polémica<text:span text:style-name="Appelnotedebasdep."><text:note text:note-class="footnote" text:id="_ftn72"><text:note-citation>73</text:note-citation><text:note-body><text:p text:style-name="Notedebasdepage"><text:s/>Sabemos que en el<text:s/><text:span text:style-name="T449">Examen</text:span><text:s/>cambiará de opinión al respecto y considerará que las<text:s/><text:span text:style-name="T450">Soledades</text:span><text:s/>pertenecen al género lírico.</text:p></text:note-body></text:note></text:span>. Contestando negativamente, dictamina que si las<text:s/><text:span text:style-name="T451">Soledades</text:span><text:s/>son un poema bucólico, no es lícito utilizar en ellas un estilo sublime y, así, la oscuridad (que sí sería legítima en un poema sublime) no es apropiada para las<text:s/><text:span text:style-name="T452">Soledades</text:span>. Vemos pues que, como en el caso precedente, Fernández de Córdoba se inspira de algún argumento y de una manera de pensar y los utiliza en un contexto y con una finalidad distinta que en la polémica del<text:s/><text:span text:style-name="T453">Pastor Fido</text:span>.</text:p>
      <text:p text:style-name="Normal">Además de las obras teóricas, el abad de Rute cita numerosos versos de poetas, para expresar una idea personal con palabras prestadas o adornar con versos ajenos la reflexión propia. Es un uso mundano de la erudición, destinado a crear una connivencia con el interlocutor. El Virgilio de la<text:s/><text:span text:style-name="T454">Eneida</text:span><text:s/>es el poeta más citado; el de las<text:s/><text:span text:style-name="T455">Bucólicas</text:span>, menos. Ovidio ocupa el segundo lugar más importante en el panteón personal del abad de Rute: se le cita por los<text:s/><text:span text:style-name="T456">Amores</text:span>, los<text:s/><text:span text:style-name="T457">Fastos</text:span>, las<text:s/><text:span text:style-name="T458">Metamorfosis.<text:s/></text:span>Fernández de Córdoba muestra una gran familiaridad con este poeta y da la sensación de citar de memoria diferentes fragmentos breves que pasaron a ser frases hechas para las personas cultas du su tiempo («<text:span text:style-name="T459">non oculi tacuere tui», «medio ibis tutissimus</text:span>»). También cita a menudo la<text:s/><text:span text:style-name="T460">Biblia</text:span><text:s/>y, de hecho, en un fragmento del<text:s/><text:span text:style-name="T461">Examen</text:span><text:s/>explicará que ésta contiene verdaderos fragmentos de poesía lírica<text:span text:style-name="Appelnotedebasdep."><text:note text:note-class="footnote" text:id="_ftn73"><text:note-citation>74</text:note-citation><text:note-body><text:p text:style-name="Notedebasdepage"><text:s/>Artigas (1925: 427).</text:p></text:note-body></text:note></text:span>. Los demás poetas se citan de forma más escasa. Se puede llegar a sospechar el uso de repertorios de citas o diccionarios latinos, porque a veces varios versos se ensartan unos detrás de otros y llegamos a intuir a partir de qué palabra clave hizo la búsqueda<text:span text:style-name="Appelnotedebasdep."><text:note text:note-class="footnote" text:id="_ftn74"><text:note-citation>75</text:note-citation><text:note-body><text:p text:style-name="Notedebasdepage"><text:s/>Es indudable a partir de las palabras «tirso» o «bacante» en la parte final del<text:s/><text:span text:style-name="T462">Parecer</text:span>.</text:p></text:note-body></text:note></text:span>. Hasta ocurre en algunos casos que, por desconocimiento del contexto, utilice algunas citas de manera un poco alejada a su sentido original y sospechamos que este desfase no siempre es voluntario. Pero, en otros momentos, es indudable que conoce el contexto y el poema, como cuando cita a Policiano seguramente de memoria (por los dos errores literales, si bien el sentido se respeta), después de haber dicho que él mismo imitó este fragmento en su silva<text:s/><text:span text:style-name="T463">Prometeo</text:span>. Las otras obras citadas son: las<text:s/><text:span text:style-name="T464">Elegías</text:span><text:s/>de Propercio, las<text:s/><text:span text:style-name="T465">Silvas</text:span><text:s/>de Estacio, la<text:s/><text:span text:style-name="T466">Farsalia<text:s/></text:span>de Lucano, los<text:s/><text:span text:style-name="T467">Idilios</text:span><text:s/>de Teócrito (en traducción latina), las<text:s/><text:span text:style-name="T468">Silvas</text:span><text:s/>de Policiano,<text:s/><text:span text:style-name="T469">La Andriana</text:span><text:s/>de Terencio y<text:s/><text:span text:style-name="T470">Pséudolo</text:span><text:s/>de Plauto. Además de citar, pondera a varios poetas: a Catulo por sus epitalamios; a Persio como paradigma de dificultad reprobable; a Torcuato Tasso como contramodelo de poeta que pulió demasiado sus obras, en detrimento de la obra corregida, convirtiendo a la<text:s/><text:span text:style-name="T471">Gerusalemne liberata</text:span><text:s/>en la<text:s/><text:span text:style-name="T472">Conquistata</text:span>; a Tibulo, modelo de aparente facilidad y<text:s/><text:span text:style-name="T473">labor limae</text:span>. Luego, «Teócrito, Bión, Virgilio, Calpurnio, Severo, Petrarca, Sannazaro, Pontano, Marco Rosiglia, Gerónimo Benivieni, Bernardo Tasso, Luis Alemanni y el divino Garcilaso» son citados como poetas bucólicos que han escrito en un estilo claro. Valerio Flaco y Estacio son presentados como modelos de poetas cuya oscuridad es tolerable porque escriben poemas heroicos. También se mencionan los<text:s/><text:span text:style-name="T474">Epigramas</text:span><text:s/>de Marcial, el<text:s/><text:span text:style-name="T475">De plantis</text:span><text:s/>de Teofrasto (en traducción latina), los<text:s/><text:span text:style-name="T476">Endecasílabos,</text:span><text:s/>los<text:s/><text:span text:style-name="T477">Epitafios</text:span><text:s/>y los<text:s/><text:span text:style-name="T478">Túmulos</text:span><text:s/>de Bembo y los<text:s/><text:span text:style-name="T479">Triunfos</text:span><text:s/>de Petrarca.<text:s/></text:p>
      <text:p text:style-name="Normal">La prosa es citada o mencionada con menor frecuenica: diálogos, obras dramáticas, trabajos de historiadores, científicos o padres de la Iglesia. En este caso también utilizó probablemente diferentes herramientas de erudición o diccionarios que organizan temáticamente las citas de los prosistas siguientes: Plauto,<text:s/><text:span text:style-name="T480">Mostellaria</text:span>; Luciano de Samosata, traducido al latín:<text:s/><text:span text:style-name="T481">Jupiter tragœdus (Júpiter trágico</text:span>); Máximo de Tiro, en traducción latina,<text:s/><text:span text:style-name="T482">Sermones sive Disputationes XLI</text:span>;<text:span text:style-name="T483"><text:s/></text:span>Eliano,<text:s/><text:span text:style-name="T484">De varia historia (Historias curiosas</text:span>); San Jerónimo,<text:s/><text:span text:style-name="T485">Comentario a Ezequiel</text:span><text:s/>o<text:s/><text:span text:style-name="T486">Comentario a Nahúm</text:span>;<text:span text:style-name="T487"><text:s/></text:span>Plinio,<text:span text:style-name="T488"><text:s/>Historia natural</text:span><text:s/>Cornelio Tácito,<text:s/><text:span text:style-name="T489">Anales</text:span>; y Diodoro Sículo,<text:s/><text:span text:style-name="T490">Bibliotheca historica, sive historiae priscae</text:span>.<text:s/></text:p>
      <text:p text:style-name="P491">Finalmente, podemos rastrear la utilización de obras no citadas explícitamente, pero de las cuales echa mano para sacar citas. Que el abad de Rute utilice diccionarios, manuales,<text:s/><text:span text:style-name="T492">Tesoros</text:span><text:s/>o antologías no es de extrañar, pues eran muy comunes en la época, y no por eso desmerece su cultura que es verdaderamente asombrosa por su extensión y variedad. Por ejemplo, según pudimos advertir, finge citar un verso de las<text:s/><text:span text:style-name="T493">Bacantes</text:span><text:s/>de Eurípides, en alguna traducción al latín, sin precisar que lo que de verdad reproduce es la paráfrasis que Natale Conti dio de este fragmento en sus<text:s/><text:span text:style-name="T494">Mythologiae</text:span><text:span text:style-name="Appelnotedebasdep."><text:note text:note-class="footnote" text:id="_ftn75"><text:note-citation>76</text:note-citation><text:note-body><text:p text:style-name="Notedebasdepage"><text:s/>Remito a las notas de la edición para el detalle.</text:p></text:note-body></text:note></text:span>. Pero esto ocurre muy pocas veces. Al contrario, cuando Fernández de Córdoba utiliza un instrumento de erudición, suele confesarlo. Así, por ejemplo, deja entrever que debe una cita de Aulo Gelio a Conrado Licóstenes, compilador que, a su vez, la sacaba de los<text:s/><text:span text:style-name="T495">Adagia</text:span><text:s/>de Erasmo. La honradez intelectual prevalece al final por encima de las ganas de lucir erudición.<text:s/></text:p>
      <text:p text:style-name="Normal">De todo lo dicho se desprende que el abad de Rute es un lector muy culto, que sabe manejar instrumentos de erudición variados. Sabe a la perfección cómo y dónde encontrar fuentes de información. Es más un compilador del saber y de las ideas ajenas que un autor capaz de inventar conceptos nuevos.<text:s/></text:p>
      <text:h text:style-name="Titre2" text:outline-level="2">6. [Conceptos debatidos] Un amplio abanico de temas, con énfasis en el de la oscuridad</text:h>
      <text:p text:style-name="Normal">El abad de Rute establece las bases de las futuras discusiones sobre la oscuridad en los textos posteriores de la polémica<text:span text:style-name="Appelnotedebasdep."><text:note text:note-class="footnote" text:id="_ftn76"><text:note-citation>77</text:note-citation><text:note-body><text:p text:style-name="Notedebasdepage"><text:s/>Sigue siendo imprescindible el estudio de Joaquín Roses (1994).</text:p></text:note-body></text:note></text:span>, enfocando el problema desde múltiples perspectivas. Para Fernández de Córdoba, la oscuridad es condenable porque impide la perspicuidad, a la que tiene que tender toda producción poética, como cualquier otro discurso escrito. Observamos aquí el resultado del enfoque retoricista de su reflexión: el abad de Rute define la claridad de la «narración» (utiliza la expresión) y aplica esta reflexión al discurso poético. Es particularmente intolerable la oscuridad en las<text:s/><text:span text:style-name="T496">Soledades,</text:span><text:s/>porque procede de un exceso de figuras y, en particular, de tropos. Cada tropo puede potencialmente convertirse en una fuente de oscuridad; una acumulación de tropos acentúa aún más este riesgo. Debe huirse de la oscuridad, dice, porque impide alcanzar las dos finalidades propias de la poesía: deleitar y enseñar. Francisco Fernández de Córdoba concede que puede haber un placer de leer cosas difíciles, por lo menos para los lectores más doctos, pero, dice, la oscuridad no permite que los lectores menos cultos entiendan a fondo el contenido moral y por eso no podrán aprovecharse de la obra. Además, una obra absolutamente buena no puede tener ninguna parte mala, ni le puede faltar nada: que le falte perspicuidad es contradictorio con la idea de perfección.<text:s/></text:p>
      <text:p text:style-name="Normal">Luego acude a otro argumento, totalmente nuevo en la polémica y que tendrá bastante transcendencia en las futuras discusiones: la oscuridad es intolerable en el caso de las<text:s/><text:span text:style-name="T497">Soledades</text:span><text:s/>porque no hablan de misterios de religión que deban permanecer escondidos. Matiza después la idea de que pueda existir un placer de leer cosas difíciles, diciendo que seguramente sus lectores se van a cansar de descifrar enigmas. Y subraya que la sensación de pérdida que experimenta el lector cuando trata de entender la obra gongorina es intolerable, porque le hace sentir como si estuviera leyendo un idioma extranjero y no fuera capaz de entenderlo. Cuestiona que sea el lector quien no esté a la altura de la obra. Otro tema presente y estrechamente vinculado al anterior es la identidad de lo que podríamos llamar el censor legítimo de la poesía: ningún poeta, afirma el abad de Rute, puede prescindir de la aprobación popular; el pueblo es un censor legítimo de las creaciones literarias. De ahí se deriva la ilegitimidad de escribir solo para los doctos, en lenguaje cifrado o con enigmas a los que solo unos escasos lectores muy cultos tendrían acceso. La obra realmente buena es aquella que goza de una aprobación universal.</text:p>
      <text:p text:style-name="Normal">Acaba enunciando un ideal estético muy difundido y que podemos considerar típicamente clásico: que la complejidad y dificultad de composición de la obra permanezcan escondidas y que el lector experimente una engañosa sensación de facilidad. «Venustidad y perspicuidad virgiliana», equilibrio, buen gusto y elegancia: así se puede cifrar el ideal estético del abad de Rute. El buen poeta es aquel que conoce perfectamente la tradición poética e imita a los mejores modelos grecolatinos e italianos. El abad de Rute se cita como ejemplo de poeta que practicó la<text:s/><text:span text:style-name="T498">imitatio</text:span><text:s/>en su silva<text:s/><text:span text:style-name="T499">Prometeo</text:span><text:span text:style-name="Appelnotedebasdep."><text:note text:note-class="footnote" text:id="_ftn77"><text:note-citation>78</text:note-citation><text:note-body><text:p text:style-name="Notedebasdepage"><text:s/>El poema está perdido. Puede que haya sido escrito en latín como hace pensar el buen grado de maestría en este idioma por el autor y la cantidad de poemas neolatinos citados en el<text:s/><text:span text:style-name="T500">Parecer</text:span>.<text:s/></text:p></text:note-body></text:note></text:span><text:span text:style-name="T501">,</text:span><text:s/>donde reinterpretó un fragmento de Teócrito y Policiano (éste ya había imitado a aquél). Un buen poeta también tiene a su disposición un amplio vocabulario y es capaz de crear conceptos ricos y variados. Góngora es «rico y abundante de esta mercancía, como todo el mundo sabe», pero, por afectación y no por incapacidad, prefirió repetir palabras y figuras varias veces.<text:s/></text:p>
      <text:p text:style-name="Normal">El abad de Rute es heredero de una jerarquía de los estilos, en la cual el heroico es el más digno de todos. Por eso animó a Góngora (en sus pareceres perdidos sobre el<text:s/><text:span text:style-name="T502">Polifemo</text:span><text:s/>y la<text:s/><text:span text:style-name="T503">Canción a la toma de Larache</text:span>) a cultivar este género, en el cual no cree que entren las<text:s/><text:span text:style-name="T504">Soledades</text:span>. Está, implícita en toda esta reflexión, la noción de decoro que supone que conviene utilizar el estilo adecuado al género en que uno escribe. Fernández de Córdoba reconoce que los recursos estilísticos que utiliza Góngora en las<text:s/><text:span text:style-name="T505">Soledades</text:span><text:s/>(y que crean la oscuridad) son buenos en sí, pero son propios del estilo sublime y no del bucólico.</text:p>
      <text:p text:style-name="Normal">Otro tema muy presente en el<text:s/><text:span text:style-name="T506">Parecer</text:span><text:s/>es la repetición de palabras y de ideas y el uso excesivo de determinadas figuras. El abad de Rute nota la creación de una especie de idiolecto, la repetición y transformación de metáforas en base a la asociación de las mismas palabras claves. También critica el uso excesivo de dos tropos: hipérbatos e hipérboles, propios del estilo sublime que definió anteriormente.<text:s/></text:p>
      <text:p text:style-name="Normal">El tema de la «propiedad» de las imágenes, es decir su adaptación a la realidad, está también diseminado en todo el<text:s/><text:span text:style-name="T507">Parecer</text:span>. No es conveniente escribir que una campesina tiene la tez blanca, porque no puede tenerla, al trabajar siempre fuera. La propiedad también se entiende como adaptación a la realidad de la mitología, establecida por la tradición de los poetas: las doncellas de la<text:s/><text:span text:style-name="T508">Soledad</text:span><text:s/>I no deberían ser calificadas de «bacantes» ya que están desarmadas y no llevan tirso, al contrario de cómo las representaron los buenos poetas. Lo sorprendente en esta manera de pensar es que, incluso cuando el abad de Rute se pregunta si una cosa puede existir en el mundo real (la tez blanca de una campesina o un barco de haya) busca la respuesta en las obras de los poetas y en la tradición literaria. Tiene mucho sabor el fragmento en el que el autor del<text:s/><text:span text:style-name="T509">Parecer</text:span><text:s/>se presenta, junto a su amigo Francisco de Gálvez, revisando en Teofrasto y Plinio si pueden existir navíos de haya. Bastaría con que alguna autoridad hubiera utilizado esta sinécdoque para que fuera aceptable en Góngora. En efecto, la mejor forma de imitar la naturaleza es imitar a los poetas que ya la imitaron. Encontramos aquí el germen de la futura actitud crítica de los comentaristas (Díaz de Rivas, Salcedo Coronel, Pellicer) que intentarán justificar y disculpar la novedad de las<text:s/><text:span text:style-name="T510">Soledades,</text:span><text:s/>a partir de la tradición poética, acumulando presuntas fuentes.</text:p>
      <text:p text:style-name="Normal">El tema de la novedad o modernidad de la poesía gongorina se cierne sobre todas las reflexiones acerca de la utilización de tropos. El abad de Rute cita por ejemplo una serie de hipálages o metonimias en latín, otras en italiano y se pregunta si la poesía en lengua española tendrá capacidad para integrar las figuras arriesgadas y el ornato difícil que admiten idiomas de mayor tradición poética. También censura la excesiva audacia de algunas construcciones anfibológicas, subrayando que lo que está en juego no es la comprensión literal de los fragmentos, sino la excesiva maleabilidad de las estructuras gramaticales: «aunque todos lo entiendan, será bien aclararlo más», dice. La defensa de la novedad y de la libertad creativa serán afirmadas más rotundamente aún en el<text:s/><text:span text:style-name="T511">Examen</text:span><text:span text:style-name="Appelnotedebasdep."><text:note text:note-class="footnote" text:id="_ftn78"><text:note-citation>79</text:note-citation><text:note-body><text:p text:style-name="Notedebasdepage"><text:s/>Artigas (1925: 425).</text:p></text:note-body></text:note></text:span>.</text:p>
      <text:h text:style-name="Titre2" text:outline-level="2">7. [Otras cuestiones] Un esbozo de los grandes comentarios</text:h>
      <text:p text:style-name="Normal">Si el principal interés del<text:s/><text:span text:style-name="T512">Parecer</text:span><text:s/>es ofrecer, dentro de la polémica gongorina, la primera reflexión ordenada y completa sobre la noción de oscuridad, también constituye un primer esbozo de lo que serán, en las siguientes décadas, los comentarios de la obra de don Luis, bajo la pluma de Díaz de Rivas, Salcedo Coronel y Pellicer. Pocos versos son comentados en el<text:s/><text:span text:style-name="T513">Parecer</text:span>, y lo son desde una perspectiva esencialmente crítica, para señalar los fragmentos que merecen ser enmendados, cuando los tres citados comentaristas tuvieron como objetivo principal defender e ilustrar la obra de Góngora. Sin embargo, pese a esta diferencia esencial, la metodología es similar. Cuando un fragmento presenta alguna dificultad, el abad de Rute (y los comentaristas señalados) buscan en otras autoridades grecolatinas versos que hablen del mismo tema o que contengan el mismo tipo de figuras. Se trata de legitimar o deslegitimar las audacias estilísticas y las creaciones poéticas de Góngora a partir de otras obras canónicas. Por ejemplo, que ninguna autoridad griega o latina haya utilizado la sinécdoque de materia «haya» para designar un barco es motivo suficiente para censurar su uso en la obra de Góngora. Este tropo no tiene legitimidad porque no tiene tradición literaria suficiente. Al revés los tres comentaristas se empeñarán en acumular fragmentos de autores canónicos para avalar la escritura de Góngora. Por otra parte, el abad de Rute no cree que un poeta español se pueda permitir tanta audacia como la que usaron los poetas grecorromanos o italianos. De momento, la lengua castellana no ha alcanzado aún un grado de madurez suficiente para que sea el caso. De hecho, Góngora podría contribuir a realzar la lengua castellana, piensa el abad de Rute, si accediera a escribir el gran poema heroico que España necesita. Por ejemplo, el uso de la metonimia le parece perfectamente lícito en las obras de Virgilio o Petrarca, pero duda en recomendarla en castellano: «En nuestro vulgar no sé si puede usarse, creo que, a poder, no fuera tan ridículo».<text:s/></text:p>
      <text:p text:style-name="Normal">Para encontrar lugares con los cuales comparar los fragmentos que comenta, el abad de Rute utiliza las mismas herramientas de erudición que los demás comentaristas: diccionarios, índices de las obras completas de algún autor, manuales de retórica, obras comentadas de un clásico. Y cae en la misma tentación de acumulación de erudición que sus seguidores. Por ejemplo, cuando comenta la metáfora de las bacantes, encuentra en el<text:s/><text:span text:style-name="T514">Diccionario</text:span><text:s/>de Calepino referencias de textos que hablen de tirsos. Localizadas las citas, acude a las obras completas de los autores en cuestión y de allí copia la cita (una escrupulosidad de la que no siempre harán gala los demás comentaristas<text:span text:style-name="Appelnotedebasdep."><text:note text:note-class="footnote" text:id="_ftn79"><text:note-citation>80</text:note-citation><text:note-body><text:p text:style-name="Notedebasdepage"><text:s/>Pellicer en particular no siempre averigua las citas que aduce, como demostró Dámaso Alonso (1937).</text:p></text:note-body></text:note></text:span>). El resultado es un largo fragmento que nos habla más de la curiosidad personal del abad de Rute por la mitología que de la obra de Góngora.</text:p>
      <text:h text:style-name="Titre2" text:outline-level="2">8. [Conclusión]</text:h>
      <text:p text:style-name="Normal">El<text:s/><text:span text:style-name="T515">Parecer</text:span><text:s/>es un compendio de erudición escrito para convencer a Góngora de que debía corregir sus poemas y restituir su obra a la claridad y perspicuidad virgiliana que solía tener antes de que se lanzara a escribir el<text:s/><text:span text:style-name="T516">Polifemo</text:span><text:s/>y las<text:s/><text:span text:style-name="T517">Soledades</text:span>. No cabe duda de la profunda admiración que don Francisco tenía por la obra de Góngora: absolutamente sincera es su convicción de que es Góngora el mejor poeta de España, como dictaminará en la<text:s/><text:span text:style-name="T518">Apología</text:span>. Pero, en esta etapa de la polémica, considera que la nueva propuesta literaria de Góngora es errónea y que el poeta todavía está a tiempo de corregir el tiro. La oscuridad es «afectada», analiza, es decir, buscada deliberadamente y ninguna autoridad puede respaldarla. También otros «pecadillos» afean la obra, desmereciendo del conjunto, que todos tienen que ver con una<text:s/><text:span text:style-name="T519">elocutio</text:span><text:s/>sobrecargada de tropos. Seguramente las circunstancias previas a la escritura del<text:s/><text:span text:style-name="T520">Parecer</text:span><text:s/>pudieron predisponer al abad de Rute a responder con cierta irritación a Góngora (éste acudió tarde a su amigo para valorar las<text:s/><text:span text:style-name="T521">Soledades</text:span><text:s/>y desatendió los primeros consejos del abad de Rute, redactados en unos pareceres hoy perdidos sobre el<text:s/><text:span text:style-name="T522">Polifemo</text:span><text:s/>y la<text:s/><text:span text:style-name="T523">Canción a la toma de Larache</text:span>) pero, en el fondo, lo que resalta es la falta de adhesión inicial del abad de Rute a la nueva propuesta estética de Góngora. El ataque de Jáuregui, que cosechó en el<text:s/><text:span text:style-name="T524">Parecer</text:span><text:s/>numerosos argumentos en contra de las<text:s/><text:span text:style-name="T525">Soledades</text:span>, puso al abad de Rute en la obligación de reconsiderar su argumentación y reescribirla en parte en el<text:s/><text:span text:style-name="T526">Examen</text:span>. La evolución de una posición a otra muestra que, incluso entre los lectores a priori más favorables a la obra de Góngora, la revolución poética de las<text:s/><text:span text:style-name="T527">Soledades</text:span><text:s/>no se impuso sin sobresaltos.</text:p>
      <text:h text:style-name="Titre2" text:outline-level="2">9. [<text:span text:style-name="T528">E</text:span>stablecimiento del texto<text:span text:style-name="T529">]</text:span></text:h>
      <text:p text:style-name="Normal">De momento solo contamos con un manuscrito que recoja el<text:s/><text:span text:style-name="T530">Parecer</text:span>: el llamado manuscrito Gor<text:span text:style-name="Appelnotedebasdep."><text:note text:note-class="footnote" text:id="_ftn80"><text:note-citation>81</text:note-citation><text:note-body><text:p text:style-name="Notedebasdepage"><text:span text:style-name="T531"><text:s/>B</text:span>FBM, ms. B106-V1-36.</text:p></text:note-body></text:note></text:span><text:s/>(al que en adelante llamaremos G). La edición que ofrecemos a continuación solo se pudo hacer corrigiendo<text:s/><text:span text:style-name="T532">ope ingenii</text:span><text:s/>las erratas que contiene y, en el caso de los abundantes errores que contenían las citas en latín e italiano, remontándonos a la fuente consultada por Fernández de Córdoba. Si aparecieran otros testimonios de este texto, quizás permitieran corregir otros errores que pasaron desapercibidos.<text:s/></text:p>
      <text:p text:style-name="Normal">Para subsanar las citas nos fue útil identificar las ediciones que manejó el abad de Rute, de los autores que cita, guiándonos por las peculiaridades de las citas. El abad de Rute cita la<text:s/><text:span text:style-name="T533">Poética</text:span><text:s/>de Aristóteles en la edición y traducción de Alessandro Pazzi, publicada por primera vez en Venecia en 1536<text:span text:style-name="Appelnotedebasdep."><text:note text:note-class="footnote" text:id="_ftn81"><text:note-citation>82</text:note-citation><text:note-body><text:p text:style-name="Notedebasdepage"><text:span text:style-name="T534"><text:s/></text:span><text:span text:style-name="T535">Aristotelis Poetica per Alexandrum Paccium, patritium florentinum, in latinum conversa</text:span><text:span text:style-name="T536">, Venetiis, in aedibus Aldi et Andreae Asulani soceri, 1536.</text:span></text:p></text:note-body></text:note></text:span>. Fernández de Córdoba no utilizó la<text:s/><text:span text:style-name="T537">princeps</text:span>,<text:span text:style-name="T538"><text:s/></text:span>puesto que ésta presenta el texto latino a continuación del texto griego en un solo bloque, sin indicación de los capítulos<text:span text:style-name="Appelnotedebasdep."><text:note text:note-class="footnote" text:id="_ftn82"><text:note-citation>83</text:note-citation><text:note-body><text:p text:style-name="Notedebasdepage"><text:s/>Hemos manejado el ejemplar de la BNE, R34461.</text:p></text:note-body></text:note></text:span>. Los capítulos fueron introducidos en un sinfín de<text:s/><text:span text:style-name="T539">Obras completas</text:span><text:s/>de Aristóteles, que reutilizaron la traducción de Pazzi. Nótese que el orden de los capítulos varía con respecto a las ediciones modernas. Luego, Fernández de Córdoba cita la<text:s/><text:span text:style-name="T540">Retórica</text:span><text:s/>de Aristóteles en la edición y traducción de Jorge de Trebizonda<text:span text:style-name="Appelnotedebasdep."><text:note text:note-class="footnote" text:id="_ftn83"><text:note-citation>84</text:note-citation><text:note-body><text:p text:style-name="Notedebasdepage"><text:s/><text:span text:style-name="T541">Rhetoricorum Aristotelis ad Theodecten libri tres, Georgio Trapezuntio interprete</text:span>,<text:span text:style-name="T542"><text:s/></text:span>Lugduni: apud Seb. Gryphium, 1545.</text:p></text:note-body></text:note></text:span>, pero no sabemos si manejó la<text:s/><text:span text:style-name="T543">princeps<text:s/></text:span>o alguna reimpresión, pues dicha traducción fue reeditada varias veces a lo largo del siglo XVI.</text:p>
      <text:p text:style-name="Normal">Las numerosísimas citas de la<text:s/><text:span text:style-name="T544">Institución oratoria</text:span><text:s/>presentan características que nos permiten afirmar que el abad de Rute no utilizó la edición más difundida del siglo XVI, establecida por Pellegrino Pasquali y Dionigi Bertocchi en Venecia en 1482 y reimpresa muchas veces. Las citas corresponden todas con una edición parisina mucho menos conocida:<text:s/><text:span text:style-name="T545">De institutione oratoria libri XII,<text:s/></text:span>Parisiis, apud Audoënum Parvum, in via quae est ad D. Iacobum, sub insigni Lilii, 1549. Las diferencias entre ésta y las demás ediciones citadas, antiguas y modernas, son numerosas<text:span text:style-name="Appelnotedebasdep."><text:note text:note-class="footnote" text:id="_ftn84"><text:note-citation>85</text:note-citation><text:note-body><text:p text:style-name="P546"><text:span text:style-name="T547"><text:s/>Cito la edición parisina (</text:span><text:span text:style-name="T548">M. Fabii Quintiliani, oratoris eloquentissimi, De institutione oratoria…</text:span><text:span text:style-name="T549">, 1549) y, entre corchetes, el texto de la edición antigua más difundida:<text:s/></text:span><text:span text:style-name="T550">Institutiones oratoriae</text:span><text:span text:style-name="T551">, [Paulus de Ferraria], Dionysius [Bertochus] Bononiensis et Pereginus [de Pasqualibus], Treviso: 22 octubre 1482:<text:s/></text:span></text:p><text:p text:style-name="P552"><text:span text:style-name="T553">Quid si plerumque accidit, ut faciliora sint ad intellegendum et lucidiora multo, quae a doctissimo quoque dicuntur? Nam et prima est eloquentiae virtus perspicuitas,<text:s/></text:span><text:span text:style-name="T554">et quo quisque [en vez de «quis» en la edición de 1482; así como en Quintiliano 1975-1980 y Quintiliano 2009]</text:span><text:span text:style-name="T555"><text:s/>ingenio minus valet, hoc se magis attollere et dilatare conatur, ut statura breves in digitos eriguntur et plura infirmi minantur. Nam tumidos et corruptos et tinnulos et quocumque alio cacozeliae genere peccantes, certum habeo non virium, sed infirmitatis vitio laborare, ut corpora non robore, sed valetudine inflantur et recto itinere lapsi<text:s/></text:span><text:span text:style-name="T556">[lassi]</text:span><text:span text:style-name="T557"><text:s/>plerumque divertunt<text:s/></text:span><text:span text:style-name="T558">[devertunt].<text:s/></text:span><text:span text:style-name="T559">Erit ergo obscurior etiam<text:s/></text:span><text:span text:style-name="T560">[etiam oscurior]</text:span><text:span text:style-name="T561"><text:s/></text:span><text:span text:style-name="T562">quo quisque deterior.</text:span></text:p><text:p text:style-name="P563">También el siguiente fragmento :<text:s/></text:p><text:p text:style-name="P564"><text:span text:style-name="T565">Plus tamen est obscuritatis in contextu et continuatione sermonis, et plures modi. Quare nec sit tam longus, ut eum prosequi non possit intentio: nec trajectione tam tardus, ut in hyperbaton<text:s/></text:span><text:span text:style-name="T566">[nec transjectone ultra modum hiperbati]</text:span><text:span text:style-name="T567"><text:s/>finis ejus differatur.</text:span><text:span text:style-name="T568"><text:s/></text:span><text:span text:style-name="T569">O éste: In hoc malum etiam a quibusdam laboratur</text:span><text:span text:style-name="T570"><text:s/>[In hoc malum a quibusdam etiam laboratur…]</text:span><text:span text:style-name="T571">;</text:span><text:span text:style-name="T572"><text:s/></text:span><text:span text:style-name="T573">neque id novum vitium est</text:span><text:span text:style-name="T574"><text:s/>[…]</text:span><text:span text:style-name="T575"><text:s/></text:span></text:p><text:p text:style-name="P576"><text:span text:style-name="T577">Para terminar veamos la definición de la hipérbole:</text:span><text:span text:style-name="T578"><text:s/>ementiens superjectio</text:span><text:span text:style-name="T579"><text:s/>(Quintiliano,<text:s/></text:span><text:span text:style-name="T580">De institutione oratoria</text:span><text:span text:style-name="T581">,</text:span><text:span text:style-name="T582"><text:s/></text:span><text:span text:style-name="T583">1549), en vez de lo que se lee en todas las ediciones modernas: «</text:span><text:span text:style-name="T584">Est haec decens veri superjectio</text:span><text:span text:style-name="T585">» (Quintiliano 2009 y 1975-1980); o en las demás ediciones antiguas publicadas en Venecia que rezan así: «</text:span><text:span text:style-name="T586">est haec de mensuris subjectio</text:span><text:span text:style-name="T587">» (Quintiliano,<text:s/></text:span><text:span text:style-name="T588">Institutiones oratoriae</text:span><text:span text:style-name="T589">, 1482). En mi edición he respetado pues el texto de Quintiliano,<text:s/></text:span><text:span text:style-name="T590">De institutione oratoria</text:span><text:span text:style-name="T591"><text:s/>1549, enmendando solamente los evidentes errores de ortografía.</text:span></text:p></text:note-body></text:note></text:span>: es muy probable que el abad de Rute haya manejado algún ejemplar de dicha edición parisina, a no ser que tuviera entre las manos otra versión que no pudimos localizar y sigue la misma tradición textual deturpada.</text:p>
      <text:p text:style-name="Normal">En cambio no pudimos encontrar qué edición del<text:s/><text:span text:style-name="T592">Arte poética</text:span><text:s/>de Horacio utiliza, porque las citas no presentan errores, ni variantes características (solo son de notar algunas aproximaciones, que parecen indicar que el abad de Rute restituye algunos fragmentos de memoria). Por la misma razón tampoco pudimos encontrar en qué edición cita las obras de Cicerón:<text:s/><text:span text:style-name="T593">De finibus,<text:s/></text:span>[<text:span text:style-name="T594">Del supremo bien y del supremo mal</text:span>],<text:s/><text:span text:style-name="T595">Academicorum<text:s/></text:span>[…]<text:span text:style-name="T596"><text:s/>liber</text:span><text:s/>[<text:span text:style-name="T597">Cuestiones académicas</text:span>],<text:s/><text:span text:style-name="T598">De natura deorum<text:s/></text:span>[<text:span text:style-name="T599">De la naturaleza de los dioses</text:span>]; las de Elio Donato:<text:s/><text:span text:style-name="T600">Ars grammatica major</text:span>; y las de Diomedes<text:span text:style-name="T601">: Diomedis artis grammaticae libri III</text:span>; si es que las consultó directamente.</text:p>
      <text:p text:style-name="Normal">La «bibliografía hipotéticamente consultada por el polemista» que logramos reconstruir a partir de las particularidades de la traducciones al latín de unos textos inicialmente escritos en griego (Diodoro de Sicilia, Eliano, Diogenio Laercio, Luciano de Samosata, Máximo de Tiro…) nos permitió corregir numerosos errores de transcripción del copista.</text:p>
      <text:p text:style-name="Normal">Decidimos ofrecer una traducción al español de todas las citas que utiliza el abad de Rute en su texto. En la mayoría de los casos, las traducciones son nuestras, salvo en aquellos casos en que utilizamos alguna traducción publicada, y así lo mencionamos.</text:p>
      <text:h text:style-name="Titre2" text:outline-level="2">10. Bibliografía</text:h>
      <text:h text:style-name="Titre3" text:outline-level="3"><text:span text:style-name="T602">10.1 Obras hipotéticamente citadas o consultadas por el polemista</text:span></text:h>
      <text:p text:style-name="P603">ALEMANNI, Luigi, (o Luigi<text:s/><text:span text:style-name="T604">Alamanni</text:span>):</text:p>
      <text:p text:style-name="P605">——,<text:s/><text:span text:style-name="T606">La Coltivazione</text:span><text:s/><text:span text:style-name="T607">di Luigi Alamanni al christianissimo re Francesco primo</text:span>, stampata in Parigi: da Roberto Stephano, regio stampatore, 1546.</text:p>
      <text:p text:style-name="P608">ARISTÓTELES:</text:p>
      <text:p text:style-name="P609">——,<text:s/><text:span text:style-name="T610">Aristotelis Poetica per Alexandrum Paccium, patritium florentinum, in latinum conversa</text:span>, Venetiis: in aedibus Aldi et Andreae Asulani soceri, 1536.</text:p>
      <text:p text:style-name="P611">——,<text:s/><text:span text:style-name="T612">Rhetoricorum Aristotelis ad Theodecten libri tres, Georgio Trapezuntio interprete,<text:s/></text:span>Lugduni: apud Seb. Gryphium, 1545.</text:p>
      <text:p text:style-name="P613">CALEPINO, Ambrosio:</text:p>
      <text:p text:style-name="P614">——,<text:s/><text:span text:style-name="T615">Ambrosii Calepini dictionarium, in quo restituendo atque exornando haec praestitimus</text:span>, Venetiis: in aedibus Manutianis, 1573.</text:p>
      <text:p text:style-name="P616">CALPURNIO (Titus<text:s/><text:span text:style-name="T617">Calpurnius Siculus</text:span>):</text:p>
      <text:p text:style-name="P618">——,<text:s/><text:span text:style-name="T619">Calpurnii</text:span><text:s/><text:span text:style-name="T620">Eclogae</text:span><text:s/><text:span text:style-name="T621">VII. Nemesiani Eclogae IV</text:span>, Romae: typis Conradi Sweynheym et Arnoldi Pannartz, 1471.<text:s/></text:p>
      <text:p text:style-name="P622"><text:span text:style-name="T623">Cerda</text:span>, Juan Luis de la:</text:p>
      <text:p text:style-name="P624">——,<text:s/><text:span text:style-name="T625">Publii Virgilii Maronis Bucolica et Georgica</text:span><text:s/><text:span text:style-name="T626">argumentis, explicationibus et notis illustrata a Joanne Ludovico de la Cerda</text:span>, [Francofurti]: e nobilis Francorum vadi collegio Paltheniano, 1608.<text:s/></text:p>
      <text:p text:style-name="P627"><text:span text:style-name="T628">——,<text:s/></text:span><text:span text:style-name="T629">Publii Virgilii Maronis priores sex libri Aeneidos argumentis, explicationibus, notis illustrati, auctore Joanne Ludovico de la Cerda<text:s/></text:span><text:span text:style-name="T630">[…], Lugduni: sumptibus Horatii Cardon, 1612.</text:span></text:p>
      <text:p text:style-name="P631"><text:span text:style-name="T632">——,<text:s/></text:span><text:span text:style-name="T633">Publii Virgilii Maronis posteriores sex libri Aeneidos argumentis, explicationibus, notis illustrati, auctore Joanne Ludovico de la Cerda</text:span><text:span text:style-name="T634"><text:s/>[…], Lugduni: sumptibus Horatii Cardon, 1617.</text:span></text:p>
      <text:p text:style-name="P635"><text:span text:style-name="T636">CONTI, Natale, (Natale<text:s/></text:span><text:span text:style-name="T637">Comitis</text:span><text:span text:style-name="T638">):</text:span></text:p>
      <text:p text:style-name="P639"><text:span text:style-name="T640">——,<text:s/></text:span><text:span text:style-name="T641">Natalis</text:span><text:span text:style-name="T642"><text:s/></text:span><text:span text:style-name="T643">Comitis Mythologiae</text:span><text:span text:style-name="T644">,<text:s/></text:span><text:span text:style-name="T645">sive explicationis fabularum libri decem</text:span><text:span text:style-name="T646">, Parisiis: apud Arnoldum Sittart, 1583.</text:span></text:p>
      <text:p text:style-name="P647">DENORES, Giasone:</text:p>
      <text:p text:style-name="P648"><text:span text:style-name="T649">——,<text:s/></text:span><text:span text:style-name="T650">Discorso intorno a que' principii, cause et accrescimenti che la comedia, la tragedia et il poema eroico ricevono dalla filosofia morale e civile e da'governatori delle republiche,<text:s/></text:span><text:span text:style-name="T651">in Padova: appresso Paolo Meieto, 1586.</text:span></text:p>
      <text:p text:style-name="P652">——,<text:s/><text:span text:style-name="T653">Apologia contra l’auttor del Verato di Iason De Nores. Di quanto ha egli detto in un suo discorso delle tragicomedie et delle pastorali</text:span>, in Padova: appresso Paolo Meietti, 1590.</text:p>
      <text:p text:style-name="P654">DIODORO DE SICILIA (también llamado<text:s/><text:span text:style-name="T655">Diodoro Sículo</text:span>):</text:p>
      <text:p text:style-name="P656">——,<text:s/><text:span text:style-name="T657">Bibliotheca historica, sive historiae priscae</text:span>,<text:s/><text:span text:style-name="T658">libri I-VI</text:span><text:s/>(<text:span text:style-name="T659">i. e.</text:span><text:s/>I-IV)<text:s/><text:span text:style-name="T660">a Poggio Florentino conversae</text:span>, Venetiis: Philippus Pincius, 1493.</text:p>
      <text:p text:style-name="P661">ELIANO, Claudio:</text:p>
      <text:p text:style-name="P662">——,<text:s/><text:span text:style-name="T663">Aeliani variae historiae libri XIIII editio postrema multo quam antehac emendatior,<text:s/></text:span>Lugduni: apud Joan Tornaesium, 1601. (Edición bilingüe griego-latín con capítulos).</text:p>
      <text:p text:style-name="P664">ENDELEQUIO, Severo Santo (<text:span text:style-name="T665">Severus Sanctus Endelechius</text:span>, también llamado<text:s/><text:span text:style-name="T666">Severus Retor</text:span>):</text:p>
      <text:p text:style-name="P667">——,<text:s/><text:span text:style-name="T668">Epigrammata et poematia vetera.</text:span><text:s/><text:span text:style-name="T669">Quorum pleraque nunc primum ex antiquis codicibus et lapidibus, alia sparsim antehac errantia, jam undecunque collecta emendatiora eduntur</text:span>, Parisiis: excudebat Dionysius Duvallius, 1590.</text:p>
      <text:p text:style-name="P670">——,<text:s/><text:span text:style-name="T671">Severi Endeleichi carmen bucolicum de mortibus boum cum notis M. Johannis Weitzii</text:span>, Francoforti: apud Egenolphum Emmelium, 1612.</text:p>
      <text:p text:style-name="P672">ESCALÍGERO, Julio César:</text:p>
      <text:p text:style-name="P673">——,<text:s/><text:span text:style-name="T674">Poetices libri</text:span><text:s/><text:span text:style-name="T675">VII</text:span>, Lugduni: apud Joannem Crispinum, 1561.</text:p>
      <text:p text:style-name="P676">FERNÁNDEZ DE CÓRDOBA, Francisco:</text:p>
      <text:p text:style-name="P677">——,<text:s/><text:span text:style-name="T678">Didascalia multiplex</text:span>, Lugduni: Sumptibus Horatii Cardon, 1615.</text:p>
      <text:p text:style-name="P679">FRACASTORO, Girolamo:</text:p>
      <text:p text:style-name="P680">——,<text:s/><text:span text:style-name="T681">H</text:span><text:span text:style-name="T682">ieronymi Fracastorii veronensis opera omnia</text:span>, Venetiis: apud haeredes Lucaeantonii Juntae, 1555.<text:s/></text:p>
      <text:p text:style-name="P683">GILIO<text:s/><text:span text:style-name="T684">da Fabriano</text:span>, Giovanni Andrea:</text:p>
      <text:p text:style-name="P685">——,<text:s/><text:span text:style-name="T686">Topica p</text:span><text:span text:style-name="T687">oetica di M. Giovanni Andrea Gilio da Fabriano, Nella quale con bell’ordine, si dimostrano le parti principali, che debbono havere tutti quelli, che poetar disegnano. Et oltre di questo, se insegna à conoscere, il genere, i luochi topici, e con bel modo, ancora le figure</text:span>, in<text:s/><text:span text:style-name="T688">Venetia: appresso<text:s/></text:span>Oratio<text:s/><text:span text:style-name="T689">de’ Gobbi,<text:s/></text:span>1580.</text:p>
      <text:p text:style-name="P690">GUARINI, Gianbattista:</text:p>
      <text:p text:style-name="P691">——,<text:s/><text:span text:style-name="T692">Il Verrato, ovvero difesa di quanto ha scritto M. Giason Denores, contra le tragicomedie et le pastorali, in uno suo discorso di poesia,<text:s/></text:span>in<text:span text:style-name="T693"><text:s/></text:span>Ferrara<text:span text:style-name="T694">:</text:span><text:s/>ad instanza di Alfonso Caraffa, 1588.</text:p>
      <text:p text:style-name="P695">——,<text:s/><text:span text:style-name="T696">Il Verato secondo overo replica dell’ Attizzato accademico ferrarese in difesa del Pastor Fido</text:span>, in Firenze: Per Filippo Giunti, 1593.</text:p>
      <text:p text:style-name="P697">——,<text:s/><text:span text:style-name="T698">Compendio della poesia tragicomica</text:span>, Venecia: appresso Gio. Battista Ciotti, 1601.<text:s/></text:p>
      <text:p text:style-name="P699">LAERCIO, Diogenes:</text:p>
      <text:p text:style-name="P700">——,<text:s/><text:span text:style-name="T701">Laertiou Diogenous Peri bion dogmaton kai apophthegmaton ton en philosophia eudokimesanton Biblia I' = Laertii Diogenis de vitis dogmatis et apophthegmatis eorum qui in philosophia claruerunt libri X / Thoma Aldobrandino interprete. Cum adnotationibus ejusdem</text:span>, Romae: apud Aloysium Zanettum, 1594.</text:p>
      <text:p text:style-name="P702"><text:span text:style-name="T703">Luciano de<text:s/></text:span>SAMOSATA:</text:p>
      <text:p text:style-name="P704">——,<text:s/><text:span text:style-name="T705">Elegantissima aliquot Luciani opuscula, jam recens per Vincentium Opsopoeum latinitate donata<text:s/></text:span>[…], Haganoae: per Joan. Sec, 1529.</text:p>
      <text:p text:style-name="P706">——,<text:s/><text:span text:style-name="T707">Luciani Samosatensis opera quae quidem extant omnia cum argumentis et annotationibus ejusdem passim adjectis, e graeco sermone in latinum, partim jam olim diversis autoribus, partim nunc demum per Jacobum Micyllum, quaecunque reliqua fuere translata</text:span>,<text:span text:style-name="T708"><text:s/></text:span>Francoforti: apud Christianum Egenolphum, 1538.</text:p>
      <text:p text:style-name="P709">——,<text:s/><text:span text:style-name="T710">Luciani Samosatensis Opera, quae quidem extant, omnia a graeco sermone in latinum conversa, nunc postremum multo diligentius et melius quam ante, ad graecum exemplar correcta et emendata</text:span>, Parisiis: ex officina Michaelis Vascosani, 1546.</text:p>
      <text:p text:style-name="P711">——,<text:s/><text:span text:style-name="T712">Loukianou Hapanta. Luciani Samosatensis opera, quae extant omnia Graece et Latine, in quatuor tomos divisa quorum elenchos post aliquot paginas reperies.<text:s/></text:span><text:span text:style-name="T713">Una cum Gilberti Cognati Nozereni et Joannis Sambuci annotationibus utilissimis<text:s/></text:span><text:span text:style-name="T714">[…],</text:span><text:span text:style-name="T715"><text:s/></text:span><text:span text:style-name="T716">Basileae: per Henricum Petri, 1563.</text:span></text:p>
      <text:p text:style-name="P717">LUISIO, Francesco (también llamado Francesco<text:s/><text:span text:style-name="T718">Luigini</text:span><text:s/>o Franciscus<text:s/><text:span text:style-name="T719">Luisinus Utinensi</text:span><text:s/>o también<text:s/><text:span text:style-name="T720">Franciscus Lovisini</text:span>):</text:p>
      <text:p text:style-name="P721">——,<text:s/><text:span text:style-name="T722">Francisci Luisini Utinensis in librum Quinti Horatii Flacci de arte poetica commentarius,<text:s/></text:span>[1554] en<text:s/><text:span text:style-name="T723">Opera Q. Horatii Flacci Venusini, grammaticorum antiquiss.<text:s/></text:span><text:span text:style-name="T724">Helenii Acronis, et Porphirionis commentariis illustrata</text:span><text:span text:style-name="T725">, Basileae: apud Henrichum Petri, 1555, vol. 2.<text:s/></text:span>Disponible en: &lt; http://www.univ-paris3.fr/html/horace/Horace%20BALE/Lovisini%20Ars.pdf&gt;.<text:s/></text:p>
      <text:p text:style-name="P726">LICÓSTENES, Conrado:</text:p>
      <text:p text:style-name="P727">——,<text:s/><text:span text:style-name="T728">Apophthegmata ex probatis graecae latinaeque linguae scriptoribus</text:span><text:s/><text:span text:style-name="T729">a Conrado Lycosthene collecta,</text:span><text:s/>[Genavae]: excudebat Jacobus Stoer, 1609.</text:p>
      <text:p text:style-name="P730">MAJOR, Georg:</text:p>
      <text:p text:style-name="P731"><text:span text:style-name="T732">——,<text:s/></text:span><text:span text:style-name="T733">Sententiae veterum poetarum per locos communes digestae</text:span><text:span text:style-name="T734">, Lipsiae: Johannes Rhamba excudebat, 1564.</text:span></text:p>
      <text:p text:style-name="P735">MÁXIMO DE TIRO:</text:p>
      <text:p text:style-name="P736">——,<text:span text:style-name="T737"><text:s/>Maximi tyrii philosophi Platonici Sermones sive Disputationes XLI. Ex Cosmi Paccii Archiepiscopi Florentini interpretatione. Ab Henrico Stephano<text:s/></text:span>[…]<text:span text:style-name="T738"><text:s/>enmendata</text:span>. Ex oficina Henrici Stephani Parisiensis typographi, 1547.</text:p>
      <text:p text:style-name="P739">MINTURNO, Antonio:</text:p>
      <text:p text:style-name="P740">——,<text:s/><text:span text:style-name="T741">Antonii Sebastiani Minturni de poeta, ad Hectorem Pignatellum, Vibonensium ducem, libri sex</text:span>, Venetiis: [apud Franciscum Rampazetum], 1559.</text:p>
      <text:p text:style-name="P742">POLICIANO, Ángel:</text:p>
      <text:p text:style-name="P743">——,<text:s/><text:span text:style-name="T744">Angeli Politiani Sylvae, nutricia, manto, rusticus, ambra illustratum per Franciscum Sanctium Brocensem</text:span>, Salmanticae: excudebat Andreas a Portonariis, 1554.</text:p>
      <text:p text:style-name="P745">QUINTILIANO, Marco Fabio:</text:p>
      <text:p text:style-name="P746">——,<text:s/><text:span text:style-name="T747">M. Fabii Quintiliani, oratoris eloquentissimi, De institutione oratoria libri XII</text:span>,<text:span text:style-name="T748"><text:s/></text:span>Parisiis: apud Audoënum Parvum, in via quae est ad D. Iacobum, sub insigni Lilii, 1549.</text:p>
      <text:p text:style-name="P749"><text:span text:style-name="T750">Rosiglia,</text:span><text:s/>Marco:</text:p>
      <text:p text:style-name="P751">——<text:s/><text:span text:style-name="T752">Miscelanee<text:s/></text:span>[sic]<text:s/><text:span text:style-name="T753">nova del p[re]clarissimo poeta maestro Marcho Rasilia da Foligno et altri auctori</text:span><text:s/>[…] Sta[m]pata i[n] Venetia: p[er] Nicolo dicto Zopino, [c. 1510-1515].</text:p>
      <text:p text:style-name="P754">SALVIATI, Lionardo:</text:p>
      <text:p text:style-name="P755">——,<text:s/><text:span text:style-name="T756">Degli accademici della Crusca difesa dell’ Orlando furioso dell’ Ariosto contra’l dialogo dell’epica poesia di Cammillo Pellegrino. Stacciata prima</text:span>, in Firenze: per Domenico Manzani, stampator della Crusca, 1584.</text:p>
      <text:p text:style-name="P757">SIMPOSIO:</text:p>
      <text:p text:style-name="P758">——,<text:s/><text:span text:style-name="T759">Aenigmata Symposii poetae cum scholiis Josephi Castalionis Anconitani</text:span>, Romae: apud Franciscum Zannettum, 1581.</text:p>
      <text:p text:style-name="P760">TASSO, Torcuato:</text:p>
      <text:p text:style-name="P761">——,<text:s/><text:span text:style-name="T762">Discorsi del poema heroico del signor Torquato Tasso</text:span>, Napoli: nella Stamparia dello Stigliota, [1594?].</text:p>
      <text:p text:style-name="P763">TEÓCRITO:</text:p>
      <text:p text:style-name="P764">——,<text:s/><text:span text:style-name="T765">Theocriti Syracusani Idyllia triginta sex, latino carmine reddita Helio Eobano Hesso interprete</text:span>, Haganoae: Per Joan. Secerium, 1530.<text:s/></text:p>
      <text:p text:style-name="P766">TEOFRASTO:</text:p>
      <text:p text:style-name="P767">——,<text:s/><text:span text:style-name="T768">Theophrasti sparse de plantis sententiae in continuatam seriem ad propria capita revocatae</text:span>, Boloniae: apud Alexandrum Benaccium 1561</text:p>
      <text:p text:style-name="P769">VIDA, Marco Girolamo:</text:p>
      <text:p text:style-name="P770">——,<text:s/><text:span text:style-name="T771">Marci Hieronymi Vidae cremonensis de arte poetica libri III</text:span>, Romae: apud Ludovicum Vicentinum, 1527.</text:p>
      <text:p text:style-name="Normal"/>
      <text:h text:style-name="Titre3" text:outline-level="3">10.2.1 Otras referencias bibliográficas del editor (manuscritos e impresos anteriores a 1800)</text:h>
      <text:p text:style-name="P772"><text:span text:style-name="T773">Antonio</text:span>,<text:span text:style-name="T774"><text:s/></text:span>Nicolás:</text:p>
      <text:p text:style-name="P775">——,<text:s/><text:span text:style-name="T776">Bibliotheca Hispana Nova</text:span>, Matriti: apud Joachimum de Ibarra, 1783-1788.</text:p>
      <text:p text:style-name="P777">BENIVIENI, Girolamo en:</text:p>
      <text:p text:style-name="P778">——,<text:s/><text:span text:style-name="T779">Bucolica</text:span><text:s/><text:span text:style-name="T780">(Tr: Bernardo Pulci). Add: Francesco de Arsocchi: Bucolica. Girolamo Benivieni: Bucolica. Jacopo Fiorino de Boninsegni: Bucolica</text:span>,<text:span text:style-name="T781"><text:s/></text:span>Firenze: Antonio Miscomini, 1481/82.</text:p>
      <text:p text:style-name="P782"><text:span text:style-name="T783">Covarrubias</text:span><text:span text:style-name="T784">, Sebastián</text:span>:</text:p>
      <text:p text:style-name="P785">——<text:span text:style-name="T786">,<text:s/></text:span><text:span text:style-name="T787">Tesoro de la lengua castellana o española</text:span><text:span text:style-name="T788">, en Madrid: por Luis Sánchez, impresor del rey, 1611.</text:span></text:p>
      <text:p text:style-name="P789">DENORES, Giasone:</text:p>
      <text:p text:style-name="P790">——, en GUARINI, Batista,<text:s/><text:span text:style-name="T791">Delle opere del cavalier Battista Guarini</text:span>, in Verona: per Giovanni Alberto Tumermani, 1737, II, p. 313-375. (Esta edición de las obras de Guarini incluye la<text:s/><text:span text:style-name="T792">Apologia di Jason<text:s/></text:span>[sic]<text:span text:style-name="T793"><text:s/>Denores contra l’autor del<text:s/></text:span>Verato)<text:span text:style-name="T794">.</text:span><text:s/></text:p>
      <text:p text:style-name="P795">DIOGENIANO:</text:p>
      <text:p text:style-name="P796">——, «<text:span text:style-name="T797">Diogeniani vulgaria proverbia</text:span>» en<text:span text:style-name="T798"><text:s/>Adagia sive proverbia graecorum ex Zenobio, seu Zenodoto, Diogeniano et Suidae partim edita nunc primum, scholiisque parallelis illustrata, ab Andrea Schotto</text:span>, Antuerpiae: ex officina Plantiniana, apud viduam et filios Joannis Moreti, 1612.</text:p>
      <text:p text:style-name="P799">ELIANO, Claudio:</text:p>
      <text:p text:style-name="P800">——,<text:s/><text:span text:style-name="T801">Aeliani De varia historia libros XIIII</text:span><text:s/><text:span text:style-name="T802">Jacobus Laureus Venetus e graeco in latinum vertebat</text:span>, in Venetia: appresso Gabriel Giolito di Ferrari, 1550.</text:p>
      <text:p text:style-name="P803">——,<text:s/><text:span text:style-name="T804">Aeliani De varia historia libri XIIII, nunc primum et latinate donati et in lucem editi, Justo Vulteio Veterano interprete</text:span>, Lugduni: apud Joan Tornaesium et Guil Gazeium, 1553.</text:p>
      <text:p text:style-name="P805">EURÍPIDES:</text:p>
      <text:p text:style-name="P806">——,<text:s/><text:span text:style-name="T807">Euripides poeta tragicorum princeps in latinum sermonem conversus<text:s/></text:span><text:span text:style-name="T808">[…],<text:s/></text:span><text:span text:style-name="T809">autore Gasgaro Stiblino</text:span><text:span text:style-name="T810">, Basileae: apud Oporinum</text:span>, 1562a<text:span text:style-name="T811">.</text:span></text:p>
      <text:p text:style-name="P812">——,<text:s/><text:span text:style-name="T813">Tragoediae quae hodie extant, omnes latine soluta oratione redditae<text:s/></text:span><text:span text:style-name="T814">[…].</text:span><text:span text:style-name="T815"><text:s/>E praelectionibus Philippi Melanthonis</text:span><text:span text:style-name="T816">, Francofurti: apud L. Lucium, 1562b.</text:span></text:p>
      <text:p text:style-name="P817">——,<text:s/><text:span text:style-name="T818">Euripidis Tragoediæ XIX / Euripidou Tragodion tmema deuterou: Euripidis Tragoediarum pars altera, latinam interpretationem M. Aemilius Portus F.P.C.F. passim ita correxit et expolvit ut nova facie nitidoq[ue] cultu nunc primum in lucem prodeat; carminum ratio ex Gul. Cantero diligenter observata; additis ejusdem in totum Euripidem notis,</text:span><text:s/>Heidelbergæ: typis Hieronymi Commelini[is], 1597.</text:p>
      <text:p text:style-name="P819">——,<text:s/><text:span text:style-name="T820">Euripides tragoediae quae extant, cum latina Gulielmi Canteri interpretatione,<text:s/></text:span>Ginebra: excudebat Paulus Stephanus, 1602.</text:p>
      <text:p text:style-name="P821">FERNÁNDEZ DE CÓRDOBA, Francisco:</text:p>
      <text:p text:style-name="P822">——, BNE, ms. 3271,<text:s/><text:span text:style-name="T823">Historia de la casa de Córdoba</text:span>.</text:p>
      <text:p text:style-name="P824">——, BNE, ms. 2077,<text:s/><text:span text:style-name="T825">Historia de la ciudad de Córdoba y origen de la casa de Alcaudete por el racionero don Francisco de Córdoba</text:span>.</text:p>
      <text:p text:style-name="P826">GUARINI, Gianbattista:</text:p>
      <text:p text:style-name="P827">——,<text:s/><text:span text:style-name="T828">Delle opere del cavalier Battista Guarini</text:span>, in Verona: per Giovanni Alberto Tumermani, 1737, 4 vol.</text:p>
      <text:p text:style-name="P829">LOPE DE VEGA:</text:p>
      <text:p text:style-name="P830">——,<text:s/><text:span text:style-name="T831">La Filomena</text:span>, Barcelona: por Sebastián de Cormellas, 1621.</text:p>
      <text:p text:style-name="P832">MINTURNO, Antonio:</text:p>
      <text:p text:style-name="P833">——,<text:s/><text:span text:style-name="T834">L’arte poetica di Antonio Minturno, della quale si contengono i precetti eroici, tragici, comici e d’ogn’altra poesía, con le postille del dottor Valvassori</text:span>, in Venetia: per Gio. Andrea Valvassori, 1564.</text:p>
      <text:p text:style-name="P835">QUINTILIANO, Marco Fabio:</text:p>
      <text:p text:style-name="P836">——,<text:s/><text:span text:style-name="T837">Institutiones oratoriae</text:span>, Tarvisii: [Paulus de Ferraria], Dionysius [Bertochus] Bononiensis et Pereginus [de Pasqualibus], 22 octubre 1482.</text:p>
      <text:p text:style-name="P838"><text:span text:style-name="T839">Rosiglia,</text:span><text:s/>Marco:</text:p>
      <text:p text:style-name="P840">——,<text:s/><text:span text:style-name="T841">La conversione de sancta Maria Magdalena e la vita de Lazaro e Martha in octava rima hystoriata. Composta pel dignissimo poeta maestro Marcho Rosiglia da Foligno. Opera nova &amp; devotissima</text:span>, stampata in Venetia: per Nicolo dicto Zopino &amp; Vincentio compagni, 1513 adi XIIII de marzo.</text:p>
      <text:p text:style-name="P842">TASSO, Bernardo:</text:p>
      <text:p text:style-name="P843">——,<text:s/><text:span text:style-name="T844">Libro primo de gli amori di Bernardo Tasso</text:span>, in Vinegia: G. Antonio e fratelli da Sabbio, 1531.</text:p>
      <text:p text:style-name="P845">——,<text:s/><text:span text:style-name="T846">Libro primo<text:s/></text:span>[<text:span text:style-name="T847">secondo</text:span>]<text:span text:style-name="T848"><text:s/>de gli amori</text:span>, in Vinegia: per Joan. Ant. da Sabio, XXXIV del mese di settembre, 1534.</text:p>
      <text:p text:style-name="P849">——,<text:s/><text:span text:style-name="T850">Libro terzo de gli amori di Bernardo Tasso</text:span>, in Vinegia: per Bernardino Stagnino, 1537.</text:p>
      <text:p text:style-name="P851">——,<text:s/><text:span text:style-name="T852">Rime di messer Bernardo Tasso divise in cinque libri nuovamente stampate</text:span>, in Vinegia: appresso Gabriel Giolito de’ Ferrari, 1560.</text:p>
      <text:p text:style-name="P853">TASSO, Torcuato:</text:p>
      <text:p text:style-name="P854">——,<text:s/><text:span text:style-name="T855">Discorsi del signor Torquato Tasso dell’ Arte poetica et in particolare del Poema heroico,<text:s/></text:span>in Venetia: ad instanza di GiulioVassalini libraro a Ferrara, 1587</text:p>
      <text:p text:style-name="P856">VACA DE ALFARO, Enrique:</text:p>
      <text:p text:style-name="P857">——,<text:s/><text:span text:style-name="T858">Justa poética a la pureza de la Virgen Nuestra Señora, celebrada en la parroquia de San Andrés de la ciudad de Córdoba, en quinze de enero, de 1617</text:span>, impreso en Sevilla: por Gabriel Ramos Bejarano en la calle de Génova, [1617].</text:p>
      <text:p text:style-name="P859"><text:span text:style-name="T860">Vulgata</text:span>:</text:p>
      <text:p text:style-name="P861">——,<text:s/><text:span text:style-name="T862">La Biblia vulgata latina traducida en español y anotada conforme al sentido de los santos padres y expositores católicos por el padre Felipe Scio de San Miguel</text:span>, en Valencia: en la oficina de Joseph y Thomas de Orga, 1790-1793.</text:p>
      <text:p text:style-name="P863"/>
      <text:h text:style-name="Titre3" text:outline-level="3">10.2.2 Otras referencias bibliográficas del editor (impresos posteriores a 1800)</text:h>
      <text:p text:style-name="P864"><text:span text:style-name="T865">Alatorre</text:span>, Antonio:</text:p>
      <text:p text:style-name="P866">―«Notas sobre las<text:s/><text:span text:style-name="T867">Soledades</text:span><text:s/>(A propósito de la edición de Robert Jammes)»,<text:s/><text:span text:style-name="T868">Nueva Revista de Filología Hispánica</text:span>, 44, n.º 1, 1996, p. 57-98.</text:p>
      <text:p text:style-name="P869"><text:span text:style-name="T870">Alonso,<text:s/></text:span>Dámaso:</text:p>
      <text:p text:style-name="P871">——, «Góngora y la censura de Pedro de Valencia»,<text:s/><text:span text:style-name="T872">Temas gongorinos, Revista de filología española</text:span>, XIV, 1927, p. 347-368.<text:s/></text:p>
      <text:p text:style-name="P873">——, «Todos contra Pellicer»,<text:s/><text:span text:style-name="T874">Revista de filología española</text:span>, XXIV, 1937, p. 320-342.</text:p>
      <text:p text:style-name="P875">——, «La lengua poética de Góngora» (1ª ed. 1932),<text:s/><text:span text:style-name="T876">Obras completas</text:span>, t. V, Madrid, Gredos, 1978, p. 9-240.</text:p>
      <text:p text:style-name="P877">——, «Sobre el Abad de Rute: algunas noticias biográficas»,<text:s/><text:span text:style-name="T878">Obras completas</text:span>, t. VI, Madrid, Gredos, 1982a, p. 203-218. (1ª ed. en E. de Bustos (dir.),<text:s/><text:span text:style-name="T879">Studia Hispanica in honorem R. Lapesa</text:span>, I, Madrid, Cátedra-Seminario Menéndez Pidal, 1972, p. 93-104).</text:p>
      <text:p text:style-name="P880">——, «<text:span text:style-name="T881">Góngora en las cartas del Abad de Rute</text:span>»<text:span text:style-name="T882">, Obras completas</text:span><text:span text:style-name="T883">,<text:s/></text:span>t. VI, Madrid, Gredos, 1982b, p. 219-260. (1ª ed.<text:s/><text:span text:style-name="T884">Homenaje a la memoria de D. Antonio Rodríguez-Moñino (1910-1970)</text:span><text:span text:style-name="T885">,</text:span><text:span text:style-name="T886"><text:s/></text:span>Madrid, Castalia, 1975, p. 27-58).</text:p>
      <text:p text:style-name="P887">——, «La carta autógrafa más antigua que conservamos de Góngora»,<text:s/><text:span text:style-name="T888">Obras completas</text:span>, t. VI, Madrid, Gredos, 1982c, p. 399-421.</text:p>
      <text:p text:style-name="P889"><text:span text:style-name="T890">Amo Lozano, M</text:span>ilagros del:</text:p>
      <text:p text:style-name="P891">——, «Tres capítulos de teoría literaria en F. F. de Córdoba», A. M. Aldama Roy (dir.),<text:s/><text:span text:style-name="T892">De Roma al siglo XX. La cultura occidental ante el mundo latino</text:span>, Madrid, Universidad Nacional de Educación a Distancia, 1996, t. II, p. 647-654.<text:s/></text:p>
      <text:p text:style-name="P893">ARISTÓTELES:</text:p>
      <text:p text:style-name="P894">——,<text:s/><text:span text:style-name="T895">Poética</text:span>, Valentín García Yebra (trad.), Madrid, Gredos, 1974.</text:p>
      <text:p text:style-name="P896"><text:span text:style-name="T897">——,<text:s/></text:span><text:span text:style-name="T898">Ethique de Nicomaque</text:span><text:span text:style-name="T899">, Jean Voilquin (ed. y trad.), Paris, GF-Flammarion, 1992.</text:span></text:p>
      <text:p text:style-name="P900">——,<text:s/><text:span text:style-name="T901">Retórica</text:span>, Quintín Racionero (trad.), Madrid, Gredos, 1994.</text:p>
      <text:p text:style-name="P902">ARTIGAS, Miguel:</text:p>
      <text:p text:style-name="P903">——, (ed.), Fernández de Córdoba, Francisco,<text:s/><text:span text:style-name="T904">Examen del Antídoto o Apología por las Soledades de don Luis de Góngora contra el autor del Antídoto</text:span><text:s/>en<text:s/><text:span text:style-name="T905">Don Luis de Góngora y Argote. Biografía y estudio crítico</text:span>, Madrid, Real Academia Española, Tip. de Revista de Archivos, 1925, Apéndice VII, p. 400-467.</text:p>
      <text:p text:style-name="P906">AULO GELIO:</text:p>
      <text:p text:style-name="P907">——,<text:s/><text:span text:style-name="T908">Noches áticas</text:span>.<text:s/><text:span text:style-name="T909">Noctes atticae</text:span>, libros 1-10, Manuel-Antonio Marcos Casquero y Avelino Domínguez García (trad.), León, Universidad de León, 2006.</text:p>
      <text:p text:style-name="P910"><text:span text:style-name="T911">Azaustre Galiana,</text:span><text:s/>Antonio:</text:p>
      <text:p text:style-name="P912">——<text:span text:style-name="T913">,<text:s/></text:span>«Citas de autoridades y argumentación retórica en las polémicas literarias sobre el estilo culto»,<text:s/><text:span text:style-name="T914">Revista de la Asociación Española de Semiótica</text:span>, n°14, 2005, p. 37-72.</text:p>
      <text:p text:style-name="P915"><text:span text:style-name="T916">BALAVOINE, Claudie y<text:s/></text:span><text:span text:style-name="T917">Laurens</text:span><text:span text:style-name="T918">, Pierre:</text:span></text:p>
      <text:p text:style-name="P919"><text:span text:style-name="T920">——, (dirs.),<text:s/></text:span><text:span text:style-name="T921">La statue et l’empreinte</text:span><text:span text:style-name="T922">.<text:s/></text:span><text:span text:style-name="T923">La poétique de Scaliger</text:span><text:span text:style-name="T924">,</text:span><text:span text:style-name="T925"><text:s/></text:span><text:span text:style-name="T926">Paris, Vrin, 1986.</text:span></text:p>
      <text:p text:style-name="P927"><text:span text:style-name="T928">Balsamo,</text:span><text:span text:style-name="T929"><text:s/>Jean:</text:span></text:p>
      <text:p text:style-name="P930"><text:span text:style-name="T931">——, (dir.),<text:s/></text:span><text:span text:style-name="T932">De Dante a Chiabrera, Poètes italiens de la Renaissance dans la bibliothèque de Fondation Barbier-Mueller</text:span><text:span text:style-name="T933">, Genève, Droz, 2007.</text:span></text:p>
      <text:p text:style-name="P934"><text:span text:style-name="T935">BESSIERE, Jean,<text:s/></text:span><text:span text:style-name="T936">Kushner,<text:s/></text:span><text:span text:style-name="T937">Eva</text:span><text:span text:style-name="T938"><text:s/></text:span><text:span text:style-name="T939">y<text:s/></text:span><text:span text:style-name="T940">Mortier,</text:span><text:span text:style-name="T941"><text:s/>Roland:</text:span></text:p>
      <text:p text:style-name="P942"><text:span text:style-name="T943">——, (dirs.),<text:s/></text:span><text:span text:style-name="T944">Histoire des poétiques</text:span><text:span text:style-name="T945">, Paris, Presses universitaires de France, 1997.</text:span></text:p>
      <text:p text:style-name="P946"><text:span text:style-name="T947">Blanco,</text:span><text:s/>Mercedes:</text:p>
      <text:p text:style-name="P948">——, «Lienzo de Flandes: las<text:s/><text:span text:style-name="T949">Soledades</text:span><text:s/>y el paisaje pictórico»,<text:s/><text:span text:style-name="T950">Actas del IV Congreso Internacional de la Asociación Internacional Siglo de Oro</text:span>, Alcalá de Henares, Servicio de Publicaciones de la Universidad de Alcalá, t. 1, 1996, p. 263-274.</text:p>
      <text:p text:style-name="P951">——, «Góngora y el humanista Pedro de Valencia», en Joaquín Roses (dir.),<text:s/><text:span text:style-name="T952">Góngora Hoy VI. Góngora y sus contemporáneos: de Cervantes a Quevedo</text:span>, Córdoba, Diputación y Universidad, 2005, p. 199-221.<text:span text:style-name="T953"><text:s/></text:span></text:p>
      <text:p text:style-name="P954">——, «La polémica como fermento creativo en el Lope de la vejez»,<text:s/><text:span text:style-name="T955">Anuario Lope de Vega</text:span>, 14, 2008, p. 25-55.</text:p>
      <text:p text:style-name="P956">——,<text:s/><text:span text:style-name="T957">Góngora heroico. Las Soledades y la tradición épica</text:span><text:span text:style-name="T958">, Madrid, Centro de Estudios Europa Hispánica, 2012a.</text:span></text:p>
      <text:p text:style-name="P959">——,<text:s/><text:span text:style-name="T960">Góngora o la invención de una lengua,<text:s/></text:span><text:span text:style-name="T961">León,</text:span><text:span text:style-name="T962"><text:s/></text:span><text:span text:style-name="T963">Universidad, 2012b.</text:span></text:p>
      <text:p text:style-name="P964">——, «Las<text:s/><text:span text:style-name="T965">Soledades</text:span><text:s/>a la luz de la polémica», en Begoña Capllonch<text:span text:style-name="T966">, S</text:span>ara Pezzini,<text:s/><text:span text:style-name="T967">G</text:span>iulia Poggi y Jesús Ponce Cárdenas, (dir.),<text:s/><text:span text:style-name="T968">La Edad del Genio: España e Italia en tiempos de Góngora</text:span>,<text:span text:style-name="T969"><text:s/></text:span>Pisa, edizioni ETS, 2013, p. 7-40.</text:p>
      <text:p text:style-name="P970">CALPURNIO:</text:p>
      <text:p text:style-name="P971">——,<text:s/><text:span text:style-name="T972">Poetae minores</text:span>:<text:s/><text:span text:style-name="T973">Sabinus, Calpurnius, Gratius Faliscus, Nemenianus, Valerius Cato, Verstritius Spurina, Lupercus Servatus, Arborius, Pentadius, Eucheria, Pervigilium veneris</text:span>, M. Cabaret-Dupaty (trad.), Paris, Panckoucke, 1842.</text:p>
      <text:p text:style-name="P974"><text:span text:style-name="T975">Carreira,<text:s/></text:span>Antonio:</text:p>
      <text:p text:style-name="P976">——, «La controversia en torno a las<text:s/><text:span text:style-name="T977">Soledades</text:span>. Un parecer desconocido y edición crítica de las primeras cartas»,<text:s/><text:span text:style-name="T978">Gongoremas</text:span>, Barcelona, Ediciones Península, 1998, p. 239-266.<text:s/><text:span text:style-name="T979">(1</text:span><text:span text:style-name="T980">a</text:span><text:span text:style-name="T981"><text:s/>ed. en</text:span><text:span text:style-name="T982"><text:s/></text:span><text:span text:style-name="T983">Francis Cerdan (dir.),<text:s/></text:span><text:span text:style-name="T984">Hommage à Robert Jammes</text:span><text:span text:style-name="T985">, Toulouse, Presses universitaires du Mirail, 1994, I, p. 151-171).</text:span></text:p>
      <text:p text:style-name="P986">——, (ed.), Luis de Góngora,<text:s/><text:span text:style-name="T987">Obras completas</text:span>, Madrid, Biblioteca Castro, 2008, 2ª ed. corregida, 2 vol. (1ª ed. 2000). (Ofrece una edición del<text:s/><text:span text:style-name="T988">Parecer</text:span><text:s/>en el vol. II, 493-513).</text:p>
      <text:p text:style-name="P989">——, «Difusión y transmisión de la poesía gongorina», en Antonio Carreira (dir.),<text:s/><text:span text:style-name="T990">Góngora: la estrella inextinguible. Magnitud estética y universo contemporáneo</text:span>, Madrid, Sociedad Estatal de Acción Cultural, 2012, p. 87-99.</text:p>
      <text:p text:style-name="P991">CATULO, Gayo Valerio:</text:p>
      <text:p text:style-name="P992"><text:span text:style-name="T993">——,<text:s/></text:span><text:span text:style-name="T994">Poésies</text:span><text:span text:style-name="T995">, George Lafaye (ed.), Paris, Les Belles Lettres, 1989.</text:span></text:p>
      <text:p text:style-name="P996">CERVANTES y SAAVEDRA, Miguel de:</text:p>
      <text:p text:style-name="P997">——,<text:s/><text:span text:style-name="T998">Obra completa, II: Galatea. Novelas ejemplares. Persiles y Sigismunda</text:span>,<text:span text:style-name="T999"><text:s/></text:span>Florencio Sevilla y Antonio Rey Hazas (eds.), Madrid, Centro de Estudios Cervantinos, 1994.</text:p>
      <text:p text:style-name="P1000">CHEVROLET, Teresa:</text:p>
      <text:p text:style-name="P1001"><text:span text:style-name="T1002">——,<text:s/></text:span><text:span text:style-name="T1003">L’idée de fable. Théories de la fiction poétique à la Renaissance</text:span><text:span text:style-name="T1004">, Genève, Droz, 2007.</text:span></text:p>
      <text:p text:style-name="P1005">CICERÓN:</text:p>
      <text:p text:style-name="P1006">——,<text:s/><text:span text:style-name="T1007">Cuestiones académicas</text:span><text:s/>(<text:span text:style-name="T1008">Academicorum posteriorum liber primus</text:span>), Julio Pimentel Álvarez (trad.), México, D.F., Universidad Nacional Autónoma de México, 1980.</text:p>
      <text:p text:style-name="P1009">——,<text:s/><text:span text:style-name="T1010">Sobre los límites del bien y del mal</text:span><text:s/>(<text:span text:style-name="T1011">De finibus</text:span>), Víctor-José Herrero Llorente (trad.), Madrid, Gredos, 1987.</text:p>
      <text:p text:style-name="P1012">——,<text:s/><text:span text:style-name="T1013">De la naturaleza de los dioses</text:span><text:s/>(<text:span text:style-name="T1014">De Natura deorum</text:span>), Ángel Escobar (trad.), Madrid, Gredos, 1999.</text:p>
      <text:p text:style-name="P1015">——,<text:s/><text:span text:style-name="T1016">Tusculanes</text:span><text:s/>(<text:span text:style-name="T1017">Tusculanae disputationes</text:span>), Gustave Fohlen (ed.), Jules Humbert (trad. al francés), Paris, Les Belles Lettres, 1960.</text:p>
      <text:p text:style-name="P1018">CONTI, Natale:</text:p>
      <text:p text:style-name="P1019">——,<text:s/><text:span text:style-name="T1020">Mitologías</text:span>,<text:s/><text:span text:style-name="T1021">Rosa María Montiel y María Consuelo Álvarez Morán (trad.), Murcia, Universidad</text:span>,<text:s/><text:span text:style-name="T1022">1988.</text:span></text:p>
      <text:p text:style-name="P1023">CORREAS, Gonzalo:</text:p>
      <text:p text:style-name="P1024">——,<text:s/><text:span text:style-name="T1025">Vocabulario de refranes y frases proverbiales y otras fórmulas comunes de la lengua castellana, en que van todos los impresos antes y otra gran copia</text:span>, Madrid, Tip. de la<text:s/><text:span text:style-name="T1026">«</text:span>Rev. de Archivos, Bibliotecas y Museos<text:span text:style-name="T1027">»</text:span>, 1924.</text:p>
      <text:p text:style-name="P1028"><text:span text:style-name="T1029">Cruz Casado,</text:span><text:s/>Antonio:</text:p>
      <text:p text:style-name="P1030">——, «'Tanto por plumas…' Góngora y los poetas cordobeses del Siglo de Oro»,<text:s/><text:span text:style-name="T1031">Arbor: Ciencia, pensamiento y cultura</text:span>, 654, 2000, (ejemplar dedicado a<text:s/><text:span text:style-name="T1032">Córdoba ciudad trimilenaria</text:span>), p. 277-296.</text:p>
      <text:p text:style-name="P1033"><text:span text:style-name="T1034">Daza Somoano</text:span>, Juan Manuel:</text:p>
      <text:p text:style-name="P1035">——, «Apuntes acerca de la<text:s/><text:span text:style-name="T1036">Apología por una décima del autor de las Soledades</text:span><text:s/>del Abad de Rute»,<text:s/><text:span text:style-name="T1037">Etiópicas</text:span>, 4, 2008, p. 77-88.</text:p>
      <text:p text:style-name="P1038">——, «Los testimonios de la polémica epistolar Lope-Góngora (1615-1616), con edición de la respuesta de Góngora», en Begoña López Bueno (dir.),<text:s/><text:span text:style-name="T1039">El poeta Soledad. Góngora (1609-1615)</text:span>, Zaragoza, Prensas universitarias de Zaragoza, 2011, p. 271-287.</text:p>
      <text:p text:style-name="P1040"><text:span text:style-name="T1041">DI MONTI, M</text:span>ichele:</text:p>
      <text:p text:style-name="P1042">——, «Andrea Giovanni GILIO»,<text:s/><text:span text:style-name="T1043">Dizionario biográfico degli Italiani</text:span>, volumen 54, 2000. Disponible en: &lt;http://www.treccani.it/enciclopedia/giovanni-andrea-gilio_%28Dizionario-Biografico%29/&gt;.</text:p>
      <text:p text:style-name="P1044">DIODORO DE SICILIA:</text:p>
      <text:p text:style-name="P1045">——,<text:s/><text:span text:style-name="T1046">Biblioteca histórica</text:span>, Juan José Torres Esbarranch (trad.), Madrid, Gredos, 2004.</text:p>
      <text:p text:style-name="P1047"><text:span text:style-name="T1048">Diomedes</text:span><text:span text:style-name="T1049">:</text:span></text:p>
      <text:p text:style-name="P1050"><text:span text:style-name="T1051">——,<text:s/></text:span><text:span text:style-name="T1052">Diomedis artis grammaticae libri III</text:span><text:span text:style-name="T1053">, consultado en Heinrich<text:s/></text:span><text:span text:style-name="T1054">Keil,<text:s/></text:span><text:span text:style-name="T1055">Grammatici Latini</text:span><text:span text:style-name="T1056">, Leipzig, Teubner, 1857, vol. 1, p. 297-529.</text:span></text:p>
      <text:p text:style-name="P1057">DONATO, Elio:</text:p>
      <text:p text:style-name="P1058">——,<text:s/><text:span text:style-name="T1059">Ars grammatica,<text:s/></text:span>consultado en la edición digital siguiente: &lt;<text:span text:style-name="T1060">http://www.intratext.com/IXT/LAT0365/_P1.HTM&gt;</text:span>, IntraText Edition CT, Èulogos, 2007.<text:s/></text:p>
      <text:p text:style-name="P1061">ELIANO, Claudio:</text:p>
      <text:p text:style-name="P1062">——,<text:s/><text:span text:style-name="T1063">Historias curiosas</text:span>, Juan Manuel Cortés Copete (trad.), Madrid, Gredos, 2006.</text:p>
      <text:p text:style-name="P1064"><text:span text:style-name="T1065">Elvira,</text:span><text:s/>Muriel:</text:p>
      <text:p text:style-name="P1066">——, «Del<text:s/><text:span text:style-name="T1067">Parecer</text:span><text:s/>al<text:s/><text:span text:style-name="T1068">Examen</text:span>. Circunstancias de escritura de las dos intervenciones del abad de Rute en la polémica gongorina»,<text:s/><text:span text:style-name="T1069">e-Spania</text:span>, 18, junio de 2014 (2014a). Disponible en: &lt;http://e-spania.revues.org/23621&gt;.<text:s/></text:p>
      <text:p text:style-name="P1070">——, «Lope de Vega, lector del abad de Rute», ponencia leída en el X Congreso Internacional de la Asociación Internacional Siglo de Oro, Venecia, 14 de julio de 2014 (2014b).</text:p>
      <text:p text:style-name="P1071">——, «Ricardo de Turia ¿seudónimo de Lope de Vega en el<text:s/><text:span text:style-name="T1072">Apologético de las comedias españolas</text:span>?»,<text:s/><text:span text:style-name="T1073">Criticón</text:span>, diciembre de 2015 (2015a), en prensa.</text:p>
      <text:p text:style-name="P1074"><text:span text:style-name="T1075">——, «Des polémiques italiennes aux polémiques espagnoles. L’abbé de Rute lecteur de Guarini»,<text:s/></text:span><text:span text:style-name="T1076">D’une péninsule l’autre: rivalités de plumes entre Espagne et Italie (XV</text:span><text:span text:style-name="T1077">e</text:span><text:span text:style-name="T1078">-XVII</text:span><text:span text:style-name="T1079">e</text:span><text:span text:style-name="T1080"><text:s/>siècles</text:span><text:span text:style-name="T1081">), 2015b, en prensa.</text:span></text:p>
      <text:p text:style-name="P1082">ENDELEQUIO, Severo Santo:<text:s/></text:p>
      <text:p text:style-name="P1083">——,<text:s/><text:span text:style-name="T1084">Poesía latina pastoril, de caza y pesca</text:span>, José A. Correa Rodríguez (ed. y trad al español), Madrid, Gredos, 1984. (En esta edición el poema de Severo Santo Endelequio se titula «De la mortandad de bueyes»).</text:p>
      <text:p text:style-name="P1085">ENTRAMBASAGUAS, Joaquín de:</text:p>
      <text:p text:style-name="P1086">——,<text:s/><text:span text:style-name="T1087">Una guerra literaria del siglo de oro. Lope de Vega y los preceptitas aristotélicos</text:span>,<text:s/><text:span text:style-name="T1088">Estudios sobre Lope de Vega</text:span>, 2 vol., Madrid, Consejo Superior de Investigaciones Científicas, 1967 (1ª edición 1932).</text:p>
      <text:p text:style-name="P1089">ERASMO DE RÓTERDAM:</text:p>
      <text:p text:style-name="P1090"><text:span text:style-name="T1091">——,<text:s/></text:span><text:span text:style-name="T1092">Les Adages</text:span><text:span text:style-name="T1093">, Jean-Christophe Saladin (dir.), Paris, Les Belles Lettres, 2011, 5 vol.<text:s/></text:span>El texto en latín está disponible en: &lt;http://sites.univ-lyon2.fr/lesmondeshumanistes/category/adages-erasme/&gt;.</text:p>
      <text:p text:style-name="P1094">ESCALÍGERO, Julius Caesar:</text:p>
      <text:p text:style-name="P1095">——,<text:s/><text:span text:style-name="T1096">Poetices libri</text:span><text:s/><text:span text:style-name="T1097">VII</text:span>, ed. facsímil al cuidado de August Buck, Stuttgart-Bad Cannstatt: Friedrich Frommann, 1964.</text:p>
      <text:p text:style-name="P1098">ESTACIO:</text:p>
      <text:p text:style-name="P1099">——,<text:s/><text:span text:style-name="T1100">P. Papini Stati Silvae,</text:span><text:s/>Joannes S. Phillimore (ed.), Oxonii, 1905.<text:s/></text:p>
      <text:p text:style-name="P1101">——,<text:s/><text:span text:style-name="T1102">Silvas</text:span>, Francisco Torrent Rodríguez (ed. y trad.), Madrid, Gredos, 1995.<text:s/></text:p>
      <text:p text:style-name="P1103"><text:span text:style-name="T1104">Fernández Ariza</text:span>, Carmen:</text:p>
      <text:p text:style-name="P1105">——, «Justas poéticas celebradas en Córdoba en el siglo XVII en honor de la Inmaculada Concepción»,<text:s/><text:span text:style-name="T1106">Boletín de la Real Academia de Córdoba</text:span>, 148, 2005, p. 39-45.</text:p>
      <text:p text:style-name="P1107">FERNÁNDEZ DE AVELLANEDA, Alonso:</text:p>
      <text:p text:style-name="P1108">——,<text:s/><text:span text:style-name="T1109">Segundo tomo del ingenioso hidalgo don Quijote de la Mancha</text:span>, Florencio Sevilla Arroyo (ed.), Alicante, Biblioteca Virtual Miguel de Cervantes, 2001.</text:p>
      <text:p text:style-name="P1110">FERNÁNDEZ DE CÓRDOBA, Francisco:</text:p>
      <text:p text:style-name="P1111">——,<text:s/><text:span text:style-name="T1112">«</text:span>Historia de la casa de Córdoba<text:span text:style-name="T1113">»</text:span>,<text:s/><text:span text:style-name="T1114">Boletín de la Real Academia de Córdoba</text:span>, 1954-1972, vol. 71-92, con paginación separata. (La historia de los quinto y sexto duques de Sessa está en el número 77, enero-junio 1958, p. 140 y siguientes. La historia de los descendientes del III conde de Cabra está en el número 83 de 1962).<text:s/></text:p>
      <text:p text:style-name="P1115">FRACASTORO, Girolamo:</text:p>
      <text:p text:style-name="P1116">——,<text:s/><text:span text:style-name="T1117">Navagero. Della poética</text:span>,<text:s/><text:span text:style-name="T1118">ed. moderna facsímil, con traducción al inglés de Ruth Kelso e introducción de Murray W. Bundy,</text:span><text:span text:style-name="T1119"><text:s/>University of Illinois studies in Language and Literature</text:span>, vol. IX, agosto 1984.</text:p>
      <text:p text:style-name="P1120">——,<text:s/><text:span text:style-name="T1121">Navagero. Della poética</text:span>, Enrico Peruzzi, (ed. y trad. al italiano), Firenze, Alinea editrice, 2005.</text:p>
      <text:p text:style-name="P1122">GALAND, Perrine y HALLYN, Fernand:</text:p>
      <text:p text:style-name="P1123"><text:span text:style-name="T1124">——, (dir.),<text:s/></text:span><text:span text:style-name="T1125">Poétiques de la Renaissance: le modèle italien, le monde franco-bourguignon et leur héritage en France au XVIe siècle</text:span><text:span text:style-name="T1126">, Genève, Droz, 2001.</text:span></text:p>
      <text:p text:style-name="P1127"><text:span text:style-name="T1128">GAtes,<text:s/></text:span><text:span text:style-name="T1129">Eunice Joiner:</text:span></text:p>
      <text:p text:style-name="P1130"><text:span text:style-name="T1131">——, «Don Francisco Fernández of Córdoba, defender of Góngora»,<text:s/></text:span><text:span text:style-name="T1132">The Romanic Review</text:span><text:span text:style-name="T1133">, XLII, 1951, p. 18-26.</text:span></text:p>
      <text:p text:style-name="P1134">——, (ed.), Francisco Fernández de Córdoba,<text:s/><text:span text:style-name="T1135">Apología</text:span>, Apéndice 1,<text:s/><text:span text:style-name="T1136">Documentos gongorinos</text:span>, México, D.F., El Colegio de México, 1960, p. 144-151.</text:p>
      <text:p text:style-name="P1137"><text:span text:style-name="T1138">Góngora, l</text:span>uis de,<text:s/><text:span text:style-name="T1139">Epistolario completo</text:span>, Antonio Carreira (ed.), Zaragoza, Libros Pórtico, 2000.<text:s/></text:p>
      <text:p text:style-name="P1140">——,<text:s/><text:span text:style-name="T1141">Obras completas</text:span>, Antonio Carreira (ed.), Madrid, Fundación José Antonio de Castro, 2008 (1ª ed. 2000).</text:p>
      <text:p text:style-name="P1142"><text:span text:style-name="T1143">González de Amezúa y Mayo,<text:s/></text:span>Agustín:</text:p>
      <text:p text:style-name="P1144">——,<text:s/><text:span text:style-name="T1145">Lope de Vega en sus cartas</text:span>, Madrid, Tipografía de Archivos, t. 1, 1935.</text:p>
      <text:p text:style-name="P1146">GRACIÁN, Baltasar:</text:p>
      <text:p text:style-name="P1147">——,<text:s/><text:span text:style-name="T1148">Agudeza y arte de ingenio</text:span>, Evaristo Correa Calderón (ed.), Madrid, Clásicos Castalia, 1969.</text:p>
      <text:p text:style-name="P1149">GUARINI, Gianbattista:</text:p>
      <text:p text:style-name="P1150">——,<text:s/><text:span text:style-name="T1151">Il Compendio della poesia tragicomica</text:span> /<text:s/><text:span text:style-name="T1152">De la poésie tragi-comique</text:span>, Laurence Giavarini (ed. bilingüe y trad.), Paris-Genève, Honoré Champion-Slatkine, 2008.</text:p>
      <text:p text:style-name="P1153"><text:span text:style-name="T1154">Guzmán Arias,</text:span><text:s/>Carmen:</text:p>
      <text:p text:style-name="P1155">——, «¿Existió un río Lete en la Bética?, Aportaciones de F. F. de Córdoba a una cuestión geográfica»,<text:s/><text:span text:style-name="T1156">Los humanistas españoles y el humanismo europeo</text:span>, Murcia, Universidad de Murcia, 1990, p. 165-169.<text:s/></text:p>
      <text:p text:style-name="P1157">——, y<text:s/><text:span text:style-name="T1158">Pérez MOLINA,</text:span><text:s/>Miguel Emilio, «La presencia de Plutarco en la<text:s/><text:span text:style-name="T1159">Didascalia multiplex</text:span><text:s/>de F. F. de Córdoba»,<text:s/><text:span text:style-name="T1160">Actas del II simposio sobre Plutarco</text:span>, Murcia, Universidad de Murcia, 1991, p. 191-200.</text:p>
      <text:p text:style-name="P1161">HEINECCIUS,<text:s/><text:span text:style-name="T1162">Johann Gottlieb y<text:s/></text:span><text:span text:style-name="T1163">Vicente y Caravantes, j</text:span><text:span text:style-name="T1164">osé de</text:span>:</text:p>
      <text:p text:style-name="P1165">——<text:span text:style-name="T1166">,<text:s/></text:span><text:span text:style-name="T1167">Elementos del derecho romano según el orden de las instituciones</text:span><text:span text:style-name="T1168">, Madrid, Imprenta de don Pedro Sanz y Sanz, 1842.</text:span></text:p>
      <text:p text:style-name="P1169"><text:span text:style-name="T1170">Horacio</text:span><text:span text:style-name="T1171">:</text:span></text:p>
      <text:p text:style-name="P1172"><text:span text:style-name="T1173">——</text:span><text:span text:style-name="T1174">,<text:s/></text:span><text:span text:style-name="T1175">Épitres</text:span><text:span text:style-name="T1176">, François Villeneuve (ed. y trad.), Paris, Les Belles Lettres, 1961.</text:span><text:span text:style-name="T1177"><text:s/></text:span></text:p>
      <text:p text:style-name="P1178">——,<text:s/><text:span text:style-name="T1179">Arte poética</text:span>,<text:s/><text:span text:style-name="T1180">Sátiras. Epístolas</text:span>, José-Luis Moralejo (trad.), Madrid, Gredos<text:span text:style-name="T1181">,<text:s/></text:span>2008.</text:p>
      <text:p text:style-name="P1182">HUARD, Emmanuelle:</text:p>
      <text:p text:style-name="P1183">——, «En torno a las Soledades. El Abad de Rute y los lienzos de Flandes»,<text:s/><text:span text:style-name="T1184">Criticón</text:span>, n.º 114, 2012, p. 139-178.</text:p>
      <text:p text:style-name="P1185">HUARTE DE SAN JUAN:</text:p>
      <text:p text:style-name="P1186">——,<text:s/><text:span text:style-name="T1187">Examen de ingenios</text:span>, Guillermo Serés (ed.), Madrid, Cátedra, 1989.</text:p>
      <text:p text:style-name="P1188"><text:span text:style-name="T1189">Jammes</text:span>, Robert:</text:p>
      <text:p text:style-name="P1190">——, «Elementos burlescos en las<text:s/><text:span text:style-name="T1191">Soledades</text:span>»,<text:s/><text:span text:style-name="T1192">Edad de Oro</text:span>, 1963, II, p. 99-117.</text:p>
      <text:p text:style-name="P1193">____, «Apuntes sobre la génesis textual de las<text:s/><text:span text:style-name="T1194">Soledades</text:span>», en Jacques Issorel<text:span text:style-name="T1195"><text:s/></text:span>(dir.),<text:s/><text:span text:style-name="T1196">Once estudios sobre las Soledades de Góngora</text:span>, Perpignan, Presses Universitaires, 1995, p. 125-139.</text:p>
      <text:p text:style-name="P1197">——, (ed.), Luis de<text:s/><text:span text:style-name="T1198">Góngora</text:span>,<text:s/><text:span text:style-name="T1199">Soledades</text:span>, Madrid,<text:s/><text:span text:style-name="T1200">Castalia</text:span>, 1996<text:span text:style-name="T1201">.</text:span></text:p>
      <text:p text:style-name="P1202"><text:span text:style-name="T1203">Jerónimo</text:span>, San:</text:p>
      <text:p text:style-name="P1204">——,<text:s/><text:span text:style-name="T1205">Obras completas</text:span>, t. III b,<text:s/><text:span text:style-name="T1206">Comentarios a los Profetas menores</text:span>, Avelino Domínguez García (ed. bilingüe), Madrid, Biblioteca de Autores Cristianos, 2003.<text:s/></text:p>
      <text:p text:style-name="P1207">——,<text:s/><text:span text:style-name="T1208">Obras completas</text:span>, t. Vb, Hipólito-B. Riesco Álvarez (ed. bilingüe), Madrid, Biblioteca de Autores Cristianos, 2006.</text:p>
      <text:p text:style-name="P1209">LARGAIOLLI, Matteo:</text:p>
      <text:p text:style-name="P1210">——, «Le Egloghe di Marco Rosiglia (1460?-1508?)»,<text:s/><text:span text:style-name="T1211">Bollettino della Deputazione di Storia Patria per l'Umbria</text:span>, 107, I-II, 2010, p. 137-190.</text:p>
      <text:p text:style-name="P1212"><text:span text:style-name="T1213">LÓpez bueno,<text:s/></text:span>Begoña:</text:p>
      <text:p text:style-name="P1214">——, «El cruce epistolar entre Lope y Góngora de 1615-1616. Revisión de fechas», en Begoña López Bueno (dir.),<text:s/><text:span text:style-name="T1215">El poeta Soledad. Góngora (1609-1615)</text:span>, Zaragoza, Prensas universitarias de Zaragoza, 2011, p. 239-270.<text:s/></text:p>
      <text:p text:style-name="P1216">____, «Las Advertencias de Almansa y Mendoza y el “apócrifo correspondiente” de Góngora»,<text:s/><text:span text:style-name="T1217">Criticón</text:span>, 116, 2012, p. 5-27.</text:p>
      <text:p text:style-name="P1218">——, «Con poca luz y menos disciplina. Góngora contra Jáuregui en 1615 o los antídotos al Antídoto», en Antonio<text:s/><text:span text:style-name="T1219">Gargano</text:span><text:s/>(dir.),<text:s/><text:span text:style-name="T1220">Difícil cosa el no escribir sátiras. La sátira en verso en la España de los Siglos de Oro</text:span>, Vigo, Editorial Academia del Hispanismo, 2012, p. 205-226.</text:p>
      <text:p text:style-name="P1221"><text:span text:style-name="T1222">Lucano</text:span>:</text:p>
      <text:p text:style-name="P1223">——<text:span text:style-name="T1224">,</text:span><text:s/><text:span text:style-name="T1225">Farsalia</text:span>, Antonio Holgado Redondo (ed. y trad.), Madrid, Gredos, 1984.<text:s/></text:p>
      <text:p text:style-name="P1226">LUCIANO DE SAMOSATA:</text:p>
      <text:p text:style-name="P1227">——,<text:s/><text:span text:style-name="T1228">Obras</text:span>, t. I, Andrés Espinosa Alarcón (ed. y trad.), Madrid, Gredos, 1996.</text:p>
      <text:p text:style-name="P1229"><text:span text:style-name="T1230">——,<text:s/></text:span><text:span text:style-name="T1231">Œuvres</text:span><text:span text:style-name="T1232">, Jacques Bompaire (ed. y trad.), 4 vol., Paris, Les Belles Lettres, 2003-2008.</text:span></text:p>
      <text:p text:style-name="P1233">MAGNIEN, Michel:</text:p>
      <text:p text:style-name="P1234"><text:span text:style-name="T1235">——, (introducción y ed.) de ARISTÓTELES,<text:s/></text:span><text:span text:style-name="T1236">Poétique</text:span><text:span text:style-name="T1237">, Paris, Le livre de Poche, 1990.</text:span></text:p>
      <text:p text:style-name="P1238"><text:span text:style-name="T1239">Marcial</text:span>:</text:p>
      <text:p text:style-name="P1240">——<text:span text:style-name="T1241">,</text:span><text:s/><text:span text:style-name="T1242">Epigramas</text:span><text:span text:style-name="T1243">, José Guillén (trad.), Zaragoza, Institución Fernando el Católico, 2003.</text:span></text:p>
      <text:p text:style-name="P1244"><text:span text:style-name="T1245">Marín López,</text:span><text:s/>Nicolás:</text:p>
      <text:p text:style-name="P1246">——, «El Abad de Rute y una carta de Lope»,<text:s/><text:span text:style-name="T1247">Revista de Filología española</text:span>, 55, 3-4, 1972, p. 303-308.<text:s/></text:p>
      <text:p text:style-name="P1248">——, «La blanca Filomela: un lugar de Garcilaso comentado por el Abad de Rute»,<text:s/><text:span text:style-name="T1249">Estudios literarios sobre el Siglo de Oro</text:span>, 2ª ed. al cuidado de Agustín de la Granja, Granada, Universidad de Granada, 1994a, p. 33-40 (1<text:span text:style-name="T1250">a</text:span><text:s/>ed. 1974).</text:p>
      <text:p text:style-name="P1251">——, «El humanista don Francisco Fernández de Córdoba y sus ideas dramáticas»,<text:s/><text:span text:style-name="T1252">Estudios literarios sobre el Siglo de Oro</text:span>, 2ª ed. al cuidado de Agustín de la Granja, Granada, Universidad de Granada, 1994b, p. 41-63. (1ª ed. 1974).</text:p>
      <text:p text:style-name="P1253">——, «Las ideas poéticas del Abad de Rute»<text:s/><text:span text:style-name="T1254">Estudios literarios sobre el Siglo de Oro</text:span>, 2ª ed. al cuidado de Agustín de la Granja, Granada, Universidad de Granada, 1994c, p. 65-91. (1ª ed. 1985).</text:p>
      <text:p text:style-name="P1255"><text:span text:style-name="T1256">Martínez Arancón, A</text:span>na:</text:p>
      <text:p text:style-name="P1257">——,<text:s/><text:span text:style-name="T1258">La batalla en torno a Góngora</text:span>, Barcelona, A. Bosch, 1978. (Reproduce la edición del<text:s/><text:span text:style-name="T1259">Parecer</text:span><text:s/>de Emilio Orozco, p. 13-28).</text:p>
      <text:p text:style-name="P1260">MATAS CABALLERO, Juan:</text:p>
      <text:p text:style-name="P1261">——, «La presencia de los poetas españoles en la polémica en torno a las Soledades»,<text:s/><text:span text:style-name="T1262">Criticón</text:span>, 55, 1992, p. 131-140.<text:s/></text:p>
      <text:p text:style-name="P1263">MÁXIMO DE TIRO:</text:p>
      <text:p text:style-name="P1264">——,<text:s/><text:span text:style-name="T1265">Disertaciones filosóficas</text:span>, t. IV, Juan Luis López Cruces (ed. y trad.), Madrid, Gredos, 2005.</text:p>
      <text:p text:style-name="P1266">MIGUEL MORA, Carlos de:</text:p>
      <text:p text:style-name="P1267">——, «La comparación oratoria/poesía en el<text:s/><text:span text:style-name="T1268">De poeta</text:span><text:s/>de Minturno»,<text:s/><text:span text:style-name="T1269">Humanismo y Pervivencia del Mundo Clásico II. Homenaje al Profesor Luis Gil</text:span>, J. M. Maestre Maestre, J. Pascual Barea y L. Charlo Brea (dirs.), Cádiz, Servicio de Publicaciones de la Universidad, 1997, vol. 2, p. 855-864.</text:p>
      <text:p text:style-name="P1270">——, «El<text:s/><text:span text:style-name="T1271">De oratore</text:span><text:s/>de Cicerón como fuente del<text:s/><text:span text:style-name="T1272">De poeta</text:span><text:s/>de Minturno», J. Ribeiro Ferreira (dir.),<text:s/><text:span text:style-name="T1273">A Retórica Greco-Latina e a sua Perenidade</text:span>, Coimbra, Fundação Eng. António de Almeida, 2000, p. 645-654.</text:p>
      <text:p text:style-name="P1274">MINTURNO, Antonio:</text:p>
      <text:p text:style-name="P1275">——,<text:s/><text:span text:style-name="T1276">De poeta</text:span>, ed. facsímil de Bernhard Fabian,<text:span text:style-name="T1277"><text:s/></text:span>Munich, Wilhelm Finkn 1970.</text:p>
      <text:p text:style-name="P1278">——,<text:s/><text:span text:style-name="T1279">Arte Poética de Antonio Sebastiano Minturno</text:span>, María del Carmen Bobes Naves (ed. y trad.), Madrid, Arco/Libros, DL, 2009.</text:p>
      <text:p text:style-name="P1280">MOLINA RECIO, Raúl:</text:p>
      <text:p text:style-name="P1281">——, «Fernández de Córdoba», en<text:s/><text:span text:style-name="T1282">Diccionario biográfico español</text:span>, Madrid, Real Academia de la Historia, vol. XVIII, 2011, p. 761-762.</text:p>
      <text:p text:style-name="P1283"><text:span text:style-name="T1284">Moya del Baño</text:span>, Francisca:</text:p>
      <text:p text:style-name="P1285">——, «<text:span text:style-name="T1286">La Didascalia multiplex</text:span><text:s/>de Francisco Fernández de Córdoba: sus aportaciones a la filología clásica»,<text:s/><text:span text:style-name="T1287">Homenaje a Pedro Sáinz Rodríguez</text:span>, vol. II: Estudios de Lengua y Literatura, Madrid, FUE, 1986, p. 437-459.<text:s/></text:p>
      <text:p text:style-name="P1288"><text:span text:style-name="T1289">Orozco,</text:span><text:s/>Emilio:</text:p>
      <text:p text:style-name="P1290">——,<text:span text:style-name="T1291"><text:s/></text:span>«Espíritu y vida en la creación de las<text:s/><text:span text:style-name="T1292">Soledades</text:span><text:s/>gongorinas. (Por qué se escribieron y por qué no se terminaron)»,<text:s/><text:span text:style-name="T1293">En torno a las Soledades de Góngora</text:span><text:span text:style-name="T1294">, Granada, Universidad de Granada, 1969a, p. 21-50.</text:span></text:p>
      <text:p text:style-name="P1295">——, «El Abad de Rute y el gongorismo. Breve anotación a sus escritos sobre las<text:s/><text:span text:style-name="T1296">Soledades</text:span>»,<text:s/><text:span text:style-name="T1297">En torno a las Soledades de Góngora</text:span><text:span text:style-name="T1298">,</text:span><text:span text:style-name="T1299"><text:s/></text:span><text:span text:style-name="T1300">Granada, Universidad de Granada,<text:s/></text:span>1969b<text:span text:style-name="T1301">,<text:s/></text:span>p. 51-94.<text:s/></text:p>
      <text:p text:style-name="P1302">——, «El<text:s/><text:span text:style-name="T1303">Parecer</text:span><text:s/>del Abad de Rute sobre las<text:s/><text:span text:style-name="T1304">Soledades</text:span>. Edición y comentario de un texto inédito»,<text:s/><text:span text:style-name="T1305">En torno a las Soledades de Góngora</text:span><text:span text:style-name="T1306">,</text:span><text:span text:style-name="T1307"><text:s/></text:span><text:span text:style-name="T1308">Granada, Universidad de Granada,<text:s/></text:span>1969c<text:span text:style-name="T1309">,<text:s/></text:span>p. 95-146.<text:s/></text:p>
      <text:p text:style-name="P1310">——, «La polémica de las Soledades a la luz de otros textos. Las<text:s/><text:span text:style-name="T1311">Advertencias</text:span><text:s/>de Almanza y Mendoza»,<text:s/><text:span text:style-name="T1312">En torno a las Soledades de Góngora</text:span><text:span text:style-name="T1313">, Granada, Universidad de Granada,<text:s/></text:span>1969d,<text:span text:style-name="T1314"><text:s/>p. 146-204.</text:span><text:s/></text:p>
      <text:p text:style-name="P1315">——, «Aspectos desconocidos de la polémica de las Soledades de Góngora. Una carta inédita de don Antonio de las Infantas, amigo de Góngora»,<text:s/><text:span text:style-name="T1316">En torno a las Soledades de Góngora</text:span><text:span text:style-name="T1317">, Granada, Universidad de Granada,<text:s/></text:span>1969e, p. 205-258.</text:p>
      <text:p text:style-name="P1318">——,<text:span text:style-name="T1319"><text:s/></text:span>«Lope ataca las<text:s/><text:span text:style-name="T1320">Soledades</text:span><text:s/>de Góngora (comentario y edición de una carta inédita)»,<text:s/><text:span text:style-name="T1321">En torno a las Soledades de Góngora</text:span><text:span text:style-name="T1322">,</text:span><text:span text:style-name="T1323"><text:s/></text:span><text:span text:style-name="T1324">Granada, Universidad de Granada, 1969f, p. 259-326.</text:span></text:p>
      <text:p text:style-name="P1325">OSUNA CABEZAS, María José:</text:p>
      <text:p text:style-name="P1326">——, «El papel de Andrés de Almansa y Mendoza en la polémica gongorina»,<text:s/><text:span text:style-name="T1327">Edad de oro cantabrigense: actas del VII Congreso de la Asociación Internacional de Hispanistas del Siglo de Oro</text:span>,<text:span text:style-name="T1328"><text:s/></text:span>Cambridge, Asociación Internacional del Siglo de Oro, 2006, p. 489-494.<text:s/></text:p>
      <text:p text:style-name="P1329">——,<text:s/><text:span text:style-name="T1330">Las Soledades caminan hacia la corte. Primera fase de la polémica gongorina</text:span>, Pontevedra, Editorial Academia del Hispanismo, 2008.</text:p>
      <text:p text:style-name="P1331">Ovidio:</text:p>
      <text:p text:style-name="P1332"><text:span text:style-name="T1333">——,<text:s/></text:span><text:span text:style-name="T1334">Les Métamorphoses</text:span><text:span text:style-name="T1335">, Georges Lafaye (trad.), Paris, Les Belles Lettres, 1925 (t. 1), 1928 (t. 2), 1930 (t. 3).</text:span></text:p>
      <text:p text:style-name="P1336">——,<text:s/><text:span text:style-name="T1337">Fastos</text:span>, Bartolomé Segura Ramos (trad.), Madrid, Gredos, 1988.</text:p>
      <text:p text:style-name="P1338">——,<text:s/><text:span text:style-name="T1339">Amores</text:span>.<text:s/><text:span text:style-name="T1340">Arte de amar</text:span>.<text:s/><text:span text:style-name="T1341">Sobre la coméstica del rostro femenino. Remedios contra el amor</text:span>, Vicente Cristóbal López (trad.), Madrid, Gredos, 1989.</text:p>
      <text:p text:style-name="P1342">——,<text:s/><text:span text:style-name="T1343">Ibis</text:span>, Rosario Guarini Ortega (trad.), Murcia, Universidad, 2000.</text:p>
      <text:p text:style-name="P1344">——,<text:s/><text:span text:style-name="T1345">Metamorfosis</text:span>, Madrid, Gredos, 2008 (libros 1 a 5).</text:p>
      <text:p text:style-name="P1346">——,<text:s/><text:span text:style-name="T1347">Metamorfosis</text:span>, Madrid, Gredos, 2012 (libros 6 a 10).</text:p>
      <text:p text:style-name="P1348"><text:span text:style-name="T1349">pérez lasheras,<text:s/></text:span>Antonio:</text:p>
      <text:p text:style-name="P1350">——, «La crítica literaria en la polémica gongorina»,<text:s/><text:span text:style-name="T1351">Piedras preciosas… otros aspectos de la poesía de Góngora</text:span>, Granada, Universidad de Granada, 2009a, p. 77-106. (1<text:span text:style-name="T1352">a</text:span><text:s/>ed.<text:s/><text:span text:style-name="T1353">Bulletin hispanique</text:span>, CII, 2, 2000, p. 429- 459).</text:p>
      <text:p text:style-name="P1354">——, «Apéndice. Textos de la polémica gongorina»,<text:s/><text:span text:style-name="T1355">Piedras preciosas… otros aspectos de la poesía de Góngora</text:span>, Granada, Universidad de Granada, 2009b, p. 109-133.</text:p>
      <text:p text:style-name="P1356">PÉREZ LÓPEZ, Manuel María:</text:p>
      <text:p text:style-name="P1357">——,<text:s/><text:span text:style-name="T1358">Pedro de Valencia, primer crítico gongorino</text:span>, Salamanca, Universidad de Salamanca, 1988.</text:p>
      <text:p text:style-name="P1359"><text:span text:style-name="T1360">Pérez Molina</text:span>, Miguel E.:</text:p>
      <text:p text:style-name="P1361">——, «Análisis de las fuentes griegas en la<text:s/><text:span text:style-name="T1362">Didascalia Multiplex</text:span><text:s/>de F. F. de Córdoba»,<text:s/><text:span text:style-name="T1363">Los humanistas españoles y el humanismo europeo</text:span>, Murcia, Universidad de Murcia, 1990, p. 217-222.</text:p>
      <text:p text:style-name="P1364">PÉRIGOT, Béatrice:</text:p>
      <text:p text:style-name="P1365"><text:span text:style-name="T1366">——, «Antécédences: De la<text:s/></text:span><text:span text:style-name="T1367">disputatio</text:span><text:span text:style-name="T1368"><text:s/>médiévale au débat humaniste»,<text:s/></text:span><text:span text:style-name="T1369">Memini</text:span><text:span text:style-name="T1370">, 11, 2007.<text:s/></text:span>Disponible en: &lt;http://memini.revues.org/74&gt;.</text:p>
      <text:p text:style-name="P1371">PETRARCA, Francesco:</text:p>
      <text:p text:style-name="P1372">——,<text:s/><text:span text:style-name="T1373">Il bucolicum carmen e i suoi commenti inediti</text:span>, Antonio Avena (ed.), Padova, Società cooperativa typografica, 1906.</text:p>
      <text:p text:style-name="P1374">——,<text:s/><text:span text:style-name="T1375">Triunfos</text:span>, Guido M. Cappelli (ed. bilingüe), Barcelona, Cátedra, 2003.</text:p>
      <text:p text:style-name="P1376"><text:span text:style-name="T1377">Plauto</text:span><text:span text:style-name="T1378">:</text:span></text:p>
      <text:p text:style-name="P1379"><text:span text:style-name="T1380">——</text:span><text:span text:style-name="T1381">,<text:s/></text:span><text:span text:style-name="T1382">(</text:span><text:span text:style-name="T1383">Plaute),</text:span><text:span text:style-name="T1384"><text:s/></text:span><text:span text:style-name="T1385">Comédies</text:span><text:span text:style-name="T1386">,</text:span><text:span text:style-name="T1387"><text:s/></text:span><text:span text:style-name="T1388">t. 5, Alfred Ernout (ed. y trad.), Paris, Les Belles Lettres, 1961.</text:span></text:p>
      <text:p text:style-name="P1389">POLICIANO:</text:p>
      <text:p text:style-name="P1390"><text:span text:style-name="T1391">——, (</text:span><text:span text:style-name="T1392">Politien)</text:span><text:span text:style-name="T1393">,<text:s/></text:span><text:span text:style-name="T1394">Les Silves</text:span><text:span text:style-name="T1395">, Perrine Galand (ed. en latín y trad. al francés), Paris, Les Belles Lettres, 1987.</text:span></text:p>
      <text:p text:style-name="P1396">PONTANO, Giovanni:</text:p>
      <text:p text:style-name="P1397"><text:span text:style-name="T1398">——,<text:s/></text:span><text:span text:style-name="T1399">Eclogae. Églogues</text:span><text:span text:style-name="T1400">, Hélène Casanova-Robin (ed. bilingue y trad. al francés), Paris, Les Belles Lettres, 2011.</text:span></text:p>
      <text:p text:style-name="P1401"><text:span text:style-name="T1402">Propercio</text:span>:</text:p>
      <text:p text:style-name="P1403">——<text:span text:style-name="T1404">,</text:span><text:s/><text:span text:style-name="T1405">Elegías</text:span>,<text:span text:style-name="T1406"><text:s/>Antonio Ramírez de Verger (ed. y trad.), Madrid, Gredos</text:span><text:span text:style-name="T1407">,<text:s/></text:span>1989.</text:p>
      <text:p text:style-name="P1408"><text:span text:style-name="T1409">——, (</text:span><text:span text:style-name="T1410">Properce)</text:span><text:span text:style-name="T1411">,<text:s/></text:span><text:span text:style-name="T1412">Élégies</text:span><text:span text:style-name="T1413">, Simone Viarre (ed.), Paris, Les Belles Lettres, 2005.</text:span></text:p>
      <text:p text:style-name="P1414">QUEVEDO, Francisco de:</text:p>
      <text:p text:style-name="P1415">——,<text:s/><text:span text:style-name="T1416">Poesía original completa</text:span>, José Manuel Blecua (ed.), Barcelona, Planeta, 1963.</text:p>
      <text:p text:style-name="P1417">QUINTILIANO:</text:p>
      <text:p text:style-name="P1418">——,<text:s/><text:span text:style-name="T1419">Instituciones oratorias</text:span><text:s/><text:span text:style-name="T1420">por Marco Fabio Quintiliano, traducción directa del latín por Ignacio Rodríguez y Pedro Sandier</text:span>, Madrid, Librería de la Viuda de Hernando y Cia, 1887.<text:s/><text:span text:style-name="T1421">Disponible en: &lt;http://www.cervantesvirtual.com/obra/instituciones-oratorias--0/&gt;.<text:s/></text:span></text:p>
      <text:p text:style-name="P1422"><text:span text:style-name="T1423">——, (</text:span><text:span text:style-name="T1424">Quintilien)</text:span><text:span text:style-name="T1425">,<text:s/></text:span><text:span text:style-name="T1426">Institution oratoire</text:span><text:span text:style-name="T1427">, Paris, Les Belles Lettres, 1975-1980, 7 vol.</text:span></text:p>
      <text:p text:style-name="P1428">——,<text:s/><text:span text:style-name="T1429">Institutio oratoria</text:span>, Emilio Piccolo (ed. en latín), Nápoles, Classici latini Loffredo, 2009.</text:p>
      <text:p text:style-name="P1430"><text:span text:style-name="T1431">Ramírez de Arellano</text:span>, Rafael:</text:p>
      <text:p text:style-name="P1432">——,<text:s/><text:span text:style-name="T1433">Ensayo de un catálogo biográfico de escritores de<text:s/></text:span>[…]<text:s/><text:span text:style-name="T1434">Córdoba</text:span>, Madrid, [Tip. de la Revista de Archivos, Bibliotecas y Museos], 1922.</text:p>
      <text:p text:style-name="P1435"><text:span text:style-name="T1436">Rico García</text:span>, José María:</text:p>
      <text:p text:style-name="P1437">——, (ed.),<text:s/><text:span text:style-name="T1438">Antídoto contra la pestilente poesía de las Soledades por Juan de Jáuregui</text:span>, Sevilla, Universidad de Sevilla, 2002.</text:p>
      <text:p text:style-name="P1439">——, «El mito de Ícaro en la controversia gongorina»,<text:s/><text:span text:style-name="T1440">DRACO, Revista de literatura española</text:span>, n° 3-4, 1991-1992, p. 335-348</text:p>
      <text:p text:style-name="P1441">ROCCASALVA, Alessandro:</text:p>
      <text:p text:style-name="P1442">——,<text:s/><text:span text:style-name="T1443">Girolamo Fracastoro. Astronomo, médico e poeta nella cultura del Cinquecento italiano</text:span>, Genova, Nuova scripta, 2008.</text:p>
      <text:p text:style-name="P1444">ROMANOS, Melchora:</text:p>
      <text:p text:style-name="P1445">——, «La aventura de editar a un comentarista de Góngora», Pablo Jauralde, Dolores Noguera y Alfonso Rey:</text:p>
      <text:p text:style-name="P1446">——,<text:span text:style-name="T1447"><text:s/></text:span>(dir.),<text:s/><text:span text:style-name="T1448">La edición de textos</text:span>, London, Tamesis Books, 1990, p. 413-420.</text:p>
      <text:p text:style-name="P1449">——, «Los escriores italianos y Góngora desde la perspectiva de sus comentaristas»,<text:s/><text:span text:style-name="T1450">Filología</text:span>, XX, 1, 1986, p. 117-141.</text:p>
      <text:p text:style-name="P1451"><text:span text:style-name="T1452">Roses Lozano</text:span>, Joaquín:</text:p>
      <text:p text:style-name="P1453">——,<text:s/><text:span text:style-name="T1454">Una poética de la oscuridad</text:span><text:span text:style-name="T1455">.<text:s/></text:span><text:span text:style-name="T1456">La recepción crítica de las Soledades en el siglo XVII</text:span><text:span text:style-name="T1457">, Londres y Madrid, Tamesis</text:span>, 1994<text:span text:style-name="T1458">.</text:span></text:p>
      <text:p text:style-name="P1459">——, «Proceso de escritura y estilística de variantes en las<text:s/><text:span text:style-name="T1460">Soledades</text:span>. Algunos ejemplos», en<text:s/><text:span text:style-name="T1461">Poéticas de la Metamorfosis. Tradición clásica, siglo de oro y modernidad</text:span>, Málaga, Universidad de Almería, Universidad de Málaga, 2002, p. 343-374.</text:p>
      <text:p text:style-name="P1462">——, «Francisco Fernández de Córdoba y su contribución al debate sobre el poema lírico moderno»,<text:s/><text:span text:style-name="T1463">Góngora: Soledades habitadas</text:span>, Málaga, Universidad de Málaga, 2007a, p. 145-155. (1ª ed.<text:span text:style-name="T1464"><text:s/>Actas del IV Congreso de la Asociación Internacional Siglo de Oro</text:span>, Alcalá de Henares, Servicio de Publicaciones de la Universidad de Alcalá,<text:span text:style-name="T1465"><text:s/></text:span>1998, t. 2, p. 1427-1434).</text:p>
      <text:p text:style-name="P1466">——, «Nota sobre algunos problemas de datación en la polémica epistolar»,<text:s/><text:span text:style-name="T1467">Góngora: Soledades habitadas</text:span>, Málaga, Universidad de Málaga, 2007b, p. 139-144.</text:p>
      <text:p text:style-name="P1468">——, «Lecturas y reflejos: Góngora y el Abad de Rute», en Rafael Bonilla Cerezo<text:s/><text:span text:style-name="Accentuation">y</text:span><text:span text:style-name="T1469"><text:s/></text:span>Giuseppe Mazzochi (dir.),<text:s/><text:span text:style-name="T1470">La hidra barroca: varia lección de Góngora</text:span>,<text:span text:style-name="T1471"><text:s/></text:span>Sevilla, Consejería de Cultura, 2008, p. 317-320.</text:p>
      <text:p text:style-name="P1472">SANNAZARO, Jacopo:</text:p>
      <text:p text:style-name="P1473">——,<text:s/><text:span text:style-name="T1474">Arcadia</text:span>, Carlo Vecce (ed.), Roma, Carrocci, 2013.</text:p>
      <text:p text:style-name="P1475"><text:span text:style-name="T1476">Scroffa</text:span>, Camillo:</text:p>
      <text:p text:style-name="P1477">——,<text:s/><text:span text:style-name="T1478">I cantici di Fidenzio. Con appendice di poeti fidenziani</text:span>, Pietro Trifone (ed.), Roma, Salerno Editrice, 1981.</text:p>
      <text:p text:style-name="P1479"><text:span text:style-name="T1480">Sliwa</text:span><text:span text:style-name="T1481">,<text:s/></text:span>Krzysztof:</text:p>
      <text:p text:style-name="P1482">——,<text:span text:style-name="T1483"><text:s/>Cartas, documentos y escrituras de Luis de Góngora</text:span>, Córdoba, Universidad de Córdoba, 2004. (Reproduce la edición del<text:s/><text:span text:style-name="T1484">Parecer</text:span><text:s/>de Emilio Orozco, p. 572-587).</text:p>
      <text:p text:style-name="P1485">SOBERANO, Gonzalo:</text:p>
      <text:p text:style-name="P1486">——, «“Bernardinas” en textos literarios del Siglo de Oro»,<text:s/><text:span text:style-name="T1487">Homenaje a Rodríguez-Moñino: estudios de erudición que le ofrecen sus amigos o discípulos hispanistas norteamericanos</text:span>, Madrid, Castalia, 1966, II, p. 247-259.</text:p>
      <text:p text:style-name="P1488">TÁCITO, Cornelio:</text:p>
      <text:p text:style-name="P1489">——,<text:span text:style-name="T1490"><text:s/></text:span><text:span text:style-name="T1491">Anales</text:span><text:span text:style-name="T1492">, Crescente López de Juan (trad., prólogo y notas), Madrid, Alianza editorial</text:span>,<text:s/><text:span text:style-name="T1493">1993.</text:span></text:p>
      <text:p text:style-name="P1494">TASSO, Bernardo:</text:p>
      <text:p text:style-name="P1495">——,<text:s/><text:span text:style-name="T1496">Rime</text:span>, Domenico Chiodo (ed.), Torino, Res, 1995.</text:p>
      <text:p text:style-name="P1497">TASSO, Torcuato:</text:p>
      <text:p text:style-name="P1498"><text:span text:style-name="T1499">——,<text:s/></text:span><text:span text:style-name="T1500">Discours de l'art poétique, discours du poème héroïque,<text:s/></text:span><text:span text:style-name="T1501">Françoise Graziani (trad. al francés), Paris, Aubier, 1998.</text:span></text:p>
      <text:p text:style-name="P1502">——,<text:s/><text:span text:style-name="T1503">Gerusalemme liberata</text:span>, L. Caretti (ed.), Milano, Mondadori, 1979.</text:p>
      <text:p text:style-name="P1504">TERENCIO:</text:p>
      <text:p text:style-name="P1505">——,<text:s/><text:span text:style-name="T1506">Obras</text:span>, Gonzalo Fontana Elboj (trad. y ed.), Madrid, Gredos, 2008.</text:p>
      <text:p text:style-name="P1507">TIRO, Máximo de:</text:p>
      <text:p text:style-name="P1508">——,<text:s/><text:span text:style-name="T1509">Disertaciones filosóficas,<text:s/></text:span>Juan Luis López Cruces (trad.), Madrid, Gredos, 2005.</text:p>
      <text:p text:style-name="P1510">TUBAU, Xavier:</text:p>
      <text:p text:style-name="P1511">——,<text:s/><text:span text:style-name="T1512">Una polémica literaria: Lope de Vega y las polémicas literarias de su época: Pedro de Torres Rámila y Diego de Colmenares</text:span>, Tesis Doctoral bajo la dirección de Alberto Blecua, Barcelona, Universidad de Barcelona, 2008.</text:p>
      <text:p text:style-name="P1513">VALERIO FLACO:</text:p>
      <text:p text:style-name="P1514"><text:span text:style-name="T1515">——,<text:s/></text:span><text:span text:style-name="T1516">Les Argonautiques</text:span><text:span text:style-name="T1517">, en<text:s/></text:span><text:span text:style-name="T1518">Lucrèce, Virgile, Valérius Flaccus. Oeuvres complètes avec la traduction en français</text:span><text:span text:style-name="T1519">, M. Nisard (ed.), Paris, 1850.<text:s/></text:span>Disponible en: &lt;<text:a xlink:href="http://bcs.fltr.ucl.ac.be/valfla/vfintro.html" office:target-frame-name="_top" xlink:show="replace"><text:span text:style-name="Lienhypertexte">http://bcs.fltr.ucl.ac.be/valfla/vfintro.html</text:span></text:a>&gt;</text:p>
      <text:p text:style-name="P1520">VIDA, Marco Girolamo:</text:p>
      <text:p text:style-name="P1521"><text:span text:style-name="T1522">——,<text:s/></text:span><text:span text:style-name="T1523">The «De arte poetica» of Girolamo Vida, translated with commentary, with the text of c. 1527 edited by Ralph G. Williams</text:span><text:span text:style-name="T1524">, New York, Columbia University Press, 1976.</text:span></text:p>
      <text:p text:style-name="P1525">——,<text:s/><text:span text:style-name="T1526">Arte Poetica. Marco Girolamo Vida</text:span>, A. M. Espírito Santo (ed.), Lisboa, Universidade, 1990</text:p>
      <text:p text:style-name="P1527">——,<text:s/><text:span text:style-name="T1528">De Arte Poetica - Art Poetique</text:span>, Jean Pappe (ed. y trad. al francés), Genève, Droz, 2013.</text:p>
      <text:p text:style-name="P1529">VIRGILIO:</text:p>
      <text:p text:style-name="P1530">——,<text:s/><text:span text:style-name="T1531">Enéide</text:span>, Jacques Perret (ed. y trad.), Paris, Les belles lettres, 1977 (t. 1: libros I-IV), 1978 (t. 2: libros V-VIII), 1980 (t. 3: libros IX-XII).</text:p>
      <text:p text:style-name="P1532">——,<text:s/><text:span text:style-name="T1533">Bucólicas</text:span>, J. L. Vidal (trad.), Madrid, Gredos, 1990.<text:s/></text:p>
      <text:p text:style-name="P1534">——,<text:s/><text:span text:style-name="T1535">Eneida</text:span>, Javier de Echave-Sustaeta (ed. y trad.), Madrid, Gredos, 1992.</text:p>
      <text:p text:style-name="P1536"><text:span text:style-name="T1537">Weinberg</text:span>, Bernard:</text:p>
      <text:p text:style-name="Notedebasdepage"><text:span text:style-name="T1538">——</text:span><text:span text:style-name="T1539">, «Scaliger versus Aristotle on Poetics»,<text:s/></text:span><text:span text:style-name="T1540">Modern Philology</text:span><text:span text:style-name="T1541">, 39, 4, 1942, p. 337-340.</text:span></text:p>
      <text:p text:style-name="Notedebasdepage"><text:span text:style-name="T1542">——,</text:span><text:span text:style-name="T1543"><text:s/></text:span><text:span text:style-name="T1544">A history of literary criticism in the Italian renaissance</text:span><text:span text:style-name="T1545">, Chicago, University of Chicago Press, 1961.<text:s/></text:span></text:p>
      <text:p text:style-name="P1546"><text:span text:style-name="T1547">Yoshida,</text:span><text:span text:style-name="T1548"><text:s/>Saiko:</text:span></text:p>
      <text:p text:style-name="P1549"><text:span text:style-name="T1550">——, «La posición de Francisco Fernández de Córdoba entre su<text:s/></text:span><text:span text:style-name="T1551">Parecer</text:span><text:span text:style-name="T1552"><text:s/>y el<text:s/></text:span><text:span text:style-name="T1553">Examen</text:span><text:span text:style-name="T1554">»,<text:s/></text:span><text:span text:style-name="T1555">Hommage à Robert Jammes</text:span><text:span text:style-name="T1556"><text:s/>III, Toulouse, Presses Universitaires du Mirail, 1994, p. 1211-1217.<text:s/></text:span></text:p>
      <text:p text:style-name="P1557">——, «Lógica de la defensa. Posibles errores de partidarios de Góngora»,<text:s/><text:span text:style-name="T1558">Edad de oro cantabrigense: actas del VII Congreso de la Asociación Internacional de Hispanistas del Siglo de Oro</text:span>,<text:span text:style-name="T1559"><text:s/></text:span>Cambridge, Asociación Internacional del Siglo de Oro, 2006<text:span text:style-name="T1560">, p. 627-632.</text:span><text:s/></text:p>
      <text:h text:style-name="P1561" text:outline-level="1">Texto</text:h>
      <text:section text:name="Sect1" text:style-name="S1">
        <text:p text:style-name="Normal">[<text:bookmark-start text:name="_GoBack"/>f. 131r<text:bookmark-end text:name="_GoBack"/>]</text:p>
        <text:p text:style-name="Normal"><text:span text:style-name="title">Parecer de don Francisco de Córdoba acerca de las<text:s/></text:span><text:span text:style-name="T1562">Soledades</text:span><text:span text:style-name="title"><text:s/>a instancia de su autor</text:span></text:p>
        <text:p text:style-name="Normal">Vino a mis manos, por las del señor Francisco de Gálvez<text:span text:style-name="Appelnotedebasdep."><text:note text:note-class="footnote" text:id="_ftn85"><text:note-citation>86</text:note-citation><text:note-body><text:p text:style-name="Notedebasdepage"><text:span text:style-name="T1563"><text:s/>NDE Como ha estudiado Antonio Cruz Casado (2000: 292), quien intentó reconstruir el panorama literario de la Córdoba de principios del siglo XVII, tenemos pocos datos sobre el poeta y licenciado Francisco de Gálvez. Tan solo sabemos que participó, junto con Pedro de Cárdenas y Ángulo, José Pérez de Rivas, Juan de Peñalosa, Andrés López de Robles, Antonio de Paredes, Maestro Márquez, Pedro Díaz de Ribas, Luis de Góngora y Enrique Vaca de Alfaro, a una<text:s/></text:span><text:span text:style-name="T1564">Justa poética a la pureza de la Virgen nuestra Señora, celebrada en la parroquia de San Andrés de la ciudad de Córdoba, en quinze de enero de 1617</text:span><text:span text:style-name="T1565">, como reza la relación que se hizo de dicha justa</text:span><text:s/>(Sevilla: por Gabriel Ramos Bejarano, 1617)<text:span text:style-name="T1566">. La presencia en estas justas de numerosos participantes renombrados de la polémica gongorina alrededor de su campeón confirma que Francisco de Gálvez se contaba entre los partidarios y defensores activos de Góngora. Escribió para la ocasión un soneto que empieza así: «Este imperioso soberanamente / purísimos candores coronado…» (Fernández Ariza 2005). Además, Fernández de Córdoba lo vuelve a nombrar en el<text:s/></text:span><text:span text:style-name="T1567">Parecer</text:span><text:span text:style-name="T1568"><text:s/>más adelante, y lo presenta en plena lectura de Plinio y Teofrasto, para investigar si el haya puede ser la materia prima de los navíos y, por lo tanto, si la metonimia de llamar haya a un barco es lícita o no.</text:span></text:p></text:note-body></text:note></text:span>, la primera parte de sus<text:s/><text:span text:style-name="title">Soledades</text:span><text:s/>de vuestra merced y lo que tiene hecho de la segunda, con que me intimó<text:span text:style-name="Appelnotedebasdep."><text:note text:note-class="footnote" text:id="_ftn86"><text:note-citation>87</text:note-citation><text:note-body><text:p text:style-name="Notedebasdepage"><text:s/>NDE<text:s/><text:span text:style-name="T1569">intimar</text:span>: «notificar jurídicamente por auto y fe […], términos forenses» (Cov.)<text:span text:style-name="T1570">.</text:span></text:p></text:note-body></text:note></text:span><text:s/>un mandato<text:span text:style-name="Appelnotedebasdep."><text:note text:note-class="footnote" text:id="_ftn87"><text:note-citation>88</text:note-citation><text:note-body><text:p text:style-name="Notedebasdepage"><text:s/>NDE<text:s/><text:span text:style-name="T1571">mandato</text:span>: aviso o noticia<text:span text:style-name="T1572">.<text:s/></text:span>No creo necesario enmendar el texto, como hace Antonio Carreira en su edición («<text:span text:style-name="T1573">mandado</text:span>») puesto que la lección es posible (Carreira 2008: II, 593).</text:p></text:note-body></text:note></text:span><text:s/>de vuestra merced preciso: que las viese y le dijese mi sentimiento. Acudí a lo primero con mucho gusto, por ser en favor mío, que no le<text:span text:style-name="Appelnotedebasdep."><text:note text:note-class="footnote" text:id="_ftn88"><text:note-citation>89</text:note-citation><text:note-body><text:p text:style-name="Notedebasdepage"><text:s/>NDE<text:s/><text:span text:style-name="T1574">le</text:span>: se refiere al gusto.</text:p></text:note-body></text:note></text:span><text:s/>tengo por pequeño el comunicarme vuestra merced sus obras tan para estimar de todo el mundo, y en particular de mí, o por la antigua amistad, o porque, como he visto<text:span text:style-name="Appelnotedebasdep."><text:note text:note-class="footnote" text:id="_ftn89"><text:note-citation>90</text:note-citation><text:note-body><text:p text:style-name="Notedebasdepage"><text:s/>NDEC he visto<text:s/><text:span text:style-name="T1575">em</text:span>. :<text:span text:style-name="T1576"><text:s/></text:span>a<text:span text:style-name="T1577"><text:s/></text:span>visto<text:span text:style-name="T1578"><text:s/>G</text:span></text:p></text:note-body></text:note></text:span><text:s/>algún tanto en poetas y poemas antiguos y modernos<text:span text:style-name="Appelnotedebasdep."><text:note text:note-class="footnote" text:id="_ftn90"><text:note-citation>91</text:note-citation><text:note-body><text:p text:style-name="Notedebasdepage"><text:s/>NDE<text:s/><text:span text:style-name="T1579">El abad de Rute subraya su conocimiento de la poesía antigua y moderna y afirma así su legitimidad como censor o, como diríamos hoy, crítico literario.</text:span></text:p></text:note-body></text:note></text:span>, me corre obligación de saber la excelencia de los de vuestra merced, la ventaja que hacen a los demás, sus agudezas peregrinas, la eminencia de su ingenio ya mejor aplicado que hasta aquí a cosa que participa de lo serio y continuado. Ojalá fuera la materia más grave, heroica, como algunas veces lo he procurado, si bien no he podido persuadir a vuestra merced, y no quedara nuestra España (como está hoy) sin alabanza alguna en este género<text:span text:style-name="Appelnotedebasdep."><text:note text:note-class="footnote" text:id="_ftn91"><text:note-citation>92</text:note-citation><text:note-body><text:p text:style-name="Notedebasdepage"><text:s/>NDE Podemos suponer que este consejo (que la materia de las obras de Góngora fuera heroica) formaba parte de los argumentos desarrollados por el abad de Rute en su parecer perdido sobre el<text:s/><text:span text:style-name="T1580">Polifemo</text:span>. Sobre esta etapa de la polémica de la cual no conservamos testimonio escrito, véase el apartado 3 de la introducción. Fernández de Córdoba lamenta que no exista en España ningún poeta heroico de la talla de Homero para las letras griegas, Virgilio para las latinas o Torcuato Tasso para la literatura italiana y aspira a que Góngora llene el vacío. Sobre la «demanda del poema heroico», a principios del siglo XVII, véase Blanco (2012a).</text:p></text:note-body></text:note></text:span>. Ello, al fin, es tal que puede dar cuidado o quitarles de él a cuantos tratan de componer<text:span text:style-name="Appelnotedebasdep."><text:note text:note-class="footnote" text:id="_ftn92"><text:note-citation>93</text:note-citation><text:note-body><text:p text:style-name="Notedebasdepage"><text:s/>NDE Entiéndase: «la ausencia de poetas heroicos en España es tal que es preocupante o puede disuadir a los que escriben poesía de probar este género».</text:p></text:note-body></text:note></text:span>, pues con razón lo que de las de<text:s/><text:span text:style-name="author">Virgilio</text:span><text:s/>diremos de sus composiciones de vuestra merced:<text:s/></text:p>
        <text:p text:style-name="Normal">[f. 131v]</text:p>
        <text:p text:style-name="quote.l">Cedite romani scriptores, cedite Graii,</text:p>
        <text:p text:style-name="quote.l">Nescio quid majus nascitur Iliade<text:span text:style-name="Appelnotedebasdep."><text:note text:note-class="footnote" text:id="_ftn93"><text:note-citation>94</text:note-citation><text:note-body><text:p text:style-name="Notedebasdepage"><text:s/>NDE<text:s/><text:span text:style-name="T1581">Propercio</text:span><text:span text:style-name="T1582">,<text:s/></text:span><text:span text:style-name="title">Elegías</text:span>,<text:span text:style-name="T1583"><text:s/>II, 34, v. 65-66. «</text:span>Silencio, escritores romanos, silencio, griegos: algo está naciendo superior a la<text:s/><text:span text:style-name="T1584">Iliada</text:span>» (traducción propia).<text:s/><text:span text:style-name="T1585">Así hablaba Propercio de la<text:s/></text:span><text:span text:style-name="T1586">Eneida</text:span><text:span text:style-name="T1587">, aún en gestación, cuando escribió estos versos. El abad de Rute compara la novedad que causarán las<text:s/></text:span><text:span text:style-name="T1588">Soledades</text:span><text:span text:style-name="T1589"><text:s/>aún inacabadas, con la novedad que causó la<text:s/></text:span><text:span text:style-name="T1590">Eneida</text:span><text:span text:style-name="T1591">,</text:span><text:span text:style-name="T1592"><text:s/></text:span><text:span text:style-name="T1593">también inacabada, cuando fue conocida y valorada por Propercio. El uso ingenioso de estos dos versos para ponderar la idea de que une obra moderna es capaz de superar una obra canónica de la antigüedad era bastante común en el Renacimiento. Ralph G. Willliams explica que el Papa León X utilizó estos mismos versos para saludar el inicio de la escritura de los<text:s/></text:span><text:span text:style-name="T1594">Christiados libri sex<text:s/></text:span><text:span text:style-name="T1595">de Vida (uno de los autores de predilección del abad de Rute) y sugerir que Vida era un poeta épico incluso mejor que Virgilio (Vida 1976: XIX).</text:span></text:p></text:note-body></text:note></text:span>;</text:p>
        <text:p text:style-name="P1596">y cierto que, si dijo<text:s/><text:span text:style-name="author">Estacio Papinio</text:span><text:s/>en el<text:s/><text:span text:style-name="title">Genethliacon</text:span><text:span text:style-name="T1597"><text:note text:note-class="footnote" text:id="_ftn94"><text:note-citation>95</text:note-citation><text:note-body><text:p text:style-name="Notedebasdepage"><text:s/>NDEC Genethliacon<text:s/><text:span text:style-name="T1598">em</text:span>. : Genethliaco G</text:p></text:note-body></text:note></text:span><text:s/>de nuestro cordobés<text:s/><text:span text:style-name="author">Lucano</text:span>:<text:s/></text:p>
        <text:p text:style-name="quote.l">Graio nobilior Melete Baetis<text:span text:style-name="Appelnotedebasdep."><text:note text:note-class="footnote" text:id="_ftn95"><text:note-citation>96</text:note-citation><text:note-body><text:p text:style-name="Notedebasdepage"><text:s/>NDEC Baetis<text:s/><text:span text:style-name="T1599">em</text:span>. : Boetis<text:s/><text:span text:style-name="T1600">G</text:span></text:p></text:note-body></text:note></text:span>,<text:s/></text:p>
        <text:p text:style-name="quote.l">Mantua, Baetim<text:span text:style-name="Appelnotedebasdep."><text:note text:note-class="footnote" text:id="_ftn96"><text:note-citation>97</text:note-citation><text:note-body><text:p text:style-name="Notedebasdepage"><text:s/>NDEC Baetim<text:s/><text:span text:style-name="T1601">em</text:span>. : Boetim<text:s/><text:span text:style-name="T1602">G</text:span></text:p></text:note-body></text:note></text:span><text:s/>provocare noli<text:span text:style-name="Appelnotedebasdep."><text:note text:note-class="footnote" text:id="_ftn97"><text:note-citation>98</text:note-citation><text:note-body><text:p text:style-name="Notedebasdepage"><text:s/>NDE Estacio,<text:s/><text:span text:style-name="T1603">Silvae</text:span>, lib. II, 7, v. 34-35. El «Genethliacon Lucani ad Pollam» es un poema escrito para celebrar el nacimiento de Lucano. «Río Betis, más famoso que el Melete griego; Mantua, no provoques al Betis» (traducción propia inspirada en Estacio 1995: 114). Los tres topónimos citados son metonimias para designar a los poetas que los vieron nacer: el río Betis designa a Lucano, nacido en Bética, la actual Andalucía; Mantua, ciudad a orillas del Po, es la patria de Virgilio; y el Melete es un río de Jonia, a cuyas orillas se supone que había nacido Homero. Estacio dice pues en estos versos que la poesía de Lucano supera la de Virgilio y Homero, y Fernández de Córdoba extiende esto a Góngora. La comparación tácita entre Lucano y Góngora es muy oportuna, porque los dos eran andaluces. Obsérvese que la edición moderna de referencia de la biblioteca de Oxford ofrece una versión ligeramente diferente en el v. 35, sin que por eso cambie el sentido: «Baetim, Mantua, provocare noli» (Estacio 1905).</text:p></text:note-body></text:note></text:span>,</text:p>
        <text:p text:style-name="P1604">que sin escrúpulo de consciencia lo podremos aplicar a vuestra merced.<text:s/></text:p>
        <text:p text:style-name="P1605">Y de mí confieso que, cuando por otros fines y ocupaciones no hubiera dado de mano<text:span text:style-name="Appelnotedebasdep."><text:note text:note-class="footnote" text:id="_ftn98"><text:note-citation>99</text:note-citation><text:note-body><text:p text:style-name="Notedebasdepage"><text:s/>NDE<text:span text:style-name="T1606"><text:s/>Dar de mano</text:span>: despreciar.</text:p></text:note-body></text:note></text:span><text:s/>a la poesía, lo hubiera hecho por conocerme incapaz de arribar a la alteza que posee vuestra merced en esta arte<text:span text:style-name="Appelnotedebasdep."><text:note text:note-class="footnote" text:id="_ftn99"><text:note-citation>100</text:note-citation><text:note-body><text:p text:style-name="Notedebasdepage"><text:s/>NDE<text:s/><text:span text:style-name="T1607">Sobre la producción poética del abad de Rute, véase el punto 2 de la introducción.<text:s/></text:span></text:p></text:note-body></text:note></text:span><text:s/>que no admite medianía, conforme al juicio de<text:s/><text:span text:style-name="author">Horacio</text:span><text:s/>tan experimentado a costa de muchos<text:span text:style-name="Appelnotedebasdep."><text:note text:note-class="footnote" text:id="_ftn100"><text:note-citation>101</text:note-citation><text:note-body><text:p text:style-name="Notedebasdepage"><text:s/>NDE Alusión a Horacio,<text:s/><text:span text:style-name="T1608">Ars poetica</text:span>, v. 372-373: «<text:span text:style-name="T1609">Mediocribus esse poetis / non homines, non Di non concessere columnae</text:span>». «Ni los hombres, ni los Dioses, ni las columnas [del templo de Apolo] permitieron que los poetas fuesen mediocres» (traducción propia inspirada en Horacio 1961: 221). El juicio de Horacio es calificado de «tan experimentado a costa de muchos» porque, reconoce el abad de Rute, hay muchos poetas mediocres e intolerables.</text:p></text:note-body></text:note></text:span>. Dé vuestra merced gracias a Dios que ha pasado muy arriba de este grado y que, confesándolo así todos, sin que sobre esto pueda movérsele guerra de consideración,</text:p>
        <text:p text:style-name="quote.l">Nubes excedit Olympus […]<text:s/></text:p>
        <text:p text:style-name="quote.l">Pacem summa tenent<text:span text:style-name="Appelnotedebasdep."><text:note text:note-class="footnote" text:id="_ftn101"><text:note-citation>102</text:note-citation><text:note-body><text:p text:style-name="Notedebasdepage"><text:s/>NDA Luca. lib 2º<text:s/></text:p></text:note-body></text:note></text:span><text:s/><text:span text:style-name="Appelnotedebasdep."><text:note text:note-class="footnote" text:id="_ftn102"><text:note-citation>103</text:note-citation><text:note-body><text:p text:style-name="Notedebasdepage"><text:s/>NDE<text:s/><text:span text:style-name="T1610">Lucano</text:span>,<text:s/><text:span text:style-name="title">Farsalia</text:span>, lib. II, v. 271 y 273. El fragmento completo es el siguiente: «…<text:span text:style-name="T1611">nubes excedit Olympus. / Lege deum minimas rerum discordia turbat; / Pacem summa tenent</text:span>». «El olimpo está más arriba de las nubes. Por una ley de los dioses, la discordia conturba a los seres más pequeños; los grandes conservan la paz» (Lucano 1984: 68).<text:s/></text:p></text:note-body></text:note></text:span>.</text:p>
        <text:p text:style-name="P1612">Y, si ya no es profanar la sagrada escritura (<text:span text:style-name="T1613">quod absit a nobis</text:span><text:span text:style-name="Appelnotedebasdep."><text:note text:note-class="footnote" text:id="_ftn103"><text:note-citation>104</text:note-citation><text:note-body><text:p text:style-name="Notedebasdepage"><text:s/>NDE Locución latina de autoría desconocida: «lejos de mí esta idea».</text:p></text:note-body></text:note></text:span>), está hecho vuestra merced<text:s/><text:span text:style-name="T1614">mons Dei</text:span><text:s/>(que en aquel lenguaje quiere decir altísimo, inaccesible)<text:s/><text:span text:style-name="T1615">mons, in quo beneplacitum est Deo habitare in eo</text:span><text:span text:style-name="Appelnotedebasdep."><text:note text:note-class="footnote" text:id="_ftn104"><text:note-citation>105</text:note-citation><text:note-body><text:p text:style-name="Notedebasdepage"><text:s/>NDA psl 67</text:p></text:note-body></text:note></text:span><text:span text:style-name="quote.c"><text:s/></text:span><text:span text:style-name="Appelnotedebasdep."><text:note text:note-class="footnote" text:id="_ftn105"><text:note-citation>106</text:note-citation><text:note-body><text:p text:style-name="Notedebasdepage"><text:s/>NDE<text:s/><text:span text:style-name="title">Biblia, Psalmo</text:span><text:span text:style-name="T1616"><text:s/></text:span>68 (67 en la<text:s/><text:span text:style-name="T1617">Vulgata</text:span>), v. 17: «montaña de Dios […] montaña donde a Dios le place residir». Es una manera de decir que la poesía de Góngora es «divina», es decir, muy buena, valiéndose también del lugar común según el cual el buen vate es inspirado de los dioses, como lo confirman las líneas posteriores de la carta.</text:p></text:note-body></text:note></text:span>. Pues como dijo ese otro:<text:s/></text:p>
        <text:p text:style-name="quote.l">Et sacri vates et divum cura vocamur<text:s/></text:p>
        <text:p text:style-name="quote.l">Sunt etiam qui nos numen habere putent<text:span text:style-name="Appelnotedebasdep."><text:note text:note-class="footnote" text:id="_ftn106"><text:note-citation>107</text:note-citation><text:note-body><text:p text:style-name="Notedebasdepage"><text:s/>NDE<text:s/><text:span text:style-name="author">Ovidio</text:span><text:span text:style-name="T1618">,<text:s/></text:span><text:span text:style-name="title">Amores</text:span><text:span text:style-name="T1619">, lib. III, elegía 9, v. 17-18. Elegía por la muerte de Propercio:<text:s/></text:span>«a los poetas se nos llama seres sagrados y favorecidos por la divinidad; hay incluso quien considera que tenemos algo de divino» (Ovidio 1989: 327). Los dos versos que siguen en el poema de Ovidio son también de interés: «<text:span text:style-name="T1620">Scilicet omne sacrum mors importuna profanat, / omnibus obscuras inicit illa manus</text:span>». «Pero la muerte inoportuna profana todo lo sagrado y pone por igual en todos su invisible mano». Permiten observar que en Ovidio la descripción de los vates como seres que participan de lo divino se oponía a la mortalidad de los poetas, reflexión nacida a raíz de la muerte de Propercio. El abad de Rute solo conserva la idea de la divinidad de los poetas y abandona tanto el contexto de elegía, como la idea de que los poetas también son mortales, no haciendo excepción a la ley común de los hombres.</text:p></text:note-body></text:note></text:span><text:s/></text:p>
        <text:p text:style-name="P1621">y<text:s/></text:p>
        <text:p text:style-name="quote.l">Est deus in nobis agitante calescimus illo<text:span text:style-name="Appelnotedebasdep."><text:note text:note-class="footnote" text:id="_ftn107"><text:note-citation>108</text:note-citation><text:note-body><text:p text:style-name="Notedebasdepage"><text:s/>NDE<text:s/><text:span text:style-name="T1622">Ovidio</text:span>,<text:s/><text:span text:style-name="title">Fastos</text:span>, lib. VI, v. 5. «Hay un dios en nosotros; cuando él nos agita, entramos en calor» (Ovidio 1988: 200). El abad de Rute no cita el v. 6, inmediatamente posterior, aún más explícito:<text:s/><text:span text:style-name="T1623">Impetus hic sacrae semina mentis habet:</text:span><text:s/><text:span text:style-name="T1624">«</text:span>Este impulso produce la simiente de una mente consagrada». Esta cita y la anterior eran tópicas en los siglos XVI y XVII para hablar de la inspiración y del entusiasmo, propios de la creación poética. Cervantes las utiliza en el mismo orden en<text:s/><text:span text:style-name="T1625">El licenciado vidriera</text:span><text:s/>(Cervantes 1994: 662) y aparecen en varias antologías de lugares poéticos selectos, por ejemplo:<text:s/><text:span text:style-name="T1626">Sententiae veterum poetarum per locos communes digestae</text:span><text:s/>de Georg Major, Lipsiae, Johannes Rhamba excudebat, 1564, f. 27r, posible fuente, entre otras.<text:s/></text:p></text:note-body></text:note></text:span>.<text:s/></text:p>
        <text:p text:style-name="P1627">[f. 132r] Respecto de lo cual son casi convertibles poeta y profeta, según la autoridad irrefragable de<text:s/><text:span text:style-name="author">San Pablo</text:span>:<text:s/><text:span text:style-name="T1628">ut dixit quidam ex illis proprius ipsorum propheta</text:span><text:span text:style-name="Appelnotedebasdep."><text:note text:note-class="footnote" text:id="_ftn108"><text:note-citation>109</text:note-citation><text:note-body><text:p text:style-name="Notedebasdepage"><text:s/>NDA ad Titum, cap. 1°</text:p></text:note-body></text:note></text:span><text:span text:style-name="quote.c"><text:s/></text:span><text:span text:style-name="Appelnotedebasdep."><text:note text:note-class="footnote" text:id="_ftn109"><text:note-citation>110</text:note-citation><text:note-body><text:p text:style-name="Notedebasdepage"><text:s/>NDE<text:s/><text:span text:style-name="title">Biblia, Tito</text:span><text:span text:style-name="T1629">,</text:span><text:span text:style-name="T1630"><text:s/></text:span><text:span text:style-name="T1631">1, 12 «Como lo<text:s/></text:span>dijo uno<text:span text:style-name="T1632"><text:s/>de ellos [un cretense] su propio profeta».</text:span><text:s/>La cita de San Pablo, destinada a refrendar con una autoridad «irrefragable», por sagrada, la equivalencia entre poeta y profeta, tiene en su contexto un sentido mucho más equívoco, puesto que este individuo «que entre ellos pasa por profeta»<text:span text:style-name="T1633"><text:s/></text:span>es Epiménides el cretense, tratado con desprecio por el santo, como sus compatriotas, y traído a colación por mentiroso y sofista, más que por poeta.<text:span text:style-name="T1634"><text:s/>La continuación de la epístola dice «</text:span><text:span text:style-name="T1635">cretenses semper mendaces, malae bestiae, ventres pigri</text:span><text:span text:style-name="T1636">» («los de Creta siempre son mentirosos, malas bestias, vientres perezosos»).<text:s/></text:span></text:p></text:note-body></text:note></text:span><text:span text:style-name="T1637">,</text:span><text:s/>hablando de<text:s/><text:span text:style-name="author">Epiménides cretense</text:span>; y el nombre de vates comprehende a ambos.<text:s/></text:p>
        <text:p text:style-name="P1638">Digo, pues, volviendo (como dicen los juristas<text:s/><text:span text:style-name="T1639">post liminio</text:span><text:span text:style-name="Appelnotedebasdep."><text:note text:note-class="footnote" text:id="_ftn110"><text:note-citation>111</text:note-citation><text:note-body><text:p text:style-name="Notedebasdepage"><text:s/>NDE<text:s/><text:span text:style-name="T1640">post liminio</text:span>: l<text:span text:style-name="T1641">ey del derecho romano que permitía reintegrar, con todos los derechos a la vida ciudadana, a aquellos que habían sido prisioneros del enemigo. Aquí la expresión es empleada en sentido metafórico, equivalente a «después de una larga interrupción», como lo confirma la otra locución que sigue (Heineccius 1842: 59).</text:span></text:p></text:note-body></text:note></text:span>, por no decir<text:s/><text:span text:style-name="quote.c">a cabo de rato, a Andújar</text:span><text:span text:style-name="Appelnotedebasdep."><text:note text:note-class="footnote" text:id="_ftn111"><text:note-citation>112</text:note-citation><text:note-body><text:p text:style-name="Notedebasdepage"><text:s/>NDE Gonzalo Correas (1924: 7) registra un refrán muy parecido: «A cabo de rato, Andújar» y lo explica así: «porque los de Andújar llegaron tarde, después de vencida una batalla contra los moros de Granada; o se lo machacan por matraca».</text:p></text:note-body></text:note></text:span>) al recaudo que se me dio en nombre de vuestra merced: a lo primero<text:span text:style-name="Appelnotedebasdep."><text:note text:note-class="footnote" text:id="_ftn112"><text:note-citation>113</text:note-citation><text:note-body><text:p text:style-name="Notedebasdepage"><text:s/>NDE<text:s/><text:span text:style-name="T1642">lo primero</text:span>: ver las<text:s/><text:span text:style-name="T1643">Soledades</text:span>.</text:p></text:note-body></text:note></text:span><text:s/>obedecí con muy buen gusto, pero no a lo segundo<text:span text:style-name="Appelnotedebasdep."><text:note text:note-class="footnote" text:id="_ftn113"><text:note-citation>114</text:note-citation><text:note-body><text:p text:style-name="Notedebasdepage"><text:s/>NDE<text:s/><text:span text:style-name="T1644">lo segundo</text:span>: darle a Góngora su parecer sobre las<text:s/><text:span text:style-name="T1645">Soledades</text:span>.</text:p></text:note-body></text:note></text:span>, porque tengo, y no sin fundamento, por tan sospechosas y mal acreditadas para con vuestra merced mis advertencias como mi silencio<text:span text:style-name="Appelnotedebasdep."><text:note text:note-class="footnote" text:id="_ftn114"><text:note-citation>115</text:note-citation><text:note-body><text:p text:style-name="Notedebasdepage"><text:s/>NDE Sobre el malentendido surgido a causa del silencio de Góngora que no contestó al primer parecer del abad de Rute, véase la introducción, apartado 3.</text:p></text:note-body></text:note></text:span>. De éste<text:span text:style-name="Appelnotedebasdep."><text:note text:note-class="footnote" text:id="_ftn115"><text:note-citation>116</text:note-citation><text:note-body><text:p text:style-name="Notedebasdepage"><text:s/>NDE<text:s/><text:span text:style-name="T1646">éste</text:span>: el silencio.</text:p></text:note-body></text:note></text:span><text:s/>hice prueba en la<text:s/><text:span text:style-name="title">Canción al Larache</text:span>, donde se juzgó por culpable en mí lo que otros advirtieron del «si, no» demasiadamente frecuentado<text:span text:style-name="Appelnotedebasdep."><text:note text:note-class="footnote" text:id="_ftn116"><text:note-citation>117</text:note-citation><text:note-body><text:p text:style-name="Notedebasdepage"><text:s/>NDE No está muy claro este fragmento por su carácter alusivo. El sentido más probable es que Góngora debió de entender que las críticas que «otros» formularon sobre el exceso del giro «si, no» venían del abad de Rute, y que éste se las hacía llegar por ese intermediario. Véase el apartado 3 de la introducción donde se reconstruyen los acontecimientos anteriores a la redacción del<text:s/><text:span text:style-name="T1647">Parecer</text:span>.</text:p></text:note-body></text:note></text:span>. De aquéllas<text:span text:style-name="Appelnotedebasdep."><text:note text:note-class="footnote" text:id="_ftn117"><text:note-citation>118</text:note-citation><text:note-body><text:p text:style-name="Notedebasdepage"><text:s/>NDE<text:s/><text:span text:style-name="T1648">aquéllas</text:span>: las advertencias.</text:p></text:note-body></text:note></text:span><text:s/>en lo que, por mandado de vuestra merced, advertí acerca del<text:s/><text:span text:style-name="title">Polifemo</text:span>, en que, diciendo (Dios me es testigo) sinceramente mi sentimiento, con notar lo que pudiera a mi parecer (por ventura mal fundado) reformarse, vuestra merced, por algunas razones que debe tener,<text:s/><text:span text:style-name="T1649">dimisso ablegatoque consilio</text:span><text:span text:style-name="Appelnotedebasdep."><text:note text:note-class="footnote" text:id="_ftn118"><text:note-citation>119</text:note-citation><text:note-body><text:p text:style-name="Notedebasdepage"><text:s/>NDE Locución latina procedente de Cicerón,<text:s/><text:span text:style-name="T1650">In Verrem actionis secundae</text:span>, II, 2, 76: «Siendo olvidado y descartado mi consejo».<text:s/></text:p></text:note-body></text:note></text:span><text:s/>siguió su dictamen:<text:s/></text:p>
        <text:p text:style-name="quote.l">Neque quod dixi flocci aestimat<text:span text:style-name="Appelnotedebasdep."><text:note text:note-class="footnote" text:id="_ftn119"><text:note-citation>120</text:note-citation><text:note-body><text:p text:style-name="Notedebasdepage"><text:s/>NDA Plaut in Most</text:p></text:note-body></text:note></text:span><text:s/><text:span text:style-name="Appelnotedebasdep."><text:note text:note-class="footnote" text:id="_ftn120"><text:note-citation>121</text:note-citation><text:note-body><text:p text:style-name="Notedebasdepage"><text:s/>NDE<text:s/><text:span text:style-name="T1651">Plauto</text:span>,<text:s/><text:span text:style-name="title">Mostelaria</text:span>, acto I, escena 1, v. 76. Las ediciones modernas leen el verso de esta forma: «<text:span text:style-name="T1652">neque quod dixi flocci existumat</text:span>» (Plauto 1961: 21), lo que no cambia el sentido del texto: «No le importa para nada lo que dije».<text:s/></text:p></text:note-body></text:note></text:span>;</text:p>
        <text:p text:style-name="P1653">ante<text:span text:style-name="Appelnotedebasdep."><text:note text:note-class="footnote" text:id="_ftn121"><text:note-citation>122</text:note-citation><text:note-body><text:p text:style-name="Notedebasdepage"><text:s/>NDEC ante<text:s/><text:span text:style-name="T1654">em</text:span>. : antes<text:s/><text:span text:style-name="T1655">G</text:span></text:p></text:note-body></text:note></text:span><text:s/>el efecto que hicieron:</text:p>
        <text:p text:style-name="quote.l">non oculi tacuere tui<text:span text:style-name="Appelnotedebasdep."><text:note text:note-class="footnote" text:id="_ftn122"><text:note-citation>123</text:note-citation><text:note-body><text:p text:style-name="Notedebasdepage"><text:s/>NDA Ovid. amor. 2° eleg 5ª<text:s/></text:p></text:note-body></text:note></text:span><text:s/><text:span text:style-name="Appelnotedebasdep."><text:note text:note-class="footnote" text:id="_ftn123"><text:note-citation>124</text:note-citation><text:note-body><text:p text:style-name="Notedebasdepage"><text:s/>NDE<text:s/><text:span text:style-name="T1656">Ovidio</text:span>,<text:s/><text:span text:style-name="title">Amores</text:span><text:span text:style-name="T1657">,</text:span><text:s/>lib. II, elegía 5, v. 17: «Tus ojos no supieron callar».</text:p></text:note-body></text:note></text:span>.</text:p>
        <text:p text:style-name="Normal">Y así me pareció que era impertinente cualquier<text:s/>[f. 132v]aviso en materia de las<text:s/><text:span text:style-name="title">Soledades</text:span>, pues no había de obrar más que los pasados y, por dicha o desdicha mía, caería crudo sobre indigesto<text:span text:style-name="Appelnotedebasdep."><text:note text:note-class="footnote" text:id="_ftn124"><text:note-citation>125</text:note-citation><text:note-body><text:p text:style-name="Notedebasdepage"><text:s/>NDE Alusión a los primeros consejos que dio el abad de Rute sobre el<text:s/><text:span text:style-name="T1658">Polifemo</text:span><text:s/>que no fueron bien «digeridos» por Góngora, por lo que dudó en dar su parecer sobre las<text:s/><text:span text:style-name="T1659">Soledades</text:span>: «lo crudo». El abad de Rute acomoda graciosamente una frase hecha, que pertenece al vocabulario de la medicina, aplicándola a la vida moral. Se atribuía a Avicena o Galeno el consejo de «no comer crudo sobre indigesto» como lo prueba este fragmento del<text:s/><text:span text:style-name="T1660">Quijote</text:span><text:s/>de Avellaneda: «Yo beso a vuesa merced las manos –respondió don Álvaro–, señor don Quijote, por la merced que me hace, pero no podré servirle, porque no acostumbro comer cosa alguna sobre cena, que me daña y tengo larga esperiencia en mí de la verdad del aforismo de Avicena o Galeno que dice que lo crudo sobre lo indigesto engendra enfermedad» (Fernández de Avellaneda 2001: f. 14v).</text:p></text:note-body></text:note></text:span>, principalmente no pudiéndole yo dar de palabra<text:span text:style-name="Appelnotedebasdep."><text:note text:note-class="footnote" text:id="_ftn125"><text:note-citation>126</text:note-citation><text:note-body><text:p text:style-name="Notedebasdepage"><text:s/>NDE<text:s/><text:span text:style-name="T1661">de palabra</text:span>: oralmente.</text:p></text:note-body></text:note></text:span><text:s/>por las ocupaciones de la Iglesia, aspereza del tiempo y otros impedimentos precisos de lo que fuera tan de mi gusto. Pero rendime, al fin, a los ruegos del que trajo el papel y a la amistad que debo a vuestra merced y deseo que tengo de servirle y que parezcan todas sus obras dignos partos (y no abortos) de su ingenio. Y prometo a vuestra merced, como cristiano, que en esta parte<text:span text:style-name="Appelnotedebasdep."><text:note text:note-class="footnote" text:id="_ftn126"><text:note-citation>127</text:note-citation><text:note-body><text:p text:style-name="Notedebasdepage"><text:s/>NDE<text:s/><text:span text:style-name="T1662">en esta parte</text:span>: se refiere a la capacidad de saber aceptar las críticas.</text:p></text:note-body></text:note></text:span><text:s/>soy tan tímido y me reduzco<text:span text:style-name="Appelnotedebasdep."><text:note text:note-class="footnote" text:id="_ftn127"><text:note-citation>128</text:note-citation><text:note-body><text:p text:style-name="Notedebasdepage"><text:s/>NDE reducirse: aquí con el sentido de «dejarse convencer». Aunque<text:s/><text:span text:style-name="T1663">reducere</text:span><text:s/>no tiene exactement este sentido en latín, este uso de «reducir» remotiva el sentido etimológico de<text:s/><text:span text:style-name="T1664">reducere</text:span><text:s/>(devolver a alguien a algún lugar) para significar metafóricamente: «atraer a alguno con razones y argumentos a su propio dictamen» (<text:span text:style-name="T1665">Aut.</text:span>).</text:p></text:note-body></text:note></text:span><text:s/>tan fácilmente que mi libro de la<text:s/><text:span text:style-name="title">Didascalia</text:span><text:span text:style-name="Appelnotedebasdep."><text:note text:note-class="footnote" text:id="_ftn128"><text:note-citation>129</text:note-citation><text:note-body><text:p text:style-name="Notedebasdepage"><text:s/>NDEC Didascalia<text:s/><text:span text:style-name="T1666">em</text:span>. : discalia<text:s/><text:span text:style-name="T1667">G</text:span></text:p></text:note-body></text:note></text:span><text:span text:style-name="Appelnotedebasdep."><text:s/></text:span>le vieron muchos padres de la Compañía<text:span text:style-name="Appelnotedebasdep."><text:note text:note-class="footnote" text:id="_ftn129"><text:note-citation>130</text:note-citation><text:note-body><text:p text:style-name="Notedebasdepage"><text:s/>NDE<text:s/><text:span text:style-name="T1668">la Compañía</text:span>: la Compañía de Jesús, es decir los jesuitas. Sobre las relaciones amistosas y profesionales del abad de Rute con diferentes jesuitas, véase el apartado 2 de la introducción.</text:p></text:note-body></text:note></text:span><text:s/>y otras personas doctas y, conforme a su censura, reformé muchas cosas, y últimamente conforme a la del padre<text:s/><text:span text:style-name="author">Juan Luis de la Cerda</text:span><text:span text:style-name="Appelnotedebasdep."><text:note text:note-class="footnote" text:id="_ftn130"><text:note-citation>131</text:note-citation><text:note-body><text:p text:style-name="Notedebasdepage"><text:s/>NDE Juan Luis de la Cerda (1558-1643) fue un destacado humanista, conocido principalmente por tres obras: el<text:s/><text:span text:style-name="T1669">Arte regia</text:span>, un método de enseñanza del latín, que se publicó por primera vez en Madrid en 1598, y varios tomos de comentarios a las obras de Tertuliano y Virgilio. Particularmente revelantes, en el contexto de la polémica gongorina, son los comentarios virgilianos: el primer volumen (que comenta las<text:s/><text:span text:style-name="T1670">Bucólicas</text:span><text:s/>y las<text:s/><text:span text:style-name="T1671">Geórgicas</text:span>) salió en Madrid en 1608; el segundo (sobre los seis primeros libros de la<text:s/><text:span text:style-name="T1672">Eneida)<text:s/></text:span><text:span text:style-name="T1673">en</text:span><text:s/>1612; el tercero (sobre los seis últimos libros de la<text:s/><text:span text:style-name="T1674">Eneida</text:span>) en 1617. Es interesante que el abad de Rute mencione a este humanista en uno de los primeros textos de la polémica, porque sus comentarios quizás pudieran servir de modelo a los futuros comentaristas de Góngora (Díaz de Rivas, Pellicer, Salcedo Coronel). Así lo conjeturan Blanco (2013) y Romanos (1990: 417 y 1986: 120).</text:p></text:note-body></text:note></text:span>, cosa que constará por la carta que yo tengo suya y que él tiene mía, en que le concedí y quité por su parecer algunas, y di razón en defensa mía de otras; y no reparé en que dijese nadie que habían enmendado en mi libro algunas menudencias, pues al fin el todo era trabajos míos, y con este nombre los había de ver el mundo, y no con el de los reformadores<text:span text:style-name="Appelnotedebasdep."><text:note text:note-class="footnote" text:id="_ftn131"><text:note-citation>132</text:note-citation><text:note-body><text:p text:style-name="Notedebasdepage"><text:s/>NDE El abad de Rute invita a Góngora a aceptar críticas sobres detalles de su obra, como él aceptó las del padre de la Cerda sobre su<text:s/><text:span text:style-name="T1675">Didascalia multiplex</text:span>. Explica que la intervención de un «reformador», es decir de un lector crítico, no le quita ningún mérito al autor, ni el crítico se atribuye por eso la paternidad de la obra. Que el abad de Rute dedicara varios años a la revisión de su<text:s/><text:span text:style-name="T1676">Didascalia multiplex</text:span><text:s/>nos lo indica el gran lapso de tiempo que separa la primera aprobación (1611) y la impresión de la obra (1614), aunque la obra lleve en la portada la fecha de 1615. Sobre estas circunstancias, véase Marín López (1972).</text:p></text:note-body></text:note></text:span>; y que los<text:span text:style-name="Appelnotedebasdep."><text:note text:note-class="footnote" text:id="_ftn132"><text:note-citation>133</text:note-citation><text:note-body><text:p text:style-name="Notedebasdepage"><text:s/>NDE<text:s/><text:span text:style-name="T1677">los</text:span>: se dedice que habla de errores.<text:s/></text:p></text:note-body></text:note></text:span><text:s/>haya en obras grandes y pequeñas, y con razón, no es maravilla, [f. 133r] pues<text:s/><text:span text:style-name="T1678">quandoque bonus dormitat Homerus</text:span><text:span text:style-name="Appelnotedebasdep."><text:note text:note-class="footnote" text:id="_ftn133"><text:note-citation>134</text:note-citation><text:note-body><text:p text:style-name="Notedebasdepage"><text:s/>NDE<text:s/><text:span text:style-name="T1679">Horacio</text:span>,<text:s/><text:span text:style-name="title">Ars poetica</text:span>,<text:span text:style-name="T1680"><text:s/></text:span>v. 359, «el buen Homero duerme a veces», lo que significa que incluso los mejores pueden o equivocarse o no estar a la altura del resto de su obra. Los tropiezos ocasionales de un gran poeta se perdonan fácilmente, no la mediocridad habitual de los poetas malos.</text:p></text:note-body></text:note></text:span>. Y la<text:s/><text:span text:style-name="T1681">philautia</text:span><text:s/>o amor proprio ciega los hombres y hace parecer<text:s/><text:span text:style-name="T1682">suum cuique pulchrum</text:span><text:span text:style-name="Appelnotedebasdep."><text:note text:note-class="footnote" text:id="_ftn134"><text:note-citation>135</text:note-citation><text:note-body><text:p text:style-name="Notedebasdepage"><text:s/>NDE Sentencia procedente de<text:s/><text:span text:style-name="T1683">Cicerón</text:span>,<text:s/><text:span text:style-name="title">Tusculanae disputationes</text:span>, lib. 5, 22: «Lo que hace uno siempre le parece hermoso».<text:s/></text:p></text:note-body></text:note></text:span>; y más ven cuatro ojos que dos; y más que el que juega el que mira. Y como refiere por proverbio griego<text:s/><text:span text:style-name="author">Agelio</text:span><text:span text:style-name="Appelnotedebasdep."><text:note text:note-class="footnote" text:id="_ftn135"><text:note-citation>136</text:note-citation><text:note-body><text:p text:style-name="Notedebasdepage"><text:s/>NDE <text:span text:style-name="T1684">Agelio</text:span>: contracción habitual por Aulo Gelio, autor de las<text:s/><text:span text:style-name="T1685">Noches áticas</text:span>.</text:p></text:note-body></text:note></text:span>:</text:p>
        <text:p text:style-name="quote.l">Saepe etiam est olitor valde opportuna locutus<text:span text:style-name="Appelnotedebasdep."><text:note text:note-class="footnote" text:id="_ftn136"><text:note-citation>137</text:note-citation><text:note-body><text:p text:style-name="Notedebasdepage"><text:s/>NDA Lib 2° cap. 6º</text:p></text:note-body></text:note></text:span><text:s/><text:span text:style-name="Appelnotedebasdep."><text:note text:note-class="footnote" text:id="_ftn137"><text:note-citation>138</text:note-citation><text:note-body><text:p text:style-name="Notedebasdepage"><text:s/>NDE «A menudo incluso el hortelano dice cosas muy oportunas». El abad de Rute finge citar directamente a Aulo Gelio, pero no es así. En efecto,<text:s/><text:span text:style-name="T1686">Aulo Gelio cita en griego una locución de contenido similar pero literalmente diferente en sus<text:s/></text:span><text:span text:style-name="T1687">Noctes Atticae (Noches Áticas</text:span><text:span text:style-name="T1688">), lib. II, 6 (Πολλάκι καὶ κηπωρὸς ἀνὴρ μάλα καίριον εἶπειν) y la traduce y parafrasea así: «</text:span><text:span text:style-name="T1689">Nemo quisquam tam efflictis est moribus quin faciat aut dicat nonnumquam aliquid quod laudari queat</text:span><text:span text:style-name="T1690">». Macrobio,<text:s/></text:span><text:span text:style-name="T1691">Saturnalia<text:s/></text:span><text:span text:style-name="T1692">(</text:span><text:span text:style-name="T1693">Saturnales</text:span><text:span text:style-name="T1694">), lib. 6, 7 retoma escrupulosamente de<text:s/></text:span>Aulo Gelio la cita en griego y su paráfrasis en latín. Un refrán parecido aparece también en<text:s/><text:span text:style-name="T1695">Adagia sive proverbia graecorum ex Zenobio, seu Zenodoto, Diogeniano et Suidae partim edita nunc primum, scholiisque parallelis illustrata, ab Andrea Schotto,</text:span><text:s/>Antuerpiae: ex officina Plantiniana, apud viduam et filios Joannis Moreti, 1612, VII, 8. En realidad fue Erasmo quien acuñó la fórmula tal como la cita el abad de Rute en los<text:s/><text:span text:style-name="T1696">Adagios</text:span><text:s/>IV, X, 40 (Erasmo<text:span text:style-name="T1697"><text:s/></text:span>2011: 2430), pero es muy probable que abad de Rute encontrara la cita en Licóstenes, a quien menciona a continuación. Se podría señalar como sinónimo el refrán español siguiente: «Por necio que el necio sea, dice y hace alguna cosa buena».</text:p></text:note-body></text:note></text:span>;</text:p>
        <text:p text:style-name="P1698">que Apeles, pintor sumo (según de otros refiere<text:s/><text:span text:style-name="author">Conrado Licóstenes</text:span><text:span text:style-name="Appelnotedebasdep."><text:note text:note-class="footnote" text:id="_ftn138"><text:note-citation>139</text:note-citation><text:note-body><text:p text:style-name="Notedebasdepage"><text:span text:style-name="T1699"><text:s/>NDA In Apophte, Hº de iuditº in re ignota, nº infdo</text:span></text:p></text:note-body></text:note></text:span><text:s/><text:span text:style-name="Appelnotedebasdep."><text:note text:note-class="footnote" text:id="_ftn139"><text:note-citation>140</text:note-citation><text:note-body><text:p text:style-name="Notedebasdepage"><text:s/>NDE Conrado Licóstenes (1518-1561) es el autor de unos<text:s/><text:span text:style-name="T1700">Apophthegmata</text:span><text:s/>que organizan en orden temático los<text:s/><text:span text:style-name="T1701">Adagia</text:span><text:s/>de Erasmo. La anécdota del hortelano aparece en el apartado titulado «De judicio in re ignota non ferendo». Fernández de Córdoba deja entender que ésta fue su fuente para citar la sentencia, apresuradamente atribuida a Aulo Gelio, sentencia que sólo aparece en las ediciones más tardías de los<text:s/><text:span text:style-name="T1702">Apophthegmata</text:span>, las aumentadas por el impresor Jacobus Stoer (<text:span text:style-name="T1703">Apophthegmata ex probatis graecae latinaeque linguae scriptoribus</text:span><text:s/><text:span text:style-name="T1704">a Conrado Lycosthene collecta</text:span><text:s/>[Genavae]: excudebat Jacobus Stoer, 1609, anécdota p. 364, cita p. 490.).<text:s/></text:p></text:note-body></text:note></text:span>), no se desdeñó de enmendar en un cuadro suyo lo que advirtió el zapatero conforme a las reglas de su arte. Y así de ordinario todo cuanto he escrito de poca o de mucha consideración lo he comunicado con personas inteligentes y, conforme a su censura, enmendádolo, acordándome de lo que dice el sabio:<text:s/><text:span text:style-name="T1705">Sapiens corde praecepta suscipit et stultus caeditur labiis</text:span><text:span text:style-name="Appelnotedebasdep."><text:note text:note-class="footnote" text:id="_ftn140"><text:note-citation>141</text:note-citation><text:note-body><text:p text:style-name="Notedebasdepage"><text:s/>NDA Prover. 10</text:p></text:note-body></text:note></text:span><text:span text:style-name="quote.c"><text:s/></text:span><text:span text:style-name="Appelnotedebasdep."><text:note text:note-class="footnote" text:id="_ftn141"><text:note-citation>142</text:note-citation><text:note-body><text:p text:style-name="Notedebasdepage"><text:s/>NDE<text:s/><text:span text:style-name="title">Biblia, Proverbios</text:span>, 10, 8: «El sabio de corazón recibe los preceptos: el necio es herido por los labios» (<text:span text:style-name="T1706">La Biblia vulgata latina traducida en español y anotada conforme al sentido de los santos padres y expositores católicos por el padre Felipe Scio de San Miguel</text:span>, en Valencia: en la oficina de Joseph y Thomas de Orga, 1790-1793, vol. V, p. 473). En nota el traductor explica así este proverbio: «Escucha y da oídos a los avisos que se le dan; pero estos mismos avisos y correcciones son intolerables para los necios, porque los miran como un azote y se irritan con lo que se les dice. Puede también exponerse en este otro sentido: el necio se hiere y lastima por sus mismos labios o por las necedades y locuras que profiere».</text:p></text:note-body></text:note></text:span><text:s/>y, más adelante:<text:s/><text:span text:style-name="T1707">Qui diligit disciplinam, diligit scientiam, qui autem odit increpationes, insipiens est</text:span><text:span text:style-name="Appelnotedebasdep."><text:note text:note-class="footnote" text:id="_ftn142"><text:note-citation>143</text:note-citation><text:note-body><text:p text:style-name="Notedebasdepage"><text:s/>NDA cap. 12</text:p></text:note-body></text:note></text:span><text:span text:style-name="quote.c"><text:s/></text:span><text:span text:style-name="Appelnotedebasdep."><text:note text:note-class="footnote" text:id="_ftn143"><text:note-citation>144</text:note-citation><text:note-body><text:p text:style-name="Notedebasdepage"><text:s/>NDE<text:s/><text:span text:style-name="title">Biblia, Proverbios</text:span>, 12, 1: «El que ama la corrección, ama la ciencia, mas el que aborrece las reprensiones es insipiente». (<text:span text:style-name="T1708">La Biblia vulgata latina,<text:s/></text:span>1790-1793, vol. V, p. 475)</text:p></text:note-body></text:note></text:span>. Y al menos en esta parte he procurado no serlo<text:span text:style-name="Appelnotedebasdep."><text:note text:note-class="footnote" text:id="_ftn144"><text:note-citation>145</text:note-citation><text:note-body><text:p text:style-name="Notedebasdepage"><text:s/>NDE<text:s/><text:span text:style-name="T1709">serlo</text:span>: ser ignorante (<text:span text:style-name="T1710">insipiens</text:span><text:s/>en la cita).</text:p></text:note-body></text:note></text:span>.<text:s/></text:p>
        <text:p text:style-name="P1711">Viniendo, pues, en particular a lo que juzgo de las<text:s/><text:span text:style-name="title">Soledades</text:span>, hálloles tanto bueno que no sé por dónde comience a loarlas, ni por dónde acabe, porque, habiendo sujeto capaz de ponderación inmensa, me sucede lo que a<text:s/><text:span text:style-name="author">Teócrito<text:s/></text:span>cuando en el<text:s/><text:span text:style-name="title">Eydilio 17</text:span><text:s/>a Ptolomeo Filadelfo dijo:<text:s/></text:p>
        <text:p text:style-name="quote.l">Arboribus densam veniens signator in Idam,<text:s/></text:p>
        <text:p text:style-name="quote.l">Anxius ingentis circumspicit omnia silvae,<text:s/></text:p>
        <text:p text:style-name="quote.l">[f. 133v] Unde opus incipiat, quae primo justa labori<text:s/></text:p>
        <text:p text:style-name="quote.l">Causa sit: haud alia mentem ratione fatigat<text:s/></text:p>
        <text:p text:style-name="quote.l">Nunc mihi materiae pondus grave fine carentis<text:span text:style-name="Appelnotedebasdep."><text:note text:note-class="footnote" text:id="_ftn145"><text:note-citation>146</text:note-citation><text:note-body><text:p text:style-name="Notedebasdepage"><text:s/>NDE Teócrito,<text:s/><text:span text:style-name="T1712">Eydillia</text:span>, XVII, v. 15-19. El texto citado es<text:s/><text:span text:style-name="T1713">Theocriti Syracusani Idyllia triginta sex, latino carmine reddita Helio Eobano Hesso interprete</text:span>, Haganoae: per Joan. Secerium, 1530. Esta traducción en latín realizada por Helio Eobano Hesso, en hexámetros dactílicos, se aleja en muchas ocasiones del original griego. Doy aquí una traducción literal del latín: «Llegando el leñador al monte Ida con su apretada arboleda, ansioso, recorre con inquieta mirada la inmensa selva, [para saber] dónde empezará la labor, a qué árbol dedicará justamente su primer esfuerzo: no por una razón diferente la pesada carga de una materia desprovista de término cansa ahora mi mente».</text:p></text:note-body></text:note></text:span>.</text:p>
        <text:p text:style-name="P1714">que después imitó<text:s/><text:span text:style-name="author">Policiano</text:span><text:s/>en la<text:s/><text:span text:style-name="title">Manto</text:span>:</text:p>
        <text:p text:style-name="quote.l">Unde ego tantarum repetam primordia laudum?</text:p>
        <text:p text:style-name="quote.l">Aut qua fine sequar? Facit ingens copia laudis [sic]<text:s/></text:p>
        <text:p text:style-name="quote.l">Ancipitem [sic]<text:span text:style-name="Appelnotedebasdep."><text:note text:note-class="footnote" text:id="_ftn146"><text:note-citation>147</text:note-citation><text:note-body><text:p text:style-name="Notedebasdepage"><text:s/>NDE El texto citado por el abad de Rute es correcto gramaticalmente, pero no se corresponde con ninguna de las ediciones que pude consultar, que rezan: «<text:span text:style-name="T1715">Aut qua fine sequar? Facit ingens copia rerum<text:s/></text:span>[y no<text:span text:style-name="T1716"><text:s/>laudis</text:span>] /<text:span text:style-name="T1717"><text:s/>Incertum<text:s/></text:span>[y no<text:span text:style-name="T1718"><text:s/>ancipitem</text:span>]…» (Policiano 1987). Es probable que el abad de Rute conociera el texto de Policiano por la edición anotada de Sánchez de las Brozas, pero que cite estos versos de memoria (<text:span text:style-name="T1719">Angeli Politiani Sylvae, nutricia, manto, rusticus, ambra illustratum per Franciscum Sanctium Brocensem</text:span>, Salmanticae: excudebat Andreas a Portonariis, 1554).</text:p></text:note-body></text:note></text:span>. Sic frondifera lignator in Ida,<text:s/></text:p>
        <text:p text:style-name="quote.l">Stat dubius, vastae quae primum robora sylvae<text:s/></text:p>
        <text:p text:style-name="quote.l">Vulneret, […]<text:span text:style-name="Appelnotedebasdep."><text:note text:note-class="footnote" text:id="_ftn147"><text:note-citation>148</text:note-citation><text:note-body><text:p text:style-name="Notedebasdepage"><text:s/>NDE Policiano,<text:s/><text:span text:style-name="T1720">Silvae</text:span>, «Manto», v. 39-43. «¿Por dónde empezaré a cantar sus alabanzas? ¿Por dónde proseguiré y terminaré? La abundancia de cosas que loar me vuelve inseguro. Lo mismo hace el leñador en el Monte Ida frondoso, se mantiene dudoso preguntándose qué encina del bosque herirá primero» (traducción propia).</text:p></text:note-body></text:note></text:span></text:p>
        <text:p text:style-name="P1721">y yo imité de ambos en mi silva<text:s/><text:span text:style-name="title">Prometeo</text:span><text:span text:style-name="Appelnotedebasdep."><text:note text:note-class="footnote" text:id="_ftn148"><text:note-citation>149</text:note-citation><text:note-body><text:p text:style-name="Notedebasdepage"><text:s/>NDE Este poema se ha perdido.</text:p></text:note-body></text:note></text:span>. Y así, dejando como cosa<text:s/><text:span text:style-name="T1722">per se nota</text:span><text:span text:style-name="Appelnotedebasdep."><text:note text:note-class="footnote" text:id="_ftn149"><text:note-citation>150</text:note-citation><text:note-body><text:p text:style-name="Notedebasdepage"><text:s/>NDE<text:s/><text:span text:style-name="T1723">per se notus/a</text:span>: perfectamente conocidido/a. Construcción elíptica: el abad de Rute deja las alabanzas porque el valor de la obra de Góngora es universalmente reconocido: huelga celebrarla, pues.</text:p></text:note-body></text:note></text:span><text:span text:style-name="Appelnotedebasdep."><text:s/></text:span>y debidas<text:span text:style-name="Appelnotedebasdep."><text:note text:note-class="footnote" text:id="_ftn150"><text:note-citation>151</text:note-citation><text:note-body><text:p text:style-name="Notedebasdepage"><text:s/>NDEC debidas<text:s/><text:span text:style-name="T1724">em</text:span>. : debida<text:s/><text:span text:style-name="T1725">G</text:span></text:p></text:note-body></text:note></text:span><text:s/>a más facundia que a la mía sus alabanzas<text:span text:style-name="Appelnotedebasdep."><text:note text:note-class="footnote" text:id="_ftn151"><text:note-citation>152</text:note-citation><text:note-body><text:p text:style-name="Notedebasdepage"><text:s/>NDE El abad de Rute dice que renuncia también a celebrar la obra de Góngora porque no está a la altura para conseguirlo: no tiene bastante facundia (elegancia en el hablar) para loarla a su justo nivel.</text:p></text:note-body></text:note></text:span>, pues cualesquiera serán inferiores a las que merecen la descripción de la vida rústica en aquellos amebeos:<text:s/></text:p>
        <text:p text:style-name="quote.l">Oh bienaventurado<text:s/></text:p>
        <text:p text:style-name="quote.l">albergue, a cualquier hora<text:span text:style-name="Appelnotedebasdep."><text:note text:note-class="footnote" text:id="_ftn152"><text:note-citation>153</text:note-citation><text:note-body><text:p text:style-name="Notedebasdepage"><text:s/>NDE [OC.264B.94-95]</text:p></text:note-body></text:note></text:span>,<text:s/></text:p>
        <text:p text:style-name="P1726">la de la navegación del océano, la de los juegos de carrera y lucha, y el epitalamio (superior, a mi juicio, a los de<text:s/><text:span text:style-name="author">Catulo</text:span>) y lo que en esta segunda parte con buen acuerdo mejoró vuestra merced, dándole habla al peregrino que, en la primera, no sé si justamente, calló siempre entre tantas ocasiones de romper el silencio<text:span text:style-name="Appelnotedebasdep."><text:note text:note-class="footnote" text:id="_ftn153"><text:note-citation>154</text:note-citation><text:note-body><text:p text:style-name="Notedebasdepage"><text:s/>NDE Estas líneas nos indican que el abad de Rute recibió de la segunda<text:s/><text:span text:style-name="T1727">Soledad</text:span><text:s/>un fragmento que llegaba por lo menos hasta el verso 171, final del canto del peregrino. Corresponde con lo que dice al principio de su carta: «Vino a mis manos […] la primera parte de sus<text:s/><text:span text:style-name="T1728">Soledades</text:span><text:s/>de vuestra merced, y lo que tiene hecho de la segunda».</text:p></text:note-body></text:note></text:span>, que no quiero descender a los particulares de versos y pensamientos divinos.</text:p>
        <text:p text:style-name="Normal">Juzgo, mi señor, que lo que a la hermosura de estas<text:s/><text:span text:style-name="title">Soledades</text:span><text:s/>y vago lienzo de Flandes<text:span text:style-name="Appelnotedebasdep."><text:note text:note-class="footnote" text:id="_ftn154"><text:note-citation>155</text:note-citation><text:note-body><text:p text:style-name="Notedebasdepage"><text:s/>El abad de Rute valora positivamente la composición agregativa de la obra, concebida como una suma de cuadros, de suma belleza. En las<text:s/><text:span text:style-name="T1729">Soledades</text:span>, escribirá más adelante, «se hallan tales y tantos pedazos de belleza». Implícitamente reconoce la falta de una trama narrativa clara, pero no valora negativamente esta ausencia de fábula, al contrario de lo que hará Jáuregui en el<text:s/><text:span text:style-name="T1730">Antídoto</text:span>. El único reparo que expresa entre líneas es que, en la primera<text:s/><text:span text:style-name="T1731">Soledad</text:span>, el personaje principal es inconsistente, defecto que, según él, corrigió Góngora, haciéndole hablar en la segunda parte del poema. Sobre el significado de la métafora del «lienzo de Flandes», véase<text:s/><text:span text:style-name="T1732">R</text:span>oses (1994: 85-86), Blanco (1996) y Huard (2012).</text:p></text:note-body></text:note></text:span><text:s/>ofusca y hace sombra (efecto suyo proprio) es la oscuridad: cuanto más afectada y puesta en práctica<text:span text:style-name="Appelnotedebasdep."><text:note text:note-class="footnote" text:id="_ftn155"><text:note-citation>156</text:note-citation><text:note-body><text:p text:style-name="Notedebasdepage"><text:s/>NDE<text:s/><text:span text:style-name="T1733">afectada</text:span>: latinismo semántico, aquí con el sentido de «buscada deliberadamente» (de<text:s/><text:span text:style-name="T1734">adfectare</text:span>, «procurar»).<text:s/><text:span text:style-name="T1735">Puesta en práctica</text:span><text:s/>indica que la oscuridad de las<text:s/><text:span text:style-name="T1736">Soledades</text:span><text:s/>es una posición de principio del poeta, luego llevada a la práctica, no un descuido, efecto de la naturaleza profunda del poeta.</text:p></text:note-body></text:note></text:span>, tanto más viciosa, pero segui[f. 134r]da de vuestra merced; a quien yo no quiero persuadir con autoridad mía (que no me atribuyo tanta), sino con la de los más graves autores del mundo, que procuran desterrarla de los escritos bien formados.<text:s/></text:p>
        <text:p text:style-name="Normal"><text:span text:style-name="author">Aristóteles</text:span>, maestro mayor de esta obra, en su<text:s/><text:span text:style-name="title">Poética</text:span>, hablando de la virtud de la dicción:<text:s/><text:span text:style-name="T1737">Dictionis autem virtus, ut perspicua sit non tamen humilis</text:span><text:span text:style-name="Appelnotedebasdep."><text:note text:note-class="footnote" text:id="_ftn156"><text:note-citation>157</text:note-citation><text:note-body><text:p text:style-name="Notedebasdepage"><text:s/>NDA cap 21<text:s/></text:p></text:note-body></text:note></text:span><text:span text:style-name="quote.c"><text:s/></text:span><text:span text:style-name="Appelnotedebasdep."><text:note text:note-class="footnote" text:id="_ftn157"><text:note-citation>158</text:note-citation><text:note-body><text:p text:style-name="Notedebasdepage"><text:s/>NDE Aristóteles,<text:s/><text:span text:style-name="T1738">Poética</text:span>, cap. 22, 1458 A: «La excelencia de la elocución consiste en que sea clara sin ser baja» (Aristóteles 1974). La numeración de los capítulos de la<text:s/><text:span text:style-name="T1739">Poética</text:span><text:s/>ha cambiado con respecto a las ediciones antiguas.<text:s/></text:p></text:note-body></text:note></text:span>.<text:s/><text:span text:style-name="author">Quintiliano</text:span>:<text:s/><text:span text:style-name="T1740">Quid si plerumque accidit, ut faciliora sint ad intellegendum et lucidiora multo, quae a doctissimo quoque dicuntur? Nam et prima est eloquentiae virtus perspicuitas, et quo quisque, ingenio minus valet, hoc se magis attollere et dilatare conatur, ut statura breves in digitos eriguntur et plura infirmi minantur. Nam tumidos et corruptos et tinnulos et quocumque alio cacozeliae genere peccantes, certum habeo non virium, sed infirmitatis vitio laborare, ut corpora non robore, sed valetudine inflantur et recto itinere lapsi plerumque divertunt. Erit ergo obscurior<text:s/></text:span><text:span text:style-name="quote.c">[</text:span><text:span text:style-name="T1741">etiam</text:span><text:span text:style-name="quote.c">]</text:span><text:span text:style-name="T1742"><text:s/>quo quisque deterior</text:span><text:span text:style-name="Appelnotedebasdep."><text:note text:note-class="footnote" text:id="_ftn158"><text:note-citation>159</text:note-citation><text:note-body><text:p text:style-name="Notedebasdepage"><text:s/>NDA lib. 2° cap. 3ª<text:s/></text:p></text:note-body></text:note></text:span><text:span text:style-name="quote.c"><text:s/></text:span><text:span text:style-name="Appelnotedebasdep."><text:note text:note-class="footnote" text:id="_ftn159"><text:note-citation>160</text:note-citation><text:note-body><text:p text:style-name="Notedebasdepage"><text:s/>NDE Quintiliano,<text:s/><text:span text:style-name="title">De institutione oratoria</text:span>, lib. II, cap. 3, §. 8. «Y ¿por qué extrañarse si ocurre la mayoría de las veces que las frases pronunciadas por un maestro muy docto son más fáciles de entender y mucho más claras? En efecto la primera calidad de la elocuencia es la claridad y uno trata tanto más de engreírse e inflarse, cuanto menos espíritu tiene, como ocurre con los hombres bajos de estatura que más se yerguen de puntillas para parecer más altos y con los más débiles, que son los que más amenazas dicen. En efecto considero como seguro que la hinchazón, la corrupción del estilo, la afectación y todos los defectos que se aproximan al amaneramiento traicionan la debilidad del espíritu y no su fuerza, de la misma forma que los cuerpos son inflados no por la salud, sino por una enfermedad, de la misma forma que los que se han apartado del buen camino se pierden la mayor parte del tiempo. Concluyamos pues que cuanto menos hábil es un maestro, más oscuro es». El abad de Rute cita a Quintiliano en una edición muy deturpada (Quintiliano,<text:s/><text:span text:style-name="T1743">M. Fabii Quintiliani, oratoris eloquentissimi, De institutione oratoria libri XII,<text:s/></text:span>Parisiis: apud Audoënum Parvum, in via quae est ad D. Iacobum, sub insigni Lilii, 1549, p. 23). Sobre este tema ver la introducción.</text:p></text:note-body></text:note></text:span>. Y en el capítulo segundo del libro cuatro:<text:s/><text:span text:style-name="T1744">Nam et per totam actionem vitanda est obscuritas</text:span><text:span text:style-name="Appelnotedebasdep."><text:note text:note-class="footnote" text:id="_ftn160"><text:note-citation>161</text:note-citation><text:note-body><text:p text:style-name="Notedebasdepage"><text:s/>NDE Quintiliano,<text:s/><text:span text:style-name="T1745">De institutione oratoria</text:span>, lib. IV, cap. 2, § 35. «En efecto es en todo el alegato donde hay que evitar la oscuridad».<text:span text:style-name="T1746"><text:s/></text:span></text:p></text:note-body></text:note></text:span>, y más abajo:<text:s/><text:span text:style-name="T1747">Non minus autem cavenda erit, quae nimium corripientes omnia sequitur, obscuritas; satiusque est aliquid narrationi superesse, quam deesse</text:span><text:span text:style-name="Appelnotedebasdep."><text:note text:note-class="footnote" text:id="_ftn161"><text:note-citation>162</text:note-citation><text:note-body><text:p text:style-name="Notedebasdepage"><text:s/>NDE Quintiliano,<text:s/><text:span text:style-name="T1748">De institutione oratoria</text:span>, lib. IV, cap. 2, §. 44. «No menos habrá que prevenirse contra la oscuridad que afecta a los que lo resumen todo en exceso, es preferible pecar por exceso de detalles que porque falten cosas necesarias».</text:p></text:note-body></text:note></text:span>.<text:s/><text:span text:style-name="author">Diomedes</text:span>:<text:s/><text:span text:style-name="T1749">Vitia orationis generalia sunt tria: obscurum, inornatum, barbarum</text:span><text:span text:style-name="Appelnotedebasdep."><text:note text:note-class="footnote" text:id="_ftn162"><text:note-citation>163</text:note-citation><text:note-body><text:p text:style-name="Notedebasdepage"><text:s/>NDA lib 2º de orat<text:span text:style-name="T1750">e</text:span></text:p></text:note-body></text:note></text:span><text:span text:style-name="quote.c"> </text:span><text:span text:style-name="Appelnotedebasdep."><text:note text:note-class="footnote" text:id="_ftn163"><text:note-citation>164</text:note-citation><text:note-body><text:p text:style-name="Notedebasdepage"><text:s/>NDE Diomedes,<text:s/><text:span text:style-name="title">De oratore</text:span>, lib. II. «Los vicios de las oraciones generalmente son tres: la oscuridad, la falta de ornamentos y las incorrecciones».</text:p></text:note-body></text:note></text:span>. Pero si de mi juicio, siguiendo a los antiguos, cual otro<text:s/></text:p>
        <text:p text:style-name="quote.l">Raimondo imitator della severa,<text:s/></text:p>
        <text:p text:style-name="quote.l">Rigida antichità […]<text:span text:style-name="Appelnotedebasdep."><text:note text:note-class="footnote" text:id="_ftn164"><text:note-citation>165</text:note-citation><text:note-body><text:p text:style-name="Notedebasdepage"><text:s/>NDE<text:s/><text:span text:style-name="T1751">Torcuatto Tasso</text:span>,<text:s/><text:span text:style-name="title">Gerusalemne liberata</text:span>, canto V, octava 39, v. 1-2. «Raymundo, imitador de la severa, rígida Antigüedad».</text:p></text:note-body></text:note></text:span>,</text:p>
        <text:p text:style-name="Normal">[f. 134v] se apelare para los modernos, oigamos a<text:s/><text:span text:style-name="author">Antonio Minturno</text:span>, hombre judiciosísimo en los libros que hizo<text:span text:style-name="Appelnotedebasdep."><text:note text:note-class="footnote" text:id="_ftn165"><text:note-citation>166</text:note-citation><text:note-body><text:p text:style-name="Notedebasdepage"><text:s/>NDE Después de haber traído a colación referencias de la antigüedad, el abad de Rute acude a fuentes modernas italianas para demostrar que la oscuridad debe ser evitada: Antonio Minturno (1500-1574), poeta, crítico y comentador de Aristóteles; Julio César Escalígero (1484-1558), humanista autor, entre otras obras, de<text:s/><text:span text:style-name="T1752">Poetices libri VII</text:span>, Lugduni: Sumptibus Horatii Cardon, 1561; Francisco Luisio, también conocido como Francesco Luigini, Franciscus Luisinus Utinensi o Franciscus Lovisini (1524-1568) –según los habituales cambios de nombres de los humanistas en el siglo XVI– que fue un filósofo, poeta, maestro y secretario de Alejandro Farnesio, autor de un<text:s/><text:span text:style-name="T1753">Comentarius</text:span><text:s/>a las obras de Horacio en 1554; Torquato Tasso (1544-1595), citado aquí como tratadista y no como poeta, autor del<text:s/><text:span text:style-name="T1754">Discurso del arte poética</text:span><text:s/>y del<text:s/><text:span text:style-name="T1755">Discurso del poema heroico</text:span>; y un poco más abajo Marco Girolamo Vida (1480-1566), llamado aquí Jerónimo Vida, humanista y poeta, autor del<text:s/><text:span text:style-name="T1756">De arte poetica</text:span>.</text:p></text:note-body></text:note></text:span>.<text:s/><text:span text:style-name="T1757">De poeta</text:span><text:span text:style-name="T1758">:<text:s/></text:span><text:span text:style-name="T1759">Nec vero (ut quibus horum utendum sit ad plane ornateque dicendum, cognoscamus) ignorandum est locutionis esse virtutem, ut perspicua illa sit, non humilis, non abjecta</text:span><text:span text:style-name="T1760"><text:note text:note-class="footnote" text:id="_ftn166"><text:note-citation>167</text:note-citation><text:note-body><text:p text:style-name="Notedebasdepage"><text:s/>NDA Lib. 6º</text:p></text:note-body></text:note></text:span><text:span text:style-name="T1761"><text:s/></text:span><text:span text:style-name="T1762"><text:note text:note-class="footnote" text:id="_ftn167"><text:note-citation>168</text:note-citation><text:note-body><text:p text:style-name="Notedebasdepage"><text:s/>NDE<text:s/><text:span text:style-name="T1763">Antonii Sebastiani Minturni de poeta, ad Hectorem Pignatellum, Vibonensium ducem, libri sex,</text:span><text:s/>Venetiis, [apud Franciscum Rampazetum], 1559, lib. VI, p. 447. «Pero (para que conozcamos qué recursos hace falta utilizar para decir las cosas de forma clara y ornada) no hay que ignorar que la virtud de la elocución es que sea clara, no humilde, ni descuidada».</text:p></text:note-body></text:note></text:span><text:span text:style-name="T1764">.</text:span><text:span text:style-name="T1765"><text:s/></text:span><text:span text:style-name="author">Julio César Escalígero</text:span>, regla para muchos, en la<text:s/><text:span text:style-name="title">Poética</text:span><text:s/>en el libro cuarto de ella:<text:s/><text:span text:style-name="T1766">At perspicuum idem quod pellucidum vulgus transparens vocat, etc</text:span><text:span text:style-name="Appelnotedebasdep."><text:note text:note-class="footnote" text:id="_ftn168"><text:note-citation>169</text:note-citation><text:note-body><text:p text:style-name="Notedebasdepage"><text:s/>NDE El fragmento eliminado contiene una palabra en griego que, probablemente, el copista no entendió. El impreso original reza así: «<text:span text:style-name="T1767">At perspicuum idem quod pellucidum: vulgus transparens vocat: Graeci διαϕανές</text:span>:». Conservo la puntuación del original, coherente con el corte realizado en el texto original.</text:p></text:note-body></text:note></text:span><text:span text:style-name="T1768">.</text:span><text:s/><text:span text:style-name="T1769">Talis esse debet oratio, etenim in obscura</text:span><text:span text:style-name="T1770"><text:s/></text:span><text:span text:style-name="T1771">haeret animus, neque transmittit se ad rem quam significat; in perspicua nihil obstat menti nostrae, quin aciem suam ad rem usque ipsam appellat</text:span><text:span text:style-name="Appelnotedebasdep."><text:note text:note-class="footnote" text:id="_ftn169"><text:note-citation>170</text:note-citation><text:note-body><text:p text:style-name="Notedebasdepage"><text:span text:style-name="T1772"><text:s/></text:span>NDA cap 1º</text:p></text:note-body></text:note></text:span><text:s/><text:span text:style-name="Appelnotedebasdep."><text:note text:note-class="footnote" text:id="_ftn170"><text:note-citation>171</text:note-citation><text:note-body><text:p text:style-name="Notedebasdepage"><text:s/>NDE Julio César Escalígero,<text:s/><text:span text:style-name="T1773">Poetices libri VII</text:span>, 1561, lib. IV, cap. 1, p. 176D. «Pero “lo claro”, lo mismo que lo nítido, el vulgo lo llama “transparente” […]. Así debe ser la elocución, en efecto en la oscuridad la mente se detiene y no llega a la cosa designada; en la claridad nada impide que nuestra mente dirija su mirada hacia la cosa en sí».</text:p></text:note-body></text:note></text:span>.<text:s/><text:span text:style-name="author">Francisco Luisio</text:span>, intérprete del<text:s/><text:span text:style-name="title">Arte poética</text:span><text:s/>de<text:s/><text:span text:style-name="author">Horacio</text:span>:<text:s/><text:span text:style-name="T1774">tres virtutes in omni narratione requiruntur: perspicuitas, brevitas, probabilitas, quae, si omnes adhibitae sunt, oratio omnes numeros habet</text:span><text:span text:style-name="Appelnotedebasdep."><text:note text:note-class="footnote" text:id="_ftn171"><text:note-citation>172</text:note-citation><text:note-body><text:p text:style-name="Notedebasdepage"><text:s/>NDA Lib 4º</text:p></text:note-body></text:note></text:span><text:span text:style-name="quote.c"><text:s/></text:span><text:span text:style-name="Appelnotedebasdep."><text:note text:note-class="footnote" text:id="_ftn172"><text:note-citation>173</text:note-citation><text:note-body><text:p text:style-name="Notedebasdepage"><text:s/>NDE Francesco Luisio<text:s/><text:span text:style-name="T1775">Francisci Luisini Utinensis in librum Quinti Horatii Flacci de arte poetica commentarius,<text:s/></text:span><text:span text:style-name="T1776">1555,</text:span><text:span text:style-name="T1777"><text:s/></text:span>p. 1045. «Tres virtudes son requeridas en cualquier narración: la claridad, la brevedad y la verisimilitud, las cuales, si son aplicadas todas, el discurso tiene todas sus partes».</text:p></text:note-body></text:note></text:span>.<text:s/><text:span text:style-name="author">Torcuato Tasso</text:span>, cuya autoridad equivale a la de todos los modernos, en su<text:span text:style-name="Appelnotedebasdep."><text:note text:note-class="footnote" text:id="_ftn173"><text:note-citation>174</text:note-citation><text:note-body><text:p text:style-name="Notedebasdepage"><text:s/>NDEC su<text:s/><text:span text:style-name="T1778">em</text:span>. : sus<text:s/><text:span text:style-name="T1779">G</text:span></text:p></text:note-body></text:note></text:span><text:s/><text:span text:style-name="title">Discurso del poema heroico</text:span>:<text:s/><text:span text:style-name="T1780">Ma la</text:span><text:span text:style-name="T1781"><text:s/></text:span><text:span text:style-name="T1782">virtù della elocuzione</text:span><text:span text:style-name="Appelnotedebasdep."><text:note text:note-class="footnote" text:id="_ftn174"><text:note-citation>175</text:note-citation><text:note-body><text:p text:style-name="Notedebasdepage"><text:s/>NDEC elocuzione<text:s/><text:span text:style-name="T1783">em</text:span>. : elocutione<text:s/><text:span text:style-name="T1784">G</text:span></text:p></text:note-body></text:note></text:span><text:span text:style-name="quote.c">,<text:s/></text:span><text:span text:style-name="T1785">se crediamo ad</text:span><text:span text:style-name="Appelnotedebasdep."><text:note text:note-class="footnote" text:id="_ftn175"><text:note-citation>176</text:note-citation><text:note-body><text:p text:style-name="Notedebasdepage"><text:span text:style-name="T1786"><text:s/>NDEC ad<text:s/></text:span><text:span text:style-name="T1787">em</text:span><text:span text:style-name="T1788">. : a</text:span><text:span text:style-name="T1789"><text:s/>G</text:span></text:p></text:note-body></text:note></text:span><text:span text:style-name="author"><text:s/>Aristotele</text:span><text:span text:style-name="quote.c">,<text:s/></text:span><text:span text:style-name="T1790">è che sia chiara, non umile</text:span><text:span text:style-name="Appelnotedebasdep."><text:note text:note-class="footnote" text:id="_ftn176"><text:note-citation>177</text:note-citation><text:note-body><text:p text:style-name="Notedebasdepage"><text:span text:style-name="T1791"><text:s/></text:span><text:span text:style-name="T1792">NDA Lib. 6º.</text:span></text:p></text:note-body></text:note></text:span><text:span text:style-name="quote.c"><text:s/></text:span><text:span text:style-name="Appelnotedebasdep."><text:note text:note-class="footnote" text:id="_ftn177"><text:note-citation>178</text:note-citation><text:note-body><text:p text:style-name="Notedebasdepage"><text:s/>NDE Torcuato Tasso,<text:s/><text:span text:style-name="T1793">Discorsi del poema heroico del signor Torquato Tasso</text:span>, Napoli: nella Stamparia dello Stigliota, [1594?], lib. IV, p. 111. «Pero la virtud de la elocución, si creemos a Aristóteles, es que sea clara, sin ser humilde».<text:s/></text:p></text:note-body></text:note></text:span>. Y después, conforme a lo cual, cuan loable y para ser procurada en las narraciones es la perspicuidad, tan culpable y para ser huida es su contraria, la oscuridad; y si ésta naciera en las<text:s/><text:span text:style-name="title">Soledades</text:span><text:s/>de brevedad fuera menos mal, pues por buscar una virtud se diera en un vicio [f. 135r]cercano a ella; quien en vez de liberal da en pródigo, pase; y quien buscando la fortaleza da en temerario:<text:s/></text:p>
        <text:p text:style-name="quote.l">Decipimur specie recti, brevis esse laboro<text:s/></text:p>
        <text:p text:style-name="P1794"><text:span text:style-name="T1795">Obscurus fio</text:span><text:span text:style-name="quote.c"><text:s/></text:span>[…]<text:span text:style-name="Appelnotedebasdep."><text:note text:note-class="footnote" text:id="_ftn178"><text:note-citation>179</text:note-citation><text:note-body><text:p text:style-name="Notedebasdepage"><text:s/>NDE<text:s/><text:span text:style-name="T1796">Horacio</text:span>,<text:s/><text:span text:style-name="title">Ars poetica</text:span>, v. 24-25. «[Nosotros los poetas] somos engañados por la apariencia del bien. Procuro ser breve, me vuelvo oscuro» (Horacio 2008).</text:p></text:note-body></text:note></text:span>.</text:p>
        <text:p text:style-name="Normal">Pero nace en esta composición la oscuridad de la demasía de tropos y esquemas, paréntesis, aposiciones, contraposiciones, interposiciones, sinécdoques, metáforas y otras figuras artificiosas y bizarras cada una de por sí, y a trechos y lugares convenientes, mas no para amontonadas. Porque ¿quién duda que para aumentar la hermosura de las damas se inventasen para la cabeza apretadores, rosas de diamantes, rubíes, esmeraldas, plumas de la misma materia; para las orejas, zarcillos, arracadas de oro y pedrería; para el cuello y pecho, cadenas, cabestrillos<text:span text:style-name="Appelnotedebasdep."><text:note text:note-class="footnote" text:id="_ftn179"><text:note-citation>180</text:note-citation><text:note-body><text:p text:style-name="Notedebasdepage"><text:s/>NDE<text:s/><text:span text:style-name="T1797">cabestrillo</text:span>: cadena delgada de oro, plata o aljófar, que se llevaba al cuello.</text:p></text:note-body></text:note></text:span>, bandas, sartas de perlas y brincos<text:span text:style-name="Appelnotedebasdep."><text:note text:note-class="footnote" text:id="_ftn180"><text:note-citation>181</text:note-citation><text:note-body><text:p text:style-name="Notedebasdepage"><text:s/>NDE<text:s/><text:span text:style-name="T1798">brinco</text:span>: joyel pequeño que colgaba de las tocas.</text:p></text:note-body></text:note></text:span>? Pero si alguna fuese más amiga de joyas que considerada<text:span text:style-name="Appelnotedebasdep."><text:note text:note-class="footnote" text:id="_ftn181"><text:note-citation>182</text:note-citation><text:note-body><text:p text:style-name="Notedebasdepage"><text:s/>NDEC considerada<text:s/><text:span text:style-name="T1799">em</text:span>. : considerara<text:s/><text:span text:style-name="T1800">G</text:span></text:p></text:note-body></text:note></text:span> <text:span text:style-name="Appelnotedebasdep."><text:note text:note-class="footnote" text:id="_ftn182"><text:note-citation>183</text:note-citation><text:note-body><text:p text:style-name="Notedebasdepage"><text:s/>NDE<text:span text:style-name="T1801"><text:s/>considerado</text:span>: el que actúa con meditación y reflexión<text:span text:style-name="T1802">.</text:span></text:p></text:note-body></text:note></text:span>, y se cargase la cabeza de apretadores, rosas, plumas; las orejas, de arracadas; el cuello y los pechos, de cadenas, cabestrillos, bandas, sartas y brincos, granjearía opinión de rica, pero no de cuerda ni de hermosa, pues serviría de ofuscar<text:span text:style-name="Appelnotedebasdep."><text:note text:note-class="footnote" text:id="_ftn183"><text:note-citation>184</text:note-citation><text:note-body><text:p text:style-name="Notedebasdepage"><text:s/>NDE<text:span text:style-name="T1803"><text:s/>ofuscar</text:span>: oscurecer y hacer sombra.</text:p></text:note-body></text:note></text:span><text:s/>y encubrir su hermosura, antes que de acrecentarla, tal concurso y muchedumbre de joyas con que ni ella luciría, ni [f. 135v] lucirían ellas, por preciosa que fuese cada una<text:span text:style-name="Appelnotedebasdep."><text:note text:note-class="footnote" text:id="_ftn184"><text:note-citation>185</text:note-citation><text:note-body><text:p text:style-name="Notedebasdepage"><text:s/>NDE Este fragmento se inspira en gran parte en el proemio del libro VIII del<text:s/><text:span text:style-name="T1804">De</text:span><text:s/><text:span text:style-name="T1805">Institutione oratoria<text:s/></text:span>de Quintiliano. Prueba de que tenía en mente este texto el abad de Rute es que lo cita explícitamente algunas líneas más adelante. La única diferencia es que Quintiliano aplicaba la imagen a un cuerpo masculino, en vez de un cuerpo femenino.<text:s/></text:p></text:note-body></text:note></text:span>. Así sucede en la poesía y en cualquiera elocución: no han de ser áridas, ni desnudas, no, ni por imaginación, pero ni tan llenas de adorno que con él se desadornen, ahoguen y confundan; que igualmente sin duda está expuesto a injurias del tiempo y de los hombres el que en todos tiempos anduviese desnudo, como el que descomunalmente cargado de ropa:<text:s/></text:p>
        <text:p text:style-name="quote.l">Singula quaeque locum teneant sortita decenter<text:span text:style-name="Appelnotedebasdep."><text:note text:note-class="footnote" text:id="_ftn185"><text:note-citation>186</text:note-citation><text:note-body><text:p text:style-name="Notedebasdepage"><text:s/>NDA Horat in arte</text:p></text:note-body></text:note></text:span><text:s/><text:span text:style-name="Appelnotedebasdep."><text:note text:note-class="footnote" text:id="_ftn186"><text:note-citation>187</text:note-citation><text:note-body><text:p text:style-name="Notedebasdepage"><text:s/>NDE<text:s/><text:span text:style-name="T1806">Horacio</text:span>,<text:s/><text:span text:style-name="title">Ars poetica</text:span>, v. 92: «Que cada género tenga su lugar y que se repartan según la conveniencia todos los géneros». Es decir «úsese para cada género el estilo conveniente». El sentido de la cita es que hay que adaptar el estilo que se emplea (y en particular el uso de tropos) en función del tema y género de cada poema.</text:p></text:note-body></text:note></text:span>;<text:s/></text:p>
        <text:p text:style-name="P1807">porque según, tratando de lo mismo, afirma<text:s/><text:span text:style-name="author">Jerónimo Vida</text:span><text:span text:style-name="Appelnotedebasdep."><text:note text:note-class="footnote" text:id="_ftn187"><text:note-citation>188</text:note-citation><text:note-body><text:p text:style-name="Notedebasdepage"><text:s/>NDEC Jerónimo Vida<text:s/><text:span text:style-name="T1808">em</text:span>. : Hieronimo de Vida<text:s/><text:span text:style-name="T1809">G</text:span></text:p></text:note-body></text:note></text:span>:<text:s/></text:p>
        <text:p text:style-name="quote.l">Obscuros aliter crepitus et murmura vana</text:p>
        <text:p text:style-name="quote.l">Miscebis, ludesque sonis fallacibus aures<text:span text:style-name="Appelnotedebasdep."><text:note text:note-class="footnote" text:id="_ftn188"><text:note-citation>189</text:note-citation><text:note-body><text:p text:style-name="P1810"><text:span text:style-name="T1811"><text:s/>NDA Poet. lib 3º</text:span></text:p></text:note-body></text:note></text:span><text:s/><text:span text:style-name="Appelnotedebasdep."><text:note text:note-class="footnote" text:id="_ftn189"><text:note-citation>190</text:note-citation><text:note-body><text:p text:style-name="Notedebasdepage"><text:s/>NDE Marco Girólamo Vida,<text:s/><text:span text:style-name="title">De arte poetica</text:span><text:span text:style-name="T1812">,</text:span><text:s/>lib. III, v. 341-342. «De otra forma [si no hablas claro] mezclarás estrépitos oscuros y murmullos vanos y burlarás los oídos con sonidos falaces». (traducción propia inspirada en<text:s/><text:span text:style-name="T1813">Vida 1976).</text:span><text:s/></text:p></text:note-body></text:note></text:span>.</text:p>
        <text:p text:style-name="P1814">Oigamos a<text:s/><text:span text:style-name="author">Aristóteles</text:span>, en el tercero de la<text:s/><text:span text:style-name="title">Retórica</text:span>:<text:s/><text:span text:style-name="T1815">Praeterea, incongrua sit oratio, cum nos reddideris, nisi conjunxeris utrique congruentiam; ut, sonum aut colorem videre quidem commune non est, sentire vero. Obscurum autem etiam cum dicis non apponendo, sed multa interserendo, hoc pacto. «Constitui enim, cum tecum haec atque haec et sic collocutus essem, proficisci</text:span><text:span text:style-name="quote.c">»</text:span><text:span text:style-name="Appelnotedebasdep."><text:note text:note-class="footnote" text:id="_ftn190"><text:note-citation>191</text:note-citation><text:note-body><text:p text:style-name="Notedebasdepage"><text:s/>NDA cap. 5º</text:p></text:note-body></text:note></text:span><text:span text:style-name="quote.c"><text:s/></text:span><text:span text:style-name="Appelnotedebasdep."><text:note text:note-class="footnote" text:id="_ftn191"><text:note-citation>192</text:note-citation><text:note-body><text:p text:style-name="Notedebasdepage"><text:s/>NDE Aristóteles,<text:s/><text:span text:style-name="T1816">Retorica,</text:span><text:s/>lib. III, cap. 5, 61, 1407b 20. El abad de Rute cita la<text:s/><text:span text:style-name="T1817">Retórica</text:span><text:s/>en la traducción de Jorge de Trebizonda (<text:span text:style-name="T1818">Rhetoricorum Aristotelis ad Theodecten libri tres, Georgio Trapezuntio interprete</text:span>,<text:span text:style-name="T1819"><text:s/></text:span>Lugduni: apud Seb. Gryphium, 1545). Traduzco la cita del abad de Rute literalmente: «Además la frase se vuelve incorrecta [Aristóteles habla de «solecismos» en el original griego] cuando se produce una falsa atribución, si no se une a dos palabras coordinadas otra que sea congruente con ambas; por ejemplo “ver” no es común al sonido y al color, mientras que “sentir” sí lo es. La frase es oscura si, antes de acabar lo que uno había empezado, se quieren interponer dentro de la frase otras muchas cosas, por ejemplo: “en efecto decidí, después de haber hablado con él, cuando ocurrieron tales y tales cosas y de tal manera, salir”, [en vez de decir: “en efecto decidí salir después de haber hablado con él; pero después ocurrieron tales y tales cosas y de tal manera”]». En fragmento entre corchetes no es citado por el abad de Rute, pero se añade para mayor claridad.</text:p></text:note-body></text:note></text:span>, y el mismo en la<text:s/><text:span text:style-name="title">Poética</text:span>:<text:s/><text:span text:style-name="T1820">Peregrinum voco varietatem linguarum, translationem, extensionem, tum quodcumque a proprio alienum est.<text:s/></text:span><text:span text:style-name="T1821">Verum si quis haec omnia simul congerat, vel ænigma efficiet vel barbarismum; ænigma quidem, si translationes; barbaris</text:span><text:span text:style-name="T1822">[f. 136r]</text:span><text:span text:style-name="T1823">mum vero, si linguas</text:span><text:span text:style-name="T1824"><text:note text:note-class="footnote" text:id="_ftn192"><text:note-citation>193</text:note-citation><text:note-body><text:p text:style-name="Notedebasdepage"><text:s/>NDA cap. 21<text:s/></text:p></text:note-body></text:note></text:span><text:span text:style-name="T1825"><text:s/></text:span><text:span text:style-name="T1826"><text:note text:note-class="footnote" text:id="_ftn193"><text:note-citation>194</text:note-citation><text:note-body><text:p text:style-name="Notedebasdepage"><text:s/>NDE Aristóteles,<text:s/><text:span text:style-name="T1827">Poética</text:span>, cap. 22. [La numeración de los capítulos de la<text:s/><text:span text:style-name="T1828">Poética</text:span>, editada por Alejandro Paccio, es distinta de las ediciones modernas]. Para mejor comprensión pongo entre corchetes el fragmento inmediatamente anterior a la cita: «[Mas la dicción resultará majestuosa y alejada de lo vulgar si se sirve de nombres extraños al uso]. Y llamo extraños al uso los nombres peregrinos, la metáfora, el alargamiento y todo lo que va contra el uso dominante. Mas si se compusiera con todos ellos resultara o enigma o barbarismo; enigma, si se compone la dicción de metáforas; barbarismo, si de palabras peregrinas» (Aristóteles 1974). En su contexto la cita no significa que Aristóteles condene el uso de dichos tropos. Pero, al aislar el fragmento en el cual Aristóteles evoca sus consecuencias negativas, parece que sí. De hecho, en el<text:s/><text:span text:style-name="T1829">Examen</text:span><text:s/>el abad de Rute utilizará el fragmento inmediatamente anterior para demostrar que los mismos tropos son buenos porque dan grandeza al discurso.</text:p></text:note-body></text:note></text:span><text:span text:style-name="T1830">. Y más abajo:<text:s/></text:span><text:span text:style-name="T1831">Atque mensura eaque omnibus partibus regula est, nam si quis translationibus, linguis, cæterisque hujus generis, vel indecenter, vel afectate usus fuerit, pari ratione ridicula struxerit</text:span><text:span text:style-name="T1832"><text:note text:note-class="footnote" text:id="_ftn194"><text:note-citation>195</text:note-citation><text:note-body><text:p text:style-name="Notedebasdepage"><text:s/>NDE Aristóteles,<text:s/><text:span text:style-name="T1833">Poética</text:span>, cap. 21, 1458b. «No hay que dejar ver a plena luz el uso de tales medios, que sería ridículo; sea, por el contrario, la mesura norma común a todas estas partes. Porque si se usan inconvenientemente metáforas, palabras peregrinas y demás especies por el estilo será como si de intento se las empleara para hacer reír» (Aristóteles 1974).</text:p></text:note-body></text:note></text:span><text:span text:style-name="T1834">.<text:s/></text:span><text:span text:style-name="author">Quintiliano</text:span><text:s/>en el proemio del libro octavo y en el capítulo segundo del mismo dice así:<text:s/><text:span text:style-name="T1835">Plus tamen est obscuritatis in contextu et continuatione sermonis, et plures modi. Quare nec sit tam longus, ut eum prosequi non possit intentio: nec trajectione tam tardus, ut in hyperbaton finis ejus differatur. Quibus adhuc pejor est mixtura° verborum, qualis in illo versu</text:span><text:span text:style-name="Appelnotedebasdep."><text:note text:note-class="footnote" text:id="_ftn195"><text:note-citation>196</text:note-citation><text:note-body><text:p text:style-name="Notedebasdepage"><text:s/>NDE Quintiliano,<text:s/><text:span text:style-name="title">De</text:span><text:s/><text:span text:style-name="title">institutione oratoria</text:span><text:span text:style-name="T1836">,</text:span><text:s/>VIII, cap. 2. El texto de Quintiliano citado por el abad de Rute está deturpado, sigue la traducción textual de este impreso:<text:s/><text:span text:style-name="T1837">De institutione oratoria libri XII</text:span>,<text:span text:style-name="T1838"><text:s/></text:span>1549, p. 119. Después de hablar de la oscuridad procedente de algunas palabras aisladas, Quintiliano pasa a hablar de la oscuridad de una frase larga o de un discurso: «Sin embargo, la oscuridad se encuentra más a menudo en la contextura y la continuidad de un discurso y puede darse de varias maneras. Por eso, que no sea el discurso tan largo que la atención no pueda seguirlo, y que su final no sea diferido de forma excesiva por la trasposición del hipérbaton. Peor aún es la mezcla de palabras, como ocurre en este verso…» (Quintiliano 1887).</text:p></text:note-body></text:note></text:span><text:span text:style-name="quote.c">: «</text:span><text:span text:style-name="T1839">Saxa vocant Itali mediis quae in fluctibus, aras</text:span><text:span text:style-name="T1840"><text:note text:note-class="footnote" text:id="_ftn196"><text:note-citation>197</text:note-citation><text:note-body><text:p text:style-name="Notedebasdepage"><text:s/>NDE Virgilio,<text:s/><text:span text:style-name="T1841">Eneida</text:span>, I, v. 109. «Estas rocas en medio del oleaje que los italianos llaman «altares». Verso que ejemplifica cómo se puede alterar en la poesía el orden «natural» de las palabras.</text:p></text:note-body></text:note></text:span><text:span text:style-name="quote.c">».</text:span><text:s/></text:p>
        <text:p text:style-name="Normal">El<text:s/><text:span text:style-name="author">Tasso</text:span>, perpetuo discípulo de<text:s/><text:span text:style-name="author">Aristóteles</text:span>, en el libro cuarto de sus ya referidos<text:s/><text:span text:style-name="title">Discursos</text:span>:<text:s/><text:span text:style-name="T1842">Ma quella sarà</text:span><text:span text:style-name="Appelnotedebasdep."><text:note text:note-class="footnote" text:id="_ftn197"><text:note-citation>198</text:note-citation><text:note-body><text:p text:style-name="Notedebasdepage"><text:s/>NDEC sarà<text:s/><text:span text:style-name="T1843">em</text:span>. : sera<text:s/><text:span text:style-name="T1844">G</text:span></text:p></text:note-body></text:note></text:span><text:span text:style-name="quote.c"><text:s/></text:span><text:span text:style-name="T1845">grave, laquale userà</text:span><text:span text:style-name="Appelnotedebasdep."><text:note text:note-class="footnote" text:id="_ftn198"><text:note-citation>199</text:note-citation><text:note-body><text:p text:style-name="Notedebasdepage"><text:s/>NDEC userà vocaboli<text:s/><text:span text:style-name="T1846">em</text:span>. : usaravo caboli<text:s/><text:span text:style-name="T1847">G</text:span></text:p></text:note-body></text:note></text:span><text:span text:style-name="quote.c"><text:s/></text:span><text:span text:style-name="T1848">vocaboli affatto peregrini; peregrini chiama<text:s/></text:span><text:span text:style-name="author">Aristotele</text:span><text:span text:style-name="quote.c"><text:s/></text:span><text:span text:style-name="T1849">la varietà delle lingue, l’accorciamento e l’allungamento, e ciascuno altro nome, che non sia proprio. Ma s’alcuno</text:span><text:span text:style-name="Appelnotedebasdep."><text:note text:note-class="footnote" text:id="_ftn199"><text:note-citation>200</text:note-citation><text:note-body><text:p text:style-name="Notedebasdepage"><text:s/>NDEC s’alcuno<text:s/><text:span text:style-name="T1850">em</text:span>. : se alcuno<text:s/><text:span text:style-name="T1851">G</text:span></text:p></text:note-body></text:note></text:span><text:span text:style-name="T1852"><text:s/>mescolasse insieme tutte queste cose farebbe enigma o barbarismo</text:span><text:span text:style-name="Appelnotedebasdep."><text:note text:note-class="footnote" text:id="_ftn200"><text:note-citation>201</text:note-citation><text:note-body><text:p text:style-name="Notedebasdepage"><text:s/>NDE Torcuato Tasso,<text:s/><text:span text:style-name="T1853">Discorsi del poema heroico,<text:s/></text:span>IV. «Pero la elocución será grave si usa vocablos totalmente peregrinos. Aristóteles llama peregrinos la mezcla de los idiomas, la elisión, el alargamiento y todo lo que no sea un nombre propio. Pero si alguien sumara todos estos procedimientos, produciría un enigma o un barbarismo».</text:p></text:note-body></text:note></text:span>. Cierto que, cuando faltaran autoridades de tan doctos hombres, me parece que la razón sola bastara a persuadimos el huir la oscuridad. ¿El fin de la poesía no es deleitar o aprovechar o ambas cosas juntas, como dijo<text:s/><text:span text:style-name="author">Horacio</text:span>?</text:p>
        <text:p text:style-name="Normal">[f. 136v]</text:p>
        <text:p text:style-name="quote.l">Aut prodesse volunt aut delectare poetae<text:s/></text:p>
        <text:p text:style-name="quote.l">Aut utrumque simul<text:span text:style-name="Appelnotedebasdep."><text:note text:note-class="footnote" text:id="_ftn201"><text:note-citation>202</text:note-citation><text:note-body><text:p text:style-name="Notedebasdepage"><text:s/>NDE Horacio,<text:s/><text:span text:style-name="title">Ars poetica</text:span>,<text:span text:style-name="T1854"><text:s/></text:span>v. 333-334. Es probable que el abad de Rute cite de memoria, puesto que el v. 334 es inexacto. El texto original es el siguiente: «<text:span text:style-name="T1855">Aut simul et jucunda et idonea dicere vitae</text:span>» (Horacio 1961). La cita del abad de Rute se podría traducir así: «Los poetas quieren o que sus obras sean instructivas, o divertidas, o las dos cosas a la vez».</text:p></text:note-body></text:note></text:span></text:p>
        <text:p text:style-name="P1856">que es lo más cierto, siendo el fin ultimado y arquitectónico el aprovechar, y el deleitar el subordinado (según lo probé<text:span text:style-name="Appelnotedebasdep."><text:note text:note-class="footnote" text:id="_ftn202"><text:note-citation>203</text:note-citation><text:note-body><text:p text:style-name="Notedebasdepage"><text:s/>NDEC probé<text:s/><text:span text:style-name="T1857">em</text:span>. : probre<text:s/><text:span text:style-name="T1858">G</text:span></text:p></text:note-body></text:note></text:span><text:s/>en mi<text:s/><text:span text:style-name="title">Didascalia</text:span>)<text:span text:style-name="Appelnotedebasdep."><text:note text:note-class="footnote" text:id="_ftn203"><text:note-citation>204</text:note-citation><text:note-body><text:p text:style-name="Notedebasdepage"><text:s/>NDE Fernández de Córdoba hace referencia al capítulo XX de su<text:s/><text:span text:style-name="T1859">Didascalia multiplex<text:s/></text:span>titulado: «Cual sea el fin de la poesía. Lugares de algunos autores concordados» (Marín López 1994c). Las nociones de «fin arquitectónico» y «fin subordinado» (o instrumental) son aristotélicas, definidas por ejemplo en<text:s/><text:span text:style-name="T1860">Ética nicomáquea</text:span>, I, 1. Como el nombre lo indica, la finalidad «subordinada» está supeditada a otra, superior a ella, la llamada «arquitéctonica», que dirige y organiza las otras finalidades.</text:p></text:note-body></text:note></text:span>. Si esto es así, ¿a quién ha de aprovechar y a quién deleitar lo que no es entendido? Dirá vuestra merced que solo escribe para los doctos. Ya será eso conseguir solo el fin menos principal, porque los doctos podrán bien deleitarse con este género y estilo de poesía, pero aprovecharse no, siendo de cosas que no deben ignorarlas. Demás de que, si a pocos se comunica, pierde la razón de bueno por dos razones: la primera, porque lo bueno de su naturaleza es comunicable a todos, según los filósofos<text:span text:style-name="Appelnotedebasdep."><text:note text:note-class="footnote" text:id="_ftn204"><text:note-citation>205</text:note-citation><text:note-body><text:p text:style-name="Notedebasdepage"><text:s/>NDE Alusión a un gran principio aristotélico: lo bueno es lo que procuramos alcanzar en todas circunstancias, en cualquiera de nuestras acciones, creaciones, etc. Véase por ejemplo Aristóteles,<text:s/><text:span text:style-name="T1861">Ética</text:span>, lib. I, cap. 1 (Aristóteles 1992: 21). Lo realmente bueno es potencialmente alcanzable y comunicable por todos, aunque en la realidad la mayoría de las veces nos equivocamos y no lo alcanzamos.</text:p></text:note-body></text:note></text:span>; luego lo que no lo es no participa enteramente la razón de bueno<text:span text:style-name="Appelnotedebasdep."><text:note text:note-class="footnote" text:id="_ftn205"><text:note-citation>206</text:note-citation><text:note-body><text:p text:style-name="Notedebasdepage"><text:s/>NDE Lo que no es bueno no participa a la bondad de la obra. Es una tautología. Para ser totalmente buena una obra necesita ser buena en cada una de sus partes. Cualquier parte que no sea buena perjudica la bondad de la totalidad.</text:p></text:note-body></text:note></text:span>. La segunda, porque para que una cosa sea perfectamente buena ha de serlo en todas sus partes. Fáltale a esta obra, para ser digna del ingenio de vuestra merced (esto es perfectísima), la perspicuidad que es bondad y requisito necesario en género de narración, luego no tiene la suma bondad que debiera por de tal dueño, y es lástima que no sea tal<text:span text:style-name="Appelnotedebasdep."><text:note text:note-class="footnote" text:id="_ftn206"><text:note-citation>207</text:note-citation><text:note-body><text:p text:style-name="Notedebasdepage"><text:s/>NDE<text:s/><text:span text:style-name="T1862">tal</text:span>: de suma bondad, lo cual incluye que sea clara.</text:p></text:note-body></text:note></text:span><text:s/>obra de vuestra merced y en quien se hallan tales y tantos pedazos de belleza<text:span text:style-name="Appelnotedebasdep."><text:note text:note-class="footnote" text:id="_ftn207"><text:note-citation>208</text:note-citation><text:note-body><text:p text:style-name="Notedebasdepage"><text:s/>NDE Los «numerosos pedazos de belleza» se oponen a la «suma bondad» de las líneas precedentes: a falta de alcanzar una bondad perfecta (lo cual supondría que ninguna parte fuera mala), las<text:s/><text:span text:style-name="T1863">Soledades</text:span><text:s/>solo acumulan una suma de partes buenas, por el vicio de la oscuridad.</text:p></text:note-body></text:note></text:span>, solo por querer su dueño que sea poco inteligible y dar con esto en qué entender a tantos. No se la perdonó, pues, otro tanto<text:s/><text:span text:style-name="author">Luciano</text:span><text:s/>a Apolo:<text:s/><text:span text:style-name="T1864">Itaque et Apollinem in dandis oraculis rideri<text:s/></text:span>[f. 137r]<text:s/><text:span text:style-name="T1865">a nonnullis video, dum multa securo animo involvit et data opera obscurat, ne omnino audientes otio indulgeant, sed expendant versiculos</text:span><text:span text:style-name="Appelnotedebasdep."><text:note text:note-class="footnote" text:id="_ftn208"><text:note-citation>209</text:note-citation><text:note-body><text:p text:style-name="Notedebasdepage"><text:s/>NDA in Iove tragedo.<text:span text:style-name="T1866"><text:s/></text:span></text:p></text:note-body></text:note></text:span><text:span text:style-name="quote.c"><text:s/></text:span><text:span text:style-name="Appelnotedebasdep."><text:note text:note-class="footnote" text:id="_ftn209"><text:note-citation>210</text:note-citation><text:note-body><text:p text:style-name="Notedebasdepage"><text:s/>NDE Luciano de Samosata (¿125?-¿181?),<text:s/><text:span text:style-name="title">Jupiter tragoedus</text:span><text:s/>(<text:span text:style-name="T1867">Júpiter trágico)</text:span>, principio del diálogo, intervención de Mercurio. El abad de Rute cita esta obra en la primera traducción al latín de Vincentius Obsopoeus (<text:span text:style-name="T1868">Elegantissima aliquot Luciani opuscula, jam recens per Vincentium Opsopoeum latinitate donata</text:span><text:s/>[…], Haganoae: per Joan. Sec, 1529). El abad de Rute pudo consultar cualquiera de las ediciones posteriores que recogen esta traducción: nuestra bibliografía recoge las de 1538, 1546, 1563. Traduzco literalmente del latín: «Así veo cómo se ríen de Apolo cuando da sus oráculos, cuando encubre muchas palabras sin vacilar y oscurece las profecías que da, para que los oyentes no se abandonen completamente a la ociosidad y, al contrario, examinen atentamente sus versos». Doy a continuación la traducción directa del griego al español de Andrés Espinosa Alarcón, bastante diferente: «Veo, por ejemplo, cómo se ríen de Apolo ante algunos oráculos, pese a que la oscuridad del lenguaje cubre los más de los defectos, dado que los oyentes no tienen demasiado tiempo para analizar los versos» (Luciano 1996: 332).</text:p></text:note-body></text:note></text:span>. Pues no es este poema misterios de religión ni profecía, de que no deben hacerse participantes muchos, conforme a la doctrina de<text:s/><text:span text:style-name="author">san Jerónimo</text:span><text:s/><text:span text:style-name="title">in</text:span><text:s/><text:span text:style-name="title">Ezechielem</text:span>:<text:s/><text:span text:style-name="T1869">Multa dicuntur</text:span><text:span text:style-name="quote.c"><text:s/></text:span>(dice él)<text:span text:style-name="quote.c"><text:s/></text:span><text:span text:style-name="T1870">in parabolis et ænigmatibus</text:span><text:span text:style-name="Appelnotedebasdep."><text:note text:note-class="footnote" text:id="_ftn210"><text:note-citation>211</text:note-citation><text:note-body><text:p text:style-name="Notedebasdepage"><text:s/>NDEC Ænigmatibus<text:s/><text:span text:style-name="T1871">em</text:span>. : enigmatibus<text:s/><text:span text:style-name="T1872">G</text:span></text:p></text:note-body></text:note></text:span><text:span text:style-name="quote.c">,<text:s/></text:span><text:span text:style-name="T1873">ut qui habet aures audiendi, audiat.<text:s/></text:span><text:span text:style-name="T1874">Omnisque prophetia in obscuritate continet veritatem, ut discipuli intrinsecus audiant: vulgus ignobile, et foris positum, nesciat quid dicatur</text:span><text:span text:style-name="T1875"><text:note text:note-class="footnote" text:id="_ftn211"><text:note-citation>212</text:note-citation><text:note-body><text:p text:style-name="Notedebasdepage"><text:s/>NDA cap. 45 in prin°</text:p></text:note-body></text:note></text:span><text:span text:style-name="T1876"><text:s/></text:span><text:span text:style-name="T1877"><text:note text:note-class="footnote" text:id="_ftn212"><text:note-citation>213</text:note-citation><text:note-body><text:p text:style-name="Notedebasdepage"><text:s/>NDE San Jerónimo,<text:s/><text:span text:style-name="T1878">Comentario a Ezequiel</text:span>, lib. XIV, cap. 45, vers. 10. «Muchas cosas son expuestas en parábolas y enigmas, como “el que tenga oídos para oírlas, que oiga”; cada profecía oculta la verdad en su oscuridad, con el fin de que los discípulos la oigan dentro, mientras el pueblo llano, que está fuera, no entienda lo que se dice» (San Jerónimo 2006: 432-433).<text:s/></text:p></text:note-body></text:note></text:span><text:span text:style-name="T1879">. Y el mismo santo sobre<text:s/></text:span><text:span text:style-name="T1880">Nahúm</text:span><text:span text:style-name="T1881">:<text:s/></text:span><text:span text:style-name="T1882">Et dicemus, ideo scripturam sanctam his difficultatibus esse contextam, et maxime prophetas qui enigmatibus</text:span><text:span text:style-name="T1883"><text:note text:note-class="footnote" text:id="_ftn213"><text:note-citation>214</text:note-citation><text:note-body><text:p text:style-name="Notedebasdepage"><text:s/>NDEC Ænigmatibus<text:s/><text:span text:style-name="T1884">em</text:span>. : enigmatibus<text:s/><text:span text:style-name="T1885">G</text:span></text:p></text:note-body></text:note></text:span><text:span text:style-name="T1886"><text:s/>pleni sunt, ut difficultatem sensuum difficultas</text:span><text:span text:style-name="T1887"><text:s/></text:span><text:span text:style-name="T1888">quoque sermonis involvat, ut non facile pateat sanctum canibus, et margaritae porcis, et prophanis sancta sanctorum</text:span><text:span text:style-name="T1889"><text:note text:note-class="footnote" text:id="_ftn214"><text:note-citation>215</text:note-citation><text:note-body><text:p text:style-name="Notedebasdepage"><text:s/>NDA cap. 3º</text:p></text:note-body></text:note></text:span><text:span text:style-name="T1890"> </text:span><text:span text:style-name="T1891"><text:note text:note-class="footnote" text:id="_ftn215"><text:note-citation>216</text:note-citation><text:note-body><text:p text:style-name="Notedebasdepage"><text:s/>NDE San Jerónimo,<text:s/><text:span text:style-name="T1892">Comentario a Nahúm</text:span>, cap. 3, vers. 8-12. «Es preciso decir que la escritura santa, y especialmente los profetas que resultan tan enigmáticos, entraña tales problemas que la dificultad de entenderlos conlleva la dificultad de explicarlos, siendo muy difícil exponer el santo a los perros y las margaritas a los cerdos e igualmente exponer los misterios más elevados a los profanos» (San Jerónimo 2003<text:span text:style-name="T1893">:<text:s/></text:span>80-82).</text:p></text:note-body></text:note></text:span><text:span text:style-name="T1894">.<text:s/></text:span>Pero esta razón no corre aquí; que todos querrían (y yo lo deseo no poco) y deberían (si pudiesen) de sus obras de vuestra merced, como solían, sacar gusto y provecho:</text:p>
        <text:p text:style-name="quote.l">Tu quid ego, et populus mecum desideret, audi<text:span text:style-name="Appelnotedebasdep."><text:note text:note-class="footnote" text:id="_ftn216"><text:note-citation>217</text:note-citation><text:note-body><text:p text:style-name="Notedebasdepage"><text:s/>NDA Horat. in Arte<text:s/></text:p></text:note-body></text:note></text:span><text:s/><text:span text:style-name="Appelnotedebasdep."><text:note text:note-class="footnote" text:id="_ftn217"><text:note-citation>218</text:note-citation><text:note-body><text:p text:style-name="Notedebasdepage"><text:s/>NDE<text:s/><text:span text:style-name="T1895">Horacio</text:span>,<text:s/><text:span text:style-name="title">Ars poetica</text:span>, v.153. «Escucha lo que yo, y conmigo el pueblo, echamos de menos».</text:p></text:note-body></text:note></text:span>.</text:p>
        <text:p text:style-name="P1896"><text:span text:style-name="author">Terencio</text:span>, en el prólogo de su<text:s/><text:span text:style-name="title">Andria</text:span>, profesa solamente querer dar gusto al pueblo:<text:s/></text:p>
        <text:p text:style-name="quote.l">Poeta cum primum animum ad scribendum appulit,</text:p>
        <text:p text:style-name="quote.l">Id sibi negoti credidit solum dari,<text:s/></text:p>
        <text:p text:style-name="quote.l">Populo ut placerent quas<text:span text:style-name="Appelnotedebasdep."><text:note text:note-class="footnote" text:id="_ftn218"><text:note-citation>219</text:note-citation><text:note-body><text:p text:style-name="Notedebasdepage"><text:s/>NDEC quas<text:s/><text:span text:style-name="T1897">em</text:span>. : quae<text:s/><text:span text:style-name="T1898">G</text:span></text:p></text:note-body></text:note></text:span><text:s/>fecisset fabulas<text:span text:style-name="Appelnotedebasdep."><text:note text:note-class="footnote" text:id="_ftn219"><text:note-citation>220</text:note-citation><text:note-body><text:p text:style-name="Notedebasdepage"><text:s/>NDE Terencio,<text:s/><text:span text:style-name="T1899">La Andriana</text:span>, prólogo, v. 1-3. «El poeta, cuando por primera vez tomó la decisión de escribir, creyó que la única preocupación que se le ofrecía era la de dar gusto al público con las comedias que escribiera» (Terencio 2008).</text:p></text:note-body></text:note></text:span>.</text:p>
        <text:p text:style-name="P1900"><text:span text:style-name="author">Máximo de Tiro</text:span><text:span text:style-name="Appelnotedebasdep."><text:note text:note-class="footnote" text:id="_ftn220"><text:note-citation>221</text:note-citation><text:note-body><text:p text:style-name="Notedebasdepage"><text:s/>NDEC de Tiro<text:s/><text:span text:style-name="T1901">em</text:span>. : Tyrio<text:s/><text:span text:style-name="T1902">G</text:span></text:p></text:note-body></text:note></text:span><text:s/>dijo del poeta:<text:s/><text:span text:style-name="T1903">Poeta autem<text:s/></text:span>[f. 137v]<text:s/><text:span text:style-name="T1904">mollis habetur, et multitudinem oblectat, ut pote qui propter voluptatem a populo diligatur</text:span><text:span text:style-name="Appelnotedebasdep."><text:note text:note-class="footnote" text:id="_ftn221"><text:note-citation>222</text:note-citation><text:note-body><text:p text:style-name="Notedebasdepage"><text:s/>NDEC diligatur<text:s/><text:span text:style-name="T1905">em</text:span>. : diligitur<text:s/><text:span text:style-name="T1906">G</text:span></text:p></text:note-body></text:note></text:span><text:span text:style-name="quote.c"><text:s/></text:span><text:span text:style-name="Appelnotedebasdep."><text:note text:note-class="footnote" text:id="_ftn222"><text:note-citation>223</text:note-citation><text:note-body><text:p text:style-name="Notedebasdepage"><text:s/>NDA Serm. 29</text:p></text:note-body></text:note></text:span><text:span text:style-name="quote.c"><text:s/></text:span><text:span text:style-name="Appelnotedebasdep."><text:note text:note-class="footnote" text:id="_ftn223"><text:note-citation>224</text:note-citation><text:note-body><text:p text:style-name="Notedebasdepage"><text:s/>NDE Máximo de Tiro,<text:s/><text:span text:style-name="title">Disertaciones filosóficas</text:span>. El abad de Rute cita por una traducción al latín de Paccio (<text:span text:style-name="T1907">Maximi tyrii philosophi Platonici Sermones sive Disputationes XLI. Ex Cosmi Paccii Archiepiscopi Florentini interpretatione. Ab Henrico Stephano<text:s/></text:span>[…]<text:span text:style-name="T1908"><text:s/>enmendata</text:span>. Ex oficina Henrici Stephani Parisiensis typographi, 1547, sermo XXIX, p. 224). Máximo de Tiro (Cassius Maximus Tyrius en latín) fue un filósofo griego (125-185), afín al platonismo. En el fragmento citado, Máximo de Tiro compara el filósofo que «ofrece al vulgo una enseñanza gravosa y difícil» con el poeta. Traduzco literalmente: «El poeta en cambio es considerado como agradable y es apreciado de la muchedumbre, como podrá hacerlo cualquiera que es valorado por el placer que procura». También doy la traducción del griego al español de Juan Luis López Cruces que, como suele ocurrir, es bastante diferente: «El poeta en cambio ofrece una enseñanza elegante y popular, estimada por el goce que procura, pero cuya virtud es ignorada» (Tiro 2005: IV, 159).</text:p></text:note-body></text:note></text:span>. Así que no debe vuestra merced procurar escribir para solos los doctos porque, de esta suerte, le entenderán y gustarán de sus obras muy pocos, parte por no serlo en esta facultad, parte porque no querrán gastar el tiempo y sus juicios en adivinar qué quiso decir vuestra merced (que no profesó escribir enigmas, como en<text:s/><text:span text:style-name="author">Simposio</text:span><text:span text:style-name="Appelnotedebasdep."><text:note text:note-class="footnote" text:id="_ftn224"><text:note-citation>225</text:note-citation><text:note-body><text:p text:style-name="Notedebasdepage"><text:s/>NDE Alude a Celio Firmiano Simposio, también denominado Symposius o Symphosius, poeta latino del que se conoce muy poco y cuya obra se difundió en esta época a partir de varias ediciones, como<text:s/><text:span text:style-name="T1909">Aenigmata Symposii poetae cum scholiis Josephi Castalionis Anconitani</text:span>, Romae: Apud Franciscum Zannettum, 1581.</text:p></text:note-body></text:note></text:span>), reduciendo a trabajo lo que había de ser meramente gusto, y matándose por entenderlo o no entenderlo:<text:s/></text:p>
        <text:p text:style-name="quote.l">Ut quos, obscuri<text:span text:style-name="Appelnotedebasdep."><text:note text:note-class="footnote" text:id="_ftn225"><text:note-citation>226</text:note-citation><text:note-body><text:p text:style-name="Notedebasdepage"><text:span text:style-name="T1910"><text:s/>NDEC obscuri<text:s/></text:span><text:span text:style-name="T1911">em</text:span><text:span text:style-name="T1912">. : obscuris<text:s/></text:span><text:span text:style-name="T1913">G</text:span></text:p></text:note-body></text:note></text:span><text:s/>victos ambagibus oris,<text:s/></text:p>
        <text:p text:style-name="quote.l">Legimus infandae Sphinga dedisse neci<text:span text:style-name="Appelnotedebasdep."><text:note text:note-class="footnote" text:id="_ftn226"><text:note-citation>227</text:note-citation><text:note-body><text:p text:style-name="Notedebasdepage"><text:span text:style-name="T1914"><text:s/>NDA Ouid in ibim</text:span></text:p></text:note-body></text:note></text:span><text:s/><text:span text:style-name="Appelnotedebasdep."><text:note text:note-class="footnote" text:id="_ftn227"><text:note-citation>228</text:note-citation><text:note-body><text:p text:style-name="Notedebasdepage"><text:s/>NDE Ovidio,<text:s/><text:span text:style-name="T1915">Ibis</text:span>, v. 377-378. «Como los que, vencidos por los enigmas de su oscura boca, leemos que entregó la Esfinge a nefanda muerte» (Ovidio, 2000). Antes de que Edipo lograra descifrar el enigma de la Esfinge, ésta solía devorar a los viajeros de Tebas. El abad de Rute juega aquí con el sentido figurado del verbo matar del que se vale en su prosa («matándose por entender») y el sentido propio, actualizado por la cita de Ovidio (no entender un enigma conduce a la muerte).</text:p></text:note-body></text:note></text:span>;</text:p>
        <text:p text:style-name="P1916">y dirán lo que de<text:s/><text:span text:style-name="author">Heráclito</text:span>, escritor oscurísimo, dijo<text:s/><text:span text:style-name="author">Cicerón</text:span>:<text:s/><text:span text:style-name="T1917">Quem</text:span><text:span text:style-name="Appelnotedebasdep."><text:note text:note-class="footnote" text:id="_ftn228"><text:note-citation>229</text:note-citation><text:note-body><text:p text:style-name="Notedebasdepage"><text:s/>NDEC quem<text:s/><text:span text:style-name="T1918">em</text:span>. : qui<text:s/><text:span text:style-name="T1919">G</text:span></text:p></text:note-body></text:note></text:span><text:span text:style-name="T1920"><text:s/>quoniam quid diceret intelligi noluit, omittamus</text:span><text:span text:style-name="Appelnotedebasdep."><text:note text:note-class="footnote" text:id="_ftn229"><text:note-citation>230</text:note-citation><text:note-body><text:p text:style-name="Notedebasdepage"><text:s/>NDE Cicerón,<text:s/><text:span text:style-name="title">De natura deorum</text:span>, lib. III, cap. 14, §. 35: «En efecto, no le hagamos caso al que no quiso que fuese entendido lo que decía» (traducción propia).</text:p></text:note-body></text:note></text:span>. Hase de decir de sus versos y pensamientos de vuestra merced lo que el Pséudolo de<text:s/><text:span text:style-name="author">Plauto</text:span><text:s/>dijo de las letras de una carta:<text:s/></text:p>
        <text:p text:style-name="quote.l">Has quidem Pol credo, nisi Sybilla legerit,<text:s/></text:p>
        <text:p text:style-name="quote.l">Interpretari alium posse neminem<text:span text:style-name="Appelnotedebasdep."><text:note text:note-class="footnote" text:id="_ftn230"><text:note-citation>231</text:note-citation><text:note-body><text:p text:style-name="Notedebasdepage"><text:s/>NDA Act. 1º scena 1ª</text:p></text:note-body></text:note></text:span><text:s/><text:span text:style-name="Appelnotedebasdep."><text:note text:note-class="footnote" text:id="_ftn231"><text:note-citation>232</text:note-citation><text:note-body><text:p text:style-name="Notedebasdepage"><text:s/>NDE Plauto,<text:s/><text:span text:style-name="title">Pséudolo</text:span>, Acto 1, escena 1. «Realmente, por Pollux, creo que a menos que la Sibila pueda leer [estas letras], nadie podrá entenderla» (traducción propia). El abad de Rute saca la cita de su contexto, pues Pséudolo hablaba de la letra (la caligrafía) y no de la oscuridad del texto que lee.</text:p></text:note-body></text:note></text:span>.</text:p>
        <text:p text:style-name="P1921">No, por amor de Dios, que a la verdad es terrible cosa que en mi lengua materna haya yo de andar como en un<text:s/><text:span text:style-name="author">Aristóteles</text:span><text:s/>o en un<text:s/><text:span text:style-name="author">Persio</text:span><text:span text:style-name="Appelnotedebasdep."><text:note text:note-class="footnote" text:id="_ftn232"><text:note-citation>233</text:note-citation><text:note-body><text:p text:style-name="Notedebasdepage"><text:s/>NDE Persio (34-62 d. C.), poeta latino, conocido por su oscuridad y autor de<text:s/><text:span text:style-name="T1922">Sátiras</text:span>.</text:p></text:note-body></text:note></text:span>, o en otro autor difícil griego o latino, juntando partes, construyendo y adivinando qué quiso decir en aquello o en eso otro. Bien habló a este propósito<text:s/><text:span text:style-name="author">Cicerón</text:span><text:s/>en lo<text:s/><text:span text:style-name="title">De finibus</text:span>:<text:s/><text:span text:style-name="T1923">Satisne igitur videor vim verborum tenere, an</text:span><text:span text:style-name="T1924"><text:note text:note-class="footnote" text:id="_ftn233"><text:note-citation>234</text:note-citation><text:note-body><text:p text:style-name="Notedebasdepage"><text:span text:style-name="T1925"><text:s/>NDEC an<text:s/></text:span><text:span text:style-name="T1926">em</text:span><text:span text:style-name="T1927">. : aut<text:s/></text:span><text:span text:style-name="T1928">G</text:span></text:p></text:note-body></text:note></text:span><text:span text:style-name="T1929"><text:s/>sum etiam nunc græce<text:s/></text:span>[f. 138r]<text:s/><text:span text:style-name="T1930">loqui vel latine docendus?<text:s/></text:span><text:span text:style-name="T1931">Et tamen vide, ne, si ego non intelligam, quid Epicurus loquatur, cum græce, ut videor, luculenter sciam, sit aliqua culpa ejus, qui ita</text:span><text:span text:style-name="T1932"><text:s/></text:span><text:span text:style-name="T1933">loquatur ut non intelligatur</text:span><text:span text:style-name="T1934"><text:note text:note-class="footnote" text:id="_ftn234"><text:note-citation>235</text:note-citation><text:note-body><text:p text:style-name="Notedebasdepage"><text:span text:style-name="T1935"><text:s/>NDE Cicerón,<text:s/></text:span><text:span text:style-name="T1936">De finibus</text:span><text:span text:style-name="T1937">, lib.<text:s/></text:span>II, §. 5. «Así pues, ¿te parece que conozco suficientemente el significado de las palabras, o debo todavía aprender a hablar en griego y en latín? Por lo demás no vaya a suceder que, si yo no entiendo lo que dice Epicuro, a pesar de saber, según creo, perfectamente el griego, sea por culpa de quien habla de manera que no se le entiende» (Cicerón 1987: 104).</text:p></text:note-body></text:note></text:span><text:span text:style-name="T1938">.<text:s/></text:span>Culpa es y culpa antigua de algunos escritores afectar oscuridad.<text:s/><text:span text:style-name="author">Quintiliano</text:span>:<text:s/><text:span text:style-name="T1939">In hoc malum</text:span><text:span text:style-name="Appelnotedebasdep."><text:note text:note-class="footnote" text:id="_ftn235"><text:note-citation>236</text:note-citation><text:note-body><text:p text:style-name="Notedebasdepage"><text:span text:style-name="T1940"><text:s/>NDEC in hoc malum<text:s/></text:span><text:span text:style-name="T1941">em</text:span><text:span text:style-name="T1942">. : in hoc malo</text:span><text:span text:style-name="T1943"><text:s/>G</text:span></text:p></text:note-body></text:note></text:span><text:span text:style-name="quote.c"><text:s/></text:span><text:span text:style-name="T1944">etiam a quibusdam laboratur, neque id novum vitium est, etc. Unde illa scilicet egregia laudatio, «tanto melior; ne ego quidem intellexi</text:span><text:span text:style-name="quote.c">»</text:span><text:span text:style-name="Appelnotedebasdep."><text:note text:note-class="footnote" text:id="_ftn236"><text:note-citation>237</text:note-citation><text:note-body><text:p text:style-name="Notedebasdepage"><text:s/>NDA Lib 8° cap 2°</text:p></text:note-body></text:note></text:span><text:span text:style-name="quote.c"> </text:span><text:span text:style-name="Appelnotedebasdep."><text:note text:note-class="footnote" text:id="_ftn237"><text:note-citation>238</text:note-citation><text:note-body><text:p text:style-name="Notedebasdepage"><text:s/>NDE Quintiliano,<text:s/><text:span text:style-name="title">De institutione oratoria</text:span>, lib. VIII, cap. 2, §. 18. «Algunos incluso caen a propósito en este defecto; y esta imperfección no es nueva. […] De ahí viene por supuesto aquel elogio excelente: “vaya, incluso yo no entendí”».</text:p></text:note-body></text:note></text:span>. El artificio del poeta en lo que debe emplearse es en hacer y trabajar los versos de suerte que, de fáciles, cualquiera piense que podrá hacer otros tales, sin descubrir en ellos el arte y cuidado, cuales los hizo<text:s/><text:span text:style-name="author">Tibulo</text:span><text:s/>que, con ser tan culto y limado, es tan suave y fácil en el decir que parece se estaba dicho lo que él dijo<text:span text:style-name="Appelnotedebasdep."><text:note text:note-class="footnote" text:id="_ftn238"><text:note-citation>239</text:note-citation><text:note-body><text:p text:style-name="Notedebasdepage"><text:s/>NDE Entiéndase: lo que ha dicho Tibulo es tan claro que da una sensación de evidencia y parece que ya lo sabíamos («ya estaba dicho»).</text:p></text:note-body></text:note></text:span>.<text:s/><text:span text:style-name="author">Horacio</text:span>:</text:p>
        <text:p text:style-name="quote.l">Ex noto fictum carmen sequar; ut sibi quivis<text:s/></text:p>
        <text:p text:style-name="quote.l">Speret idem: sudet multum frustraque laboret<text:s/></text:p>
        <text:p text:style-name="quote.l">Ausus idem<text:span text:style-name="Appelnotedebasdep."><text:note text:note-class="footnote" text:id="_ftn239"><text:note-citation>240</text:note-citation><text:note-body><text:p text:style-name="Notedebasdepage"><text:s/>NDA in arte</text:p></text:note-body></text:note></text:span><text:s/><text:span text:style-name="Appelnotedebasdep."><text:note text:note-class="footnote" text:id="_ftn240"><text:note-citation>241</text:note-citation><text:note-body><text:p text:style-name="Notedebasdepage"><text:s/>NDE Horacio,<text:s/><text:span text:style-name="title">Ars poetica</text:span>, v. 240-242. «Partiendo de lo conocido, iré tras un nuevo poema, tal que si alguno pretende lo mismo, sude no poco y en vano se esfuerce en su intento» (Horacio 2008: 297).</text:p></text:note-body></text:note></text:span></text:p>
        <text:p text:style-name="P1945">y<text:s/><text:span text:style-name="author">Jerónimo Vida</text:span><text:span text:style-name="Appelnotedebasdep."><text:note text:note-class="footnote" text:id="_ftn241"><text:note-citation>242</text:note-citation><text:note-body><text:p text:style-name="Notedebasdepage"><text:s/>NDA De arte Poet. Lib 3º</text:p></text:note-body></text:note></text:span> <text:span text:style-name="Appelnotedebasdep."><text:note text:note-class="footnote" text:id="_ftn242"><text:note-citation>243</text:note-citation><text:note-body><text:p text:style-name="Notedebasdepage"><text:s/>NDE Girolamo Vida,<text:s/><text:span text:style-name="title">De arte poetica</text:span><text:span text:style-name="T1946">,<text:s/></text:span>III, v. 148-152 (Vida 1976: 94). En particular el v. 152: «<text:span text:style-name="T1947">Ne nimiam ostendas, quaerenda talia, curam</text:span>». «Tenga cuidado en no mostrar demasiado esfuerzo, procurando estas cosas», es decir, el ornamento de sus versos a partir del uso de figuras.</text:p></text:note-body></text:note></text:span>; porque el demasiado cuidado descubierto hace parecer después las cosas con menos gracia y venustidad, como hechas a fuerza, según dijo Apeles a Protógenes viendo aquella excelente pintura de Yáliso, en que había gastado siete años; refiérelo<text:s/><text:span text:style-name="author">Eliano</text:span>, libro 12, capítulo [f. 138v] 12<text:span text:style-name="Appelnotedebasdep."><text:note text:note-class="footnote" text:id="_ftn243"><text:note-citation>244</text:note-citation><text:note-body><text:p text:style-name="Notedebasdepage"><text:s/>NDE<text:s/><text:span text:style-name="T1948">12</text:span>: Error de lectura achacable al abad de Rute (en realidad se trata del capítulo 42), que se explica por la mala impresión del número del capítulo (el «XLI» se confunde con un «XII»), en la edición consultada (referencias en la nota siguiente).</text:p></text:note-body></text:note></text:span><text:s/><text:span text:style-name="title">De</text:span><text:s/><text:span text:style-name="title">varia historia</text:span><text:span text:style-name="T1949"><text:note text:note-class="footnote" text:id="_ftn244"><text:note-citation>245</text:note-citation><text:note-body><text:p text:style-name="Notedebasdepage"><text:s/>NDE Eliano,<text:s/><text:span text:style-name="T1950">Historias curiosas</text:span>, lib. XII, cap. 41.<text:span text:style-name="T1951"><text:s/></text:span>Eliano (175-235), sofista y profesor de retórica conocido por su manejo perfecto del griego, refiere la siguiente anécdota: «El pintor Protógenes, según se cuenta, terminó su cuadro de Yáliso después de haber trabajado en él más de siete años. Cuando Apeles lo vio, al principio se quedó mudo, fuera de sí por tan increíble visión. Pero después, considerándolo mejor dijo: “Grandes son tanto el trabajo como el artista, pero el cuadro carece de esa gracia que, si este hombre la hubiera encontrado, habría hecho que su obra tocara el cielo”» (Eliano 2006: 250). Es muy probable que el abad de Rute consultara<text:s/><text:span text:style-name="T1952">Aeliani variae historiae libri XIIII<text:s/></text:span>[…]<text:s/><text:span text:style-name="T1953">editio postrema multo quam antehac emendatior</text:span>,<text:span text:style-name="T1954"><text:s/></text:span>Lugduni: apud Joan Tornaesium, 1600, p. 328, porque es una edición bilingüe griego-latín, que numera los capítulos contrariamente a las ediciones anteriores y porque el número del capítulo 41 impreso en números romanos (XLII) se lee mal y se parece a un XII. Sin embargo la obra se cita con el título<text:s/><text:span text:style-name="T1955">De varia historia</text:span>, usado en ediciones anteriores (véase bibliografía) y que debía de ser el título habitual.<text:s/></text:p></text:note-body></text:note></text:span>. De que remito el ejemplo a las<text:s/><text:span text:style-name="title">Gerusalemmes</text:span><text:s/>del<text:s/><text:span text:style-name="author">Tasso</text:span><text:span text:style-name="Appelnotedebasdep."><text:note text:note-class="footnote" text:id="_ftn245"><text:note-citation>246</text:note-citation><text:note-body><text:p text:style-name="Notedebasdepage"><text:s/>NDEC las Gerusalemmes del Tasso<text:s/><text:span text:style-name="T1956">em</text:span>. : las Hierusalemes del Taso<text:s/><text:span text:style-name="T1957">G</text:span></text:p></text:note-body></text:note></text:span>,<text:s/><text:span text:style-name="title">liberata</text:span><text:s/>y<text:span text:style-name="Appelnotedebasdep."><text:note text:note-class="footnote" text:id="_ftn246"><text:note-citation>247</text:note-citation><text:note-body><text:p text:style-name="Notedebasdepage"><text:s/>NDEC y<text:s/><text:span text:style-name="T1958">em</text:span>. : et<text:s/><text:span text:style-name="T1959">G</text:span></text:p></text:note-body></text:note></text:span><text:s/><text:span text:style-name="title">conquistata</text:span>, la primera mejor, con menor cuidado, la segunda con mayor y menos buena<text:span text:style-name="Appelnotedebasdep."><text:note text:note-class="footnote" text:id="_ftn247"><text:note-citation>248</text:note-citation><text:note-body><text:p text:style-name="Notedebasdepage"><text:s/>NDE Se sabe que Torcuato Tasso terminó de escribir su gran poema heroico en 1575, y que éste fue publicado sin su consentimiento bajo el título de<text:s/><text:span text:style-name="T1960">Gerusalemme liberata<text:s/></text:span>en 1581. Aunque recibiera una calurosa acogida, Tasso se quedó insatisfecho y sometió su obra a las críticas de cuatro literatos elegidos por él. Dedicó cinco años de esfuerzos –de 1588 a 1593– a remodelarlo y pulirla. Aún así, el resultado (la<text:s/><text:span text:style-name="T1961">Jerusalén conquistada</text:span>) fue juzgado entonces, y sigue siendo considerado hoy, como muy inferior. El abad de Rute alude a este proceso de reescritura vano que no permitió mejorar la calidad de la obra, sino que la aminoró. Mercedes Blanco señaló que las vivencias de Tasso pudieron servir de advertencia para Góngora, en el proceso de gestación de las<text:s/><text:span text:style-name="T1962">Soledades</text:span><text:s/>(Blanco 2012a: 23-29).</text:p></text:note-body></text:note></text:span>. Refirióse arriba la misma doctrina de<text:s/><text:span text:style-name="author">Quintiliano</text:span>. Y con bonísimo acuerdo dijo<text:s/><text:span text:style-name="author">Cicerón</text:span><text:s/>en sus<text:s/><text:span text:style-name="title">Académicas</text:span>:<text:s/><text:span text:style-name="T1963">Itaque ea nolui scribere, quae nec indocti</text:span><text:span text:style-name="quote.c"><text:s/></text:span><text:span text:style-name="T1964">intelligere possent, nec docti legere curarent</text:span><text:span text:style-name="Appelnotedebasdep."><text:note text:note-class="footnote" text:id="_ftn248"><text:note-citation>249</text:note-citation><text:note-body><text:p text:style-name="Notedebasdepage"><text:s/>NDE Cicerón,<text:s/><text:span text:style-name="T1965">Academicorum posteriorum liber primus</text:span>, lib. I, cap. 2. «Por eso no quise escribir nada que los ignorantes no pudiesen entender y los doctos no quisiesen leer».</text:p></text:note-body></text:note></text:span>.<text:s/></text:p>
        <text:p text:style-name="P1966">Dirame vuestra merced a esto dos cosas: la primera, que la oscuridad causada de locuciones extraordinarias, palabras peregrinas y muchedumbre de figuras hace y engendra el hablar grande y estilo sublime; la segunda, que hay otros muchos poetas de los de más nombre oscuros y, con dificultad, inteligibles. Respondo a lo primero que es así que el hablar figurado demasiadamente y con palabras peregrinas (como no dé en<text:span text:style-name="Appelnotedebasdep."><text:note text:note-class="footnote" text:id="_ftn249"><text:note-citation>250</text:note-citation><text:note-body><text:p text:style-name="Notedebasdepage"><text:s/>NDE<text:s/><text:span text:style-name="T1967">dar en enigma</text:span>: convertirse en enigma.</text:p></text:note-body></text:note></text:span><text:s/>enigma, ni barbarismo) engendra el estilo sublime; testigos:<text:s/><text:span text:style-name="author">Aristóteles</text:span>,<text:s/><text:span text:style-name="author">Escalígero</text:span>,<text:s/><text:span text:style-name="author">Torcuato</text:span><text:s/>y otros que en varios lugares varias veces lo afirman<text:span text:style-name="Appelnotedebasdep."><text:note text:note-class="footnote" text:id="_ftn250"><text:note-citation>251</text:note-citation><text:note-body><text:p text:style-name="Notedebasdepage"><text:s/>NDE El abad de Rute menciona a tres autoridades que defendieron la idea de que la oscuridad y el estilo grande o sublime son inseparables, pero no lo desarrolla. En el<text:s/><text:span text:style-name="T1968">Examen</text:span><text:s/>volverá a utilizar estas mismas referencias, dando esta vez más detalles: cita primero la<text:s/><text:span text:style-name="T1969">Poética</text:span><text:s/>de Aristóteles y después los<text:s/><text:span text:style-name="T1970">Discursos</text:span><text:s/>de Torcuato Tasso («<text:span text:style-name="T1971">Da una medisima cagione suol nascer l’obscurità e la grandeza, e derivar quasi da un medisimo fonte</text:span>»). En cuanto a Escalígero tan solo citará un fragmento en el cual valora la obra de Horacio, diciendo que, aunque lírica, es sublime y grande. Pero no alude a ningún fragmento en que asocie explícitamente oscuridad y estilo sublime.</text:p></text:note-body></text:note></text:span>. Pero eso se entiende, según ellos, en poema grave, trágico, heroico u otro semejante; que, siendo de su naturaleza ilustres, piden estilo y modo de decir fuera del vulgar, como lo hiciera vuestra merced si aplicara su inge[f. 139r]nio y genio a lo épico, de que diera mejor que otro ninguno. Pero un poema, cuando no lírico, de materia humilde, bucólico en lo<text:span text:style-name="Appelnotedebasdep."><text:note text:note-class="footnote" text:id="_ftn251"><text:note-citation>252</text:note-citation><text:note-body><text:p text:style-name="Notedebasdepage"><text:s/>NDEC lo<text:s/><text:span text:style-name="T1972">em.<text:s/></text:span>: la<text:s/><text:span text:style-name="T1973">G</text:span></text:p></text:note-body></text:note></text:span><text:s/>que descubre hasta ahora, no<text:span text:style-name="Appelnotedebasdep."><text:note text:note-class="footnote" text:id="_ftn252"><text:note-citation>253</text:note-citation><text:note-body><text:p text:style-name="Notedebasdepage"><text:s/>NDEC no<text:s/><text:span text:style-name="T1974">add.</text:span><text:s/></text:p></text:note-body></text:note></text:span><text:s/>ha de correr parejas con lo heroico<text:span text:style-name="Appelnotedebasdep."><text:note text:note-class="footnote" text:id="_ftn253"><text:note-citation>254</text:note-citation><text:note-body><text:p text:style-name="Notedebasdepage"><text:s/>NDE El argumento desarrollado es que las<text:s/><text:span text:style-name="T1975">Soledades</text:span><text:s/>son un poema bucólico y que, por lo tanto, el estilo<text:s/><text:span text:style-name="T1976">no</text:span><text:s/>ha de correr parejo con el heroico.</text:p></text:note-body></text:note></text:span>, desdiciendo mucho del decoro que se debe a las personas.<text:span text:style-name="author"><text:s/></text:span><text:span text:style-name="T1977">Virgilio</text:span><text:span text:style-name="T1978"><text:s/>en el Sileno:<text:s/></text:span></text:p>
        <text:p text:style-name="quote.l">                  […] Cynthius aurem<text:s/></text:p>
        <text:p text:style-name="quote.l">Vellit et admonuit: «Pastorem, Tytire, pingues<text:s/></text:p>
        <text:p text:style-name="quote.l">Pascere oportet oves<text:span text:style-name="Appelnotedebasdep."><text:note text:note-class="footnote" text:id="_ftn254"><text:note-citation>255</text:note-citation><text:note-body><text:p text:style-name="Notedebasdepage"><text:s/>NDEC oves<text:s/><text:span text:style-name="T1979">em</text:span>. : oveis<text:s/><text:span text:style-name="T1980">G</text:span></text:p></text:note-body></text:note></text:span><text:s/>deductum dicere Carmen»<text:span text:style-name="Appelnotedebasdep."><text:note text:note-class="footnote" text:id="_ftn255"><text:note-citation>256</text:note-citation><text:note-body><text:p text:style-name="Notedebasdepage"><text:s/>NDE Virgilio,<text:s/><text:span text:style-name="title">Bucólicas</text:span>, VI, v. 3-5. «[Dispuesto yo a cantar reyes y batallas], me tiró de la oreja Cintio [=Apolo] y me advirtió “Conviénele al pastor apacentar sus pingües ovejas, Títiro, y recitar versos ligeros”» (Virgilio 1990: 195). Es probable que el abad de Rute cite las<text:s/><text:span text:style-name="T1981">Bucólicas</text:span><text:s/>por la edición comentada del padre de la Cerda:<text:s/><text:span text:style-name="T1982">Publii Virgilii Maronis Bucolica et Georgica</text:span><text:s/><text:span text:style-name="T1983">argumentis, explicationibus et notis illustrata a Joanne Ludovico de la Cerda</text:span>, [Francofurti]: e nobilis Francorum vadi collegio Paltheniano, 1608, p. 109.<text:s/></text:p></text:note-body></text:note></text:span>,</text:p>
        <text:p text:style-name="P1984">enseñanza no poco repetida de<text:s/><text:span text:style-name="author">Horacio</text:span><text:s/>en su<text:s/><text:span text:style-name="title">Arte,</text:span><text:s/>ni olvidada de<text:s/><text:span text:style-name="author">Jerónimo Vida</text:span><text:s/>en la suya<text:span text:style-name="Appelnotedebasdep."><text:note text:note-class="footnote" text:id="_ftn256"><text:note-citation>257</text:note-citation><text:note-body><text:p text:style-name="Notedebasdepage"><text:s/>NDA Lib 3º</text:p></text:note-body></text:note></text:span><text:s/><text:span text:style-name="Appelnotedebasdep."><text:note text:note-class="footnote" text:id="_ftn257"><text:note-citation>258</text:note-citation><text:note-body><text:p text:style-name="Notedebasdepage"><text:s/>NDE Alusión al v. 92 del<text:s/><text:span text:style-name="T1985">Arte poética</text:span><text:s/>de Horacio (este fragmento será citado más adelante) y a los versos 170-176 del tercer libro del<text:s/><text:span text:style-name="T1986">De arte poetica</text:span><text:s/>de Vida. Ambos fragmentos plantean la cuestión del decoro en términos muy similares. Los versos de Vida dicen: «<text:span text:style-name="T1987">Iamque age, verborum qui sit delectus habendus /<text:s/></text:span><text:span text:style-name="T1988">Quae ratio (nam nec sunt omnia versibus apta, / Omnia nec pariter tibi sunt uno ordine habenda)</text:span><text:span text:style-name="T1989"><text:s/>/ Versibus ipsa etiam divisa, et carmina quantum / Carminibus distant, tantum distantia verba / Sunt etiam inter se, quamvis communia multa / Interdum invenies versus diffusa per omnes</text:span>». «Pasemos ahora a la elección de las palabras: porque no todas las palabras son aptas para la poesía, ni para el mismo género de poesía. Cada género poético tiene sus proprias palabras, que son tan diferentes entre ellas, como la diferencia entre los géneros mismos, aunque muchas palabras son comunes a todos los géneros».</text:p></text:note-body></text:note></text:span>. Divinamente enseña esto<text:s/><text:span text:style-name="author">Fracastoro</text:span><text:span text:style-name="Appelnotedebasdep."><text:note text:note-class="footnote" text:id="_ftn258"><text:note-citation>259</text:note-citation><text:note-body><text:p text:style-name="Notedebasdepage"><text:s/>NDEC Fracastoro<text:s/><text:span text:style-name="T1990">em</text:span>. : Fracastorio<text:s/><text:span text:style-name="T1991">G</text:span></text:p></text:note-body></text:note></text:span><text:s/>en el diálogo<text:span text:style-name="title"><text:s/>Naugerio, sive de Poetica</text:span>:<text:s/><text:span text:style-name="T1992">Sicut enim vestis aurea, quamquam per se pulcherrima sit, apposita tamen rustico non modo decorem et ornatum non afferet</text:span><text:span text:style-name="Appelnotedebasdep."><text:note text:note-class="footnote" text:id="_ftn259"><text:note-citation>260</text:note-citation><text:note-body><text:p text:style-name="Notedebasdepage"><text:s/>NDEC afferet<text:s/><text:span text:style-name="T1993">em</text:span>. : affert<text:s/><text:span text:style-name="T1994">G</text:span></text:p></text:note-body></text:note></text:span><text:span text:style-name="T1995">,</text:span><text:span text:style-name="quote.c"><text:s/></text:span><text:span text:style-name="T1996">sed risum concitabit magis; ita et si rebus comicis majestatem heroicam addas, omnia facies indecora. Hac ergo concinnitate et convenientia si</text:span><text:span text:style-name="Appelnotedebasdep."><text:note text:note-class="footnote" text:id="_ftn260"><text:note-citation>261</text:note-citation><text:note-body><text:p text:style-name="Notedebasdepage"><text:s/>NDEC si<text:s/><text:span text:style-name="T1997">em</text:span>. : sic<text:s/><text:span text:style-name="T1998">G</text:span></text:p></text:note-body></text:note></text:span><text:span text:style-name="quote.c"><text:s/></text:span><text:span text:style-name="T1999">omnia scribas, et comedia, et lyrica, et alia</text:span><text:span text:style-name="quote.c"><text:s/>[</text:span><text:span text:style-name="T2000">partes erunt poeticae</text:span><text:span text:style-name="quote.c">]</text:span><text:span text:style-name="Appelnotedebasdep."><text:note text:note-class="footnote" text:id="_ftn261"><text:note-citation>262</text:note-citation><text:note-body><text:p text:style-name="P2001"><text:span text:style-name="T2002"><text:s/>NDE Girolamo Fracastoro,<text:s/></text:span><text:span text:style-name="T2003">Naugerius, sive de poetica dialogus.<text:s/></text:span><text:span text:style-name="T2004">El diálogo fue compuesto alrededor de 1540. El abad de Rute pudo consultar la<text:s/></text:span><text:span text:style-name="T2005">princeps</text:span><text:span text:style-name="T2006"><text:s/>(</text:span><text:span text:style-name="T2007">H</text:span><text:span text:style-name="T2008">ieronymi Fracastorii veronensis opera omnia</text:span><text:span text:style-name="T2009">, Venetiis, apud haeredes Lucaeantonii Juntae, 1555, que contiene la primera ed. del diálogo «</text:span><text:span text:style-name="T2010">Naugerius, sive de poetica dialogus</text:span><text:span text:style-name="T2011">», compuesto alrededor de 1540) u otra posterior</text:span><text:span text:style-name="T2012">. «En efecto, de la misma forma que un traje bordado en oro, por muy bonito que sea, llevado por un campesino, no le traerá ni decencia ni elegancia, sino que suscitará la risa más bien; de la misma forma, si tratas un argumento cómico con majestad heroica, todo quedará sin decoro. En cambio, si todo lo que escribes, lo escribes de modo armonioso y conveniente, la comedia, los versos líricos y todo lo demás será poético» (traducción propia inspirada en Fracastoro 1984: 160 y 2005: 82-84).</text:span></text:p></text:note-body></text:note></text:span>. Mírense los que han escrito semejantes materias, antiguos y modernos, griegos, latinos, toscanos, españoles:<text:s/><text:span text:style-name="author">Teócrito</text:span><text:span text:style-name="Appelnotedebasdep."><text:note text:note-class="footnote" text:id="_ftn262"><text:note-citation>263</text:note-citation><text:note-body><text:p text:style-name="Notedebasdepage"><text:s/>NDE Poeta bucólico por antonomasia, citado por los<text:s/><text:span text:style-name="T2013">Idilios</text:span>, poema fundador del género.</text:p></text:note-body></text:note></text:span>,<text:s/><text:span text:style-name="author">Bión</text:span><text:span text:style-name="Appelnotedebasdep."><text:note text:note-class="footnote" text:id="_ftn263"><text:note-citation>264</text:note-citation><text:note-body><text:p text:style-name="Notedebasdepage"><text:s/>NDEC Bión<text:s/><text:span text:style-name="T2014">em</text:span>. : *ion<text:s/><text:span text:style-name="T2015">G</text:span><text:s/>La primera letra ha sido tachada y resulta imposible leerla, prueba de que el copista dudó entre Bión (la lección correcta) y Dión.</text:p></text:note-body></text:note></text:span> <text:span text:style-name="Appelnotedebasdep."><text:note text:note-class="footnote" text:id="_ftn264"><text:note-citation>265</text:note-citation><text:note-body><text:p text:style-name="Notedebasdepage"><text:s/>NDE El abad de Rute hace referencia a Bión de Esmirna (finales del siglo II a. C.) y no a Dión de Prusa (¿30?-¿116?), como lo entendieron los demás editores del texto (Orozco 1969c y Carreira 2008). Lo confirma el fragmento siguiente del<text:s/><text:span text:style-name="T2016">Examen del Antídoto</text:span>, donde Fernández de Córdoba volverá a evocar esta figura, al lado de otros poetas bucólicos: «Teócrito, Mosco y Bión en sus<text:s/><text:span text:style-name="T2017">Eydillos</text:span><text:s/>y Ausonio en los suyos; […] Virgilio, Olimpio, Nemesiano, Tito, Calpurnio en sus<text:s/><text:span text:style-name="T2018">Bucólicas</text:span>» (Artigas 1925: 417, modernizo la ortografía).</text:p></text:note-body></text:note></text:span>,<text:s/><text:span text:style-name="author">Virgilio</text:span><text:span text:style-name="Appelnotedebasdep."><text:note text:note-class="footnote" text:id="_ftn265"><text:note-citation>266</text:note-citation><text:note-body><text:p text:style-name="Notedebasdepage"><text:s/>NDE Citado por las<text:s/><text:span text:style-name="T2019">Bucólicas</text:span>, poema que definió el género de la égloga.</text:p></text:note-body></text:note></text:span>,<text:s/><text:span text:style-name="author">Calpurnio</text:span><text:span text:style-name="Appelnotedebasdep."><text:note text:note-class="footnote" text:id="_ftn266"><text:note-citation>267</text:note-citation><text:note-body><text:p text:style-name="Notedebasdepage"><text:s/>NDE Titus Calpurnius Siculus, poeta latino contemporáneo de Nerón, autor de<text:s/><text:span text:style-name="T2020">Églogas</text:span>. Primera edición:<text:s/><text:span text:style-name="T2021">Calpurnii</text:span><text:s/><text:span text:style-name="T2022">Eclogae</text:span><text:s/><text:span text:style-name="T2023">VII. Nemesiani Eclogae IV</text:span>, Romae: typis Conradi Sweynheym et Arnoldi Pannartz, 1471.</text:p></text:note-body></text:note></text:span>,<text:s/><text:span text:style-name="author">Severo</text:span><text:span text:style-name="Appelnotedebasdep."><text:note text:note-class="footnote" text:id="_ftn267"><text:note-citation>268</text:note-citation><text:note-body><text:p text:style-name="Notedebasdepage"><text:s/>NDE Severo Santo Endelequio (en latín, Severus Sanctus Endelechius), también llamado Severus Retor (fines del siglo IV d. C.), fue un poeta latino cristiano. Francisco Fernández de Córdoba lo cita por su<text:s/><text:span text:style-name="T2024">Carmen bucolicum de virtute signi crocis Domini</text:span>, también conocido como<text:s/><text:span text:style-name="T2025">De mortibus boum<text:s/></text:span>es decir «De la mortandad de los bueyes» (Endelequio 1984). Se trata de una apología del cristianismo bajo la apariencia de una fábula bucólica. La escasez de ediciones antiguas (<text:span text:style-name="T2026">Severi Endeleichi carmen bucolicum de mortibus boum cum notis M. Johannis Weitzii</text:span>, Francoforti: apud Egenolphum Emmelium, 1612) nos hace pensar que el abad de Rute pudo conocer el poema a través de alguna antología de poetas latinos menores, por ejemplo:<text:s/><text:span text:style-name="T2027">Epigrammata et poematia vetera.</text:span><text:s/><text:span text:style-name="T2028">Quorum pleraque nunc primum ex antiquis codicibus et lapidibus, alia sparsim antehac errantia, jam undecunque collecta emendatiora eduntur</text:span>, Parisiis: excudebat Dionysius Duvallius, 1590. El poema de Severo Santo Endelequio está en las p. 448-452.</text:p></text:note-body></text:note></text:span>,<text:s/><text:span text:style-name="author">Petrarca</text:span><text:span text:style-name="Appelnotedebasdep."><text:note text:note-class="footnote" text:id="_ftn268"><text:note-citation>269</text:note-citation><text:note-body><text:p text:style-name="Notedebasdepage"><text:s/>NDE Petrarca es mencionado por su<text:s/><text:span text:style-name="T2029">Bucolicum carmen</text:span>, compuesto entre 1346 y 1357, y constituido por doce églogas sobre temas amorosos, políticos y morales (Petrarca 1906).</text:p></text:note-body></text:note></text:span>,<text:s/><text:span text:style-name="author">Sannazaro</text:span><text:span text:style-name="Appelnotedebasdep."><text:note text:note-class="footnote" text:id="_ftn269"><text:note-citation>270</text:note-citation><text:note-body><text:p text:style-name="Notedebasdepage"><text:s/>NDE Sannazaro es citado por su<text:s/><text:span text:style-name="T2030">Arcadia</text:span>,<text:span text:style-name="T2031"><text:s/></text:span>escrita entre 1483 y 1501 y publicada en<text:s/><text:span text:style-name="T2032">Venecia por primera vez en 1502, sin el permiso del autor. Se trata de una especie de novela compuesta por doce églogas precedidas de una introducción en prosa (Sannazaro 2013).</text:span></text:p></text:note-body></text:note></text:span>,<text:s/><text:span text:style-name="author">Pontano</text:span><text:span text:style-name="Appelnotedebasdep."><text:note text:note-class="footnote" text:id="_ftn270"><text:note-citation>271</text:note-citation><text:note-body><text:p text:style-name="Notedebasdepage"><text:s/>NDE Giovanni Pontano (1429-1503), poeta neolatino, citado por diferentes églogas, cuya fecha de composición conocemos de manera aproximada: «Coryle» (1463-1464); «Quinquennius» (1474); «Maeon» (1475); «Meliseus» (1493); «Lepidina» (1496), y el poema geórgico<text:s/><text:span text:style-name="T2033">De hortis Hesperidum</text:span><text:s/>(1501). Véase une edición moderna de estas églogas en Pontano (2011).</text:p></text:note-body></text:note></text:span>,<text:s/><text:span text:style-name="author">Marco Rosiglia</text:span><text:span text:style-name="Appelnotedebasdep."><text:note text:note-class="footnote" text:id="_ftn271"><text:note-citation>272</text:note-citation><text:note-body><text:p text:style-name="P2034"><text:span text:style-name="T2035"><text:s/>NDE El abad de Rute se refiere a Marco Rosiglia, a veces llamado Rasilia o Rasilio (Balsamo 2007: II, 109). Se conocen pocos datos sobre este poeta de principios del XVI, que quizás viviera entre 1460 y 1508, como supone Matteo Largaiolli, uno de los escasos estudiosos que se ha ocupado de él. Escribió<text:s/></text:span><text:span text:style-name="T2036">La conversione de sancta Maria Magdalena e la vita de Lazaro e Martha in octava rima hystoriata. Composta pel dignissimo poeta maestro Marcho Rosiglia da Foligno. Opera nova &amp; devotissima</text:span><text:span text:style-name="T2037">, stampata in Venetia: per Nicolo dicto Zopino &amp; Vincentio compagni, 1513 adi XIIII de marzo; y otras de sus composiciones fueron publicadas en una<text:s/></text:span><text:span text:style-name="T2038">Miscelanea nova</text:span><text:span text:style-name="T2039"><text:s/>[…] Sta[m]pata i[n] Venetia: p[er] Nicolo dicto Zopino, [c. 1510-1515], junto con las obras de otros poetas. Esta miscelánea incluye tres églogas de Marco Rosiglia a las que, con toda seguridad, se está refiriendo Fernández de Córdoba. Estas églogas cuentan con una reciente edición (Largaiolli 2010).</text:span></text:p></text:note-body></text:note></text:span>,<text:s/><text:span text:style-name="author">Gerónimo Benivieni</text:span><text:span text:style-name="Appelnotedebasdep."><text:note text:note-class="footnote" text:id="_ftn272"><text:note-citation>273</text:note-citation><text:note-body><text:p text:style-name="Notedebasdepage"><text:s/>NDE Girolamo Benivieni (1453-1542) fue autor de una<text:s/><text:span text:style-name="T2040">Bucolica</text:span>. La primera edición es de 1481/82 y se publicó junto con una traducción de la obra de Virgilio y otras<text:s/><text:span text:style-name="T2041">Bucolicas</text:span><text:s/>en italiano de Francesco de Arsocchi y Jacopo Fiorino de Boninsegni, a los que no cita el abad de Rute, prueba de que no debió consultar este volumen:<text:s/><text:span text:style-name="T2042">Bucolica</text:span><text:s/><text:span text:style-name="T2043">(Tr: Bernardo Pulci). Add: Francesco de Arsocchi: Bucolica. Girolamo Benivieni: Bucolica. Jacopo Fiorino de Boninsegni: Bucolica</text:span>,<text:span text:style-name="T2044"><text:s/></text:span>Firenze: Antonio Miscomini, 1481/82.</text:p></text:note-body></text:note></text:span>,<text:s/><text:span text:style-name="author">Bernardo Tasso</text:span><text:span text:style-name="Appelnotedebasdep."><text:note text:note-class="footnote" text:id="_ftn273"><text:note-citation>274</text:note-citation><text:note-body><text:p text:style-name="Notedebasdepage"><text:s/>NDE Bernardo Tasso (1493-1569) escribió varias églogas insertas dentro de los tres primeros libros<text:s/><text:span text:style-name="T2045">de gli amori</text:span><text:s/>(1531, 1534, 1537) y luego reunidas en las<text:s/><text:span text:style-name="T2046">Rime</text:span>, la obra de mayor difusión del poeta (<text:span text:style-name="T2047">Rime di messer Bernardo Tasso divise in cinque libri nuovamente stampate</text:span>, in Vinegia: appresso Gabriel Giolito de’ Ferrari, 1560). Edición moderna: Tasso (1995: I, 261-287).</text:p></text:note-body></text:note></text:span>,<text:s/><text:span text:style-name="author">Luis Alemanni</text:span><text:span text:style-name="Appelnotedebasdep."><text:note text:note-class="footnote" text:id="_ftn274"><text:note-citation>275</text:note-citation><text:note-body><text:p text:style-name="Notedebasdepage"><text:s/>NDE Luigi Alemanni o Luigi Alamanni (1495-1556), poeta humanista italiano, fue autor de<text:s/><text:span text:style-name="T2048">La Coltivazione</text:span>, poema bucólico a imitación de las<text:s/><text:span text:style-name="T2049">Geórgicas</text:span><text:s/>de Virgilio, que habla del cultivo de la tierra y de las huertas (<text:span text:style-name="T2050">La Coltivazione</text:span><text:s/><text:span text:style-name="T2051">di Luigi Alamanni al christianissimo re Francesco primo</text:span>, stampata in Parigi: da Roberto Stephano, regio stampatore, 1546).</text:p></text:note-body></text:note></text:span>, y el divino<text:s/><text:span text:style-name="author">Garcilaso</text:span><text:s/>y otros, y [f. 139v] echárase de ver cuán claro estilo han seguido y cuán acomodado al sujeto de que trataron.<text:s/></text:p>
        <text:p text:style-name="P2052">A lo segundo respondo que, aunque haya habido poetas oscuros, no es bueno imitarlos en esa parte, siendo viciosa, sino seguir antes la majestad con la venustidad y perspicuidad virgiliana; demás de que (como he dicho) los más tomaron diferente asunto, y en quien es la oscuridad menos culpable, naciendo de afectar grandeza, como los<text:span text:style-name="Appelnotedebasdep."><text:note text:note-class="footnote" text:id="_ftn275"><text:note-citation>276</text:note-citation><text:note-body><text:p text:style-name="Notedebasdepage"><text:s/>NDEC los<text:s/><text:span text:style-name="T2053">em</text:span>. : lo<text:s/><text:span text:style-name="T2054">G</text:span></text:p></text:note-body></text:note></text:span><text:s/>heroicos<text:s/><text:span text:style-name="author">Valerio Flaco</text:span><text:span text:style-name="Appelnotedebasdep."><text:note text:note-class="footnote" text:id="_ftn276"><text:note-citation>277</text:note-citation><text:note-body><text:p text:style-name="Notedebasdepage"><text:s/>NDE Valerio Flaco (Gaius Valerius Flaccus), poeta épico latino del primer siglo después de Cristo (45-90), fue autor de las<text:s/><text:span text:style-name="T2055">Argonáuticas</text:span>, que narran la búsqueda del vellocino de oro por algunos héroes griegos, montados en la nave Argos.</text:p></text:note-body></text:note></text:span>,<text:s/><text:span text:style-name="author">Estacio Papinio</text:span>,<text:span text:style-name="Appelnotedebasdep."><text:note text:note-class="footnote" text:id="_ftn277"><text:note-citation>278</text:note-citation><text:note-body><text:p text:style-name="Notedebasdepage"><text:s/>NDE Estacio Papinio (cir. 45-96) poeta latino, autor de dos epopeyas: la<text:s/><text:span text:style-name="T2056">Tebaida</text:span><text:s/>que cuenta, entre otras cosas, la guerra de los llamados «siete contra Tebas»; y la<text:s/><text:span text:style-name="T2057">Aquileida</text:span><text:s/>que cuenta la infancia de Aquiles y su crianza por el centauro Quirón.</text:p></text:note-body></text:note></text:span><text:s/>aunque también en el primero es notado de duro el estilo.<text:s/><text:span text:style-name="author">Escalígero</text:span><text:s/>el padre:<text:s/><text:span text:style-name="T2058">Est autem omnino duriusculus: penitus vero nudus gratiarum comitate</text:span><text:span text:style-name="Appelnotedebasdep."><text:note text:note-class="footnote" text:id="_ftn278"><text:note-citation>279</text:note-citation><text:note-body><text:p text:style-name="Notedebasdepage"><text:s/>NDA Lib Poet. 6°</text:p></text:note-body></text:note></text:span><text:span text:style-name="quote.c"> </text:span><text:span text:style-name="Appelnotedebasdep."><text:note text:note-class="footnote" text:id="_ftn279"><text:note-citation>280</text:note-citation><text:note-body><text:p text:style-name="Notedebasdepage"><text:s/>NDE Julio César Escalígero,<text:s/><text:span text:style-name="title">Poetices libri VII</text:span>, Lugduni: apud Joannem Crispinum, 1561, lib. 6, cap. 6, p. 323, B2. «Sin embargo [Valerio Flaco] es del todo áspero: y enteramente desprovisto de la amenidad de las gracias».</text:p></text:note-body></text:note></text:span>. Opondránme a<text:s/><text:span text:style-name="author">Persio</text:span><text:s/>satírico<text:span text:style-name="Appelnotedebasdep."><text:note text:note-class="footnote" text:id="_ftn280"><text:note-citation>281</text:note-citation><text:note-body><text:p text:style-name="Notedebasdepage"><text:s/>NDEC satírico<text:s/><text:span text:style-name="T2059">em</text:span>. : satyro<text:s/><text:span text:style-name="T2060">G</text:span></text:p></text:note-body></text:note></text:span><text:s/>los que buscaren patrocinio a la oscuridad, pero miren cuál le pone el mismo<text:s/><text:span text:style-name="author">Escalígero</text:span>:<text:s/><text:span text:style-name="T2061">Persii vero stilus morosus, et ille ineptus, qui cum legi vellet quae scripsisset, intelligi noluit quae legerentur</text:span><text:span text:style-name="Appelnotedebasdep."><text:note text:note-class="footnote" text:id="_ftn281"><text:note-citation>282</text:note-citation><text:note-body><text:p text:style-name="Notedebasdepage"><text:s/>NDA<text:s/><text:span text:style-name="T2062">Ibidem<text:s/></text:span></text:p></text:note-body></text:note></text:span><text:span text:style-name="quote.c"><text:s/></text:span><text:span text:style-name="Appelnotedebasdep."><text:note text:note-class="footnote" text:id="_ftn282"><text:note-citation>283</text:note-citation><text:note-body><text:p text:style-name="Notedebasdepage"><text:s/>NDE Julio César Escalígero,<text:s/><text:span text:style-name="T2063">Poetices libri VII</text:span>, 1561, lib. 6, cap. 6, p. 323, D1<text:span text:style-name="T2064">. «A decir verdad el estilo de Persio es abstruso y fue inepto queriendo que leyeran lo que había escrito y no queriendo que los que leyeren lo entiendan».</text:span></text:p></text:note-body></text:note></text:span>.<text:s/></text:p>
        <text:p text:style-name="Normal">Bien sé, mi señor, que a vuestra merced le han advertido de esto antes de ahora y avisádole que sienten lo mismo en Córdoba, en Granada, en Sevilla, en Madrid; pues de allí un hombre de tanta erudición, cuanto cualquiera otro de este siglo, y de juicio igual a la erudición, que es<text:s/><text:span text:style-name="persName">Pedro de Valencia</text:span><text:span text:style-name="T2065">,</text:span><text:s/>lo escribió y advirtió a vuestra merced<text:span text:style-name="Appelnotedebasdep."><text:note text:note-class="footnote" text:id="_ftn283"><text:note-citation>284</text:note-citation><text:note-body><text:p text:style-name="Notedebasdepage"><text:s/>NDE Referencia a la carta del humanista Pedro de Valencia [1613_carta-valencia]. Góngora le mandó su poema para que lo censurara y le diese su opinión.</text:p></text:note-body></text:note></text:span>. Vi la carta original en Granada el verano pasado en poder de Juan de Vi[f. 140r]llegas, el gobernador de Luque<text:span text:style-name="Appelnotedebasdep."><text:note text:note-class="footnote" text:id="_ftn284"><text:note-citation>285</text:note-citation><text:note-body><text:p text:style-name="Notedebasdepage"><text:s/>NDE Sobre esta carta véase la introducción.</text:p></text:note-body></text:note></text:span>, y, aunque no creo que tenga<text:span text:style-name="Appelnotedebasdep."><text:note text:note-class="footnote" text:id="_ftn285"><text:note-citation>286</text:note-citation><text:note-body><text:p text:style-name="Notedebasdepage"><text:s/>NDEC tenga<text:s/><text:span text:style-name="T2066">em</text:span>. : tengo<text:s/><text:span text:style-name="T2067">G</text:span></text:p></text:note-body></text:note></text:span><text:s/>mayor facundia ni más viveza de razones que él para persuadir a vuestra merced, por lo que debo a nuestra amistad y desear que sus obras de vuestra merced no desdigan de suyas en cosa alguna, sino sean en todo y en parte perfectísimas, le he dicho tan por extenso mi sentimiento acerca de la oscuridad de las<text:s/><text:span text:style-name="title">Soledades</text:span>. Podrá ser que,<text:s/><text:span text:style-name="T2068">multiplicatis intercessoribus</text:span><text:span text:style-name="Appelnotedebasdep."><text:note text:note-class="footnote" text:id="_ftn286"><text:note-citation>287</text:note-citation><text:note-body><text:p text:style-name="Notedebasdepage"><text:s/>NDE<text:s/><text:span text:style-name="T2069">multiplicatis intercessoribus</text:span><text:span text:style-name="T2070">:</text:span><text:s/>multiplicando a los intercesores, es decir, los que sirven de intermediarios para convencer a Góngora de volver a la claridad y venustidad antigua, injustamente expulsadas de su obra. La expresión podría proceder de la común oración por todos los santos: «[…] <text:span text:style-name="T2071">ut, desideratam nobis tuae propitiatonis abundantiam, multiplicatis intercessoribus largiaris</text:span>».</text:p></text:note-body></text:note></text:span>, restituya<text:span text:style-name="Appelnotedebasdep."><text:note text:note-class="footnote" text:id="_ftn287"><text:note-citation>288</text:note-citation><text:note-body><text:p text:style-name="Notedebasdepage"><text:s/>NDEC restituya<text:s/><text:span text:style-name="T2072">em</text:span>. : restiya<text:s/><text:span text:style-name="T2073">G</text:span></text:p></text:note-body></text:note></text:span><text:s/>vuestra merced a su casa la claridad y venustidad antigua con que han salido y sido tan justamente celebradas por el mundo sus obras<text:span text:style-name="Appelnotedebasdep."><text:note text:note-class="footnote" text:id="_ftn288"><text:note-citation>289</text:note-citation><text:note-body><text:p text:style-name="Notedebasdepage"><text:s/>NDE De las palabras del abad de Rute se deduce que los contemporáneos de Góngora percibieron, con la difusión de las<text:s/><text:span text:style-name="T2074">Soledades</text:span>, un cambio brusco en la obra del vate cordobés: un estilo claro («la claridad y venustidad antigua») en las obras anteriores a las<text:s/><text:span text:style-name="T2075">Soledades</text:span><text:s/>y, con la aparición de esta composición, otro oscuro y difícil. Y eso, pese a las denegaciones de la crítica del siglo XX que, con la idea de devolver a Góngora un puesto de honor en la poesía española, se empeñó en demostrar que esta ruptura no existía y era invención de los detractores malintenciones de Góngora. Reconocer que muchas de las innovaciones de la lengua de las<text:s/><text:span text:style-name="T2076">Soledades</text:span><text:s/>ya estaban en germen en la producción anterior a las<text:s/><text:span text:style-name="T2077">Soledades</text:span><text:s/>no debería conducir a negar que los contemporáneos percibieron una ruptura (Alonso 1978).</text:p></text:note-body></text:note></text:span>. Crea vuestra merced que muchos ven esto, aunque se lo digan pocos, parte de los cuales lo dejan por no confesarse menos agudos en el entender, parte por no atreverse, parte por mostrarse eruditos defendiendo la oscuridad y otras cosillas (si las hay) en que se pudiera reparar, anteponiendo con esto la adulación y estimación de sus ingenios a la verdadera amistad:</text:p>
        <text:p text:style-name="quote.l">Nobis non licet esse tam disertis<text:s/></text:p>
        <text:p text:style-name="quote.l">Qui musas colimus severiores<text:span text:style-name="Appelnotedebasdep."><text:note text:note-class="footnote" text:id="_ftn289"><text:note-citation>290</text:note-citation><text:note-body><text:p text:style-name="P2078"><text:span text:style-name="T2079"><text:s/>NDE<text:s/></text:span><text:span text:style-name="T2080">Marcial</text:span><text:span text:style-name="T2081">,<text:s/></text:span><text:span text:style-name="T2082">Epigramas</text:span><text:span text:style-name="T2083">, IX, 11, v. 16-17.<text:s/></text:span><text:span text:style-name="T2084">«</text:span><text:span text:style-name="T2085">A nosotros, que rendimos culto a unas Musas más severas, no se nos permite ser tan expresivos</text:span><text:span text:style-name="T2086">»</text:span><text:span text:style-name="T2087"><text:s/>(Marcial 2003: 375). El verso de Marcial alude al hecho de que las reglas de la versificación latinas son más severas que las griegas, puesto que en latín no se permite la apócope de las vocales átonas que facilita la tarea del poeta griego. Por generalización, puede entenderse que los griegos son menos disciplinados y menos rigurososos de lo que dicen. El abad de Rute saca la cita de su contexto: dice que no puede adular a Góngora, porque se lo impide un ideal de poesía demasiado alto (</text:span><text:span text:style-name="T2088">«</text:span><text:span text:style-name="T2089">musas severiores</text:span><text:span text:style-name="T2090">»</text:span><text:span text:style-name="T2091">).</text:span></text:p></text:note-body></text:note></text:span>.</text:p>
        <text:p text:style-name="P2092">Vuestra merced, por amor de Dios, se temple en esta parte, que como su servidor y amigo se lo suplico.<text:s/></text:p>
        <text:p text:style-name="Normal">Lo mismo deseo haga en el uso de palabras peregrinas, digo derivadas de latín y [f. 140v] toscano; y no tanto en la muchedumbre de ellas, pues todas son muy buenas, y a la verdad eso es enriquecer nuestra lengua y muy conforme a los preceptos del arte (según<text:s/><text:span text:style-name="author">Aristóteles</text:span>,<text:s/><text:span text:style-name="author">Horacio</text:span>,<text:s/><text:span text:style-name="author">Vida</text:span>,<text:s/><text:span text:style-name="author">Tasso</text:span><text:s/>y otros<text:span text:style-name="Appelnotedebasdep."><text:note text:note-class="footnote" text:id="_ftn290"><text:note-citation>291</text:note-citation><text:note-body><text:p text:style-name="Notedebasdepage"><text:s/>NDE Horacio,<text:s/><text:span text:style-name="T2093">Ars poetica</text:span>, v. 46-72.<text:s/><text:span text:style-name="T2094">Vida,<text:s/></text:span><text:span text:style-name="T2095">De arte poetica</text:span><text:span text:style-name="T2096">, v. 276-287.<text:s/></text:span></text:p></text:note-body></text:note></text:span>); pero en el frecuentarlas y repetirlas muy a menudo, pues, como a forasteras, se ha de ir poco a poco y con recato, dándoles entrada y lugar señalado si queremos que sean bien recibidas y estimadas en algo, que así nos lo encarga el lírico latino:<text:s/></text:p>
        <text:p text:style-name="quote.l">In verbis etiam tenuis cautusque serendis<text:span text:style-name="Appelnotedebasdep."><text:note text:note-class="footnote" text:id="_ftn291"><text:note-citation>292</text:note-citation><text:note-body><text:p text:style-name="Notedebasdepage"><text:s/>NDA Horat. de arte<text:s/></text:p></text:note-body></text:note></text:span><text:s/><text:span text:style-name="Appelnotedebasdep."><text:note text:note-class="footnote" text:id="_ftn292"><text:note-citation>293</text:note-citation><text:note-body><text:p text:style-name="Notedebasdepage"><text:s/>NDE<text:s/><text:span text:style-name="T2097">Horacio</text:span><text:span text:style-name="T2098">,<text:s/></text:span><text:span text:style-name="title">Ars poetica</text:span><text:span text:style-name="T2099">, v. 46. «Mostrándose fino y prudente al trenzar las palabras» (Horacio, 2008: 386).</text:span></text:p></text:note-body></text:note></text:span>;</text:p>
        <text:p text:style-name="P2100">pues, de otra suerte, viene a ser lenguaje pedantesco fidentiano<text:span text:style-name="Appelnotedebasdep."><text:note text:note-class="footnote" text:id="_ftn293"><text:note-citation>294</text:note-citation><text:note-body><text:p text:style-name="Notedebasdepage"><text:s/>NDE<text:s/><text:span text:style-name="T2101">fidentiano</text:span>: alusión a los<text:s/><text:span text:style-name="T2102">Cantici di Fidenzio<text:s/></text:span><text:span text:style-name="Accentuation">Glottocrisio ludimagistro</text:span><text:span text:style-name="T2103">,<text:s/></text:span><text:span text:style-name="T2104">cancionero amoroso jocoso, escrito por Camillo Scroffa (Vicenza, 1526 o 1527 – Vicenza, 1565), hacia 1550 y publicado en 1562. En este poemario el autor satiriza la manera pedante de hablar de un gramático llamado<text:s/></text:span>Pietro Fidenzio Giunteo da Montagnana, quien solía emplear muchos latinismos. Un lenguaje fidentiano designa, pues, una mezcla de latín y lengua vulgar, ridícula a pesar de su pretensión de elegancia culta.</text:p></text:note-body></text:note></text:span>, de que le culpa a<text:s/><text:span text:style-name="author">Torcuato Tasso</text:span>, como a usurpador y frecuentador de palabras peregrinas, la Academia de la Crusca en la defensa del<text:s/><text:span text:style-name="title">Furioso</text:span>, diciendo que<text:s/><text:span text:style-name="author">Aristóteles</text:span><text:s/>concedió que cayese en los poemas agua de palabras forasteras, pero no que tempestase<text:span text:style-name="Appelnotedebasdep."><text:note text:note-class="footnote" text:id="_ftn294"><text:note-citation>295</text:note-citation><text:note-body><text:p text:style-name="Notedebasdepage"><text:s/>NDE Alusión a uno de los más famosos debates literarios italianos que enfrentó a Torcuato Tasso con algunos miembros de la llamada Academia de la Crusca, defensores de Ariosto como parangón del buen estilo. José Manuel Rico García resume así las etapas de la polémica: «Pellegrino (<text:span text:style-name="T2105">Carrafa overo dell’ epica poesía</text:span>, Florencia, 1584) encareció los valores de la obra de Tasso, devaluando los méritos de la de Ariosto. Lionardo Salviati, Giovanni de’ Bardi, Flaminio Mannelli y Rossi, académicos de la Crusca, reunieron sus esfuerzos para entronizar a Ariosto en el reinado de las letras italianas; de tal manera que antepusieron el<text:s/><text:span text:style-name="T2106">Orlando</text:span><text:s/>al<text:s/><text:span text:style-name="T2107">Amadigi</text:span><text:s/>de Bernardo Tasso y a la<text:s/><text:span text:style-name="T2108">Gerusalemne</text:span><text:s/>de Torcuato Tasso. Salviati redactó bajo el título de<text:s/><text:span text:style-name="T2109">Degli accademici della Crusca</text:span><text:s/><text:span text:style-name="T2110">difesa dell’ Orlando furioso dell’ Ariosto contra’l dialogo dell’epica poesia de Cammillo Pellegrino: Stacciata prima<text:s/></text:span>(Florencia, 1585 [<text:span text:style-name="T2111">sic</text:span>. 1584 en la portada]), una agria censura del texto de Pellegrino. Tasso respondió con la<text:s/><text:span text:style-name="T2112">Apologia in Difesa de la Gerusalemme liberata</text:span><text:s/>(Ferrara, 1585). A partir de ese momento se desencadenó una encendida polémica literaria: los hitos más representativos fueron la<text:s/><text:span text:style-name="T2113">Lettera a Flaminio Mannelli</text:span><text:s/>(Florencia, 1585) de Rossi; la respuesta a ésta del Tasso,<text:s/><text:span text:style-name="T2114">Riposta all’ Accademia della Crusca in difesa del suo dialogo Del piacer onesto<text:s/></text:span>(Ferrara, 1585). Durante el curso de 1585 interviene también Francesco Patrizi con el<text:s/><text:span text:style-name="T2115">Parere in difesa di Ludovico Ariosto</text:span><text:s/>(Ferrara, 1585), al que responde Tasso con<text:s/><text:span text:style-name="T2116">Discorso sopra il Parere fatto dal signor Francesco Patricio in difesa di Ludovico Ariosto</text:span>» (Rico García 2002: XLVII, n. 70). El abad de Rute alude concretamente al ya citado diálogo de Salviati,<text:s/><text:span text:style-name="T2117">De gli academici della Crusca</text:span><text:s/><text:span text:style-name="T2118">difesa dell’ Orlando furioso,<text:s/></text:span>f. 32v.</text:p></text:note-body></text:note></text:span>. Una sola fuera de parecer que desterrara vuestra merced de todo punto y es<text:s/><text:span text:style-name="quote.c">conculcado</text:span><text:s/>y<text:s/><text:span text:style-name="quote.c">conculcar</text:span>, porque tiene mucha parte de<text:s/><text:span text:style-name="T2119">æschrología</text:span><text:span text:style-name="Appelnotedebasdep."><text:note text:note-class="footnote" text:id="_ftn295"><text:note-citation>296</text:note-citation><text:note-body><text:p text:style-name="Notedebasdepage"><text:s/>NDE<text:s/><text:span text:style-name="T2120">æschrología</text:span>: Señala al respecto Alatorre (1996): «Algo peor que el cacofatón es la escrología que el Abad de Rute encuentra en el<text:s/><text:span text:style-name="T2121">conculcado</text:span><text:s/>de I: 415, reprobadísimo por él evidentemente porque, al leerlo, de manera espontánea e irresistible su imaginación le representaba una palabra “de sucio significado en el sonido”: ¡culo!».</text:p></text:note-body></text:note></text:span>, figura viciosa, que es uso de verbo u oración de sucia significación en el sonido y, así, no siendo necesario el usarlo, yo no lo usara<text:span text:style-name="Appelnotedebasdep."><text:note text:note-class="footnote" text:id="_ftn296"><text:note-citation>297</text:note-citation><text:note-body><text:p text:style-name="Notedebasdepage"><text:s/>NDE Resulta raro que el abad de Rute censure la repetición de esta palabra porque solo se emplea una vez en la primera<text:s/><text:span text:style-name="T2122">Soledad</text:span>: «Conculcado hasta allí de otro ninguno» [OC264B.415] ¿Será que consultó una versión de las<text:s/><text:span text:style-name="T2123">Soledades</text:span><text:s/>todavía diferente de las que conocemos de momento? También la emplea una vez en el<text:s/><text:span text:style-name="T2124">Polifemo</text:span>: «mas conculcado el pámpano más tierno» [OC255.469]. ¿Recordaba esta palabra por haberla censurado ya en su parecer del<text:s/><text:span text:style-name="T2125">Polifemo</text:span>? Podía llamar la atención por tratarse de un cultismo. Joaquín Roses escribe: «Dámaso Alonso documenta la aparición del vocablo en el Marqués de Santillana y, como censura anticultista, en el<text:s/><text:span text:style-name="T2126">Libro de todas las cosas</text:span><text:s/>de Francisco de Quevedo. Figura también en el<text:s/><text:span text:style-name="T2127">Universal vocabulario</text:span><text:s/>(1490) de A. de Palencia, en el<text:s/><text:span text:style-name="T2128">Tesoro de las tres lenguas francesa, italiana, española</text:span><text:s/>(Ginebra, 1609) de Hierosme Víctor Bolonois […]. Tampoco a Juan de Jáuregui le agradará el vocablo, que será censurado en su<text:s/><text:span text:style-name="T2129">Antídoto</text:span>» (Roses 1994<text:span text:style-name="T2130">:<text:s/></text:span>155, n. 2).</text:p></text:note-body></text:note></text:span>.<text:s/></text:p>
        <text:p text:style-name="Normal">Pero no solo en la repetición de las ex[f. 141r]tranjeras querría se fuese vuestra merced a la mano<text:span text:style-name="Appelnotedebasdep."><text:note text:note-class="footnote" text:id="_ftn297"><text:note-citation>298</text:note-citation><text:note-body><text:p text:style-name="Notedebasdepage"><text:s/>NDE<text:s/><text:span text:style-name="T2131">irse a la mano</text:span>: con cautela y moderación.</text:p></text:note-body></text:note></text:span>, mas aun de las propias y comunes nuestras, no frecuentando el<text:s/><text:span text:style-name="quote.c">ya</text:span>, ni el<text:s/><text:span text:style-name="quote.c">si, no</text:span>; pues, aunque con este modo se formen gallardas contraposiciones, no ha de ser a cada paso, que el almíbar empalaga; y lo mismo digo de otras algunas palabras, pues sabe vuestra merced mejor cuánto gusto da el que reitera muchas veces unas mismas, ora sea por escrito, ora de palabra, en púlpitos o en conversaciones. Y si esto no es loable, menos lo será repetir los pensamientos, las comparaciones y aposiciones. En la primera y segunda parte dice vuestra merced no sé qué veces<text:s/><text:span text:style-name="quote.c">mariposa de cristal</text:span>,<text:s/><text:span text:style-name="quote.c">mariposa</text:span><text:s/>de esto,<text:s/><text:span text:style-name="quote.c">mariposa</text:span><text:s/>de eso otro<text:span text:style-name="Appelnotedebasdep."><text:note text:note-class="footnote" text:id="_ftn298"><text:note-citation>299</text:note-citation><text:note-body><text:p text:style-name="Notedebasdepage"><text:s/>NDE<text:s/><text:span text:style-name="T2132">Las metáforas que utilizan la palabra mariposa son dos: «</text:span><text:span text:style-name="T2133">y la que desvïada / luz poca pareció, tanta es vecina, / que yace en ella robusta encina, / mariposa en cenizas desatada» [OC264B.86-89] y en la<text:s/></text:span><text:span text:style-name="T2134">Soledad</text:span><text:span text:style-name="T2135"><text:s/>segunda: «Éntrase el mar por un arroyo breve / que a recibillo con sediento paso / de su roca natal se precipita, / y mucha sal no solo en poco vaso, / mas en su ruina bebe, / y a su fin, cristalina (mariposa / no alada, sino undosa) / en el farol de Tetis solicita» [OC265.1-8].</text:span></text:p></text:note-body></text:note></text:span>; en ésta del novillo:<text:s/><text:span text:style-name="quote.c">mal lunada la frente</text:span><text:span text:style-name="Appelnotedebasdep."><text:note text:note-class="footnote" text:id="_ftn299"><text:note-citation>300</text:note-citation><text:note-body><text:p text:style-name="Notedebasdepage"><text:s/>NDE<text:s/><text:span text:style-name="T2136">[OC265.19]</text:span></text:p></text:note-body></text:note></text:span>; del toro en la primera:</text:p>
        <text:p text:style-name="quote.l">media luna las armas de su frente<text:span text:style-name="Appelnotedebasdep."><text:note text:note-class="footnote" text:id="_ftn300"><text:note-citation>301</text:note-citation><text:note-body><text:p text:style-name="Notedebasdepage"><text:s/>NDE<text:s/><text:span text:style-name="T2137">[OC264B.3]</text:span></text:p></text:note-body></text:note></text:span>.<text:s/></text:p>
        <text:p text:style-name="P2138">En la primera hace vuestra merced navíos y en ésta barcos<text:s/><text:span text:style-name="quote.c">de haya</text:span><text:s/>muchas veces<text:span text:style-name="Appelnotedebasdep."><text:note text:note-class="footnote" text:id="_ftn301"><text:note-citation>302</text:note-citation><text:note-body><text:p text:style-name="Notedebasdepage"><text:s/>NDE<text:s/><text:span text:style-name="T2139">[OC264B.375] y [OC265.48]</text:span></text:p></text:note-body></text:note></text:span>, demás de que, como advertí en el<text:s/><text:span text:style-name="title">Polifemo</text:span>, no la usa la navegación, si no es en remos; y, para certificarme más, busqué con Francisco de Gálvez lo que dicen de ese árbol<text:s/><text:span text:style-name="author">Teofrasto</text:span>,<text:s/><text:span text:style-name="title">De plantis</text:span>,<text:s/><text:span text:style-name="author">Plinio</text:span><text:s/>y otros<text:span text:style-name="Appelnotedebasdep."><text:note text:note-class="footnote" text:id="_ftn302"><text:note-citation>303</text:note-citation><text:note-body><text:p text:style-name="Notedebasdepage"><text:s/>NDE el abad de Rute menciona a Teofrasto (ca. 371–ca. 287 a. C), filósofo griego, autor de una<text:s/><text:span text:style-name="T2140">Historia de la plantas</text:span><text:s/>y Plinio el Viejo (23 –79), autor de una<text:s/><text:span text:style-name="T2141">Historia natural</text:span>, dos autoridades canónicas para la botánica. Por el título de la obra de Teofrasto, deducimos que el abad de Rute pudo consultar la siguiente traducción al latín:<text:s/><text:span text:style-name="T2142">Theophrasti sparse de plantis sententiae in continuatam seriem ad propria capita revocatae</text:span>, Boloniae: apud Alexandrum Benaccium 1561.</text:p></text:note-body></text:note></text:span>; y, ni en ellos, ni en poetas algunos hallamos que la aplicasen a la navegación. Aquí dice vuestra merced<text:s/><text:span text:style-name="quote.c">bisagra de una y otra playa</text:span><text:span text:style-name="Appelnotedebasdep."><text:note text:note-class="footnote" text:id="_ftn303"><text:note-citation>304</text:note-citation><text:note-body><text:p text:style-name="Notedebasdepage"><text:s/>NDE<text:s/><text:span text:style-name="T2143">La repetición de la metáfora de la bisagra desaparece en la versión definitiva de las<text:s/></text:span><text:span text:style-name="T2144">Soledades</text:span><text:span text:style-name="T2145">, prueba de que Góngora tomó en cuenta la advertencia del abad de Rute. La versión final es la siguiente: «…de una y otra playa / vínculo desatado, instable puente» [OC265.47-48].</text:span></text:p></text:note-body></text:note></text:span>; allá<text:s/><text:span text:style-name="quote.c">bisagra de un océano y otro</text:span><text:span text:style-name="Appelnotedebasdep."><text:note text:note-class="footnote" text:id="_ftn304"><text:note-citation>305</text:note-citation><text:note-body><text:p text:style-name="Notedebasdepage"><text:s/>NDE<text:s/><text:span text:style-name="T2146">La cita exacta es la siguiente: «cuando halló de fugitiva plata / la bisagra (aunque estrecha) abrazadora / de un océano con otro, siempre uno» [OC264B.472-474].</text:span></text:p></text:note-body></text:note></text:span>;<text:s/><text:span text:style-name="quote.c">leños</text:span><text:s/>tantas veces por navíos<text:span text:style-name="Appelnotedebasdep."><text:note text:note-class="footnote" text:id="_ftn305"><text:note-citation>306</text:note-citation><text:note-body><text:p text:style-name="Notedebasdepage"><text:s/>[OC264B.21], [OC264B.127], [OC264B.397], [OC264B.430] y [OC265.54].</text:p></text:note-body></text:note></text:span>;<text:s/><text:span text:style-name="quote.c">cuernos</text:span><text:s/>de esto y de lo otro<text:span text:style-name="Appelnotedebasdep."><text:note text:note-class="footnote" text:id="_ftn306"><text:note-citation>307</text:note-citation><text:note-body><text:p text:style-name="Notedebasdepage"><text:s/>[OC264B.203], [OC264B.159], [OC265.18], [OC265.52], [OC265.307] y [OC265.331].</text:p></text:note-body></text:note></text:span>. Si [f. 141v] reprehende<text:s/><text:span text:style-name="author">César Escalígero<text:s/></text:span>en los<text:s/><text:span text:style-name="title">Endecasílabos</text:span><text:s/>del<text:s/><text:span text:style-name="author">Bembo</text:span><text:s/>la repetición de<text:s/><text:span text:style-name="quote.c">elegancias,<text:s/></text:span><text:span text:style-name="T2147">facetias, lepores</text:span>, y en los<text:s/><text:span text:style-name="title">Epitafios</text:span><text:s/><text:span text:style-name="T2148">charites, veneres, cupidines</text:span><text:span text:style-name="quote.c">, lirios</text:span><text:span text:style-name="Appelnotedebasdep."><text:note text:note-class="footnote" text:id="_ftn307"><text:note-citation>308</text:note-citation><text:note-body><text:p text:style-name="Notedebasdepage"><text:s/>NDE<text:s/><text:span text:style-name="T2149">Escalígero,</text:span><text:span text:style-name="T2150"><text:s/></text:span><text:span text:style-name="title">Poetices libri VII</text:span>,<text:s/><text:span text:style-name="T2151">1561, p. 309, C1. El abad de Rute parafrasea y traduce un fragmento del texto de Escalígero dedicado al defecto, común entre los poetas, de repetir de forma excesiva sintagmas, sean imitados o no de Cicerón: «</text:span><text:span text:style-name="T2152">Iccirco nemo est qui non aliquid de Echo. In<text:s/></text:span>Hendecasyllabis<text:span text:style-name="T2153">, elegantiarum, facetiarum, leporum: in<text:s/></text:span>Epitaphiis<text:span text:style-name="T2154"><text:s/>Charites, Veneres, Cupidines, Lilia, et ejusmodi</text:span><text:span text:style-name="T2155">».</text:span></text:p></text:note-body></text:note></text:span>, y en los<text:s/><text:span text:style-name="title">Túmulos</text:span><text:s/>de<text:s/><text:span text:style-name="author">Pontano</text:span><text:s/>la de<text:s/><text:span text:style-name="quote.c">rosas, violas, lilios, jacintos, primavera, coronas, Marte, Palas, Venus,<text:s/></text:span><text:span text:style-name="T2156">charites</text:span><text:span text:style-name="quote.c">, laurel, mirto, ungüento, lágrimas, mirra, musas, Clío, Aganipe<text:s/></text:span>y otros<text:span text:style-name="Appelnotedebasdep."><text:note text:note-class="footnote" text:id="_ftn308"><text:note-citation>309</text:note-citation><text:note-body><text:p text:style-name="Notedebasdepage"><text:span text:style-name="T2157"><text:s/>NDE Escalígero,</text:span><text:span text:style-name="T2158"><text:s/></text:span><text:span text:style-name="T2159">Poetices libri VII</text:span><text:span text:style-name="T2160">, 1561, p. 312, D2. El abad de Rute parafrasea y traduce este fragmento dedicado a Pontano</text:span><text:span text:style-name="T2161">: «</text:span>Tumulorum<text:span text:style-name="T2162"><text:s/>libri pene constant universo verbis hisce: Rosae, Violae, Lilia, Hyacinthi, Blan</text:span><text:span text:style-name="T2163">ditiae, Nequitiae, Lusus, Ioci, Decor, Nardus, Ver, Corolla, Thus, Mars, Pallas, Venus, Charis, Crocum, Laurus, Myrtus, Unguenta, Costum, Lacryme, Myrrha, Muse, Clio, Aganippe, Aon, Pieris</text:span><text:span text:style-name="T2164">».</text:span></text:p></text:note-body></text:note></text:span>; si en<text:s/><text:span text:style-name="author">Tibulo</text:span><text:s/>la de<text:s/><text:span text:style-name="quote.c">casas, fuegos, campos, bosques, husillos, espigas, sacrificios</text:span><text:span text:style-name="Appelnotedebasdep."><text:note text:note-class="footnote" text:id="_ftn309"><text:note-citation>310</text:note-citation><text:note-body><text:p text:style-name="Notedebasdepage"><text:s/>NDE<text:s/><text:span text:style-name="T2165">Escalígero,</text:span><text:span text:style-name="T2166"><text:s/>Poetices libri VII</text:span>, 1561<text:span text:style-name="T2167">; p. 332, A2. El abad de Rute parafrasea y traduce el siguiente fragmento: «</text:span><text:span text:style-name="T2168">Facilius e Tibulli locis expediemus censuram nostram. Uniformis ille pene totus est: vixque discedens ab Seipso, eodem pene gyro concluditur. Audis enim casas, focos, rura, nemora, prela, spicas, sacra tum saepe tum multum</text:span><text:span text:style-name="T2169">».</text:span></text:p></text:note-body></text:note></text:span>, no le perdonará a vuestra merced, sin duda, la<text:span text:style-name="Appelnotedebasdep."><text:note text:note-class="footnote" text:id="_ftn310"><text:note-citation>311</text:note-citation><text:note-body><text:p text:style-name="Notedebasdepage"><text:s/>NDE<text:s/><text:span text:style-name="T2170">la</text:span><text:span text:style-name="T2171">: la repetición.</text:span></text:p></text:note-body></text:note></text:span><text:s/>de palabras, cuanto más de conceptos, que suele argüir escasez de ellos<text:span text:style-name="Appelnotedebasdep."><text:note text:note-class="footnote" text:id="_ftn311"><text:note-citation>312</text:note-citation><text:note-body><text:p text:style-name="Notedebasdepage"><text:s/>NDE La repetición de palabras y conceptos suele revelar («argüir») escasez de ellos, aunque no es el caso de Góngora. Para evitar que algunos crean que Góngora carece de palabras y conceptos, debería evitar dichas repeticiones.<text:s/></text:p></text:note-body></text:note></text:span>, como dijo<text:s/><text:span text:style-name="author">Horacio</text:span>:<text:s/></text:p>
        <text:p text:style-name="quote.l">[…] Et fortasse cupressum</text:p>
        <text:p text:style-name="quote.l">Scis simulare<text:span text:style-name="Appelnotedebasdep."><text:note text:note-class="footnote" text:id="_ftn312"><text:note-citation>313</text:note-citation><text:note-body><text:p text:style-name="Notedebasdepage"><text:s/>NDE<text:s/><text:span text:style-name="T2172">Horacio,<text:s/></text:span><text:span text:style-name="title">Ars poetica</text:span><text:span text:style-name="T2173">, v. 19-20. Reproduzco aquí un fragmento más extenso: «…</text:span><text:span text:style-name="T2174">Et fortasse cupressum / scis simulare;<text:s/></text:span><text:span text:style-name="T2175">[</text:span><text:span text:style-name="T2176">quid hoc si fractis enatat exspes / navibus, aere dato qui pingitur?</text:span><text:span text:style-name="T2177">]». «También sabes, tal vez, representar un ciprés; pero eso ¿a qué viene, si quien te paga lo hace para que lo pintes a él nadando desesperado después de un naufragio?» (Horacio 2008).</text:span></text:p></text:note-body></text:note></text:span>,</text:p>
        <text:p text:style-name="P2178">siendo vuestra merced tan rico y abundante de esta mercancía como todo el mundo sabe y, cual lo estuviéramos ambos, de hacienda.<text:s/></text:p>
        <text:p text:style-name="Normal">El hipérbaton con todas sus especies (sea tropo o figura, que en duda lo pone<text:s/><text:span text:style-name="author">Quintiliano<text:s/></text:span>e importa poco<text:span text:style-name="Appelnotedebasdep."><text:note text:note-class="footnote" text:id="_ftn313"><text:note-citation>314</text:note-citation><text:note-body><text:p text:style-name="Notedebasdepage"><text:s/>NDA<text:s/><text:span text:style-name="T2179">Lib 9° cap 1° et 3°</text:span></text:p></text:note-body></text:note></text:span> <text:span text:style-name="Appelnotedebasdep."><text:note text:note-class="footnote" text:id="_ftn314"><text:note-citation>315</text:note-citation><text:note-body><text:p text:style-name="Notedebasdepage"><text:s/>NDE Quintiliano,<text:s/><text:span text:style-name="T2180">De institutione oratoria,</text:span><text:s/>lib. IX, cap. 1 expone la diferencia entre tropos y figuras; y en el lib. IX, cap. 4, §. 3 explica que el hipérbaton puede pertenecer a ambas categorías.</text:p></text:note-body></text:note></text:span>) sirve sin duda grandemente al ornato, turbando el orden de las palabras con anteposiciones, interposiciones y postposiciones que realzan el hablar y le hacen numeroso y nada vulgar, respecto de lo cual le alaba mucho el referido autor<text:span text:style-name="Appelnotedebasdep."><text:note text:note-class="footnote" text:id="_ftn315"><text:note-citation>316</text:note-citation><text:note-body><text:p text:style-name="Notedebasdepage"><text:s/><text:span text:style-name="T2181">NDA<text:s/></text:span>Lib 8° cap ultº<text:s/></text:p></text:note-body></text:note></text:span><text:s/><text:span text:style-name="Appelnotedebasdep."><text:note text:note-class="footnote" text:id="_ftn316"><text:note-citation>317</text:note-citation><text:note-body><text:p text:style-name="Notedebasdepage"><text:s/>NDE Quintiliano,<text:s/><text:span text:style-name="T2182">De institutione oratoria,</text:span><text:s/>lib. VIII, cap. 6, §. 62-67. Alusión al fragmento siguiente: «Con razón contamos también entre las virtudes del lenguaje al hipérbaton, esto es el trastorno de las palabras; el cual frecuentemente requiere la naturaleza y hermosura de la composición. Porque muchísimas veces se hace la oración áspera y dura, lánguida y malsonante si las palabras se reducen a su riguroso orden y se juntan con las inmediatas según se presentan, aun cuando no se puedan unir. Débense, pues, dejar unas para otro lugar y anteponer otras; y como sucede en las fábricas de piedras toscas, cada una debe colocarse en el lugar en que mejor viene. Porque no somos nosotros capaces de recortarlas ni pulirlas de manera que puestas juntas tengan mejor unión entre sí mismas, sino que se ha de hacer uso de ellas tales cuales son, y se les ha de acomodar el puesto que más les cuadre» (Quintiliano 1887).</text:p></text:note-body></text:note></text:span>. Pero no ha de ser todo hipérbaton, que será menester traer en la manga un intérprete que a los oyentes o lectores declare el sentido de lo que queremos decir, [f. 142r] que, de otra suerte, parecerán bernardinas<text:span text:style-name="Appelnotedebasdep."><text:note text:note-class="footnote" text:id="_ftn317"><text:note-citation>318</text:note-citation><text:note-body><text:p text:style-name="Notedebasdepage"><text:s/><text:bookmark-start text:name="0"/><text:bookmark-end text:name="0"/>NDE<text:s/><text:span text:style-name="T2183">bernardinas</text:span>: «bernardinas son unas razones que ni atan, ni desatan, y no significando nada, pretende el que las dice, con su disimulación, engañar a los que le están oyendo. Pienso tuvo su origen en algún mentecato llamado Bernardino, que razonando decía muchas cosas sin que una se atase con otra» (<text:span text:style-name="T2184">Cov</text:span>.). Sobre el uso de «bernardinas» en el Siglo de Oro en el contexto de las sátiras anticultas, véase Soberano (1966).</text:p></text:note-body></text:note></text:span><text:s/>y así, a mi juicio, debe vuestra merced moderarse en él.<text:s/></text:p>
        <text:p text:style-name="Normal">De la hipérbole juzgo lo mismo; porque si la hipérbole es<text:s/><text:span text:style-name="T2185">dictio aut sententia fidem excedere augendi minuendive causa</text:span>, como dicen<text:s/><text:span text:style-name="author">Diomedes</text:span><text:s/>y<text:s/><text:span text:style-name="author">Donato</text:span><text:span text:style-name="Appelnotedebasdep."><text:note text:note-class="footnote" text:id="_ftn318"><text:note-citation>319</text:note-citation><text:note-body><text:p text:style-name="Notedebasdepage"><text:span text:style-name="T2186"><text:s/>NDA Lib 2° de orat</text:span><text:span text:style-name="T2187">e</text:span><text:span text:style-name="T2188">. Donat. de tropis.</text:span></text:p></text:note-body></text:note></text:span> <text:span text:style-name="Appelnotedebasdep."><text:note text:note-class="footnote" text:id="_ftn319"><text:note-citation>320</text:note-citation><text:note-body><text:p text:style-name="P2189"><text:span text:style-name="T2190"><text:s/>NDE Diomedes,<text:s/></text:span><text:span text:style-name="T2191">Diomedis artis grammaticae libri III</text:span><text:span text:style-name="T2192">, «</text:span><text:span text:style-name="T2193">De vitiis et ornatibus orationis</text:span><text:span text:style-name="T2194">». Esta es la definición completa:</text:span><text:span text:style-name="T2195"><text:s/>«hyperbole est dictio fidem veritatis excedens, sive sententia augendi minuendive gratia: augendi, ut nive candidior, velocior euro: minuendi, sicut tardior testudine leviorque foliis; item ut “extractam puteo situlam qui ponit in horto / ulterius standi non habet ipse locumˮ</text:span><text:span text:style-name="T2196">». (Diomedes 1857: 1, 461). Elio Donato,<text:s/></text:span><text:span text:style-name="T2197">Ars grammatica. Ars major</text:span><text:span text:style-name="T2198">.<text:s/></text:span><text:span text:style-name="T2199">De tropis,<text:s/></text:span><text:span text:style-name="T2200">16. «</text:span><text:span text:style-name="T2201">Hyperbole est dictio fidem excedens augendi minuendive causa: augendi, ut nive candidior, minuendi, ut tardior testudine</text:span><text:span text:style-name="T2202">» (Donato 2007: §.<text:s/></text:span><text:span text:style-name="T2203">17).<text:s/></text:span></text:p></text:note-body></text:note></text:span>, o, como<text:s/><text:span text:style-name="author">Quintiliano</text:span>,<text:s/><text:span text:style-name="T2204">ementiens superjectio</text:span><text:span text:style-name="Appelnotedebasdep."><text:note text:note-class="footnote" text:id="_ftn320"><text:note-citation>321</text:note-citation><text:note-body><text:p text:style-name="Notedebasdepage"><text:s/>NDA Quint lib 8° cap. ultº.</text:p></text:note-body></text:note></text:span><text:span text:style-name="quote.c"> </text:span><text:span text:style-name="Appelnotedebasdep."><text:note text:note-class="footnote" text:id="_ftn321"><text:note-citation>322</text:note-citation><text:note-body><text:p text:style-name="Notedebasdepage"><text:s/>NDE Quintiliano,<text:s/><text:span text:style-name="title">De institutione oratoria</text:span>, lib. VIII, cap. 6, §. 67. Traducción propia: «una ponderación que miente». Recordemos que la versión del<text:s/><text:span text:style-name="T2205">De</text:span><text:s/><text:span text:style-name="T2206">Institutione oratoria</text:span>,<text:span text:style-name="T2207"><text:s/></text:span>1549, que usa el abad de Rute está muy deturpada. En este fragmento las ediciones modernas dan la siguiente definición de hibérbole: «<text:span text:style-name="T2208">Est haec decens veri superjectio</text:span>» (Quintiliano 2009 y 1975-1980). También el texto establecido por Dionisio Bertocchi, Paolo da Ferrara y Pellegrino de Pasquali, en 1482, es diferente y reza así: «<text:span text:style-name="T2209">est haec de mensuris subjectio</text:span>».</text:p></text:note-body></text:note></text:span>, cierto es que se ha de usar raras veces y<text:s/><text:span text:style-name="T2210">cum modis et formis</text:span><text:span text:style-name="Appelnotedebasdep."><text:note text:note-class="footnote" text:id="_ftn322"><text:note-citation>323</text:note-citation><text:note-body><text:p text:style-name="Notedebasdepage"><text:s/>NDE<text:s/><text:span text:style-name="T2211">Locución latina: «con medida y ornato».</text:span></text:p></text:note-body></text:note></text:span>, si queremos que no pierda<text:span text:style-name="Appelnotedebasdep."><text:note text:note-class="footnote" text:id="_ftn323"><text:note-citation>324</text:note-citation><text:note-body><text:p text:style-name="Notedebasdepage"><text:s/>NDEC pierda<text:s/><text:span text:style-name="T2212">em.</text:span><text:s/>: pierde<text:s/><text:span text:style-name="T2213">G</text:span></text:p></text:note-body></text:note></text:span><text:s/>lo verosímil el poema, y se quede a buenas noches<text:span text:style-name="Appelnotedebasdep."><text:note text:note-class="footnote" text:id="_ftn324"><text:note-citation>325</text:note-citation><text:note-body><text:p text:style-name="Notedebasdepage"><text:s/>NDE<text:s/><text:span text:style-name="T2214">quedarse a buenas noches</text:span>: «quedarse a oscuras» (<text:span text:style-name="T2215">Aut.</text:span>).</text:p></text:note-body></text:note></text:span>. Aconséjalo así el mismo<text:s/><text:span text:style-name="author">Quintiliano</text:span>:<text:s/><text:span text:style-name="T2216">Sed hujus quoque rei servetur mensura quaedam. Quamvis enim est</text:span><text:span text:style-name="T2217"><text:note text:note-class="footnote" text:id="_ftn325"><text:note-citation>326</text:note-citation><text:note-body><text:p text:style-name="Notedebasdepage"><text:s/>NDEC est<text:s/><text:span text:style-name="T2218">add.</text:span><text:s/>Enmiendo a partir de<text:s/><text:span text:style-name="T2219">De institutione oratoria</text:span>, 1549.</text:p></text:note-body></text:note></text:span><text:span text:style-name="T2220"><text:s/>ommis hyperbole ultra fidem, non tamen esse debet</text:span><text:span text:style-name="Appelnotedebasdep."><text:note text:note-class="footnote" text:id="_ftn326"><text:note-citation>327</text:note-citation><text:note-body><text:p text:style-name="Notedebasdepage"><text:span text:style-name="T2221"><text:s/>NDEC esse debet<text:s/></text:span><text:span text:style-name="T2222">alt.</text:span><text:span text:style-name="T2223"><text:s/>debet esse<text:s/></text:span><text:span text:style-name="T2224">G</text:span><text:span text:style-name="T2225">. Enmiendo a partir de<text:s/></text:span><text:span text:style-name="T2226">De institutione oratoria</text:span><text:span text:style-name="T2227">, 1549.</text:span></text:p></text:note-body></text:note></text:span><text:span text:style-name="quote.c"><text:s/></text:span><text:span text:style-name="T2228">ultra modum: nec alia via magis in cacozeliam itur. Piget referre plurima hinc orta vitia, cum praesertim minime sint ignota et obscura</text:span><text:span text:style-name="Appelnotedebasdep."><text:note text:note-class="footnote" text:id="_ftn327"><text:note-citation>328</text:note-citation><text:note-body><text:p text:style-name="Notedebasdepage"><text:s/>NDA ubi 1ª<text:s/></text:p></text:note-body></text:note></text:span><text:span text:style-name="quote.c"><text:s/></text:span><text:span text:style-name="Appelnotedebasdep."><text:note text:note-class="footnote" text:id="_ftn328"><text:note-citation>329</text:note-citation><text:note-body><text:p text:style-name="Notedebasdepage"><text:s/>NDE<text:s/><text:span text:style-name="T2229">Quintiliano,<text:s/></text:span><text:span text:style-name="T2230">De</text:span><text:s/><text:span text:style-name="T2231">institutione oratoria</text:span>, lib. VIII, cap. 6, §. 73-74. (Quintiliano,<text:s/><text:span text:style-name="T2232">De</text:span><text:s/><text:span text:style-name="T2233">Institutione oratoria</text:span>, 1549, p. 132, A). Traducción propia: «Pero en esto también debe observarse una cierta medida. Porque aunque toda hipérbole es decir más de lo que se cree, sin embargo no debe ser desmesurada; pues por ninguna otra vía se incurre más en la cacocelía o afectación. Vergüenza causa hacer relación de los muchísimos vicios que de aquí han tenido su principio, con especialidad no teniendo nada de desconocidos ni ocultos».</text:p></text:note-body></text:note></text:span>. La<text:s/><text:span text:style-name="quote.c">cacocelia</text:span><text:span text:style-name="Marquedecommentaire"><text:s/></text:span>ya sabe vuestra merced que es vicio por afectación de ornato demasiado. ¿Todo ha de ser sumo, ir por esos cielos o por los abismos?<text:s/></text:p>
        <text:p text:style-name="quote.l">Medio tutissimus ibis<text:span text:style-name="Appelnotedebasdep."><text:note text:note-class="footnote" text:id="_ftn329"><text:note-citation>330</text:note-citation><text:note-body><text:p text:style-name="Notedebasdepage"><text:s/>NDE<text:s/><text:span text:style-name="T2234">«Por el medio irás muy seguro». Advertencia extraída de<text:s/></text:span><text:span text:style-name="T2235">Ovidio</text:span>,<text:span text:style-name="T2236"><text:s/></text:span><text:span text:style-name="title">Metamorfosis</text:span><text:span text:style-name="T2237">,<text:s/></text:span>II, v. 137. Se trata de un consejo dado por Apolo a su hijo<text:span text:style-name="T2238"><text:s/>Faetón, antes de que éste condujera el carro del sol, para que no volara demasiado alto, ni demasiado bajo, para no quemar ninguna de las constelaciones celestes. Se utiliza para recomendar cautela y evitar extremos. He aquí la cita completa: «</text:span><text:span text:style-name="T2239">medio tutissimus ibis /</text:span><text:span text:style-name="T2240"><text:s/>neu te dexterior tortum declinet ad Anguem, / neve sinisterior pressam rota ducat ad Aram,</text:span><text:span text:style-name="T2241"> / inter</text:span><text:span text:style-name="T2242"><text:s/></text:span><text:span text:style-name="T2243">utrumque tene</text:span><text:span text:style-name="T2244">!</text:span>». Sobre el uso del mito de Ícaro y Faetón en el contexto de la polémica gongorina véase Rico García (1999).</text:p></text:note-body></text:note></text:span></text:p>
        <text:p text:style-name="P2245">¿Cómo se ha de ver lo grande sin oposición de lo pequeño? Si todo es en grado superlativo, ¿qué harán del positivo y comparativo los pobres gramáticos?<text:span text:style-name="Appelnotedebasdep."><text:note text:note-class="footnote" text:id="_ftn330"><text:note-citation>331</text:note-citation><text:note-body><text:p text:style-name="Notedebasdepage"><text:s/>NDE En gramática se suele considerar que los adjetivos tienen tres posibles grados: el grado positivo que indica simplemente la cualidad de un nombre; el grado comparativo que indica la cualidad de un sustantivo comparado con otro; y el grado superlativo que indica la cualidad de un sustantivo en su mayor intensidad (trátese de un superlativo absoluto o relativo). El uso de esta jerga gramatical para expresar simplemente la idea de que hay demasiada intensidad en la poesía gongorina, tiene un efecto cómico seguro. Nótese que en la<text:s/><text:span text:style-name="T2246">Apología</text:span>, [1615_apologia] el abad de Rute se calificará de «teólogo gramatical o gramático teologal» (Gates 1951: 22, modernizo la ortografía).</text:p></text:note-body></text:note></text:span><text:s/></text:p>
        <text:p text:style-name="Normal">Esto es, en común, lo que siento de las<text:s/><text:span text:style-name="title">Soledades</text:span><text:s/>y en particular de la primera. Confesaré algunos pecadillos, o al menos que yo [f. 142v] los he juzgado por tales. El primero, más grave, y en que (si hubiese lugar de penitencia) sería bien usar de enmienda, es el encontrarse la dedicación de esta obra con la del<text:s/><text:span text:style-name="title">Polifemo</text:span>, pues, aunque cada una de por sí es excelente, no es bien que a todos los príncipes los ocupemos en esta misma acción de caza, habiendo otras en que.<text:s/></text:p>
        <text:p text:style-name="Normal">Reparo después en aquellos versos:<text:s/></text:p>
        <text:p text:style-name="quote.l">El sileno buscaba<text:s/></text:p>
        <text:p text:style-name="quote.l">de aquellas que la sierra dio bacantes,</text:p>
        <text:p text:style-name="quote.l">ya que ninfas les niega ser, errantes,<text:s/></text:p>
        <text:p text:style-name="quote.l">el hombro sin aljaba,<text:span text:style-name="Appelnotedebasdep."><text:note text:note-class="footnote" text:id="_ftn331"><text:note-citation>332</text:note-citation><text:note-body><text:p text:style-name="Notedebasdepage"><text:s/>NDE [OC264B.271-274]</text:p></text:note-body></text:note></text:span></text:p>
        <text:p text:style-name="P2247">porque en este lugar cosa cierta es que quiere decir vuestra merced que el hombro desarmado de aljaba mostraba no ser ninfas las zagalas. Supuesto lo cual (aunque no era impedimento para ser o parecer ninfas el dejar de traer aljaba, pues, de ellas, solas las dedicadas al servicio y ejercicio de Diana andaban cargadas de semejante pesadumbre), digo que tampoco podían parecer bacantes, pues no traían tirsos en las manos (tirso era, como vuestra merced mejor sabe, una lanza cubierta de pámpanos o yedra, que era lo más ordinario; y así lo afirma<text:s/><text:span text:style-name="author">Eurípides</text:span>:<text:s/><text:span text:style-name="T2248">hederaque thyrsum tradidi illo tempore</text:span><text:span text:style-name="Appelnotedebasdep."><text:note text:note-class="footnote" text:id="_ftn332"><text:note-citation>333</text:note-citation><text:note-body><text:p text:style-name="P2249"><text:span text:style-name="T2250"><text:s/></text:span><text:span text:style-name="T2251">NDA in Bacchis</text:span></text:p></text:note-body></text:note></text:span><text:span text:style-name="Appelnotedebasdep."><text:s/></text:span><text:span text:style-name="Appelnotedebasdep."><text:note text:note-class="footnote" text:id="_ftn333"><text:note-citation>334</text:note-citation><text:note-body><text:p text:style-name="Notedebasdepage"><text:s/>NDE<text:s/><text:span text:style-name="T2252">Eurípides,<text:s/></text:span><text:span text:style-name="title">Las Bacantes</text:span><text:span text:style-name="T2253"><text:s/>[</text:span><text:span text:style-name="T2254">Bacchae</text:span><text:span text:style-name="T2255">], v. 25. Aparentemente el abad de Rute cita las<text:s/></text:span><text:span text:style-name="T2256">Bacantes</text:span><text:span text:style-name="T2257"><text:s/>de Eurípides en una traducción al latín, pero he comprobado que no se trata ni de la traducción de Gasparo Stiblino (1562), ni la de Felipe Melanctón (1562), ni la de Aemilius Portus (1597), ni la de Giulielmus Canterus (1602), que citamos en la bibliografía. En realidad, el abad de Rute no cita directamente la tragedia de Eurípides, sino que cita la glosa que de ella hizo Natale Conti en su obra<text:s/></text:span><text:span text:style-name="T2258">Mythologiae sive explicationum fabularum libri X</text:span><text:span text:style-name="T2259">,<text:s/></text:span>Parisiis: apud Arnoldum Sittart, 1583, lib. V, cap.13 «De Baccho», p. 478.<text:s/><text:span text:style-name="T2260">He aquí la cita completa: «</text:span><text:span text:style-name="T2261">Consuevit et pro sceptro thyrsum gestare, quae hasta erat frondibus vitium aut haederae aliquando suaviter ornata, et cervi pellem, quam nebrida vocabant, ut scripsit Euripides in Bacchis</text:span><text:span text:style-name="T2262">: [aquí aparece el texto citado en griego, seguido por lo que se presenta aparentemente como una traducción, pero que es en realidad una glosa o paráfrasis del griego en latín]<text:s/></text:span><text:span text:style-name="T2263">Thebasque primas urbem adivi Graecia, / Ibi fremuique, pelle sumpta nebride, / Hederaque thyrsum tradidi illo tempore</text:span><text:span text:style-name="T2264">»</text:span>.<text:s/><text:span text:style-name="T2265">Es decir: «Tuvo por costumbre también llevar, en lugar de cetro, un tirso, que era una lanza graciosamente adornada con ramas de vid o, algunas veces, de hiedra, y una piel de ciervo, que llamaban nébride, según escribió Eurípides en las<text:s/></text:span><text:span text:style-name="T2266">Bacantes</text:span><text:span text:style-name="T2267">: ‘A Tebas, la primera de esta tierra helena, la he hecho vibrar con mis gritos ciñendo al cuerpo la nébride y entregando en sus manos el tirso, dardo de hiedra’» (Conti 1988: 354).</text:span></text:p></text:note-body></text:note></text:span>); [f. 143r] y que no lo trujese confiésalo vuestra merced, llamándolas cuatro versos después:<text:s/><text:span text:style-name="quote.c">escuadrón de amazonas desarmado</text:span><text:span text:style-name="Appelnotedebasdep."><text:note text:note-class="footnote" text:id="_ftn334"><text:note-citation>335</text:note-citation><text:note-body><text:p text:style-name="Notedebasdepage"><text:s/>NDE<text:s/><text:span text:style-name="T2268">[OC264B.278]</text:span></text:p></text:note-body></text:note></text:span>. Que los y las bacantes, o bacos, trajesen tirsos en las manos pruébase con muchos lugares de autores, referiré algunos:<text:s/><text:span text:style-name="author">Ovidio</text:span><text:s/>en sus<text:s/><text:span text:style-name="title">Metamorfosis</text:span><text:s/>introduce a Penteo que, reprehendiendo a los que seguían a Baco, dice:<text:s/></text:p>
        <text:p text:style-name="quote.l">[…] Vosne acrior aetas<text:s/></text:p>
        <text:p text:style-name="quote.l">O juvenes, propriorque meae, quos arma tenere,<text:s/></text:p>
        <text:p text:style-name="quote.l">Non thyrsos, galeaque tegi, non fronde, decebat?<text:span text:style-name="Appelnotedebasdep."><text:note text:note-class="footnote" text:id="_ftn335"><text:note-citation>336</text:note-citation><text:note-body><text:p text:style-name="Notedebasdepage"><text:s/>NDA Lib 3º</text:p></text:note-body></text:note></text:span><text:s/><text:span text:style-name="Appelnotedebasdep."><text:note text:note-class="footnote" text:id="_ftn336"><text:note-citation>337</text:note-citation><text:note-body><text:p text:style-name="Notedebasdepage"><text:s/>NDE Ovidio,<text:s/><text:span text:style-name="T2269">Metamorfosis</text:span>, III, v. 540-542. «Vosotros, de más áspera edad, más cercana a la mía, oh jóvenes, a los que era más conveniente sostener armas, no tirsos, y de gálea cubriros, no de fronda» (Ovidio 2008).</text:p></text:note-body></text:note></text:span>,<text:s/></text:p>
        <text:p text:style-name="P2270">y después:<text:s/></text:p>
        <text:p text:style-name="quote.l">Prima suum misso violavit Penthea thyrso</text:p>
        <text:p text:style-name="quote.l">Mater<text:span text:style-name="Appelnotedebasdep."><text:note text:note-class="footnote" text:id="_ftn337"><text:note-citation>338</text:note-citation><text:note-body><text:p text:style-name="Notedebasdepage"><text:s/>NDE Ovidio,<text:s/><text:span text:style-name="T2271">Metamorfosis</text:span>, III, v. 712-713: «su madre fue la primera en violentar al Penteo suyo, arrojándole su tirso» (Ovidio 2008).</text:p></text:note-body></text:note></text:span><text:s/>[…];</text:p>
        <text:p text:style-name="P2272"><text:span text:style-name="author">Cornelio Tácito</text:span>, tratando de la buena emperatriz Mesalina, cuando a vuelta de cabeza<text:span text:style-name="Appelnotedebasdep."><text:note text:note-class="footnote" text:id="_ftn338"><text:note-citation>339</text:note-citation><text:note-body><text:p text:style-name="Notedebasdepage"><text:s/>NDE<text:s/><text:span text:style-name="T2273">a vuelta de cabeza</text:span>: al menor descuido.<text:s/></text:p></text:note-body></text:note></text:span><text:s/>de su marido Claudio, que se había llegado a Ostia, casó con Silio su amigo:<text:s/><text:span text:style-name="T2274">At Messalina non alias solutior luxu, adulto autumno simulacrum vindemiae per domum celebrabat. Urgeri prela, fluere lacus; et feminae pellibus accinctae adsultabant</text:span><text:span text:style-name="quote.c"><text:s/></text:span><text:span text:style-name="T2275">ut sacrificantes vel insanientes Bacchae; ipsa crine fluxo thyrsum quatiens, juxtaque Silius haedera vinctus, gerere cothurnos, jacere caput, strepente circum procaci choro</text:span><text:span text:style-name="Appelnotedebasdep."><text:note text:note-class="footnote" text:id="_ftn339"><text:note-citation>340</text:note-citation><text:note-body><text:p text:style-name="Notedebasdepage"><text:s/>NDA Lib 11º<text:s/></text:p></text:note-body></text:note></text:span> <text:span text:style-name="Appelnotedebasdep."><text:note text:note-class="footnote" text:id="_ftn340"><text:note-citation>341</text:note-citation><text:note-body><text:p text:style-name="Notedebasdepage"><text:s/>NDE<text:s/><text:span text:style-name="T2276">Cornelio Tácito,<text:s/></text:span><text:span text:style-name="title">Anales</text:span><text:span text:style-name="T2277">, lib. XI, 31 «Por su parte Mesalina, más desenfrenada que nunca en su lujuria, como el otoño estaba ya avanzado, simulaba un simulacro de vendimia en su propia casa. Se apretaban las prensas, se llenaban los lagares. Y unas mujeres vestidas con pieles iban saltando como las bacantes cuando hacen sus sacrificios y enloquecen. Ella, con los cabellos sueltos y sacudiendo un tirso, y a su lado Silio con una corona de hiedra, calzaban coturnos, sacudían la cabeza, mientras a su alrededor alborotaba un coro desvergonzado» (Tácito 1993: 368-369).</text:span></text:p></text:note-body></text:note></text:span>. Pero, mejor que todos,<text:s/><text:span text:style-name="author">Diodoro Sículo</text:span>:<text:s/><text:span text:style-name="T2278">Unde et in multis graecis urbibus triennio Bacchides mulieres conveniunt<text:s/></text:span>[f. 143v]<text:s/><text:span text:style-name="T2279">apud quas de more virgines thyrsum ferunt in honorem dei bacchantes. Eique per cœtus sacrificantes</text:span><text:span text:style-name="Appelnotedebasdep."><text:note text:note-class="footnote" text:id="_ftn341"><text:note-citation>342</text:note-citation><text:note-body><text:p text:style-name="Notedebasdepage"><text:s/>NDA Lib 5° cap 1º</text:p></text:note-body></text:note></text:span><text:span text:style-name="quote.c"><text:s/></text:span><text:span text:style-name="Appelnotedebasdep."><text:note text:note-class="footnote" text:id="_ftn342"><text:note-citation>343</text:note-citation><text:note-body><text:p text:style-name="Notedebasdepage"><text:s/>NDE Diodoro Sículo (o Diodoro de Sicilia),<text:s/><text:span text:style-name="title">Biblioteca histórica</text:span>, vol. 2, lib. IV, cap. 3. «Por esta razón, en muchas ciudades griegas, cada tres años, se reúnen bandas báquicas de mujeres, y es costumbre que las vírgenes lleven tirso y entren en trance gritando «¡evohé!» y honrando al Dios, mientras que las mujeres, en grupo, ofrecen sacrificios al Dios, [celebran los misterios báquicos y, en suma, alaban con cantos la presencia de Dionisio]» (Diodoro 2004: 25). Nótese que en esta edición moderna el fragmento está ubicado en otro libro y en otro capítulo que los mencionados en la nota marginalia. El abad de Rute cita la traducción al latín de Poggio Florentino (primera edición en Venecia, 1476-1477), que fue utilizada para numerosas ediciones en latín en varias ciudades europeas. El abad de Rute pudo utiliza cualquiera de éstas: Parisiis: apud Simonem Colinaeum; Basileae: per Henrichum Petri, 1548; Lugduni: apud Seb. Gryphium, 1552, etc.<text:s/></text:p></text:note-body></text:note></text:span>. Dejo aparte que las bacantes hacían, dondequiera que estaban, confuso ruido de alarido y voces descompasadas, con visajes y meneos descompuestos, como llenas de vino al fin, y a éstas las pinta vuestra merced que venían, aunque bailando algunas, con<text:s/><text:span text:style-name="quote.c">ojos honestos<text:s/></text:span>y<text:s/><text:span text:style-name="quote.c">métrica armonía</text:span><text:span text:style-name="Appelnotedebasdep."><text:note text:note-class="footnote" text:id="_ftn343"><text:note-citation>344</text:note-citation><text:note-body><text:p text:style-name="Notedebasdepage"><text:s/>NDE La primera cita no conserva el grecismo del v. 257: «mas los ojos honesta» [OC264A.257]. La segunda cita corresponde al v. 270 [OC264A.270]. Nótese que la expresión de<text:s/><text:span text:style-name="T2280">métrica harmonía</text:span><text:s/>debió de ser muy comentada. Fue percibida como típicamente gongorina, porque aparece en la sátira antigongorina de Quevedo, la<text:s/><text:span text:style-name="T2281">Receta para hacer Soledades en un día</text:span>: «Quien quisiere ser culto en sólo un día, / la jeri (aprenderá) gonza siguiente: / fulgores, arrogar, joven, presiente, / candor, construye, métrica armonía» (Quevedo 1963: 1085).</text:p></text:note-body></text:note></text:span>; en lo que reparo es cómo las pueda llamar bacantes, excluyéndolas de ninfas por no armadas.<text:s/></text:p>
        <text:p text:style-name="Normal">Dice luego vuestra merced de los muchos conejos que uno traía a cuestas:<text:s/></text:p>
        <text:p text:style-name="quote.l">trofeo ya su número es a un hombro,<text:s/></text:p>
        <text:p text:style-name="quote.l">si carga no y asombro<text:span text:style-name="Appelnotedebasdep."><text:note text:note-class="footnote" text:id="_ftn344"><text:note-citation>345</text:note-citation><text:note-body><text:p text:style-name="Notedebasdepage"><text:s/>[OC264B.307-308]</text:p></text:note-body></text:note></text:span>.<text:s/></text:p>
        <text:p text:style-name="P2282">Que sean trofeo y carga a un hombro muchos conejos está bien dicho, pero que le sean asombro no sé cómo pueda decirse, porque el asombro se causa en el corazón o la imaginativa<text:span text:style-name="Appelnotedebasdep."><text:note text:note-class="footnote" text:id="_ftn345"><text:note-citation>346</text:note-citation><text:note-body><text:p text:style-name="Notedebasdepage"><text:s/>NDE La «imaginativa» es una de las tres facultades del alma (la que permitía imaginar), junto con el entendimiento y la memoria, y tenía su sede en el corazón, al contrario de las dos otras que tenían su sede en el cerebro. Para una presentación sintética de esta topología de los ingenios, inspirada en Aristóteles, véase Huarte de San Juan,<text:s/><text:span text:style-name="T2283">Examen de Ingenios</text:span><text:s/>(1989: 36). El abab de Rute observa que atribuir una capacidad de asombro al hombro es,<text:s/><text:span text:style-name="T2284">stricto sensu</text:span>, incorrecto, salvo que se entienda como una hipálage, muy común en la poesía latina (en particular en Virgilio que será citado a continuación), pero todavía escasa en castellano, como herramienta capaz de contribuir a la forja de un estilo grande. Véase Blanco (2013: 29). En esta etapa de la polémica, Fernández de Córdoba duda que el castellano haya alcanzado un grado de madurez suficiente para poder permitírselo. Corregirá esta idea en el<text:s/><text:span text:style-name="T2285">Examen</text:span><text:s/>(Artigas 1925: 465) escribiendo: «Los modos referidos […] han sido y son de los poetas griegos y latinos, de los toscanos y españoles, de aquéllos por necesidad, de éstos por gala; por tales los han frecuentado el Chiabrera, el Tasso, Monseñor de la Casa, el Guarini, el Marino y otros. Véanse sus<text:s/><text:span text:style-name="T2286">Rimas</text:span><text:s/>sembradas de ellos; pues ¿qué tiene nuestra lengua? ¿es tejida en menos cuenta que las demás, para que sea incapaz del ornato que reciben ellas? ¿es alabanza de algún idioma venderse por estrecho de tragaderas? No pienso yo tal» (modernizo la ortografía).</text:p></text:note-body></text:note></text:span>; el pie, la mano y el hombro no son capaces de él en modo alguno, de carga sí; y vuestra merced lo junta todo. Si fuera ese poema latino, salváramos el tal atributo con nombre de hipálage, que así llaman los retóricos (según<text:s/><text:span text:style-name="author">Cicerón</text:span>, alegado por<text:s/><text:span text:style-name="author">Quintiliano</text:span><text:span text:style-name="Appelnotedebasdep."><text:note text:note-class="footnote" text:id="_ftn346"><text:note-citation>347</text:note-citation><text:note-body><text:p text:style-name="Notedebasdepage"><text:s/>NDA Quint. lib 8° cap. ultº.</text:p></text:note-body></text:note></text:span> <text:span text:style-name="Appelnotedebasdep."><text:note text:note-class="footnote" text:id="_ftn347"><text:note-citation>348</text:note-citation><text:note-body><text:p text:style-name="Notedebasdepage"><text:s/>NDE Alusión a Quintiliano,<text:s/><text:span text:style-name="title">De institutione oratoria</text:span>, lib. VIII, cap. 6. En este capítulo, destinado a estudiar el uso conveniente de los diferentes tropos, Quintiliano indica, de paso, que Cicerón llama «hipálage» a la metonimia, antes de dar diferentes ejemplos y aconsejar un uso cauteloso de dicho tropo.</text:p></text:note-body></text:note></text:span>) al tropo que los gramáticos metonimia:<text:s/><text:span text:style-name="T2287">bella figura</text:span><text:s/>(dice<text:s/><text:span text:style-name="author">Juan Andrea Gilio</text:span>)<text:s/><text:span text:style-name="T2288">ma più usata da latini che da Toscani poeti</text:span><text:span text:style-name="Appelnotedebasdep."><text:note text:note-class="footnote" text:id="_ftn348"><text:note-citation>349</text:note-citation><text:note-body><text:p text:style-name="P2289"><text:span text:style-name="T2290"><text:s/></text:span><text:span text:style-name="T2291">NDA En su Topica poetica lib 3°</text:span></text:p></text:note-body></text:note></text:span><text:span text:style-name="quote.c"> </text:span><text:span text:style-name="Appelnotedebasdep."><text:note text:note-class="footnote" text:id="_ftn349"><text:note-citation>350</text:note-citation><text:note-body><text:p text:style-name="Notedebasdepage"><text:s/>NDE Giovanni Andrea Gilio da Fabriano,<text:s/><text:span text:style-name="title">Topica poetica</text:span><text:span text:style-name="T2292"><text:s/>di M. Giovanni Andrea Gilio da Fabriano, Nella quale con bell’ordine, si dimostrano le parti principali, che debbono havere tutti quelli, che poetar disegnano. Et oltre di questo, se insegna à conoscere, il genere, i luochi topici, e con bel modo, ancora le figure</text:span>, in<text:s/><text:span text:style-name="T2293">Venetia: appresso<text:s/></text:span>Oratio<text:s/><text:span text:style-name="T2294">de’ Gobbi, 1580, f. 51r.</text:span></text:p></text:note-body></text:note></text:span>; y se comete cuando la calidad [f. 144r] y propiedad de una cosa se atribuye a otra, como:</text:p>
        <text:p text:style-name="quote.l">[…] dare classibus austros<text:span text:style-name="Appelnotedebasdep."><text:note text:note-class="footnote" text:id="_ftn350"><text:note-citation>351</text:note-citation><text:note-body><text:p text:style-name="Notedebasdepage"><text:s/>NDE<text:s/><text:span text:style-name="T2295">Virgilio</text:span>,<text:s/><text:span text:style-name="T2296">Eneida</text:span>, III, v. 61. Literalmente «<text:span text:style-name="T2297">dar los vientos a la flota», en vez de «dar la flota a los vientos», citado después.</text:span></text:p></text:note-body></text:note></text:span></text:p>
        <text:p text:style-name="quote.l">[…] tepidaque recentem<text:s/></text:p>
        <text:p text:style-name="quote.l">Caede locum […]<text:span text:style-name="Appelnotedebasdep."><text:note text:note-class="footnote" text:id="_ftn351"><text:note-citation>352</text:note-citation><text:note-body><text:p text:style-name="Notedebasdepage"><text:s/>NDE<text:s/><text:span text:style-name="T2298">Virgilio</text:span>,<text:s/><text:span text:style-name="T2299">Eneida</text:span>, VIII, v. 455-456. Literalmente «<text:span text:style-name="T2300">el lugar reciente de la tibia matanza», en vez de «el lugar tibio de la matanza reciente».</text:span></text:p></text:note-body></text:note></text:span><text:s/></text:p>
        <text:p text:style-name="quote.l">[…] socii cesserunt aequore jusso<text:span text:style-name="Appelnotedebasdep."><text:note text:note-class="footnote" text:id="_ftn352"><text:note-citation>353</text:note-citation><text:note-body><text:p text:style-name="Notedebasdepage"><text:s/>NDE<text:s/><text:span text:style-name="T2301">Virgilio</text:span>,<text:s/><text:span text:style-name="T2302">Eneida</text:span>, X, v. 444. Literalmente «<text:span text:style-name="T2303">los compañeros se retiraron del espacio ordenado» en vez de «los compañeros obedientes a la orden se retiraron del lugar».</text:span></text:p></text:note-body></text:note></text:span>,<text:s/></text:p>
        <text:p text:style-name="P2304"><text:span text:style-name="T2305">en vez de<text:s/></text:span><text:span text:style-name="T2306">dare classes austris, locum tepidum recenti caede, socii iussi cesserunt aequori</text:span><text:span text:style-name="T2307"><text:note text:note-class="footnote" text:id="_ftn353"><text:note-citation>354</text:note-citation><text:note-body><text:p text:style-name="Notedebasdepage"><text:s/>NDE Todos estos ejemplos de Virgilio aparecen, con otros no recogidos aquí, en Andrea Gilio,<text:s/><text:span text:style-name="T2308">Topica poetica</text:span>, 1580,<text:span text:style-name="T2309"><text:s/></text:span>f. 51. Sin embargo, para el segundo ejemplo, el abad de Rute corrige ligeramente la traducción en prosa de Andrea Gilio, manteniéndose más fiel al texto virgiliano. Andrea Gilio escribía como equivalente de la hipálage: «<text:span text:style-name="T2310">tepidus locus novae caedis, sive pro nova caede</text:span>».</text:p></text:note-body></text:note></text:span><text:span text:style-name="T2311">.<text:s/></text:span>Del<text:s/><text:span text:style-name="author">Petrarca</text:span><text:s/>trae un ejemplo el mismo<text:s/><text:span text:style-name="author">Juan Andrea Gilio</text:span>:<text:s/></text:p>
        <text:p text:style-name="quote.l">L’altro è colui che’l re di Siria cinse<text:s/></text:p>
        <text:p text:style-name="quote.l">D’un magnanimo cerchio,<text:span text:style-name="Appelnotedebasdep."><text:note text:note-class="footnote" text:id="_ftn354"><text:note-citation>355</text:note-citation><text:note-body><text:p text:style-name="Notedebasdepage"><text:s/>NDE Petrarca,<text:s/><text:span text:style-name="title">Trionfi</text:span><text:span text:style-name="T2312">,<text:s/></text:span><text:span text:style-name="T2313">«</text:span><text:span text:style-name="T2314">Trionfo della Fama</text:span><text:span text:style-name="T2315">»</text:span><text:span text:style-name="T2316">, I, 76-78.<text:s/></text:span><text:span text:style-name="T2317">La cita proviene de<text:s/></text:span>Andrea Gilio,<text:s/><text:span text:style-name="T2318">Topica poetica</text:span>, 1580,<text:span text:style-name="T2319"><text:s/></text:span>f. 51r.,<text:s/><text:span text:style-name="T2320">que modifica el texto original de Petrarca: «</text:span><text:span text:style-name="T2321">Eravi quei che’l re di Siria cinse / d’un magnanimo cerchio, e co la fronte / e co la lingua a sua voglia lo strinse</text:span><text:span text:style-name="T2322">»</text:span><text:span text:style-name="T2323">.</text:span></text:p></text:note-body></text:note></text:span></text:p>
        <text:p text:style-name="P2324">en que dio el epíteto de magnánimo al cerco, debiéndosele a Popilio<text:span text:style-name="Appelnotedebasdep."><text:note text:note-class="footnote" text:id="_ftn355"><text:note-citation>356</text:note-citation><text:note-body><text:p text:style-name="Notedebasdepage"><text:s/>NDE<text:s/><text:span text:style-name="T2325">Cayo Popilio Lenate:<text:s/></text:span>embajador de Egipto que trató de convencer a Antíoco IV de Siria de que se retirara de aquel país<text:span text:style-name="T2326">.<text:s/></text:span>Véase Petrarca (2003: 255).<text:s/></text:p></text:note-body></text:note></text:span><text:s/>que lo<text:span text:style-name="Appelnotedebasdep."><text:note text:note-class="footnote" text:id="_ftn356"><text:note-citation>357</text:note-citation><text:note-body><text:p text:style-name="Notedebasdepage"><text:s/>NDEC lo<text:s/><text:span text:style-name="T2327">em</text:span>. : le<text:s/><text:span text:style-name="T2328">G</text:span></text:p></text:note-body></text:note></text:span><text:s/>hizo. En nuestro vulgar no sé si puede usarse, creo que, a poder, no fuera tan ridículo<text:span text:style-name="Appelnotedebasdep."><text:note text:note-class="footnote" text:id="_ftn357"><text:note-citation>358</text:note-citation><text:note-body><text:p text:style-name="Notedebasdepage"><text:s/>NDE<text:s/><text:span text:style-name="T2329">a poder, no fuera tan ridículo</text:span>: si fuera posible (usar hipálages en las lenguas romances), no sería tan ridículo.</text:p></text:note-body></text:note></text:span>:<text:s/></text:p>
        <text:p text:style-name="quote.l"><text:span text:style-name="T2330">La nueva es más peregrina<text:s/></text:span></text:p>
        <text:p text:style-name="quote.l"><text:span text:style-name="T2331">que ha llegado a tus narices</text:span><text:span text:style-name="T2332"><text:note text:note-class="footnote" text:id="_ftn358"><text:note-citation>359</text:note-citation><text:note-body><text:p text:style-name="Notedebasdepage"><text:s/>NDE No sé cuál es el origen de esta cita que puede ser un fragmento de comedia, un refrán, o simplemente una frase inventada y fraguada según el modelo de los refranes. ‘Nueva’ significa aquí novedad. El abad de Rute ha subrayado antes que las hipálages no se adaptaban bien a los idiomas latinos pero, en un segundo momento, concede que, si se pudieran usar, no serían tan ridículas. De forma chistosa subraya que Góngora es muy innovador.</text:p></text:note-body></text:note></text:span>.<text:s/></text:p>
        <text:p text:style-name="Normal">En este fragmento de la segunda<text:s/><text:span text:style-name="title">Soledad</text:span><text:s/>dudo por cuál razón llame vuestra merced<text:s/><text:span text:style-name="quote.c">centauro espumoso</text:span><text:s/>a la ría o arroyo<text:span text:style-name="Appelnotedebasdep."><text:note text:note-class="footnote" text:id="_ftn359"><text:note-citation>360</text:note-citation><text:note-body><text:p text:style-name="Notedebasdepage"><text:s/>NDE [OC265.10]</text:p></text:note-body></text:note></text:span>, porque si por ser de dos naturalezas, también lo eran los Panes o Faunos, también el Minotauro, y lo son otros animales; cuanto más que la agua de la mar y la de los ríos no son de diferentes especies, como el hombre y el caballo de que era compuesto el<text:span text:style-name="Appelnotedebasdep."><text:note text:note-class="footnote" text:id="_ftn360"><text:note-citation>361</text:note-citation><text:note-body><text:p text:style-name="Notedebasdepage"><text:s/>NDEC el<text:s/><text:span text:style-name="T2333">em</text:span>. : en<text:s/><text:span text:style-name="T2334">G</text:span></text:p></text:note-body></text:note></text:span><text:s/>centauro, sino esencial y substancialmente una: difieren en el sabor y grosedad, que son diferentes.<text:s/></text:p>
        <text:p text:style-name="Normal">[f. 144v]</text:p>
        <text:p text:style-name="P2335">Al<text:s/><text:span text:style-name="quote.c">bien nacido cuerno</text:span><text:s/>no le hallo sujeto capaz de<text:span text:style-name="Appelnotedebasdep."><text:note text:note-class="footnote" text:id="_ftn361"><text:note-citation>362</text:note-citation><text:note-body><text:p text:style-name="Notedebasdepage"><text:s/>NDEC de<text:s/><text:span text:style-name="T2336">add.<text:s/></text:span></text:p></text:note-body></text:note></text:span><text:s/>epíteto tan honrado; «de bien o mal crecido», sí<text:span text:style-name="Appelnotedebasdep."><text:note text:note-class="footnote" text:id="_ftn362"><text:note-citation>363</text:note-citation><text:note-body><text:p text:style-name="Notedebasdepage"><text:s/>NDE [OC265.10-21] Fernández de Córdoba censura el uso del epíteto «nacido», en realidad un participio pasado, en vez de «crecido», que le parece preferible para hablar de los cuernos salientes del novillo. En efecto, «nacido» tiene connotaciones aristocráticas que se adaptan mal a la realidad prosaica de los cuernos, objeto de muchas burlas en la poesía satírico-burlesca y, por eso, realidad degradada que se acomodaba mal a las connotaciones positivas del verbo nacer.<text:s/></text:p></text:note-body></text:note></text:span>.</text:p>
        <text:p text:style-name="quote.l">Ruiseñor en los bosques, no, más blando<text:s/></text:p>
        <text:p text:style-name="quote.l">el verde robre, que es barquillo ahora,<text:s/></text:p>
        <text:p text:style-name="quote.l">saludar vio el Aurora<text:span text:style-name="Appelnotedebasdep."><text:note text:note-class="footnote" text:id="_ftn363"><text:note-citation>364</text:note-citation><text:note-body><text:p text:style-name="Notedebasdepage"><text:s/>NDE [OC265.37-39] El abad de Rute censura que el verbo «ver» se pueda construir aparentemente con dos sujetos (la Aurora y el ruiseñor) así como el verbo «saludar» (el ruiseñor y el robre). Sin embargo la principal dificultad del verso no es dicha anfibología, que, como señala el abad de Rute «se entiende», sino la confusión entre el plano real (el joven que canta en el barco) y el plano metafórico (el ruiseñor que canta en un árbol).</text:p></text:note-body></text:note></text:span></text:p>
        <text:p text:style-name="P2337">es anfibológico y, aunque todos lo entiendan, será bien aclararlo más.<text:s/></text:p>
        <text:p text:style-name="Normal"><text:span text:style-name="quote.c">Cándidas<text:s/></text:span>llama vuestra merced a las hijas del pescador, y creyera yo que daba ese epíteto a su bondad<text:span text:style-name="Appelnotedebasdep."><text:note text:note-class="footnote" text:id="_ftn364"><text:note-citation>365</text:note-citation><text:note-body><text:p text:style-name="Notedebasdepage"><text:s/>NDE Este fragmento sobre el sentido de cándido (¿de color blanco o bueno, puro?) lleva la marca de una micro polémica literaria, originada por la edición de las obras de Garcilaso. El abad de Rute se decantó en la discusión contra el Brocense, en el capítulo 17 de su<text:s/><text:span text:style-name="T2338">Didascalia multiplex</text:span>. El objeto del debate era la edición e interpretación correcta de los versos siguientes de la primera égloga de Garcilaso: «La blanca Filomena / casi como dolida / la compación movida / dulcemente responde al son moroso». El Brocense pensó que el epíteto «blanca» era una errata y lo enmendó por «la blanda Filomena» (Marín López 1994a).</text:p></text:note-body></text:note></text:span>, pero luego se declara que no, sino a la blancura, diciendo:<text:s/></text:p>
        <text:p text:style-name="quote.l">[…] a quien debe<text:s/></text:p>
        <text:p text:style-name="quote.l">su púrpura la rosa, el lilio nieve<text:span text:style-name="Appelnotedebasdep."><text:note text:note-class="footnote" text:id="_ftn365"><text:note-citation>366</text:note-citation><text:note-body><text:p text:style-name="Notedebasdepage"><text:s/>NDE [OC265.220-221]</text:p></text:note-body></text:note></text:span>.<text:s/></text:p>
        <text:p text:style-name="P2339">También en la primera parte dijo vuestra merced lo mismo de las serranas y vaqueras<text:span text:style-name="Appelnotedebasdep."><text:note text:note-class="footnote" text:id="_ftn366"><text:note-citation>367</text:note-citation><text:note-body><text:p text:style-name="Notedebasdepage"><text:s/>NDE Alusión posible a los versos 244, 545-549 y 627 que tratan de la blancura de las serranas [OC264B.244], [OC264B.545-549], [OC264B.627] y clara referencia a los versos 875-878 [OC264B.875-878], que describen la blanca mano de una vaquera. Es de notar que Juan de Jáuregui<text:s/><text:span text:style-name="T2340">[jauregui]<text:s/></text:span>censurará el mismo fragmento en el<text:s/><text:span text:style-name="T2341">Antídoto</text:span><text:s/>[<text:span text:style-name="T2342">1614_antidoto].</text:span></text:p></text:note-body></text:note></text:span>, y extraño esto, porque no sé que se halle blancura en serranas y gente de playa curtidas al sol y al agua.<text:s/><text:span text:style-name="author">Virgilio</text:span><text:s/>al menos no da tal atributo a pastora alguna, sacando a Galatea, a quien todos le dan, porque su nombre significa eso mismo (pues quiere decir láctea<text:span text:style-name="Appelnotedebasdep."><text:note text:note-class="footnote" text:id="_ftn367"><text:note-citation>368</text:note-citation><text:note-body><text:p text:style-name="Notedebasdepage"><text:s/>NDEC láctea<text:s/><text:span text:style-name="T2343">em</text:span>. : lacteas<text:s/><text:span text:style-name="T2344">G</text:span></text:p></text:note-body></text:note></text:span><text:s/>o de leche) y a la esposa<text:span text:style-name="Appelnotedebasdep."><text:note text:note-class="footnote" text:id="_ftn368"><text:note-citation>369</text:note-citation><text:note-body><text:p text:style-name="Notedebasdepage"><text:s/>NDEC y a<text:s/><text:span text:style-name="T2345">add</text:span>.</text:p></text:note-body></text:note></text:span><text:s/>en los<text:s/><text:span text:style-name="title">Cantares</text:span><text:s/>que excusa halla a su color moreno:<text:s/><text:span text:style-name="T2346">Nolite me considerare quod fusca sim quia decoloravit me sol</text:span><text:span text:style-name="Appelnotedebasdep."><text:note text:note-class="footnote" text:id="_ftn369"><text:note-citation>370</text:note-citation><text:note-body><text:p text:style-name="Notedebasdepage"><text:s/>NDA Cantic. 1°</text:p></text:note-body></text:note></text:span> <text:span text:style-name="Appelnotedebasdep."><text:note text:note-class="footnote" text:id="_ftn370"><text:note-citation>371</text:note-citation><text:note-body><text:p text:style-name="Notedebasdepage"><text:s/>NDE<text:s/><text:span text:style-name="title">Biblia Sacra Vulgata, Canticum canticorum</text:span>, 1, 5. Literalmente: «No me despreciéis si soy morena, es que el sol me ha curtido la piel». Traducción canónica: «No me reparéis en que soy morena, porque el sol me hizo mudar de color» (Vulgata 1790-1793: vol. VI, p. 10).</text:p></text:note-body></text:note></text:span>. La experiencia lo muestra y la imitación poética debe seguir lo verosímil.</text:p>
        <text:p text:style-name="Normal">Yo he dicho lo que he sentido sinceramente, a ley de cristiano<text:span text:style-name="Appelnotedebasdep."><text:note text:note-class="footnote" text:id="_ftn371"><text:note-citation>372</text:note-citation><text:note-body><text:p text:style-name="Notedebasdepage"><text:s/>NDE<text:s/><text:span text:style-name="T2347">a ley de cristiano</text:span>: modismo utilizado para apoyar la verdad que se declara.</text:p></text:note-body></text:note></text:span><text:s/>y amigo, como lo he pro[f. 145r]testado y profesado en cuanto alcanza mi juicio. Vuestra merced con el suyo, pues es tan bueno, lo pondere y vea lo que se debe hacer; y consúltelo (si le pareciere) con hombres de letras, y echará de ver que le aconsejo como hombre de bien y servidor suyo, según<text:s/><text:span text:style-name="author">Horacio</text:span><text:s/>en el<text:s/><text:span text:style-name="title">Arte</text:span>:<text:s/></text:p>
        <text:p text:style-name="quote.l">Vir bonus et prudens versus reprehendet inertes<text:span text:style-name="Appelnotedebasdep."><text:note text:note-class="footnote" text:id="_ftn372"><text:note-citation>373</text:note-citation><text:note-body><text:p text:style-name="Notedebasdepage"><text:s/>NDEC inertes<text:s/><text:span text:style-name="T2348">em</text:span>. : inerteis<text:s/><text:span text:style-name="T2349">G</text:span></text:p></text:note-body></text:note></text:span>;</text:p>
        <text:p text:style-name="quote.l">Culpabit duros; incomptis allinet atrum<text:s/></text:p>
        <text:p text:style-name="quote.l">Transverso calamo signum; ambitiosa recidet<text:s/></text:p>
        <text:p text:style-name="quote.l">Ornamenta; parum claris lucem dare coget,<text:s/></text:p>
        <text:p text:style-name="quote.l">Arguet ambigue dictum, mutanda notabit:</text:p>
        <text:p text:style-name="quote.l">Fiet Aristarchus. Non<text:span text:style-name="Appelnotedebasdep."><text:note text:note-class="footnote" text:id="_ftn373"><text:note-citation>374</text:note-citation><text:note-body><text:p text:style-name="Notedebasdepage"><text:s/>NDEC non<text:s/><text:span text:style-name="T2350">em</text:span>. : nec<text:span text:style-name="T2351"><text:s/>G</text:span></text:p></text:note-body></text:note></text:span><text:s/>dicet : «Cur ego amicum</text:p>
        <text:p text:style-name="quote.l">Offendam in nugis?» Hae nugae seria ducent<text:s/></text:p>
        <text:p text:style-name="quote.l">In mala derisum semel exceptumque sinistre<text:span text:style-name="Appelnotedebasdep."><text:note text:note-class="footnote" text:id="_ftn374"><text:note-citation>375</text:note-citation><text:note-body><text:p text:style-name="Notedebasdepage"><text:s/>NDE Horacio,<text:s/><text:span text:style-name="T2352">Ars poetica</text:span>, v. 445-452. «El hombre honrado y sabio criticará los versos sin arte, los duros los condenará, y a los pocos esmerados les pondrá con el tálamo de través una negra señal; los adornos pretenciosos los podará y obligará a iluminar los puntos oscuros; censurará las ambigüedades y anotará lo que deba cambiarse. Hará de Aristarco, y no dirá: ¿Por qué voy a molestar a un amigo con cosas de poca importancia? Esas cosas sin importancia lo pondrán en aprietos muy serios, cuando se ríen de él y lo acojan de mala manera» (Horacio 2008: 409).</text:p></text:note-body></text:note></text:span><text:s/></text:p>
        <text:p text:style-name="P2353">A mí me ha tocado esto, y a vuestra merced el hacer lo que aconseja en su<text:s/><text:span text:style-name="title">Arte</text:span><text:s/>monseñor<text:s/><text:span text:style-name="author">Vida</text:span><text:s/>en el libro 3, y no traigo el lugar por ser largo, aunque excelente y loado por tal de<text:s/><text:span text:style-name="author">Escalígero</text:span><text:span text:style-name="Appelnotedebasdep."><text:note text:note-class="footnote" text:id="_ftn375"><text:note-citation>376</text:note-citation><text:note-body><text:p text:style-name="Notedebasdepage"><text:s/>NDE<text:s/><text:span text:style-name="T2354">Alusión a Vida,<text:s/></text:span><text:span text:style-name="T2355">De arte poetica</text:span><text:span text:style-name="T2356">, v. 477-487, unos versos efectivamente citados y alabados por Escalígero,<text:s/></text:span><text:span text:style-name="title">Poetices libri VII</text:span>,<text:s/><text:span text:style-name="T2357">1561, cap. 4, p. 311. Dice Escalígero al respecto: «</text:span><text:span text:style-name="T2358">In hoc autem libro tanta est talium frequentia locorum, ut cento quasi quidam judicari possit. Multa nihilominus divina sunt, atque omni majora obtrectatione. Nam qualia illa de enmendatione</text:span><text:span text:style-name="T2359">?» Y sigue la larga cita del texto de Vida: «</text:span><text:span text:style-name="T2360">Carmina, quae tantum ante recens confecta placebant / Miratur tacitus, nec se cognoscit in illis / Inmemor, atque operum piget, ac sese increpat ultro. / Tum retractat opus, commisa piacula doctae / Palladis arte luens. Nunc haec, nunc rejicit illa, / Omnia tuta timens, melioraque sufficit illis, / Attondetque comas strigens, silvamque fluentem, / Luxuriemque minutatim depascit inanem / Exercens durum imperium, dum funditus omnem / Nocturnis instans operis, operisque diurnis / Versibus eluerit labem et commissa piarit</text:span><text:span text:style-name="T2361">». «Los versos recién compuestos que antes tanto le gustaban / los mira en silencio y no se reconoce en ellos, / no se acuerda de ellos, se avergüenza de su obra y se censura a sí mismo demasiado. / Entonces corrige su obra, expiando los pecados cometidos / gracias al arte de la docta Palas. A veces rechaza esta parte, a veces aquella otra, / y, recelando incluso de las buenas, las reemplaza por otras mejores, / angustiado corta todo lo que sobra, y esta selva abundante e inútil / la suprime, podando poco a poco la menor rama que sea de más, / ejerciendo un control duro, hasta que, / trabajando día y noche a su obra, / purifica totalmente sus versos y expía los crímenes cometidos».</text:span></text:p></text:note-body></text:note></text:span>. Yo he andado no corto, ni mi ánimo lo es, ni será en deseos de servir a vuestra merced. Si este papel no le pareciere tal como él<text:span text:style-name="Appelnotedebasdep."><text:note text:note-class="footnote" text:id="_ftn376"><text:note-citation>377</text:note-citation><text:note-body><text:p text:style-name="Notedebasdepage"><text:s/>NDE<text:s/><text:span text:style-name="T2362">Si este papel no le pareciere tal como él [mi ánimo]</text:span>. (Quizás «él» sea una errata por «es»). El abad de Rute puede garantizar que se siente movido por el deseo de ser útil a Góngora. Pero si resulta que el papel no lo demuestra, entonces Góngora lo podrá tirar. Fernández de Córdoba admite que su carta podría crear un malentendido (se cura en salud, ante el precedente que consistuyó el parecer malinterpretado del<text:s/><text:span text:style-name="T2363">Polifemo</text:span>) y afirma que su intención fue pura.</text:p></text:note-body></text:note></text:span>, dele la pena que mereciere con manos o fuego, que el que le ha hecho quedará gustoso, servidor y amigo de vuestra merced como siempre, y tan su amigo y servidor que, resolviéndose vuestra merced a proseguir ese poema con el estilo hasta aquí, sin mudar de frasis ni modos, si hubiere (que no habrá) tan atrevido presuntuoso que le impugne, [f. 145v] estando tan bien defendido con solo el nombre de su autor,<text:s/><text:span text:style-name="T2364">tecum paratus sum, et in carcerem et in mortem</text:span><text:span text:style-name="quote.c"><text:s/>[</text:span><text:span text:style-name="T2365">ire</text:span><text:span text:style-name="quote.c">]</text:span><text:span text:style-name="Appelnotedebasdep."><text:note text:note-class="footnote" text:id="_ftn377"><text:note-citation>378</text:note-citation><text:note-body><text:p text:style-name="Notedebasdepage"><text:s/>NDE<text:s/><text:span text:style-name="title">Biblia, Lucas</text:span>, 22, 33. «Yo estoy dispuesto a ir a la cárcel y aun a la muerte misma».</text:p></text:note-body></text:note></text:span>:<text:s/></text:p>
        <text:p text:style-name="quote.l">[…] comitem casus amplector in omnes</text:p>
        <text:p text:style-name="quote.l">[…]</text:p>
        <text:p text:style-name="quote.l">Seu pacem, seu bella geram, tibi maxima rerum</text:p>
        <text:p text:style-name="quote.l">Verborumque fides […]<text:span text:style-name="Appelnotedebasdep."><text:note text:note-class="footnote" text:id="_ftn378"><text:note-citation>379</text:note-citation><text:note-body><text:p text:style-name="Notedebasdepage"><text:s/>NDA Virg. Enei. 9°.</text:p></text:note-body></text:note></text:span><text:s/><text:span text:style-name="Appelnotedebasdep."><text:note text:note-class="footnote" text:id="_ftn379"><text:note-citation>380</text:note-citation><text:note-body><text:p text:style-name="Notedebasdepage"><text:s/>NDE<text:s/><text:span text:style-name="T2366">Virgilio</text:span>,<text:s/><text:span text:style-name="title">Eneida</text:span>, IX, v. 277 y v. 279-280. Reproducimos un fragmento traducido más extenso. La parte citada por el abad de Rute está al final: «En cuanto a ti, muchacho digno de todo honor, yo, cuyos años siguen tan de cerca a los tuyos, te doy entrada en mi alma desde ahora y te abrazo y te tomo por compañero mío, en cada trance; en paz y en guerra pondré en ti toda mi confianza en obras y en palabras» (Virgilio 1992: 417).<text:s/></text:p></text:note-body></text:note></text:span></text:p>
        <text:p text:style-name="P2367">dende luego me ofrezco (gustando vuestra merced) a ser su campeón y salir en defensa suya a cualquiera estacada, armado de pluma y libros; y de mi gentil ánimo de servir a vuestra merced, a quien guarde Dios largos años. De casa…<text:span text:style-name="Appelnotedebasdep."><text:note text:note-class="footnote" text:id="_ftn380"><text:note-citation>381</text:note-citation><text:note-body><text:p text:style-name="Notedebasdepage"><text:s/>NDE Concluye de forma truncada esta copia de la carta del abad de Rute, pues era frecuente concluir las misivas con la fórmula «[…] guarde Dios largos años. De casa […]», seguida de la fecha, que desafortunadamente en este caso fue omitida.<text:s/></text:p></text:note-body></text:note></text:span></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Lucida Grande" svg:font-family="Lucida Grande" style:font-family-generic="system" style:font-pitch="variable"/>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style:text-properties style:font-name="Calibri" style:font-name-asian="MS Gothic" fo:font-weight="bold" style:font-weight-asian="bold" style:font-weight-complex="bold" style:letter-kerning="true"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margin-top="0.1666in" fo:margin-bottom="0.0416in"/>
      <style:text-properties style:font-name="Calibri" style:font-name-asian="MS Gothic"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Normal" style:next-style-name="Normal" style:default-outline-level="3">
      <style:text-properties fo:hyphenate="false"/>
    </style:style>
    <style:style style:name="Normal" style:display-name="Normal" style:family="paragraph">
      <style:paragraph-properties fo:text-align="justify" fo:line-height="150%" fo:text-indent="0.4923in"/>
      <style:text-properties style:font-name="Times New Roman" fo:font-size="11pt" style:font-size-asian="11pt" style:font-size-complex="11pt" fo:language="es" fo:country="ES" style:language-asian="en" style:country-asian="US" fo:hyphenate="false"/>
    </style:style>
    <style:style style:name="Policepardéfaut" style:display-name="Police par défaut" style:family="text"/>
    <style:style style:name="Textedebulles" style:display-name="Texte de bulles" style:family="paragraph" style:parent-style-name="Normal">
      <style:paragraph-properties fo:line-height="100%"/>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TextedebullesCar0" style:display-name="Texte de bulles Car" style:family="text" style:parent-style-name="Policepardéfaut">
      <style:text-properties style:font-name="Lucida Grande" fo:font-size="9pt" style:font-size-asian="9pt" style:font-size-complex="9pt"/>
    </style:style>
    <style:style style:name="TextedebullesCar1" style:display-name="Texte de bulles Car" style:family="text" style:parent-style-name="Policepardéfaut">
      <style:text-properties style:font-name="Lucida Grande" fo:font-size="9pt" style:font-size-asian="9pt" style:font-size-complex="9pt"/>
    </style:style>
    <style:style style:name="TextedebullesCar2" style:display-name="Texte de bulles Car" style:family="text" style:parent-style-name="Policepardéfaut">
      <style:text-properties style:font-name="Lucida Grande" fo:font-size="9pt" style:font-size-asian="9pt" style:font-size-complex="9pt"/>
    </style:style>
    <style:style style:name="Titre1Car" style:display-name="Titre 1 Car" style:family="text">
      <style:text-properties style:font-name="Calibri" style:font-name-asian="MS Gothic" style:font-name-complex="Times New Roman" fo:font-weight="bold" style:font-weight-asian="bold" style:font-weight-complex="bold" style:letter-kerning="true" fo:font-size="16pt" style:font-size-asian="16pt" style:font-size-complex="16pt" fo:language="es" fo:country="ES"/>
    </style:style>
    <style:style style:name="Titre2Car" style:display-name="Titre 2 Car" style:family="text">
      <style:text-properties style:font-name="Calibri" style:font-name-asian="MS Gothic" style:font-name-complex="Times New Roman" fo:font-weight="bold" style:font-weight-asian="bold" style:font-weight-complex="bold" fo:font-style="italic" style:font-style-asian="italic" style:font-style-complex="italic" fo:font-size="14pt" style:font-size-asian="14pt" style:font-size-complex="14pt" fo:language="es" fo:country="ES"/>
    </style:style>
    <style:style style:name="Titre3Car" style:display-name="Titre 3 Car" style:family="text">
      <style:text-properties style:font-name="Times New Roman" fo:font-size="11pt" style:font-size-asian="11pt" style:font-size-complex="11pt" fo:language="es" fo:country="ES"/>
    </style:style>
    <style:style style:name="TextedebullesCar10" style:display-name="Texte de bulles Car1" style:family="text">
      <style:text-properties style:font-name="Lucida Grande" style:font-name-complex="Lucida Grande" fo:font-size="9pt" style:font-size-asian="9pt" style:font-size-complex="9pt" fo:language="es" fo:country="ES"/>
    </style:style>
    <style:style style:name="TextedebullesCar3" style:display-name="Texte de bulles Car" style:family="text" style:parent-style-name="Policepardéfaut">
      <style:text-properties style:font-name="Lucida Grande" fo:font-size="9pt" style:font-size-asian="9pt" style:font-size-complex="9pt"/>
    </style:style>
    <style:style style:name="epigraph" style:display-name="&lt;epigraph&gt;" style:family="paragraph" style:next-style-name="Normal">
      <style:text-properties style:font-name="Times New Roman" fo:font-weight="bold" style:font-weight-asian="bold" fo:color="#00B050" fo:font-size="12pt" style:font-size-asian="12pt" style:font-size-complex="11pt" fo:language="es" fo:country="ES" style:language-asian="en" style:country-asian="US" fo:hyphenate="false"/>
    </style:style>
    <style:style style:name="Marquedecommentaire" style:display-name="Marque de commentaire" style:family="text">
      <style:text-properties fo:font-size="9pt" style:font-size-asian="9pt" style:font-size-complex="9pt"/>
    </style:style>
    <style:style style:name="Commentaire" style:display-name="Commentaire" style:family="paragraph" style:parent-style-name="Normal">
      <style:text-properties fo:font-size="12pt" style:font-size-asian="12pt" style:font-size-complex="12pt" fo:hyphenate="false"/>
    </style:style>
    <style:style style:name="CommentaireCar" style:display-name="Commentaire Car" style:family="text">
      <style:text-properties style:font-name="Times New Roman" fo:font-size="12pt" style:font-size-asian="12pt" style:font-size-complex="12pt" fo:language="es" fo:country="ES"/>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text-properties style:font-name="Times New Roman" fo:font-weight="bold" style:font-weight-asian="bold" style:font-weight-complex="bold" fo:font-size="12pt" style:font-size-asian="12pt" style:font-size-complex="12pt" fo:language="es" fo:country="ES"/>
    </style:style>
    <style:style style:name="quote.c" style:display-name="&lt;quote.c&gt;" style:family="text">
      <style:text-properties fo:font-weight="normal" style:font-weight-asian="normal" fo:font-style="normal" style:font-style-asian="normal" fo:color="#00B050"/>
    </style:style>
    <style:style style:name="Notedebasdepage" style:display-name="Note de bas de page" style:family="paragraph" style:parent-style-name="Normal">
      <style:paragraph-properties fo:line-height="100%" fo:text-indent="0in"/>
      <style:text-properties fo:font-size="10pt" style:font-size-asian="10pt" style:font-size-complex="10pt" fo:hyphenate="false"/>
    </style:style>
    <style:style style:name="NotedebasdepageCar" style:display-name="Note de bas de page Car" style:family="text">
      <style:text-properties style:font-name="Times New Roman"/>
    </style:style>
    <style:style style:name="Explorateurdedocuments" style:display-name="Explorateur de documents" style:family="paragraph" style:parent-style-name="Normal">
      <style:text-properties style:font-name="Lucida Grande" fo:font-size="12pt" style:font-size-asian="12pt" style:font-size-complex="12pt" fo:hyphenate="false"/>
    </style:style>
    <style:style style:name="ExplorateurdedocumentsCar" style:display-name="Explorateur de documents Car" style:family="text">
      <style:text-properties style:font-name="Lucida Grande" style:font-name-complex="Lucida Grande" fo:font-size="12pt" style:font-size-asian="12pt" style:font-size-complex="12pt" fo:language="es" fo:country="ES"/>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persName" style:display-name="&lt;persName&gt;" style:family="text">
      <style:text-properties fo:color="#FF0000"/>
    </style:style>
    <style:style style:name="Pieddepage" style:display-name="Pied de page"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ieddepageCar" style:display-name="Pied de page Car" style:family="text">
      <style:text-properties style:font-name="Times New Roman" fo:font-size="11pt" style:font-size-asian="11pt" style:font-size-complex="11pt" fo:language="es" fo:country="ES"/>
    </style:style>
    <style:style style:name="Numérodepage" style:display-name="Numéro de page" style:family="text"/>
    <style:style style:name="Lienhypertexte" style:display-name="Lien hypertexte" style:family="tex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text-properties fo:color="#800080" style:text-underline-type="single" style:text-underline-style="solid" style:text-underline-width="auto" style:text-underline-mode="continuous" style:text-underline-color="font-color"/>
    </style:style>
    <style:style style:name="title" style:display-name="&lt;title&gt;" style:family="text">
      <style:text-properties fo:font-style="italic" style:font-style-asian="italic" fo:color="#0000FF"/>
    </style:style>
    <style:style style:name="author" style:display-name="&lt;author&gt;" style:family="text">
      <style:text-properties style:font-name="Times New Roman" fo:font-style="italic" style:font-style-asian="italic" fo:color="#00B0F0" fo:font-size="11pt" style:font-size-asian="11pt"/>
    </style:style>
    <style:style style:name="quote.l" style:display-name="&lt;quote.l&gt;" style:family="paragraph" style:parent-style-name="Normal">
      <style:paragraph-properties fo:line-height="100%" fo:margin-left="0.7875in" fo:text-indent="0in">
        <style:tab-stops/>
      </style:paragraph-properties>
      <style:text-properties fo:color="#C0504D" fo:hyphenate="false"/>
    </style:style>
    <style:style style:name="Titreindex" style:display-name="Titre index" style:family="paragraph" style:parent-style-name="Normal" style:next-style-name="Normal">
      <style:paragraph-properties fo:text-align="center" fo:margin-top="0.1666in" fo:margin-bottom="0.0833in"/>
      <style:text-properties style:font-name="Cambria" fo:font-weight="bold" style:font-weight-asian="bold" fo:font-size="13pt" style:font-size-asian="13pt" style:font-size-complex="13pt" fo:hyphenate="false"/>
    </style:style>
    <style:style style:name="En-tête" style:display-name="En-tête"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En-têteCar" style:display-name="En-tête Car" style:family="text">
      <style:text-properties style:font-name="Times New Roman" fo:font-size="11pt" style:font-size-asian="11pt" style:font-size-complex="11pt" style:language-asian="en" style:country-asian="US"/>
    </style:style>
    <style:style style:name="Notedefin" style:display-name="Note de fin" style:family="paragraph" style:parent-style-name="Normal">
      <style:text-properties fo:font-size="10pt" style:font-size-asian="10pt" style:font-size-complex="10pt" fo:hyphenate="false"/>
    </style:style>
    <style:style style:name="NotedefinCar" style:display-name="Note de fin Car" style:family="text">
      <style:text-properties style:font-name="Times New Roman" style:language-asian="en" style:country-asian="US"/>
    </style:style>
    <style:style style:name="NormalWeb" style:display-name="Normal (Web)" style:family="paragraph" style:parent-style-name="Normal">
      <style:paragraph-properties fo:text-align="start" fo:margin-top="0.0694in" fo:margin-bottom="0.0694in" fo:line-height="100%" fo:text-indent="0in"/>
      <style:text-properties style:font-name-asian="Times New Roman" fo:font-size="12pt" style:font-size-asian="12pt" style:font-size-complex="12pt" fo:language="fr" fo:country="FR" style:language-asian="fr" style:country-asian="FR" fo:hyphenate="false"/>
    </style:style>
    <style:style style:name="Accentuation" style:display-name="Accentuation" style:family="text">
      <style:text-properties fo:font-style="italic" style:font-style-asian="italic" style:font-style-complex="italic"/>
    </style:style>
    <style:style style:name="Numérodeligne" style:display-name="Numéro de ligne" style:family="text"/>
    <style:style style:name="Sansinterligne" style:display-name="Sans interligne" style:family="paragraph">
      <style:paragraph-properties fo:text-align="justify"/>
      <style:text-properties style:font-name="Times New Roman" style:font-name-asian="Times New Roman" fo:font-size="12pt" style:font-size-asian="12pt" style:font-size-complex="11pt" fo:hyphenate="false"/>
    </style:style>
    <style:style style:name="Révision" style:display-name="Révision" style:family="paragraph">
      <style:text-properties style:font-name="Times New Roman" fo:font-size="11pt" style:font-size-asian="11pt" style:font-size-complex="11pt" fo:language="es" fo:country="ES" style:language-asian="en" style:country-asian="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quote" style:display-name="&lt;quote&gt;" style:family="paragraph" style:parent-style-name="Normal">
      <style:paragraph-properties fo:line-height="100%" fo:margin-left="0.7875in" fo:margin-right="0.3937in" fo:text-indent="0in">
        <style:tab-stops>
          <style:tab-stop style:type="left" style:position="-0.6888in"/>
        </style:tab-stops>
      </style:paragraph-properties>
      <style:text-properties fo:color="#FF0000"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fo:text-indent="0.4916in"/>
      <style:text-properties style:font-name="Calibri" style:font-name-asian="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color="#17365D" fo:letter-spacing="0.0034in" style:letter-kerning="true" fo:font-size="26pt" style:font-size-asian="26pt" style:font-size-complex="26pt" fo:language="es" fo:country="ES" style:language-asian="en" style:country-asian="US"/>
    </style:style>
    <style:style style:name="term" style:display-name="&lt;term&gt;" style:family="paragraph">
      <style:paragraph-properties fo:background-color="#EEECE1"/>
      <style:text-properties style:font-name="Times New Roman" fo:font-size="11pt" style:font-size-asian="11pt" style:font-size-complex="11pt" fo:language="es" fo:country="ES" style:language-asian="en" style:country-asian="US"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4923in" text:min-label-width="0.25in"/>
        <style:text-properties style:font-name="Times New Roman"/>
      </text:list-level-style-bullet>
      <text:list-level-style-bullet text:level="2" text:style-name="WW_CharLFO3LVL2" text:bullet-char="o">
        <style:list-level-properties text:space-before="0.9923in" text:min-label-width="0.25in"/>
        <style:text-properties style:font-name="Courier New"/>
      </text:list-level-style-bullet>
      <text:list-level-style-bullet text:level="3" text:style-name="WW_CharLFO3LVL3" text:bullet-char="">
        <style:list-level-properties text:space-before="1.4923in" text:min-label-width="0.25in"/>
        <style:text-properties style:font-name="Wingdings"/>
      </text:list-level-style-bullet>
      <text:list-level-style-bullet text:level="4" text:style-name="WW_CharLFO3LVL4" text:bullet-char="">
        <style:list-level-properties text:space-before="1.9923in" text:min-label-width="0.25in"/>
        <style:text-properties style:font-name="Symbol"/>
      </text:list-level-style-bullet>
      <text:list-level-style-bullet text:level="5" text:style-name="WW_CharLFO3LVL5" text:bullet-char="o">
        <style:list-level-properties text:space-before="2.4923in" text:min-label-width="0.25in"/>
        <style:text-properties style:font-name="Courier New"/>
      </text:list-level-style-bullet>
      <text:list-level-style-bullet text:level="6" text:style-name="WW_CharLFO3LVL6" text:bullet-char="">
        <style:list-level-properties text:space-before="2.9923in" text:min-label-width="0.25in"/>
        <style:text-properties style:font-name="Wingdings"/>
      </text:list-level-style-bullet>
      <text:list-level-style-bullet text:level="7" text:style-name="WW_CharLFO3LVL7" text:bullet-char="">
        <style:list-level-properties text:space-before="3.4923in" text:min-label-width="0.25in"/>
        <style:text-properties style:font-name="Symbol"/>
      </text:list-level-style-bullet>
      <text:list-level-style-bullet text:level="8" text:style-name="WW_CharLFO3LVL8" text:bullet-char="o">
        <style:list-level-properties text:space-before="3.9923in" text:min-label-width="0.25in"/>
        <style:text-properties style:font-name="Courier New"/>
      </text:list-level-style-bullet>
      <text:list-level-style-bullet text:level="9" text:style-name="WW_CharLFO3LVL9" text:bullet-char="">
        <style:list-level-properties text:space-before="4.4923in" text:min-label-width="0.25in"/>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37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language="fr" fo:country="FR" style:language-asian="fr" style:country-asian="FR"/>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tête"><text:title text:fixed="false"/></text:p>
      </style:header>
      <style:footer>
        <text:p text:style-name="P2"><text:span text:style-name="T3"><draw:frame draw:z-index="251659264" draw:id="id0" draw:style-name="a0" draw:name="Zone de texte 1" text:anchor-type="paragraph" svg:x="0in" svg:y="0.0006in" svg:width="0.84097in" svg:height="0.26319in" style:rel-width="scale" style:rel-height="scale"><draw:text-box><text:p text:style-name="Pieddepage"><text:span text:style-name="Numérodepage"><text:page-number text:fixed="false">42</text:page-number></text:span><text:span text:style-name="Numérodepage">/</text:span><text:span text:style-name="Numérodepage"><text:page-count>71</text:page-count></text:span><text:span text:style-name="Numérodepage"><text:s/></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ude Plagnard</meta:initial-creator>
    <dc:creator>Frédéric Glorieux</dc:creator>
    <meta:creation-date>2015-04-15T09:33:00Z</meta:creation-date>
    <dc:date>2015-04-17T12:36:00Z</dc:date>
    <meta:template xlink:href="Normal.dotm" xlink:type="simple"/>
    <meta:editing-cycles>15</meta:editing-cycles>
    <meta:editing-duration>PT112860S</meta:editing-duration>
    <meta:document-statistic meta:page-count="1" meta:paragraph-count="283" meta:word-count="21862" meta:character-count="141824" meta:row-count="1002" meta:non-whitespace-character-count="120245"/>
  </office:meta>
</office:document-meta>
</file>